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18.664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ntology_after_version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 table:visibility="filter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tch</text:p>
          </table:table-cell>
          <table:table-cell table:number-columns-repeated="1019"/>
        </table:table-row>
        <table:table-row table:style-name="ro1" table:visibility="filter">
          <table:table-cell table:formula="of:=[.B2]&amp;[.C2]&amp;[.D2]" office:value-type="string" office:string-value="http://www.w3.org/1999/02/22-rdf-syntax-ns#typehttp://www.w3.org/1999/02/22-rdf-syntax-ns#typehttp://www.w3.org/1999/02/22-rdf-syntax-ns#Property" calcext:value-type="string">
            <text:p>http://www.w3.org/1999/02/22-rdf-syntax-ns#typehttp://www.w3.org/1999/02/22-rdf-syntax-ns#typehttp://www.w3.org/1999/02/22-rdf-syntax-ns#Property</text:p>
          </table:table-cell>
          <table:table-cell table:number-columns-repeated="2"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2];[$ontology_before_verisoning.A$1:.A$1048576];1;0)" office:value-type="string" office:string-value="http://www.w3.org/1999/02/22-rdf-syntax-ns#typehttp://www.w3.org/1999/02/22-rdf-syntax-ns#typehttp://www.w3.org/1999/02/22-rdf-syntax-ns#Property" calcext:value-type="string">
            <text:p>http://www.w3.org/1999/02/22-rdf-syntax-ns#type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]&amp;[.C3]&amp;[.D3]" office:value-type="string" office:string-value="http://www.w3.org/2000/01/rdf-schema#subPropertyOfhttp://www.w3.org/1999/02/22-rdf-syntax-ns#typehttp://www.w3.org/1999/02/22-rdf-syntax-ns#Property" calcext:value-type="string">
            <text:p>http://www.w3.org/2000/01/rdf-schema#subPropertyOfhttp://www.w3.org/1999/02/22-rdf-syntax-ns#typehttp://www.w3.org/1999/02/22-rdf-syntax-ns#Prope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];[$ontology_before_verisoning.A$1:.A$1048576];1;0)" office:value-type="string" office:string-value="http://www.w3.org/2000/01/rdf-schema#subPropertyOfhttp://www.w3.org/1999/02/22-rdf-syntax-ns#typehttp://www.w3.org/1999/02/22-rdf-syntax-ns#Property" calcext:value-type="string">
            <text:p>http://www.w3.org/2000/01/rdf-schema#subPropertyOf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4]&amp;[.C4]&amp;[.D4]" office:value-type="string" office:string-value="http://www.w3.org/2000/01/rdf-schema#subPropertyOfhttp://www.w3.org/1999/02/22-rdf-syntax-ns#typehttp://www.w3.org/2002/07/owl#TransitiveProperty" calcext:value-type="string">
            <text:p>http://www.w3.org/2000/01/rdf-schema#subPropertyOfhttp://www.w3.org/1999/02/22-rdf-syntax-ns#typehttp://www.w3.org/2002/07/owl#TransitivePrope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 table:formula="of:=VLOOKUP([.A4];[$ontology_before_verisoning.A$1:.A$1048576];1;0)" office:value-type="string" office:string-value="http://www.w3.org/2000/01/rdf-schema#subPropertyOfhttp://www.w3.org/1999/02/22-rdf-syntax-ns#typehttp://www.w3.org/2002/07/owl#TransitiveProperty" calcext:value-type="string">
            <text:p>http://www.w3.org/2000/01/rdf-schema#subPropertyOfhttp://www.w3.org/1999/02/22-rdf-syntax-ns#typehttp://www.w3.org/2002/07/owl#TransitiveProperty</text:p>
          </table:table-cell>
          <table:table-cell table:number-columns-repeated="1019"/>
        </table:table-row>
        <table:table-row table:style-name="ro1" table:visibility="filter">
          <table:table-cell table:formula="of:=[.B5]&amp;[.C5]&amp;[.D5]" office:value-type="string" office:string-value="http://www.w3.org/2000/01/rdf-schema#subClassOfhttp://www.w3.org/1999/02/22-rdf-syntax-ns#typehttp://www.w3.org/1999/02/22-rdf-syntax-ns#Property" calcext:value-type="string">
            <text:p>http://www.w3.org/2000/01/rdf-schema#subClassOfhttp://www.w3.org/1999/02/22-rdf-syntax-ns#typehttp://www.w3.org/1999/02/22-rdf-syntax-ns#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5];[$ontology_before_verisoning.A$1:.A$1048576];1;0)" office:value-type="string" office:string-value="http://www.w3.org/2000/01/rdf-schema#subClassOfhttp://www.w3.org/1999/02/22-rdf-syntax-ns#typehttp://www.w3.org/1999/02/22-rdf-syntax-ns#Property" calcext:value-type="string">
            <text:p>http://www.w3.org/2000/01/rdf-schema#subClassOf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6]&amp;[.C6]&amp;[.D6]" office:value-type="string" office:string-value="http://www.w3.org/2000/01/rdf-schema#subClassOfhttp://www.w3.org/1999/02/22-rdf-syntax-ns#typehttp://www.w3.org/2002/07/owl#TransitiveProperty" calcext:value-type="string">
            <text:p>http://www.w3.org/2000/01/rdf-schema#subClassOfhttp://www.w3.org/1999/02/22-rdf-syntax-ns#typehttp://www.w3.org/2002/07/owl#Transitive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 table:formula="of:=VLOOKUP([.A6];[$ontology_before_verisoning.A$1:.A$1048576];1;0)" office:value-type="string" office:string-value="http://www.w3.org/2000/01/rdf-schema#subClassOfhttp://www.w3.org/1999/02/22-rdf-syntax-ns#typehttp://www.w3.org/2002/07/owl#TransitiveProperty" calcext:value-type="string">
            <text:p>http://www.w3.org/2000/01/rdf-schema#subClassOfhttp://www.w3.org/1999/02/22-rdf-syntax-ns#typehttp://www.w3.org/2002/07/owl#TransitiveProperty</text:p>
          </table:table-cell>
          <table:table-cell table:number-columns-repeated="1019"/>
        </table:table-row>
        <table:table-row table:style-name="ro1" table:visibility="filter">
          <table:table-cell table:formula="of:=[.B7]&amp;[.C7]&amp;[.D7]" office:value-type="string" office:string-value="http://www.w3.org/2000/01/rdf-schema#domainhttp://www.w3.org/1999/02/22-rdf-syntax-ns#typehttp://www.w3.org/1999/02/22-rdf-syntax-ns#Property" calcext:value-type="string">
            <text:p>http://www.w3.org/2000/01/rdf-schema#domainhttp://www.w3.org/1999/02/22-rdf-syntax-ns#typehttp://www.w3.org/1999/02/22-rdf-syntax-ns#Propert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7];[$ontology_before_verisoning.A$1:.A$1048576];1;0)" office:value-type="string" office:string-value="http://www.w3.org/2000/01/rdf-schema#domainhttp://www.w3.org/1999/02/22-rdf-syntax-ns#typehttp://www.w3.org/1999/02/22-rdf-syntax-ns#Property" calcext:value-type="string">
            <text:p>http://www.w3.org/2000/01/rdf-schema#domain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8]&amp;[.C8]&amp;[.D8]" office:value-type="string" office:string-value="http://www.w3.org/2000/01/rdf-schema#rangehttp://www.w3.org/1999/02/22-rdf-syntax-ns#typehttp://www.w3.org/1999/02/22-rdf-syntax-ns#Property" calcext:value-type="string">
            <text:p>http://www.w3.org/2000/01/rdf-schema#rangehttp://www.w3.org/1999/02/22-rdf-syntax-ns#typehttp://www.w3.org/1999/02/22-rdf-syntax-ns#Propert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8];[$ontology_before_verisoning.A$1:.A$1048576];1;0)" office:value-type="string" office:string-value="http://www.w3.org/2000/01/rdf-schema#rangehttp://www.w3.org/1999/02/22-rdf-syntax-ns#typehttp://www.w3.org/1999/02/22-rdf-syntax-ns#Property" calcext:value-type="string">
            <text:p>http://www.w3.org/2000/01/rdf-schema#range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9]&amp;[.C9]&amp;[.D9]" office:value-type="string" office:string-value="http://www.w3.org/2002/07/owl#equivalentPropertyhttp://www.w3.org/1999/02/22-rdf-syntax-ns#typehttp://www.w3.org/2002/07/owl#SymmetricProperty" calcext:value-type="string">
            <text:p>http://www.w3.org/2002/07/owl#equivalentPropertyhttp://www.w3.org/1999/02/22-rdf-syntax-ns#typehttp://www.w3.org/2002/07/owl#Symmetric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 table:formula="of:=VLOOKUP([.A9];[$ontology_before_verisoning.A$1:.A$1048576];1;0)" office:value-type="string" office:string-value="http://www.w3.org/2002/07/owl#equivalentPropertyhttp://www.w3.org/1999/02/22-rdf-syntax-ns#typehttp://www.w3.org/2002/07/owl#SymmetricProperty" calcext:value-type="string">
            <text:p>http://www.w3.org/2002/07/owl#equivalentPropertyhttp://www.w3.org/1999/02/22-rdf-syntax-ns#typehttp://www.w3.org/2002/07/owl#SymmetricProperty</text:p>
          </table:table-cell>
          <table:table-cell table:number-columns-repeated="1019"/>
        </table:table-row>
        <table:table-row table:style-name="ro1" table:visibility="filter">
          <table:table-cell table:formula="of:=[.B10]&amp;[.C10]&amp;[.D10]" office:value-type="string" office:string-value="http://www.w3.org/2002/07/owl#equivalentPropertyhttp://www.w3.org/1999/02/22-rdf-syntax-ns#typehttp://www.w3.org/2002/07/owl#TransitiveProperty" calcext:value-type="string">
            <text:p>http://www.w3.org/2002/07/owl#equivalentPropertyhttp://www.w3.org/1999/02/22-rdf-syntax-ns#typehttp://www.w3.org/2002/07/owl#Transitive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 table:formula="of:=VLOOKUP([.A10];[$ontology_before_verisoning.A$1:.A$1048576];1;0)" office:value-type="string" office:string-value="http://www.w3.org/2002/07/owl#equivalentPropertyhttp://www.w3.org/1999/02/22-rdf-syntax-ns#typehttp://www.w3.org/2002/07/owl#TransitiveProperty" calcext:value-type="string">
            <text:p>http://www.w3.org/2002/07/owl#equivalentPropertyhttp://www.w3.org/1999/02/22-rdf-syntax-ns#typehttp://www.w3.org/2002/07/owl#TransitiveProperty</text:p>
          </table:table-cell>
          <table:table-cell table:number-columns-repeated="1019"/>
        </table:table-row>
        <table:table-row table:style-name="ro1" table:visibility="filter">
          <table:table-cell table:formula="of:=[.B11]&amp;[.C11]&amp;[.D11]" office:value-type="string" office:string-value="http://www.w3.org/2002/07/owl#equivalentClasshttp://www.w3.org/1999/02/22-rdf-syntax-ns#typehttp://www.w3.org/2002/07/owl#SymmetricProperty" calcext:value-type="string">
            <text:p>http://www.w3.org/2002/07/owl#equivalentClasshttp://www.w3.org/1999/02/22-rdf-syntax-ns#typehttp://www.w3.org/2002/07/owl#SymmetricProperty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 table:formula="of:=VLOOKUP([.A11];[$ontology_before_verisoning.A$1:.A$1048576];1;0)" office:value-type="string" office:string-value="http://www.w3.org/2002/07/owl#equivalentClasshttp://www.w3.org/1999/02/22-rdf-syntax-ns#typehttp://www.w3.org/2002/07/owl#SymmetricProperty" calcext:value-type="string">
            <text:p>http://www.w3.org/2002/07/owl#equivalentClasshttp://www.w3.org/1999/02/22-rdf-syntax-ns#typehttp://www.w3.org/2002/07/owl#SymmetricProperty</text:p>
          </table:table-cell>
          <table:table-cell table:number-columns-repeated="1019"/>
        </table:table-row>
        <table:table-row table:style-name="ro1" table:visibility="filter">
          <table:table-cell table:formula="of:=[.B12]&amp;[.C12]&amp;[.D12]" office:value-type="string" office:string-value="http://www.w3.org/2002/07/owl#equivalentClasshttp://www.w3.org/1999/02/22-rdf-syntax-ns#typehttp://www.w3.org/2002/07/owl#TransitiveProperty" calcext:value-type="string">
            <text:p>http://www.w3.org/2002/07/owl#equivalentClasshttp://www.w3.org/1999/02/22-rdf-syntax-ns#typehttp://www.w3.org/2002/07/owl#TransitiveProperty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 table:formula="of:=VLOOKUP([.A12];[$ontology_before_verisoning.A$1:.A$1048576];1;0)" office:value-type="string" office:string-value="http://www.w3.org/2002/07/owl#equivalentClasshttp://www.w3.org/1999/02/22-rdf-syntax-ns#typehttp://www.w3.org/2002/07/owl#TransitiveProperty" calcext:value-type="string">
            <text:p>http://www.w3.org/2002/07/owl#equivalentClasshttp://www.w3.org/1999/02/22-rdf-syntax-ns#typehttp://www.w3.org/2002/07/owl#TransitiveProperty</text:p>
          </table:table-cell>
          <table:table-cell table:number-columns-repeated="1019"/>
        </table:table-row>
        <table:table-row table:style-name="ro1" table:visibility="filter">
          <table:table-cell table:formula="of:=[.B13]&amp;[.C13]&amp;[.D13]" office:value-type="string" office:string-value="http://proton.semanticweb.org/protonsys#transitiveOverhttp://www.w3.org/1999/02/22-rdf-syntax-ns#typehttp://www.w3.org/1999/02/22-rdf-syntax-ns#Property" calcext:value-type="string">
            <text:p>http://proton.semanticweb.org/protonsys#transitiveOverhttp://www.w3.org/1999/02/22-rdf-syntax-ns#typehttp://www.w3.org/1999/02/22-rdf-syntax-ns#Property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3];[$ontology_before_verisoning.A$1:.A$1048576];1;0)" office:value-type="string" office:string-value="http://proton.semanticweb.org/protonsys#transitiveOverhttp://www.w3.org/1999/02/22-rdf-syntax-ns#typehttp://www.w3.org/1999/02/22-rdf-syntax-ns#Property" calcext:value-type="string">
            <text:p>http://proton.semanticweb.org/protonsys#transitiveOver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14]&amp;[.C14]&amp;[.D14]" office:value-type="string" office:string-value="http://www.w3.org/2002/07/owl#inverseOfhttp://www.w3.org/1999/02/22-rdf-syntax-ns#typehttp://www.w3.org/1999/02/22-rdf-syntax-ns#Property" calcext:value-type="string">
            <text:p>http://www.w3.org/2002/07/owl#inverseOfhttp://www.w3.org/1999/02/22-rdf-syntax-ns#typehttp://www.w3.org/1999/02/22-rdf-syntax-ns#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4];[$ontology_before_verisoning.A$1:.A$1048576];1;0)" office:value-type="string" office:string-value="http://www.w3.org/2002/07/owl#inverseOfhttp://www.w3.org/1999/02/22-rdf-syntax-ns#typehttp://www.w3.org/1999/02/22-rdf-syntax-ns#Property" calcext:value-type="string">
            <text:p>http://www.w3.org/2002/07/owl#inverseOf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15]&amp;[.C15]&amp;[.D15]" office:value-type="string" office:string-value="http://www.w3.org/2002/07/owl#inverseOfhttp://www.w3.org/1999/02/22-rdf-syntax-ns#typehttp://www.w3.org/2002/07/owl#SymmetricProperty" calcext:value-type="string">
            <text:p>http://www.w3.org/2002/07/owl#inverseOfhttp://www.w3.org/1999/02/22-rdf-syntax-ns#typehttp://www.w3.org/2002/07/owl#Symmetric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 table:formula="of:=VLOOKUP([.A15];[$ontology_before_verisoning.A$1:.A$1048576];1;0)" office:value-type="string" office:string-value="http://www.w3.org/2002/07/owl#inverseOfhttp://www.w3.org/1999/02/22-rdf-syntax-ns#typehttp://www.w3.org/2002/07/owl#SymmetricProperty" calcext:value-type="string">
            <text:p>http://www.w3.org/2002/07/owl#inverseOfhttp://www.w3.org/1999/02/22-rdf-syntax-ns#typehttp://www.w3.org/2002/07/owl#SymmetricProperty</text:p>
          </table:table-cell>
          <table:table-cell table:number-columns-repeated="1019"/>
        </table:table-row>
        <table:table-row table:style-name="ro1" table:visibility="filter">
          <table:table-cell table:formula="of:=[.B16]&amp;[.C16]&amp;[.D16]" office:value-type="string" office:string-value="http://www.w3.org/1999/02/22-rdf-syntax-ns#subjecthttp://www.w3.org/1999/02/22-rdf-syntax-ns#typehttp://www.w3.org/1999/02/22-rdf-syntax-ns#Property" calcext:value-type="string">
            <text:p>http://www.w3.org/1999/02/22-rdf-syntax-ns#subjec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su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6];[$ontology_before_verisoning.A$1:.A$1048576];1;0)" office:value-type="string" office:string-value="http://www.w3.org/1999/02/22-rdf-syntax-ns#subjecthttp://www.w3.org/1999/02/22-rdf-syntax-ns#typehttp://www.w3.org/1999/02/22-rdf-syntax-ns#Property" calcext:value-type="string">
            <text:p>http://www.w3.org/1999/02/22-rdf-syntax-ns#subjec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17]&amp;[.C17]&amp;[.D17]" office:value-type="string" office:string-value="http://www.w3.org/1999/02/22-rdf-syntax-ns#predicatehttp://www.w3.org/1999/02/22-rdf-syntax-ns#typehttp://www.w3.org/1999/02/22-rdf-syntax-ns#Property" calcext:value-type="string">
            <text:p>http://www.w3.org/1999/02/22-rdf-syntax-ns#predicate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predic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7];[$ontology_before_verisoning.A$1:.A$1048576];1;0)" office:value-type="string" office:string-value="http://www.w3.org/1999/02/22-rdf-syntax-ns#predicatehttp://www.w3.org/1999/02/22-rdf-syntax-ns#typehttp://www.w3.org/1999/02/22-rdf-syntax-ns#Property" calcext:value-type="string">
            <text:p>http://www.w3.org/1999/02/22-rdf-syntax-ns#predicate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18]&amp;[.C18]&amp;[.D18]" office:value-type="string" office:string-value="http://www.w3.org/1999/02/22-rdf-syntax-ns#objecthttp://www.w3.org/1999/02/22-rdf-syntax-ns#typehttp://www.w3.org/1999/02/22-rdf-syntax-ns#Property" calcext:value-type="string">
            <text:p>http://www.w3.org/1999/02/22-rdf-syntax-ns#objec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o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8];[$ontology_before_verisoning.A$1:.A$1048576];1;0)" office:value-type="string" office:string-value="http://www.w3.org/1999/02/22-rdf-syntax-ns#objecthttp://www.w3.org/1999/02/22-rdf-syntax-ns#typehttp://www.w3.org/1999/02/22-rdf-syntax-ns#Property" calcext:value-type="string">
            <text:p>http://www.w3.org/1999/02/22-rdf-syntax-ns#objec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19]&amp;[.C19]&amp;[.D19]" office:value-type="string" office:string-value="http://www.w3.org/1999/02/22-rdf-syntax-ns#firsthttp://www.w3.org/1999/02/22-rdf-syntax-ns#typehttp://www.w3.org/1999/02/22-rdf-syntax-ns#Property" calcext:value-type="string">
            <text:p>http://www.w3.org/1999/02/22-rdf-syntax-ns#firs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fir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19];[$ontology_before_verisoning.A$1:.A$1048576];1;0)" office:value-type="string" office:string-value="http://www.w3.org/1999/02/22-rdf-syntax-ns#firsthttp://www.w3.org/1999/02/22-rdf-syntax-ns#typehttp://www.w3.org/1999/02/22-rdf-syntax-ns#Property" calcext:value-type="string">
            <text:p>http://www.w3.org/1999/02/22-rdf-syntax-ns#firs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20]&amp;[.C20]&amp;[.D20]" office:value-type="string" office:string-value="http://www.w3.org/1999/02/22-rdf-syntax-ns#resthttp://www.w3.org/1999/02/22-rdf-syntax-ns#typehttp://www.w3.org/1999/02/22-rdf-syntax-ns#Property" calcext:value-type="string">
            <text:p>http://www.w3.org/1999/02/22-rdf-syntax-ns#res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20];[$ontology_before_verisoning.A$1:.A$1048576];1;0)" office:value-type="string" office:string-value="http://www.w3.org/1999/02/22-rdf-syntax-ns#resthttp://www.w3.org/1999/02/22-rdf-syntax-ns#typehttp://www.w3.org/1999/02/22-rdf-syntax-ns#Property" calcext:value-type="string">
            <text:p>http://www.w3.org/1999/02/22-rdf-syntax-ns#res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21]&amp;[.C21]&amp;[.D21]" office:value-type="string" office:string-value="http://www.w3.org/1999/02/22-rdf-syntax-ns#valuehttp://www.w3.org/1999/02/22-rdf-syntax-ns#typehttp://www.w3.org/1999/02/22-rdf-syntax-ns#Property" calcext:value-type="string">
            <text:p>http://www.w3.org/1999/02/22-rdf-syntax-ns#value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21];[$ontology_before_verisoning.A$1:.A$1048576];1;0)" office:value-type="string" office:string-value="http://www.w3.org/1999/02/22-rdf-syntax-ns#valuehttp://www.w3.org/1999/02/22-rdf-syntax-ns#typehttp://www.w3.org/1999/02/22-rdf-syntax-ns#Property" calcext:value-type="string">
            <text:p>http://www.w3.org/1999/02/22-rdf-syntax-ns#value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22]&amp;[.C22]&amp;[.D22]" office:value-type="string" office:string-value="http://www.w3.org/1999/02/22-rdf-syntax-ns#nilhttp://www.w3.org/1999/02/22-rdf-syntax-ns#typehttp://www.w3.org/1999/02/22-rdf-syntax-ns#List" calcext:value-type="string">
            <text:p>http://www.w3.org/1999/02/22-rdf-syntax-ns#nilhttp://www.w3.org/1999/02/22-rdf-syntax-ns#typehttp://www.w3.org/1999/02/22-rdf-syntax-ns#List</text:p>
          </table:table-cell>
          <table:table-cell office:value-type="string" calcext:value-type="string">
            <text:p>http://www.w3.org/1999/02/22-rdf-syntax-ns#ni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List</text:p>
          </table:table-cell>
          <table:table-cell table:formula="of:=VLOOKUP([.A22];[$ontology_before_verisoning.A$1:.A$1048576];1;0)" office:value-type="string" office:string-value="http://www.w3.org/1999/02/22-rdf-syntax-ns#nilhttp://www.w3.org/1999/02/22-rdf-syntax-ns#typehttp://www.w3.org/1999/02/22-rdf-syntax-ns#List" calcext:value-type="string">
            <text:p>http://www.w3.org/1999/02/22-rdf-syntax-ns#nilhttp://www.w3.org/1999/02/22-rdf-syntax-ns#typehttp://www.w3.org/1999/02/22-rdf-syntax-ns#List</text:p>
          </table:table-cell>
          <table:table-cell table:number-columns-repeated="1019"/>
        </table:table-row>
        <table:table-row table:style-name="ro1" table:visibility="filter">
          <table:table-cell table:formula="of:=[.B23]&amp;[.C23]&amp;[.D23]" office:value-type="string" office:string-value="http://www.w3.org/2000/01/rdf-schema#commenthttp://www.w3.org/1999/02/22-rdf-syntax-ns#typehttp://www.w3.org/1999/02/22-rdf-syntax-ns#Property" calcext:value-type="string">
            <text:p>http://www.w3.org/2000/01/rdf-schema#commenthttp://www.w3.org/1999/02/22-rdf-syntax-ns#typehttp://www.w3.org/1999/02/22-rdf-syntax-ns#Propert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23];[$ontology_before_verisoning.A$1:.A$1048576];1;0)" office:value-type="string" office:string-value="http://www.w3.org/2000/01/rdf-schema#commenthttp://www.w3.org/1999/02/22-rdf-syntax-ns#typehttp://www.w3.org/1999/02/22-rdf-syntax-ns#Property" calcext:value-type="string">
            <text:p>http://www.w3.org/2000/01/rdf-schema#commen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24]&amp;[.C24]&amp;[.D24]" office:value-type="string" office:string-value="http://www.w3.org/2000/01/rdf-schema#labelhttp://www.w3.org/1999/02/22-rdf-syntax-ns#typehttp://www.w3.org/1999/02/22-rdf-syntax-ns#Property" calcext:value-type="string">
            <text:p>http://www.w3.org/2000/01/rdf-schema#labelhttp://www.w3.org/1999/02/22-rdf-syntax-ns#typehttp://www.w3.org/1999/02/22-rdf-syntax-ns#Prope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24];[$ontology_before_verisoning.A$1:.A$1048576];1;0)" office:value-type="string" office:string-value="http://www.w3.org/2000/01/rdf-schema#labelhttp://www.w3.org/1999/02/22-rdf-syntax-ns#typehttp://www.w3.org/1999/02/22-rdf-syntax-ns#Property" calcext:value-type="string">
            <text:p>http://www.w3.org/2000/01/rdf-schema#label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25]&amp;[.C25]&amp;[.D25]" office:value-type="string" office:string-value="http://www.w3.org/1999/02/22-rdf-syntax-ns#XMLLiteralhttp://www.w3.org/1999/02/22-rdf-syntax-ns#typehttp://www.w3.org/2000/01/rdf-schema#Class" calcext:value-type="string">
            <text:p>http://www.w3.org/1999/02/22-rdf-syntax-ns#XMLLiteralhttp://www.w3.org/1999/02/22-rdf-syntax-ns#typehttp://www.w3.org/2000/01/rdf-schema#Class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25];[$ontology_before_verisoning.A$1:.A$1048576];1;0)" office:value-type="string" office:string-value="http://www.w3.org/1999/02/22-rdf-syntax-ns#XMLLiteralhttp://www.w3.org/1999/02/22-rdf-syntax-ns#typehttp://www.w3.org/2000/01/rdf-schema#Class" calcext:value-type="string">
            <text:p>http://www.w3.org/1999/02/22-rdf-syntax-ns#XMLLiteralhttp://www.w3.org/1999/02/22-rdf-syntax-ns#typ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26]&amp;[.C26]&amp;[.D26]" office:value-type="string" office:string-value="http://www.w3.org/1999/02/22-rdf-syntax-ns#XMLLiteralhttp://www.w3.org/1999/02/22-rdf-syntax-ns#typehttp://www.w3.org/2000/01/rdf-schema#Datatype" calcext:value-type="string">
            <text:p>http://www.w3.org/1999/02/22-rdf-syntax-ns#XMLLiteralhttp://www.w3.org/1999/02/22-rdf-syntax-ns#typehttp://www.w3.org/2000/01/rdf-schema#Datatype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 table:formula="of:=VLOOKUP([.A26];[$ontology_before_verisoning.A$1:.A$1048576];1;0)" office:value-type="string" office:string-value="http://www.w3.org/1999/02/22-rdf-syntax-ns#XMLLiteralhttp://www.w3.org/1999/02/22-rdf-syntax-ns#typehttp://www.w3.org/2000/01/rdf-schema#Datatype" calcext:value-type="string">
            <text:p>http://www.w3.org/1999/02/22-rdf-syntax-ns#XMLLiteralhttp://www.w3.org/1999/02/22-rdf-syntax-ns#typehttp://www.w3.org/2000/01/rdf-schema#Datatype</text:p>
          </table:table-cell>
          <table:table-cell table:number-columns-repeated="1019"/>
        </table:table-row>
        <table:table-row table:style-name="ro1" table:visibility="filter">
          <table:table-cell table:formula="of:=[.B27]&amp;[.C27]&amp;[.D27]" office:value-type="string" office:string-value="http://www.w3.org/2002/07/owl#differentFromhttp://www.w3.org/1999/02/22-rdf-syntax-ns#typehttp://www.w3.org/2002/07/owl#SymmetricProperty" calcext:value-type="string">
            <text:p>http://www.w3.org/2002/07/owl#differentFromhttp://www.w3.org/1999/02/22-rdf-syntax-ns#typehttp://www.w3.org/2002/07/owl#SymmetricProperty</text:p>
          </table:table-cell>
          <table:table-cell office:value-type="string" calcext:value-type="string">
            <text:p>http://www.w3.org/2002/07/owl#differentFro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 table:formula="of:=VLOOKUP([.A27];[$ontology_before_verisoning.A$1:.A$1048576];1;0)" office:value-type="string" office:string-value="http://www.w3.org/2002/07/owl#differentFromhttp://www.w3.org/1999/02/22-rdf-syntax-ns#typehttp://www.w3.org/2002/07/owl#SymmetricProperty" calcext:value-type="string">
            <text:p>http://www.w3.org/2002/07/owl#differentFromhttp://www.w3.org/1999/02/22-rdf-syntax-ns#typehttp://www.w3.org/2002/07/owl#SymmetricProperty</text:p>
          </table:table-cell>
          <table:table-cell table:number-columns-repeated="1019"/>
        </table:table-row>
        <table:table-row table:style-name="ro1" table:visibility="filter">
          <table:table-cell table:formula="of:=[.B28]&amp;[.C28]&amp;[.D28]" office:value-type="string" office:string-value="http://www.w3.org/2001/XMLSchema#nonNegativeIntegerhttp://www.w3.org/1999/02/22-rdf-syntax-ns#typehttp://www.w3.org/2000/01/rdf-schema#Class" calcext:value-type="string">
            <text:p>http://www.w3.org/2001/XMLSchema#nonNegativeIntegerhttp://www.w3.org/1999/02/22-rdf-syntax-ns#typehttp://www.w3.org/2000/01/rdf-schema#Class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28];[$ontology_before_verisoning.A$1:.A$1048576];1;0)" office:value-type="string" office:string-value="http://www.w3.org/2001/XMLSchema#nonNegativeIntegerhttp://www.w3.org/1999/02/22-rdf-syntax-ns#typehttp://www.w3.org/2000/01/rdf-schema#Class" calcext:value-type="string">
            <text:p>http://www.w3.org/2001/XMLSchema#nonNegativeIntegerhttp://www.w3.org/1999/02/22-rdf-syntax-ns#typ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29]&amp;[.C29]&amp;[.D29]" office:value-type="string" office:string-value="http://www.w3.org/2001/XMLSchema#nonNegativeIntegerhttp://www.w3.org/1999/02/22-rdf-syntax-ns#typehttp://www.w3.org/2000/01/rdf-schema#Datatype" calcext:value-type="string">
            <text:p>http://www.w3.org/2001/XMLSchema#nonNegativeIntegerhttp://www.w3.org/1999/02/22-rdf-syntax-ns#typehttp://www.w3.org/2000/01/rdf-schema#Datatype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 table:formula="of:=VLOOKUP([.A29];[$ontology_before_verisoning.A$1:.A$1048576];1;0)" office:value-type="string" office:string-value="http://www.w3.org/2001/XMLSchema#nonNegativeIntegerhttp://www.w3.org/1999/02/22-rdf-syntax-ns#typehttp://www.w3.org/2000/01/rdf-schema#Datatype" calcext:value-type="string">
            <text:p>http://www.w3.org/2001/XMLSchema#nonNegativeIntegerhttp://www.w3.org/1999/02/22-rdf-syntax-ns#typehttp://www.w3.org/2000/01/rdf-schema#Datatype</text:p>
          </table:table-cell>
          <table:table-cell table:number-columns-repeated="1019"/>
        </table:table-row>
        <table:table-row table:style-name="ro1" table:visibility="filter">
          <table:table-cell table:formula="of:=[.B30]&amp;[.C30]&amp;[.D30]" office:value-type="string" office:string-value="http://www.w3.org/2001/XMLSchema#stringhttp://www.w3.org/1999/02/22-rdf-syntax-ns#typehttp://www.w3.org/2000/01/rdf-schema#Class" calcext:value-type="string">
            <text:p>http://www.w3.org/2001/XMLSchema#stringhttp://www.w3.org/1999/02/22-rdf-syntax-ns#typehttp://www.w3.org/2000/01/rdf-schema#Class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30];[$ontology_before_verisoning.A$1:.A$1048576];1;0)" office:value-type="string" office:string-value="http://www.w3.org/2001/XMLSchema#stringhttp://www.w3.org/1999/02/22-rdf-syntax-ns#typehttp://www.w3.org/2000/01/rdf-schema#Class" calcext:value-type="string">
            <text:p>http://www.w3.org/2001/XMLSchema#stringhttp://www.w3.org/1999/02/22-rdf-syntax-ns#typ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31]&amp;[.C31]&amp;[.D31]" office:value-type="string" office:string-value="http://www.w3.org/2001/XMLSchema#stringhttp://www.w3.org/1999/02/22-rdf-syntax-ns#typehttp://www.w3.org/2000/01/rdf-schema#Datatype" calcext:value-type="string">
            <text:p>http://www.w3.org/2001/XMLSchema#stringhttp://www.w3.org/1999/02/22-rdf-syntax-ns#typehttp://www.w3.org/2000/01/rdf-schema#Datatype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 table:formula="of:=VLOOKUP([.A31];[$ontology_before_verisoning.A$1:.A$1048576];1;0)" office:value-type="string" office:string-value="http://www.w3.org/2001/XMLSchema#stringhttp://www.w3.org/1999/02/22-rdf-syntax-ns#typehttp://www.w3.org/2000/01/rdf-schema#Datatype" calcext:value-type="string">
            <text:p>http://www.w3.org/2001/XMLSchema#stringhttp://www.w3.org/1999/02/22-rdf-syntax-ns#typehttp://www.w3.org/2000/01/rdf-schema#Datatype</text:p>
          </table:table-cell>
          <table:table-cell table:number-columns-repeated="1019"/>
        </table:table-row>
        <table:table-row table:style-name="ro1" table:visibility="filter">
          <table:table-cell table:formula="of:=[.B32]&amp;[.C32]&amp;[.D32]" office:value-type="string" office:string-value="http://www.w3.org/1999/02/22-rdf-syntax-ns#_1http://www.w3.org/1999/02/22-rdf-syntax-ns#typehttp://www.w3.org/1999/02/22-rdf-syntax-ns#Property" calcext:value-type="string">
            <text:p>http://www.w3.org/1999/02/22-rdf-syntax-ns#_1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_1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2];[$ontology_before_verisoning.A$1:.A$1048576];1;0)" office:value-type="string" office:string-value="http://www.w3.org/1999/02/22-rdf-syntax-ns#_1http://www.w3.org/1999/02/22-rdf-syntax-ns#typehttp://www.w3.org/1999/02/22-rdf-syntax-ns#Property" calcext:value-type="string">
            <text:p>http://www.w3.org/1999/02/22-rdf-syntax-ns#_1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3]&amp;[.C33]&amp;[.D33]" office:value-type="string" office:string-value="http://www.w3.org/1999/02/22-rdf-syntax-ns#_1http://www.w3.org/1999/02/22-rdf-syntax-ns#typehttp://www.w3.org/2000/01/rdf-schema#ContainerMembershipProperty" calcext:value-type="string">
            <text:p>http://www.w3.org/1999/02/22-rdf-syntax-ns#_1http://www.w3.org/1999/02/22-rdf-syntax-ns#typehttp://www.w3.org/2000/01/rdf-schema#ContainerMembershipProperty</text:p>
          </table:table-cell>
          <table:table-cell office:value-type="string" calcext:value-type="string">
            <text:p>http://www.w3.org/1999/02/22-rdf-syntax-ns#_1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ontainerMembershipProperty</text:p>
          </table:table-cell>
          <table:table-cell table:formula="of:=VLOOKUP([.A33];[$ontology_before_verisoning.A$1:.A$1048576];1;0)" office:value-type="string" office:string-value="http://www.w3.org/1999/02/22-rdf-syntax-ns#_1http://www.w3.org/1999/02/22-rdf-syntax-ns#typehttp://www.w3.org/2000/01/rdf-schema#ContainerMembershipProperty" calcext:value-type="string">
            <text:p>http://www.w3.org/1999/02/22-rdf-syntax-ns#_1http://www.w3.org/1999/02/22-rdf-syntax-ns#typehttp://www.w3.org/2000/01/rdf-schema#ContainerMembershipProperty</text:p>
          </table:table-cell>
          <table:table-cell table:number-columns-repeated="1019"/>
        </table:table-row>
        <table:table-row table:style-name="ro1" table:visibility="filter">
          <table:table-cell table:formula="of:=[.B34]&amp;[.C34]&amp;[.D34]" office:value-type="string" office:string-value="http://ontology.ontotext.com/taxonomy/http://www.w3.org/1999/02/22-rdf-syntax-ns#typehttp://www.w3.org/2002/07/owl#Ontology" calcext:value-type="string">
            <text:p>http://ontology.ontotext.com/taxonomy/http://www.w3.org/1999/02/22-rdf-syntax-ns#typehttp://www.w3.org/2002/07/owl#Ontolog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ntology</text:p>
          </table:table-cell>
          <table:table-cell table:formula="of:=VLOOKUP([.A34];[$ontology_before_verisoning.A$1:.A$1048576];1;0)" office:value-type="string" office:string-value="http://ontology.ontotext.com/taxonomy/http://www.w3.org/1999/02/22-rdf-syntax-ns#typehttp://www.w3.org/2002/07/owl#Ontology" calcext:value-type="string">
            <text:p>http://ontology.ontotext.com/taxonomy/http://www.w3.org/1999/02/22-rdf-syntax-ns#typehttp://www.w3.org/2002/07/owl#Ontology</text:p>
          </table:table-cell>
          <table:table-cell table:number-columns-repeated="1019"/>
        </table:table-row>
        <table:table-row table:style-name="ro1" table:visibility="filter">
          <table:table-cell table:formula="of:=[.B35]&amp;[.C35]&amp;[.D35]" office:value-type="string" office:string-value="http://purl.org/dc/elements/1.1/titlehttp://www.w3.org/1999/02/22-rdf-syntax-ns#typehttp://www.w3.org/1999/02/22-rdf-syntax-ns#Property" calcext:value-type="string">
            <text:p>http://purl.org/dc/elements/1.1/titlehttp://www.w3.org/1999/02/22-rdf-syntax-ns#typehttp://www.w3.org/1999/02/22-rdf-syntax-ns#Property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5];[$ontology_before_verisoning.A$1:.A$1048576];1;0)" office:value-type="string" office:string-value="http://purl.org/dc/elements/1.1/titlehttp://www.w3.org/1999/02/22-rdf-syntax-ns#typehttp://www.w3.org/1999/02/22-rdf-syntax-ns#Property" calcext:value-type="string">
            <text:p>http://purl.org/dc/elements/1.1/title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6]&amp;[.C36]&amp;[.D36]" office:value-type="string" office:string-value="http://purl.org/dc/elements/1.1/subjecthttp://www.w3.org/1999/02/22-rdf-syntax-ns#typehttp://www.w3.org/1999/02/22-rdf-syntax-ns#Property" calcext:value-type="string">
            <text:p>http://purl.org/dc/elements/1.1/subjecthttp://www.w3.org/1999/02/22-rdf-syntax-ns#typehttp://www.w3.org/1999/02/22-rdf-syntax-ns#Property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6];[$ontology_before_verisoning.A$1:.A$1048576];1;0)" office:value-type="string" office:string-value="http://purl.org/dc/elements/1.1/subjecthttp://www.w3.org/1999/02/22-rdf-syntax-ns#typehttp://www.w3.org/1999/02/22-rdf-syntax-ns#Property" calcext:value-type="string">
            <text:p>http://purl.org/dc/elements/1.1/subject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7]&amp;[.C37]&amp;[.D37]" office:value-type="string" office:string-value="http://purl.org/dc/elements/1.1/creatorhttp://www.w3.org/1999/02/22-rdf-syntax-ns#typehttp://www.w3.org/1999/02/22-rdf-syntax-ns#Property" calcext:value-type="string">
            <text:p>http://purl.org/dc/elements/1.1/creatorhttp://www.w3.org/1999/02/22-rdf-syntax-ns#typehttp://www.w3.org/1999/02/22-rdf-syntax-ns#Property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7];[$ontology_before_verisoning.A$1:.A$1048576];1;0)" office:value-type="string" office:string-value="http://purl.org/dc/elements/1.1/creatorhttp://www.w3.org/1999/02/22-rdf-syntax-ns#typehttp://www.w3.org/1999/02/22-rdf-syntax-ns#Property" calcext:value-type="string">
            <text:p>http://purl.org/dc/elements/1.1/creator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8]&amp;[.C38]&amp;[.D38]" office:value-type="string" office:string-value="http://purl.org/dc/elements/1.1/rightshttp://www.w3.org/1999/02/22-rdf-syntax-ns#typehttp://www.w3.org/1999/02/22-rdf-syntax-ns#Property" calcext:value-type="string">
            <text:p>http://purl.org/dc/elements/1.1/rightshttp://www.w3.org/1999/02/22-rdf-syntax-ns#typehttp://www.w3.org/1999/02/22-rdf-syntax-ns#Property</text:p>
          </table:table-cell>
          <table:table-cell office:value-type="string" calcext:value-type="string">
            <text:p>http://purl.org/dc/elements/1.1/right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8];[$ontology_before_verisoning.A$1:.A$1048576];1;0)" office:value-type="string" office:string-value="http://purl.org/dc/elements/1.1/rightshttp://www.w3.org/1999/02/22-rdf-syntax-ns#typehttp://www.w3.org/1999/02/22-rdf-syntax-ns#Property" calcext:value-type="string">
            <text:p>http://purl.org/dc/elements/1.1/rights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9]&amp;[.C39]&amp;[.D39]" office:value-type="string" office:string-value="http://www.w3.org/2002/07/owl#versionInfohttp://www.w3.org/1999/02/22-rdf-syntax-ns#typehttp://www.w3.org/1999/02/22-rdf-syntax-ns#Property" calcext:value-type="string">
            <text:p>http://www.w3.org/2002/07/owl#versionInfohttp://www.w3.org/1999/02/22-rdf-syntax-ns#typehttp://www.w3.org/1999/02/22-rdf-syntax-ns#Property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9];[$ontology_before_verisoning.A$1:.A$1048576];1;0)" office:value-type="string" office:string-value="http://www.w3.org/2002/07/owl#versionInfohttp://www.w3.org/1999/02/22-rdf-syntax-ns#typehttp://www.w3.org/1999/02/22-rdf-syntax-ns#Property" calcext:value-type="string">
            <text:p>http://www.w3.org/2002/07/owl#versionInfohttp://www.w3.org/1999/02/22-rdf-syntax-ns#type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40]&amp;[.C40]&amp;[.D40]" office:value-type="string" office:string-value="http://ontology.ontotext.com/taxonomy/Thinghttp://www.w3.org/1999/02/22-rdf-syntax-ns#typehttp://www.w3.org/2002/07/owl#Class" calcext:value-type="string">
            <text:p>http://ontology.ontotext.com/taxonomy/Thinghttp://www.w3.org/1999/02/22-rdf-syntax-ns#typehttp://www.w3.org/2002/07/owl#Class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0];[$ontology_before_verisoning.A$1:.A$1048576];1;0)" office:value-type="string" office:string-value="http://ontology.ontotext.com/taxonomy/Thinghttp://www.w3.org/1999/02/22-rdf-syntax-ns#typehttp://www.w3.org/2002/07/owl#Class" calcext:value-type="string">
            <text:p>http://ontology.ontotext.com/taxonomy/Thing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1]&amp;[.C41]&amp;[.D41]" office:value-type="string" office:string-value="http://ontology.ontotext.com/taxonomy/Concepthttp://www.w3.org/1999/02/22-rdf-syntax-ns#typehttp://www.w3.org/2002/07/owl#Class" calcext:value-type="string">
            <text:p>http://ontology.ontotext.com/taxonomy/Concepthttp://www.w3.org/1999/02/22-rdf-syntax-ns#typehttp://www.w3.org/2002/07/owl#Class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1];[$ontology_before_verisoning.A$1:.A$1048576];1;0)" office:value-type="string" office:string-value="http://ontology.ontotext.com/taxonomy/Concepthttp://www.w3.org/1999/02/22-rdf-syntax-ns#typehttp://www.w3.org/2002/07/owl#Class" calcext:value-type="string">
            <text:p>http://ontology.ontotext.com/taxonomy/Concep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2]&amp;[.C42]&amp;[.D42]" office:value-type="string" office:string-value="http://ontology.ontotext.com/taxonomy/Eventhttp://www.w3.org/1999/02/22-rdf-syntax-ns#typehttp://www.w3.org/2002/07/owl#Class" calcext:value-type="string">
            <text:p>http://ontology.ontotext.com/taxonomy/Eventhttp://www.w3.org/1999/02/22-rdf-syntax-ns#typehttp://www.w3.org/2002/07/owl#Class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2];[$ontology_before_verisoning.A$1:.A$1048576];1;0)" office:value-type="string" office:string-value="http://ontology.ontotext.com/taxonomy/Eventhttp://www.w3.org/1999/02/22-rdf-syntax-ns#typehttp://www.w3.org/2002/07/owl#Class" calcext:value-type="string">
            <text:p>http://ontology.ontotext.com/taxonomy/Even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3]&amp;[.C43]&amp;[.D43]" office:value-type="string" office:string-value="http://ontology.ontotext.com/taxonomy/Locationhttp://www.w3.org/1999/02/22-rdf-syntax-ns#typehttp://www.w3.org/2002/07/owl#Class" calcext:value-type="string">
            <text:p>http://ontology.ontotext.com/taxonomy/Locationhttp://www.w3.org/1999/02/22-rdf-syntax-ns#typehttp://www.w3.org/2002/07/owl#Class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3];[$ontology_before_verisoning.A$1:.A$1048576];1;0)" office:value-type="string" office:string-value="http://ontology.ontotext.com/taxonomy/Locationhttp://www.w3.org/1999/02/22-rdf-syntax-ns#typehttp://www.w3.org/2002/07/owl#Class" calcext:value-type="string">
            <text:p>http://ontology.ontotext.com/taxonomy/Loca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4]&amp;[.C44]&amp;[.D44]" office:value-type="string" office:string-value="http://ontology.ontotext.com/taxonomy/Timehttp://www.w3.org/1999/02/22-rdf-syntax-ns#typehttp://www.w3.org/2002/07/owl#Class" calcext:value-type="string">
            <text:p>http://ontology.ontotext.com/taxonomy/Timehttp://www.w3.org/1999/02/22-rdf-syntax-ns#typehttp://www.w3.org/2002/07/owl#Class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4];[$ontology_before_verisoning.A$1:.A$1048576];1;0)" office:value-type="string" office:string-value="http://ontology.ontotext.com/taxonomy/Timehttp://www.w3.org/1999/02/22-rdf-syntax-ns#typehttp://www.w3.org/2002/07/owl#Class" calcext:value-type="string">
            <text:p>http://ontology.ontotext.com/taxonomy/Tim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5]&amp;[.C45]&amp;[.D45]" office:value-type="string" office:string-value="http://ontology.ontotext.com/taxonomy/Agenthttp://www.w3.org/1999/02/22-rdf-syntax-ns#typehttp://www.w3.org/2002/07/owl#Class" calcext:value-type="string">
            <text:p>http://ontology.ontotext.com/taxonomy/Agenthttp://www.w3.org/1999/02/22-rdf-syntax-ns#typehttp://www.w3.org/2002/07/owl#Class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5];[$ontology_before_verisoning.A$1:.A$1048576];1;0)" office:value-type="string" office:string-value="http://ontology.ontotext.com/taxonomy/Agenthttp://www.w3.org/1999/02/22-rdf-syntax-ns#typehttp://www.w3.org/2002/07/owl#Class" calcext:value-type="string">
            <text:p>http://ontology.ontotext.com/taxonomy/Agen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6]&amp;[.C46]&amp;[.D46]" office:value-type="string" office:string-value="http://ontology.ontotext.com/taxonomy/Personhttp://www.w3.org/1999/02/22-rdf-syntax-ns#typehttp://www.w3.org/2002/07/owl#Class" calcext:value-type="string">
            <text:p>http://ontology.ontotext.com/taxonomy/Personhttp://www.w3.org/1999/02/22-rdf-syntax-ns#typehttp://www.w3.org/2002/07/owl#Class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6];[$ontology_before_verisoning.A$1:.A$1048576];1;0)" office:value-type="string" office:string-value="http://ontology.ontotext.com/taxonomy/Personhttp://www.w3.org/1999/02/22-rdf-syntax-ns#typehttp://www.w3.org/2002/07/owl#Class" calcext:value-type="string">
            <text:p>http://ontology.ontotext.com/taxonomy/Pers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7]&amp;[.C47]&amp;[.D47]" office:value-type="string" office:string-value="http://ontology.ontotext.com/taxonomy/Organizationhttp://www.w3.org/1999/02/22-rdf-syntax-ns#typehttp://www.w3.org/2002/07/owl#Class" calcext:value-type="string">
            <text:p>http://ontology.ontotext.com/taxonomy/Organizationhttp://www.w3.org/1999/02/22-rdf-syntax-ns#typehttp://www.w3.org/2002/07/owl#Class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47];[$ontology_before_verisoning.A$1:.A$1048576];1;0)" office:value-type="string" office:string-value="http://ontology.ontotext.com/taxonomy/Organizationhttp://www.w3.org/1999/02/22-rdf-syntax-ns#typehttp://www.w3.org/2002/07/owl#Class" calcext:value-type="string">
            <text:p>http://ontology.ontotext.com/taxonomy/Organiza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48]&amp;[.C48]&amp;[.D48]" office:value-type="string" office:string-value="http://ontology.ontotext.com/taxonomy/preferredLabelhttp://www.w3.org/1999/02/22-rdf-syntax-ns#typehttp://www.w3.org/2002/07/owl#DatatypeProperty" calcext:value-type="string">
            <text:p>http://ontology.ontotext.com/taxonomy/preferredLabelhttp://www.w3.org/1999/02/22-rdf-syntax-ns#typehttp://www.w3.org/2002/07/owl#DatatypeProperty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48];[$ontology_before_verisoning.A$1:.A$1048576];1;0)" office:value-type="string" office:string-value="http://ontology.ontotext.com/taxonomy/preferredLabelhttp://www.w3.org/1999/02/22-rdf-syntax-ns#typehttp://www.w3.org/2002/07/owl#DatatypeProperty" calcext:value-type="string">
            <text:p>http://ontology.ontotext.com/taxonomy/preferredLabel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49]&amp;[.C49]&amp;[.D49]" office:value-type="string" office:string-value="http://ontology.ontotext.com/taxonomy/alternativeLabelhttp://www.w3.org/1999/02/22-rdf-syntax-ns#typehttp://www.w3.org/2002/07/owl#DatatypeProperty" calcext:value-type="string">
            <text:p>http://ontology.ontotext.com/taxonomy/alternativeLabelhttp://www.w3.org/1999/02/22-rdf-syntax-ns#typehttp://www.w3.org/2002/07/owl#DatatypeProperty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49];[$ontology_before_verisoning.A$1:.A$1048576];1;0)" office:value-type="string" office:string-value="http://ontology.ontotext.com/taxonomy/alternativeLabelhttp://www.w3.org/1999/02/22-rdf-syntax-ns#typehttp://www.w3.org/2002/07/owl#DatatypeProperty" calcext:value-type="string">
            <text:p>http://ontology.ontotext.com/taxonomy/alternativeLabel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50]&amp;[.C50]&amp;[.D50]" office:value-type="string" office:string-value="http://ontology.ontotext.com/taxonomy/picturehttp://www.w3.org/1999/02/22-rdf-syntax-ns#typehttp://www.w3.org/2002/07/owl#DatatypeProperty" calcext:value-type="string">
            <text:p>http://ontology.ontotext.com/taxonomy/picturehttp://www.w3.org/1999/02/22-rdf-syntax-ns#typehttp://www.w3.org/2002/07/owl#DatatypeProperty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50];[$ontology_before_verisoning.A$1:.A$1048576];1;0)" office:value-type="string" office:string-value="http://ontology.ontotext.com/taxonomy/picturehttp://www.w3.org/1999/02/22-rdf-syntax-ns#typehttp://www.w3.org/2002/07/owl#DatatypeProperty" calcext:value-type="string">
            <text:p>http://ontology.ontotext.com/taxonomy/pictur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51]&amp;[.C51]&amp;[.D51]" office:value-type="string" office:string-value="http://ontology.ontotext.com/taxonomy/thumbnailhttp://www.w3.org/1999/02/22-rdf-syntax-ns#typehttp://www.w3.org/2002/07/owl#DatatypeProperty" calcext:value-type="string">
            <text:p>http://ontology.ontotext.com/taxonomy/thumbnailhttp://www.w3.org/1999/02/22-rdf-syntax-ns#typehttp://www.w3.org/2002/07/owl#DatatypeProperty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51];[$ontology_before_verisoning.A$1:.A$1048576];1;0)" office:value-type="string" office:string-value="http://ontology.ontotext.com/taxonomy/thumbnailhttp://www.w3.org/1999/02/22-rdf-syntax-ns#typehttp://www.w3.org/2002/07/owl#DatatypeProperty" calcext:value-type="string">
            <text:p>http://ontology.ontotext.com/taxonomy/thumbnail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52]&amp;[.C52]&amp;[.D52]" office:value-type="string" office:string-value="http://ontology.ontotext.com/taxonomy/descriptionhttp://www.w3.org/1999/02/22-rdf-syntax-ns#typehttp://www.w3.org/2002/07/owl#DatatypeProperty" calcext:value-type="string">
            <text:p>http://ontology.ontotext.com/taxonomy/descriptionhttp://www.w3.org/1999/02/22-rdf-syntax-ns#typehttp://www.w3.org/2002/07/owl#DatatypeProperty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52];[$ontology_before_verisoning.A$1:.A$1048576];1;0)" office:value-type="string" office:string-value="http://ontology.ontotext.com/taxonomy/descriptionhttp://www.w3.org/1999/02/22-rdf-syntax-ns#typehttp://www.w3.org/2002/07/owl#DatatypeProperty" calcext:value-type="string">
            <text:p>http://ontology.ontotext.com/taxonomy/description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53]&amp;[.C53]&amp;[.D53]" office:value-type="string" office:string-value="http://ontology.ontotext.com/taxonomy/exactMatchhttp://www.w3.org/1999/02/22-rdf-syntax-ns#typehttp://www.w3.org/2002/07/owl#ObjectProperty" calcext:value-type="string">
            <text:p>http://ontology.ontotext.com/taxonomy/exactMatchhttp://www.w3.org/1999/02/22-rdf-syntax-ns#typehttp://www.w3.org/2002/07/owl#ObjectProperty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53];[$ontology_before_verisoning.A$1:.A$1048576];1;0)" office:value-type="string" office:string-value="http://ontology.ontotext.com/taxonomy/exactMatchhttp://www.w3.org/1999/02/22-rdf-syntax-ns#typehttp://www.w3.org/2002/07/owl#ObjectProperty" calcext:value-type="string">
            <text:p>http://ontology.ontotext.com/taxonomy/exactMatch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54]&amp;[.C54]&amp;[.D54]" office:value-type="string" office:string-value="http://ontology.ontotext.com/taxonomy/generatedhttp://www.w3.org/1999/02/22-rdf-syntax-ns#typehttp://www.w3.org/2002/07/owl#DatatypeProperty" calcext:value-type="string">
            <text:p>http://ontology.ontotext.com/taxonomy/generatedhttp://www.w3.org/1999/02/22-rdf-syntax-ns#typehttp://www.w3.org/2002/07/owl#DatatypeProperty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54];[$ontology_before_verisoning.A$1:.A$1048576];1;0)" office:value-type="string" office:string-value="http://ontology.ontotext.com/taxonomy/generatedhttp://www.w3.org/1999/02/22-rdf-syntax-ns#typehttp://www.w3.org/2002/07/owl#DatatypeProperty" calcext:value-type="string">
            <text:p>http://ontology.ontotext.com/taxonomy/generatedhttp://www.w3.org/1999/02/22-rdf-syntax-ns#typehttp://www.w3.org/2002/07/owl#DatatypeProperty</text:p>
          </table:table-cell>
          <table:table-cell table:number-columns-repeated="1019"/>
        </table:table-row>
        <table:table-row table:style-name="ro1">
          <table:table-cell table:formula="of:=[.B55]&amp;[.C55]&amp;[.D55]" office:value-type="string" office:string-value="http://ontology.ontotext.com/taxonomy/genericPropertyhttp://www.w3.org/1999/02/22-rdf-syntax-ns#typehttp://www.w3.org/1999/02/22-rdf-syntax-ns#Property" calcext:value-type="string">
            <text:p>http://ontology.ontotext.com/taxonomy/genericPropertyhttp://www.w3.org/1999/02/22-rdf-syntax-ns#typehttp://www.w3.org/1999/02/22-rdf-syntax-ns#Property</text:p>
          </table:table-cell>
          <table:table-cell table:style-name="ce1" office:value-type="string" calcext:value-type="string">
            <text:p>http://ontology.ontotext.com/taxonomy/genericProperty</text:p>
          </table:table-cell>
          <table:table-cell table:style-name="ce1" office:value-type="string" calcext:value-type="string">
            <text:p>http://www.w3.org/1999/02/22-rdf-syntax-ns#type</text:p>
          </table:table-cell>
          <table:table-cell table:style-name="ce1" office:value-type="string" calcext:value-type="string">
            <text:p>http://www.w3.org/1999/02/22-rdf-syntax-ns#Property</text:p>
          </table:table-cell>
          <table:table-cell table:formula="of:=VLOOKUP([.A55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56]&amp;[.C56]&amp;[.D56]" office:value-type="string" office:string-value="http://ontology.ontotext.com/taxonomy/genericPropertyhttp://www.w3.org/1999/02/22-rdf-syntax-ns#typehttp://www.w3.org/2002/07/owl#ObjectProperty" calcext:value-type="string">
            <text:p>http://ontology.ontotext.com/taxonomy/genericPropertyhttp://www.w3.org/1999/02/22-rdf-syntax-ns#typehttp://www.w3.org/2002/07/owl#ObjectProperty</text:p>
          </table:table-cell>
          <table:table-cell office:value-type="string" calcext:value-type="string">
            <text:p>http://ontology.ontotext.com/taxonomy/generic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56];[$ontology_before_verisoning.A$1:.A$1048576];1;0)" office:value-type="string" office:string-value="http://ontology.ontotext.com/taxonomy/genericPropertyhttp://www.w3.org/1999/02/22-rdf-syntax-ns#typehttp://www.w3.org/2002/07/owl#ObjectProperty" calcext:value-type="string">
            <text:p>http://ontology.ontotext.com/taxonomy/genericPropert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57]&amp;[.C57]&amp;[.D57]" office:value-type="string" office:string-value="http://ontology.ontotext.com/taxonomy/partOfhttp://www.w3.org/1999/02/22-rdf-syntax-ns#typehttp://www.w3.org/2002/07/owl#ObjectProperty" calcext:value-type="string">
            <text:p>http://ontology.ontotext.com/taxonomy/partOfhttp://www.w3.org/1999/02/22-rdf-syntax-ns#typehttp://www.w3.org/2002/07/owl#ObjectProperty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57];[$ontology_before_verisoning.A$1:.A$1048576];1;0)" office:value-type="string" office:string-value="http://ontology.ontotext.com/taxonomy/partOfhttp://www.w3.org/1999/02/22-rdf-syntax-ns#typehttp://www.w3.org/2002/07/owl#ObjectProperty" calcext:value-type="string">
            <text:p>http://ontology.ontotext.com/taxonomy/partOf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58]&amp;[.C58]&amp;[.D58]" office:value-type="string" office:string-value="http://ontology.ontotext.com/taxonomy/memberOfhttp://www.w3.org/1999/02/22-rdf-syntax-ns#typehttp://www.w3.org/2002/07/owl#DatatypeProperty" calcext:value-type="string">
            <text:p>http://ontology.ontotext.com/taxonomy/memberOfhttp://www.w3.org/1999/02/22-rdf-syntax-ns#typehttp://www.w3.org/2002/07/owl#DatatypeProperty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58];[$ontology_before_verisoning.A$1:.A$1048576];1;0)" office:value-type="string" office:string-value="http://ontology.ontotext.com/taxonomy/memberOfhttp://www.w3.org/1999/02/22-rdf-syntax-ns#typehttp://www.w3.org/2002/07/owl#DatatypeProperty" calcext:value-type="string">
            <text:p>http://ontology.ontotext.com/taxonomy/memberOf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59]&amp;[.C59]&amp;[.D59]" office:value-type="string" office:string-value="http://ontology.ontotext.com/taxonomy/hasParthttp://www.w3.org/1999/02/22-rdf-syntax-ns#typehttp://www.w3.org/2002/07/owl#ObjectProperty" calcext:value-type="string">
            <text:p>http://ontology.ontotext.com/taxonomy/hasParthttp://www.w3.org/1999/02/22-rdf-syntax-ns#typehttp://www.w3.org/2002/07/owl#ObjectProperty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59];[$ontology_before_verisoning.A$1:.A$1048576];1;0)" office:value-type="string" office:string-value="http://ontology.ontotext.com/taxonomy/hasParthttp://www.w3.org/1999/02/22-rdf-syntax-ns#typehttp://www.w3.org/2002/07/owl#ObjectProperty" calcext:value-type="string">
            <text:p>http://ontology.ontotext.com/taxonomy/hasPar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0]&amp;[.C60]&amp;[.D60]" office:value-type="string" office:string-value="http://ontology.ontotext.com/taxonomy/startTimehttp://www.w3.org/1999/02/22-rdf-syntax-ns#typehttp://www.w3.org/2002/07/owl#ObjectProperty" calcext:value-type="string">
            <text:p>http://ontology.ontotext.com/taxonomy/startTimehttp://www.w3.org/1999/02/22-rdf-syntax-ns#typehttp://www.w3.org/2002/07/owl#ObjectProperty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0];[$ontology_before_verisoning.A$1:.A$1048576];1;0)" office:value-type="string" office:string-value="http://ontology.ontotext.com/taxonomy/startTimehttp://www.w3.org/1999/02/22-rdf-syntax-ns#typehttp://www.w3.org/2002/07/owl#ObjectProperty" calcext:value-type="string">
            <text:p>http://ontology.ontotext.com/taxonomy/startTim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1]&amp;[.C61]&amp;[.D61]" office:value-type="string" office:string-value="http://ontology.ontotext.com/taxonomy/endTimehttp://www.w3.org/1999/02/22-rdf-syntax-ns#typehttp://www.w3.org/2002/07/owl#ObjectProperty" calcext:value-type="string">
            <text:p>http://ontology.ontotext.com/taxonomy/endTimehttp://www.w3.org/1999/02/22-rdf-syntax-ns#typehttp://www.w3.org/2002/07/owl#ObjectProperty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1];[$ontology_before_verisoning.A$1:.A$1048576];1;0)" office:value-type="string" office:string-value="http://ontology.ontotext.com/taxonomy/endTimehttp://www.w3.org/1999/02/22-rdf-syntax-ns#typehttp://www.w3.org/2002/07/owl#ObjectProperty" calcext:value-type="string">
            <text:p>http://ontology.ontotext.com/taxonomy/endTim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2]&amp;[.C62]&amp;[.D62]" office:value-type="string" office:string-value="http://ontology.ontotext.com/taxonomy/pointInTimehttp://www.w3.org/1999/02/22-rdf-syntax-ns#typehttp://www.w3.org/2002/07/owl#ObjectProperty" calcext:value-type="string">
            <text:p>http://ontology.ontotext.com/taxonomy/pointInTimehttp://www.w3.org/1999/02/22-rdf-syntax-ns#typehttp://www.w3.org/2002/07/owl#ObjectProperty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2];[$ontology_before_verisoning.A$1:.A$1048576];1;0)" office:value-type="string" office:string-value="http://ontology.ontotext.com/taxonomy/pointInTimehttp://www.w3.org/1999/02/22-rdf-syntax-ns#typehttp://www.w3.org/2002/07/owl#ObjectProperty" calcext:value-type="string">
            <text:p>http://ontology.ontotext.com/taxonomy/pointInTim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3]&amp;[.C63]&amp;[.D63]" office:value-type="string" office:string-value="http://ontology.ontotext.com/taxonomy/replaceshttp://www.w3.org/1999/02/22-rdf-syntax-ns#typehttp://www.w3.org/2002/07/owl#ObjectProperty" calcext:value-type="string">
            <text:p>http://ontology.ontotext.com/taxonomy/replaceshttp://www.w3.org/1999/02/22-rdf-syntax-ns#typehttp://www.w3.org/2002/07/owl#ObjectProperty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3];[$ontology_before_verisoning.A$1:.A$1048576];1;0)" office:value-type="string" office:string-value="http://ontology.ontotext.com/taxonomy/replaceshttp://www.w3.org/1999/02/22-rdf-syntax-ns#typehttp://www.w3.org/2002/07/owl#ObjectProperty" calcext:value-type="string">
            <text:p>http://ontology.ontotext.com/taxonomy/replaces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4]&amp;[.C64]&amp;[.D64]" office:value-type="string" office:string-value="http://ontology.ontotext.com/taxonomy/genrehttp://www.w3.org/1999/02/22-rdf-syntax-ns#typehttp://www.w3.org/2002/07/owl#ObjectProperty" calcext:value-type="string">
            <text:p>http://ontology.ontotext.com/taxonomy/genrehttp://www.w3.org/1999/02/22-rdf-syntax-ns#typehttp://www.w3.org/2002/07/owl#ObjectProperty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4];[$ontology_before_verisoning.A$1:.A$1048576];1;0)" office:value-type="string" office:string-value="http://ontology.ontotext.com/taxonomy/genrehttp://www.w3.org/1999/02/22-rdf-syntax-ns#typehttp://www.w3.org/2002/07/owl#ObjectProperty" calcext:value-type="string">
            <text:p>http://ontology.ontotext.com/taxonomy/genr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5]&amp;[.C65]&amp;[.D65]" office:value-type="string" office:string-value="http://ontology.ontotext.com/taxonomy/replacedByhttp://www.w3.org/1999/02/22-rdf-syntax-ns#typehttp://www.w3.org/2002/07/owl#ObjectProperty" calcext:value-type="string">
            <text:p>http://ontology.ontotext.com/taxonomy/replacedByhttp://www.w3.org/1999/02/22-rdf-syntax-ns#typehttp://www.w3.org/2002/07/owl#ObjectPropert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5];[$ontology_before_verisoning.A$1:.A$1048576];1;0)" office:value-type="string" office:string-value="http://ontology.ontotext.com/taxonomy/replacedByhttp://www.w3.org/1999/02/22-rdf-syntax-ns#typehttp://www.w3.org/2002/07/owl#ObjectProperty" calcext:value-type="string">
            <text:p>http://ontology.ontotext.com/taxonomy/replacedB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6]&amp;[.C66]&amp;[.D66]" office:value-type="string" office:string-value="http://ontology.ontotext.com/taxonomy/coordinateLocationhttp://www.w3.org/1999/02/22-rdf-syntax-ns#typehttp://www.w3.org/2002/07/owl#ObjectProperty" calcext:value-type="string">
            <text:p>http://ontology.ontotext.com/taxonomy/coordinateLocationhttp://www.w3.org/1999/02/22-rdf-syntax-ns#typehttp://www.w3.org/2002/07/owl#ObjectProperty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6];[$ontology_before_verisoning.A$1:.A$1048576];1;0)" office:value-type="string" office:string-value="http://ontology.ontotext.com/taxonomy/coordinateLocationhttp://www.w3.org/1999/02/22-rdf-syntax-ns#typehttp://www.w3.org/2002/07/owl#ObjectProperty" calcext:value-type="string">
            <text:p>http://ontology.ontotext.com/taxonomy/coordinateLoca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7]&amp;[.C67]&amp;[.D67]" office:value-type="string" office:string-value="http://ontology.ontotext.com/taxonomy/eventTimehttp://www.w3.org/1999/02/22-rdf-syntax-ns#typehttp://www.w3.org/2002/07/owl#ObjectProperty" calcext:value-type="string">
            <text:p>http://ontology.ontotext.com/taxonomy/eventTimehttp://www.w3.org/1999/02/22-rdf-syntax-ns#typehttp://www.w3.org/2002/07/owl#ObjectProperty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7];[$ontology_before_verisoning.A$1:.A$1048576];1;0)" office:value-type="string" office:string-value="http://ontology.ontotext.com/taxonomy/eventTimehttp://www.w3.org/1999/02/22-rdf-syntax-ns#typehttp://www.w3.org/2002/07/owl#ObjectProperty" calcext:value-type="string">
            <text:p>http://ontology.ontotext.com/taxonomy/eventTim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8]&amp;[.C68]&amp;[.D68]" office:value-type="string" office:string-value="http://ontology.ontotext.com/taxonomy/locatedInhttp://www.w3.org/1999/02/22-rdf-syntax-ns#typehttp://www.w3.org/2002/07/owl#ObjectProperty" calcext:value-type="string">
            <text:p>http://ontology.ontotext.com/taxonomy/locatedInhttp://www.w3.org/1999/02/22-rdf-syntax-ns#typehttp://www.w3.org/2002/07/owl#ObjectProperty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8];[$ontology_before_verisoning.A$1:.A$1048576];1;0)" office:value-type="string" office:string-value="http://ontology.ontotext.com/taxonomy/locatedInhttp://www.w3.org/1999/02/22-rdf-syntax-ns#typehttp://www.w3.org/2002/07/owl#ObjectProperty" calcext:value-type="string">
            <text:p>http://ontology.ontotext.com/taxonomy/locatedI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69]&amp;[.C69]&amp;[.D69]" office:value-type="string" office:string-value="http://ontology.ontotext.com/taxonomy/headOfGovermenthttp://www.w3.org/1999/02/22-rdf-syntax-ns#typehttp://www.w3.org/2002/07/owl#ObjectProperty" calcext:value-type="string">
            <text:p>http://ontology.ontotext.com/taxonomy/headOfGovermenthttp://www.w3.org/1999/02/22-rdf-syntax-ns#typehttp://www.w3.org/2002/07/owl#ObjectProperty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69];[$ontology_before_verisoning.A$1:.A$1048576];1;0)" office:value-type="string" office:string-value="http://ontology.ontotext.com/taxonomy/headOfGovermenthttp://www.w3.org/1999/02/22-rdf-syntax-ns#typehttp://www.w3.org/2002/07/owl#ObjectProperty" calcext:value-type="string">
            <text:p>http://ontology.ontotext.com/taxonomy/headOfGoverme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0]&amp;[.C70]&amp;[.D70]" office:value-type="string" office:string-value="http://ontology.ontotext.com/taxonomy/operatingSystemhttp://www.w3.org/1999/02/22-rdf-syntax-ns#typehttp://www.w3.org/2002/07/owl#ObjectProperty" calcext:value-type="string">
            <text:p>http://ontology.ontotext.com/taxonomy/operatingSystemhttp://www.w3.org/1999/02/22-rdf-syntax-ns#typehttp://www.w3.org/2002/07/owl#ObjectProperty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0];[$ontology_before_verisoning.A$1:.A$1048576];1;0)" office:value-type="string" office:string-value="http://ontology.ontotext.com/taxonomy/operatingSystemhttp://www.w3.org/1999/02/22-rdf-syntax-ns#typehttp://www.w3.org/2002/07/owl#ObjectProperty" calcext:value-type="string">
            <text:p>http://ontology.ontotext.com/taxonomy/operatingSystem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1]&amp;[.C71]&amp;[.D71]" office:value-type="string" office:string-value="http://ontology.ontotext.com/taxonomy/programmingLanguagehttp://www.w3.org/1999/02/22-rdf-syntax-ns#typehttp://www.w3.org/2002/07/owl#ObjectProperty" calcext:value-type="string">
            <text:p>http://ontology.ontotext.com/taxonomy/programmingLanguagehttp://www.w3.org/1999/02/22-rdf-syntax-ns#typehttp://www.w3.org/2002/07/owl#ObjectProperty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1];[$ontology_before_verisoning.A$1:.A$1048576];1;0)" office:value-type="string" office:string-value="http://ontology.ontotext.com/taxonomy/programmingLanguagehttp://www.w3.org/1999/02/22-rdf-syntax-ns#typehttp://www.w3.org/2002/07/owl#ObjectProperty" calcext:value-type="string">
            <text:p>http://ontology.ontotext.com/taxonomy/programmingLanguag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2]&amp;[.C72]&amp;[.D72]" office:value-type="string" office:string-value="http://ontology.ontotext.com/taxonomy/authorhttp://www.w3.org/1999/02/22-rdf-syntax-ns#typehttp://www.w3.org/2002/07/owl#ObjectProperty" calcext:value-type="string">
            <text:p>http://ontology.ontotext.com/taxonomy/authorhttp://www.w3.org/1999/02/22-rdf-syntax-ns#typehttp://www.w3.org/2002/07/owl#ObjectProperty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2];[$ontology_before_verisoning.A$1:.A$1048576];1;0)" office:value-type="string" office:string-value="http://ontology.ontotext.com/taxonomy/authorhttp://www.w3.org/1999/02/22-rdf-syntax-ns#typehttp://www.w3.org/2002/07/owl#ObjectProperty" calcext:value-type="string">
            <text:p>http://ontology.ontotext.com/taxonomy/autho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3]&amp;[.C73]&amp;[.D73]" office:value-type="string" office:string-value="http://ontology.ontotext.com/taxonomy/ofhttp://www.w3.org/1999/02/22-rdf-syntax-ns#typehttp://www.w3.org/2002/07/owl#ObjectProperty" calcext:value-type="string">
            <text:p>http://ontology.ontotext.com/taxonomy/ofhttp://www.w3.org/1999/02/22-rdf-syntax-ns#typehttp://www.w3.org/2002/07/owl#ObjectProperty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3];[$ontology_before_verisoning.A$1:.A$1048576];1;0)" office:value-type="string" office:string-value="http://ontology.ontotext.com/taxonomy/ofhttp://www.w3.org/1999/02/22-rdf-syntax-ns#typehttp://www.w3.org/2002/07/owl#ObjectProperty" calcext:value-type="string">
            <text:p>http://ontology.ontotext.com/taxonomy/of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4]&amp;[.C74]&amp;[.D74]" office:value-type="string" office:string-value="http://ontology.ontotext.com/taxonomy/genderhttp://www.w3.org/1999/02/22-rdf-syntax-ns#typehttp://www.w3.org/2002/07/owl#ObjectProperty" calcext:value-type="string">
            <text:p>http://ontology.ontotext.com/taxonomy/genderhttp://www.w3.org/1999/02/22-rdf-syntax-ns#typehttp://www.w3.org/2002/07/owl#ObjectProperty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4];[$ontology_before_verisoning.A$1:.A$1048576];1;0)" office:value-type="string" office:string-value="http://ontology.ontotext.com/taxonomy/genderhttp://www.w3.org/1999/02/22-rdf-syntax-ns#typehttp://www.w3.org/2002/07/owl#ObjectProperty" calcext:value-type="string">
            <text:p>http://ontology.ontotext.com/taxonomy/gend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5]&amp;[.C75]&amp;[.D75]" office:value-type="string" office:string-value="http://ontology.ontotext.com/taxonomy/dateOfBirthhttp://www.w3.org/1999/02/22-rdf-syntax-ns#typehttp://www.w3.org/2002/07/owl#ObjectProperty" calcext:value-type="string">
            <text:p>http://ontology.ontotext.com/taxonomy/dateOfBirthhttp://www.w3.org/1999/02/22-rdf-syntax-ns#typehttp://www.w3.org/2002/07/owl#ObjectProperty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5];[$ontology_before_verisoning.A$1:.A$1048576];1;0)" office:value-type="string" office:string-value="http://ontology.ontotext.com/taxonomy/dateOfBirthhttp://www.w3.org/1999/02/22-rdf-syntax-ns#typehttp://www.w3.org/2002/07/owl#ObjectProperty" calcext:value-type="string">
            <text:p>http://ontology.ontotext.com/taxonomy/dateOfBirth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6]&amp;[.C76]&amp;[.D76]" office:value-type="string" office:string-value="http://ontology.ontotext.com/taxonomy/dateOfDeathhttp://www.w3.org/1999/02/22-rdf-syntax-ns#typehttp://www.w3.org/2002/07/owl#ObjectProperty" calcext:value-type="string">
            <text:p>http://ontology.ontotext.com/taxonomy/dateOfDeathhttp://www.w3.org/1999/02/22-rdf-syntax-ns#typehttp://www.w3.org/2002/07/owl#ObjectProperty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6];[$ontology_before_verisoning.A$1:.A$1048576];1;0)" office:value-type="string" office:string-value="http://ontology.ontotext.com/taxonomy/dateOfDeathhttp://www.w3.org/1999/02/22-rdf-syntax-ns#typehttp://www.w3.org/2002/07/owl#ObjectProperty" calcext:value-type="string">
            <text:p>http://ontology.ontotext.com/taxonomy/dateOfDeath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7]&amp;[.C77]&amp;[.D77]" office:value-type="string" office:string-value="http://ontology.ontotext.com/taxonomy/placeOfBirthhttp://www.w3.org/1999/02/22-rdf-syntax-ns#typehttp://www.w3.org/2002/07/owl#ObjectProperty" calcext:value-type="string">
            <text:p>http://ontology.ontotext.com/taxonomy/placeOfBirthhttp://www.w3.org/1999/02/22-rdf-syntax-ns#typehttp://www.w3.org/2002/07/owl#ObjectProperty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7];[$ontology_before_verisoning.A$1:.A$1048576];1;0)" office:value-type="string" office:string-value="http://ontology.ontotext.com/taxonomy/placeOfBirthhttp://www.w3.org/1999/02/22-rdf-syntax-ns#typehttp://www.w3.org/2002/07/owl#ObjectProperty" calcext:value-type="string">
            <text:p>http://ontology.ontotext.com/taxonomy/placeOfBirth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78]&amp;[.C78]&amp;[.D78]" office:value-type="string" office:string-value="http://ontology.ontotext.com/taxonomy/placeOfDeathhttp://www.w3.org/1999/02/22-rdf-syntax-ns#typehttp://www.w3.org/2002/07/owl#ObjectProperty" calcext:value-type="string">
            <text:p>http://ontology.ontotext.com/taxonomy/placeOfDeathhttp://www.w3.org/1999/02/22-rdf-syntax-ns#typehttp://www.w3.org/2002/07/owl#ObjectProperty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78];[$ontology_before_verisoning.A$1:.A$1048576];1;0)" office:value-type="string" office:string-value="http://ontology.ontotext.com/taxonomy/placeOfDeathhttp://www.w3.org/1999/02/22-rdf-syntax-ns#typehttp://www.w3.org/2002/07/owl#ObjectProperty" calcext:value-type="string">
            <text:p>http://ontology.ontotext.com/taxonomy/placeOfDeathhttp://www.w3.org/1999/02/22-rdf-syntax-ns#typehttp://www.w3.org/2002/07/owl#ObjectProperty</text:p>
          </table:table-cell>
          <table:table-cell table:number-columns-repeated="1019"/>
        </table:table-row>
        <table:table-row table:style-name="ro1">
          <table:table-cell table:formula="of:=[.B79]&amp;[.C79]&amp;[.D79]" office:value-type="string" office:string-value="http://ontology.ontotext.com/taxonomy/countryOfCitizenshiphttp://www.w3.org/1999/02/22-rdf-syntax-ns#typehttp://www.w3.org/1999/02/22-rdf-syntax-ns#Property" calcext:value-type="string">
            <text:p>http://ontology.ontotext.com/taxonomy/countryOfCitizenshiphttp://www.w3.org/1999/02/22-rdf-syntax-ns#typehttp://www.w3.org/1999/02/22-rdf-syntax-ns#Property</text:p>
          </table:table-cell>
          <table:table-cell table:style-name="ce1" office:value-type="string" calcext:value-type="string">
            <text:p>http://ontology.ontotext.com/taxonomy/countryOfCitizenship</text:p>
          </table:table-cell>
          <table:table-cell table:style-name="ce1" office:value-type="string" calcext:value-type="string">
            <text:p>http://www.w3.org/1999/02/22-rdf-syntax-ns#type</text:p>
          </table:table-cell>
          <table:table-cell table:style-name="ce1" office:value-type="string" calcext:value-type="string">
            <text:p>http://www.w3.org/1999/02/22-rdf-syntax-ns#Property</text:p>
          </table:table-cell>
          <table:table-cell table:formula="of:=VLOOKUP([.A79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80]&amp;[.C80]&amp;[.D80]" office:value-type="string" office:string-value="http://ontology.ontotext.com/taxonomy/countryOfCitizenshiphttp://www.w3.org/1999/02/22-rdf-syntax-ns#typehttp://www.w3.org/2002/07/owl#ObjectProperty" calcext:value-type="string">
            <text:p>http://ontology.ontotext.com/taxonomy/countryOfCitizenship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0];[$ontology_before_verisoning.A$1:.A$1048576];1;0)" office:value-type="string" office:string-value="http://ontology.ontotext.com/taxonomy/countryOfCitizenshiphttp://www.w3.org/1999/02/22-rdf-syntax-ns#typehttp://www.w3.org/2002/07/owl#ObjectProperty" calcext:value-type="string">
            <text:p>http://ontology.ontotext.com/taxonomy/countryOfCitizenship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1]&amp;[.C81]&amp;[.D81]" office:value-type="string" office:string-value="http://ontology.ontotext.com/taxonomy/occupationhttp://www.w3.org/1999/02/22-rdf-syntax-ns#typehttp://www.w3.org/2002/07/owl#ObjectProperty" calcext:value-type="string">
            <text:p>http://ontology.ontotext.com/taxonomy/occupationhttp://www.w3.org/1999/02/22-rdf-syntax-ns#typehttp://www.w3.org/2002/07/owl#ObjectProperty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1];[$ontology_before_verisoning.A$1:.A$1048576];1;0)" office:value-type="string" office:string-value="http://ontology.ontotext.com/taxonomy/occupationhttp://www.w3.org/1999/02/22-rdf-syntax-ns#typehttp://www.w3.org/2002/07/owl#ObjectProperty" calcext:value-type="string">
            <text:p>http://ontology.ontotext.com/taxonomy/occupa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2]&amp;[.C82]&amp;[.D82]" office:value-type="string" office:string-value="http://ontology.ontotext.com/taxonomy/almaMaterhttp://www.w3.org/1999/02/22-rdf-syntax-ns#typehttp://www.w3.org/2002/07/owl#ObjectProperty" calcext:value-type="string">
            <text:p>http://ontology.ontotext.com/taxonomy/almaMaterhttp://www.w3.org/1999/02/22-rdf-syntax-ns#typehttp://www.w3.org/2002/07/owl#ObjectProperty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2];[$ontology_before_verisoning.A$1:.A$1048576];1;0)" office:value-type="string" office:string-value="http://ontology.ontotext.com/taxonomy/almaMaterhttp://www.w3.org/1999/02/22-rdf-syntax-ns#typehttp://www.w3.org/2002/07/owl#ObjectProperty" calcext:value-type="string">
            <text:p>http://ontology.ontotext.com/taxonomy/almaMat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3]&amp;[.C83]&amp;[.D83]" office:value-type="string" office:string-value="http://ontology.ontotext.com/taxonomy/fieldOfWorkhttp://www.w3.org/1999/02/22-rdf-syntax-ns#typehttp://www.w3.org/2002/07/owl#ObjectProperty" calcext:value-type="string">
            <text:p>http://ontology.ontotext.com/taxonomy/fieldOfWorkhttp://www.w3.org/1999/02/22-rdf-syntax-ns#typehttp://www.w3.org/2002/07/owl#ObjectProperty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3];[$ontology_before_verisoning.A$1:.A$1048576];1;0)" office:value-type="string" office:string-value="http://ontology.ontotext.com/taxonomy/fieldOfWorkhttp://www.w3.org/1999/02/22-rdf-syntax-ns#typehttp://www.w3.org/2002/07/owl#ObjectProperty" calcext:value-type="string">
            <text:p>http://ontology.ontotext.com/taxonomy/fieldOfWork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4]&amp;[.C84]&amp;[.D84]" office:value-type="string" office:string-value="http://ontology.ontotext.com/taxonomy/positionHeldhttp://www.w3.org/1999/02/22-rdf-syntax-ns#typehttp://www.w3.org/2002/07/owl#ObjectProperty" calcext:value-type="string">
            <text:p>http://ontology.ontotext.com/taxonomy/positionHeldhttp://www.w3.org/1999/02/22-rdf-syntax-ns#typehttp://www.w3.org/2002/07/owl#ObjectProperty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4];[$ontology_before_verisoning.A$1:.A$1048576];1;0)" office:value-type="string" office:string-value="http://ontology.ontotext.com/taxonomy/positionHeldhttp://www.w3.org/1999/02/22-rdf-syntax-ns#typehttp://www.w3.org/2002/07/owl#ObjectProperty" calcext:value-type="string">
            <text:p>http://ontology.ontotext.com/taxonomy/positionHeld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5]&amp;[.C85]&amp;[.D85]" office:value-type="string" office:string-value="http://ontology.ontotext.com/taxonomy/religionhttp://www.w3.org/1999/02/22-rdf-syntax-ns#typehttp://www.w3.org/2002/07/owl#ObjectProperty" calcext:value-type="string">
            <text:p>http://ontology.ontotext.com/taxonomy/religionhttp://www.w3.org/1999/02/22-rdf-syntax-ns#typehttp://www.w3.org/2002/07/owl#ObjectProperty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5];[$ontology_before_verisoning.A$1:.A$1048576];1;0)" office:value-type="string" office:string-value="http://ontology.ontotext.com/taxonomy/religionhttp://www.w3.org/1999/02/22-rdf-syntax-ns#typehttp://www.w3.org/2002/07/owl#ObjectProperty" calcext:value-type="string">
            <text:p>http://ontology.ontotext.com/taxonomy/relig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6]&amp;[.C86]&amp;[.D86]" office:value-type="string" office:string-value="http://ontology.ontotext.com/taxonomy/motherhttp://www.w3.org/1999/02/22-rdf-syntax-ns#typehttp://www.w3.org/2002/07/owl#ObjectProperty" calcext:value-type="string">
            <text:p>http://ontology.ontotext.com/taxonomy/motherhttp://www.w3.org/1999/02/22-rdf-syntax-ns#typehttp://www.w3.org/2002/07/owl#ObjectProperty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6];[$ontology_before_verisoning.A$1:.A$1048576];1;0)" office:value-type="string" office:string-value="http://ontology.ontotext.com/taxonomy/motherhttp://www.w3.org/1999/02/22-rdf-syntax-ns#typehttp://www.w3.org/2002/07/owl#ObjectProperty" calcext:value-type="string">
            <text:p>http://ontology.ontotext.com/taxonomy/moth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7]&amp;[.C87]&amp;[.D87]" office:value-type="string" office:string-value="http://ontology.ontotext.com/taxonomy/fatherhttp://www.w3.org/1999/02/22-rdf-syntax-ns#typehttp://www.w3.org/2002/07/owl#ObjectProperty" calcext:value-type="string">
            <text:p>http://ontology.ontotext.com/taxonomy/fatherhttp://www.w3.org/1999/02/22-rdf-syntax-ns#typehttp://www.w3.org/2002/07/owl#ObjectProperty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7];[$ontology_before_verisoning.A$1:.A$1048576];1;0)" office:value-type="string" office:string-value="http://ontology.ontotext.com/taxonomy/fatherhttp://www.w3.org/1999/02/22-rdf-syntax-ns#typehttp://www.w3.org/2002/07/owl#ObjectProperty" calcext:value-type="string">
            <text:p>http://ontology.ontotext.com/taxonomy/fath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8]&amp;[.C88]&amp;[.D88]" office:value-type="string" office:string-value="http://ontology.ontotext.com/taxonomy/brotherhttp://www.w3.org/1999/02/22-rdf-syntax-ns#typehttp://www.w3.org/2002/07/owl#ObjectProperty" calcext:value-type="string">
            <text:p>http://ontology.ontotext.com/taxonomy/brotherhttp://www.w3.org/1999/02/22-rdf-syntax-ns#typehttp://www.w3.org/2002/07/owl#ObjectProperty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8];[$ontology_before_verisoning.A$1:.A$1048576];1;0)" office:value-type="string" office:string-value="http://ontology.ontotext.com/taxonomy/brotherhttp://www.w3.org/1999/02/22-rdf-syntax-ns#typehttp://www.w3.org/2002/07/owl#ObjectProperty" calcext:value-type="string">
            <text:p>http://ontology.ontotext.com/taxonomy/broth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89]&amp;[.C89]&amp;[.D89]" office:value-type="string" office:string-value="http://ontology.ontotext.com/taxonomy/sisterhttp://www.w3.org/1999/02/22-rdf-syntax-ns#typehttp://www.w3.org/2002/07/owl#ObjectProperty" calcext:value-type="string">
            <text:p>http://ontology.ontotext.com/taxonomy/sisterhttp://www.w3.org/1999/02/22-rdf-syntax-ns#typehttp://www.w3.org/2002/07/owl#ObjectProperty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89];[$ontology_before_verisoning.A$1:.A$1048576];1;0)" office:value-type="string" office:string-value="http://ontology.ontotext.com/taxonomy/sisterhttp://www.w3.org/1999/02/22-rdf-syntax-ns#typehttp://www.w3.org/2002/07/owl#ObjectProperty" calcext:value-type="string">
            <text:p>http://ontology.ontotext.com/taxonomy/sist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0]&amp;[.C90]&amp;[.D90]" office:value-type="string" office:string-value="http://ontology.ontotext.com/taxonomy/spousehttp://www.w3.org/1999/02/22-rdf-syntax-ns#typehttp://www.w3.org/2002/07/owl#ObjectProperty" calcext:value-type="string">
            <text:p>http://ontology.ontotext.com/taxonomy/spousehttp://www.w3.org/1999/02/22-rdf-syntax-ns#typehttp://www.w3.org/2002/07/owl#ObjectProperty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0];[$ontology_before_verisoning.A$1:.A$1048576];1;0)" office:value-type="string" office:string-value="http://ontology.ontotext.com/taxonomy/spousehttp://www.w3.org/1999/02/22-rdf-syntax-ns#typehttp://www.w3.org/2002/07/owl#ObjectProperty" calcext:value-type="string">
            <text:p>http://ontology.ontotext.com/taxonomy/spous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1]&amp;[.C91]&amp;[.D91]" office:value-type="string" office:string-value="http://ontology.ontotext.com/taxonomy/employerhttp://www.w3.org/1999/02/22-rdf-syntax-ns#typehttp://www.w3.org/2002/07/owl#ObjectProperty" calcext:value-type="string">
            <text:p>http://ontology.ontotext.com/taxonomy/employerhttp://www.w3.org/1999/02/22-rdf-syntax-ns#typehttp://www.w3.org/2002/07/owl#ObjectProperty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1];[$ontology_before_verisoning.A$1:.A$1048576];1;0)" office:value-type="string" office:string-value="http://ontology.ontotext.com/taxonomy/employerhttp://www.w3.org/1999/02/22-rdf-syntax-ns#typehttp://www.w3.org/2002/07/owl#ObjectProperty" calcext:value-type="string">
            <text:p>http://ontology.ontotext.com/taxonomy/employ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2]&amp;[.C92]&amp;[.D92]" office:value-type="string" office:string-value="http://ontology.ontotext.com/taxonomy/officialWebsitehttp://www.w3.org/1999/02/22-rdf-syntax-ns#typehttp://www.w3.org/2002/07/owl#ObjectProperty" calcext:value-type="string">
            <text:p>http://ontology.ontotext.com/taxonomy/officialWebsitehttp://www.w3.org/1999/02/22-rdf-syntax-ns#typehttp://www.w3.org/2002/07/owl#ObjectProperty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2];[$ontology_before_verisoning.A$1:.A$1048576];1;0)" office:value-type="string" office:string-value="http://ontology.ontotext.com/taxonomy/officialWebsitehttp://www.w3.org/1999/02/22-rdf-syntax-ns#typehttp://www.w3.org/2002/07/owl#ObjectProperty" calcext:value-type="string">
            <text:p>http://ontology.ontotext.com/taxonomy/officialWebsit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3]&amp;[.C93]&amp;[.D93]" office:value-type="string" office:string-value="http://ontology.ontotext.com/taxonomy/positionAtTeamhttp://www.w3.org/1999/02/22-rdf-syntax-ns#typehttp://www.w3.org/2002/07/owl#ObjectProperty" calcext:value-type="string">
            <text:p>http://ontology.ontotext.com/taxonomy/positionAtTeamhttp://www.w3.org/1999/02/22-rdf-syntax-ns#typehttp://www.w3.org/2002/07/owl#ObjectProperty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3];[$ontology_before_verisoning.A$1:.A$1048576];1;0)" office:value-type="string" office:string-value="http://ontology.ontotext.com/taxonomy/positionAtTeamhttp://www.w3.org/1999/02/22-rdf-syntax-ns#typehttp://www.w3.org/2002/07/owl#ObjectProperty" calcext:value-type="string">
            <text:p>http://ontology.ontotext.com/taxonomy/positionAtTeam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4]&amp;[.C94]&amp;[.D94]" office:value-type="string" office:string-value="http://ontology.ontotext.com/taxonomy/clubhttp://www.w3.org/1999/02/22-rdf-syntax-ns#typehttp://www.w3.org/2002/07/owl#ObjectProperty" calcext:value-type="string">
            <text:p>http://ontology.ontotext.com/taxonomy/clubhttp://www.w3.org/1999/02/22-rdf-syntax-ns#typehttp://www.w3.org/2002/07/owl#ObjectProperty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4];[$ontology_before_verisoning.A$1:.A$1048576];1;0)" office:value-type="string" office:string-value="http://ontology.ontotext.com/taxonomy/clubhttp://www.w3.org/1999/02/22-rdf-syntax-ns#typehttp://www.w3.org/2002/07/owl#ObjectProperty" calcext:value-type="string">
            <text:p>http://ontology.ontotext.com/taxonomy/club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5]&amp;[.C95]&amp;[.D95]" office:value-type="string" office:string-value="http://ontology.ontotext.com/taxonomy/countryForSporthttp://www.w3.org/1999/02/22-rdf-syntax-ns#typehttp://www.w3.org/2002/07/owl#ObjectProperty" calcext:value-type="string">
            <text:p>http://ontology.ontotext.com/taxonomy/countryForSport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5];[$ontology_before_verisoning.A$1:.A$1048576];1;0)" office:value-type="string" office:string-value="http://ontology.ontotext.com/taxonomy/countryForSporthttp://www.w3.org/1999/02/22-rdf-syntax-ns#typehttp://www.w3.org/2002/07/owl#ObjectProperty" calcext:value-type="string">
            <text:p>http://ontology.ontotext.com/taxonomy/countryForSpor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6]&amp;[.C96]&amp;[.D96]" office:value-type="string" office:string-value="http://ontology.ontotext.com/taxonomy/notableWorkhttp://www.w3.org/1999/02/22-rdf-syntax-ns#typehttp://www.w3.org/2002/07/owl#ObjectProperty" calcext:value-type="string">
            <text:p>http://ontology.ontotext.com/taxonomy/notableWorkhttp://www.w3.org/1999/02/22-rdf-syntax-ns#typehttp://www.w3.org/2002/07/owl#ObjectProperty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6];[$ontology_before_verisoning.A$1:.A$1048576];1;0)" office:value-type="string" office:string-value="http://ontology.ontotext.com/taxonomy/notableWorkhttp://www.w3.org/1999/02/22-rdf-syntax-ns#typehttp://www.w3.org/2002/07/owl#ObjectProperty" calcext:value-type="string">
            <text:p>http://ontology.ontotext.com/taxonomy/notableWork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7]&amp;[.C97]&amp;[.D97]" office:value-type="string" office:string-value="http://ontology.ontotext.com/taxonomy/instrumenthttp://www.w3.org/1999/02/22-rdf-syntax-ns#typehttp://www.w3.org/2002/07/owl#ObjectProperty" calcext:value-type="string">
            <text:p>http://ontology.ontotext.com/taxonomy/instrumenthttp://www.w3.org/1999/02/22-rdf-syntax-ns#typehttp://www.w3.org/2002/07/owl#ObjectProperty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7];[$ontology_before_verisoning.A$1:.A$1048576];1;0)" office:value-type="string" office:string-value="http://ontology.ontotext.com/taxonomy/instrumenthttp://www.w3.org/1999/02/22-rdf-syntax-ns#typehttp://www.w3.org/2002/07/owl#ObjectProperty" calcext:value-type="string">
            <text:p>http://ontology.ontotext.com/taxonomy/instrume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8]&amp;[.C98]&amp;[.D98]" office:value-type="string" office:string-value="http://ontology.ontotext.com/taxonomy/memberOfPoliticalPartyhttp://www.w3.org/1999/02/22-rdf-syntax-ns#typehttp://www.w3.org/2002/07/owl#ObjectProperty" calcext:value-type="string">
            <text:p>http://ontology.ontotext.com/taxonomy/memberOfPoliticalPartyhttp://www.w3.org/1999/02/22-rdf-syntax-ns#typehttp://www.w3.org/2002/07/owl#ObjectPrope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8];[$ontology_before_verisoning.A$1:.A$1048576];1;0)" office:value-type="string" office:string-value="http://ontology.ontotext.com/taxonomy/memberOfPoliticalPartyhttp://www.w3.org/1999/02/22-rdf-syntax-ns#typehttp://www.w3.org/2002/07/owl#ObjectProperty" calcext:value-type="string">
            <text:p>http://ontology.ontotext.com/taxonomy/memberOfPoliticalPart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99]&amp;[.C99]&amp;[.D99]" office:value-type="string" office:string-value="http://ontology.ontotext.com/taxonomy/nobleFamilyhttp://www.w3.org/1999/02/22-rdf-syntax-ns#typehttp://www.w3.org/2002/07/owl#ObjectProperty" calcext:value-type="string">
            <text:p>http://ontology.ontotext.com/taxonomy/nobleFamilyhttp://www.w3.org/1999/02/22-rdf-syntax-ns#typehttp://www.w3.org/2002/07/owl#ObjectPropert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99];[$ontology_before_verisoning.A$1:.A$1048576];1;0)" office:value-type="string" office:string-value="http://ontology.ontotext.com/taxonomy/nobleFamilyhttp://www.w3.org/1999/02/22-rdf-syntax-ns#typehttp://www.w3.org/2002/07/owl#ObjectProperty" calcext:value-type="string">
            <text:p>http://ontology.ontotext.com/taxonomy/nobleFamil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0]&amp;[.C100]&amp;[.D100]" office:value-type="string" office:string-value="http://ontology.ontotext.com/taxonomy/coatOfArmsImagehttp://www.w3.org/1999/02/22-rdf-syntax-ns#typehttp://www.w3.org/2002/07/owl#ObjectProperty" calcext:value-type="string">
            <text:p>http://ontology.ontotext.com/taxonomy/coatOfArmsImagehttp://www.w3.org/1999/02/22-rdf-syntax-ns#typehttp://www.w3.org/2002/07/owl#ObjectProperty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0];[$ontology_before_verisoning.A$1:.A$1048576];1;0)" office:value-type="string" office:string-value="http://ontology.ontotext.com/taxonomy/coatOfArmsImagehttp://www.w3.org/1999/02/22-rdf-syntax-ns#typehttp://www.w3.org/2002/07/owl#ObjectProperty" calcext:value-type="string">
            <text:p>http://ontology.ontotext.com/taxonomy/coatOfArmsImag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1]&amp;[.C101]&amp;[.D101]" office:value-type="string" office:string-value="http://ontology.ontotext.com/taxonomy/inceptionhttp://www.w3.org/1999/02/22-rdf-syntax-ns#typehttp://www.w3.org/2002/07/owl#ObjectProperty" calcext:value-type="string">
            <text:p>http://ontology.ontotext.com/taxonomy/inceptionhttp://www.w3.org/1999/02/22-rdf-syntax-ns#typehttp://www.w3.org/2002/07/owl#ObjectProperty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1];[$ontology_before_verisoning.A$1:.A$1048576];1;0)" office:value-type="string" office:string-value="http://ontology.ontotext.com/taxonomy/inceptionhttp://www.w3.org/1999/02/22-rdf-syntax-ns#typehttp://www.w3.org/2002/07/owl#ObjectProperty" calcext:value-type="string">
            <text:p>http://ontology.ontotext.com/taxonomy/incep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2]&amp;[.C102]&amp;[.D102]" office:value-type="string" office:string-value="http://ontology.ontotext.com/taxonomy/logoImagehttp://www.w3.org/1999/02/22-rdf-syntax-ns#typehttp://www.w3.org/2002/07/owl#ObjectProperty" calcext:value-type="string">
            <text:p>http://ontology.ontotext.com/taxonomy/logoImagehttp://www.w3.org/1999/02/22-rdf-syntax-ns#typehttp://www.w3.org/2002/07/owl#ObjectProperty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2];[$ontology_before_verisoning.A$1:.A$1048576];1;0)" office:value-type="string" office:string-value="http://ontology.ontotext.com/taxonomy/logoImagehttp://www.w3.org/1999/02/22-rdf-syntax-ns#typehttp://www.w3.org/2002/07/owl#ObjectProperty" calcext:value-type="string">
            <text:p>http://ontology.ontotext.com/taxonomy/logoImag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3]&amp;[.C103]&amp;[.D103]" office:value-type="string" office:string-value="http://ontology.ontotext.com/taxonomy/headquartersLocationhttp://www.w3.org/1999/02/22-rdf-syntax-ns#typehttp://www.w3.org/2002/07/owl#ObjectProperty" calcext:value-type="string">
            <text:p>http://ontology.ontotext.com/taxonomy/headquartersLocationhttp://www.w3.org/1999/02/22-rdf-syntax-ns#typehttp://www.w3.org/2002/07/owl#ObjectProperty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3];[$ontology_before_verisoning.A$1:.A$1048576];1;0)" office:value-type="string" office:string-value="http://ontology.ontotext.com/taxonomy/headquartersLocationhttp://www.w3.org/1999/02/22-rdf-syntax-ns#typehttp://www.w3.org/2002/07/owl#ObjectProperty" calcext:value-type="string">
            <text:p>http://ontology.ontotext.com/taxonomy/headquartersLoca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4]&amp;[.C104]&amp;[.D104]" office:value-type="string" office:string-value="http://ontology.ontotext.com/taxonomy/industryhttp://www.w3.org/1999/02/22-rdf-syntax-ns#typehttp://www.w3.org/2002/07/owl#ObjectProperty" calcext:value-type="string">
            <text:p>http://ontology.ontotext.com/taxonomy/industryhttp://www.w3.org/1999/02/22-rdf-syntax-ns#typehttp://www.w3.org/2002/07/owl#ObjectPropert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4];[$ontology_before_verisoning.A$1:.A$1048576];1;0)" office:value-type="string" office:string-value="http://ontology.ontotext.com/taxonomy/industryhttp://www.w3.org/1999/02/22-rdf-syntax-ns#typehttp://www.w3.org/2002/07/owl#ObjectProperty" calcext:value-type="string">
            <text:p>http://ontology.ontotext.com/taxonomy/industr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5]&amp;[.C105]&amp;[.D105]" office:value-type="string" office:string-value="http://ontology.ontotext.com/taxonomy/productionhttp://www.w3.org/1999/02/22-rdf-syntax-ns#typehttp://www.w3.org/2002/07/owl#ObjectProperty" calcext:value-type="string">
            <text:p>http://ontology.ontotext.com/taxonomy/productionhttp://www.w3.org/1999/02/22-rdf-syntax-ns#typehttp://www.w3.org/2002/07/owl#ObjectProperty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5];[$ontology_before_verisoning.A$1:.A$1048576];1;0)" office:value-type="string" office:string-value="http://ontology.ontotext.com/taxonomy/productionhttp://www.w3.org/1999/02/22-rdf-syntax-ns#typehttp://www.w3.org/2002/07/owl#ObjectProperty" calcext:value-type="string">
            <text:p>http://ontology.ontotext.com/taxonomy/produc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6]&amp;[.C106]&amp;[.D106]" office:value-type="string" office:string-value="http://ontology.ontotext.com/taxonomy/founderhttp://www.w3.org/1999/02/22-rdf-syntax-ns#typehttp://www.w3.org/2002/07/owl#ObjectProperty" calcext:value-type="string">
            <text:p>http://ontology.ontotext.com/taxonomy/founderhttp://www.w3.org/1999/02/22-rdf-syntax-ns#typehttp://www.w3.org/2002/07/owl#ObjectProperty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6];[$ontology_before_verisoning.A$1:.A$1048576];1;0)" office:value-type="string" office:string-value="http://ontology.ontotext.com/taxonomy/founderhttp://www.w3.org/1999/02/22-rdf-syntax-ns#typehttp://www.w3.org/2002/07/owl#ObjectProperty" calcext:value-type="string">
            <text:p>http://ontology.ontotext.com/taxonomy/found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7]&amp;[.C107]&amp;[.D107]" office:value-type="string" office:string-value="http://ontology.ontotext.com/taxonomy/CEOhttp://www.w3.org/1999/02/22-rdf-syntax-ns#typehttp://www.w3.org/2002/07/owl#ObjectProperty" calcext:value-type="string">
            <text:p>http://ontology.ontotext.com/taxonomy/CEOhttp://www.w3.org/1999/02/22-rdf-syntax-ns#typehttp://www.w3.org/2002/07/owl#ObjectProperty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7];[$ontology_before_verisoning.A$1:.A$1048576];1;0)" office:value-type="string" office:string-value="http://ontology.ontotext.com/taxonomy/CEOhttp://www.w3.org/1999/02/22-rdf-syntax-ns#typehttp://www.w3.org/2002/07/owl#ObjectProperty" calcext:value-type="string">
            <text:p>http://ontology.ontotext.com/taxonomy/CEO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8]&amp;[.C108]&amp;[.D108]" office:value-type="string" office:string-value="http://ontology.ontotext.com/taxonomy/chairpersonhttp://www.w3.org/1999/02/22-rdf-syntax-ns#typehttp://www.w3.org/2002/07/owl#ObjectProperty" calcext:value-type="string">
            <text:p>http://ontology.ontotext.com/taxonomy/chairpersonhttp://www.w3.org/1999/02/22-rdf-syntax-ns#typehttp://www.w3.org/2002/07/owl#ObjectPropert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8];[$ontology_before_verisoning.A$1:.A$1048576];1;0)" office:value-type="string" office:string-value="http://ontology.ontotext.com/taxonomy/chairpersonhttp://www.w3.org/1999/02/22-rdf-syntax-ns#typehttp://www.w3.org/2002/07/owl#ObjectProperty" calcext:value-type="string">
            <text:p>http://ontology.ontotext.com/taxonomy/chairpers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09]&amp;[.C109]&amp;[.D109]" office:value-type="string" office:string-value="http://ontology.ontotext.com/taxonomy/websitehttp://www.w3.org/1999/02/22-rdf-syntax-ns#typehttp://www.w3.org/2002/07/owl#ObjectProperty" calcext:value-type="string">
            <text:p>http://ontology.ontotext.com/taxonomy/websitehttp://www.w3.org/1999/02/22-rdf-syntax-ns#typehttp://www.w3.org/2002/07/owl#ObjectProperty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09];[$ontology_before_verisoning.A$1:.A$1048576];1;0)" office:value-type="string" office:string-value="http://ontology.ontotext.com/taxonomy/websitehttp://www.w3.org/1999/02/22-rdf-syntax-ns#typehttp://www.w3.org/2002/07/owl#ObjectProperty" calcext:value-type="string">
            <text:p>http://ontology.ontotext.com/taxonomy/websit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0]&amp;[.C110]&amp;[.D110]" office:value-type="string" office:string-value="http://ontology.ontotext.com/taxonomy/affiliationhttp://www.w3.org/1999/02/22-rdf-syntax-ns#typehttp://www.w3.org/2002/07/owl#ObjectProperty" calcext:value-type="string">
            <text:p>http://ontology.ontotext.com/taxonomy/affiliationhttp://www.w3.org/1999/02/22-rdf-syntax-ns#typehttp://www.w3.org/2002/07/owl#ObjectProperty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0];[$ontology_before_verisoning.A$1:.A$1048576];1;0)" office:value-type="string" office:string-value="http://ontology.ontotext.com/taxonomy/affiliationhttp://www.w3.org/1999/02/22-rdf-syntax-ns#typehttp://www.w3.org/2002/07/owl#ObjectProperty" calcext:value-type="string">
            <text:p>http://ontology.ontotext.com/taxonomy/affilia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1]&amp;[.C111]&amp;[.D111]" office:value-type="string" office:string-value="http://ontology.ontotext.com/taxonomy/subsidiarieshttp://www.w3.org/1999/02/22-rdf-syntax-ns#typehttp://www.w3.org/2002/07/owl#ObjectProperty" calcext:value-type="string">
            <text:p>http://ontology.ontotext.com/taxonomy/subsidiarieshttp://www.w3.org/1999/02/22-rdf-syntax-ns#typehttp://www.w3.org/2002/07/owl#ObjectPropert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1];[$ontology_before_verisoning.A$1:.A$1048576];1;0)" office:value-type="string" office:string-value="http://ontology.ontotext.com/taxonomy/subsidiarieshttp://www.w3.org/1999/02/22-rdf-syntax-ns#typehttp://www.w3.org/2002/07/owl#ObjectProperty" calcext:value-type="string">
            <text:p>http://ontology.ontotext.com/taxonomy/subsidiaries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2]&amp;[.C112]&amp;[.D112]" office:value-type="string" office:string-value="http://ontology.ontotext.com/taxonomy/parentCompanyhttp://www.w3.org/1999/02/22-rdf-syntax-ns#typehttp://www.w3.org/2002/07/owl#ObjectProperty" calcext:value-type="string">
            <text:p>http://ontology.ontotext.com/taxonomy/parentCompanyhttp://www.w3.org/1999/02/22-rdf-syntax-ns#typehttp://www.w3.org/2002/07/owl#ObjectPropert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2];[$ontology_before_verisoning.A$1:.A$1048576];1;0)" office:value-type="string" office:string-value="http://ontology.ontotext.com/taxonomy/parentCompanyhttp://www.w3.org/1999/02/22-rdf-syntax-ns#typehttp://www.w3.org/2002/07/owl#ObjectProperty" calcext:value-type="string">
            <text:p>http://ontology.ontotext.com/taxonomy/parentCompan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3]&amp;[.C113]&amp;[.D113]" office:value-type="string" office:string-value="http://ontology.ontotext.com/taxonomy/continenthttp://www.w3.org/1999/02/22-rdf-syntax-ns#typehttp://www.w3.org/2002/07/owl#ObjectProperty" calcext:value-type="string">
            <text:p>http://ontology.ontotext.com/taxonomy/continenthttp://www.w3.org/1999/02/22-rdf-syntax-ns#typehttp://www.w3.org/2002/07/owl#ObjectProperty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3];[$ontology_before_verisoning.A$1:.A$1048576];1;0)" office:value-type="string" office:string-value="http://ontology.ontotext.com/taxonomy/continenthttp://www.w3.org/1999/02/22-rdf-syntax-ns#typehttp://www.w3.org/2002/07/owl#ObjectProperty" calcext:value-type="string">
            <text:p>http://ontology.ontotext.com/taxonomy/contine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4]&amp;[.C114]&amp;[.D114]" office:value-type="string" office:string-value="http://ontology.ontotext.com/taxonomy/countryhttp://www.w3.org/1999/02/22-rdf-syntax-ns#typehttp://www.w3.org/2002/07/owl#ObjectProperty" calcext:value-type="string">
            <text:p>http://ontology.ontotext.com/taxonomy/country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4];[$ontology_before_verisoning.A$1:.A$1048576];1;0)" office:value-type="string" office:string-value="http://ontology.ontotext.com/taxonomy/countryhttp://www.w3.org/1999/02/22-rdf-syntax-ns#typehttp://www.w3.org/2002/07/owl#ObjectProperty" calcext:value-type="string">
            <text:p>http://ontology.ontotext.com/taxonomy/countr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5]&amp;[.C115]&amp;[.D115]" office:value-type="string" office:string-value="http://ontology.ontotext.com/taxonomy/populationhttp://www.w3.org/1999/02/22-rdf-syntax-ns#typehttp://www.w3.org/2002/07/owl#ObjectProperty" calcext:value-type="string">
            <text:p>http://ontology.ontotext.com/taxonomy/populationhttp://www.w3.org/1999/02/22-rdf-syntax-ns#typehttp://www.w3.org/2002/07/owl#ObjectProperty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5];[$ontology_before_verisoning.A$1:.A$1048576];1;0)" office:value-type="string" office:string-value="http://ontology.ontotext.com/taxonomy/populationhttp://www.w3.org/1999/02/22-rdf-syntax-ns#typehttp://www.w3.org/2002/07/owl#ObjectProperty" calcext:value-type="string">
            <text:p>http://ontology.ontotext.com/taxonomy/popula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6]&amp;[.C116]&amp;[.D116]" office:value-type="string" office:string-value="http://ontology.ontotext.com/taxonomy/capitalhttp://www.w3.org/1999/02/22-rdf-syntax-ns#typehttp://www.w3.org/2002/07/owl#ObjectProperty" calcext:value-type="string">
            <text:p>http://ontology.ontotext.com/taxonomy/capitalhttp://www.w3.org/1999/02/22-rdf-syntax-ns#typehttp://www.w3.org/2002/07/owl#ObjectProper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6];[$ontology_before_verisoning.A$1:.A$1048576];1;0)" office:value-type="string" office:string-value="http://ontology.ontotext.com/taxonomy/capitalhttp://www.w3.org/1999/02/22-rdf-syntax-ns#typehttp://www.w3.org/2002/07/owl#ObjectProperty" calcext:value-type="string">
            <text:p>http://ontology.ontotext.com/taxonomy/capital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7]&amp;[.C117]&amp;[.D117]" office:value-type="string" office:string-value="http://ontology.ontotext.com/taxonomy/officialLanguagehttp://www.w3.org/1999/02/22-rdf-syntax-ns#typehttp://www.w3.org/2002/07/owl#ObjectProperty" calcext:value-type="string">
            <text:p>http://ontology.ontotext.com/taxonomy/officialLanguagehttp://www.w3.org/1999/02/22-rdf-syntax-ns#typehttp://www.w3.org/2002/07/owl#ObjectProperty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7];[$ontology_before_verisoning.A$1:.A$1048576];1;0)" office:value-type="string" office:string-value="http://ontology.ontotext.com/taxonomy/officialLanguagehttp://www.w3.org/1999/02/22-rdf-syntax-ns#typehttp://www.w3.org/2002/07/owl#ObjectProperty" calcext:value-type="string">
            <text:p>http://ontology.ontotext.com/taxonomy/officialLanguag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8]&amp;[.C118]&amp;[.D118]" office:value-type="string" office:string-value="http://ontology.ontotext.com/taxonomy/headOfStatehttp://www.w3.org/1999/02/22-rdf-syntax-ns#typehttp://www.w3.org/2002/07/owl#ObjectProperty" calcext:value-type="string">
            <text:p>http://ontology.ontotext.com/taxonomy/headOfStatehttp://www.w3.org/1999/02/22-rdf-syntax-ns#typehttp://www.w3.org/2002/07/owl#ObjectPropert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8];[$ontology_before_verisoning.A$1:.A$1048576];1;0)" office:value-type="string" office:string-value="http://ontology.ontotext.com/taxonomy/headOfStatehttp://www.w3.org/1999/02/22-rdf-syntax-ns#typehttp://www.w3.org/2002/07/owl#ObjectProperty" calcext:value-type="string">
            <text:p>http://ontology.ontotext.com/taxonomy/headOfStat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19]&amp;[.C119]&amp;[.D119]" office:value-type="string" office:string-value="http://ontology.ontotext.com/taxonomy/capitalOfhttp://www.w3.org/1999/02/22-rdf-syntax-ns#typehttp://www.w3.org/2002/07/owl#ObjectProperty" calcext:value-type="string">
            <text:p>http://ontology.ontotext.com/taxonomy/capitalOfhttp://www.w3.org/1999/02/22-rdf-syntax-ns#typehttp://www.w3.org/2002/07/owl#ObjectProperty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19];[$ontology_before_verisoning.A$1:.A$1048576];1;0)" office:value-type="string" office:string-value="http://ontology.ontotext.com/taxonomy/capitalOfhttp://www.w3.org/1999/02/22-rdf-syntax-ns#typehttp://www.w3.org/2002/07/owl#ObjectProperty" calcext:value-type="string">
            <text:p>http://ontology.ontotext.com/taxonomy/capitalOf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20]&amp;[.C120]&amp;[.D120]" office:value-type="string" office:string-value="http://ontology.ontotext.com/taxonomy/latitudehttp://www.w3.org/1999/02/22-rdf-syntax-ns#typehttp://www.w3.org/2002/07/owl#DatatypeProperty" calcext:value-type="string">
            <text:p>http://ontology.ontotext.com/taxonomy/latitudehttp://www.w3.org/1999/02/22-rdf-syntax-ns#typehttp://www.w3.org/2002/07/owl#DatatypeProperty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20];[$ontology_before_verisoning.A$1:.A$1048576];1;0)" office:value-type="string" office:string-value="http://ontology.ontotext.com/taxonomy/latitudehttp://www.w3.org/1999/02/22-rdf-syntax-ns#typehttp://www.w3.org/2002/07/owl#DatatypeProperty" calcext:value-type="string">
            <text:p>http://ontology.ontotext.com/taxonomy/latitud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21]&amp;[.C121]&amp;[.D121]" office:value-type="string" office:string-value="http://ontology.ontotext.com/taxonomy/longitudehttp://www.w3.org/1999/02/22-rdf-syntax-ns#typehttp://www.w3.org/2002/07/owl#DatatypeProperty" calcext:value-type="string">
            <text:p>http://ontology.ontotext.com/taxonomy/longitudehttp://www.w3.org/1999/02/22-rdf-syntax-ns#typehttp://www.w3.org/2002/07/owl#DatatypeProperty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21];[$ontology_before_verisoning.A$1:.A$1048576];1;0)" office:value-type="string" office:string-value="http://ontology.ontotext.com/taxonomy/longitudehttp://www.w3.org/1999/02/22-rdf-syntax-ns#typehttp://www.w3.org/2002/07/owl#DatatypeProperty" calcext:value-type="string">
            <text:p>http://ontology.ontotext.com/taxonomy/longitud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22]&amp;[.C122]&amp;[.D122]" office:value-type="string" office:string-value="http://ontology.ontotext.com/publishinghttp://www.w3.org/1999/02/22-rdf-syntax-ns#typehttp://www.w3.org/2002/07/owl#Ontology" calcext:value-type="string">
            <text:p>http://ontology.ontotext.com/publishinghttp://www.w3.org/1999/02/22-rdf-syntax-ns#typehttp://www.w3.org/2002/07/owl#Ontology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ntology</text:p>
          </table:table-cell>
          <table:table-cell table:formula="of:=VLOOKUP([.A122];[$ontology_before_verisoning.A$1:.A$1048576];1;0)" office:value-type="string" office:string-value="http://ontology.ontotext.com/publishinghttp://www.w3.org/1999/02/22-rdf-syntax-ns#typehttp://www.w3.org/2002/07/owl#Ontology" calcext:value-type="string">
            <text:p>http://ontology.ontotext.com/publishinghttp://www.w3.org/1999/02/22-rdf-syntax-ns#typehttp://www.w3.org/2002/07/owl#Ontology</text:p>
          </table:table-cell>
          <table:table-cell table:number-columns-repeated="1019"/>
        </table:table-row>
        <table:table-row table:style-name="ro1" table:visibility="filter">
          <table:table-cell table:formula="of:=[.B123]&amp;[.C123]&amp;[.D123]" office:value-type="string" office:string-value="http://ontology.ontotext.com/publishing#Featurehttp://www.w3.org/1999/02/22-rdf-syntax-ns#typehttp://www.w3.org/2002/07/owl#Class" calcext:value-type="string">
            <text:p>http://ontology.ontotext.com/publishing#Featurehttp://www.w3.org/1999/02/22-rdf-syntax-ns#typehttp://www.w3.org/2002/07/owl#Class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3];[$ontology_before_verisoning.A$1:.A$1048576];1;0)" office:value-type="string" office:string-value="http://ontology.ontotext.com/publishing#Featurehttp://www.w3.org/1999/02/22-rdf-syntax-ns#typehttp://www.w3.org/2002/07/owl#Class" calcext:value-type="string">
            <text:p>http://ontology.ontotext.com/publishing#Featur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4]&amp;[.C124]&amp;[.D124]" office:value-type="string" office:string-value="http://ontology.ontotext.com/publishing#DocumentTopichttp://www.w3.org/1999/02/22-rdf-syntax-ns#typehttp://www.w3.org/2002/07/owl#Class" calcext:value-type="string">
            <text:p>http://ontology.ontotext.com/publishing#DocumentTopichttp://www.w3.org/1999/02/22-rdf-syntax-ns#typehttp://www.w3.org/2002/07/owl#Class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4];[$ontology_before_verisoning.A$1:.A$1048576];1;0)" office:value-type="string" office:string-value="http://ontology.ontotext.com/publishing#DocumentTopichttp://www.w3.org/1999/02/22-rdf-syntax-ns#typehttp://www.w3.org/2002/07/owl#Class" calcext:value-type="string">
            <text:p>http://ontology.ontotext.com/publishing#DocumentTopic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5]&amp;[.C125]&amp;[.D125]" office:value-type="string" office:string-value="http://ontology.ontotext.com/publishing#Categoryhttp://www.w3.org/1999/02/22-rdf-syntax-ns#typehttp://www.w3.org/2002/07/owl#Class" calcext:value-type="string">
            <text:p>http://ontology.ontotext.com/publishing#Categoryhttp://www.w3.org/1999/02/22-rdf-syntax-ns#typehttp://www.w3.org/2002/07/owl#Class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5];[$ontology_before_verisoning.A$1:.A$1048576];1;0)" office:value-type="string" office:string-value="http://ontology.ontotext.com/publishing#Categoryhttp://www.w3.org/1999/02/22-rdf-syntax-ns#typehttp://www.w3.org/2002/07/owl#Class" calcext:value-type="string">
            <text:p>http://ontology.ontotext.com/publishing#Category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6]&amp;[.C126]&amp;[.D126]" office:value-type="string" office:string-value="http://ontology.ontotext.com/publishing#Mentionhttp://www.w3.org/1999/02/22-rdf-syntax-ns#typehttp://www.w3.org/2002/07/owl#Class" calcext:value-type="string">
            <text:p>http://ontology.ontotext.com/publishing#Mentionhttp://www.w3.org/1999/02/22-rdf-syntax-ns#typehttp://www.w3.org/2002/07/owl#Class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6];[$ontology_before_verisoning.A$1:.A$1048576];1;0)" office:value-type="string" office:string-value="http://ontology.ontotext.com/publishing#Mentionhttp://www.w3.org/1999/02/22-rdf-syntax-ns#typehttp://www.w3.org/2002/07/owl#Class" calcext:value-type="string">
            <text:p>http://ontology.ontotext.com/publishing#Men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7]&amp;[.C127]&amp;[.D127]" office:value-type="string" office:string-value="http://ontology.ontotext.com/publishing#TextMentionhttp://www.w3.org/1999/02/22-rdf-syntax-ns#typehttp://www.w3.org/2002/07/owl#Class" calcext:value-type="string">
            <text:p>http://ontology.ontotext.com/publishing#TextMentionhttp://www.w3.org/1999/02/22-rdf-syntax-ns#typehttp://www.w3.org/2002/07/owl#Class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7];[$ontology_before_verisoning.A$1:.A$1048576];1;0)" office:value-type="string" office:string-value="http://ontology.ontotext.com/publishing#TextMentionhttp://www.w3.org/1999/02/22-rdf-syntax-ns#typehttp://www.w3.org/2002/07/owl#Class" calcext:value-type="string">
            <text:p>http://ontology.ontotext.com/publishing#TextMen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8]&amp;[.C128]&amp;[.D128]" office:value-type="string" office:string-value="http://ontology.ontotext.com/publishing#EntitySourcehttp://www.w3.org/1999/02/22-rdf-syntax-ns#typehttp://www.w3.org/2002/07/owl#Class" calcext:value-type="string">
            <text:p>http://ontology.ontotext.com/publishing#EntitySourcehttp://www.w3.org/1999/02/22-rdf-syntax-ns#typehttp://www.w3.org/2002/07/owl#Class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8];[$ontology_before_verisoning.A$1:.A$1048576];1;0)" office:value-type="string" office:string-value="http://ontology.ontotext.com/publishing#EntitySourcehttp://www.w3.org/1999/02/22-rdf-syntax-ns#typehttp://www.w3.org/2002/07/owl#Class" calcext:value-type="string">
            <text:p>http://ontology.ontotext.com/publishing#EntitySourc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29]&amp;[.C129]&amp;[.D129]" office:value-type="string" office:string-value="http://ontology.ontotext.com/publishing#LinkedDatasetSourcehttp://www.w3.org/1999/02/22-rdf-syntax-ns#typehttp://www.w3.org/2002/07/owl#Class" calcext:value-type="string">
            <text:p>http://ontology.ontotext.com/publishing#LinkedDatasetSourcehttp://www.w3.org/1999/02/22-rdf-syntax-ns#typehttp://www.w3.org/2002/07/owl#Class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29];[$ontology_before_verisoning.A$1:.A$1048576];1;0)" office:value-type="string" office:string-value="http://ontology.ontotext.com/publishing#LinkedDatasetSourcehttp://www.w3.org/1999/02/22-rdf-syntax-ns#typehttp://www.w3.org/2002/07/owl#Class" calcext:value-type="string">
            <text:p>http://ontology.ontotext.com/publishing#LinkedDatasetSourc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0]&amp;[.C130]&amp;[.D130]" office:value-type="string" office:string-value="http://ontology.ontotext.com/publishing#NamedEntityRecognitionSourcehttp://www.w3.org/1999/02/22-rdf-syntax-ns#typehttp://www.w3.org/2002/07/owl#Class" calcext:value-type="string">
            <text:p>http://ontology.ontotext.com/publishing#NamedEntityRecognitionSourcehttp://www.w3.org/1999/02/22-rdf-syntax-ns#typehttp://www.w3.org/2002/07/owl#Class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0];[$ontology_before_verisoning.A$1:.A$1048576];1;0)" office:value-type="string" office:string-value="http://ontology.ontotext.com/publishing#NamedEntityRecognitionSourcehttp://www.w3.org/1999/02/22-rdf-syntax-ns#typehttp://www.w3.org/2002/07/owl#Class" calcext:value-type="string">
            <text:p>http://ontology.ontotext.com/publishing#NamedEntityRecognitionSourc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1]&amp;[.C131]&amp;[.D131]" office:value-type="string" office:string-value="http://ontology.ontotext.com/publishing#Assethttp://www.w3.org/1999/02/22-rdf-syntax-ns#typehttp://www.w3.org/2002/07/owl#Class" calcext:value-type="string">
            <text:p>http://ontology.ontotext.com/publishing#Assethttp://www.w3.org/1999/02/22-rdf-syntax-ns#typehttp://www.w3.org/2002/07/owl#Class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1];[$ontology_before_verisoning.A$1:.A$1048576];1;0)" office:value-type="string" office:string-value="http://ontology.ontotext.com/publishing#Assethttp://www.w3.org/1999/02/22-rdf-syntax-ns#typehttp://www.w3.org/2002/07/owl#Class" calcext:value-type="string">
            <text:p>http://ontology.ontotext.com/publishing#Asse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2]&amp;[.C132]&amp;[.D132]" office:value-type="string" office:string-value="http://ontology.ontotext.com/publishing#Imagehttp://www.w3.org/1999/02/22-rdf-syntax-ns#typehttp://www.w3.org/2002/07/owl#Class" calcext:value-type="string">
            <text:p>http://ontology.ontotext.com/publishing#Imagehttp://www.w3.org/1999/02/22-rdf-syntax-ns#typehttp://www.w3.org/2002/07/owl#Class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2];[$ontology_before_verisoning.A$1:.A$1048576];1;0)" office:value-type="string" office:string-value="http://ontology.ontotext.com/publishing#Imagehttp://www.w3.org/1999/02/22-rdf-syntax-ns#typehttp://www.w3.org/2002/07/owl#Class" calcext:value-type="string">
            <text:p>http://ontology.ontotext.com/publishing#Imag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3]&amp;[.C133]&amp;[.D133]" office:value-type="string" office:string-value="http://ontology.ontotext.com/publishing#Videohttp://www.w3.org/1999/02/22-rdf-syntax-ns#typehttp://www.w3.org/2002/07/owl#Class" calcext:value-type="string">
            <text:p>http://ontology.ontotext.com/publishing#Videohttp://www.w3.org/1999/02/22-rdf-syntax-ns#typehttp://www.w3.org/2002/07/owl#Class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3];[$ontology_before_verisoning.A$1:.A$1048576];1;0)" office:value-type="string" office:string-value="http://ontology.ontotext.com/publishing#Videohttp://www.w3.org/1999/02/22-rdf-syntax-ns#typehttp://www.w3.org/2002/07/owl#Class" calcext:value-type="string">
            <text:p>http://ontology.ontotext.com/publishing#Video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4]&amp;[.C134]&amp;[.D134]" office:value-type="string" office:string-value="http://ontology.ontotext.com/publishing#Documenthttp://www.w3.org/1999/02/22-rdf-syntax-ns#typehttp://www.w3.org/2002/07/owl#Class" calcext:value-type="string">
            <text:p>http://ontology.ontotext.com/publishing#Documenthttp://www.w3.org/1999/02/22-rdf-syntax-ns#typehttp://www.w3.org/2002/07/owl#Class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4];[$ontology_before_verisoning.A$1:.A$1048576];1;0)" office:value-type="string" office:string-value="http://ontology.ontotext.com/publishing#Documenthttp://www.w3.org/1999/02/22-rdf-syntax-ns#typehttp://www.w3.org/2002/07/owl#Class" calcext:value-type="string">
            <text:p>http://ontology.ontotext.com/publishing#Documen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5]&amp;[.C135]&amp;[.D135]" office:value-type="string" office:string-value="http://ontology.ontotext.com/publishing#PresentableDocumenthttp://www.w3.org/1999/02/22-rdf-syntax-ns#typehttp://www.w3.org/2002/07/owl#Class" calcext:value-type="string">
            <text:p>http://ontology.ontotext.com/publishing#PresentableDocumenthttp://www.w3.org/1999/02/22-rdf-syntax-ns#typehttp://www.w3.org/2002/07/owl#Class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5];[$ontology_before_verisoning.A$1:.A$1048576];1;0)" office:value-type="string" office:string-value="http://ontology.ontotext.com/publishing#PresentableDocumenthttp://www.w3.org/1999/02/22-rdf-syntax-ns#typehttp://www.w3.org/2002/07/owl#Class" calcext:value-type="string">
            <text:p>http://ontology.ontotext.com/publishing#PresentableDocumen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6]&amp;[.C136]&amp;[.D136]" office:value-type="string" office:string-value="http://ontology.ontotext.com/publishing#DocumentClusterhttp://www.w3.org/1999/02/22-rdf-syntax-ns#typehttp://www.w3.org/2002/07/owl#Class" calcext:value-type="string">
            <text:p>http://ontology.ontotext.com/publishing#DocumentClusterhttp://www.w3.org/1999/02/22-rdf-syntax-ns#typehttp://www.w3.org/2002/07/owl#Class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6];[$ontology_before_verisoning.A$1:.A$1048576];1;0)" office:value-type="string" office:string-value="http://ontology.ontotext.com/publishing#DocumentClusterhttp://www.w3.org/1999/02/22-rdf-syntax-ns#typehttp://www.w3.org/2002/07/owl#Class" calcext:value-type="string">
            <text:p>http://ontology.ontotext.com/publishing#DocumentCluster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7]&amp;[.C137]&amp;[.D137]" office:value-type="string" office:string-value="http://ontology.ontotext.com/publishing#ProfileInformationhttp://www.w3.org/1999/02/22-rdf-syntax-ns#typehttp://www.w3.org/2002/07/owl#Class" calcext:value-type="string">
            <text:p>http://ontology.ontotext.com/publishing#ProfileInformationhttp://www.w3.org/1999/02/22-rdf-syntax-ns#typehttp://www.w3.org/2002/07/owl#Class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7];[$ontology_before_verisoning.A$1:.A$1048576];1;0)" office:value-type="string" office:string-value="http://ontology.ontotext.com/publishing#ProfileInformationhttp://www.w3.org/1999/02/22-rdf-syntax-ns#typehttp://www.w3.org/2002/07/owl#Class" calcext:value-type="string">
            <text:p>http://ontology.ontotext.com/publishing#ProfileInforma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8]&amp;[.C138]&amp;[.D138]" office:value-type="string" office:string-value="http://ontology.ontotext.com/publishing#Channelhttp://www.w3.org/1999/02/22-rdf-syntax-ns#typehttp://www.w3.org/2002/07/owl#Class" calcext:value-type="string">
            <text:p>http://ontology.ontotext.com/publishing#Channelhttp://www.w3.org/1999/02/22-rdf-syntax-ns#typehttp://www.w3.org/2002/07/owl#Class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38];[$ontology_before_verisoning.A$1:.A$1048576];1;0)" office:value-type="string" office:string-value="http://ontology.ontotext.com/publishing#Channelhttp://www.w3.org/1999/02/22-rdf-syntax-ns#typehttp://www.w3.org/2002/07/owl#Class" calcext:value-type="string">
            <text:p>http://ontology.ontotext.com/publishing#Channel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39]&amp;[.C139]&amp;[.D139]" office:value-type="string" office:string-value="http://ontology.ontotext.com/publishing#featureNamehttp://www.w3.org/1999/02/22-rdf-syntax-ns#typehttp://www.w3.org/2002/07/owl#DatatypeProperty" calcext:value-type="string">
            <text:p>http://ontology.ontotext.com/publishing#featureNamehttp://www.w3.org/1999/02/22-rdf-syntax-ns#typehttp://www.w3.org/2002/07/owl#DatatypeProperty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39];[$ontology_before_verisoning.A$1:.A$1048576];1;0)" office:value-type="string" office:string-value="http://ontology.ontotext.com/publishing#featureNamehttp://www.w3.org/1999/02/22-rdf-syntax-ns#typehttp://www.w3.org/2002/07/owl#DatatypeProperty" calcext:value-type="string">
            <text:p>http://ontology.ontotext.com/publishing#featureNam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40]&amp;[.C140]&amp;[.D140]" office:value-type="string" office:string-value="http://ontology.ontotext.com/publishing#featureNamehttp://www.w3.org/1999/02/22-rdf-syntax-ns#typehttp://www.w3.org/2002/07/owl#FunctionalProperty" calcext:value-type="string">
            <text:p>http://ontology.ontotext.com/publishing#featureNam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40];[$ontology_before_verisoning.A$1:.A$1048576];1;0)" office:value-type="string" office:string-value="http://ontology.ontotext.com/publishing#featureNamehttp://www.w3.org/1999/02/22-rdf-syntax-ns#typehttp://www.w3.org/2002/07/owl#FunctionalProperty" calcext:value-type="string">
            <text:p>http://ontology.ontotext.com/publishing#featureNam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41]&amp;[.C141]&amp;[.D141]" office:value-type="string" office:string-value="http://ontology.ontotext.com/publishing#featureValuehttp://www.w3.org/1999/02/22-rdf-syntax-ns#typehttp://www.w3.org/2002/07/owl#ObjectProperty" calcext:value-type="string">
            <text:p>http://ontology.ontotext.com/publishing#featureValuehttp://www.w3.org/1999/02/22-rdf-syntax-ns#typehttp://www.w3.org/2002/07/owl#ObjectProperty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41];[$ontology_before_verisoning.A$1:.A$1048576];1;0)" office:value-type="string" office:string-value="http://ontology.ontotext.com/publishing#featureValuehttp://www.w3.org/1999/02/22-rdf-syntax-ns#typehttp://www.w3.org/2002/07/owl#ObjectProperty" calcext:value-type="string">
            <text:p>http://ontology.ontotext.com/publishing#featureValu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42]&amp;[.C142]&amp;[.D142]" office:value-type="string" office:string-value="http://ontology.ontotext.com/publishing#featureValuehttp://www.w3.org/1999/02/22-rdf-syntax-ns#typehttp://www.w3.org/2002/07/owl#FunctionalProperty" calcext:value-type="string">
            <text:p>http://ontology.ontotext.com/publishing#featureValu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42];[$ontology_before_verisoning.A$1:.A$1048576];1;0)" office:value-type="string" office:string-value="http://ontology.ontotext.com/publishing#featureValuehttp://www.w3.org/1999/02/22-rdf-syntax-ns#typehttp://www.w3.org/2002/07/owl#FunctionalProperty" calcext:value-type="string">
            <text:p>http://ontology.ontotext.com/publishing#featureValuehttp://www.w3.org/1999/02/22-rdf-syntax-ns#typehttp://www.w3.org/2002/07/owl#FunctionalProperty</text:p>
          </table:table-cell>
          <table:table-cell table:number-columns-repeated="1019"/>
        </table:table-row>
        <table:table-row table:style-name="ro1">
          <table:table-cell table:formula="of:=[.B143]&amp;[.C143]&amp;[.D143]" office:value-type="string" office:string-value="http://ontology.ontotext.com/publishing#hasInstancehttp://www.w3.org/1999/02/22-rdf-syntax-ns#typehttp://www.w3.org/1999/02/22-rdf-syntax-ns#Property" calcext:value-type="string">
            <text:p>http://ontology.ontotext.com/publishing#hasInstancehttp://www.w3.org/1999/02/22-rdf-syntax-ns#typehttp://www.w3.org/1999/02/22-rdf-syntax-ns#Property</text:p>
          </table:table-cell>
          <table:table-cell table:style-name="ce1" office:value-type="string" calcext:value-type="string">
            <text:p>http://ontology.ontotext.com/publishing#hasInstance</text:p>
          </table:table-cell>
          <table:table-cell table:style-name="ce1" office:value-type="string" calcext:value-type="string">
            <text:p>http://www.w3.org/1999/02/22-rdf-syntax-ns#type</text:p>
          </table:table-cell>
          <table:table-cell table:style-name="ce1" office:value-type="string" calcext:value-type="string">
            <text:p>http://www.w3.org/1999/02/22-rdf-syntax-ns#Property</text:p>
          </table:table-cell>
          <table:table-cell table:formula="of:=VLOOKUP([.A143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144]&amp;[.C144]&amp;[.D144]" office:value-type="string" office:string-value="http://ontology.ontotext.com/publishing#hasInstancehttp://www.w3.org/1999/02/22-rdf-syntax-ns#typehttp://www.w3.org/2002/07/owl#ObjectProperty" calcext:value-type="string">
            <text:p>http://ontology.ontotext.com/publishing#hasInstancehttp://www.w3.org/1999/02/22-rdf-syntax-ns#typehttp://www.w3.org/2002/07/owl#ObjectProperty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44];[$ontology_before_verisoning.A$1:.A$1048576];1;0)" office:value-type="string" office:string-value="http://ontology.ontotext.com/publishing#hasInstancehttp://www.w3.org/1999/02/22-rdf-syntax-ns#typehttp://www.w3.org/2002/07/owl#ObjectProperty" calcext:value-type="string">
            <text:p>http://ontology.ontotext.com/publishing#hasInstanc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45]&amp;[.C145]&amp;[.D145]" office:value-type="string" office:string-value="http://ontology.ontotext.com/publishing#hasInstancehttp://www.w3.org/1999/02/22-rdf-syntax-ns#typehttp://www.w3.org/2002/07/owl#FunctionalProperty" calcext:value-type="string">
            <text:p>http://ontology.ontotext.com/publishing#hasInstan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45];[$ontology_before_verisoning.A$1:.A$1048576];1;0)" office:value-type="string" office:string-value="http://ontology.ontotext.com/publishing#hasInstancehttp://www.w3.org/1999/02/22-rdf-syntax-ns#typehttp://www.w3.org/2002/07/owl#FunctionalProperty" calcext:value-type="string">
            <text:p>http://ontology.ontotext.com/publishing#hasInstanc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46]&amp;[.C146]&amp;[.D146]" office:value-type="string" office:string-value="http://ontology.ontotext.com/publishing#hasClasshttp://www.w3.org/1999/02/22-rdf-syntax-ns#typehttp://www.w3.org/2002/07/owl#ObjectProperty" calcext:value-type="string">
            <text:p>http://ontology.ontotext.com/publishing#hasClasshttp://www.w3.org/1999/02/22-rdf-syntax-ns#typehttp://www.w3.org/2002/07/owl#ObjectProperty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46];[$ontology_before_verisoning.A$1:.A$1048576];1;0)" office:value-type="string" office:string-value="http://ontology.ontotext.com/publishing#hasClasshttp://www.w3.org/1999/02/22-rdf-syntax-ns#typehttp://www.w3.org/2002/07/owl#ObjectProperty" calcext:value-type="string">
            <text:p>http://ontology.ontotext.com/publishing#hasClass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47]&amp;[.C147]&amp;[.D147]" office:value-type="string" office:string-value="http://ontology.ontotext.com/publishing#hasClasshttp://www.w3.org/1999/02/22-rdf-syntax-ns#typehttp://www.w3.org/2002/07/owl#FunctionalProperty" calcext:value-type="string">
            <text:p>http://ontology.ontotext.com/publishing#hasClass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47];[$ontology_before_verisoning.A$1:.A$1048576];1;0)" office:value-type="string" office:string-value="http://ontology.ontotext.com/publishing#hasClasshttp://www.w3.org/1999/02/22-rdf-syntax-ns#typehttp://www.w3.org/2002/07/owl#FunctionalProperty" calcext:value-type="string">
            <text:p>http://ontology.ontotext.com/publishing#hasClass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48]&amp;[.C148]&amp;[.D148]" office:value-type="string" office:string-value="http://ontology.ontotext.com/publishing#annotationTypehttp://www.w3.org/1999/02/22-rdf-syntax-ns#typehttp://www.w3.org/2002/07/owl#DatatypeProperty" calcext:value-type="string">
            <text:p>http://ontology.ontotext.com/publishing#annotationTypehttp://www.w3.org/1999/02/22-rdf-syntax-ns#typehttp://www.w3.org/2002/07/owl#DatatypeProperty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48];[$ontology_before_verisoning.A$1:.A$1048576];1;0)" office:value-type="string" office:string-value="http://ontology.ontotext.com/publishing#annotationTypehttp://www.w3.org/1999/02/22-rdf-syntax-ns#typehttp://www.w3.org/2002/07/owl#DatatypeProperty" calcext:value-type="string">
            <text:p>http://ontology.ontotext.com/publishing#annotationTyp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49]&amp;[.C149]&amp;[.D149]" office:value-type="string" office:string-value="http://ontology.ontotext.com/publishing#annotationTypehttp://www.w3.org/1999/02/22-rdf-syntax-ns#typehttp://www.w3.org/2002/07/owl#FunctionalProperty" calcext:value-type="string">
            <text:p>http://ontology.ontotext.com/publishing#annotationTyp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49];[$ontology_before_verisoning.A$1:.A$1048576];1;0)" office:value-type="string" office:string-value="http://ontology.ontotext.com/publishing#annotationTypehttp://www.w3.org/1999/02/22-rdf-syntax-ns#typehttp://www.w3.org/2002/07/owl#FunctionalProperty" calcext:value-type="string">
            <text:p>http://ontology.ontotext.com/publishing#annotationTyp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50]&amp;[.C150]&amp;[.D150]" office:value-type="string" office:string-value="http://ontology.ontotext.com/publishing#annotationStringhttp://www.w3.org/1999/02/22-rdf-syntax-ns#typehttp://www.w3.org/2002/07/owl#DatatypeProperty" calcext:value-type="string">
            <text:p>http://ontology.ontotext.com/publishing#annotationStringhttp://www.w3.org/1999/02/22-rdf-syntax-ns#typehttp://www.w3.org/2002/07/owl#DatatypeProperty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50];[$ontology_before_verisoning.A$1:.A$1048576];1;0)" office:value-type="string" office:string-value="http://ontology.ontotext.com/publishing#annotationStringhttp://www.w3.org/1999/02/22-rdf-syntax-ns#typehttp://www.w3.org/2002/07/owl#DatatypeProperty" calcext:value-type="string">
            <text:p>http://ontology.ontotext.com/publishing#annotationString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51]&amp;[.C151]&amp;[.D151]" office:value-type="string" office:string-value="http://ontology.ontotext.com/publishing#annotationStringhttp://www.w3.org/1999/02/22-rdf-syntax-ns#typehttp://www.w3.org/2002/07/owl#FunctionalProperty" calcext:value-type="string">
            <text:p>http://ontology.ontotext.com/publishing#annotationString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51];[$ontology_before_verisoning.A$1:.A$1048576];1;0)" office:value-type="string" office:string-value="http://ontology.ontotext.com/publishing#annotationStringhttp://www.w3.org/1999/02/22-rdf-syntax-ns#typehttp://www.w3.org/2002/07/owl#FunctionalProperty" calcext:value-type="string">
            <text:p>http://ontology.ontotext.com/publishing#annotationString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52]&amp;[.C152]&amp;[.D152]" office:value-type="string" office:string-value="http://ontology.ontotext.com/publishing#mentionScorehttp://www.w3.org/1999/02/22-rdf-syntax-ns#typehttp://www.w3.org/2002/07/owl#DatatypeProperty" calcext:value-type="string">
            <text:p>http://ontology.ontotext.com/publishing#mentionScorehttp://www.w3.org/1999/02/22-rdf-syntax-ns#typehttp://www.w3.org/2002/07/owl#DatatypeProperty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52];[$ontology_before_verisoning.A$1:.A$1048576];1;0)" office:value-type="string" office:string-value="http://ontology.ontotext.com/publishing#mentionScorehttp://www.w3.org/1999/02/22-rdf-syntax-ns#typehttp://www.w3.org/2002/07/owl#DatatypeProperty" calcext:value-type="string">
            <text:p>http://ontology.ontotext.com/publishing#mentionScor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53]&amp;[.C153]&amp;[.D153]" office:value-type="string" office:string-value="http://ontology.ontotext.com/publishing#mentionScorehttp://www.w3.org/1999/02/22-rdf-syntax-ns#typehttp://www.w3.org/2002/07/owl#FunctionalProperty" calcext:value-type="string">
            <text:p>http://ontology.ontotext.com/publishing#mentionScor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53];[$ontology_before_verisoning.A$1:.A$1048576];1;0)" office:value-type="string" office:string-value="http://ontology.ontotext.com/publishing#mentionScorehttp://www.w3.org/1999/02/22-rdf-syntax-ns#typehttp://www.w3.org/2002/07/owl#FunctionalProperty" calcext:value-type="string">
            <text:p>http://ontology.ontotext.com/publishing#mentionScor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54]&amp;[.C154]&amp;[.D154]" office:value-type="string" office:string-value="http://ontology.ontotext.com/publishing#startOffsethttp://www.w3.org/1999/02/22-rdf-syntax-ns#typehttp://www.w3.org/2002/07/owl#DatatypeProperty" calcext:value-type="string">
            <text:p>http://ontology.ontotext.com/publishing#startOffsethttp://www.w3.org/1999/02/22-rdf-syntax-ns#typehttp://www.w3.org/2002/07/owl#DatatypeProperty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54];[$ontology_before_verisoning.A$1:.A$1048576];1;0)" office:value-type="string" office:string-value="http://ontology.ontotext.com/publishing#startOffsethttp://www.w3.org/1999/02/22-rdf-syntax-ns#typehttp://www.w3.org/2002/07/owl#DatatypeProperty" calcext:value-type="string">
            <text:p>http://ontology.ontotext.com/publishing#startOffset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55]&amp;[.C155]&amp;[.D155]" office:value-type="string" office:string-value="http://ontology.ontotext.com/publishing#startOffsethttp://www.w3.org/1999/02/22-rdf-syntax-ns#typehttp://www.w3.org/2002/07/owl#FunctionalProperty" calcext:value-type="string">
            <text:p>http://ontology.ontotext.com/publishing#startOffse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55];[$ontology_before_verisoning.A$1:.A$1048576];1;0)" office:value-type="string" office:string-value="http://ontology.ontotext.com/publishing#startOffsethttp://www.w3.org/1999/02/22-rdf-syntax-ns#typehttp://www.w3.org/2002/07/owl#FunctionalProperty" calcext:value-type="string">
            <text:p>http://ontology.ontotext.com/publishing#startOffse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56]&amp;[.C156]&amp;[.D156]" office:value-type="string" office:string-value="http://ontology.ontotext.com/publishing#endOffsethttp://www.w3.org/1999/02/22-rdf-syntax-ns#typehttp://www.w3.org/2002/07/owl#DatatypeProperty" calcext:value-type="string">
            <text:p>http://ontology.ontotext.com/publishing#endOffsethttp://www.w3.org/1999/02/22-rdf-syntax-ns#typehttp://www.w3.org/2002/07/owl#DatatypeProperty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56];[$ontology_before_verisoning.A$1:.A$1048576];1;0)" office:value-type="string" office:string-value="http://ontology.ontotext.com/publishing#endOffsethttp://www.w3.org/1999/02/22-rdf-syntax-ns#typehttp://www.w3.org/2002/07/owl#DatatypeProperty" calcext:value-type="string">
            <text:p>http://ontology.ontotext.com/publishing#endOffset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57]&amp;[.C157]&amp;[.D157]" office:value-type="string" office:string-value="http://ontology.ontotext.com/publishing#endOffsethttp://www.w3.org/1999/02/22-rdf-syntax-ns#typehttp://www.w3.org/2002/07/owl#FunctionalProperty" calcext:value-type="string">
            <text:p>http://ontology.ontotext.com/publishing#endOffse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57];[$ontology_before_verisoning.A$1:.A$1048576];1;0)" office:value-type="string" office:string-value="http://ontology.ontotext.com/publishing#endOffsethttp://www.w3.org/1999/02/22-rdf-syntax-ns#typehttp://www.w3.org/2002/07/owl#FunctionalProperty" calcext:value-type="string">
            <text:p>http://ontology.ontotext.com/publishing#endOffse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58]&amp;[.C158]&amp;[.D158]" office:value-type="string" office:string-value="http://ontology.ontotext.com/publishing#titlehttp://www.w3.org/1999/02/22-rdf-syntax-ns#typehttp://www.w3.org/2002/07/owl#DatatypeProperty" calcext:value-type="string">
            <text:p>http://ontology.ontotext.com/publishing#titlehttp://www.w3.org/1999/02/22-rdf-syntax-ns#typehttp://www.w3.org/2002/07/owl#DatatypeProperty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58];[$ontology_before_verisoning.A$1:.A$1048576];1;0)" office:value-type="string" office:string-value="http://ontology.ontotext.com/publishing#titlehttp://www.w3.org/1999/02/22-rdf-syntax-ns#typehttp://www.w3.org/2002/07/owl#DatatypeProperty" calcext:value-type="string">
            <text:p>http://ontology.ontotext.com/publishing#titl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59]&amp;[.C159]&amp;[.D159]" office:value-type="string" office:string-value="http://ontology.ontotext.com/publishing#titlehttp://www.w3.org/1999/02/22-rdf-syntax-ns#typehttp://www.w3.org/2002/07/owl#FunctionalProperty" calcext:value-type="string">
            <text:p>http://ontology.ontotext.com/publishing#titl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59];[$ontology_before_verisoning.A$1:.A$1048576];1;0)" office:value-type="string" office:string-value="http://ontology.ontotext.com/publishing#titlehttp://www.w3.org/1999/02/22-rdf-syntax-ns#typehttp://www.w3.org/2002/07/owl#FunctionalProperty" calcext:value-type="string">
            <text:p>http://ontology.ontotext.com/publishing#titl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60]&amp;[.C160]&amp;[.D160]" office:value-type="string" office:string-value="http://ontology.ontotext.com/publishing#authorhttp://www.w3.org/1999/02/22-rdf-syntax-ns#typehttp://www.w3.org/2002/07/owl#DatatypeProperty" calcext:value-type="string">
            <text:p>http://ontology.ontotext.com/publishing#authorhttp://www.w3.org/1999/02/22-rdf-syntax-ns#typehttp://www.w3.org/2002/07/owl#DatatypeProperty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60];[$ontology_before_verisoning.A$1:.A$1048576];1;0)" office:value-type="string" office:string-value="http://ontology.ontotext.com/publishing#authorhttp://www.w3.org/1999/02/22-rdf-syntax-ns#typehttp://www.w3.org/2002/07/owl#DatatypeProperty" calcext:value-type="string">
            <text:p>http://ontology.ontotext.com/publishing#author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61]&amp;[.C161]&amp;[.D161]" office:value-type="string" office:string-value="http://ontology.ontotext.com/publishing#authorhttp://www.w3.org/1999/02/22-rdf-syntax-ns#typehttp://www.w3.org/2002/07/owl#FunctionalProperty" calcext:value-type="string">
            <text:p>http://ontology.ontotext.com/publishing#author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61];[$ontology_before_verisoning.A$1:.A$1048576];1;0)" office:value-type="string" office:string-value="http://ontology.ontotext.com/publishing#authorhttp://www.w3.org/1999/02/22-rdf-syntax-ns#typehttp://www.w3.org/2002/07/owl#FunctionalProperty" calcext:value-type="string">
            <text:p>http://ontology.ontotext.com/publishing#author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62]&amp;[.C162]&amp;[.D162]" office:value-type="string" office:string-value="http://ontology.ontotext.com/publishing#sourcehttp://www.w3.org/1999/02/22-rdf-syntax-ns#typehttp://www.w3.org/2002/07/owl#DatatypeProperty" calcext:value-type="string">
            <text:p>http://ontology.ontotext.com/publishing#sourcehttp://www.w3.org/1999/02/22-rdf-syntax-ns#typehttp://www.w3.org/2002/07/owl#DatatypeProperty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62];[$ontology_before_verisoning.A$1:.A$1048576];1;0)" office:value-type="string" office:string-value="http://ontology.ontotext.com/publishing#sourcehttp://www.w3.org/1999/02/22-rdf-syntax-ns#typehttp://www.w3.org/2002/07/owl#DatatypeProperty" calcext:value-type="string">
            <text:p>http://ontology.ontotext.com/publishing#sourc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63]&amp;[.C163]&amp;[.D163]" office:value-type="string" office:string-value="http://ontology.ontotext.com/publishing#sourcehttp://www.w3.org/1999/02/22-rdf-syntax-ns#typehttp://www.w3.org/2002/07/owl#FunctionalProperty" calcext:value-type="string">
            <text:p>http://ontology.ontotext.com/publishing#sour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63];[$ontology_before_verisoning.A$1:.A$1048576];1;0)" office:value-type="string" office:string-value="http://ontology.ontotext.com/publishing#sourcehttp://www.w3.org/1999/02/22-rdf-syntax-ns#typehttp://www.w3.org/2002/07/owl#FunctionalProperty" calcext:value-type="string">
            <text:p>http://ontology.ontotext.com/publishing#sourc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64]&amp;[.C164]&amp;[.D164]" office:value-type="string" office:string-value="http://ontology.ontotext.com/publishing#creationDatehttp://www.w3.org/1999/02/22-rdf-syntax-ns#typehttp://www.w3.org/2002/07/owl#DatatypeProperty" calcext:value-type="string">
            <text:p>http://ontology.ontotext.com/publishing#creation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64];[$ontology_before_verisoning.A$1:.A$1048576];1;0)" office:value-type="string" office:string-value="http://ontology.ontotext.com/publishing#creationDatehttp://www.w3.org/1999/02/22-rdf-syntax-ns#typehttp://www.w3.org/2002/07/owl#DatatypeProperty" calcext:value-type="string">
            <text:p>http://ontology.ontotext.com/publishing#creationDat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65]&amp;[.C165]&amp;[.D165]" office:value-type="string" office:string-value="http://ontology.ontotext.com/publishing#creationDatehttp://www.w3.org/1999/02/22-rdf-syntax-ns#typehttp://www.w3.org/2002/07/owl#FunctionalProperty" calcext:value-type="string">
            <text:p>http://ontology.ontotext.com/publishing#creation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65];[$ontology_before_verisoning.A$1:.A$1048576];1;0)" office:value-type="string" office:string-value="http://ontology.ontotext.com/publishing#creationDatehttp://www.w3.org/1999/02/22-rdf-syntax-ns#typehttp://www.w3.org/2002/07/owl#FunctionalProperty" calcext:value-type="string">
            <text:p>http://ontology.ontotext.com/publishing#creationDat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66]&amp;[.C166]&amp;[.D166]" office:value-type="string" office:string-value="http://ontology.ontotext.com/publishing#contenthttp://www.w3.org/1999/02/22-rdf-syntax-ns#typehttp://www.w3.org/2002/07/owl#DatatypeProperty" calcext:value-type="string">
            <text:p>http://ontology.ontotext.com/publishing#contenthttp://www.w3.org/1999/02/22-rdf-syntax-ns#typehttp://www.w3.org/2002/07/owl#DatatypeProperty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66];[$ontology_before_verisoning.A$1:.A$1048576];1;0)" office:value-type="string" office:string-value="http://ontology.ontotext.com/publishing#contenthttp://www.w3.org/1999/02/22-rdf-syntax-ns#typehttp://www.w3.org/2002/07/owl#DatatypeProperty" calcext:value-type="string">
            <text:p>http://ontology.ontotext.com/publishing#content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67]&amp;[.C167]&amp;[.D167]" office:value-type="string" office:string-value="http://ontology.ontotext.com/publishing#contenthttp://www.w3.org/1999/02/22-rdf-syntax-ns#typehttp://www.w3.org/2002/07/owl#FunctionalProperty" calcext:value-type="string">
            <text:p>http://ontology.ontotext.com/publishing#conte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67];[$ontology_before_verisoning.A$1:.A$1048576];1;0)" office:value-type="string" office:string-value="http://ontology.ontotext.com/publishing#contenthttp://www.w3.org/1999/02/22-rdf-syntax-ns#typehttp://www.w3.org/2002/07/owl#FunctionalProperty" calcext:value-type="string">
            <text:p>http://ontology.ontotext.com/publishing#conten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68]&amp;[.C168]&amp;[.D168]" office:value-type="string" office:string-value="http://ontology.ontotext.com/publishing#customFeaturehttp://www.w3.org/1999/02/22-rdf-syntax-ns#typehttp://www.w3.org/2002/07/owl#ObjectProperty" calcext:value-type="string">
            <text:p>http://ontology.ontotext.com/publishing#customFeaturehttp://www.w3.org/1999/02/22-rdf-syntax-ns#typehttp://www.w3.org/2002/07/owl#ObjectProperty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68];[$ontology_before_verisoning.A$1:.A$1048576];1;0)" office:value-type="string" office:string-value="http://ontology.ontotext.com/publishing#customFeaturehttp://www.w3.org/1999/02/22-rdf-syntax-ns#typehttp://www.w3.org/2002/07/owl#ObjectProperty" calcext:value-type="string">
            <text:p>http://ontology.ontotext.com/publishing#customFeatur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69]&amp;[.C169]&amp;[.D169]" office:value-type="string" office:string-value="http://ontology.ontotext.com/publishing#summaryhttp://www.w3.org/1999/02/22-rdf-syntax-ns#typehttp://www.w3.org/2002/07/owl#DatatypeProperty" calcext:value-type="string">
            <text:p>http://ontology.ontotext.com/publishing#summaryhttp://www.w3.org/1999/02/22-rdf-syntax-ns#typehttp://www.w3.org/2002/07/owl#DatatypePropert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69];[$ontology_before_verisoning.A$1:.A$1048576];1;0)" office:value-type="string" office:string-value="http://ontology.ontotext.com/publishing#summaryhttp://www.w3.org/1999/02/22-rdf-syntax-ns#typehttp://www.w3.org/2002/07/owl#DatatypeProperty" calcext:value-type="string">
            <text:p>http://ontology.ontotext.com/publishing#summary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70]&amp;[.C170]&amp;[.D170]" office:value-type="string" office:string-value="http://ontology.ontotext.com/publishing#summaryhttp://www.w3.org/1999/02/22-rdf-syntax-ns#typehttp://www.w3.org/2002/07/owl#FunctionalProperty" calcext:value-type="string">
            <text:p>http://ontology.ontotext.com/publishing#summary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70];[$ontology_before_verisoning.A$1:.A$1048576];1;0)" office:value-type="string" office:string-value="http://ontology.ontotext.com/publishing#summaryhttp://www.w3.org/1999/02/22-rdf-syntax-ns#typehttp://www.w3.org/2002/07/owl#FunctionalProperty" calcext:value-type="string">
            <text:p>http://ontology.ontotext.com/publishing#summaryhttp://www.w3.org/1999/02/22-rdf-syntax-ns#typehttp://www.w3.org/2002/07/owl#FunctionalProperty</text:p>
          </table:table-cell>
          <table:table-cell table:number-columns-repeated="1019"/>
        </table:table-row>
        <table:table-row table:style-name="ro1">
          <table:table-cell table:formula="of:=[.B171]&amp;[.C171]&amp;[.D171]" office:value-type="string" office:string-value="http://ontology.ontotext.com/publishing#containsMentionhttp://www.w3.org/1999/02/22-rdf-syntax-ns#typehttp://www.w3.org/1999/02/22-rdf-syntax-ns#Property" calcext:value-type="string">
            <text:p>http://ontology.ontotext.com/publishing#containsMentionhttp://www.w3.org/1999/02/22-rdf-syntax-ns#typehttp://www.w3.org/1999/02/22-rdf-syntax-ns#Property</text:p>
          </table:table-cell>
          <table:table-cell table:style-name="ce1" office:value-type="string" calcext:value-type="string">
            <text:p>http://ontology.ontotext.com/publishing#containsMention</text:p>
          </table:table-cell>
          <table:table-cell table:style-name="ce1" office:value-type="string" calcext:value-type="string">
            <text:p>http://www.w3.org/1999/02/22-rdf-syntax-ns#type</text:p>
          </table:table-cell>
          <table:table-cell table:style-name="ce1" office:value-type="string" calcext:value-type="string">
            <text:p>http://www.w3.org/1999/02/22-rdf-syntax-ns#Property</text:p>
          </table:table-cell>
          <table:table-cell table:formula="of:=VLOOKUP([.A171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172]&amp;[.C172]&amp;[.D172]" office:value-type="string" office:string-value="http://ontology.ontotext.com/publishing#containsMentionhttp://www.w3.org/1999/02/22-rdf-syntax-ns#typehttp://www.w3.org/2002/07/owl#ObjectProperty" calcext:value-type="string">
            <text:p>http://ontology.ontotext.com/publishing#containsMentionhttp://www.w3.org/1999/02/22-rdf-syntax-ns#typehttp://www.w3.org/2002/07/owl#ObjectProperty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2];[$ontology_before_verisoning.A$1:.A$1048576];1;0)" office:value-type="string" office:string-value="http://ontology.ontotext.com/publishing#containsMentionhttp://www.w3.org/1999/02/22-rdf-syntax-ns#typehttp://www.w3.org/2002/07/owl#ObjectProperty" calcext:value-type="string">
            <text:p>http://ontology.ontotext.com/publishing#containsMention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73]&amp;[.C173]&amp;[.D173]" office:value-type="string" office:string-value="http://ontology.ontotext.com/publishing#originalUrlhttp://www.w3.org/1999/02/22-rdf-syntax-ns#typehttp://www.w3.org/2002/07/owl#DatatypeProperty" calcext:value-type="string">
            <text:p>http://ontology.ontotext.com/publishing#originalUrlhttp://www.w3.org/1999/02/22-rdf-syntax-ns#typehttp://www.w3.org/2002/07/owl#DatatypeProperty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73];[$ontology_before_verisoning.A$1:.A$1048576];1;0)" office:value-type="string" office:string-value="http://ontology.ontotext.com/publishing#originalUrlhttp://www.w3.org/1999/02/22-rdf-syntax-ns#typehttp://www.w3.org/2002/07/owl#DatatypeProperty" calcext:value-type="string">
            <text:p>http://ontology.ontotext.com/publishing#originalUrl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74]&amp;[.C174]&amp;[.D174]" office:value-type="string" office:string-value="http://ontology.ontotext.com/publishing#originalUrlhttp://www.w3.org/1999/02/22-rdf-syntax-ns#typehttp://www.w3.org/2002/07/owl#FunctionalProperty" calcext:value-type="string">
            <text:p>http://ontology.ontotext.com/publishing#originalUrlhttp://www.w3.org/1999/02/22-rdf-syntax-ns#typehttp://www.w3.org/2002/07/owl#FunctionalProperty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74];[$ontology_before_verisoning.A$1:.A$1048576];1;0)" office:value-type="string" office:string-value="http://ontology.ontotext.com/publishing#originalUrlhttp://www.w3.org/1999/02/22-rdf-syntax-ns#typehttp://www.w3.org/2002/07/owl#FunctionalProperty" calcext:value-type="string">
            <text:p>http://ontology.ontotext.com/publishing#originalUrl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75]&amp;[.C175]&amp;[.D175]" office:value-type="string" office:string-value="http://ontology.ontotext.com/publishing#hasCategoryhttp://www.w3.org/1999/02/22-rdf-syntax-ns#typehttp://www.w3.org/2002/07/owl#ObjectProperty" calcext:value-type="string">
            <text:p>http://ontology.ontotext.com/publishing#hasCategoryhttp://www.w3.org/1999/02/22-rdf-syntax-ns#typehttp://www.w3.org/2002/07/owl#ObjectProperty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5];[$ontology_before_verisoning.A$1:.A$1048576];1;0)" office:value-type="string" office:string-value="http://ontology.ontotext.com/publishing#hasCategoryhttp://www.w3.org/1999/02/22-rdf-syntax-ns#typehttp://www.w3.org/2002/07/owl#ObjectProperty" calcext:value-type="string">
            <text:p>http://ontology.ontotext.com/publishing#hasCategory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76]&amp;[.C176]&amp;[.D176]" office:value-type="string" office:string-value="http://ontology.ontotext.com/publishing#hasImagehttp://www.w3.org/1999/02/22-rdf-syntax-ns#typehttp://www.w3.org/2002/07/owl#ObjectProperty" calcext:value-type="string">
            <text:p>http://ontology.ontotext.com/publishing#hasImagehttp://www.w3.org/1999/02/22-rdf-syntax-ns#typehttp://www.w3.org/2002/07/owl#ObjectProperty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6];[$ontology_before_verisoning.A$1:.A$1048576];1;0)" office:value-type="string" office:string-value="http://ontology.ontotext.com/publishing#hasImagehttp://www.w3.org/1999/02/22-rdf-syntax-ns#typehttp://www.w3.org/2002/07/owl#ObjectProperty" calcext:value-type="string">
            <text:p>http://ontology.ontotext.com/publishing#hasImag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77]&amp;[.C177]&amp;[.D177]" office:value-type="string" office:string-value="http://ontology.ontotext.com/publishing#hasVideohttp://www.w3.org/1999/02/22-rdf-syntax-ns#typehttp://www.w3.org/2002/07/owl#ObjectProperty" calcext:value-type="string">
            <text:p>http://ontology.ontotext.com/publishing#hasVideohttp://www.w3.org/1999/02/22-rdf-syntax-ns#typehttp://www.w3.org/2002/07/owl#ObjectProperty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7];[$ontology_before_verisoning.A$1:.A$1048576];1;0)" office:value-type="string" office:string-value="http://ontology.ontotext.com/publishing#hasVideohttp://www.w3.org/1999/02/22-rdf-syntax-ns#typehttp://www.w3.org/2002/07/owl#ObjectProperty" calcext:value-type="string">
            <text:p>http://ontology.ontotext.com/publishing#hasVideo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78]&amp;[.C178]&amp;[.D178]" office:value-type="string" office:string-value="http://ontology.ontotext.com/publishing#hasDocumenthttp://www.w3.org/1999/02/22-rdf-syntax-ns#typehttp://www.w3.org/2002/07/owl#ObjectProperty" calcext:value-type="string">
            <text:p>http://ontology.ontotext.com/publishing#hasDocumenthttp://www.w3.org/1999/02/22-rdf-syntax-ns#typehttp://www.w3.org/2002/07/owl#ObjectProperty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8];[$ontology_before_verisoning.A$1:.A$1048576];1;0)" office:value-type="string" office:string-value="http://ontology.ontotext.com/publishing#hasDocumenthttp://www.w3.org/1999/02/22-rdf-syntax-ns#typehttp://www.w3.org/2002/07/owl#ObjectProperty" calcext:value-type="string">
            <text:p>http://ontology.ontotext.com/publishing#hasDocume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79]&amp;[.C179]&amp;[.D179]" office:value-type="string" office:string-value="http://ontology.ontotext.com/publishing#mostRepresentativeDocumenthttp://www.w3.org/1999/02/22-rdf-syntax-ns#typehttp://www.w3.org/2002/07/owl#ObjectProperty" calcext:value-type="string">
            <text:p>http://ontology.ontotext.com/publishing#mostRepresentativeDocumenthttp://www.w3.org/1999/02/22-rdf-syntax-ns#typehttp://www.w3.org/2002/07/owl#ObjectProperty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79];[$ontology_before_verisoning.A$1:.A$1048576];1;0)" office:value-type="string" office:string-value="http://ontology.ontotext.com/publishing#mostRepresentativeDocumenthttp://www.w3.org/1999/02/22-rdf-syntax-ns#typehttp://www.w3.org/2002/07/owl#ObjectProperty" calcext:value-type="string">
            <text:p>http://ontology.ontotext.com/publishing#mostRepresentativeDocume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80]&amp;[.C180]&amp;[.D180]" office:value-type="string" office:string-value="http://ontology.ontotext.com/publishing#mostRepresentativeDocumenthttp://www.w3.org/1999/02/22-rdf-syntax-ns#typehttp://www.w3.org/2002/07/owl#FunctionalProperty" calcext:value-type="string">
            <text:p>http://ontology.ontotext.com/publishing#mostRepresentativeDocume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80];[$ontology_before_verisoning.A$1:.A$1048576];1;0)" office:value-type="string" office:string-value="http://ontology.ontotext.com/publishing#mostRepresentativeDocumenthttp://www.w3.org/1999/02/22-rdf-syntax-ns#typehttp://www.w3.org/2002/07/owl#FunctionalProperty" calcext:value-type="string">
            <text:p>http://ontology.ontotext.com/publishing#mostRepresentativeDocumen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81]&amp;[.C181]&amp;[.D181]" office:value-type="string" office:string-value="http://ontology.ontotext.com/publishing#articlesCounthttp://www.w3.org/1999/02/22-rdf-syntax-ns#typehttp://www.w3.org/2002/07/owl#DatatypeProperty" calcext:value-type="string">
            <text:p>http://ontology.ontotext.com/publishing#articlesCounthttp://www.w3.org/1999/02/22-rdf-syntax-ns#typehttp://www.w3.org/2002/07/owl#DatatypeProperty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81];[$ontology_before_verisoning.A$1:.A$1048576];1;0)" office:value-type="string" office:string-value="http://ontology.ontotext.com/publishing#articlesCounthttp://www.w3.org/1999/02/22-rdf-syntax-ns#typehttp://www.w3.org/2002/07/owl#DatatypeProperty" calcext:value-type="string">
            <text:p>http://ontology.ontotext.com/publishing#articlesCount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82]&amp;[.C182]&amp;[.D182]" office:value-type="string" office:string-value="http://ontology.ontotext.com/publishing#articlesCounthttp://www.w3.org/1999/02/22-rdf-syntax-ns#typehttp://www.w3.org/2002/07/owl#FunctionalProperty" calcext:value-type="string">
            <text:p>http://ontology.ontotext.com/publishing#articlesCou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82];[$ontology_before_verisoning.A$1:.A$1048576];1;0)" office:value-type="string" office:string-value="http://ontology.ontotext.com/publishing#articlesCounthttp://www.w3.org/1999/02/22-rdf-syntax-ns#typehttp://www.w3.org/2002/07/owl#FunctionalProperty" calcext:value-type="string">
            <text:p>http://ontology.ontotext.com/publishing#articlesCoun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83]&amp;[.C183]&amp;[.D183]" office:value-type="string" office:string-value="http://ontology.ontotext.com/publishing#clusterStartDatehttp://www.w3.org/1999/02/22-rdf-syntax-ns#typehttp://www.w3.org/2002/07/owl#DatatypeProperty" calcext:value-type="string">
            <text:p>http://ontology.ontotext.com/publishing#clusterStart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83];[$ontology_before_verisoning.A$1:.A$1048576];1;0)" office:value-type="string" office:string-value="http://ontology.ontotext.com/publishing#clusterStartDatehttp://www.w3.org/1999/02/22-rdf-syntax-ns#typehttp://www.w3.org/2002/07/owl#DatatypeProperty" calcext:value-type="string">
            <text:p>http://ontology.ontotext.com/publishing#clusterStartDat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84]&amp;[.C184]&amp;[.D184]" office:value-type="string" office:string-value="http://ontology.ontotext.com/publishing#clusterStartDatehttp://www.w3.org/1999/02/22-rdf-syntax-ns#typehttp://www.w3.org/2002/07/owl#FunctionalProperty" calcext:value-type="string">
            <text:p>http://ontology.ontotext.com/publishing#clusterStart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84];[$ontology_before_verisoning.A$1:.A$1048576];1;0)" office:value-type="string" office:string-value="http://ontology.ontotext.com/publishing#clusterStartDatehttp://www.w3.org/1999/02/22-rdf-syntax-ns#typehttp://www.w3.org/2002/07/owl#FunctionalProperty" calcext:value-type="string">
            <text:p>http://ontology.ontotext.com/publishing#clusterStartDat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85]&amp;[.C185]&amp;[.D185]" office:value-type="string" office:string-value="http://ontology.ontotext.com/publishing#clusterEndDatehttp://www.w3.org/1999/02/22-rdf-syntax-ns#typehttp://www.w3.org/2002/07/owl#DatatypeProperty" calcext:value-type="string">
            <text:p>http://ontology.ontotext.com/publishing#clusterEnd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85];[$ontology_before_verisoning.A$1:.A$1048576];1;0)" office:value-type="string" office:string-value="http://ontology.ontotext.com/publishing#clusterEndDatehttp://www.w3.org/1999/02/22-rdf-syntax-ns#typehttp://www.w3.org/2002/07/owl#DatatypeProperty" calcext:value-type="string">
            <text:p>http://ontology.ontotext.com/publishing#clusterEndDate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86]&amp;[.C186]&amp;[.D186]" office:value-type="string" office:string-value="http://ontology.ontotext.com/publishing#clusterEndDatehttp://www.w3.org/1999/02/22-rdf-syntax-ns#typehttp://www.w3.org/2002/07/owl#FunctionalProperty" calcext:value-type="string">
            <text:p>http://ontology.ontotext.com/publishing#clusterEnd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86];[$ontology_before_verisoning.A$1:.A$1048576];1;0)" office:value-type="string" office:string-value="http://ontology.ontotext.com/publishing#clusterEndDatehttp://www.w3.org/1999/02/22-rdf-syntax-ns#typehttp://www.w3.org/2002/07/owl#FunctionalProperty" calcext:value-type="string">
            <text:p>http://ontology.ontotext.com/publishing#clusterEndDat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87]&amp;[.C187]&amp;[.D187]" office:value-type="string" office:string-value="http://ontology.ontotext.com/publishing#hasChannelhttp://www.w3.org/1999/02/22-rdf-syntax-ns#typehttp://www.w3.org/2002/07/owl#ObjectProperty" calcext:value-type="string">
            <text:p>http://ontology.ontotext.com/publishing#hasChannelhttp://www.w3.org/1999/02/22-rdf-syntax-ns#typehttp://www.w3.org/2002/07/owl#ObjectProperty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87];[$ontology_before_verisoning.A$1:.A$1048576];1;0)" office:value-type="string" office:string-value="http://ontology.ontotext.com/publishing#hasChannelhttp://www.w3.org/1999/02/22-rdf-syntax-ns#typehttp://www.w3.org/2002/07/owl#ObjectProperty" calcext:value-type="string">
            <text:p>http://ontology.ontotext.com/publishing#hasChannel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88]&amp;[.C188]&amp;[.D188]" office:value-type="string" office:string-value="http://ontology.ontotext.com/publishing#hasUserhttp://www.w3.org/1999/02/22-rdf-syntax-ns#typehttp://www.w3.org/2002/07/owl#ObjectProperty" calcext:value-type="string">
            <text:p>http://ontology.ontotext.com/publishing#hasUserhttp://www.w3.org/1999/02/22-rdf-syntax-ns#typehttp://www.w3.org/2002/07/owl#ObjectProperty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88];[$ontology_before_verisoning.A$1:.A$1048576];1;0)" office:value-type="string" office:string-value="http://ontology.ontotext.com/publishing#hasUserhttp://www.w3.org/1999/02/22-rdf-syntax-ns#typehttp://www.w3.org/2002/07/owl#ObjectProperty" calcext:value-type="string">
            <text:p>http://ontology.ontotext.com/publishing#hasUser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89]&amp;[.C189]&amp;[.D189]" office:value-type="string" office:string-value="http://ontology.ontotext.com/publishing#hasConstrainthttp://www.w3.org/1999/02/22-rdf-syntax-ns#typehttp://www.w3.org/2002/07/owl#ObjectProperty" calcext:value-type="string">
            <text:p>http://ontology.ontotext.com/publishing#hasConstrainthttp://www.w3.org/1999/02/22-rdf-syntax-ns#typehttp://www.w3.org/2002/07/owl#ObjectProperty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89];[$ontology_before_verisoning.A$1:.A$1048576];1;0)" office:value-type="string" office:string-value="http://ontology.ontotext.com/publishing#hasConstrainthttp://www.w3.org/1999/02/22-rdf-syntax-ns#typehttp://www.w3.org/2002/07/owl#ObjectProperty" calcext:value-type="string">
            <text:p>http://ontology.ontotext.com/publishing#hasConstraint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90]&amp;[.C190]&amp;[.D190]" office:value-type="string" office:string-value="http://ontology.ontotext.com/publishing#hasConstrainthttp://www.w3.org/1999/02/22-rdf-syntax-ns#typehttp://www.w3.org/2002/07/owl#FunctionalProperty" calcext:value-type="string">
            <text:p>http://ontology.ontotext.com/publishing#hasConstrai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90];[$ontology_before_verisoning.A$1:.A$1048576];1;0)" office:value-type="string" office:string-value="http://ontology.ontotext.com/publishing#hasConstrainthttp://www.w3.org/1999/02/22-rdf-syntax-ns#typehttp://www.w3.org/2002/07/owl#FunctionalProperty" calcext:value-type="string">
            <text:p>http://ontology.ontotext.com/publishing#hasConstraint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91]&amp;[.C191]&amp;[.D191]" office:value-type="string" office:string-value="http://ontology.ontotext.com/publishing#channelIndexhttp://www.w3.org/1999/02/22-rdf-syntax-ns#typehttp://www.w3.org/2002/07/owl#DatatypeProperty" calcext:value-type="string">
            <text:p>http://ontology.ontotext.com/publishing#channelIndexhttp://www.w3.org/1999/02/22-rdf-syntax-ns#typehttp://www.w3.org/2002/07/owl#DatatypeProperty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 table:formula="of:=VLOOKUP([.A191];[$ontology_before_verisoning.A$1:.A$1048576];1;0)" office:value-type="string" office:string-value="http://ontology.ontotext.com/publishing#channelIndexhttp://www.w3.org/1999/02/22-rdf-syntax-ns#typehttp://www.w3.org/2002/07/owl#DatatypeProperty" calcext:value-type="string">
            <text:p>http://ontology.ontotext.com/publishing#channelIndexhttp://www.w3.org/1999/02/22-rdf-syntax-ns#typehttp://www.w3.org/2002/07/owl#DatatypeProperty</text:p>
          </table:table-cell>
          <table:table-cell table:number-columns-repeated="1019"/>
        </table:table-row>
        <table:table-row table:style-name="ro1" table:visibility="filter">
          <table:table-cell table:formula="of:=[.B192]&amp;[.C192]&amp;[.D192]" office:value-type="string" office:string-value="http://ontology.ontotext.com/publishing#channelIndexhttp://www.w3.org/1999/02/22-rdf-syntax-ns#typehttp://www.w3.org/2002/07/owl#FunctionalProperty" calcext:value-type="string">
            <text:p>http://ontology.ontotext.com/publishing#channelIndex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92];[$ontology_before_verisoning.A$1:.A$1048576];1;0)" office:value-type="string" office:string-value="http://ontology.ontotext.com/publishing#channelIndexhttp://www.w3.org/1999/02/22-rdf-syntax-ns#typehttp://www.w3.org/2002/07/owl#FunctionalProperty" calcext:value-type="string">
            <text:p>http://ontology.ontotext.com/publishing#channelIndex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93]&amp;[.C193]&amp;[.D193]" office:value-type="string" office:string-value="http://ontology.ontotext.com/publishing#hasEntitySourcehttp://www.w3.org/1999/02/22-rdf-syntax-ns#typehttp://www.w3.org/2002/07/owl#ObjectProperty" calcext:value-type="string">
            <text:p>http://ontology.ontotext.com/publishing#hasEntitySourcehttp://www.w3.org/1999/02/22-rdf-syntax-ns#typehttp://www.w3.org/2002/07/owl#ObjectProper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 table:formula="of:=VLOOKUP([.A193];[$ontology_before_verisoning.A$1:.A$1048576];1;0)" office:value-type="string" office:string-value="http://ontology.ontotext.com/publishing#hasEntitySourcehttp://www.w3.org/1999/02/22-rdf-syntax-ns#typehttp://www.w3.org/2002/07/owl#ObjectProperty" calcext:value-type="string">
            <text:p>http://ontology.ontotext.com/publishing#hasEntitySourcehttp://www.w3.org/1999/02/22-rdf-syntax-ns#typehttp://www.w3.org/2002/07/owl#ObjectProperty</text:p>
          </table:table-cell>
          <table:table-cell table:number-columns-repeated="1019"/>
        </table:table-row>
        <table:table-row table:style-name="ro1" table:visibility="filter">
          <table:table-cell table:formula="of:=[.B194]&amp;[.C194]&amp;[.D194]" office:value-type="string" office:string-value="http://ontology.ontotext.com/publishing#hasEntitySourcehttp://www.w3.org/1999/02/22-rdf-syntax-ns#typehttp://www.w3.org/2002/07/owl#FunctionalProperty" calcext:value-type="string">
            <text:p>http://ontology.ontotext.com/publishing#hasEntitySour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 table:formula="of:=VLOOKUP([.A194];[$ontology_before_verisoning.A$1:.A$1048576];1;0)" office:value-type="string" office:string-value="http://ontology.ontotext.com/publishing#hasEntitySourcehttp://www.w3.org/1999/02/22-rdf-syntax-ns#typehttp://www.w3.org/2002/07/owl#FunctionalProperty" calcext:value-type="string">
            <text:p>http://ontology.ontotext.com/publishing#hasEntitySourcehttp://www.w3.org/1999/02/22-rdf-syntax-ns#typehttp://www.w3.org/2002/07/owl#FunctionalProperty</text:p>
          </table:table-cell>
          <table:table-cell table:number-columns-repeated="1019"/>
        </table:table-row>
        <table:table-row table:style-name="ro1" table:visibility="filter">
          <table:table-cell table:formula="of:=[.B195]&amp;[.C195]&amp;[.D195]" office:value-type="string" office:string-value="http://ontology.ontotext.com/taxonomy/Athletehttp://www.w3.org/1999/02/22-rdf-syntax-ns#typehttp://www.w3.org/2002/07/owl#Class" calcext:value-type="string">
            <text:p>http://ontology.ontotext.com/taxonomy/Athletehttp://www.w3.org/1999/02/22-rdf-syntax-ns#typehttp://www.w3.org/2002/07/owl#Class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95];[$ontology_before_verisoning.A$1:.A$1048576];1;0)" office:value-type="string" office:string-value="http://ontology.ontotext.com/taxonomy/Athletehttp://www.w3.org/1999/02/22-rdf-syntax-ns#typehttp://www.w3.org/2002/07/owl#Class" calcext:value-type="string">
            <text:p>http://ontology.ontotext.com/taxonomy/Athlet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96]&amp;[.C196]&amp;[.D196]" office:value-type="string" office:string-value="http://ontology.ontotext.com/taxonomy/Artisthttp://www.w3.org/1999/02/22-rdf-syntax-ns#typehttp://www.w3.org/2002/07/owl#Class" calcext:value-type="string">
            <text:p>http://ontology.ontotext.com/taxonomy/Artisthttp://www.w3.org/1999/02/22-rdf-syntax-ns#typehttp://www.w3.org/2002/07/owl#Class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96];[$ontology_before_verisoning.A$1:.A$1048576];1;0)" office:value-type="string" office:string-value="http://ontology.ontotext.com/taxonomy/Artisthttp://www.w3.org/1999/02/22-rdf-syntax-ns#typehttp://www.w3.org/2002/07/owl#Class" calcext:value-type="string">
            <text:p>http://ontology.ontotext.com/taxonomy/Artis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97]&amp;[.C197]&amp;[.D197]" office:value-type="string" office:string-value="http://ontology.ontotext.com/taxonomy/Politicianhttp://www.w3.org/1999/02/22-rdf-syntax-ns#typehttp://www.w3.org/2002/07/owl#Class" calcext:value-type="string">
            <text:p>http://ontology.ontotext.com/taxonomy/Politicianhttp://www.w3.org/1999/02/22-rdf-syntax-ns#typehttp://www.w3.org/2002/07/owl#Class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97];[$ontology_before_verisoning.A$1:.A$1048576];1;0)" office:value-type="string" office:string-value="http://ontology.ontotext.com/taxonomy/Politicianhttp://www.w3.org/1999/02/22-rdf-syntax-ns#typehttp://www.w3.org/2002/07/owl#Class" calcext:value-type="string">
            <text:p>http://ontology.ontotext.com/taxonomy/Politicia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98]&amp;[.C198]&amp;[.D198]" office:value-type="string" office:string-value="http://ontology.ontotext.com/taxonomy/Monarchhttp://www.w3.org/1999/02/22-rdf-syntax-ns#typehttp://www.w3.org/2002/07/owl#Class" calcext:value-type="string">
            <text:p>http://ontology.ontotext.com/taxonomy/Monarchhttp://www.w3.org/1999/02/22-rdf-syntax-ns#typehttp://www.w3.org/2002/07/owl#Class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98];[$ontology_before_verisoning.A$1:.A$1048576];1;0)" office:value-type="string" office:string-value="http://ontology.ontotext.com/taxonomy/Monarchhttp://www.w3.org/1999/02/22-rdf-syntax-ns#typehttp://www.w3.org/2002/07/owl#Class" calcext:value-type="string">
            <text:p>http://ontology.ontotext.com/taxonomy/Monarch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199]&amp;[.C199]&amp;[.D199]" office:value-type="string" office:string-value="http://ontology.ontotext.com/taxonomy/Journalisthttp://www.w3.org/1999/02/22-rdf-syntax-ns#typehttp://www.w3.org/2002/07/owl#Class" calcext:value-type="string">
            <text:p>http://ontology.ontotext.com/taxonomy/Journalisthttp://www.w3.org/1999/02/22-rdf-syntax-ns#typehttp://www.w3.org/2002/07/owl#Class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199];[$ontology_before_verisoning.A$1:.A$1048576];1;0)" office:value-type="string" office:string-value="http://ontology.ontotext.com/taxonomy/Journalisthttp://www.w3.org/1999/02/22-rdf-syntax-ns#typehttp://www.w3.org/2002/07/owl#Class" calcext:value-type="string">
            <text:p>http://ontology.ontotext.com/taxonomy/Journalis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0]&amp;[.C200]&amp;[.D200]" office:value-type="string" office:string-value="http://ontology.ontotext.com/taxonomy/Scientisthttp://www.w3.org/1999/02/22-rdf-syntax-ns#typehttp://www.w3.org/2002/07/owl#Class" calcext:value-type="string">
            <text:p>http://ontology.ontotext.com/taxonomy/Scientisthttp://www.w3.org/1999/02/22-rdf-syntax-ns#typehttp://www.w3.org/2002/07/owl#Class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0];[$ontology_before_verisoning.A$1:.A$1048576];1;0)" office:value-type="string" office:string-value="http://ontology.ontotext.com/taxonomy/Scientisthttp://www.w3.org/1999/02/22-rdf-syntax-ns#typehttp://www.w3.org/2002/07/owl#Class" calcext:value-type="string">
            <text:p>http://ontology.ontotext.com/taxonomy/Scientis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1]&amp;[.C201]&amp;[.D201]" office:value-type="string" office:string-value="http://ontology.ontotext.com/taxonomy/Clerichttp://www.w3.org/1999/02/22-rdf-syntax-ns#typehttp://www.w3.org/2002/07/owl#Class" calcext:value-type="string">
            <text:p>http://ontology.ontotext.com/taxonomy/Clerichttp://www.w3.org/1999/02/22-rdf-syntax-ns#typehttp://www.w3.org/2002/07/owl#Class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1];[$ontology_before_verisoning.A$1:.A$1048576];1;0)" office:value-type="string" office:string-value="http://ontology.ontotext.com/taxonomy/Clerichttp://www.w3.org/1999/02/22-rdf-syntax-ns#typehttp://www.w3.org/2002/07/owl#Class" calcext:value-type="string">
            <text:p>http://ontology.ontotext.com/taxonomy/Cleric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2]&amp;[.C202]&amp;[.D202]" office:value-type="string" office:string-value="http://ontology.ontotext.com/taxonomy/Economisthttp://www.w3.org/1999/02/22-rdf-syntax-ns#typehttp://www.w3.org/2002/07/owl#Class" calcext:value-type="string">
            <text:p>http://ontology.ontotext.com/taxonomy/Economisthttp://www.w3.org/1999/02/22-rdf-syntax-ns#typehttp://www.w3.org/2002/07/owl#Class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2];[$ontology_before_verisoning.A$1:.A$1048576];1;0)" office:value-type="string" office:string-value="http://ontology.ontotext.com/taxonomy/Economisthttp://www.w3.org/1999/02/22-rdf-syntax-ns#typehttp://www.w3.org/2002/07/owl#Class" calcext:value-type="string">
            <text:p>http://ontology.ontotext.com/taxonomy/Economis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3]&amp;[.C203]&amp;[.D203]" office:value-type="string" office:string-value="http://ontology.ontotext.com/taxonomy/Companyhttp://www.w3.org/1999/02/22-rdf-syntax-ns#typehttp://www.w3.org/2002/07/owl#Class" calcext:value-type="string">
            <text:p>http://ontology.ontotext.com/taxonomy/Companyhttp://www.w3.org/1999/02/22-rdf-syntax-ns#typehttp://www.w3.org/2002/07/owl#Class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3];[$ontology_before_verisoning.A$1:.A$1048576];1;0)" office:value-type="string" office:string-value="http://ontology.ontotext.com/taxonomy/Companyhttp://www.w3.org/1999/02/22-rdf-syntax-ns#typehttp://www.w3.org/2002/07/owl#Class" calcext:value-type="string">
            <text:p>http://ontology.ontotext.com/taxonomy/Company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4]&amp;[.C204]&amp;[.D204]" office:value-type="string" office:string-value="http://ontology.ontotext.com/taxonomy/Bandhttp://www.w3.org/1999/02/22-rdf-syntax-ns#typehttp://www.w3.org/2002/07/owl#Class" calcext:value-type="string">
            <text:p>http://ontology.ontotext.com/taxonomy/Bandhttp://www.w3.org/1999/02/22-rdf-syntax-ns#typehttp://www.w3.org/2002/07/owl#Class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4];[$ontology_before_verisoning.A$1:.A$1048576];1;0)" office:value-type="string" office:string-value="http://ontology.ontotext.com/taxonomy/Bandhttp://www.w3.org/1999/02/22-rdf-syntax-ns#typehttp://www.w3.org/2002/07/owl#Class" calcext:value-type="string">
            <text:p>http://ontology.ontotext.com/taxonomy/Band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5]&amp;[.C205]&amp;[.D205]" office:value-type="string" office:string-value="http://ontology.ontotext.com/taxonomy/EducationalInstitutionhttp://www.w3.org/1999/02/22-rdf-syntax-ns#typehttp://www.w3.org/2002/07/owl#Class" calcext:value-type="string">
            <text:p>http://ontology.ontotext.com/taxonomy/EducationalInstitutionhttp://www.w3.org/1999/02/22-rdf-syntax-ns#typehttp://www.w3.org/2002/07/owl#Class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5];[$ontology_before_verisoning.A$1:.A$1048576];1;0)" office:value-type="string" office:string-value="http://ontology.ontotext.com/taxonomy/EducationalInstitutionhttp://www.w3.org/1999/02/22-rdf-syntax-ns#typehttp://www.w3.org/2002/07/owl#Class" calcext:value-type="string">
            <text:p>http://ontology.ontotext.com/taxonomy/EducationalInstitu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6]&amp;[.C206]&amp;[.D206]" office:value-type="string" office:string-value="http://ontology.ontotext.com/taxonomy/SportsTeamhttp://www.w3.org/1999/02/22-rdf-syntax-ns#typehttp://www.w3.org/2002/07/owl#Class" calcext:value-type="string">
            <text:p>http://ontology.ontotext.com/taxonomy/SportsTeamhttp://www.w3.org/1999/02/22-rdf-syntax-ns#typehttp://www.w3.org/2002/07/owl#Class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6];[$ontology_before_verisoning.A$1:.A$1048576];1;0)" office:value-type="string" office:string-value="http://ontology.ontotext.com/taxonomy/SportsTeamhttp://www.w3.org/1999/02/22-rdf-syntax-ns#typehttp://www.w3.org/2002/07/owl#Class" calcext:value-type="string">
            <text:p>http://ontology.ontotext.com/taxonomy/SportsTeam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7]&amp;[.C207]&amp;[.D207]" office:value-type="string" office:string-value="http://ontology.ontotext.com/taxonomy/Broadcasterhttp://www.w3.org/1999/02/22-rdf-syntax-ns#typehttp://www.w3.org/2002/07/owl#Class" calcext:value-type="string">
            <text:p>http://ontology.ontotext.com/taxonomy/Broadcasterhttp://www.w3.org/1999/02/22-rdf-syntax-ns#typehttp://www.w3.org/2002/07/owl#Class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7];[$ontology_before_verisoning.A$1:.A$1048576];1;0)" office:value-type="string" office:string-value="http://ontology.ontotext.com/taxonomy/Broadcasterhttp://www.w3.org/1999/02/22-rdf-syntax-ns#typehttp://www.w3.org/2002/07/owl#Class" calcext:value-type="string">
            <text:p>http://ontology.ontotext.com/taxonomy/Broadcaster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8]&amp;[.C208]&amp;[.D208]" office:value-type="string" office:string-value="http://ontology.ontotext.com/taxonomy/MilitaryUnithttp://www.w3.org/1999/02/22-rdf-syntax-ns#typehttp://www.w3.org/2002/07/owl#Class" calcext:value-type="string">
            <text:p>http://ontology.ontotext.com/taxonomy/MilitaryUnithttp://www.w3.org/1999/02/22-rdf-syntax-ns#typehttp://www.w3.org/2002/07/owl#Class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8];[$ontology_before_verisoning.A$1:.A$1048576];1;0)" office:value-type="string" office:string-value="http://ontology.ontotext.com/taxonomy/MilitaryUnithttp://www.w3.org/1999/02/22-rdf-syntax-ns#typehttp://www.w3.org/2002/07/owl#Class" calcext:value-type="string">
            <text:p>http://ontology.ontotext.com/taxonomy/MilitaryUni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09]&amp;[.C209]&amp;[.D209]" office:value-type="string" office:string-value="http://ontology.ontotext.com/taxonomy/PoliticalPartyhttp://www.w3.org/1999/02/22-rdf-syntax-ns#typehttp://www.w3.org/2002/07/owl#Class" calcext:value-type="string">
            <text:p>http://ontology.ontotext.com/taxonomy/PoliticalPartyhttp://www.w3.org/1999/02/22-rdf-syntax-ns#typehttp://www.w3.org/2002/07/owl#Class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09];[$ontology_before_verisoning.A$1:.A$1048576];1;0)" office:value-type="string" office:string-value="http://ontology.ontotext.com/taxonomy/PoliticalPartyhttp://www.w3.org/1999/02/22-rdf-syntax-ns#typehttp://www.w3.org/2002/07/owl#Class" calcext:value-type="string">
            <text:p>http://ontology.ontotext.com/taxonomy/PoliticalParty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0]&amp;[.C210]&amp;[.D210]" office:value-type="string" office:string-value="http://ontology.ontotext.com/taxonomy/Non-ProfitOrganizationhttp://www.w3.org/1999/02/22-rdf-syntax-ns#typehttp://www.w3.org/2002/07/owl#Class" calcext:value-type="string">
            <text:p>http://ontology.ontotext.com/taxonomy/Non-ProfitOrganizationhttp://www.w3.org/1999/02/22-rdf-syntax-ns#typehttp://www.w3.org/2002/07/owl#Class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0];[$ontology_before_verisoning.A$1:.A$1048576];1;0)" office:value-type="string" office:string-value="http://ontology.ontotext.com/taxonomy/Non-ProfitOrganizationhttp://www.w3.org/1999/02/22-rdf-syntax-ns#typehttp://www.w3.org/2002/07/owl#Class" calcext:value-type="string">
            <text:p>http://ontology.ontotext.com/taxonomy/Non-ProfitOrganiza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1]&amp;[.C211]&amp;[.D211]" office:value-type="string" office:string-value="http://ontology.ontotext.com/taxonomy/SportsLeaguehttp://www.w3.org/1999/02/22-rdf-syntax-ns#typehttp://www.w3.org/2002/07/owl#Class" calcext:value-type="string">
            <text:p>http://ontology.ontotext.com/taxonomy/SportsLeaguehttp://www.w3.org/1999/02/22-rdf-syntax-ns#typehttp://www.w3.org/2002/07/owl#Class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1];[$ontology_before_verisoning.A$1:.A$1048576];1;0)" office:value-type="string" office:string-value="http://ontology.ontotext.com/taxonomy/SportsLeaguehttp://www.w3.org/1999/02/22-rdf-syntax-ns#typehttp://www.w3.org/2002/07/owl#Class" calcext:value-type="string">
            <text:p>http://ontology.ontotext.com/taxonomy/SportsLeagu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2]&amp;[.C212]&amp;[.D212]" office:value-type="string" office:string-value="http://ontology.ontotext.com/taxonomy/TradeUnionhttp://www.w3.org/1999/02/22-rdf-syntax-ns#typehttp://www.w3.org/2002/07/owl#Class" calcext:value-type="string">
            <text:p>http://ontology.ontotext.com/taxonomy/TradeUnionhttp://www.w3.org/1999/02/22-rdf-syntax-ns#typehttp://www.w3.org/2002/07/owl#Class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2];[$ontology_before_verisoning.A$1:.A$1048576];1;0)" office:value-type="string" office:string-value="http://ontology.ontotext.com/taxonomy/TradeUnionhttp://www.w3.org/1999/02/22-rdf-syntax-ns#typehttp://www.w3.org/2002/07/owl#Class" calcext:value-type="string">
            <text:p>http://ontology.ontotext.com/taxonomy/TradeUn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3]&amp;[.C213]&amp;[.D213]" office:value-type="string" office:string-value="http://ontology.ontotext.com/taxonomy/PopulatedPlacehttp://www.w3.org/1999/02/22-rdf-syntax-ns#typehttp://www.w3.org/2002/07/owl#Class" calcext:value-type="string">
            <text:p>http://ontology.ontotext.com/taxonomy/PopulatedPlacehttp://www.w3.org/1999/02/22-rdf-syntax-ns#typehttp://www.w3.org/2002/07/owl#Class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3];[$ontology_before_verisoning.A$1:.A$1048576];1;0)" office:value-type="string" office:string-value="http://ontology.ontotext.com/taxonomy/PopulatedPlacehttp://www.w3.org/1999/02/22-rdf-syntax-ns#typehttp://www.w3.org/2002/07/owl#Class" calcext:value-type="string">
            <text:p>http://ontology.ontotext.com/taxonomy/PopulatedPlac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4]&amp;[.C214]&amp;[.D214]" office:value-type="string" office:string-value="http://ontology.ontotext.com/taxonomy/Buildinghttp://www.w3.org/1999/02/22-rdf-syntax-ns#typehttp://www.w3.org/2002/07/owl#Class" calcext:value-type="string">
            <text:p>http://ontology.ontotext.com/taxonomy/Buildinghttp://www.w3.org/1999/02/22-rdf-syntax-ns#typehttp://www.w3.org/2002/07/owl#Class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4];[$ontology_before_verisoning.A$1:.A$1048576];1;0)" office:value-type="string" office:string-value="http://ontology.ontotext.com/taxonomy/Buildinghttp://www.w3.org/1999/02/22-rdf-syntax-ns#typehttp://www.w3.org/2002/07/owl#Class" calcext:value-type="string">
            <text:p>http://ontology.ontotext.com/taxonomy/Building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5]&amp;[.C215]&amp;[.D215]" office:value-type="string" office:string-value="http://ontology.ontotext.com/taxonomy/BodyOfWaterhttp://www.w3.org/1999/02/22-rdf-syntax-ns#typehttp://www.w3.org/2002/07/owl#Class" calcext:value-type="string">
            <text:p>http://ontology.ontotext.com/taxonomy/BodyOfWaterhttp://www.w3.org/1999/02/22-rdf-syntax-ns#typehttp://www.w3.org/2002/07/owl#Class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5];[$ontology_before_verisoning.A$1:.A$1048576];1;0)" office:value-type="string" office:string-value="http://ontology.ontotext.com/taxonomy/BodyOfWaterhttp://www.w3.org/1999/02/22-rdf-syntax-ns#typehttp://www.w3.org/2002/07/owl#Class" calcext:value-type="string">
            <text:p>http://ontology.ontotext.com/taxonomy/BodyOfWater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6]&amp;[.C216]&amp;[.D216]" office:value-type="string" office:string-value="http://ontology.ontotext.com/taxonomy/SportFacilityhttp://www.w3.org/1999/02/22-rdf-syntax-ns#typehttp://www.w3.org/2002/07/owl#Class" calcext:value-type="string">
            <text:p>http://ontology.ontotext.com/taxonomy/SportFacilityhttp://www.w3.org/1999/02/22-rdf-syntax-ns#typehttp://www.w3.org/2002/07/owl#Class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6];[$ontology_before_verisoning.A$1:.A$1048576];1;0)" office:value-type="string" office:string-value="http://ontology.ontotext.com/taxonomy/SportFacilityhttp://www.w3.org/1999/02/22-rdf-syntax-ns#typehttp://www.w3.org/2002/07/owl#Class" calcext:value-type="string">
            <text:p>http://ontology.ontotext.com/taxonomy/SportFacility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7]&amp;[.C217]&amp;[.D217]" office:value-type="string" office:string-value="http://ontology.ontotext.com/taxonomy/Infrastructurehttp://www.w3.org/1999/02/22-rdf-syntax-ns#typehttp://www.w3.org/2002/07/owl#Class" calcext:value-type="string">
            <text:p>http://ontology.ontotext.com/taxonomy/Infrastructurehttp://www.w3.org/1999/02/22-rdf-syntax-ns#typehttp://www.w3.org/2002/07/owl#Class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7];[$ontology_before_verisoning.A$1:.A$1048576];1;0)" office:value-type="string" office:string-value="http://ontology.ontotext.com/taxonomy/Infrastructurehttp://www.w3.org/1999/02/22-rdf-syntax-ns#typehttp://www.w3.org/2002/07/owl#Class" calcext:value-type="string">
            <text:p>http://ontology.ontotext.com/taxonomy/Infrastructur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8]&amp;[.C218]&amp;[.D218]" office:value-type="string" office:string-value="http://ontology.ontotext.com/taxonomy/Mountainhttp://www.w3.org/1999/02/22-rdf-syntax-ns#typehttp://www.w3.org/2002/07/owl#Class" calcext:value-type="string">
            <text:p>http://ontology.ontotext.com/taxonomy/Mountainhttp://www.w3.org/1999/02/22-rdf-syntax-ns#typehttp://www.w3.org/2002/07/owl#Class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8];[$ontology_before_verisoning.A$1:.A$1048576];1;0)" office:value-type="string" office:string-value="http://ontology.ontotext.com/taxonomy/Mountainhttp://www.w3.org/1999/02/22-rdf-syntax-ns#typehttp://www.w3.org/2002/07/owl#Class" calcext:value-type="string">
            <text:p>http://ontology.ontotext.com/taxonomy/Mountai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19]&amp;[.C219]&amp;[.D219]" office:value-type="string" office:string-value="http://ontology.ontotext.com/taxonomy/Workhttp://www.w3.org/1999/02/22-rdf-syntax-ns#typehttp://www.w3.org/2002/07/owl#Class" calcext:value-type="string">
            <text:p>http://ontology.ontotext.com/taxonomy/Workhttp://www.w3.org/1999/02/22-rdf-syntax-ns#typehttp://www.w3.org/2002/07/owl#Class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19];[$ontology_before_verisoning.A$1:.A$1048576];1;0)" office:value-type="string" office:string-value="http://ontology.ontotext.com/taxonomy/Workhttp://www.w3.org/1999/02/22-rdf-syntax-ns#typehttp://www.w3.org/2002/07/owl#Class" calcext:value-type="string">
            <text:p>http://ontology.ontotext.com/taxonomy/Work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20]&amp;[.C220]&amp;[.D220]" office:value-type="string" office:string-value="http://ontology.ontotext.com/taxonomy/MeanOfTransportationhttp://www.w3.org/1999/02/22-rdf-syntax-ns#typehttp://www.w3.org/2002/07/owl#Class" calcext:value-type="string">
            <text:p>http://ontology.ontotext.com/taxonomy/MeanOfTransportationhttp://www.w3.org/1999/02/22-rdf-syntax-ns#typehttp://www.w3.org/2002/07/owl#Class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20];[$ontology_before_verisoning.A$1:.A$1048576];1;0)" office:value-type="string" office:string-value="http://ontology.ontotext.com/taxonomy/MeanOfTransportationhttp://www.w3.org/1999/02/22-rdf-syntax-ns#typehttp://www.w3.org/2002/07/owl#Class" calcext:value-type="string">
            <text:p>http://ontology.ontotext.com/taxonomy/MeanOfTransportation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21]&amp;[.C221]&amp;[.D221]" office:value-type="string" office:string-value="http://ontology.ontotext.com/taxonomy/Softwarehttp://www.w3.org/1999/02/22-rdf-syntax-ns#typehttp://www.w3.org/2002/07/owl#Class" calcext:value-type="string">
            <text:p>http://ontology.ontotext.com/taxonomy/Softwarehttp://www.w3.org/1999/02/22-rdf-syntax-ns#typehttp://www.w3.org/2002/07/owl#Class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21];[$ontology_before_verisoning.A$1:.A$1048576];1;0)" office:value-type="string" office:string-value="http://ontology.ontotext.com/taxonomy/Softwarehttp://www.w3.org/1999/02/22-rdf-syntax-ns#typehttp://www.w3.org/2002/07/owl#Class" calcext:value-type="string">
            <text:p>http://ontology.ontotext.com/taxonomy/Software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22]&amp;[.C222]&amp;[.D222]" office:value-type="string" office:string-value="http://ontology.ontotext.com/taxonomy/Planthttp://www.w3.org/1999/02/22-rdf-syntax-ns#typehttp://www.w3.org/2002/07/owl#Class" calcext:value-type="string">
            <text:p>http://ontology.ontotext.com/taxonomy/Planthttp://www.w3.org/1999/02/22-rdf-syntax-ns#typehttp://www.w3.org/2002/07/owl#Class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22];[$ontology_before_verisoning.A$1:.A$1048576];1;0)" office:value-type="string" office:string-value="http://ontology.ontotext.com/taxonomy/Planthttp://www.w3.org/1999/02/22-rdf-syntax-ns#typehttp://www.w3.org/2002/07/owl#Class" calcext:value-type="string">
            <text:p>http://ontology.ontotext.com/taxonomy/Planthttp://www.w3.org/1999/02/22-rdf-syntax-ns#typ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223]&amp;[.C223]&amp;[.D223]" office:value-type="string" office:string-value="http://ontology.ontotext.com/taxonomy/Animalhttp://www.w3.org/1999/02/22-rdf-syntax-ns#typehttp://www.w3.org/2002/07/owl#Class" calcext:value-type="string">
            <text:p>http://ontology.ontotext.com/taxonomy/Animalhttp://www.w3.org/1999/02/22-rdf-syntax-ns#typehttp://www.w3.org/2002/07/owl#Class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 table:formula="of:=VLOOKUP([.A223];[$ontology_before_verisoning.A$1:.A$1048576];1;0)" office:value-type="string" office:string-value="http://ontology.ontotext.com/taxonomy/Animalhttp://www.w3.org/1999/02/22-rdf-syntax-ns#typehttp://www.w3.org/2002/07/owl#Class" calcext:value-type="string">
            <text:p>http://ontology.ontotext.com/taxonomy/Animalhttp://www.w3.org/1999/02/22-rdf-syntax-ns#typehttp://www.w3.org/2002/07/owl#Class</text:p>
          </table:table-cell>
          <table:table-cell table:number-columns-repeated="1019"/>
        </table:table-row>
        <table:table-row table:style-name="ro1">
          <table:table-cell table:formula="of:=[.B224]&amp;[.C224]&amp;[.D224]" office:value-type="string" office:string-value="https://github.com/GreenfishK/DataCitation/citing/valid_fromhttp://www.w3.org/1999/02/22-rdf-syntax-ns#typehttp://www.w3.org/1999/02/22-rdf-syntax-ns#Property" calcext:value-type="string">
            <text:p>https://github.com/GreenfishK/DataCitation/citing/valid_fromhttp://www.w3.org/1999/02/22-rdf-syntax-ns#typehttp://www.w3.org/1999/02/22-rdf-syntax-ns#Property</text:p>
          </table:table-cell>
          <table:table-cell table:style-name="ce2" office:value-type="string" calcext:value-type="string">
            <text:p>https://github.com/GreenfishK/DataCitation/citing/valid_from</text:p>
          </table:table-cell>
          <table:table-cell table:style-name="ce2" office:value-type="string" calcext:value-type="string">
            <text:p>http://www.w3.org/1999/02/22-rdf-syntax-ns#type</text:p>
          </table:table-cell>
          <table:table-cell table:style-name="ce2" office:value-type="string" calcext:value-type="string">
            <text:p>http://www.w3.org/1999/02/22-rdf-syntax-ns#Property</text:p>
          </table:table-cell>
          <table:table-cell table:formula="of:=VLOOKUP([.A224];[$ontology_before_verisoning.A$1:.A$1048576];1;0)" office:value-type="string" office:string-value="" calcext:value-type="error">
            <text:p>#NV</text:p>
          </table:table-cell>
          <table:table-cell table:style-name="ce2" table:number-columns-repeated="1019"/>
        </table:table-row>
        <table:table-row table:style-name="ro1">
          <table:table-cell table:formula="of:=[.B225]&amp;[.C225]&amp;[.D225]" office:value-type="string" office:string-value="https://github.com/GreenfishK/DataCitation/citing/valid_untilhttp://www.w3.org/1999/02/22-rdf-syntax-ns#typehttp://www.w3.org/1999/02/22-rdf-syntax-ns#Property" calcext:value-type="string">
            <text:p>https://github.com/GreenfishK/DataCitation/citing/valid_untilhttp://www.w3.org/1999/02/22-rdf-syntax-ns#typehttp://www.w3.org/1999/02/22-rdf-syntax-ns#Property</text:p>
          </table:table-cell>
          <table:table-cell table:style-name="ce2" office:value-type="string" calcext:value-type="string">
            <text:p>https://github.com/GreenfishK/DataCitation/citing/valid_until</text:p>
          </table:table-cell>
          <table:table-cell table:style-name="ce2" office:value-type="string" calcext:value-type="string">
            <text:p>http://www.w3.org/1999/02/22-rdf-syntax-ns#type</text:p>
          </table:table-cell>
          <table:table-cell table:style-name="ce2" office:value-type="string" calcext:value-type="string">
            <text:p>http://www.w3.org/1999/02/22-rdf-syntax-ns#Property</text:p>
          </table:table-cell>
          <table:table-cell table:formula="of:=VLOOKUP([.A225];[$ontology_before_verisoning.A$1:.A$1048576];1;0)" office:value-type="string" office:string-value="" calcext:value-type="error">
            <text:p>#NV</text:p>
          </table:table-cell>
          <table:table-cell table:style-name="ce2" table:number-columns-repeated="1019"/>
        </table:table-row>
        <table:table-row table:style-name="ro1" table:visibility="filter">
          <table:table-cell table:formula="of:=[.B226]&amp;[.C226]&amp;[.D226]" office:value-type="string" office:string-value="http://www.w3.org/1999/02/22-rdf-syntax-ns#typehttp://www.w3.org/2000/01/rdf-schema#subPropertyOfhttp://www.w3.org/1999/02/22-rdf-syntax-ns#type" calcext:value-type="string">
            <text:p>http://www.w3.org/1999/02/22-rdf-syntax-ns#typehttp://www.w3.org/2000/01/rdf-schema#subPropertyOfhttp://www.w3.org/1999/02/22-rdf-syntax-ns#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 table:formula="of:=VLOOKUP([.A226];[$ontology_before_verisoning.A$1:.A$1048576];1;0)" office:value-type="string" office:string-value="http://www.w3.org/1999/02/22-rdf-syntax-ns#typehttp://www.w3.org/2000/01/rdf-schema#subPropertyOfhttp://www.w3.org/1999/02/22-rdf-syntax-ns#type" calcext:value-type="string">
            <text:p>http://www.w3.org/1999/02/22-rdf-syntax-ns#typehttp://www.w3.org/2000/01/rdf-schema#subPropertyOfhttp://www.w3.org/1999/02/22-rdf-syntax-ns#type</text:p>
          </table:table-cell>
          <table:table-cell table:number-columns-repeated="1019"/>
        </table:table-row>
        <table:table-row table:style-name="ro1" table:visibility="filter">
          <table:table-cell table:formula="of:=[.B227]&amp;[.C227]&amp;[.D227]" office:value-type="string" office:string-value="http://www.w3.org/2000/01/rdf-schema#subPropertyOfhttp://www.w3.org/2000/01/rdf-schema#subPropertyOfhttp://www.w3.org/2000/01/rdf-schema#subPropertyOf" calcext:value-type="string">
            <text:p>http://www.w3.org/2000/01/rdf-schema#subPropertyOfhttp://www.w3.org/2000/01/rdf-schema#subPropertyOfhttp://www.w3.org/2000/01/rdf-schema#subPropertyOf</text:p>
          </table:table-cell>
          <table:table-cell table:number-columns-repeated="3" office:value-type="string" calcext:value-type="string">
            <text:p>http://www.w3.org/2000/01/rdf-schema#subPropertyOf</text:p>
          </table:table-cell>
          <table:table-cell table:formula="of:=VLOOKUP([.A227];[$ontology_before_verisoning.A$1:.A$1048576];1;0)" office:value-type="string" office:string-value="http://www.w3.org/2000/01/rdf-schema#subPropertyOfhttp://www.w3.org/2000/01/rdf-schema#subPropertyOfhttp://www.w3.org/2000/01/rdf-schema#subPropertyOf" calcext:value-type="string">
            <text:p>http://www.w3.org/2000/01/rdf-schema#subPropertyOfhttp://www.w3.org/2000/01/rdf-schema#subPropertyOfhttp://www.w3.org/2000/01/rdf-schema#subPropertyOf</text:p>
          </table:table-cell>
          <table:table-cell table:number-columns-repeated="1019"/>
        </table:table-row>
        <table:table-row table:style-name="ro1" table:visibility="filter">
          <table:table-cell table:formula="of:=[.B228]&amp;[.C228]&amp;[.D228]" office:value-type="string" office:string-value="http://www.w3.org/2000/01/rdf-schema#subClassOfhttp://www.w3.org/2000/01/rdf-schema#subPropertyOfhttp://www.w3.org/2000/01/rdf-schema#subClassOf" calcext:value-type="string">
            <text:p>http://www.w3.org/2000/01/rdf-schema#subClassOfhttp://www.w3.org/2000/01/rdf-schema#subPropertyOfhttp://www.w3.org/2000/01/rdf-schema#subClassOf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ubClassOf</text:p>
          </table:table-cell>
          <table:table-cell table:formula="of:=VLOOKUP([.A228];[$ontology_before_verisoning.A$1:.A$1048576];1;0)" office:value-type="string" office:string-value="http://www.w3.org/2000/01/rdf-schema#subClassOfhttp://www.w3.org/2000/01/rdf-schema#subPropertyOfhttp://www.w3.org/2000/01/rdf-schema#subClassOf" calcext:value-type="string">
            <text:p>http://www.w3.org/2000/01/rdf-schema#subClassOfhttp://www.w3.org/2000/01/rdf-schema#subPropertyOfhttp://www.w3.org/2000/01/rdf-schema#subClassOf</text:p>
          </table:table-cell>
          <table:table-cell table:number-columns-repeated="1019"/>
        </table:table-row>
        <table:table-row table:style-name="ro1" table:visibility="filter">
          <table:table-cell table:formula="of:=[.B229]&amp;[.C229]&amp;[.D229]" office:value-type="string" office:string-value="http://www.w3.org/2000/01/rdf-schema#domainhttp://www.w3.org/2000/01/rdf-schema#subPropertyOfhttp://www.w3.org/2000/01/rdf-schema#domain" calcext:value-type="string">
            <text:p>http://www.w3.org/2000/01/rdf-schema#domainhttp://www.w3.org/2000/01/rdf-schema#subPropertyOfhttp://www.w3.org/2000/01/rdf-schema#domai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domain</text:p>
          </table:table-cell>
          <table:table-cell table:formula="of:=VLOOKUP([.A229];[$ontology_before_verisoning.A$1:.A$1048576];1;0)" office:value-type="string" office:string-value="http://www.w3.org/2000/01/rdf-schema#domainhttp://www.w3.org/2000/01/rdf-schema#subPropertyOfhttp://www.w3.org/2000/01/rdf-schema#domain" calcext:value-type="string">
            <text:p>http://www.w3.org/2000/01/rdf-schema#domainhttp://www.w3.org/2000/01/rdf-schema#subPropertyOfhttp://www.w3.org/2000/01/rdf-schema#domain</text:p>
          </table:table-cell>
          <table:table-cell table:number-columns-repeated="1019"/>
        </table:table-row>
        <table:table-row table:style-name="ro1" table:visibility="filter">
          <table:table-cell table:formula="of:=[.B230]&amp;[.C230]&amp;[.D230]" office:value-type="string" office:string-value="http://www.w3.org/2000/01/rdf-schema#rangehttp://www.w3.org/2000/01/rdf-schema#subPropertyOfhttp://www.w3.org/2000/01/rdf-schema#range" calcext:value-type="string">
            <text:p>http://www.w3.org/2000/01/rdf-schema#rangehttp://www.w3.org/2000/01/rdf-schema#subPropertyOfhttp://www.w3.org/2000/01/rdf-schema#rang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range</text:p>
          </table:table-cell>
          <table:table-cell table:formula="of:=VLOOKUP([.A230];[$ontology_before_verisoning.A$1:.A$1048576];1;0)" office:value-type="string" office:string-value="http://www.w3.org/2000/01/rdf-schema#rangehttp://www.w3.org/2000/01/rdf-schema#subPropertyOfhttp://www.w3.org/2000/01/rdf-schema#range" calcext:value-type="string">
            <text:p>http://www.w3.org/2000/01/rdf-schema#rangehttp://www.w3.org/2000/01/rdf-schema#subPropertyOfhttp://www.w3.org/2000/01/rdf-schema#range</text:p>
          </table:table-cell>
          <table:table-cell table:number-columns-repeated="1019"/>
        </table:table-row>
        <table:table-row table:style-name="ro1" table:visibility="filter">
          <table:table-cell table:formula="of:=[.B231]&amp;[.C231]&amp;[.D231]" office:value-type="string" office:string-value="http://www.w3.org/2002/07/owl#equivalentPropertyhttp://www.w3.org/2000/01/rdf-schema#subPropertyOfhttp://www.w3.org/2000/01/rdf-schema#subPropertyOf" calcext:value-type="string">
            <text:p>http://www.w3.org/2002/07/owl#equivalentPropertyhttp://www.w3.org/2000/01/rdf-schema#subPropertyOfhttp://www.w3.org/2000/01/rdf-schema#subPropertyOf</text:p>
          </table:table-cell>
          <table:table-cell office:value-type="string" calcext:value-type="string">
            <text:p>http://www.w3.org/2002/07/owl#equivalentProperty</text:p>
          </table:table-cell>
          <table:table-cell table:number-columns-repeated="2" office:value-type="string" calcext:value-type="string">
            <text:p>http://www.w3.org/2000/01/rdf-schema#subPropertyOf</text:p>
          </table:table-cell>
          <table:table-cell table:formula="of:=VLOOKUP([.A231];[$ontology_before_verisoning.A$1:.A$1048576];1;0)" office:value-type="string" office:string-value="http://www.w3.org/2002/07/owl#equivalentPropertyhttp://www.w3.org/2000/01/rdf-schema#subPropertyOfhttp://www.w3.org/2000/01/rdf-schema#subPropertyOf" calcext:value-type="string">
            <text:p>http://www.w3.org/2002/07/owl#equivalentPropertyhttp://www.w3.org/2000/01/rdf-schema#subPropertyOfhttp://www.w3.org/2000/01/rdf-schema#subPropertyOf</text:p>
          </table:table-cell>
          <table:table-cell table:number-columns-repeated="1019"/>
        </table:table-row>
        <table:table-row table:style-name="ro1" table:visibility="filter">
          <table:table-cell table:formula="of:=[.B232]&amp;[.C232]&amp;[.D232]" office:value-type="string" office:string-value="http://www.w3.org/2002/07/owl#equivalentClasshttp://www.w3.org/2000/01/rdf-schema#subPropertyOfhttp://www.w3.org/2000/01/rdf-schema#subClassOf" calcext:value-type="string">
            <text:p>http://www.w3.org/2002/07/owl#equivalentClasshttp://www.w3.org/2000/01/rdf-schema#subPropertyOfhttp://www.w3.org/2000/01/rdf-schema#subClassOf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ubClassOf</text:p>
          </table:table-cell>
          <table:table-cell table:formula="of:=VLOOKUP([.A232];[$ontology_before_verisoning.A$1:.A$1048576];1;0)" office:value-type="string" office:string-value="http://www.w3.org/2002/07/owl#equivalentClasshttp://www.w3.org/2000/01/rdf-schema#subPropertyOfhttp://www.w3.org/2000/01/rdf-schema#subClassOf" calcext:value-type="string">
            <text:p>http://www.w3.org/2002/07/owl#equivalentClasshttp://www.w3.org/2000/01/rdf-schema#subPropertyOfhttp://www.w3.org/2000/01/rdf-schema#subClassOf</text:p>
          </table:table-cell>
          <table:table-cell table:number-columns-repeated="1019"/>
        </table:table-row>
        <table:table-row table:style-name="ro1" table:visibility="filter">
          <table:table-cell table:formula="of:=[.B233]&amp;[.C233]&amp;[.D233]" office:value-type="string" office:string-value="http://proton.semanticweb.org/protonsys#transitiveOverhttp://www.w3.org/2000/01/rdf-schema#subPropertyOfhttp://proton.semanticweb.org/protonsys#transitiveOver" calcext:value-type="string">
            <text:p>http://proton.semanticweb.org/protonsys#transitiveOverhttp://www.w3.org/2000/01/rdf-schema#subPropertyOfhttp://proton.semanticweb.org/protonsys#transitiveOver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roton.semanticweb.org/protonsys#transitiveOver</text:p>
          </table:table-cell>
          <table:table-cell table:formula="of:=VLOOKUP([.A233];[$ontology_before_verisoning.A$1:.A$1048576];1;0)" office:value-type="string" office:string-value="http://proton.semanticweb.org/protonsys#transitiveOverhttp://www.w3.org/2000/01/rdf-schema#subPropertyOfhttp://proton.semanticweb.org/protonsys#transitiveOver" calcext:value-type="string">
            <text:p>http://proton.semanticweb.org/protonsys#transitiveOverhttp://www.w3.org/2000/01/rdf-schema#subPropertyOfhttp://proton.semanticweb.org/protonsys#transitiveOver</text:p>
          </table:table-cell>
          <table:table-cell table:number-columns-repeated="1019"/>
        </table:table-row>
        <table:table-row table:style-name="ro1" table:visibility="filter">
          <table:table-cell table:formula="of:=[.B234]&amp;[.C234]&amp;[.D234]" office:value-type="string" office:string-value="http://www.w3.org/2002/07/owl#inverseOfhttp://www.w3.org/2000/01/rdf-schema#subPropertyOfhttp://www.w3.org/2002/07/owl#inverseOf" calcext:value-type="string">
            <text:p>http://www.w3.org/2002/07/owl#inverseOfhttp://www.w3.org/2000/01/rdf-schema#subPropertyOfhttp://www.w3.org/2002/07/owl#inverseOf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2/07/owl#inverseOf</text:p>
          </table:table-cell>
          <table:table-cell table:formula="of:=VLOOKUP([.A234];[$ontology_before_verisoning.A$1:.A$1048576];1;0)" office:value-type="string" office:string-value="http://www.w3.org/2002/07/owl#inverseOfhttp://www.w3.org/2000/01/rdf-schema#subPropertyOfhttp://www.w3.org/2002/07/owl#inverseOf" calcext:value-type="string">
            <text:p>http://www.w3.org/2002/07/owl#inverseOfhttp://www.w3.org/2000/01/rdf-schema#subPropertyOfhttp://www.w3.org/2002/07/owl#inverseOf</text:p>
          </table:table-cell>
          <table:table-cell table:number-columns-repeated="1019"/>
        </table:table-row>
        <table:table-row table:style-name="ro1" table:visibility="filter">
          <table:table-cell table:formula="of:=[.B235]&amp;[.C235]&amp;[.D235]" office:value-type="string" office:string-value="http://www.w3.org/2000/01/rdf-schema#commenthttp://www.w3.org/2000/01/rdf-schema#subPropertyOfhttp://www.w3.org/2000/01/rdf-schema#comment" calcext:value-type="string">
            <text:p>http://www.w3.org/2000/01/rdf-schema#commenthttp://www.w3.org/2000/01/rdf-schema#subPropertyOfhttp://www.w3.org/2000/01/rdf-schema#com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comment</text:p>
          </table:table-cell>
          <table:table-cell table:formula="of:=VLOOKUP([.A235];[$ontology_before_verisoning.A$1:.A$1048576];1;0)" office:value-type="string" office:string-value="http://www.w3.org/2000/01/rdf-schema#commenthttp://www.w3.org/2000/01/rdf-schema#subPropertyOfhttp://www.w3.org/2000/01/rdf-schema#comment" calcext:value-type="string">
            <text:p>http://www.w3.org/2000/01/rdf-schema#commenthttp://www.w3.org/2000/01/rdf-schema#subPropertyOfhttp://www.w3.org/2000/01/rdf-schema#comment</text:p>
          </table:table-cell>
          <table:table-cell table:number-columns-repeated="1019"/>
        </table:table-row>
        <table:table-row table:style-name="ro1" table:visibility="filter">
          <table:table-cell table:formula="of:=[.B236]&amp;[.C236]&amp;[.D236]" office:value-type="string" office:string-value="http://www.w3.org/2000/01/rdf-schema#labelhttp://www.w3.org/2000/01/rdf-schema#subPropertyOfhttp://www.w3.org/2000/01/rdf-schema#label" calcext:value-type="string">
            <text:p>http://www.w3.org/2000/01/rdf-schema#labelhttp://www.w3.org/2000/01/rdf-schema#subPropertyOfhttp://www.w3.org/2000/01/rdf-schema#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 table:formula="of:=VLOOKUP([.A236];[$ontology_before_verisoning.A$1:.A$1048576];1;0)" office:value-type="string" office:string-value="http://www.w3.org/2000/01/rdf-schema#labelhttp://www.w3.org/2000/01/rdf-schema#subPropertyOfhttp://www.w3.org/2000/01/rdf-schema#label" calcext:value-type="string">
            <text:p>http://www.w3.org/2000/01/rdf-schema#labelhttp://www.w3.org/2000/01/rdf-schema#subPropertyOfhttp://www.w3.org/2000/01/rdf-schema#label</text:p>
          </table:table-cell>
          <table:table-cell table:number-columns-repeated="1019"/>
        </table:table-row>
        <table:table-row table:style-name="ro1" table:visibility="filter">
          <table:table-cell table:formula="of:=[.B237]&amp;[.C237]&amp;[.D237]" office:value-type="string" office:string-value="http://www.w3.org/2000/01/rdf-schema#isDefinedByhttp://www.w3.org/2000/01/rdf-schema#subPropertyOfhttp://www.w3.org/2000/01/rdf-schema#seeAlso" calcext:value-type="string">
            <text:p>http://www.w3.org/2000/01/rdf-schema#isDefinedByhttp://www.w3.org/2000/01/rdf-schema#subPropertyOfhttp://www.w3.org/2000/01/rdf-schema#seeAlso</text:p>
          </table:table-cell>
          <table:table-cell office:value-type="string" calcext:value-type="string">
            <text:p>http://www.w3.org/2000/01/rdf-schema#isDefinedB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eeAlso</text:p>
          </table:table-cell>
          <table:table-cell table:formula="of:=VLOOKUP([.A237];[$ontology_before_verisoning.A$1:.A$1048576];1;0)" office:value-type="string" office:string-value="http://www.w3.org/2000/01/rdf-schema#isDefinedByhttp://www.w3.org/2000/01/rdf-schema#subPropertyOfhttp://www.w3.org/2000/01/rdf-schema#seeAlso" calcext:value-type="string">
            <text:p>http://www.w3.org/2000/01/rdf-schema#isDefinedByhttp://www.w3.org/2000/01/rdf-schema#subPropertyOfhttp://www.w3.org/2000/01/rdf-schema#seeAlso</text:p>
          </table:table-cell>
          <table:table-cell table:number-columns-repeated="1019"/>
        </table:table-row>
        <table:table-row table:style-name="ro1" table:visibility="filter">
          <table:table-cell table:formula="of:=[.B238]&amp;[.C238]&amp;[.D238]" office:value-type="string" office:string-value="http://purl.org/dc/elements/1.1/titlehttp://www.w3.org/2000/01/rdf-schema#subPropertyOfhttp://purl.org/dc/elements/1.1/title" calcext:value-type="string">
            <text:p>http://purl.org/dc/elements/1.1/titlehttp://www.w3.org/2000/01/rdf-schema#subPropertyOfhttp://purl.org/dc/elements/1.1/title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title</text:p>
          </table:table-cell>
          <table:table-cell table:formula="of:=VLOOKUP([.A238];[$ontology_before_verisoning.A$1:.A$1048576];1;0)" office:value-type="string" office:string-value="http://purl.org/dc/elements/1.1/titlehttp://www.w3.org/2000/01/rdf-schema#subPropertyOfhttp://purl.org/dc/elements/1.1/title" calcext:value-type="string">
            <text:p>http://purl.org/dc/elements/1.1/titlehttp://www.w3.org/2000/01/rdf-schema#subPropertyOfhttp://purl.org/dc/elements/1.1/title</text:p>
          </table:table-cell>
          <table:table-cell table:number-columns-repeated="1019"/>
        </table:table-row>
        <table:table-row table:style-name="ro1" table:visibility="filter">
          <table:table-cell table:formula="of:=[.B239]&amp;[.C239]&amp;[.D239]" office:value-type="string" office:string-value="http://purl.org/dc/elements/1.1/subjecthttp://www.w3.org/2000/01/rdf-schema#subPropertyOfhttp://purl.org/dc/elements/1.1/subject" calcext:value-type="string">
            <text:p>http://purl.org/dc/elements/1.1/subjecthttp://www.w3.org/2000/01/rdf-schema#subPropertyOfhttp://purl.org/dc/elements/1.1/subject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subject</text:p>
          </table:table-cell>
          <table:table-cell table:formula="of:=VLOOKUP([.A239];[$ontology_before_verisoning.A$1:.A$1048576];1;0)" office:value-type="string" office:string-value="http://purl.org/dc/elements/1.1/subjecthttp://www.w3.org/2000/01/rdf-schema#subPropertyOfhttp://purl.org/dc/elements/1.1/subject" calcext:value-type="string">
            <text:p>http://purl.org/dc/elements/1.1/subjecthttp://www.w3.org/2000/01/rdf-schema#subPropertyOfhttp://purl.org/dc/elements/1.1/subject</text:p>
          </table:table-cell>
          <table:table-cell table:number-columns-repeated="1019"/>
        </table:table-row>
        <table:table-row table:style-name="ro1" table:visibility="filter">
          <table:table-cell table:formula="of:=[.B240]&amp;[.C240]&amp;[.D240]" office:value-type="string" office:string-value="http://purl.org/dc/elements/1.1/creatorhttp://www.w3.org/2000/01/rdf-schema#subPropertyOfhttp://purl.org/dc/elements/1.1/creator" calcext:value-type="string">
            <text:p>http://purl.org/dc/elements/1.1/creatorhttp://www.w3.org/2000/01/rdf-schema#subPropertyOfhttp://purl.org/dc/elements/1.1/creator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creator</text:p>
          </table:table-cell>
          <table:table-cell table:formula="of:=VLOOKUP([.A240];[$ontology_before_verisoning.A$1:.A$1048576];1;0)" office:value-type="string" office:string-value="http://purl.org/dc/elements/1.1/creatorhttp://www.w3.org/2000/01/rdf-schema#subPropertyOfhttp://purl.org/dc/elements/1.1/creator" calcext:value-type="string">
            <text:p>http://purl.org/dc/elements/1.1/creatorhttp://www.w3.org/2000/01/rdf-schema#subPropertyOfhttp://purl.org/dc/elements/1.1/creator</text:p>
          </table:table-cell>
          <table:table-cell table:number-columns-repeated="1019"/>
        </table:table-row>
        <table:table-row table:style-name="ro1" table:visibility="filter">
          <table:table-cell table:formula="of:=[.B241]&amp;[.C241]&amp;[.D241]" office:value-type="string" office:string-value="http://purl.org/dc/elements/1.1/rightshttp://www.w3.org/2000/01/rdf-schema#subPropertyOfhttp://purl.org/dc/elements/1.1/rights" calcext:value-type="string">
            <text:p>http://purl.org/dc/elements/1.1/rightshttp://www.w3.org/2000/01/rdf-schema#subPropertyOfhttp://purl.org/dc/elements/1.1/rights</text:p>
          </table:table-cell>
          <table:table-cell office:value-type="string" calcext:value-type="string">
            <text:p>http://purl.org/dc/elements/1.1/right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rights</text:p>
          </table:table-cell>
          <table:table-cell table:formula="of:=VLOOKUP([.A241];[$ontology_before_verisoning.A$1:.A$1048576];1;0)" office:value-type="string" office:string-value="http://purl.org/dc/elements/1.1/rightshttp://www.w3.org/2000/01/rdf-schema#subPropertyOfhttp://purl.org/dc/elements/1.1/rights" calcext:value-type="string">
            <text:p>http://purl.org/dc/elements/1.1/rightshttp://www.w3.org/2000/01/rdf-schema#subPropertyOfhttp://purl.org/dc/elements/1.1/rights</text:p>
          </table:table-cell>
          <table:table-cell table:number-columns-repeated="1019"/>
        </table:table-row>
        <table:table-row table:style-name="ro1" table:visibility="filter">
          <table:table-cell table:formula="of:=[.B242]&amp;[.C242]&amp;[.D242]" office:value-type="string" office:string-value="http://www.w3.org/2002/07/owl#versionInfohttp://www.w3.org/2000/01/rdf-schema#subPropertyOfhttp://www.w3.org/2002/07/owl#versionInfo" calcext:value-type="string">
            <text:p>http://www.w3.org/2002/07/owl#versionInfohttp://www.w3.org/2000/01/rdf-schema#subPropertyOfhttp://www.w3.org/2002/07/owl#versionInfo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2/07/owl#versionInfo</text:p>
          </table:table-cell>
          <table:table-cell table:formula="of:=VLOOKUP([.A242];[$ontology_before_verisoning.A$1:.A$1048576];1;0)" office:value-type="string" office:string-value="http://www.w3.org/2002/07/owl#versionInfohttp://www.w3.org/2000/01/rdf-schema#subPropertyOfhttp://www.w3.org/2002/07/owl#versionInfo" calcext:value-type="string">
            <text:p>http://www.w3.org/2002/07/owl#versionInfohttp://www.w3.org/2000/01/rdf-schema#subPropertyOfhttp://www.w3.org/2002/07/owl#versionInfo</text:p>
          </table:table-cell>
          <table:table-cell table:number-columns-repeated="1019"/>
        </table:table-row>
        <table:table-row table:style-name="ro1" table:visibility="filter">
          <table:table-cell table:formula="of:=[.B243]&amp;[.C243]&amp;[.D243]" office:value-type="string" office:string-value="http://ontology.ontotext.com/taxonomy/preferredLabelhttp://www.w3.org/2000/01/rdf-schema#subPropertyOfhttp://www.w3.org/2000/01/rdf-schema#label" calcext:value-type="string">
            <text:p>http://ontology.ontotext.com/taxonomy/preferredLabelhttp://www.w3.org/2000/01/rdf-schema#subPropertyOfhttp://www.w3.org/2000/01/rdf-schema#label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 table:formula="of:=VLOOKUP([.A243];[$ontology_before_verisoning.A$1:.A$1048576];1;0)" office:value-type="string" office:string-value="http://ontology.ontotext.com/taxonomy/preferredLabelhttp://www.w3.org/2000/01/rdf-schema#subPropertyOfhttp://www.w3.org/2000/01/rdf-schema#label" calcext:value-type="string">
            <text:p>http://ontology.ontotext.com/taxonomy/preferredLabelhttp://www.w3.org/2000/01/rdf-schema#subPropertyOfhttp://www.w3.org/2000/01/rdf-schema#label</text:p>
          </table:table-cell>
          <table:table-cell table:number-columns-repeated="1019"/>
        </table:table-row>
        <table:table-row table:style-name="ro1" table:visibility="filter">
          <table:table-cell table:formula="of:=[.B244]&amp;[.C244]&amp;[.D244]" office:value-type="string" office:string-value="http://ontology.ontotext.com/taxonomy/alternativeLabelhttp://www.w3.org/2000/01/rdf-schema#subPropertyOfhttp://www.w3.org/2000/01/rdf-schema#label" calcext:value-type="string">
            <text:p>http://ontology.ontotext.com/taxonomy/alternativeLabelhttp://www.w3.org/2000/01/rdf-schema#subPropertyOfhttp://www.w3.org/2000/01/rdf-schema#label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 table:formula="of:=VLOOKUP([.A244];[$ontology_before_verisoning.A$1:.A$1048576];1;0)" office:value-type="string" office:string-value="http://ontology.ontotext.com/taxonomy/alternativeLabelhttp://www.w3.org/2000/01/rdf-schema#subPropertyOfhttp://www.w3.org/2000/01/rdf-schema#label" calcext:value-type="string">
            <text:p>http://ontology.ontotext.com/taxonomy/alternativeLabelhttp://www.w3.org/2000/01/rdf-schema#subPropertyOfhttp://www.w3.org/2000/01/rdf-schema#label</text:p>
          </table:table-cell>
          <table:table-cell table:number-columns-repeated="1019"/>
        </table:table-row>
        <table:table-row table:style-name="ro1">
          <table:table-cell table:formula="of:=[.B245]&amp;[.C245]&amp;[.D245]" office:value-type="string" office:string-value="http://ontology.ontotext.com/taxonomy/genericPropertyhttp://www.w3.org/2000/01/rdf-schema#subPropertyOfhttp://ontology.ontotext.com/taxonomy/genericProperty" calcext:value-type="string">
            <text:p>http://ontology.ontotext.com/taxonomy/genericPropertyhttp://www.w3.org/2000/01/rdf-schema#subPropertyOfhttp://ontology.ontotext.com/taxonomy/genericProperty</text:p>
          </table:table-cell>
          <table:table-cell table:style-name="ce1" office:value-type="string" calcext:value-type="string">
            <text:p>http://ontology.ontotext.com/taxonomy/genericProperty</text:p>
          </table:table-cell>
          <table:table-cell table:style-name="ce1" office:value-type="string" calcext:value-type="string">
            <text:p>http://www.w3.org/2000/01/rdf-schema#subPropertyOf</text:p>
          </table:table-cell>
          <table:table-cell table:style-name="ce1" office:value-type="string" calcext:value-type="string">
            <text:p>http://ontology.ontotext.com/taxonomy/genericProperty</text:p>
          </table:table-cell>
          <table:table-cell table:formula="of:=VLOOKUP([.A245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246]&amp;[.C246]&amp;[.D246]" office:value-type="string" office:string-value="http://ontology.ontotext.com/taxonomy/partOfhttp://www.w3.org/2000/01/rdf-schema#subPropertyOfhttp://ontology.ontotext.com/taxonomy/genericProperty" calcext:value-type="string">
            <text:p>http://ontology.ontotext.com/taxonomy/part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46];[$ontology_before_verisoning.A$1:.A$1048576];1;0)" office:value-type="string" office:string-value="http://ontology.ontotext.com/taxonomy/partOfhttp://www.w3.org/2000/01/rdf-schema#subPropertyOfhttp://ontology.ontotext.com/taxonomy/genericProperty" calcext:value-type="string">
            <text:p>http://ontology.ontotext.com/taxonomy/partOf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47]&amp;[.C247]&amp;[.D247]" office:value-type="string" office:string-value="http://ontology.ontotext.com/taxonomy/memberOfhttp://www.w3.org/2000/01/rdf-schema#subPropertyOfhttp://ontology.ontotext.com/taxonomy/genericProperty" calcext:value-type="string">
            <text:p>http://ontology.ontotext.com/taxonomy/member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47];[$ontology_before_verisoning.A$1:.A$1048576];1;0)" office:value-type="string" office:string-value="http://ontology.ontotext.com/taxonomy/memberOfhttp://www.w3.org/2000/01/rdf-schema#subPropertyOfhttp://ontology.ontotext.com/taxonomy/genericProperty" calcext:value-type="string">
            <text:p>http://ontology.ontotext.com/taxonomy/memberOf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48]&amp;[.C248]&amp;[.D248]" office:value-type="string" office:string-value="http://ontology.ontotext.com/taxonomy/hasParthttp://www.w3.org/2000/01/rdf-schema#subPropertyOfhttp://ontology.ontotext.com/taxonomy/genericProperty" calcext:value-type="string">
            <text:p>http://ontology.ontotext.com/taxonomy/hasPar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48];[$ontology_before_verisoning.A$1:.A$1048576];1;0)" office:value-type="string" office:string-value="http://ontology.ontotext.com/taxonomy/hasParthttp://www.w3.org/2000/01/rdf-schema#subPropertyOfhttp://ontology.ontotext.com/taxonomy/genericProperty" calcext:value-type="string">
            <text:p>http://ontology.ontotext.com/taxonomy/hasPart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49]&amp;[.C249]&amp;[.D249]" office:value-type="string" office:string-value="http://ontology.ontotext.com/taxonomy/startTimehttp://www.w3.org/2000/01/rdf-schema#subPropertyOfhttp://ontology.ontotext.com/taxonomy/genericProperty" calcext:value-type="string">
            <text:p>http://ontology.ontotext.com/taxonomy/start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49];[$ontology_before_verisoning.A$1:.A$1048576];1;0)" office:value-type="string" office:string-value="http://ontology.ontotext.com/taxonomy/startTimehttp://www.w3.org/2000/01/rdf-schema#subPropertyOfhttp://ontology.ontotext.com/taxonomy/genericProperty" calcext:value-type="string">
            <text:p>http://ontology.ontotext.com/taxonomy/startTim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0]&amp;[.C250]&amp;[.D250]" office:value-type="string" office:string-value="http://ontology.ontotext.com/taxonomy/endTimehttp://www.w3.org/2000/01/rdf-schema#subPropertyOfhttp://ontology.ontotext.com/taxonomy/genericProperty" calcext:value-type="string">
            <text:p>http://ontology.ontotext.com/taxonomy/end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0];[$ontology_before_verisoning.A$1:.A$1048576];1;0)" office:value-type="string" office:string-value="http://ontology.ontotext.com/taxonomy/endTimehttp://www.w3.org/2000/01/rdf-schema#subPropertyOfhttp://ontology.ontotext.com/taxonomy/genericProperty" calcext:value-type="string">
            <text:p>http://ontology.ontotext.com/taxonomy/endTim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1]&amp;[.C251]&amp;[.D251]" office:value-type="string" office:string-value="http://ontology.ontotext.com/taxonomy/pointInTimehttp://www.w3.org/2000/01/rdf-schema#subPropertyOfhttp://ontology.ontotext.com/taxonomy/genericProperty" calcext:value-type="string">
            <text:p>http://ontology.ontotext.com/taxonomy/pointIn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1];[$ontology_before_verisoning.A$1:.A$1048576];1;0)" office:value-type="string" office:string-value="http://ontology.ontotext.com/taxonomy/pointInTimehttp://www.w3.org/2000/01/rdf-schema#subPropertyOfhttp://ontology.ontotext.com/taxonomy/genericProperty" calcext:value-type="string">
            <text:p>http://ontology.ontotext.com/taxonomy/pointInTim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2]&amp;[.C252]&amp;[.D252]" office:value-type="string" office:string-value="http://ontology.ontotext.com/taxonomy/replaceshttp://www.w3.org/2000/01/rdf-schema#subPropertyOfhttp://ontology.ontotext.com/taxonomy/genericProperty" calcext:value-type="string">
            <text:p>http://ontology.ontotext.com/taxonomy/replaces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2];[$ontology_before_verisoning.A$1:.A$1048576];1;0)" office:value-type="string" office:string-value="http://ontology.ontotext.com/taxonomy/replaceshttp://www.w3.org/2000/01/rdf-schema#subPropertyOfhttp://ontology.ontotext.com/taxonomy/genericProperty" calcext:value-type="string">
            <text:p>http://ontology.ontotext.com/taxonomy/replaces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3]&amp;[.C253]&amp;[.D253]" office:value-type="string" office:string-value="http://ontology.ontotext.com/taxonomy/genrehttp://www.w3.org/2000/01/rdf-schema#subPropertyOfhttp://ontology.ontotext.com/taxonomy/genericProperty" calcext:value-type="string">
            <text:p>http://ontology.ontotext.com/taxonomy/genr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3];[$ontology_before_verisoning.A$1:.A$1048576];1;0)" office:value-type="string" office:string-value="http://ontology.ontotext.com/taxonomy/genrehttp://www.w3.org/2000/01/rdf-schema#subPropertyOfhttp://ontology.ontotext.com/taxonomy/genericProperty" calcext:value-type="string">
            <text:p>http://ontology.ontotext.com/taxonomy/genr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4]&amp;[.C254]&amp;[.D254]" office:value-type="string" office:string-value="http://ontology.ontotext.com/taxonomy/replacedByhttp://www.w3.org/2000/01/rdf-schema#subPropertyOfhttp://ontology.ontotext.com/taxonomy/genericProperty" calcext:value-type="string">
            <text:p>http://ontology.ontotext.com/taxonomy/replacedB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4];[$ontology_before_verisoning.A$1:.A$1048576];1;0)" office:value-type="string" office:string-value="http://ontology.ontotext.com/taxonomy/replacedByhttp://www.w3.org/2000/01/rdf-schema#subPropertyOfhttp://ontology.ontotext.com/taxonomy/genericProperty" calcext:value-type="string">
            <text:p>http://ontology.ontotext.com/taxonomy/replacedB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5]&amp;[.C255]&amp;[.D255]" office:value-type="string" office:string-value="http://ontology.ontotext.com/taxonomy/coordinateLocationhttp://www.w3.org/2000/01/rdf-schema#subPropertyOfhttp://ontology.ontotext.com/taxonomy/genericProperty" calcext:value-type="string">
            <text:p>http://ontology.ontotext.com/taxonomy/coordinateLoc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5];[$ontology_before_verisoning.A$1:.A$1048576];1;0)" office:value-type="string" office:string-value="http://ontology.ontotext.com/taxonomy/coordinateLocationhttp://www.w3.org/2000/01/rdf-schema#subPropertyOfhttp://ontology.ontotext.com/taxonomy/genericProperty" calcext:value-type="string">
            <text:p>http://ontology.ontotext.com/taxonomy/coordinateLoca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6]&amp;[.C256]&amp;[.D256]" office:value-type="string" office:string-value="http://ontology.ontotext.com/taxonomy/eventTimehttp://www.w3.org/2000/01/rdf-schema#subPropertyOfhttp://ontology.ontotext.com/taxonomy/genericProperty" calcext:value-type="string">
            <text:p>http://ontology.ontotext.com/taxonomy/event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6];[$ontology_before_verisoning.A$1:.A$1048576];1;0)" office:value-type="string" office:string-value="http://ontology.ontotext.com/taxonomy/eventTimehttp://www.w3.org/2000/01/rdf-schema#subPropertyOfhttp://ontology.ontotext.com/taxonomy/genericProperty" calcext:value-type="string">
            <text:p>http://ontology.ontotext.com/taxonomy/eventTim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7]&amp;[.C257]&amp;[.D257]" office:value-type="string" office:string-value="http://ontology.ontotext.com/taxonomy/locatedInhttp://www.w3.org/2000/01/rdf-schema#subPropertyOfhttp://ontology.ontotext.com/taxonomy/genericProperty" calcext:value-type="string">
            <text:p>http://ontology.ontotext.com/taxonomy/locatedI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7];[$ontology_before_verisoning.A$1:.A$1048576];1;0)" office:value-type="string" office:string-value="http://ontology.ontotext.com/taxonomy/locatedInhttp://www.w3.org/2000/01/rdf-schema#subPropertyOfhttp://ontology.ontotext.com/taxonomy/genericProperty" calcext:value-type="string">
            <text:p>http://ontology.ontotext.com/taxonomy/locatedI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8]&amp;[.C258]&amp;[.D258]" office:value-type="string" office:string-value="http://ontology.ontotext.com/taxonomy/headOfGovermenthttp://www.w3.org/2000/01/rdf-schema#subPropertyOfhttp://ontology.ontotext.com/taxonomy/genericProperty" calcext:value-type="string">
            <text:p>http://ontology.ontotext.com/taxonomy/headOfGoverm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8];[$ontology_before_verisoning.A$1:.A$1048576];1;0)" office:value-type="string" office:string-value="http://ontology.ontotext.com/taxonomy/headOfGovermenthttp://www.w3.org/2000/01/rdf-schema#subPropertyOfhttp://ontology.ontotext.com/taxonomy/genericProperty" calcext:value-type="string">
            <text:p>http://ontology.ontotext.com/taxonomy/headOfGoverment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59]&amp;[.C259]&amp;[.D259]" office:value-type="string" office:string-value="http://ontology.ontotext.com/taxonomy/operatingSystemhttp://www.w3.org/2000/01/rdf-schema#subPropertyOfhttp://ontology.ontotext.com/taxonomy/genericProperty" calcext:value-type="string">
            <text:p>http://ontology.ontotext.com/taxonomy/operatingSystem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59];[$ontology_before_verisoning.A$1:.A$1048576];1;0)" office:value-type="string" office:string-value="http://ontology.ontotext.com/taxonomy/operatingSystemhttp://www.w3.org/2000/01/rdf-schema#subPropertyOfhttp://ontology.ontotext.com/taxonomy/genericProperty" calcext:value-type="string">
            <text:p>http://ontology.ontotext.com/taxonomy/operatingSystem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0]&amp;[.C260]&amp;[.D260]" office:value-type="string" office:string-value="http://ontology.ontotext.com/taxonomy/programmingLanguagehttp://www.w3.org/2000/01/rdf-schema#subPropertyOfhttp://ontology.ontotext.com/taxonomy/genericProperty" calcext:value-type="string">
            <text:p>http://ontology.ontotext.com/taxonomy/programmingLangu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0];[$ontology_before_verisoning.A$1:.A$1048576];1;0)" office:value-type="string" office:string-value="http://ontology.ontotext.com/taxonomy/programmingLanguagehttp://www.w3.org/2000/01/rdf-schema#subPropertyOfhttp://ontology.ontotext.com/taxonomy/genericProperty" calcext:value-type="string">
            <text:p>http://ontology.ontotext.com/taxonomy/programmingLanguag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1]&amp;[.C261]&amp;[.D261]" office:value-type="string" office:string-value="http://ontology.ontotext.com/taxonomy/authorhttp://www.w3.org/2000/01/rdf-schema#subPropertyOfhttp://ontology.ontotext.com/taxonomy/genericProperty" calcext:value-type="string">
            <text:p>http://ontology.ontotext.com/taxonomy/autho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1];[$ontology_before_verisoning.A$1:.A$1048576];1;0)" office:value-type="string" office:string-value="http://ontology.ontotext.com/taxonomy/authorhttp://www.w3.org/2000/01/rdf-schema#subPropertyOfhttp://ontology.ontotext.com/taxonomy/genericProperty" calcext:value-type="string">
            <text:p>http://ontology.ontotext.com/taxonomy/autho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2]&amp;[.C262]&amp;[.D262]" office:value-type="string" office:string-value="http://ontology.ontotext.com/taxonomy/ofhttp://www.w3.org/2000/01/rdf-schema#subPropertyOfhttp://ontology.ontotext.com/taxonomy/genericProperty" calcext:value-type="string">
            <text:p>http://ontology.ontotext.com/taxonomy/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2];[$ontology_before_verisoning.A$1:.A$1048576];1;0)" office:value-type="string" office:string-value="http://ontology.ontotext.com/taxonomy/ofhttp://www.w3.org/2000/01/rdf-schema#subPropertyOfhttp://ontology.ontotext.com/taxonomy/genericProperty" calcext:value-type="string">
            <text:p>http://ontology.ontotext.com/taxonomy/of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3]&amp;[.C263]&amp;[.D263]" office:value-type="string" office:string-value="http://ontology.ontotext.com/taxonomy/genderhttp://www.w3.org/2000/01/rdf-schema#subPropertyOfhttp://ontology.ontotext.com/taxonomy/genericProperty" calcext:value-type="string">
            <text:p>http://ontology.ontotext.com/taxonomy/gend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3];[$ontology_before_verisoning.A$1:.A$1048576];1;0)" office:value-type="string" office:string-value="http://ontology.ontotext.com/taxonomy/genderhttp://www.w3.org/2000/01/rdf-schema#subPropertyOfhttp://ontology.ontotext.com/taxonomy/genericProperty" calcext:value-type="string">
            <text:p>http://ontology.ontotext.com/taxonomy/gend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4]&amp;[.C264]&amp;[.D264]" office:value-type="string" office:string-value="http://ontology.ontotext.com/taxonomy/dateOfBirthhttp://www.w3.org/2000/01/rdf-schema#subPropertyOfhttp://ontology.ontotext.com/taxonomy/genericProperty" calcext:value-type="string">
            <text:p>http://ontology.ontotext.com/taxonomy/dateOfBir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4];[$ontology_before_verisoning.A$1:.A$1048576];1;0)" office:value-type="string" office:string-value="http://ontology.ontotext.com/taxonomy/dateOfBirthhttp://www.w3.org/2000/01/rdf-schema#subPropertyOfhttp://ontology.ontotext.com/taxonomy/genericProperty" calcext:value-type="string">
            <text:p>http://ontology.ontotext.com/taxonomy/dateOfBirth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5]&amp;[.C265]&amp;[.D265]" office:value-type="string" office:string-value="http://ontology.ontotext.com/taxonomy/dateOfDeathhttp://www.w3.org/2000/01/rdf-schema#subPropertyOfhttp://ontology.ontotext.com/taxonomy/genericProperty" calcext:value-type="string">
            <text:p>http://ontology.ontotext.com/taxonomy/dateOfDea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5];[$ontology_before_verisoning.A$1:.A$1048576];1;0)" office:value-type="string" office:string-value="http://ontology.ontotext.com/taxonomy/dateOfDeathhttp://www.w3.org/2000/01/rdf-schema#subPropertyOfhttp://ontology.ontotext.com/taxonomy/genericProperty" calcext:value-type="string">
            <text:p>http://ontology.ontotext.com/taxonomy/dateOfDeath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6]&amp;[.C266]&amp;[.D266]" office:value-type="string" office:string-value="http://ontology.ontotext.com/taxonomy/placeOfBirthhttp://www.w3.org/2000/01/rdf-schema#subPropertyOfhttp://ontology.ontotext.com/taxonomy/genericProperty" calcext:value-type="string">
            <text:p>http://ontology.ontotext.com/taxonomy/placeOfBir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6];[$ontology_before_verisoning.A$1:.A$1048576];1;0)" office:value-type="string" office:string-value="http://ontology.ontotext.com/taxonomy/placeOfBirthhttp://www.w3.org/2000/01/rdf-schema#subPropertyOfhttp://ontology.ontotext.com/taxonomy/genericProperty" calcext:value-type="string">
            <text:p>http://ontology.ontotext.com/taxonomy/placeOfBirth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7]&amp;[.C267]&amp;[.D267]" office:value-type="string" office:string-value="http://ontology.ontotext.com/taxonomy/placeOfDeathhttp://www.w3.org/2000/01/rdf-schema#subPropertyOfhttp://ontology.ontotext.com/taxonomy/genericProperty" calcext:value-type="string">
            <text:p>http://ontology.ontotext.com/taxonomy/placeOfDea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7];[$ontology_before_verisoning.A$1:.A$1048576];1;0)" office:value-type="string" office:string-value="http://ontology.ontotext.com/taxonomy/placeOfDeathhttp://www.w3.org/2000/01/rdf-schema#subPropertyOfhttp://ontology.ontotext.com/taxonomy/genericProperty" calcext:value-type="string">
            <text:p>http://ontology.ontotext.com/taxonomy/placeOfDeath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68]&amp;[.C268]&amp;[.D268]" office:value-type="string" office:string-value="http://ontology.ontotext.com/taxonomy/countryOfCitizenshiphttp://www.w3.org/2000/01/rdf-schema#subPropertyOfhttp://ontology.ontotext.com/taxonomy/genericProperty" calcext:value-type="string">
            <text:p>http://ontology.ontotext.com/taxonomy/countryOfCitizenship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68];[$ontology_before_verisoning.A$1:.A$1048576];1;0)" office:value-type="string" office:string-value="http://ontology.ontotext.com/taxonomy/countryOfCitizenshiphttp://www.w3.org/2000/01/rdf-schema#subPropertyOfhttp://ontology.ontotext.com/taxonomy/genericProperty" calcext:value-type="string">
            <text:p>http://ontology.ontotext.com/taxonomy/countryOfCitizenship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>
          <table:table-cell table:formula="of:=[.B269]&amp;[.C269]&amp;[.D269]" office:value-type="string" office:string-value="http://ontology.ontotext.com/taxonomy/countryOfCitizenshiphttp://www.w3.org/2000/01/rdf-schema#subPropertyOfhttp://ontology.ontotext.com/taxonomy/countryOfCitizenship" calcext:value-type="string">
            <text:p>http://ontology.ontotext.com/taxonomy/countryOfCitizenshiphttp://www.w3.org/2000/01/rdf-schema#subPropertyOfhttp://ontology.ontotext.com/taxonomy/countryOfCitizenship</text:p>
          </table:table-cell>
          <table:table-cell table:style-name="ce1" office:value-type="string" calcext:value-type="string">
            <text:p>http://ontology.ontotext.com/taxonomy/countryOfCitizenship</text:p>
          </table:table-cell>
          <table:table-cell table:style-name="ce1" office:value-type="string" calcext:value-type="string">
            <text:p>http://www.w3.org/2000/01/rdf-schema#subPropertyOf</text:p>
          </table:table-cell>
          <table:table-cell table:style-name="ce1" office:value-type="string" calcext:value-type="string">
            <text:p>http://ontology.ontotext.com/taxonomy/countryOfCitizenship</text:p>
          </table:table-cell>
          <table:table-cell table:formula="of:=VLOOKUP([.A269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 table:visibility="filter">
          <table:table-cell table:formula="of:=[.B270]&amp;[.C270]&amp;[.D270]" office:value-type="string" office:string-value="http://ontology.ontotext.com/taxonomy/occupationhttp://www.w3.org/2000/01/rdf-schema#subPropertyOfhttp://ontology.ontotext.com/taxonomy/genericProperty" calcext:value-type="string">
            <text:p>http://ontology.ontotext.com/taxonomy/occup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0];[$ontology_before_verisoning.A$1:.A$1048576];1;0)" office:value-type="string" office:string-value="http://ontology.ontotext.com/taxonomy/occupationhttp://www.w3.org/2000/01/rdf-schema#subPropertyOfhttp://ontology.ontotext.com/taxonomy/genericProperty" calcext:value-type="string">
            <text:p>http://ontology.ontotext.com/taxonomy/occupa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1]&amp;[.C271]&amp;[.D271]" office:value-type="string" office:string-value="http://ontology.ontotext.com/taxonomy/almaMaterhttp://www.w3.org/2000/01/rdf-schema#subPropertyOfhttp://ontology.ontotext.com/taxonomy/genericProperty" calcext:value-type="string">
            <text:p>http://ontology.ontotext.com/taxonomy/almaMat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1];[$ontology_before_verisoning.A$1:.A$1048576];1;0)" office:value-type="string" office:string-value="http://ontology.ontotext.com/taxonomy/almaMaterhttp://www.w3.org/2000/01/rdf-schema#subPropertyOfhttp://ontology.ontotext.com/taxonomy/genericProperty" calcext:value-type="string">
            <text:p>http://ontology.ontotext.com/taxonomy/almaMat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2]&amp;[.C272]&amp;[.D272]" office:value-type="string" office:string-value="http://ontology.ontotext.com/taxonomy/fieldOfWorkhttp://www.w3.org/2000/01/rdf-schema#subPropertyOfhttp://ontology.ontotext.com/taxonomy/genericProperty" calcext:value-type="string">
            <text:p>http://ontology.ontotext.com/taxonomy/fieldOfWork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2];[$ontology_before_verisoning.A$1:.A$1048576];1;0)" office:value-type="string" office:string-value="http://ontology.ontotext.com/taxonomy/fieldOfWorkhttp://www.w3.org/2000/01/rdf-schema#subPropertyOfhttp://ontology.ontotext.com/taxonomy/genericProperty" calcext:value-type="string">
            <text:p>http://ontology.ontotext.com/taxonomy/fieldOfWork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3]&amp;[.C273]&amp;[.D273]" office:value-type="string" office:string-value="http://ontology.ontotext.com/taxonomy/positionHeldhttp://www.w3.org/2000/01/rdf-schema#subPropertyOfhttp://ontology.ontotext.com/taxonomy/genericProperty" calcext:value-type="string">
            <text:p>http://ontology.ontotext.com/taxonomy/positionHeld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3];[$ontology_before_verisoning.A$1:.A$1048576];1;0)" office:value-type="string" office:string-value="http://ontology.ontotext.com/taxonomy/positionHeldhttp://www.w3.org/2000/01/rdf-schema#subPropertyOfhttp://ontology.ontotext.com/taxonomy/genericProperty" calcext:value-type="string">
            <text:p>http://ontology.ontotext.com/taxonomy/positionHeld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4]&amp;[.C274]&amp;[.D274]" office:value-type="string" office:string-value="http://ontology.ontotext.com/taxonomy/religionhttp://www.w3.org/2000/01/rdf-schema#subPropertyOfhttp://ontology.ontotext.com/taxonomy/genericProperty" calcext:value-type="string">
            <text:p>http://ontology.ontotext.com/taxonomy/relig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4];[$ontology_before_verisoning.A$1:.A$1048576];1;0)" office:value-type="string" office:string-value="http://ontology.ontotext.com/taxonomy/religionhttp://www.w3.org/2000/01/rdf-schema#subPropertyOfhttp://ontology.ontotext.com/taxonomy/genericProperty" calcext:value-type="string">
            <text:p>http://ontology.ontotext.com/taxonomy/relig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5]&amp;[.C275]&amp;[.D275]" office:value-type="string" office:string-value="http://ontology.ontotext.com/taxonomy/motherhttp://www.w3.org/2000/01/rdf-schema#subPropertyOfhttp://ontology.ontotext.com/taxonomy/genericProperty" calcext:value-type="string">
            <text:p>http://ontology.ontotext.com/taxonomy/mo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5];[$ontology_before_verisoning.A$1:.A$1048576];1;0)" office:value-type="string" office:string-value="http://ontology.ontotext.com/taxonomy/motherhttp://www.w3.org/2000/01/rdf-schema#subPropertyOfhttp://ontology.ontotext.com/taxonomy/genericProperty" calcext:value-type="string">
            <text:p>http://ontology.ontotext.com/taxonomy/moth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6]&amp;[.C276]&amp;[.D276]" office:value-type="string" office:string-value="http://ontology.ontotext.com/taxonomy/fatherhttp://www.w3.org/2000/01/rdf-schema#subPropertyOfhttp://ontology.ontotext.com/taxonomy/genericProperty" calcext:value-type="string">
            <text:p>http://ontology.ontotext.com/taxonomy/fa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6];[$ontology_before_verisoning.A$1:.A$1048576];1;0)" office:value-type="string" office:string-value="http://ontology.ontotext.com/taxonomy/fatherhttp://www.w3.org/2000/01/rdf-schema#subPropertyOfhttp://ontology.ontotext.com/taxonomy/genericProperty" calcext:value-type="string">
            <text:p>http://ontology.ontotext.com/taxonomy/fath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7]&amp;[.C277]&amp;[.D277]" office:value-type="string" office:string-value="http://ontology.ontotext.com/taxonomy/brotherhttp://www.w3.org/2000/01/rdf-schema#subPropertyOfhttp://ontology.ontotext.com/taxonomy/genericProperty" calcext:value-type="string">
            <text:p>http://ontology.ontotext.com/taxonomy/bro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7];[$ontology_before_verisoning.A$1:.A$1048576];1;0)" office:value-type="string" office:string-value="http://ontology.ontotext.com/taxonomy/brotherhttp://www.w3.org/2000/01/rdf-schema#subPropertyOfhttp://ontology.ontotext.com/taxonomy/genericProperty" calcext:value-type="string">
            <text:p>http://ontology.ontotext.com/taxonomy/broth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8]&amp;[.C278]&amp;[.D278]" office:value-type="string" office:string-value="http://ontology.ontotext.com/taxonomy/sisterhttp://www.w3.org/2000/01/rdf-schema#subPropertyOfhttp://ontology.ontotext.com/taxonomy/genericProperty" calcext:value-type="string">
            <text:p>http://ontology.ontotext.com/taxonomy/sist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8];[$ontology_before_verisoning.A$1:.A$1048576];1;0)" office:value-type="string" office:string-value="http://ontology.ontotext.com/taxonomy/sisterhttp://www.w3.org/2000/01/rdf-schema#subPropertyOfhttp://ontology.ontotext.com/taxonomy/genericProperty" calcext:value-type="string">
            <text:p>http://ontology.ontotext.com/taxonomy/sist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79]&amp;[.C279]&amp;[.D279]" office:value-type="string" office:string-value="http://ontology.ontotext.com/taxonomy/spousehttp://www.w3.org/2000/01/rdf-schema#subPropertyOfhttp://ontology.ontotext.com/taxonomy/genericProperty" calcext:value-type="string">
            <text:p>http://ontology.ontotext.com/taxonomy/spous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79];[$ontology_before_verisoning.A$1:.A$1048576];1;0)" office:value-type="string" office:string-value="http://ontology.ontotext.com/taxonomy/spousehttp://www.w3.org/2000/01/rdf-schema#subPropertyOfhttp://ontology.ontotext.com/taxonomy/genericProperty" calcext:value-type="string">
            <text:p>http://ontology.ontotext.com/taxonomy/spous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0]&amp;[.C280]&amp;[.D280]" office:value-type="string" office:string-value="http://ontology.ontotext.com/taxonomy/employerhttp://www.w3.org/2000/01/rdf-schema#subPropertyOfhttp://ontology.ontotext.com/taxonomy/genericProperty" calcext:value-type="string">
            <text:p>http://ontology.ontotext.com/taxonomy/employ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0];[$ontology_before_verisoning.A$1:.A$1048576];1;0)" office:value-type="string" office:string-value="http://ontology.ontotext.com/taxonomy/employerhttp://www.w3.org/2000/01/rdf-schema#subPropertyOfhttp://ontology.ontotext.com/taxonomy/genericProperty" calcext:value-type="string">
            <text:p>http://ontology.ontotext.com/taxonomy/employ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1]&amp;[.C281]&amp;[.D281]" office:value-type="string" office:string-value="http://ontology.ontotext.com/taxonomy/officialWebsitehttp://www.w3.org/2000/01/rdf-schema#subPropertyOfhttp://ontology.ontotext.com/taxonomy/genericProperty" calcext:value-type="string">
            <text:p>http://ontology.ontotext.com/taxonomy/officialWebsi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1];[$ontology_before_verisoning.A$1:.A$1048576];1;0)" office:value-type="string" office:string-value="http://ontology.ontotext.com/taxonomy/officialWebsitehttp://www.w3.org/2000/01/rdf-schema#subPropertyOfhttp://ontology.ontotext.com/taxonomy/genericProperty" calcext:value-type="string">
            <text:p>http://ontology.ontotext.com/taxonomy/officialWebsit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2]&amp;[.C282]&amp;[.D282]" office:value-type="string" office:string-value="http://ontology.ontotext.com/taxonomy/positionAtTeamhttp://www.w3.org/2000/01/rdf-schema#subPropertyOfhttp://ontology.ontotext.com/taxonomy/genericProperty" calcext:value-type="string">
            <text:p>http://ontology.ontotext.com/taxonomy/positionAtTeam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2];[$ontology_before_verisoning.A$1:.A$1048576];1;0)" office:value-type="string" office:string-value="http://ontology.ontotext.com/taxonomy/positionAtTeamhttp://www.w3.org/2000/01/rdf-schema#subPropertyOfhttp://ontology.ontotext.com/taxonomy/genericProperty" calcext:value-type="string">
            <text:p>http://ontology.ontotext.com/taxonomy/positionAtTeam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3]&amp;[.C283]&amp;[.D283]" office:value-type="string" office:string-value="http://ontology.ontotext.com/taxonomy/clubhttp://www.w3.org/2000/01/rdf-schema#subPropertyOfhttp://ontology.ontotext.com/taxonomy/genericProperty" calcext:value-type="string">
            <text:p>http://ontology.ontotext.com/taxonomy/club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3];[$ontology_before_verisoning.A$1:.A$1048576];1;0)" office:value-type="string" office:string-value="http://ontology.ontotext.com/taxonomy/clubhttp://www.w3.org/2000/01/rdf-schema#subPropertyOfhttp://ontology.ontotext.com/taxonomy/genericProperty" calcext:value-type="string">
            <text:p>http://ontology.ontotext.com/taxonomy/club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4]&amp;[.C284]&amp;[.D284]" office:value-type="string" office:string-value="http://ontology.ontotext.com/taxonomy/countryForSporthttp://www.w3.org/2000/01/rdf-schema#subPropertyOfhttp://ontology.ontotext.com/taxonomy/genericProperty" calcext:value-type="string">
            <text:p>http://ontology.ontotext.com/taxonomy/countryForSpor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4];[$ontology_before_verisoning.A$1:.A$1048576];1;0)" office:value-type="string" office:string-value="http://ontology.ontotext.com/taxonomy/countryForSporthttp://www.w3.org/2000/01/rdf-schema#subPropertyOfhttp://ontology.ontotext.com/taxonomy/genericProperty" calcext:value-type="string">
            <text:p>http://ontology.ontotext.com/taxonomy/countryForSport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5]&amp;[.C285]&amp;[.D285]" office:value-type="string" office:string-value="http://ontology.ontotext.com/taxonomy/notableWorkhttp://www.w3.org/2000/01/rdf-schema#subPropertyOfhttp://ontology.ontotext.com/taxonomy/genericProperty" calcext:value-type="string">
            <text:p>http://ontology.ontotext.com/taxonomy/notableWork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5];[$ontology_before_verisoning.A$1:.A$1048576];1;0)" office:value-type="string" office:string-value="http://ontology.ontotext.com/taxonomy/notableWorkhttp://www.w3.org/2000/01/rdf-schema#subPropertyOfhttp://ontology.ontotext.com/taxonomy/genericProperty" calcext:value-type="string">
            <text:p>http://ontology.ontotext.com/taxonomy/notableWork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6]&amp;[.C286]&amp;[.D286]" office:value-type="string" office:string-value="http://ontology.ontotext.com/taxonomy/instrumenthttp://www.w3.org/2000/01/rdf-schema#subPropertyOfhttp://ontology.ontotext.com/taxonomy/genericProperty" calcext:value-type="string">
            <text:p>http://ontology.ontotext.com/taxonomy/instrum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6];[$ontology_before_verisoning.A$1:.A$1048576];1;0)" office:value-type="string" office:string-value="http://ontology.ontotext.com/taxonomy/instrumenthttp://www.w3.org/2000/01/rdf-schema#subPropertyOfhttp://ontology.ontotext.com/taxonomy/genericProperty" calcext:value-type="string">
            <text:p>http://ontology.ontotext.com/taxonomy/instrument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7]&amp;[.C287]&amp;[.D287]" office:value-type="string" office:string-value="http://ontology.ontotext.com/taxonomy/memberOfPoliticalPartyhttp://www.w3.org/2000/01/rdf-schema#subPropertyOfhttp://ontology.ontotext.com/taxonomy/genericProperty" calcext:value-type="string">
            <text:p>http://ontology.ontotext.com/taxonomy/memberOfPoliticalPart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7];[$ontology_before_verisoning.A$1:.A$1048576];1;0)" office:value-type="string" office:string-value="http://ontology.ontotext.com/taxonomy/memberOfPoliticalPartyhttp://www.w3.org/2000/01/rdf-schema#subPropertyOfhttp://ontology.ontotext.com/taxonomy/genericProperty" calcext:value-type="string">
            <text:p>http://ontology.ontotext.com/taxonomy/memberOfPoliticalPart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8]&amp;[.C288]&amp;[.D288]" office:value-type="string" office:string-value="http://ontology.ontotext.com/taxonomy/nobleFamilyhttp://www.w3.org/2000/01/rdf-schema#subPropertyOfhttp://ontology.ontotext.com/taxonomy/genericProperty" calcext:value-type="string">
            <text:p>http://ontology.ontotext.com/taxonomy/nobleFamil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8];[$ontology_before_verisoning.A$1:.A$1048576];1;0)" office:value-type="string" office:string-value="http://ontology.ontotext.com/taxonomy/nobleFamilyhttp://www.w3.org/2000/01/rdf-schema#subPropertyOfhttp://ontology.ontotext.com/taxonomy/genericProperty" calcext:value-type="string">
            <text:p>http://ontology.ontotext.com/taxonomy/nobleFamil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89]&amp;[.C289]&amp;[.D289]" office:value-type="string" office:string-value="http://ontology.ontotext.com/taxonomy/coatOfArmsImagehttp://www.w3.org/2000/01/rdf-schema#subPropertyOfhttp://ontology.ontotext.com/taxonomy/genericProperty" calcext:value-type="string">
            <text:p>http://ontology.ontotext.com/taxonomy/coatOfArmsIm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89];[$ontology_before_verisoning.A$1:.A$1048576];1;0)" office:value-type="string" office:string-value="http://ontology.ontotext.com/taxonomy/coatOfArmsImagehttp://www.w3.org/2000/01/rdf-schema#subPropertyOfhttp://ontology.ontotext.com/taxonomy/genericProperty" calcext:value-type="string">
            <text:p>http://ontology.ontotext.com/taxonomy/coatOfArmsImag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0]&amp;[.C290]&amp;[.D290]" office:value-type="string" office:string-value="http://ontology.ontotext.com/taxonomy/inceptionhttp://www.w3.org/2000/01/rdf-schema#subPropertyOfhttp://ontology.ontotext.com/taxonomy/genericProperty" calcext:value-type="string">
            <text:p>http://ontology.ontotext.com/taxonomy/incep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0];[$ontology_before_verisoning.A$1:.A$1048576];1;0)" office:value-type="string" office:string-value="http://ontology.ontotext.com/taxonomy/inceptionhttp://www.w3.org/2000/01/rdf-schema#subPropertyOfhttp://ontology.ontotext.com/taxonomy/genericProperty" calcext:value-type="string">
            <text:p>http://ontology.ontotext.com/taxonomy/incep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1]&amp;[.C291]&amp;[.D291]" office:value-type="string" office:string-value="http://ontology.ontotext.com/taxonomy/logoImagehttp://www.w3.org/2000/01/rdf-schema#subPropertyOfhttp://ontology.ontotext.com/taxonomy/genericProperty" calcext:value-type="string">
            <text:p>http://ontology.ontotext.com/taxonomy/logoIm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1];[$ontology_before_verisoning.A$1:.A$1048576];1;0)" office:value-type="string" office:string-value="http://ontology.ontotext.com/taxonomy/logoImagehttp://www.w3.org/2000/01/rdf-schema#subPropertyOfhttp://ontology.ontotext.com/taxonomy/genericProperty" calcext:value-type="string">
            <text:p>http://ontology.ontotext.com/taxonomy/logoImag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2]&amp;[.C292]&amp;[.D292]" office:value-type="string" office:string-value="http://ontology.ontotext.com/taxonomy/headquartersLocationhttp://www.w3.org/2000/01/rdf-schema#subPropertyOfhttp://ontology.ontotext.com/taxonomy/genericProperty" calcext:value-type="string">
            <text:p>http://ontology.ontotext.com/taxonomy/headquartersLoc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2];[$ontology_before_verisoning.A$1:.A$1048576];1;0)" office:value-type="string" office:string-value="http://ontology.ontotext.com/taxonomy/headquartersLocationhttp://www.w3.org/2000/01/rdf-schema#subPropertyOfhttp://ontology.ontotext.com/taxonomy/genericProperty" calcext:value-type="string">
            <text:p>http://ontology.ontotext.com/taxonomy/headquartersLoca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3]&amp;[.C293]&amp;[.D293]" office:value-type="string" office:string-value="http://ontology.ontotext.com/taxonomy/industryhttp://www.w3.org/2000/01/rdf-schema#subPropertyOfhttp://ontology.ontotext.com/taxonomy/genericProperty" calcext:value-type="string">
            <text:p>http://ontology.ontotext.com/taxonomy/industr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3];[$ontology_before_verisoning.A$1:.A$1048576];1;0)" office:value-type="string" office:string-value="http://ontology.ontotext.com/taxonomy/industryhttp://www.w3.org/2000/01/rdf-schema#subPropertyOfhttp://ontology.ontotext.com/taxonomy/genericProperty" calcext:value-type="string">
            <text:p>http://ontology.ontotext.com/taxonomy/industr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4]&amp;[.C294]&amp;[.D294]" office:value-type="string" office:string-value="http://ontology.ontotext.com/taxonomy/productionhttp://www.w3.org/2000/01/rdf-schema#subPropertyOfhttp://ontology.ontotext.com/taxonomy/genericProperty" calcext:value-type="string">
            <text:p>http://ontology.ontotext.com/taxonomy/produc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4];[$ontology_before_verisoning.A$1:.A$1048576];1;0)" office:value-type="string" office:string-value="http://ontology.ontotext.com/taxonomy/productionhttp://www.w3.org/2000/01/rdf-schema#subPropertyOfhttp://ontology.ontotext.com/taxonomy/genericProperty" calcext:value-type="string">
            <text:p>http://ontology.ontotext.com/taxonomy/produc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5]&amp;[.C295]&amp;[.D295]" office:value-type="string" office:string-value="http://ontology.ontotext.com/taxonomy/founderhttp://www.w3.org/2000/01/rdf-schema#subPropertyOfhttp://ontology.ontotext.com/taxonomy/genericProperty" calcext:value-type="string">
            <text:p>http://ontology.ontotext.com/taxonomy/found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5];[$ontology_before_verisoning.A$1:.A$1048576];1;0)" office:value-type="string" office:string-value="http://ontology.ontotext.com/taxonomy/founderhttp://www.w3.org/2000/01/rdf-schema#subPropertyOfhttp://ontology.ontotext.com/taxonomy/genericProperty" calcext:value-type="string">
            <text:p>http://ontology.ontotext.com/taxonomy/founder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6]&amp;[.C296]&amp;[.D296]" office:value-type="string" office:string-value="http://ontology.ontotext.com/taxonomy/CEOhttp://www.w3.org/2000/01/rdf-schema#subPropertyOfhttp://ontology.ontotext.com/taxonomy/genericProperty" calcext:value-type="string">
            <text:p>http://ontology.ontotext.com/taxonomy/CEO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6];[$ontology_before_verisoning.A$1:.A$1048576];1;0)" office:value-type="string" office:string-value="http://ontology.ontotext.com/taxonomy/CEOhttp://www.w3.org/2000/01/rdf-schema#subPropertyOfhttp://ontology.ontotext.com/taxonomy/genericProperty" calcext:value-type="string">
            <text:p>http://ontology.ontotext.com/taxonomy/CEO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7]&amp;[.C297]&amp;[.D297]" office:value-type="string" office:string-value="http://ontology.ontotext.com/taxonomy/chairpersonhttp://www.w3.org/2000/01/rdf-schema#subPropertyOfhttp://ontology.ontotext.com/taxonomy/genericProperty" calcext:value-type="string">
            <text:p>http://ontology.ontotext.com/taxonomy/chairpers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7];[$ontology_before_verisoning.A$1:.A$1048576];1;0)" office:value-type="string" office:string-value="http://ontology.ontotext.com/taxonomy/chairpersonhttp://www.w3.org/2000/01/rdf-schema#subPropertyOfhttp://ontology.ontotext.com/taxonomy/genericProperty" calcext:value-type="string">
            <text:p>http://ontology.ontotext.com/taxonomy/chairpers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8]&amp;[.C298]&amp;[.D298]" office:value-type="string" office:string-value="http://ontology.ontotext.com/taxonomy/websitehttp://www.w3.org/2000/01/rdf-schema#subPropertyOfhttp://ontology.ontotext.com/taxonomy/genericProperty" calcext:value-type="string">
            <text:p>http://ontology.ontotext.com/taxonomy/websi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8];[$ontology_before_verisoning.A$1:.A$1048576];1;0)" office:value-type="string" office:string-value="http://ontology.ontotext.com/taxonomy/websitehttp://www.w3.org/2000/01/rdf-schema#subPropertyOfhttp://ontology.ontotext.com/taxonomy/genericProperty" calcext:value-type="string">
            <text:p>http://ontology.ontotext.com/taxonomy/websit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299]&amp;[.C299]&amp;[.D299]" office:value-type="string" office:string-value="http://ontology.ontotext.com/taxonomy/affiliationhttp://www.w3.org/2000/01/rdf-schema#subPropertyOfhttp://ontology.ontotext.com/taxonomy/genericProperty" calcext:value-type="string">
            <text:p>http://ontology.ontotext.com/taxonomy/affili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299];[$ontology_before_verisoning.A$1:.A$1048576];1;0)" office:value-type="string" office:string-value="http://ontology.ontotext.com/taxonomy/affiliationhttp://www.w3.org/2000/01/rdf-schema#subPropertyOfhttp://ontology.ontotext.com/taxonomy/genericProperty" calcext:value-type="string">
            <text:p>http://ontology.ontotext.com/taxonomy/affilia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0]&amp;[.C300]&amp;[.D300]" office:value-type="string" office:string-value="http://ontology.ontotext.com/taxonomy/subsidiarieshttp://www.w3.org/2000/01/rdf-schema#subPropertyOfhttp://ontology.ontotext.com/taxonomy/genericProperty" calcext:value-type="string">
            <text:p>http://ontology.ontotext.com/taxonomy/subsidiaries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0];[$ontology_before_verisoning.A$1:.A$1048576];1;0)" office:value-type="string" office:string-value="http://ontology.ontotext.com/taxonomy/subsidiarieshttp://www.w3.org/2000/01/rdf-schema#subPropertyOfhttp://ontology.ontotext.com/taxonomy/genericProperty" calcext:value-type="string">
            <text:p>http://ontology.ontotext.com/taxonomy/subsidiaries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1]&amp;[.C301]&amp;[.D301]" office:value-type="string" office:string-value="http://ontology.ontotext.com/taxonomy/parentCompanyhttp://www.w3.org/2000/01/rdf-schema#subPropertyOfhttp://ontology.ontotext.com/taxonomy/genericProperty" calcext:value-type="string">
            <text:p>http://ontology.ontotext.com/taxonomy/parentCompan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1];[$ontology_before_verisoning.A$1:.A$1048576];1;0)" office:value-type="string" office:string-value="http://ontology.ontotext.com/taxonomy/parentCompanyhttp://www.w3.org/2000/01/rdf-schema#subPropertyOfhttp://ontology.ontotext.com/taxonomy/genericProperty" calcext:value-type="string">
            <text:p>http://ontology.ontotext.com/taxonomy/parentCompan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2]&amp;[.C302]&amp;[.D302]" office:value-type="string" office:string-value="http://ontology.ontotext.com/taxonomy/continenthttp://www.w3.org/2000/01/rdf-schema#subPropertyOfhttp://ontology.ontotext.com/taxonomy/genericProperty" calcext:value-type="string">
            <text:p>http://ontology.ontotext.com/taxonomy/contin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2];[$ontology_before_verisoning.A$1:.A$1048576];1;0)" office:value-type="string" office:string-value="http://ontology.ontotext.com/taxonomy/continenthttp://www.w3.org/2000/01/rdf-schema#subPropertyOfhttp://ontology.ontotext.com/taxonomy/genericProperty" calcext:value-type="string">
            <text:p>http://ontology.ontotext.com/taxonomy/continent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3]&amp;[.C303]&amp;[.D303]" office:value-type="string" office:string-value="http://ontology.ontotext.com/taxonomy/countryhttp://www.w3.org/2000/01/rdf-schema#subPropertyOfhttp://ontology.ontotext.com/taxonomy/genericProperty" calcext:value-type="string">
            <text:p>http://ontology.ontotext.com/taxonomy/countr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3];[$ontology_before_verisoning.A$1:.A$1048576];1;0)" office:value-type="string" office:string-value="http://ontology.ontotext.com/taxonomy/countryhttp://www.w3.org/2000/01/rdf-schema#subPropertyOfhttp://ontology.ontotext.com/taxonomy/genericProperty" calcext:value-type="string">
            <text:p>http://ontology.ontotext.com/taxonomy/country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4]&amp;[.C304]&amp;[.D304]" office:value-type="string" office:string-value="http://ontology.ontotext.com/taxonomy/populationhttp://www.w3.org/2000/01/rdf-schema#subPropertyOfhttp://ontology.ontotext.com/taxonomy/genericProperty" calcext:value-type="string">
            <text:p>http://ontology.ontotext.com/taxonomy/popul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4];[$ontology_before_verisoning.A$1:.A$1048576];1;0)" office:value-type="string" office:string-value="http://ontology.ontotext.com/taxonomy/populationhttp://www.w3.org/2000/01/rdf-schema#subPropertyOfhttp://ontology.ontotext.com/taxonomy/genericProperty" calcext:value-type="string">
            <text:p>http://ontology.ontotext.com/taxonomy/population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5]&amp;[.C305]&amp;[.D305]" office:value-type="string" office:string-value="http://ontology.ontotext.com/taxonomy/capitalhttp://www.w3.org/2000/01/rdf-schema#subPropertyOfhttp://ontology.ontotext.com/taxonomy/genericProperty" calcext:value-type="string">
            <text:p>http://ontology.ontotext.com/taxonomy/capital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5];[$ontology_before_verisoning.A$1:.A$1048576];1;0)" office:value-type="string" office:string-value="http://ontology.ontotext.com/taxonomy/capitalhttp://www.w3.org/2000/01/rdf-schema#subPropertyOfhttp://ontology.ontotext.com/taxonomy/genericProperty" calcext:value-type="string">
            <text:p>http://ontology.ontotext.com/taxonomy/capital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6]&amp;[.C306]&amp;[.D306]" office:value-type="string" office:string-value="http://ontology.ontotext.com/taxonomy/officialLanguagehttp://www.w3.org/2000/01/rdf-schema#subPropertyOfhttp://ontology.ontotext.com/taxonomy/genericProperty" calcext:value-type="string">
            <text:p>http://ontology.ontotext.com/taxonomy/officialLangu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6];[$ontology_before_verisoning.A$1:.A$1048576];1;0)" office:value-type="string" office:string-value="http://ontology.ontotext.com/taxonomy/officialLanguagehttp://www.w3.org/2000/01/rdf-schema#subPropertyOfhttp://ontology.ontotext.com/taxonomy/genericProperty" calcext:value-type="string">
            <text:p>http://ontology.ontotext.com/taxonomy/officialLanguag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7]&amp;[.C307]&amp;[.D307]" office:value-type="string" office:string-value="http://ontology.ontotext.com/taxonomy/headOfStatehttp://www.w3.org/2000/01/rdf-schema#subPropertyOfhttp://ontology.ontotext.com/taxonomy/genericProperty" calcext:value-type="string">
            <text:p>http://ontology.ontotext.com/taxonomy/headOfSta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7];[$ontology_before_verisoning.A$1:.A$1048576];1;0)" office:value-type="string" office:string-value="http://ontology.ontotext.com/taxonomy/headOfStatehttp://www.w3.org/2000/01/rdf-schema#subPropertyOfhttp://ontology.ontotext.com/taxonomy/genericProperty" calcext:value-type="string">
            <text:p>http://ontology.ontotext.com/taxonomy/headOfState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8]&amp;[.C308]&amp;[.D308]" office:value-type="string" office:string-value="http://ontology.ontotext.com/taxonomy/capitalOfhttp://www.w3.org/2000/01/rdf-schema#subPropertyOfhttp://ontology.ontotext.com/taxonomy/genericProperty" calcext:value-type="string">
            <text:p>http://ontology.ontotext.com/taxonomy/capital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 table:formula="of:=VLOOKUP([.A308];[$ontology_before_verisoning.A$1:.A$1048576];1;0)" office:value-type="string" office:string-value="http://ontology.ontotext.com/taxonomy/capitalOfhttp://www.w3.org/2000/01/rdf-schema#subPropertyOfhttp://ontology.ontotext.com/taxonomy/genericProperty" calcext:value-type="string">
            <text:p>http://ontology.ontotext.com/taxonomy/capitalOfhttp://www.w3.org/2000/01/rdf-schema#subPropertyOfhttp://ontology.ontotext.com/taxonomy/genericProperty</text:p>
          </table:table-cell>
          <table:table-cell table:number-columns-repeated="1019"/>
        </table:table-row>
        <table:table-row table:style-name="ro1" table:visibility="filter">
          <table:table-cell table:formula="of:=[.B309]&amp;[.C309]&amp;[.D309]" office:value-type="string" office:string-value="http://ontology.ontotext.com/taxonomy/latitudehttp://www.w3.org/2000/01/rdf-schema#subPropertyOfhttp://www.w3.org/2003/01/geo/wgs84_pos#latitude" calcext:value-type="string">
            <text:p>http://ontology.ontotext.com/taxonomy/latitudehttp://www.w3.org/2000/01/rdf-schema#subPropertyOfhttp://www.w3.org/2003/01/geo/wgs84_pos#latitude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3/01/geo/wgs84_pos#latitude</text:p>
          </table:table-cell>
          <table:table-cell table:formula="of:=VLOOKUP([.A309];[$ontology_before_verisoning.A$1:.A$1048576];1;0)" office:value-type="string" office:string-value="http://ontology.ontotext.com/taxonomy/latitudehttp://www.w3.org/2000/01/rdf-schema#subPropertyOfhttp://www.w3.org/2003/01/geo/wgs84_pos#latitude" calcext:value-type="string">
            <text:p>http://ontology.ontotext.com/taxonomy/latitudehttp://www.w3.org/2000/01/rdf-schema#subPropertyOfhttp://www.w3.org/2003/01/geo/wgs84_pos#latitude</text:p>
          </table:table-cell>
          <table:table-cell table:number-columns-repeated="1019"/>
        </table:table-row>
        <table:table-row table:style-name="ro1" table:visibility="filter">
          <table:table-cell table:formula="of:=[.B310]&amp;[.C310]&amp;[.D310]" office:value-type="string" office:string-value="http://ontology.ontotext.com/taxonomy/longitudehttp://www.w3.org/2000/01/rdf-schema#subPropertyOfhttp://www.w3.org/2003/01/geo/wgs84_pos#longitude" calcext:value-type="string">
            <text:p>http://ontology.ontotext.com/taxonomy/longitudehttp://www.w3.org/2000/01/rdf-schema#subPropertyOfhttp://www.w3.org/2003/01/geo/wgs84_pos#longitude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3/01/geo/wgs84_pos#longitude</text:p>
          </table:table-cell>
          <table:table-cell table:formula="of:=VLOOKUP([.A310];[$ontology_before_verisoning.A$1:.A$1048576];1;0)" office:value-type="string" office:string-value="http://ontology.ontotext.com/taxonomy/longitudehttp://www.w3.org/2000/01/rdf-schema#subPropertyOfhttp://www.w3.org/2003/01/geo/wgs84_pos#longitude" calcext:value-type="string">
            <text:p>http://ontology.ontotext.com/taxonomy/longitudehttp://www.w3.org/2000/01/rdf-schema#subPropertyOfhttp://www.w3.org/2003/01/geo/wgs84_pos#longitude</text:p>
          </table:table-cell>
          <table:table-cell table:number-columns-repeated="1019"/>
        </table:table-row>
        <table:table-row table:style-name="ro1">
          <table:table-cell table:formula="of:=[.B311]&amp;[.C311]&amp;[.D311]" office:value-type="string" office:string-value="http://ontology.ontotext.com/publishing#hasInstancehttp://www.w3.org/2000/01/rdf-schema#subPropertyOfhttp://ontology.ontotext.com/publishing#hasInstance" calcext:value-type="string">
            <text:p>http://ontology.ontotext.com/publishing#hasInstancehttp://www.w3.org/2000/01/rdf-schema#subPropertyOfhttp://ontology.ontotext.com/publishing#hasInstance</text:p>
          </table:table-cell>
          <table:table-cell table:style-name="ce1" office:value-type="string" calcext:value-type="string">
            <text:p>http://ontology.ontotext.com/publishing#hasInstance</text:p>
          </table:table-cell>
          <table:table-cell table:style-name="ce1" office:value-type="string" calcext:value-type="string">
            <text:p>http://www.w3.org/2000/01/rdf-schema#subPropertyOf</text:p>
          </table:table-cell>
          <table:table-cell table:style-name="ce1" office:value-type="string" calcext:value-type="string">
            <text:p>http://ontology.ontotext.com/publishing#hasInstance</text:p>
          </table:table-cell>
          <table:table-cell table:formula="of:=VLOOKUP([.A311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>
          <table:table-cell table:formula="of:=[.B312]&amp;[.C312]&amp;[.D312]" office:value-type="string" office:string-value="http://ontology.ontotext.com/publishing#containsMentionhttp://www.w3.org/2000/01/rdf-schema#subPropertyOfhttp://ontology.ontotext.com/publishing#containsMention" calcext:value-type="string">
            <text:p>http://ontology.ontotext.com/publishing#containsMentionhttp://www.w3.org/2000/01/rdf-schema#subPropertyOfhttp://ontology.ontotext.com/publishing#containsMention</text:p>
          </table:table-cell>
          <table:table-cell table:style-name="ce1" office:value-type="string" calcext:value-type="string">
            <text:p>http://ontology.ontotext.com/publishing#containsMention</text:p>
          </table:table-cell>
          <table:table-cell table:style-name="ce1" office:value-type="string" calcext:value-type="string">
            <text:p>http://www.w3.org/2000/01/rdf-schema#subPropertyOf</text:p>
          </table:table-cell>
          <table:table-cell table:style-name="ce1" office:value-type="string" calcext:value-type="string">
            <text:p>http://ontology.ontotext.com/publishing#containsMention</text:p>
          </table:table-cell>
          <table:table-cell table:formula="of:=VLOOKUP([.A312];[$ontology_before_verisoning.A$1:.A$1048576];1;0)" office:value-type="string" office:string-value="" calcext:value-type="error">
            <text:p>#NV</text:p>
          </table:table-cell>
          <table:table-cell table:number-columns-repeated="1019"/>
        </table:table-row>
        <table:table-row table:style-name="ro1">
          <table:table-cell table:formula="of:=[.B313]&amp;[.C313]&amp;[.D313]" office:value-type="string" office:string-value="https://github.com/GreenfishK/DataCitation/citing/valid_fromhttp://www.w3.org/2000/01/rdf-schema#subPropertyOfhttps://github.com/GreenfishK/DataCitation/citing/valid_from" calcext:value-type="string">
            <text:p>https://github.com/GreenfishK/DataCitation/citing/valid_fromhttp://www.w3.org/2000/01/rdf-schema#subPropertyOfhttps://github.com/GreenfishK/DataCitation/citing/valid_from</text:p>
          </table:table-cell>
          <table:table-cell table:style-name="ce2" office:value-type="string" calcext:value-type="string">
            <text:p>https://github.com/GreenfishK/DataCitation/citing/valid_from</text:p>
          </table:table-cell>
          <table:table-cell table:style-name="ce2" office:value-type="string" calcext:value-type="string">
            <text:p>http://www.w3.org/2000/01/rdf-schema#subPropertyOf</text:p>
          </table:table-cell>
          <table:table-cell table:style-name="ce2" office:value-type="string" calcext:value-type="string">
            <text:p>https://github.com/GreenfishK/DataCitation/citing/valid_from</text:p>
          </table:table-cell>
          <table:table-cell table:formula="of:=VLOOKUP([.A313];[$ontology_before_verisoning.A$1:.A$1048576];1;0)" office:value-type="string" office:string-value="" calcext:value-type="error">
            <text:p>#NV</text:p>
          </table:table-cell>
          <table:table-cell table:style-name="ce2" table:number-columns-repeated="1019"/>
        </table:table-row>
        <table:table-row table:style-name="ro1">
          <table:table-cell table:formula="of:=[.B314]&amp;[.C314]&amp;[.D314]" office:value-type="string" office:string-value="https://github.com/GreenfishK/DataCitation/citing/valid_untilhttp://www.w3.org/2000/01/rdf-schema#subPropertyOfhttps://github.com/GreenfishK/DataCitation/citing/valid_until" calcext:value-type="string">
            <text:p>https://github.com/GreenfishK/DataCitation/citing/valid_untilhttp://www.w3.org/2000/01/rdf-schema#subPropertyOfhttps://github.com/GreenfishK/DataCitation/citing/valid_until</text:p>
          </table:table-cell>
          <table:table-cell table:style-name="ce2" office:value-type="string" calcext:value-type="string">
            <text:p>https://github.com/GreenfishK/DataCitation/citing/valid_until</text:p>
          </table:table-cell>
          <table:table-cell table:style-name="ce2" office:value-type="string" calcext:value-type="string">
            <text:p>http://www.w3.org/2000/01/rdf-schema#subPropertyOf</text:p>
          </table:table-cell>
          <table:table-cell table:style-name="ce2" office:value-type="string" calcext:value-type="string">
            <text:p>https://github.com/GreenfishK/DataCitation/citing/valid_until</text:p>
          </table:table-cell>
          <table:table-cell table:formula="of:=VLOOKUP([.A314];[$ontology_before_verisoning.A$1:.A$1048576];1;0)" office:value-type="string" office:string-value="" calcext:value-type="error">
            <text:p>#NV</text:p>
          </table:table-cell>
          <table:table-cell table:style-name="ce2" table:number-columns-repeated="1019"/>
        </table:table-row>
        <table:table-row table:style-name="ro1" table:visibility="filter">
          <table:table-cell table:formula="of:=[.B315]&amp;[.C315]&amp;[.D315]" office:value-type="string" office:string-value="http://www.w3.org/1999/02/22-rdf-syntax-ns#Althttp://www.w3.org/2000/01/rdf-schema#subClassOfhttp://www.w3.org/2000/01/rdf-schema#Container" calcext:value-type="string">
            <text:p>http://www.w3.org/1999/02/22-rdf-syntax-ns#Alt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Al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 table:formula="of:=VLOOKUP([.A315];[$ontology_before_verisoning.A$1:.A$1048576];1;0)" office:value-type="string" office:string-value="http://www.w3.org/1999/02/22-rdf-syntax-ns#Althttp://www.w3.org/2000/01/rdf-schema#subClassOfhttp://www.w3.org/2000/01/rdf-schema#Container" calcext:value-type="string">
            <text:p>http://www.w3.org/1999/02/22-rdf-syntax-ns#Althttp://www.w3.org/2000/01/rdf-schema#subClassOfhttp://www.w3.org/2000/01/rdf-schema#Container</text:p>
          </table:table-cell>
          <table:table-cell table:number-columns-repeated="1019"/>
        </table:table-row>
        <table:table-row table:style-name="ro1" table:visibility="filter">
          <table:table-cell table:formula="of:=[.B316]&amp;[.C316]&amp;[.D316]" office:value-type="string" office:string-value="http://www.w3.org/1999/02/22-rdf-syntax-ns#Baghttp://www.w3.org/2000/01/rdf-schema#subClassOfhttp://www.w3.org/2000/01/rdf-schema#Container" calcext:value-type="string">
            <text:p>http://www.w3.org/1999/02/22-rdf-syntax-ns#Bag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Ba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 table:formula="of:=VLOOKUP([.A316];[$ontology_before_verisoning.A$1:.A$1048576];1;0)" office:value-type="string" office:string-value="http://www.w3.org/1999/02/22-rdf-syntax-ns#Baghttp://www.w3.org/2000/01/rdf-schema#subClassOfhttp://www.w3.org/2000/01/rdf-schema#Container" calcext:value-type="string">
            <text:p>http://www.w3.org/1999/02/22-rdf-syntax-ns#Baghttp://www.w3.org/2000/01/rdf-schema#subClassOfhttp://www.w3.org/2000/01/rdf-schema#Container</text:p>
          </table:table-cell>
          <table:table-cell table:number-columns-repeated="1019"/>
        </table:table-row>
        <table:table-row table:style-name="ro1" table:visibility="filter">
          <table:table-cell table:formula="of:=[.B317]&amp;[.C317]&amp;[.D317]" office:value-type="string" office:string-value="http://www.w3.org/1999/02/22-rdf-syntax-ns#Seqhttp://www.w3.org/2000/01/rdf-schema#subClassOfhttp://www.w3.org/2000/01/rdf-schema#Container" calcext:value-type="string">
            <text:p>http://www.w3.org/1999/02/22-rdf-syntax-ns#Seq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Seq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 table:formula="of:=VLOOKUP([.A317];[$ontology_before_verisoning.A$1:.A$1048576];1;0)" office:value-type="string" office:string-value="http://www.w3.org/1999/02/22-rdf-syntax-ns#Seqhttp://www.w3.org/2000/01/rdf-schema#subClassOfhttp://www.w3.org/2000/01/rdf-schema#Container" calcext:value-type="string">
            <text:p>http://www.w3.org/1999/02/22-rdf-syntax-ns#Seqhttp://www.w3.org/2000/01/rdf-schema#subClassOfhttp://www.w3.org/2000/01/rdf-schema#Container</text:p>
          </table:table-cell>
          <table:table-cell table:number-columns-repeated="1019"/>
        </table:table-row>
        <table:table-row table:style-name="ro1" table:visibility="filter">
          <table:table-cell table:formula="of:=[.B318]&amp;[.C318]&amp;[.D318]" office:value-type="string" office:string-value="http://www.w3.org/2000/01/rdf-schema#ContainerMembershipPropertyhttp://www.w3.org/2000/01/rdf-schema#subClassOfhttp://www.w3.org/1999/02/22-rdf-syntax-ns#Property" calcext:value-type="string">
            <text:p>http://www.w3.org/2000/01/rdf-schema#ContainerMembershipPropertyhttp://www.w3.org/2000/01/rdf-schema#subClassOfhttp://www.w3.org/1999/02/22-rdf-syntax-ns#Property</text:p>
          </table:table-cell>
          <table:table-cell office:value-type="string" calcext:value-type="string">
            <text:p>http://www.w3.org/2000/01/rdf-schema#ContainerMembership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Property</text:p>
          </table:table-cell>
          <table:table-cell table:formula="of:=VLOOKUP([.A318];[$ontology_before_verisoning.A$1:.A$1048576];1;0)" office:value-type="string" office:string-value="http://www.w3.org/2000/01/rdf-schema#ContainerMembershipPropertyhttp://www.w3.org/2000/01/rdf-schema#subClassOfhttp://www.w3.org/1999/02/22-rdf-syntax-ns#Property" calcext:value-type="string">
            <text:p>http://www.w3.org/2000/01/rdf-schema#ContainerMembershipPropertyhttp://www.w3.org/2000/01/rdf-schema#subClassOfhttp://www.w3.org/1999/02/22-rdf-syntax-ns#Property</text:p>
          </table:table-cell>
          <table:table-cell table:number-columns-repeated="1019"/>
        </table:table-row>
        <table:table-row table:style-name="ro1" table:visibility="filter">
          <table:table-cell table:formula="of:=[.B319]&amp;[.C319]&amp;[.D319]" office:value-type="string" office:string-value="http://www.w3.org/1999/02/22-rdf-syntax-ns#XMLLiteralhttp://www.w3.org/2000/01/rdf-schema#subClassOfhttp://www.w3.org/2000/01/rdf-schema#Literal" calcext:value-type="string">
            <text:p>http://www.w3.org/1999/02/22-rdf-syntax-ns#XMLLiteralhttp://www.w3.org/2000/01/rdf-schema#subClassOfhttp://www.w3.org/2000/01/rdf-schema#Literal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Literal</text:p>
          </table:table-cell>
          <table:table-cell table:formula="of:=VLOOKUP([.A319];[$ontology_before_verisoning.A$1:.A$1048576];1;0)" office:value-type="string" office:string-value="http://www.w3.org/1999/02/22-rdf-syntax-ns#XMLLiteralhttp://www.w3.org/2000/01/rdf-schema#subClassOfhttp://www.w3.org/2000/01/rdf-schema#Literal" calcext:value-type="string">
            <text:p>http://www.w3.org/1999/02/22-rdf-syntax-ns#XMLLiteralhttp://www.w3.org/2000/01/rdf-schema#subClassOfhttp://www.w3.org/2000/01/rdf-schema#Literal</text:p>
          </table:table-cell>
          <table:table-cell table:number-columns-repeated="1019"/>
        </table:table-row>
        <table:table-row table:style-name="ro1" table:visibility="filter">
          <table:table-cell table:formula="of:=[.B320]&amp;[.C320]&amp;[.D320]" office:value-type="string" office:string-value="http://www.w3.org/1999/02/22-rdf-syntax-ns#XMLLiteralhttp://www.w3.org/2000/01/rdf-schema#subClassOfhttp://www.w3.org/1999/02/22-rdf-syntax-ns#XMLLiteral" calcext:value-type="string">
            <text:p>http://www.w3.org/1999/02/22-rdf-syntax-ns#XMLLiteralhttp://www.w3.org/2000/01/rdf-schema#subClassOfhttp://www.w3.org/1999/02/22-rdf-syntax-ns#XMLLiteral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XMLLiteral</text:p>
          </table:table-cell>
          <table:table-cell table:formula="of:=VLOOKUP([.A320];[$ontology_before_verisoning.A$1:.A$1048576];1;0)" office:value-type="string" office:string-value="http://www.w3.org/1999/02/22-rdf-syntax-ns#XMLLiteralhttp://www.w3.org/2000/01/rdf-schema#subClassOfhttp://www.w3.org/1999/02/22-rdf-syntax-ns#XMLLiteral" calcext:value-type="string">
            <text:p>http://www.w3.org/1999/02/22-rdf-syntax-ns#XMLLiteralhttp://www.w3.org/2000/01/rdf-schema#subClassOfhttp://www.w3.org/1999/02/22-rdf-syntax-ns#XMLLiteral</text:p>
          </table:table-cell>
          <table:table-cell table:number-columns-repeated="1019"/>
        </table:table-row>
        <table:table-row table:style-name="ro1" table:visibility="filter">
          <table:table-cell table:formula="of:=[.B321]&amp;[.C321]&amp;[.D321]" office:value-type="string" office:string-value="http://www.w3.org/2000/01/rdf-schema#Datatypehttp://www.w3.org/2000/01/rdf-schema#subClassOfhttp://www.w3.org/2000/01/rdf-schema#Class" calcext:value-type="string">
            <text:p>http://www.w3.org/2000/01/rdf-schema#Datatypehttp://www.w3.org/2000/01/rdf-schema#subClassOfhttp://www.w3.org/2000/01/rdf-schema#Class</text:p>
          </table:table-cell>
          <table:table-cell office:value-type="string" calcext:value-type="string">
            <text:p>http://www.w3.org/2000/01/rdf-schema#Datatyp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321];[$ontology_before_verisoning.A$1:.A$1048576];1;0)" office:value-type="string" office:string-value="http://www.w3.org/2000/01/rdf-schema#Datatypehttp://www.w3.org/2000/01/rdf-schema#subClassOfhttp://www.w3.org/2000/01/rdf-schema#Class" calcext:value-type="string">
            <text:p>http://www.w3.org/2000/01/rdf-schema#Datatypehttp://www.w3.org/2000/01/rdf-schema#subClassOf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322]&amp;[.C322]&amp;[.D322]" office:value-type="string" office:string-value="http://www.w3.org/2001/XMLSchema#nonNegativeIntegerhttp://www.w3.org/2000/01/rdf-schema#subClassOfhttp://www.w3.org/2001/XMLSchema#nonNegativeInteger" calcext:value-type="string">
            <text:p>http://www.w3.org/2001/XMLSchema#nonNegativeIntegerhttp://www.w3.org/2000/01/rdf-schema#subClassOfhttp://www.w3.org/2001/XMLSchema#nonNegativeInteger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1/XMLSchema#nonNegativeInteger</text:p>
          </table:table-cell>
          <table:table-cell table:formula="of:=VLOOKUP([.A322];[$ontology_before_verisoning.A$1:.A$1048576];1;0)" office:value-type="string" office:string-value="http://www.w3.org/2001/XMLSchema#nonNegativeIntegerhttp://www.w3.org/2000/01/rdf-schema#subClassOfhttp://www.w3.org/2001/XMLSchema#nonNegativeInteger" calcext:value-type="string">
            <text:p>http://www.w3.org/2001/XMLSchema#nonNegativeIntegerhttp://www.w3.org/2000/01/rdf-schema#subClassOfhttp://www.w3.org/2001/XMLSchema#nonNegativeInteger</text:p>
          </table:table-cell>
          <table:table-cell table:number-columns-repeated="1019"/>
        </table:table-row>
        <table:table-row table:style-name="ro1" table:visibility="filter">
          <table:table-cell table:formula="of:=[.B323]&amp;[.C323]&amp;[.D323]" office:value-type="string" office:string-value="http://www.w3.org/2001/XMLSchema#stringhttp://www.w3.org/2000/01/rdf-schema#subClassOfhttp://www.w3.org/2001/XMLSchema#string" calcext:value-type="string">
            <text:p>http://www.w3.org/2001/XMLSchema#stringhttp://www.w3.org/2000/01/rdf-schema#subClassOfhttp://www.w3.org/2001/XMLSchema#string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323];[$ontology_before_verisoning.A$1:.A$1048576];1;0)" office:value-type="string" office:string-value="http://www.w3.org/2001/XMLSchema#stringhttp://www.w3.org/2000/01/rdf-schema#subClassOfhttp://www.w3.org/2001/XMLSchema#string" calcext:value-type="string">
            <text:p>http://www.w3.org/2001/XMLSchema#stringhttp://www.w3.org/2000/01/rdf-schema#subClassOf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324]&amp;[.C324]&amp;[.D324]" office:value-type="string" office:string-value="http://ontology.ontotext.com/taxonomy/Thinghttp://www.w3.org/2000/01/rdf-schema#subClassOfhttp://www.w3.org/2002/07/owl#Thing" calcext:value-type="string">
            <text:p>http://ontology.ontotext.com/taxonomy/Thinghttp://www.w3.org/2000/01/rdf-schema#subClassOfhttp://www.w3.org/2002/07/owl#Thing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24];[$ontology_before_verisoning.A$1:.A$1048576];1;0)" office:value-type="string" office:string-value="http://ontology.ontotext.com/taxonomy/Thinghttp://www.w3.org/2000/01/rdf-schema#subClassOfhttp://www.w3.org/2002/07/owl#Thing" calcext:value-type="string">
            <text:p>http://ontology.ontotext.com/taxonomy/Thing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25]&amp;[.C325]&amp;[.D325]" office:value-type="string" office:string-value="http://ontology.ontotext.com/taxonomy/Concepthttp://www.w3.org/2000/01/rdf-schema#subClassOfhttp://ontology.ontotext.com/taxonomy/Thing" calcext:value-type="string">
            <text:p>http://ontology.ontotext.com/taxonomy/Concepthttp://www.w3.org/2000/01/rdf-schema#subClassOfhttp://ontology.ontotext.com/taxonomy/Thing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25];[$ontology_before_verisoning.A$1:.A$1048576];1;0)" office:value-type="string" office:string-value="http://ontology.ontotext.com/taxonomy/Concepthttp://www.w3.org/2000/01/rdf-schema#subClassOfhttp://ontology.ontotext.com/taxonomy/Thing" calcext:value-type="string">
            <text:p>http://ontology.ontotext.com/taxonomy/Concep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26]&amp;[.C326]&amp;[.D326]" office:value-type="string" office:string-value="http://ontology.ontotext.com/taxonomy/Concepthttp://www.w3.org/2000/01/rdf-schema#subClassOfhttp://www.w3.org/2002/07/owl#Thing" calcext:value-type="string">
            <text:p>http://ontology.ontotext.com/taxonomy/Concepthttp://www.w3.org/2000/01/rdf-schema#subClassOfhttp://www.w3.org/2002/07/owl#Thing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26];[$ontology_before_verisoning.A$1:.A$1048576];1;0)" office:value-type="string" office:string-value="http://ontology.ontotext.com/taxonomy/Concepthttp://www.w3.org/2000/01/rdf-schema#subClassOfhttp://www.w3.org/2002/07/owl#Thing" calcext:value-type="string">
            <text:p>http://ontology.ontotext.com/taxonomy/Concep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27]&amp;[.C327]&amp;[.D327]" office:value-type="string" office:string-value="http://ontology.ontotext.com/taxonomy/Eventhttp://www.w3.org/2000/01/rdf-schema#subClassOfhttp://ontology.ontotext.com/taxonomy/Thing" calcext:value-type="string">
            <text:p>http://ontology.ontotext.com/taxonomy/Eventhttp://www.w3.org/2000/01/rdf-schema#subClassOfhttp://ontology.ontotext.com/taxonomy/Thing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27];[$ontology_before_verisoning.A$1:.A$1048576];1;0)" office:value-type="string" office:string-value="http://ontology.ontotext.com/taxonomy/Eventhttp://www.w3.org/2000/01/rdf-schema#subClassOfhttp://ontology.ontotext.com/taxonomy/Thing" calcext:value-type="string">
            <text:p>http://ontology.ontotext.com/taxonomy/Even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28]&amp;[.C328]&amp;[.D328]" office:value-type="string" office:string-value="http://ontology.ontotext.com/taxonomy/Eventhttp://www.w3.org/2000/01/rdf-schema#subClassOfhttp://ontology.ontotext.com/taxonomy/Concept" calcext:value-type="string">
            <text:p>http://ontology.ontotext.com/taxonomy/Eventhttp://www.w3.org/2000/01/rdf-schema#subClassOfhttp://ontology.ontotext.com/taxonomy/Concept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28];[$ontology_before_verisoning.A$1:.A$1048576];1;0)" office:value-type="string" office:string-value="http://ontology.ontotext.com/taxonomy/Eventhttp://www.w3.org/2000/01/rdf-schema#subClassOfhttp://ontology.ontotext.com/taxonomy/Concept" calcext:value-type="string">
            <text:p>http://ontology.ontotext.com/taxonomy/Even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29]&amp;[.C329]&amp;[.D329]" office:value-type="string" office:string-value="http://ontology.ontotext.com/taxonomy/Eventhttp://www.w3.org/2000/01/rdf-schema#subClassOfhttp://www.w3.org/2002/07/owl#Thing" calcext:value-type="string">
            <text:p>http://ontology.ontotext.com/taxonomy/Eventhttp://www.w3.org/2000/01/rdf-schema#subClassOfhttp://www.w3.org/2002/07/owl#Thing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29];[$ontology_before_verisoning.A$1:.A$1048576];1;0)" office:value-type="string" office:string-value="http://ontology.ontotext.com/taxonomy/Eventhttp://www.w3.org/2000/01/rdf-schema#subClassOfhttp://www.w3.org/2002/07/owl#Thing" calcext:value-type="string">
            <text:p>http://ontology.ontotext.com/taxonomy/Even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30]&amp;[.C330]&amp;[.D330]" office:value-type="string" office:string-value="http://ontology.ontotext.com/taxonomy/Locationhttp://www.w3.org/2000/01/rdf-schema#subClassOfhttp://ontology.ontotext.com/taxonomy/Thing" calcext:value-type="string">
            <text:p>http://ontology.ontotext.com/taxonomy/Locationhttp://www.w3.org/2000/01/rdf-schema#subClassOfhttp://ontology.ontotext.com/taxonomy/Thing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30];[$ontology_before_verisoning.A$1:.A$1048576];1;0)" office:value-type="string" office:string-value="http://ontology.ontotext.com/taxonomy/Locationhttp://www.w3.org/2000/01/rdf-schema#subClassOfhttp://ontology.ontotext.com/taxonomy/Thing" calcext:value-type="string">
            <text:p>http://ontology.ontotext.com/taxonomy/Locat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31]&amp;[.C331]&amp;[.D331]" office:value-type="string" office:string-value="http://ontology.ontotext.com/taxonomy/Locationhttp://www.w3.org/2000/01/rdf-schema#subClassOfhttp://ontology.ontotext.com/taxonomy/Concept" calcext:value-type="string">
            <text:p>http://ontology.ontotext.com/taxonomy/Locationhttp://www.w3.org/2000/01/rdf-schema#subClassOfhttp://ontology.ontotext.com/taxonomy/Concept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31];[$ontology_before_verisoning.A$1:.A$1048576];1;0)" office:value-type="string" office:string-value="http://ontology.ontotext.com/taxonomy/Locationhttp://www.w3.org/2000/01/rdf-schema#subClassOfhttp://ontology.ontotext.com/taxonomy/Concept" calcext:value-type="string">
            <text:p>http://ontology.ontotext.com/taxonomy/Locat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32]&amp;[.C332]&amp;[.D332]" office:value-type="string" office:string-value="http://ontology.ontotext.com/taxonomy/Locationhttp://www.w3.org/2000/01/rdf-schema#subClassOfhttp://www.w3.org/2002/07/owl#Thing" calcext:value-type="string">
            <text:p>http://ontology.ontotext.com/taxonomy/Locationhttp://www.w3.org/2000/01/rdf-schema#subClassOfhttp://www.w3.org/2002/07/owl#Thing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32];[$ontology_before_verisoning.A$1:.A$1048576];1;0)" office:value-type="string" office:string-value="http://ontology.ontotext.com/taxonomy/Locationhttp://www.w3.org/2000/01/rdf-schema#subClassOfhttp://www.w3.org/2002/07/owl#Thing" calcext:value-type="string">
            <text:p>http://ontology.ontotext.com/taxonomy/Loca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33]&amp;[.C333]&amp;[.D333]" office:value-type="string" office:string-value="http://ontology.ontotext.com/taxonomy/Timehttp://www.w3.org/2000/01/rdf-schema#subClassOfhttp://ontology.ontotext.com/taxonomy/Thing" calcext:value-type="string">
            <text:p>http://ontology.ontotext.com/taxonomy/Timehttp://www.w3.org/2000/01/rdf-schema#subClassOfhttp://ontology.ontotext.com/taxonomy/Thing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33];[$ontology_before_verisoning.A$1:.A$1048576];1;0)" office:value-type="string" office:string-value="http://ontology.ontotext.com/taxonomy/Timehttp://www.w3.org/2000/01/rdf-schema#subClassOfhttp://ontology.ontotext.com/taxonomy/Thing" calcext:value-type="string">
            <text:p>http://ontology.ontotext.com/taxonomy/Tim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34]&amp;[.C334]&amp;[.D334]" office:value-type="string" office:string-value="http://ontology.ontotext.com/taxonomy/Timehttp://www.w3.org/2000/01/rdf-schema#subClassOfhttp://ontology.ontotext.com/taxonomy/Concept" calcext:value-type="string">
            <text:p>http://ontology.ontotext.com/taxonomy/Timehttp://www.w3.org/2000/01/rdf-schema#subClassOfhttp://ontology.ontotext.com/taxonomy/Concept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34];[$ontology_before_verisoning.A$1:.A$1048576];1;0)" office:value-type="string" office:string-value="http://ontology.ontotext.com/taxonomy/Timehttp://www.w3.org/2000/01/rdf-schema#subClassOfhttp://ontology.ontotext.com/taxonomy/Concept" calcext:value-type="string">
            <text:p>http://ontology.ontotext.com/taxonomy/Tim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35]&amp;[.C335]&amp;[.D335]" office:value-type="string" office:string-value="http://ontology.ontotext.com/taxonomy/Timehttp://www.w3.org/2000/01/rdf-schema#subClassOfhttp://www.w3.org/2002/07/owl#Thing" calcext:value-type="string">
            <text:p>http://ontology.ontotext.com/taxonomy/Timehttp://www.w3.org/2000/01/rdf-schema#subClassOfhttp://www.w3.org/2002/07/owl#Thing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35];[$ontology_before_verisoning.A$1:.A$1048576];1;0)" office:value-type="string" office:string-value="http://ontology.ontotext.com/taxonomy/Timehttp://www.w3.org/2000/01/rdf-schema#subClassOfhttp://www.w3.org/2002/07/owl#Thing" calcext:value-type="string">
            <text:p>http://ontology.ontotext.com/taxonomy/Tim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36]&amp;[.C336]&amp;[.D336]" office:value-type="string" office:string-value="http://ontology.ontotext.com/taxonomy/Agenthttp://www.w3.org/2000/01/rdf-schema#subClassOfhttp://ontology.ontotext.com/taxonomy/Thing" calcext:value-type="string">
            <text:p>http://ontology.ontotext.com/taxonomy/Agenthttp://www.w3.org/2000/01/rdf-schema#subClassOfhttp://ontology.ontotext.com/taxonomy/Thing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36];[$ontology_before_verisoning.A$1:.A$1048576];1;0)" office:value-type="string" office:string-value="http://ontology.ontotext.com/taxonomy/Agenthttp://www.w3.org/2000/01/rdf-schema#subClassOfhttp://ontology.ontotext.com/taxonomy/Thing" calcext:value-type="string">
            <text:p>http://ontology.ontotext.com/taxonomy/Agen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37]&amp;[.C337]&amp;[.D337]" office:value-type="string" office:string-value="http://ontology.ontotext.com/taxonomy/Agenthttp://www.w3.org/2000/01/rdf-schema#subClassOfhttp://ontology.ontotext.com/taxonomy/Concept" calcext:value-type="string">
            <text:p>http://ontology.ontotext.com/taxonomy/Agenthttp://www.w3.org/2000/01/rdf-schema#subClassOfhttp://ontology.ontotext.com/taxonomy/Concept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37];[$ontology_before_verisoning.A$1:.A$1048576];1;0)" office:value-type="string" office:string-value="http://ontology.ontotext.com/taxonomy/Agenthttp://www.w3.org/2000/01/rdf-schema#subClassOfhttp://ontology.ontotext.com/taxonomy/Concept" calcext:value-type="string">
            <text:p>http://ontology.ontotext.com/taxonomy/Agen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38]&amp;[.C338]&amp;[.D338]" office:value-type="string" office:string-value="http://ontology.ontotext.com/taxonomy/Agenthttp://www.w3.org/2000/01/rdf-schema#subClassOfhttp://www.w3.org/2002/07/owl#Thing" calcext:value-type="string">
            <text:p>http://ontology.ontotext.com/taxonomy/Agenthttp://www.w3.org/2000/01/rdf-schema#subClassOfhttp://www.w3.org/2002/07/owl#Thing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38];[$ontology_before_verisoning.A$1:.A$1048576];1;0)" office:value-type="string" office:string-value="http://ontology.ontotext.com/taxonomy/Agenthttp://www.w3.org/2000/01/rdf-schema#subClassOfhttp://www.w3.org/2002/07/owl#Thing" calcext:value-type="string">
            <text:p>http://ontology.ontotext.com/taxonomy/Agen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39]&amp;[.C339]&amp;[.D339]" office:value-type="string" office:string-value="http://ontology.ontotext.com/taxonomy/Personhttp://www.w3.org/2000/01/rdf-schema#subClassOfhttp://ontology.ontotext.com/taxonomy/Thing" calcext:value-type="string">
            <text:p>http://ontology.ontotext.com/taxonomy/Personhttp://www.w3.org/2000/01/rdf-schema#subClassOfhttp://ontology.ontotext.com/taxonomy/Thing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39];[$ontology_before_verisoning.A$1:.A$1048576];1;0)" office:value-type="string" office:string-value="http://ontology.ontotext.com/taxonomy/Personhttp://www.w3.org/2000/01/rdf-schema#subClassOfhttp://ontology.ontotext.com/taxonomy/Thing" calcext:value-type="string">
            <text:p>http://ontology.ontotext.com/taxonomy/Pers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40]&amp;[.C340]&amp;[.D340]" office:value-type="string" office:string-value="http://ontology.ontotext.com/taxonomy/Personhttp://www.w3.org/2000/01/rdf-schema#subClassOfhttp://ontology.ontotext.com/taxonomy/Concept" calcext:value-type="string">
            <text:p>http://ontology.ontotext.com/taxonomy/Personhttp://www.w3.org/2000/01/rdf-schema#subClassOfhttp://ontology.ontotext.com/taxonomy/Concept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40];[$ontology_before_verisoning.A$1:.A$1048576];1;0)" office:value-type="string" office:string-value="http://ontology.ontotext.com/taxonomy/Personhttp://www.w3.org/2000/01/rdf-schema#subClassOfhttp://ontology.ontotext.com/taxonomy/Concept" calcext:value-type="string">
            <text:p>http://ontology.ontotext.com/taxonomy/Pers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41]&amp;[.C341]&amp;[.D341]" office:value-type="string" office:string-value="http://ontology.ontotext.com/taxonomy/Personhttp://www.w3.org/2000/01/rdf-schema#subClassOfhttp://ontology.ontotext.com/taxonomy/Agent" calcext:value-type="string">
            <text:p>http://ontology.ontotext.com/taxonomy/Personhttp://www.w3.org/2000/01/rdf-schema#subClassOfhttp://ontology.ontotext.com/taxonomy/Agent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41];[$ontology_before_verisoning.A$1:.A$1048576];1;0)" office:value-type="string" office:string-value="http://ontology.ontotext.com/taxonomy/Personhttp://www.w3.org/2000/01/rdf-schema#subClassOfhttp://ontology.ontotext.com/taxonomy/Agent" calcext:value-type="string">
            <text:p>http://ontology.ontotext.com/taxonomy/Perso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42]&amp;[.C342]&amp;[.D342]" office:value-type="string" office:string-value="http://ontology.ontotext.com/taxonomy/Personhttp://www.w3.org/2000/01/rdf-schema#subClassOfhttp://www.w3.org/2002/07/owl#Thing" calcext:value-type="string">
            <text:p>http://ontology.ontotext.com/taxonomy/Personhttp://www.w3.org/2000/01/rdf-schema#subClassOfhttp://www.w3.org/2002/07/owl#Thing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42];[$ontology_before_verisoning.A$1:.A$1048576];1;0)" office:value-type="string" office:string-value="http://ontology.ontotext.com/taxonomy/Personhttp://www.w3.org/2000/01/rdf-schema#subClassOfhttp://www.w3.org/2002/07/owl#Thing" calcext:value-type="string">
            <text:p>http://ontology.ontotext.com/taxonomy/Pers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43]&amp;[.C343]&amp;[.D343]" office:value-type="string" office:string-value="http://ontology.ontotext.com/taxonomy/Organizationhttp://www.w3.org/2000/01/rdf-schema#subClassOfhttp://ontology.ontotext.com/taxonomy/Thing" calcext:value-type="string">
            <text:p>http://ontology.ontotext.com/taxonomy/Organizationhttp://www.w3.org/2000/01/rdf-schema#subClassOfhttp://ontology.ontotext.com/taxonomy/Thing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43];[$ontology_before_verisoning.A$1:.A$1048576];1;0)" office:value-type="string" office:string-value="http://ontology.ontotext.com/taxonomy/Organizationhttp://www.w3.org/2000/01/rdf-schema#subClassOfhttp://ontology.ontotext.com/taxonomy/Thing" calcext:value-type="string">
            <text:p>http://ontology.ontotext.com/taxonomy/Organizat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44]&amp;[.C344]&amp;[.D344]" office:value-type="string" office:string-value="http://ontology.ontotext.com/taxonomy/Organizationhttp://www.w3.org/2000/01/rdf-schema#subClassOfhttp://ontology.ontotext.com/taxonomy/Concept" calcext:value-type="string">
            <text:p>http://ontology.ontotext.com/taxonomy/Organizationhttp://www.w3.org/2000/01/rdf-schema#subClassOfhttp://ontology.ontotext.com/taxonomy/Concept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44];[$ontology_before_verisoning.A$1:.A$1048576];1;0)" office:value-type="string" office:string-value="http://ontology.ontotext.com/taxonomy/Organizationhttp://www.w3.org/2000/01/rdf-schema#subClassOfhttp://ontology.ontotext.com/taxonomy/Concept" calcext:value-type="string">
            <text:p>http://ontology.ontotext.com/taxonomy/Organizat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45]&amp;[.C345]&amp;[.D345]" office:value-type="string" office:string-value="http://ontology.ontotext.com/taxonomy/Organizationhttp://www.w3.org/2000/01/rdf-schema#subClassOfhttp://ontology.ontotext.com/taxonomy/Agent" calcext:value-type="string">
            <text:p>http://ontology.ontotext.com/taxonomy/Organizationhttp://www.w3.org/2000/01/rdf-schema#subClassOfhttp://ontology.ontotext.com/taxonomy/Agent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45];[$ontology_before_verisoning.A$1:.A$1048576];1;0)" office:value-type="string" office:string-value="http://ontology.ontotext.com/taxonomy/Organizationhttp://www.w3.org/2000/01/rdf-schema#subClassOfhttp://ontology.ontotext.com/taxonomy/Agent" calcext:value-type="string">
            <text:p>http://ontology.ontotext.com/taxonomy/Organizatio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46]&amp;[.C346]&amp;[.D346]" office:value-type="string" office:string-value="http://ontology.ontotext.com/taxonomy/Organizationhttp://www.w3.org/2000/01/rdf-schema#subClassOfhttp://www.w3.org/2002/07/owl#Thing" calcext:value-type="string">
            <text:p>http://ontology.ontotext.com/taxonomy/Organizationhttp://www.w3.org/2000/01/rdf-schema#subClassOfhttp://www.w3.org/2002/07/owl#Thing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46];[$ontology_before_verisoning.A$1:.A$1048576];1;0)" office:value-type="string" office:string-value="http://ontology.ontotext.com/taxonomy/Organizationhttp://www.w3.org/2000/01/rdf-schema#subClassOfhttp://www.w3.org/2002/07/owl#Thing" calcext:value-type="string">
            <text:p>http://ontology.ontotext.com/taxonomy/Organiza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47]&amp;[.C347]&amp;[.D347]" office:value-type="string" office:string-value="http://ontology.ontotext.com/publishing#Featurehttp://www.w3.org/2000/01/rdf-schema#subClassOfhttp://www.w3.org/2002/07/owl#Thing" calcext:value-type="string">
            <text:p>http://ontology.ontotext.com/publishing#Featurehttp://www.w3.org/2000/01/rdf-schema#subClassOfhttp://www.w3.org/2002/07/owl#Thing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47];[$ontology_before_verisoning.A$1:.A$1048576];1;0)" office:value-type="string" office:string-value="http://ontology.ontotext.com/publishing#Featurehttp://www.w3.org/2000/01/rdf-schema#subClassOfhttp://www.w3.org/2002/07/owl#Thing" calcext:value-type="string">
            <text:p>http://ontology.ontotext.com/publishing#Featur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48]&amp;[.C348]&amp;[.D348]" office:value-type="string" office:string-value="http://ontology.ontotext.com/publishing#DocumentTopichttp://www.w3.org/2000/01/rdf-schema#subClassOfhttp://www.w3.org/2002/07/owl#Thing" calcext:value-type="string">
            <text:p>http://ontology.ontotext.com/publishing#DocumentTopichttp://www.w3.org/2000/01/rdf-schema#subClassOfhttp://www.w3.org/2002/07/owl#Thing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48];[$ontology_before_verisoning.A$1:.A$1048576];1;0)" office:value-type="string" office:string-value="http://ontology.ontotext.com/publishing#DocumentTopichttp://www.w3.org/2000/01/rdf-schema#subClassOfhttp://www.w3.org/2002/07/owl#Thing" calcext:value-type="string">
            <text:p>http://ontology.ontotext.com/publishing#DocumentTopic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49]&amp;[.C349]&amp;[.D349]" office:value-type="string" office:string-value="http://ontology.ontotext.com/publishing#Categoryhttp://www.w3.org/2000/01/rdf-schema#subClassOfhttp://www.w3.org/2002/07/owl#Thing" calcext:value-type="string">
            <text:p>http://ontology.ontotext.com/publishing#Categoryhttp://www.w3.org/2000/01/rdf-schema#subClassOfhttp://www.w3.org/2002/07/owl#Thing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49];[$ontology_before_verisoning.A$1:.A$1048576];1;0)" office:value-type="string" office:string-value="http://ontology.ontotext.com/publishing#Categoryhttp://www.w3.org/2000/01/rdf-schema#subClassOfhttp://www.w3.org/2002/07/owl#Thing" calcext:value-type="string">
            <text:p>http://ontology.ontotext.com/publishing#Category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0]&amp;[.C350]&amp;[.D350]" office:value-type="string" office:string-value="http://ontology.ontotext.com/publishing#Mentionhttp://www.w3.org/2000/01/rdf-schema#subClassOfhttp://www.w3.org/2002/07/owl#Thing" calcext:value-type="string">
            <text:p>http://ontology.ontotext.com/publishing#Mentionhttp://www.w3.org/2000/01/rdf-schema#subClassOfhttp://www.w3.org/2002/07/owl#Thing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0];[$ontology_before_verisoning.A$1:.A$1048576];1;0)" office:value-type="string" office:string-value="http://ontology.ontotext.com/publishing#Mentionhttp://www.w3.org/2000/01/rdf-schema#subClassOfhttp://www.w3.org/2002/07/owl#Thing" calcext:value-type="string">
            <text:p>http://ontology.ontotext.com/publishing#Men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1]&amp;[.C351]&amp;[.D351]" office:value-type="string" office:string-value="http://ontology.ontotext.com/publishing#TextMentionhttp://www.w3.org/2000/01/rdf-schema#subClassOfhttp://www.w3.org/2002/07/owl#Thing" calcext:value-type="string">
            <text:p>http://ontology.ontotext.com/publishing#TextMentionhttp://www.w3.org/2000/01/rdf-schema#subClassOfhttp://www.w3.org/2002/07/owl#Thing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1];[$ontology_before_verisoning.A$1:.A$1048576];1;0)" office:value-type="string" office:string-value="http://ontology.ontotext.com/publishing#TextMentionhttp://www.w3.org/2000/01/rdf-schema#subClassOfhttp://www.w3.org/2002/07/owl#Thing" calcext:value-type="string">
            <text:p>http://ontology.ontotext.com/publishing#TextMen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2]&amp;[.C352]&amp;[.D352]" office:value-type="string" office:string-value="http://ontology.ontotext.com/publishing#TextMentionhttp://www.w3.org/2000/01/rdf-schema#subClassOfhttp://ontology.ontotext.com/publishing#Mention" calcext:value-type="string">
            <text:p>http://ontology.ontotext.com/publishing#TextMentionhttp://www.w3.org/2000/01/rdf-schema#subClassOfhttp://ontology.ontotext.com/publishing#Mention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352];[$ontology_before_verisoning.A$1:.A$1048576];1;0)" office:value-type="string" office:string-value="http://ontology.ontotext.com/publishing#TextMentionhttp://www.w3.org/2000/01/rdf-schema#subClassOfhttp://ontology.ontotext.com/publishing#Mention" calcext:value-type="string">
            <text:p>http://ontology.ontotext.com/publishing#TextMentionhttp://www.w3.org/2000/01/rdf-schema#subClassOf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353]&amp;[.C353]&amp;[.D353]" office:value-type="string" office:string-value="http://ontology.ontotext.com/publishing#EntitySourcehttp://www.w3.org/2000/01/rdf-schema#subClassOfhttp://www.w3.org/2002/07/owl#Thing" calcext:value-type="string">
            <text:p>http://ontology.ontotext.com/publishing#EntitySourcehttp://www.w3.org/2000/01/rdf-schema#subClassOfhttp://www.w3.org/2002/07/owl#Thing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3];[$ontology_before_verisoning.A$1:.A$1048576];1;0)" office:value-type="string" office:string-value="http://ontology.ontotext.com/publishing#EntitySourcehttp://www.w3.org/2000/01/rdf-schema#subClassOfhttp://www.w3.org/2002/07/owl#Thing" calcext:value-type="string">
            <text:p>http://ontology.ontotext.com/publishing#EntitySourc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4]&amp;[.C354]&amp;[.D354]" office:value-type="string" office:string-value="http://ontology.ontotext.com/publishing#LinkedDatasetSourcehttp://www.w3.org/2000/01/rdf-schema#subClassOfhttp://www.w3.org/2002/07/owl#Thing" calcext:value-type="string">
            <text:p>http://ontology.ontotext.com/publishing#LinkedDatasetSourcehttp://www.w3.org/2000/01/rdf-schema#subClassOfhttp://www.w3.org/2002/07/owl#Thing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4];[$ontology_before_verisoning.A$1:.A$1048576];1;0)" office:value-type="string" office:string-value="http://ontology.ontotext.com/publishing#LinkedDatasetSourcehttp://www.w3.org/2000/01/rdf-schema#subClassOfhttp://www.w3.org/2002/07/owl#Thing" calcext:value-type="string">
            <text:p>http://ontology.ontotext.com/publishing#LinkedDatasetSourc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5]&amp;[.C355]&amp;[.D355]" office:value-type="string" office:string-value="http://ontology.ontotext.com/publishing#LinkedDatasetSourcehttp://www.w3.org/2000/01/rdf-schema#subClassOfhttp://ontology.ontotext.com/publishing#EntitySource" calcext:value-type="string">
            <text:p>http://ontology.ontotext.com/publishing#LinkedDatasetSourcehttp://www.w3.org/2000/01/rdf-schema#subClassOfhttp://ontology.ontotext.com/publishing#EntitySource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EntitySource</text:p>
          </table:table-cell>
          <table:table-cell table:formula="of:=VLOOKUP([.A355];[$ontology_before_verisoning.A$1:.A$1048576];1;0)" office:value-type="string" office:string-value="http://ontology.ontotext.com/publishing#LinkedDatasetSourcehttp://www.w3.org/2000/01/rdf-schema#subClassOfhttp://ontology.ontotext.com/publishing#EntitySource" calcext:value-type="string">
            <text:p>http://ontology.ontotext.com/publishing#LinkedDatasetSourcehttp://www.w3.org/2000/01/rdf-schema#subClassOfhttp://ontology.ontotext.com/publishing#EntitySource</text:p>
          </table:table-cell>
          <table:table-cell table:number-columns-repeated="1019"/>
        </table:table-row>
        <table:table-row table:style-name="ro1" table:visibility="filter">
          <table:table-cell table:formula="of:=[.B356]&amp;[.C356]&amp;[.D356]" office:value-type="string" office:string-value="http://ontology.ontotext.com/publishing#NamedEntityRecognitionSourcehttp://www.w3.org/2000/01/rdf-schema#subClassOfhttp://www.w3.org/2002/07/owl#Thing" calcext:value-type="string">
            <text:p>http://ontology.ontotext.com/publishing#NamedEntityRecognitionSourcehttp://www.w3.org/2000/01/rdf-schema#subClassOfhttp://www.w3.org/2002/07/owl#Thing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6];[$ontology_before_verisoning.A$1:.A$1048576];1;0)" office:value-type="string" office:string-value="http://ontology.ontotext.com/publishing#NamedEntityRecognitionSourcehttp://www.w3.org/2000/01/rdf-schema#subClassOfhttp://www.w3.org/2002/07/owl#Thing" calcext:value-type="string">
            <text:p>http://ontology.ontotext.com/publishing#NamedEntityRecognitionSourc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7]&amp;[.C357]&amp;[.D357]" office:value-type="string" office:string-value="http://ontology.ontotext.com/publishing#NamedEntityRecognitionSourcehttp://www.w3.org/2000/01/rdf-schema#subClassOfhttp://ontology.ontotext.com/publishing#EntitySource" calcext:value-type="string">
            <text:p>http://ontology.ontotext.com/publishing#NamedEntityRecognitionSourcehttp://www.w3.org/2000/01/rdf-schema#subClassOfhttp://ontology.ontotext.com/publishing#EntitySource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EntitySource</text:p>
          </table:table-cell>
          <table:table-cell table:formula="of:=VLOOKUP([.A357];[$ontology_before_verisoning.A$1:.A$1048576];1;0)" office:value-type="string" office:string-value="http://ontology.ontotext.com/publishing#NamedEntityRecognitionSourcehttp://www.w3.org/2000/01/rdf-schema#subClassOfhttp://ontology.ontotext.com/publishing#EntitySource" calcext:value-type="string">
            <text:p>http://ontology.ontotext.com/publishing#NamedEntityRecognitionSourcehttp://www.w3.org/2000/01/rdf-schema#subClassOfhttp://ontology.ontotext.com/publishing#EntitySource</text:p>
          </table:table-cell>
          <table:table-cell table:number-columns-repeated="1019"/>
        </table:table-row>
        <table:table-row table:style-name="ro1" table:visibility="filter">
          <table:table-cell table:formula="of:=[.B358]&amp;[.C358]&amp;[.D358]" office:value-type="string" office:string-value="http://ontology.ontotext.com/publishing#Assethttp://www.w3.org/2000/01/rdf-schema#subClassOfhttp://www.w3.org/2002/07/owl#Thing" calcext:value-type="string">
            <text:p>http://ontology.ontotext.com/publishing#Assethttp://www.w3.org/2000/01/rdf-schema#subClassOfhttp://www.w3.org/2002/07/owl#Thing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8];[$ontology_before_verisoning.A$1:.A$1048576];1;0)" office:value-type="string" office:string-value="http://ontology.ontotext.com/publishing#Assethttp://www.w3.org/2000/01/rdf-schema#subClassOfhttp://www.w3.org/2002/07/owl#Thing" calcext:value-type="string">
            <text:p>http://ontology.ontotext.com/publishing#Asse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59]&amp;[.C359]&amp;[.D359]" office:value-type="string" office:string-value="http://ontology.ontotext.com/publishing#Imagehttp://www.w3.org/2000/01/rdf-schema#subClassOfhttp://www.w3.org/2002/07/owl#Thing" calcext:value-type="string">
            <text:p>http://ontology.ontotext.com/publishing#Imagehttp://www.w3.org/2000/01/rdf-schema#subClassOfhttp://www.w3.org/2002/07/owl#Thing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59];[$ontology_before_verisoning.A$1:.A$1048576];1;0)" office:value-type="string" office:string-value="http://ontology.ontotext.com/publishing#Imagehttp://www.w3.org/2000/01/rdf-schema#subClassOfhttp://www.w3.org/2002/07/owl#Thing" calcext:value-type="string">
            <text:p>http://ontology.ontotext.com/publishing#Imag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60]&amp;[.C360]&amp;[.D360]" office:value-type="string" office:string-value="http://ontology.ontotext.com/publishing#Imagehttp://www.w3.org/2000/01/rdf-schema#subClassOfhttp://ontology.ontotext.com/publishing#Asset" calcext:value-type="string">
            <text:p>http://ontology.ontotext.com/publishing#Imagehttp://www.w3.org/2000/01/rdf-schema#subClassOfhttp://ontology.ontotext.com/publishing#Asset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360];[$ontology_before_verisoning.A$1:.A$1048576];1;0)" office:value-type="string" office:string-value="http://ontology.ontotext.com/publishing#Imagehttp://www.w3.org/2000/01/rdf-schema#subClassOfhttp://ontology.ontotext.com/publishing#Asset" calcext:value-type="string">
            <text:p>http://ontology.ontotext.com/publishing#Imagehttp://www.w3.org/2000/01/rdf-schema#subClassOf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361]&amp;[.C361]&amp;[.D361]" office:value-type="string" office:string-value="http://ontology.ontotext.com/publishing#Videohttp://www.w3.org/2000/01/rdf-schema#subClassOfhttp://www.w3.org/2002/07/owl#Thing" calcext:value-type="string">
            <text:p>http://ontology.ontotext.com/publishing#Videohttp://www.w3.org/2000/01/rdf-schema#subClassOfhttp://www.w3.org/2002/07/owl#Thing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61];[$ontology_before_verisoning.A$1:.A$1048576];1;0)" office:value-type="string" office:string-value="http://ontology.ontotext.com/publishing#Videohttp://www.w3.org/2000/01/rdf-schema#subClassOfhttp://www.w3.org/2002/07/owl#Thing" calcext:value-type="string">
            <text:p>http://ontology.ontotext.com/publishing#Video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62]&amp;[.C362]&amp;[.D362]" office:value-type="string" office:string-value="http://ontology.ontotext.com/publishing#Videohttp://www.w3.org/2000/01/rdf-schema#subClassOfhttp://ontology.ontotext.com/publishing#Asset" calcext:value-type="string">
            <text:p>http://ontology.ontotext.com/publishing#Videohttp://www.w3.org/2000/01/rdf-schema#subClassOfhttp://ontology.ontotext.com/publishing#Asset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362];[$ontology_before_verisoning.A$1:.A$1048576];1;0)" office:value-type="string" office:string-value="http://ontology.ontotext.com/publishing#Videohttp://www.w3.org/2000/01/rdf-schema#subClassOfhttp://ontology.ontotext.com/publishing#Asset" calcext:value-type="string">
            <text:p>http://ontology.ontotext.com/publishing#Videohttp://www.w3.org/2000/01/rdf-schema#subClassOf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363]&amp;[.C363]&amp;[.D363]" office:value-type="string" office:string-value="http://ontology.ontotext.com/publishing#Documenthttp://www.w3.org/2000/01/rdf-schema#subClassOfhttp://www.w3.org/2002/07/owl#Thing" calcext:value-type="string">
            <text:p>http://ontology.ontotext.com/publishing#Documenthttp://www.w3.org/2000/01/rdf-schema#subClassOfhttp://www.w3.org/2002/07/owl#Thing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63];[$ontology_before_verisoning.A$1:.A$1048576];1;0)" office:value-type="string" office:string-value="http://ontology.ontotext.com/publishing#Documenthttp://www.w3.org/2000/01/rdf-schema#subClassOfhttp://www.w3.org/2002/07/owl#Thing" calcext:value-type="string">
            <text:p>http://ontology.ontotext.com/publishing#Documen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64]&amp;[.C364]&amp;[.D364]" office:value-type="string" office:string-value="http://ontology.ontotext.com/publishing#Documenthttp://www.w3.org/2000/01/rdf-schema#subClassOfhttp://ontology.ontotext.com/publishing#Asset" calcext:value-type="string">
            <text:p>http://ontology.ontotext.com/publishing#Documenthttp://www.w3.org/2000/01/rdf-schema#subClassOfhttp://ontology.ontotext.com/publishing#Asset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364];[$ontology_before_verisoning.A$1:.A$1048576];1;0)" office:value-type="string" office:string-value="http://ontology.ontotext.com/publishing#Documenthttp://www.w3.org/2000/01/rdf-schema#subClassOfhttp://ontology.ontotext.com/publishing#Asset" calcext:value-type="string">
            <text:p>http://ontology.ontotext.com/publishing#Documenthttp://www.w3.org/2000/01/rdf-schema#subClassOf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365]&amp;[.C365]&amp;[.D365]" office:value-type="string" office:string-value="http://ontology.ontotext.com/publishing#PresentableDocumenthttp://www.w3.org/2000/01/rdf-schema#subClassOfhttp://www.w3.org/2002/07/owl#Thing" calcext:value-type="string">
            <text:p>http://ontology.ontotext.com/publishing#PresentableDocumenthttp://www.w3.org/2000/01/rdf-schema#subClassOfhttp://www.w3.org/2002/07/owl#Thing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65];[$ontology_before_verisoning.A$1:.A$1048576];1;0)" office:value-type="string" office:string-value="http://ontology.ontotext.com/publishing#PresentableDocumenthttp://www.w3.org/2000/01/rdf-schema#subClassOfhttp://www.w3.org/2002/07/owl#Thing" calcext:value-type="string">
            <text:p>http://ontology.ontotext.com/publishing#PresentableDocumen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66]&amp;[.C366]&amp;[.D366]" office:value-type="string" office:string-value="http://ontology.ontotext.com/publishing#PresentableDocumenthttp://www.w3.org/2000/01/rdf-schema#subClassOfhttp://ontology.ontotext.com/publishing#Asset" calcext:value-type="string">
            <text:p>http://ontology.ontotext.com/publishing#PresentableDocumenthttp://www.w3.org/2000/01/rdf-schema#subClassOfhttp://ontology.ontotext.com/publishing#Asse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366];[$ontology_before_verisoning.A$1:.A$1048576];1;0)" office:value-type="string" office:string-value="http://ontology.ontotext.com/publishing#PresentableDocumenthttp://www.w3.org/2000/01/rdf-schema#subClassOfhttp://ontology.ontotext.com/publishing#Asset" calcext:value-type="string">
            <text:p>http://ontology.ontotext.com/publishing#PresentableDocumenthttp://www.w3.org/2000/01/rdf-schema#subClassOf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367]&amp;[.C367]&amp;[.D367]" office:value-type="string" office:string-value="http://ontology.ontotext.com/publishing#PresentableDocumenthttp://www.w3.org/2000/01/rdf-schema#subClassOfhttp://ontology.ontotext.com/publishing#Document" calcext:value-type="string">
            <text:p>http://ontology.ontotext.com/publishing#PresentableDocumenthttp://www.w3.org/2000/01/rdf-schema#subClassOfhttp://ontology.ontotext.com/publishing#Documen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367];[$ontology_before_verisoning.A$1:.A$1048576];1;0)" office:value-type="string" office:string-value="http://ontology.ontotext.com/publishing#PresentableDocumenthttp://www.w3.org/2000/01/rdf-schema#subClassOfhttp://ontology.ontotext.com/publishing#Document" calcext:value-type="string">
            <text:p>http://ontology.ontotext.com/publishing#PresentableDocumenthttp://www.w3.org/2000/01/rdf-schema#subClassOf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368]&amp;[.C368]&amp;[.D368]" office:value-type="string" office:string-value="http://ontology.ontotext.com/publishing#DocumentClusterhttp://www.w3.org/2000/01/rdf-schema#subClassOfhttp://www.w3.org/2002/07/owl#Thing" calcext:value-type="string">
            <text:p>http://ontology.ontotext.com/publishing#DocumentClusterhttp://www.w3.org/2000/01/rdf-schema#subClassOfhttp://www.w3.org/2002/07/owl#Thing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68];[$ontology_before_verisoning.A$1:.A$1048576];1;0)" office:value-type="string" office:string-value="http://ontology.ontotext.com/publishing#DocumentClusterhttp://www.w3.org/2000/01/rdf-schema#subClassOfhttp://www.w3.org/2002/07/owl#Thing" calcext:value-type="string">
            <text:p>http://ontology.ontotext.com/publishing#DocumentCluster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69]&amp;[.C369]&amp;[.D369]" office:value-type="string" office:string-value="http://ontology.ontotext.com/publishing#DocumentClusterhttp://www.w3.org/2000/01/rdf-schema#subClassOfhttp://ontology.ontotext.com/publishing#Asset" calcext:value-type="string">
            <text:p>http://ontology.ontotext.com/publishing#DocumentClusterhttp://www.w3.org/2000/01/rdf-schema#subClassOfhttp://ontology.ontotext.com/publishing#Asse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369];[$ontology_before_verisoning.A$1:.A$1048576];1;0)" office:value-type="string" office:string-value="http://ontology.ontotext.com/publishing#DocumentClusterhttp://www.w3.org/2000/01/rdf-schema#subClassOfhttp://ontology.ontotext.com/publishing#Asset" calcext:value-type="string">
            <text:p>http://ontology.ontotext.com/publishing#DocumentClusterhttp://www.w3.org/2000/01/rdf-schema#subClassOf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370]&amp;[.C370]&amp;[.D370]" office:value-type="string" office:string-value="http://ontology.ontotext.com/publishing#DocumentClusterhttp://www.w3.org/2000/01/rdf-schema#subClassOfhttp://ontology.ontotext.com/publishing#Document" calcext:value-type="string">
            <text:p>http://ontology.ontotext.com/publishing#DocumentClusterhttp://www.w3.org/2000/01/rdf-schema#subClassOfhttp://ontology.ontotext.com/publishing#Documen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370];[$ontology_before_verisoning.A$1:.A$1048576];1;0)" office:value-type="string" office:string-value="http://ontology.ontotext.com/publishing#DocumentClusterhttp://www.w3.org/2000/01/rdf-schema#subClassOfhttp://ontology.ontotext.com/publishing#Document" calcext:value-type="string">
            <text:p>http://ontology.ontotext.com/publishing#DocumentClusterhttp://www.w3.org/2000/01/rdf-schema#subClassOf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371]&amp;[.C371]&amp;[.D371]" office:value-type="string" office:string-value="http://ontology.ontotext.com/publishing#DocumentClusterhttp://www.w3.org/2000/01/rdf-schema#subClassOfhttp://ontology.ontotext.com/publishing#PresentableDocument" calcext:value-type="string">
            <text:p>http://ontology.ontotext.com/publishing#DocumentClusterhttp://www.w3.org/2000/01/rdf-schema#subClassOfhttp://ontology.ontotext.com/publishing#PresentableDocumen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PresentableDocument</text:p>
          </table:table-cell>
          <table:table-cell table:formula="of:=VLOOKUP([.A371];[$ontology_before_verisoning.A$1:.A$1048576];1;0)" office:value-type="string" office:string-value="http://ontology.ontotext.com/publishing#DocumentClusterhttp://www.w3.org/2000/01/rdf-schema#subClassOfhttp://ontology.ontotext.com/publishing#PresentableDocument" calcext:value-type="string">
            <text:p>http://ontology.ontotext.com/publishing#DocumentClusterhttp://www.w3.org/2000/01/rdf-schema#subClassOfhttp://ontology.ontotext.com/publishing#PresentableDocument</text:p>
          </table:table-cell>
          <table:table-cell table:number-columns-repeated="1019"/>
        </table:table-row>
        <table:table-row table:style-name="ro1" table:visibility="filter">
          <table:table-cell table:formula="of:=[.B372]&amp;[.C372]&amp;[.D372]" office:value-type="string" office:string-value="http://ontology.ontotext.com/publishing#ProfileInformationhttp://www.w3.org/2000/01/rdf-schema#subClassOfhttp://www.w3.org/2002/07/owl#Thing" calcext:value-type="string">
            <text:p>http://ontology.ontotext.com/publishing#ProfileInformationhttp://www.w3.org/2000/01/rdf-schema#subClassOfhttp://www.w3.org/2002/07/owl#Thing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72];[$ontology_before_verisoning.A$1:.A$1048576];1;0)" office:value-type="string" office:string-value="http://ontology.ontotext.com/publishing#ProfileInformationhttp://www.w3.org/2000/01/rdf-schema#subClassOfhttp://www.w3.org/2002/07/owl#Thing" calcext:value-type="string">
            <text:p>http://ontology.ontotext.com/publishing#ProfileInforma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73]&amp;[.C373]&amp;[.D373]" office:value-type="string" office:string-value="http://ontology.ontotext.com/publishing#Channelhttp://www.w3.org/2000/01/rdf-schema#subClassOfhttp://www.w3.org/2002/07/owl#Thing" calcext:value-type="string">
            <text:p>http://ontology.ontotext.com/publishing#Channelhttp://www.w3.org/2000/01/rdf-schema#subClassOfhttp://www.w3.org/2002/07/owl#Thing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73];[$ontology_before_verisoning.A$1:.A$1048576];1;0)" office:value-type="string" office:string-value="http://ontology.ontotext.com/publishing#Channelhttp://www.w3.org/2000/01/rdf-schema#subClassOfhttp://www.w3.org/2002/07/owl#Thing" calcext:value-type="string">
            <text:p>http://ontology.ontotext.com/publishing#Channel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74]&amp;[.C374]&amp;[.D374]" office:value-type="string" office:string-value="http://ontology.ontotext.com/taxonomy/Athletehttp://www.w3.org/2000/01/rdf-schema#subClassOfhttp://ontology.ontotext.com/taxonomy/Thing" calcext:value-type="string">
            <text:p>http://ontology.ontotext.com/taxonomy/Athletehttp://www.w3.org/2000/01/rdf-schema#subClassOfhttp://ontology.ontotext.com/taxonomy/Thing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74];[$ontology_before_verisoning.A$1:.A$1048576];1;0)" office:value-type="string" office:string-value="http://ontology.ontotext.com/taxonomy/Athletehttp://www.w3.org/2000/01/rdf-schema#subClassOfhttp://ontology.ontotext.com/taxonomy/Thing" calcext:value-type="string">
            <text:p>http://ontology.ontotext.com/taxonomy/Athlet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75]&amp;[.C375]&amp;[.D375]" office:value-type="string" office:string-value="http://ontology.ontotext.com/taxonomy/Athletehttp://www.w3.org/2000/01/rdf-schema#subClassOfhttp://ontology.ontotext.com/taxonomy/Concept" calcext:value-type="string">
            <text:p>http://ontology.ontotext.com/taxonomy/Athletehttp://www.w3.org/2000/01/rdf-schema#subClassOfhttp://ontology.ontotext.com/taxonomy/Concept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75];[$ontology_before_verisoning.A$1:.A$1048576];1;0)" office:value-type="string" office:string-value="http://ontology.ontotext.com/taxonomy/Athletehttp://www.w3.org/2000/01/rdf-schema#subClassOfhttp://ontology.ontotext.com/taxonomy/Concept" calcext:value-type="string">
            <text:p>http://ontology.ontotext.com/taxonomy/Athlet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76]&amp;[.C376]&amp;[.D376]" office:value-type="string" office:string-value="http://ontology.ontotext.com/taxonomy/Athletehttp://www.w3.org/2000/01/rdf-schema#subClassOfhttp://ontology.ontotext.com/taxonomy/Agent" calcext:value-type="string">
            <text:p>http://ontology.ontotext.com/taxonomy/Athletehttp://www.w3.org/2000/01/rdf-schema#subClassOfhttp://ontology.ontotext.com/taxonomy/Agent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76];[$ontology_before_verisoning.A$1:.A$1048576];1;0)" office:value-type="string" office:string-value="http://ontology.ontotext.com/taxonomy/Athletehttp://www.w3.org/2000/01/rdf-schema#subClassOfhttp://ontology.ontotext.com/taxonomy/Agent" calcext:value-type="string">
            <text:p>http://ontology.ontotext.com/taxonomy/Athlete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77]&amp;[.C377]&amp;[.D377]" office:value-type="string" office:string-value="http://ontology.ontotext.com/taxonomy/Athletehttp://www.w3.org/2000/01/rdf-schema#subClassOfhttp://ontology.ontotext.com/taxonomy/Person" calcext:value-type="string">
            <text:p>http://ontology.ontotext.com/taxonomy/Athletehttp://www.w3.org/2000/01/rdf-schema#subClassOfhttp://ontology.ontotext.com/taxonomy/Person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377];[$ontology_before_verisoning.A$1:.A$1048576];1;0)" office:value-type="string" office:string-value="http://ontology.ontotext.com/taxonomy/Athletehttp://www.w3.org/2000/01/rdf-schema#subClassOfhttp://ontology.ontotext.com/taxonomy/Person" calcext:value-type="string">
            <text:p>http://ontology.ontotext.com/taxonomy/Athlete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378]&amp;[.C378]&amp;[.D378]" office:value-type="string" office:string-value="http://ontology.ontotext.com/taxonomy/Athletehttp://www.w3.org/2000/01/rdf-schema#subClassOfhttp://www.w3.org/2002/07/owl#Thing" calcext:value-type="string">
            <text:p>http://ontology.ontotext.com/taxonomy/Athletehttp://www.w3.org/2000/01/rdf-schema#subClassOfhttp://www.w3.org/2002/07/owl#Thing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78];[$ontology_before_verisoning.A$1:.A$1048576];1;0)" office:value-type="string" office:string-value="http://ontology.ontotext.com/taxonomy/Athletehttp://www.w3.org/2000/01/rdf-schema#subClassOfhttp://www.w3.org/2002/07/owl#Thing" calcext:value-type="string">
            <text:p>http://ontology.ontotext.com/taxonomy/Athlet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79]&amp;[.C379]&amp;[.D379]" office:value-type="string" office:string-value="http://ontology.ontotext.com/taxonomy/Artisthttp://www.w3.org/2000/01/rdf-schema#subClassOfhttp://ontology.ontotext.com/taxonomy/Thing" calcext:value-type="string">
            <text:p>http://ontology.ontotext.com/taxonomy/Artisthttp://www.w3.org/2000/01/rdf-schema#subClassOfhttp://ontology.ontotext.com/taxonomy/Thing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79];[$ontology_before_verisoning.A$1:.A$1048576];1;0)" office:value-type="string" office:string-value="http://ontology.ontotext.com/taxonomy/Artisthttp://www.w3.org/2000/01/rdf-schema#subClassOfhttp://ontology.ontotext.com/taxonomy/Thing" calcext:value-type="string">
            <text:p>http://ontology.ontotext.com/taxonomy/Artis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80]&amp;[.C380]&amp;[.D380]" office:value-type="string" office:string-value="http://ontology.ontotext.com/taxonomy/Artisthttp://www.w3.org/2000/01/rdf-schema#subClassOfhttp://ontology.ontotext.com/taxonomy/Concept" calcext:value-type="string">
            <text:p>http://ontology.ontotext.com/taxonomy/Artisthttp://www.w3.org/2000/01/rdf-schema#subClassOfhttp://ontology.ontotext.com/taxonomy/Concep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80];[$ontology_before_verisoning.A$1:.A$1048576];1;0)" office:value-type="string" office:string-value="http://ontology.ontotext.com/taxonomy/Artisthttp://www.w3.org/2000/01/rdf-schema#subClassOfhttp://ontology.ontotext.com/taxonomy/Concept" calcext:value-type="string">
            <text:p>http://ontology.ontotext.com/taxonomy/Artis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81]&amp;[.C381]&amp;[.D381]" office:value-type="string" office:string-value="http://ontology.ontotext.com/taxonomy/Artisthttp://www.w3.org/2000/01/rdf-schema#subClassOfhttp://ontology.ontotext.com/taxonomy/Agent" calcext:value-type="string">
            <text:p>http://ontology.ontotext.com/taxonomy/Artisthttp://www.w3.org/2000/01/rdf-schema#subClassOfhttp://ontology.ontotext.com/taxonomy/Agen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81];[$ontology_before_verisoning.A$1:.A$1048576];1;0)" office:value-type="string" office:string-value="http://ontology.ontotext.com/taxonomy/Artisthttp://www.w3.org/2000/01/rdf-schema#subClassOfhttp://ontology.ontotext.com/taxonomy/Agent" calcext:value-type="string">
            <text:p>http://ontology.ontotext.com/taxonomy/Artist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82]&amp;[.C382]&amp;[.D382]" office:value-type="string" office:string-value="http://ontology.ontotext.com/taxonomy/Artisthttp://www.w3.org/2000/01/rdf-schema#subClassOfhttp://ontology.ontotext.com/taxonomy/Person" calcext:value-type="string">
            <text:p>http://ontology.ontotext.com/taxonomy/Artisthttp://www.w3.org/2000/01/rdf-schema#subClassOfhttp://ontology.ontotext.com/taxonomy/Person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382];[$ontology_before_verisoning.A$1:.A$1048576];1;0)" office:value-type="string" office:string-value="http://ontology.ontotext.com/taxonomy/Artisthttp://www.w3.org/2000/01/rdf-schema#subClassOfhttp://ontology.ontotext.com/taxonomy/Person" calcext:value-type="string">
            <text:p>http://ontology.ontotext.com/taxonomy/Artist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383]&amp;[.C383]&amp;[.D383]" office:value-type="string" office:string-value="http://ontology.ontotext.com/taxonomy/Artisthttp://www.w3.org/2000/01/rdf-schema#subClassOfhttp://www.w3.org/2002/07/owl#Thing" calcext:value-type="string">
            <text:p>http://ontology.ontotext.com/taxonomy/Artisthttp://www.w3.org/2000/01/rdf-schema#subClassOfhttp://www.w3.org/2002/07/owl#Thing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83];[$ontology_before_verisoning.A$1:.A$1048576];1;0)" office:value-type="string" office:string-value="http://ontology.ontotext.com/taxonomy/Artisthttp://www.w3.org/2000/01/rdf-schema#subClassOfhttp://www.w3.org/2002/07/owl#Thing" calcext:value-type="string">
            <text:p>http://ontology.ontotext.com/taxonomy/Artis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84]&amp;[.C384]&amp;[.D384]" office:value-type="string" office:string-value="http://ontology.ontotext.com/taxonomy/Politicianhttp://www.w3.org/2000/01/rdf-schema#subClassOfhttp://ontology.ontotext.com/taxonomy/Thing" calcext:value-type="string">
            <text:p>http://ontology.ontotext.com/taxonomy/Politicianhttp://www.w3.org/2000/01/rdf-schema#subClassOfhttp://ontology.ontotext.com/taxonomy/Thing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84];[$ontology_before_verisoning.A$1:.A$1048576];1;0)" office:value-type="string" office:string-value="http://ontology.ontotext.com/taxonomy/Politicianhttp://www.w3.org/2000/01/rdf-schema#subClassOfhttp://ontology.ontotext.com/taxonomy/Thing" calcext:value-type="string">
            <text:p>http://ontology.ontotext.com/taxonomy/Politicia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85]&amp;[.C385]&amp;[.D385]" office:value-type="string" office:string-value="http://ontology.ontotext.com/taxonomy/Politicianhttp://www.w3.org/2000/01/rdf-schema#subClassOfhttp://ontology.ontotext.com/taxonomy/Concept" calcext:value-type="string">
            <text:p>http://ontology.ontotext.com/taxonomy/Politicianhttp://www.w3.org/2000/01/rdf-schema#subClassOfhttp://ontology.ontotext.com/taxonomy/Concept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85];[$ontology_before_verisoning.A$1:.A$1048576];1;0)" office:value-type="string" office:string-value="http://ontology.ontotext.com/taxonomy/Politicianhttp://www.w3.org/2000/01/rdf-schema#subClassOfhttp://ontology.ontotext.com/taxonomy/Concept" calcext:value-type="string">
            <text:p>http://ontology.ontotext.com/taxonomy/Politicia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86]&amp;[.C386]&amp;[.D386]" office:value-type="string" office:string-value="http://ontology.ontotext.com/taxonomy/Politicianhttp://www.w3.org/2000/01/rdf-schema#subClassOfhttp://ontology.ontotext.com/taxonomy/Agent" calcext:value-type="string">
            <text:p>http://ontology.ontotext.com/taxonomy/Politicianhttp://www.w3.org/2000/01/rdf-schema#subClassOfhttp://ontology.ontotext.com/taxonomy/Agent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86];[$ontology_before_verisoning.A$1:.A$1048576];1;0)" office:value-type="string" office:string-value="http://ontology.ontotext.com/taxonomy/Politicianhttp://www.w3.org/2000/01/rdf-schema#subClassOfhttp://ontology.ontotext.com/taxonomy/Agent" calcext:value-type="string">
            <text:p>http://ontology.ontotext.com/taxonomy/Politicia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87]&amp;[.C387]&amp;[.D387]" office:value-type="string" office:string-value="http://ontology.ontotext.com/taxonomy/Politicianhttp://www.w3.org/2000/01/rdf-schema#subClassOfhttp://ontology.ontotext.com/taxonomy/Person" calcext:value-type="string">
            <text:p>http://ontology.ontotext.com/taxonomy/Politicianhttp://www.w3.org/2000/01/rdf-schema#subClassOfhttp://ontology.ontotext.com/taxonomy/Person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387];[$ontology_before_verisoning.A$1:.A$1048576];1;0)" office:value-type="string" office:string-value="http://ontology.ontotext.com/taxonomy/Politicianhttp://www.w3.org/2000/01/rdf-schema#subClassOfhttp://ontology.ontotext.com/taxonomy/Person" calcext:value-type="string">
            <text:p>http://ontology.ontotext.com/taxonomy/Politician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388]&amp;[.C388]&amp;[.D388]" office:value-type="string" office:string-value="http://ontology.ontotext.com/taxonomy/Politicianhttp://www.w3.org/2000/01/rdf-schema#subClassOfhttp://www.w3.org/2002/07/owl#Thing" calcext:value-type="string">
            <text:p>http://ontology.ontotext.com/taxonomy/Politicianhttp://www.w3.org/2000/01/rdf-schema#subClassOfhttp://www.w3.org/2002/07/owl#Thing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88];[$ontology_before_verisoning.A$1:.A$1048576];1;0)" office:value-type="string" office:string-value="http://ontology.ontotext.com/taxonomy/Politicianhttp://www.w3.org/2000/01/rdf-schema#subClassOfhttp://www.w3.org/2002/07/owl#Thing" calcext:value-type="string">
            <text:p>http://ontology.ontotext.com/taxonomy/Politicia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89]&amp;[.C389]&amp;[.D389]" office:value-type="string" office:string-value="http://ontology.ontotext.com/taxonomy/Monarchhttp://www.w3.org/2000/01/rdf-schema#subClassOfhttp://ontology.ontotext.com/taxonomy/Thing" calcext:value-type="string">
            <text:p>http://ontology.ontotext.com/taxonomy/Monarchhttp://www.w3.org/2000/01/rdf-schema#subClassOfhttp://ontology.ontotext.com/taxonomy/Thing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89];[$ontology_before_verisoning.A$1:.A$1048576];1;0)" office:value-type="string" office:string-value="http://ontology.ontotext.com/taxonomy/Monarchhttp://www.w3.org/2000/01/rdf-schema#subClassOfhttp://ontology.ontotext.com/taxonomy/Thing" calcext:value-type="string">
            <text:p>http://ontology.ontotext.com/taxonomy/Monarch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90]&amp;[.C390]&amp;[.D390]" office:value-type="string" office:string-value="http://ontology.ontotext.com/taxonomy/Monarchhttp://www.w3.org/2000/01/rdf-schema#subClassOfhttp://ontology.ontotext.com/taxonomy/Concept" calcext:value-type="string">
            <text:p>http://ontology.ontotext.com/taxonomy/Monarchhttp://www.w3.org/2000/01/rdf-schema#subClassOfhttp://ontology.ontotext.com/taxonomy/Concept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90];[$ontology_before_verisoning.A$1:.A$1048576];1;0)" office:value-type="string" office:string-value="http://ontology.ontotext.com/taxonomy/Monarchhttp://www.w3.org/2000/01/rdf-schema#subClassOfhttp://ontology.ontotext.com/taxonomy/Concept" calcext:value-type="string">
            <text:p>http://ontology.ontotext.com/taxonomy/Monarch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91]&amp;[.C391]&amp;[.D391]" office:value-type="string" office:string-value="http://ontology.ontotext.com/taxonomy/Monarchhttp://www.w3.org/2000/01/rdf-schema#subClassOfhttp://ontology.ontotext.com/taxonomy/Agent" calcext:value-type="string">
            <text:p>http://ontology.ontotext.com/taxonomy/Monarchhttp://www.w3.org/2000/01/rdf-schema#subClassOfhttp://ontology.ontotext.com/taxonomy/Agent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91];[$ontology_before_verisoning.A$1:.A$1048576];1;0)" office:value-type="string" office:string-value="http://ontology.ontotext.com/taxonomy/Monarchhttp://www.w3.org/2000/01/rdf-schema#subClassOfhttp://ontology.ontotext.com/taxonomy/Agent" calcext:value-type="string">
            <text:p>http://ontology.ontotext.com/taxonomy/Monarch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92]&amp;[.C392]&amp;[.D392]" office:value-type="string" office:string-value="http://ontology.ontotext.com/taxonomy/Monarchhttp://www.w3.org/2000/01/rdf-schema#subClassOfhttp://ontology.ontotext.com/taxonomy/Person" calcext:value-type="string">
            <text:p>http://ontology.ontotext.com/taxonomy/Monarchhttp://www.w3.org/2000/01/rdf-schema#subClassOfhttp://ontology.ontotext.com/taxonomy/Person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392];[$ontology_before_verisoning.A$1:.A$1048576];1;0)" office:value-type="string" office:string-value="http://ontology.ontotext.com/taxonomy/Monarchhttp://www.w3.org/2000/01/rdf-schema#subClassOfhttp://ontology.ontotext.com/taxonomy/Person" calcext:value-type="string">
            <text:p>http://ontology.ontotext.com/taxonomy/Monarch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393]&amp;[.C393]&amp;[.D393]" office:value-type="string" office:string-value="http://ontology.ontotext.com/taxonomy/Monarchhttp://www.w3.org/2000/01/rdf-schema#subClassOfhttp://www.w3.org/2002/07/owl#Thing" calcext:value-type="string">
            <text:p>http://ontology.ontotext.com/taxonomy/Monarchhttp://www.w3.org/2000/01/rdf-schema#subClassOfhttp://www.w3.org/2002/07/owl#Thing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93];[$ontology_before_verisoning.A$1:.A$1048576];1;0)" office:value-type="string" office:string-value="http://ontology.ontotext.com/taxonomy/Monarchhttp://www.w3.org/2000/01/rdf-schema#subClassOfhttp://www.w3.org/2002/07/owl#Thing" calcext:value-type="string">
            <text:p>http://ontology.ontotext.com/taxonomy/Monarch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94]&amp;[.C394]&amp;[.D394]" office:value-type="string" office:string-value="http://ontology.ontotext.com/taxonomy/Journalisthttp://www.w3.org/2000/01/rdf-schema#subClassOfhttp://ontology.ontotext.com/taxonomy/Thing" calcext:value-type="string">
            <text:p>http://ontology.ontotext.com/taxonomy/Journalisthttp://www.w3.org/2000/01/rdf-schema#subClassOfhttp://ontology.ontotext.com/taxonomy/Thing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94];[$ontology_before_verisoning.A$1:.A$1048576];1;0)" office:value-type="string" office:string-value="http://ontology.ontotext.com/taxonomy/Journalisthttp://www.w3.org/2000/01/rdf-schema#subClassOfhttp://ontology.ontotext.com/taxonomy/Thing" calcext:value-type="string">
            <text:p>http://ontology.ontotext.com/taxonomy/Journalis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395]&amp;[.C395]&amp;[.D395]" office:value-type="string" office:string-value="http://ontology.ontotext.com/taxonomy/Journalisthttp://www.w3.org/2000/01/rdf-schema#subClassOfhttp://ontology.ontotext.com/taxonomy/Concept" calcext:value-type="string">
            <text:p>http://ontology.ontotext.com/taxonomy/Journalisthttp://www.w3.org/2000/01/rdf-schema#subClassOfhttp://ontology.ontotext.com/taxonomy/Concep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395];[$ontology_before_verisoning.A$1:.A$1048576];1;0)" office:value-type="string" office:string-value="http://ontology.ontotext.com/taxonomy/Journalisthttp://www.w3.org/2000/01/rdf-schema#subClassOfhttp://ontology.ontotext.com/taxonomy/Concept" calcext:value-type="string">
            <text:p>http://ontology.ontotext.com/taxonomy/Journalis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396]&amp;[.C396]&amp;[.D396]" office:value-type="string" office:string-value="http://ontology.ontotext.com/taxonomy/Journalisthttp://www.w3.org/2000/01/rdf-schema#subClassOfhttp://ontology.ontotext.com/taxonomy/Agent" calcext:value-type="string">
            <text:p>http://ontology.ontotext.com/taxonomy/Journalisthttp://www.w3.org/2000/01/rdf-schema#subClassOfhttp://ontology.ontotext.com/taxonomy/Agen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396];[$ontology_before_verisoning.A$1:.A$1048576];1;0)" office:value-type="string" office:string-value="http://ontology.ontotext.com/taxonomy/Journalisthttp://www.w3.org/2000/01/rdf-schema#subClassOfhttp://ontology.ontotext.com/taxonomy/Agent" calcext:value-type="string">
            <text:p>http://ontology.ontotext.com/taxonomy/Journalist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397]&amp;[.C397]&amp;[.D397]" office:value-type="string" office:string-value="http://ontology.ontotext.com/taxonomy/Journalisthttp://www.w3.org/2000/01/rdf-schema#subClassOfhttp://ontology.ontotext.com/taxonomy/Person" calcext:value-type="string">
            <text:p>http://ontology.ontotext.com/taxonomy/Journalisthttp://www.w3.org/2000/01/rdf-schema#subClassOfhttp://ontology.ontotext.com/taxonomy/Person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397];[$ontology_before_verisoning.A$1:.A$1048576];1;0)" office:value-type="string" office:string-value="http://ontology.ontotext.com/taxonomy/Journalisthttp://www.w3.org/2000/01/rdf-schema#subClassOfhttp://ontology.ontotext.com/taxonomy/Person" calcext:value-type="string">
            <text:p>http://ontology.ontotext.com/taxonomy/Journalist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398]&amp;[.C398]&amp;[.D398]" office:value-type="string" office:string-value="http://ontology.ontotext.com/taxonomy/Journalisthttp://www.w3.org/2000/01/rdf-schema#subClassOfhttp://www.w3.org/2002/07/owl#Thing" calcext:value-type="string">
            <text:p>http://ontology.ontotext.com/taxonomy/Journalisthttp://www.w3.org/2000/01/rdf-schema#subClassOfhttp://www.w3.org/2002/07/owl#Thing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398];[$ontology_before_verisoning.A$1:.A$1048576];1;0)" office:value-type="string" office:string-value="http://ontology.ontotext.com/taxonomy/Journalisthttp://www.w3.org/2000/01/rdf-schema#subClassOfhttp://www.w3.org/2002/07/owl#Thing" calcext:value-type="string">
            <text:p>http://ontology.ontotext.com/taxonomy/Journalis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399]&amp;[.C399]&amp;[.D399]" office:value-type="string" office:string-value="http://ontology.ontotext.com/taxonomy/Scientisthttp://www.w3.org/2000/01/rdf-schema#subClassOfhttp://ontology.ontotext.com/taxonomy/Thing" calcext:value-type="string">
            <text:p>http://ontology.ontotext.com/taxonomy/Scientisthttp://www.w3.org/2000/01/rdf-schema#subClassOfhttp://ontology.ontotext.com/taxonomy/Thing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399];[$ontology_before_verisoning.A$1:.A$1048576];1;0)" office:value-type="string" office:string-value="http://ontology.ontotext.com/taxonomy/Scientisthttp://www.w3.org/2000/01/rdf-schema#subClassOfhttp://ontology.ontotext.com/taxonomy/Thing" calcext:value-type="string">
            <text:p>http://ontology.ontotext.com/taxonomy/Scientis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00]&amp;[.C400]&amp;[.D400]" office:value-type="string" office:string-value="http://ontology.ontotext.com/taxonomy/Scientisthttp://www.w3.org/2000/01/rdf-schema#subClassOfhttp://ontology.ontotext.com/taxonomy/Concept" calcext:value-type="string">
            <text:p>http://ontology.ontotext.com/taxonomy/Scientisthttp://www.w3.org/2000/01/rdf-schema#subClassOfhttp://ontology.ontotext.com/taxonomy/Concep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00];[$ontology_before_verisoning.A$1:.A$1048576];1;0)" office:value-type="string" office:string-value="http://ontology.ontotext.com/taxonomy/Scientisthttp://www.w3.org/2000/01/rdf-schema#subClassOfhttp://ontology.ontotext.com/taxonomy/Concept" calcext:value-type="string">
            <text:p>http://ontology.ontotext.com/taxonomy/Scientis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01]&amp;[.C401]&amp;[.D401]" office:value-type="string" office:string-value="http://ontology.ontotext.com/taxonomy/Scientisthttp://www.w3.org/2000/01/rdf-schema#subClassOfhttp://ontology.ontotext.com/taxonomy/Agent" calcext:value-type="string">
            <text:p>http://ontology.ontotext.com/taxonomy/Scientisthttp://www.w3.org/2000/01/rdf-schema#subClassOfhttp://ontology.ontotext.com/taxonomy/Agen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01];[$ontology_before_verisoning.A$1:.A$1048576];1;0)" office:value-type="string" office:string-value="http://ontology.ontotext.com/taxonomy/Scientisthttp://www.w3.org/2000/01/rdf-schema#subClassOfhttp://ontology.ontotext.com/taxonomy/Agent" calcext:value-type="string">
            <text:p>http://ontology.ontotext.com/taxonomy/Scientist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02]&amp;[.C402]&amp;[.D402]" office:value-type="string" office:string-value="http://ontology.ontotext.com/taxonomy/Scientisthttp://www.w3.org/2000/01/rdf-schema#subClassOfhttp://ontology.ontotext.com/taxonomy/Person" calcext:value-type="string">
            <text:p>http://ontology.ontotext.com/taxonomy/Scientisthttp://www.w3.org/2000/01/rdf-schema#subClassOfhttp://ontology.ontotext.com/taxonomy/Person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402];[$ontology_before_verisoning.A$1:.A$1048576];1;0)" office:value-type="string" office:string-value="http://ontology.ontotext.com/taxonomy/Scientisthttp://www.w3.org/2000/01/rdf-schema#subClassOfhttp://ontology.ontotext.com/taxonomy/Person" calcext:value-type="string">
            <text:p>http://ontology.ontotext.com/taxonomy/Scientist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403]&amp;[.C403]&amp;[.D403]" office:value-type="string" office:string-value="http://ontology.ontotext.com/taxonomy/Scientisthttp://www.w3.org/2000/01/rdf-schema#subClassOfhttp://www.w3.org/2002/07/owl#Thing" calcext:value-type="string">
            <text:p>http://ontology.ontotext.com/taxonomy/Scientisthttp://www.w3.org/2000/01/rdf-schema#subClassOfhttp://www.w3.org/2002/07/owl#Thing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03];[$ontology_before_verisoning.A$1:.A$1048576];1;0)" office:value-type="string" office:string-value="http://ontology.ontotext.com/taxonomy/Scientisthttp://www.w3.org/2000/01/rdf-schema#subClassOfhttp://www.w3.org/2002/07/owl#Thing" calcext:value-type="string">
            <text:p>http://ontology.ontotext.com/taxonomy/Scientis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04]&amp;[.C404]&amp;[.D404]" office:value-type="string" office:string-value="http://ontology.ontotext.com/taxonomy/Clerichttp://www.w3.org/2000/01/rdf-schema#subClassOfhttp://ontology.ontotext.com/taxonomy/Thing" calcext:value-type="string">
            <text:p>http://ontology.ontotext.com/taxonomy/Clerichttp://www.w3.org/2000/01/rdf-schema#subClassOfhttp://ontology.ontotext.com/taxonomy/Thing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04];[$ontology_before_verisoning.A$1:.A$1048576];1;0)" office:value-type="string" office:string-value="http://ontology.ontotext.com/taxonomy/Clerichttp://www.w3.org/2000/01/rdf-schema#subClassOfhttp://ontology.ontotext.com/taxonomy/Thing" calcext:value-type="string">
            <text:p>http://ontology.ontotext.com/taxonomy/Cleric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05]&amp;[.C405]&amp;[.D405]" office:value-type="string" office:string-value="http://ontology.ontotext.com/taxonomy/Clerichttp://www.w3.org/2000/01/rdf-schema#subClassOfhttp://ontology.ontotext.com/taxonomy/Concept" calcext:value-type="string">
            <text:p>http://ontology.ontotext.com/taxonomy/Clerichttp://www.w3.org/2000/01/rdf-schema#subClassOfhttp://ontology.ontotext.com/taxonomy/Concept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05];[$ontology_before_verisoning.A$1:.A$1048576];1;0)" office:value-type="string" office:string-value="http://ontology.ontotext.com/taxonomy/Clerichttp://www.w3.org/2000/01/rdf-schema#subClassOfhttp://ontology.ontotext.com/taxonomy/Concept" calcext:value-type="string">
            <text:p>http://ontology.ontotext.com/taxonomy/Cleric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06]&amp;[.C406]&amp;[.D406]" office:value-type="string" office:string-value="http://ontology.ontotext.com/taxonomy/Clerichttp://www.w3.org/2000/01/rdf-schema#subClassOfhttp://ontology.ontotext.com/taxonomy/Agent" calcext:value-type="string">
            <text:p>http://ontology.ontotext.com/taxonomy/Clerichttp://www.w3.org/2000/01/rdf-schema#subClassOfhttp://ontology.ontotext.com/taxonomy/Agent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06];[$ontology_before_verisoning.A$1:.A$1048576];1;0)" office:value-type="string" office:string-value="http://ontology.ontotext.com/taxonomy/Clerichttp://www.w3.org/2000/01/rdf-schema#subClassOfhttp://ontology.ontotext.com/taxonomy/Agent" calcext:value-type="string">
            <text:p>http://ontology.ontotext.com/taxonomy/Cleric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07]&amp;[.C407]&amp;[.D407]" office:value-type="string" office:string-value="http://ontology.ontotext.com/taxonomy/Clerichttp://www.w3.org/2000/01/rdf-schema#subClassOfhttp://ontology.ontotext.com/taxonomy/Person" calcext:value-type="string">
            <text:p>http://ontology.ontotext.com/taxonomy/Clerichttp://www.w3.org/2000/01/rdf-schema#subClassOfhttp://ontology.ontotext.com/taxonomy/Person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407];[$ontology_before_verisoning.A$1:.A$1048576];1;0)" office:value-type="string" office:string-value="http://ontology.ontotext.com/taxonomy/Clerichttp://www.w3.org/2000/01/rdf-schema#subClassOfhttp://ontology.ontotext.com/taxonomy/Person" calcext:value-type="string">
            <text:p>http://ontology.ontotext.com/taxonomy/Cleric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408]&amp;[.C408]&amp;[.D408]" office:value-type="string" office:string-value="http://ontology.ontotext.com/taxonomy/Clerichttp://www.w3.org/2000/01/rdf-schema#subClassOfhttp://www.w3.org/2002/07/owl#Thing" calcext:value-type="string">
            <text:p>http://ontology.ontotext.com/taxonomy/Clerichttp://www.w3.org/2000/01/rdf-schema#subClassOfhttp://www.w3.org/2002/07/owl#Thing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08];[$ontology_before_verisoning.A$1:.A$1048576];1;0)" office:value-type="string" office:string-value="http://ontology.ontotext.com/taxonomy/Clerichttp://www.w3.org/2000/01/rdf-schema#subClassOfhttp://www.w3.org/2002/07/owl#Thing" calcext:value-type="string">
            <text:p>http://ontology.ontotext.com/taxonomy/Cleric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09]&amp;[.C409]&amp;[.D409]" office:value-type="string" office:string-value="http://ontology.ontotext.com/taxonomy/Economisthttp://www.w3.org/2000/01/rdf-schema#subClassOfhttp://ontology.ontotext.com/taxonomy/Thing" calcext:value-type="string">
            <text:p>http://ontology.ontotext.com/taxonomy/Economisthttp://www.w3.org/2000/01/rdf-schema#subClassOfhttp://ontology.ontotext.com/taxonomy/Thing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09];[$ontology_before_verisoning.A$1:.A$1048576];1;0)" office:value-type="string" office:string-value="http://ontology.ontotext.com/taxonomy/Economisthttp://www.w3.org/2000/01/rdf-schema#subClassOfhttp://ontology.ontotext.com/taxonomy/Thing" calcext:value-type="string">
            <text:p>http://ontology.ontotext.com/taxonomy/Economis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10]&amp;[.C410]&amp;[.D410]" office:value-type="string" office:string-value="http://ontology.ontotext.com/taxonomy/Economisthttp://www.w3.org/2000/01/rdf-schema#subClassOfhttp://ontology.ontotext.com/taxonomy/Concept" calcext:value-type="string">
            <text:p>http://ontology.ontotext.com/taxonomy/Economisthttp://www.w3.org/2000/01/rdf-schema#subClassOfhttp://ontology.ontotext.com/taxonomy/Concep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10];[$ontology_before_verisoning.A$1:.A$1048576];1;0)" office:value-type="string" office:string-value="http://ontology.ontotext.com/taxonomy/Economisthttp://www.w3.org/2000/01/rdf-schema#subClassOfhttp://ontology.ontotext.com/taxonomy/Concept" calcext:value-type="string">
            <text:p>http://ontology.ontotext.com/taxonomy/Economis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11]&amp;[.C411]&amp;[.D411]" office:value-type="string" office:string-value="http://ontology.ontotext.com/taxonomy/Economisthttp://www.w3.org/2000/01/rdf-schema#subClassOfhttp://ontology.ontotext.com/taxonomy/Agent" calcext:value-type="string">
            <text:p>http://ontology.ontotext.com/taxonomy/Economisthttp://www.w3.org/2000/01/rdf-schema#subClassOfhttp://ontology.ontotext.com/taxonomy/Agen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11];[$ontology_before_verisoning.A$1:.A$1048576];1;0)" office:value-type="string" office:string-value="http://ontology.ontotext.com/taxonomy/Economisthttp://www.w3.org/2000/01/rdf-schema#subClassOfhttp://ontology.ontotext.com/taxonomy/Agent" calcext:value-type="string">
            <text:p>http://ontology.ontotext.com/taxonomy/Economist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12]&amp;[.C412]&amp;[.D412]" office:value-type="string" office:string-value="http://ontology.ontotext.com/taxonomy/Economisthttp://www.w3.org/2000/01/rdf-schema#subClassOfhttp://ontology.ontotext.com/taxonomy/Person" calcext:value-type="string">
            <text:p>http://ontology.ontotext.com/taxonomy/Economisthttp://www.w3.org/2000/01/rdf-schema#subClassOfhttp://ontology.ontotext.com/taxonomy/Person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 table:formula="of:=VLOOKUP([.A412];[$ontology_before_verisoning.A$1:.A$1048576];1;0)" office:value-type="string" office:string-value="http://ontology.ontotext.com/taxonomy/Economisthttp://www.w3.org/2000/01/rdf-schema#subClassOfhttp://ontology.ontotext.com/taxonomy/Person" calcext:value-type="string">
            <text:p>http://ontology.ontotext.com/taxonomy/Economisthttp://www.w3.org/2000/01/rdf-schema#subClassOfhttp://ontology.ontotext.com/taxonomy/Person</text:p>
          </table:table-cell>
          <table:table-cell table:number-columns-repeated="1019"/>
        </table:table-row>
        <table:table-row table:style-name="ro1" table:visibility="filter">
          <table:table-cell table:formula="of:=[.B413]&amp;[.C413]&amp;[.D413]" office:value-type="string" office:string-value="http://ontology.ontotext.com/taxonomy/Economisthttp://www.w3.org/2000/01/rdf-schema#subClassOfhttp://www.w3.org/2002/07/owl#Thing" calcext:value-type="string">
            <text:p>http://ontology.ontotext.com/taxonomy/Economisthttp://www.w3.org/2000/01/rdf-schema#subClassOfhttp://www.w3.org/2002/07/owl#Thing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13];[$ontology_before_verisoning.A$1:.A$1048576];1;0)" office:value-type="string" office:string-value="http://ontology.ontotext.com/taxonomy/Economisthttp://www.w3.org/2000/01/rdf-schema#subClassOfhttp://www.w3.org/2002/07/owl#Thing" calcext:value-type="string">
            <text:p>http://ontology.ontotext.com/taxonomy/Economis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14]&amp;[.C414]&amp;[.D414]" office:value-type="string" office:string-value="http://ontology.ontotext.com/taxonomy/Companyhttp://www.w3.org/2000/01/rdf-schema#subClassOfhttp://ontology.ontotext.com/taxonomy/Thing" calcext:value-type="string">
            <text:p>http://ontology.ontotext.com/taxonomy/Companyhttp://www.w3.org/2000/01/rdf-schema#subClassOfhttp://ontology.ontotext.com/taxonomy/Thing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14];[$ontology_before_verisoning.A$1:.A$1048576];1;0)" office:value-type="string" office:string-value="http://ontology.ontotext.com/taxonomy/Companyhttp://www.w3.org/2000/01/rdf-schema#subClassOfhttp://ontology.ontotext.com/taxonomy/Thing" calcext:value-type="string">
            <text:p>http://ontology.ontotext.com/taxonomy/Company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15]&amp;[.C415]&amp;[.D415]" office:value-type="string" office:string-value="http://ontology.ontotext.com/taxonomy/Companyhttp://www.w3.org/2000/01/rdf-schema#subClassOfhttp://ontology.ontotext.com/taxonomy/Concept" calcext:value-type="string">
            <text:p>http://ontology.ontotext.com/taxonomy/Companyhttp://www.w3.org/2000/01/rdf-schema#subClassOfhttp://ontology.ontotext.com/taxonomy/Concept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15];[$ontology_before_verisoning.A$1:.A$1048576];1;0)" office:value-type="string" office:string-value="http://ontology.ontotext.com/taxonomy/Companyhttp://www.w3.org/2000/01/rdf-schema#subClassOfhttp://ontology.ontotext.com/taxonomy/Concept" calcext:value-type="string">
            <text:p>http://ontology.ontotext.com/taxonomy/Company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16]&amp;[.C416]&amp;[.D416]" office:value-type="string" office:string-value="http://ontology.ontotext.com/taxonomy/Companyhttp://www.w3.org/2000/01/rdf-schema#subClassOfhttp://ontology.ontotext.com/taxonomy/Agent" calcext:value-type="string">
            <text:p>http://ontology.ontotext.com/taxonomy/Companyhttp://www.w3.org/2000/01/rdf-schema#subClassOfhttp://ontology.ontotext.com/taxonomy/Agent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16];[$ontology_before_verisoning.A$1:.A$1048576];1;0)" office:value-type="string" office:string-value="http://ontology.ontotext.com/taxonomy/Companyhttp://www.w3.org/2000/01/rdf-schema#subClassOfhttp://ontology.ontotext.com/taxonomy/Agent" calcext:value-type="string">
            <text:p>http://ontology.ontotext.com/taxonomy/Company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17]&amp;[.C417]&amp;[.D417]" office:value-type="string" office:string-value="http://ontology.ontotext.com/taxonomy/Companyhttp://www.w3.org/2000/01/rdf-schema#subClassOfhttp://ontology.ontotext.com/taxonomy/Organization" calcext:value-type="string">
            <text:p>http://ontology.ontotext.com/taxonomy/Companyhttp://www.w3.org/2000/01/rdf-schema#subClassOfhttp://ontology.ontotext.com/taxonomy/Organization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17];[$ontology_before_verisoning.A$1:.A$1048576];1;0)" office:value-type="string" office:string-value="http://ontology.ontotext.com/taxonomy/Companyhttp://www.w3.org/2000/01/rdf-schema#subClassOfhttp://ontology.ontotext.com/taxonomy/Organization" calcext:value-type="string">
            <text:p>http://ontology.ontotext.com/taxonomy/Company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18]&amp;[.C418]&amp;[.D418]" office:value-type="string" office:string-value="http://ontology.ontotext.com/taxonomy/Companyhttp://www.w3.org/2000/01/rdf-schema#subClassOfhttp://www.w3.org/2002/07/owl#Thing" calcext:value-type="string">
            <text:p>http://ontology.ontotext.com/taxonomy/Companyhttp://www.w3.org/2000/01/rdf-schema#subClassOfhttp://www.w3.org/2002/07/owl#Thing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18];[$ontology_before_verisoning.A$1:.A$1048576];1;0)" office:value-type="string" office:string-value="http://ontology.ontotext.com/taxonomy/Companyhttp://www.w3.org/2000/01/rdf-schema#subClassOfhttp://www.w3.org/2002/07/owl#Thing" calcext:value-type="string">
            <text:p>http://ontology.ontotext.com/taxonomy/Company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19]&amp;[.C419]&amp;[.D419]" office:value-type="string" office:string-value="http://ontology.ontotext.com/taxonomy/Bandhttp://www.w3.org/2000/01/rdf-schema#subClassOfhttp://ontology.ontotext.com/taxonomy/Thing" calcext:value-type="string">
            <text:p>http://ontology.ontotext.com/taxonomy/Bandhttp://www.w3.org/2000/01/rdf-schema#subClassOfhttp://ontology.ontotext.com/taxonomy/Thing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19];[$ontology_before_verisoning.A$1:.A$1048576];1;0)" office:value-type="string" office:string-value="http://ontology.ontotext.com/taxonomy/Bandhttp://www.w3.org/2000/01/rdf-schema#subClassOfhttp://ontology.ontotext.com/taxonomy/Thing" calcext:value-type="string">
            <text:p>http://ontology.ontotext.com/taxonomy/Band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20]&amp;[.C420]&amp;[.D420]" office:value-type="string" office:string-value="http://ontology.ontotext.com/taxonomy/Bandhttp://www.w3.org/2000/01/rdf-schema#subClassOfhttp://ontology.ontotext.com/taxonomy/Concept" calcext:value-type="string">
            <text:p>http://ontology.ontotext.com/taxonomy/Bandhttp://www.w3.org/2000/01/rdf-schema#subClassOfhttp://ontology.ontotext.com/taxonomy/Concept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20];[$ontology_before_verisoning.A$1:.A$1048576];1;0)" office:value-type="string" office:string-value="http://ontology.ontotext.com/taxonomy/Bandhttp://www.w3.org/2000/01/rdf-schema#subClassOfhttp://ontology.ontotext.com/taxonomy/Concept" calcext:value-type="string">
            <text:p>http://ontology.ontotext.com/taxonomy/Band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21]&amp;[.C421]&amp;[.D421]" office:value-type="string" office:string-value="http://ontology.ontotext.com/taxonomy/Bandhttp://www.w3.org/2000/01/rdf-schema#subClassOfhttp://ontology.ontotext.com/taxonomy/Agent" calcext:value-type="string">
            <text:p>http://ontology.ontotext.com/taxonomy/Bandhttp://www.w3.org/2000/01/rdf-schema#subClassOfhttp://ontology.ontotext.com/taxonomy/Agent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21];[$ontology_before_verisoning.A$1:.A$1048576];1;0)" office:value-type="string" office:string-value="http://ontology.ontotext.com/taxonomy/Bandhttp://www.w3.org/2000/01/rdf-schema#subClassOfhttp://ontology.ontotext.com/taxonomy/Agent" calcext:value-type="string">
            <text:p>http://ontology.ontotext.com/taxonomy/Band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22]&amp;[.C422]&amp;[.D422]" office:value-type="string" office:string-value="http://ontology.ontotext.com/taxonomy/Bandhttp://www.w3.org/2000/01/rdf-schema#subClassOfhttp://ontology.ontotext.com/taxonomy/Organization" calcext:value-type="string">
            <text:p>http://ontology.ontotext.com/taxonomy/Bandhttp://www.w3.org/2000/01/rdf-schema#subClassOfhttp://ontology.ontotext.com/taxonomy/Organization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22];[$ontology_before_verisoning.A$1:.A$1048576];1;0)" office:value-type="string" office:string-value="http://ontology.ontotext.com/taxonomy/Bandhttp://www.w3.org/2000/01/rdf-schema#subClassOfhttp://ontology.ontotext.com/taxonomy/Organization" calcext:value-type="string">
            <text:p>http://ontology.ontotext.com/taxonomy/Band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23]&amp;[.C423]&amp;[.D423]" office:value-type="string" office:string-value="http://ontology.ontotext.com/taxonomy/Bandhttp://www.w3.org/2000/01/rdf-schema#subClassOfhttp://www.w3.org/2002/07/owl#Thing" calcext:value-type="string">
            <text:p>http://ontology.ontotext.com/taxonomy/Bandhttp://www.w3.org/2000/01/rdf-schema#subClassOfhttp://www.w3.org/2002/07/owl#Thing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23];[$ontology_before_verisoning.A$1:.A$1048576];1;0)" office:value-type="string" office:string-value="http://ontology.ontotext.com/taxonomy/Bandhttp://www.w3.org/2000/01/rdf-schema#subClassOfhttp://www.w3.org/2002/07/owl#Thing" calcext:value-type="string">
            <text:p>http://ontology.ontotext.com/taxonomy/Band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24]&amp;[.C424]&amp;[.D424]" office:value-type="string" office:string-value="http://ontology.ontotext.com/taxonomy/EducationalInstitutionhttp://www.w3.org/2000/01/rdf-schema#subClassOfhttp://ontology.ontotext.com/taxonomy/Thing" calcext:value-type="string">
            <text:p>http://ontology.ontotext.com/taxonomy/EducationalInstitutionhttp://www.w3.org/2000/01/rdf-schema#subClassOfhttp://ontology.ontotext.com/taxonomy/Thing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24];[$ontology_before_verisoning.A$1:.A$1048576];1;0)" office:value-type="string" office:string-value="http://ontology.ontotext.com/taxonomy/EducationalInstitutionhttp://www.w3.org/2000/01/rdf-schema#subClassOfhttp://ontology.ontotext.com/taxonomy/Thing" calcext:value-type="string">
            <text:p>http://ontology.ontotext.com/taxonomy/EducationalInstitut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25]&amp;[.C425]&amp;[.D425]" office:value-type="string" office:string-value="http://ontology.ontotext.com/taxonomy/EducationalInstitutionhttp://www.w3.org/2000/01/rdf-schema#subClassOfhttp://ontology.ontotext.com/taxonomy/Concept" calcext:value-type="string">
            <text:p>http://ontology.ontotext.com/taxonomy/EducationalInstitutionhttp://www.w3.org/2000/01/rdf-schema#subClassOfhttp://ontology.ontotext.com/taxonomy/Concept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25];[$ontology_before_verisoning.A$1:.A$1048576];1;0)" office:value-type="string" office:string-value="http://ontology.ontotext.com/taxonomy/EducationalInstitutionhttp://www.w3.org/2000/01/rdf-schema#subClassOfhttp://ontology.ontotext.com/taxonomy/Concept" calcext:value-type="string">
            <text:p>http://ontology.ontotext.com/taxonomy/EducationalInstitut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26]&amp;[.C426]&amp;[.D426]" office:value-type="string" office:string-value="http://ontology.ontotext.com/taxonomy/EducationalInstitutionhttp://www.w3.org/2000/01/rdf-schema#subClassOfhttp://ontology.ontotext.com/taxonomy/Agent" calcext:value-type="string">
            <text:p>http://ontology.ontotext.com/taxonomy/EducationalInstitutionhttp://www.w3.org/2000/01/rdf-schema#subClassOfhttp://ontology.ontotext.com/taxonomy/Agent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26];[$ontology_before_verisoning.A$1:.A$1048576];1;0)" office:value-type="string" office:string-value="http://ontology.ontotext.com/taxonomy/EducationalInstitutionhttp://www.w3.org/2000/01/rdf-schema#subClassOfhttp://ontology.ontotext.com/taxonomy/Agent" calcext:value-type="string">
            <text:p>http://ontology.ontotext.com/taxonomy/EducationalInstitutio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27]&amp;[.C427]&amp;[.D427]" office:value-type="string" office:string-value="http://ontology.ontotext.com/taxonomy/EducationalInstitutionhttp://www.w3.org/2000/01/rdf-schema#subClassOfhttp://ontology.ontotext.com/taxonomy/Organization" calcext:value-type="string">
            <text:p>http://ontology.ontotext.com/taxonomy/EducationalInstitut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27];[$ontology_before_verisoning.A$1:.A$1048576];1;0)" office:value-type="string" office:string-value="http://ontology.ontotext.com/taxonomy/EducationalInstitutionhttp://www.w3.org/2000/01/rdf-schema#subClassOfhttp://ontology.ontotext.com/taxonomy/Organization" calcext:value-type="string">
            <text:p>http://ontology.ontotext.com/taxonomy/EducationalInstitution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28]&amp;[.C428]&amp;[.D428]" office:value-type="string" office:string-value="http://ontology.ontotext.com/taxonomy/EducationalInstitutionhttp://www.w3.org/2000/01/rdf-schema#subClassOfhttp://www.w3.org/2002/07/owl#Thing" calcext:value-type="string">
            <text:p>http://ontology.ontotext.com/taxonomy/EducationalInstitutionhttp://www.w3.org/2000/01/rdf-schema#subClassOfhttp://www.w3.org/2002/07/owl#Thing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28];[$ontology_before_verisoning.A$1:.A$1048576];1;0)" office:value-type="string" office:string-value="http://ontology.ontotext.com/taxonomy/EducationalInstitutionhttp://www.w3.org/2000/01/rdf-schema#subClassOfhttp://www.w3.org/2002/07/owl#Thing" calcext:value-type="string">
            <text:p>http://ontology.ontotext.com/taxonomy/EducationalInstitu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29]&amp;[.C429]&amp;[.D429]" office:value-type="string" office:string-value="http://ontology.ontotext.com/taxonomy/SportsTeamhttp://www.w3.org/2000/01/rdf-schema#subClassOfhttp://ontology.ontotext.com/taxonomy/Thing" calcext:value-type="string">
            <text:p>http://ontology.ontotext.com/taxonomy/SportsTeamhttp://www.w3.org/2000/01/rdf-schema#subClassOfhttp://ontology.ontotext.com/taxonomy/Thing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29];[$ontology_before_verisoning.A$1:.A$1048576];1;0)" office:value-type="string" office:string-value="http://ontology.ontotext.com/taxonomy/SportsTeamhttp://www.w3.org/2000/01/rdf-schema#subClassOfhttp://ontology.ontotext.com/taxonomy/Thing" calcext:value-type="string">
            <text:p>http://ontology.ontotext.com/taxonomy/SportsTeam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30]&amp;[.C430]&amp;[.D430]" office:value-type="string" office:string-value="http://ontology.ontotext.com/taxonomy/SportsTeamhttp://www.w3.org/2000/01/rdf-schema#subClassOfhttp://ontology.ontotext.com/taxonomy/Concept" calcext:value-type="string">
            <text:p>http://ontology.ontotext.com/taxonomy/SportsTeamhttp://www.w3.org/2000/01/rdf-schema#subClassOfhttp://ontology.ontotext.com/taxonomy/Concept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30];[$ontology_before_verisoning.A$1:.A$1048576];1;0)" office:value-type="string" office:string-value="http://ontology.ontotext.com/taxonomy/SportsTeamhttp://www.w3.org/2000/01/rdf-schema#subClassOfhttp://ontology.ontotext.com/taxonomy/Concept" calcext:value-type="string">
            <text:p>http://ontology.ontotext.com/taxonomy/SportsTeam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31]&amp;[.C431]&amp;[.D431]" office:value-type="string" office:string-value="http://ontology.ontotext.com/taxonomy/SportsTeamhttp://www.w3.org/2000/01/rdf-schema#subClassOfhttp://ontology.ontotext.com/taxonomy/Agent" calcext:value-type="string">
            <text:p>http://ontology.ontotext.com/taxonomy/SportsTeamhttp://www.w3.org/2000/01/rdf-schema#subClassOfhttp://ontology.ontotext.com/taxonomy/Agent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31];[$ontology_before_verisoning.A$1:.A$1048576];1;0)" office:value-type="string" office:string-value="http://ontology.ontotext.com/taxonomy/SportsTeamhttp://www.w3.org/2000/01/rdf-schema#subClassOfhttp://ontology.ontotext.com/taxonomy/Agent" calcext:value-type="string">
            <text:p>http://ontology.ontotext.com/taxonomy/SportsTeam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32]&amp;[.C432]&amp;[.D432]" office:value-type="string" office:string-value="http://ontology.ontotext.com/taxonomy/SportsTeamhttp://www.w3.org/2000/01/rdf-schema#subClassOfhttp://ontology.ontotext.com/taxonomy/Organization" calcext:value-type="string">
            <text:p>http://ontology.ontotext.com/taxonomy/SportsTeamhttp://www.w3.org/2000/01/rdf-schema#subClassOfhttp://ontology.ontotext.com/taxonomy/Organization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32];[$ontology_before_verisoning.A$1:.A$1048576];1;0)" office:value-type="string" office:string-value="http://ontology.ontotext.com/taxonomy/SportsTeamhttp://www.w3.org/2000/01/rdf-schema#subClassOfhttp://ontology.ontotext.com/taxonomy/Organization" calcext:value-type="string">
            <text:p>http://ontology.ontotext.com/taxonomy/SportsTeam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33]&amp;[.C433]&amp;[.D433]" office:value-type="string" office:string-value="http://ontology.ontotext.com/taxonomy/SportsTeamhttp://www.w3.org/2000/01/rdf-schema#subClassOfhttp://www.w3.org/2002/07/owl#Thing" calcext:value-type="string">
            <text:p>http://ontology.ontotext.com/taxonomy/SportsTeamhttp://www.w3.org/2000/01/rdf-schema#subClassOfhttp://www.w3.org/2002/07/owl#Thing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33];[$ontology_before_verisoning.A$1:.A$1048576];1;0)" office:value-type="string" office:string-value="http://ontology.ontotext.com/taxonomy/SportsTeamhttp://www.w3.org/2000/01/rdf-schema#subClassOfhttp://www.w3.org/2002/07/owl#Thing" calcext:value-type="string">
            <text:p>http://ontology.ontotext.com/taxonomy/SportsTeam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34]&amp;[.C434]&amp;[.D434]" office:value-type="string" office:string-value="http://ontology.ontotext.com/taxonomy/Broadcasterhttp://www.w3.org/2000/01/rdf-schema#subClassOfhttp://ontology.ontotext.com/taxonomy/Thing" calcext:value-type="string">
            <text:p>http://ontology.ontotext.com/taxonomy/Broadcasterhttp://www.w3.org/2000/01/rdf-schema#subClassOfhttp://ontology.ontotext.com/taxonomy/Thing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34];[$ontology_before_verisoning.A$1:.A$1048576];1;0)" office:value-type="string" office:string-value="http://ontology.ontotext.com/taxonomy/Broadcasterhttp://www.w3.org/2000/01/rdf-schema#subClassOfhttp://ontology.ontotext.com/taxonomy/Thing" calcext:value-type="string">
            <text:p>http://ontology.ontotext.com/taxonomy/Broadcaster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35]&amp;[.C435]&amp;[.D435]" office:value-type="string" office:string-value="http://ontology.ontotext.com/taxonomy/Broadcasterhttp://www.w3.org/2000/01/rdf-schema#subClassOfhttp://ontology.ontotext.com/taxonomy/Concept" calcext:value-type="string">
            <text:p>http://ontology.ontotext.com/taxonomy/Broadcasterhttp://www.w3.org/2000/01/rdf-schema#subClassOfhttp://ontology.ontotext.com/taxonomy/Concept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35];[$ontology_before_verisoning.A$1:.A$1048576];1;0)" office:value-type="string" office:string-value="http://ontology.ontotext.com/taxonomy/Broadcasterhttp://www.w3.org/2000/01/rdf-schema#subClassOfhttp://ontology.ontotext.com/taxonomy/Concept" calcext:value-type="string">
            <text:p>http://ontology.ontotext.com/taxonomy/Broadcaster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36]&amp;[.C436]&amp;[.D436]" office:value-type="string" office:string-value="http://ontology.ontotext.com/taxonomy/Broadcasterhttp://www.w3.org/2000/01/rdf-schema#subClassOfhttp://ontology.ontotext.com/taxonomy/Agent" calcext:value-type="string">
            <text:p>http://ontology.ontotext.com/taxonomy/Broadcasterhttp://www.w3.org/2000/01/rdf-schema#subClassOfhttp://ontology.ontotext.com/taxonomy/Agent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36];[$ontology_before_verisoning.A$1:.A$1048576];1;0)" office:value-type="string" office:string-value="http://ontology.ontotext.com/taxonomy/Broadcasterhttp://www.w3.org/2000/01/rdf-schema#subClassOfhttp://ontology.ontotext.com/taxonomy/Agent" calcext:value-type="string">
            <text:p>http://ontology.ontotext.com/taxonomy/Broadcaster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37]&amp;[.C437]&amp;[.D437]" office:value-type="string" office:string-value="http://ontology.ontotext.com/taxonomy/Broadcasterhttp://www.w3.org/2000/01/rdf-schema#subClassOfhttp://ontology.ontotext.com/taxonomy/Organization" calcext:value-type="string">
            <text:p>http://ontology.ontotext.com/taxonomy/Broadcasterhttp://www.w3.org/2000/01/rdf-schema#subClassOfhttp://ontology.ontotext.com/taxonomy/Organization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37];[$ontology_before_verisoning.A$1:.A$1048576];1;0)" office:value-type="string" office:string-value="http://ontology.ontotext.com/taxonomy/Broadcasterhttp://www.w3.org/2000/01/rdf-schema#subClassOfhttp://ontology.ontotext.com/taxonomy/Organization" calcext:value-type="string">
            <text:p>http://ontology.ontotext.com/taxonomy/Broadcaster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38]&amp;[.C438]&amp;[.D438]" office:value-type="string" office:string-value="http://ontology.ontotext.com/taxonomy/Broadcasterhttp://www.w3.org/2000/01/rdf-schema#subClassOfhttp://www.w3.org/2002/07/owl#Thing" calcext:value-type="string">
            <text:p>http://ontology.ontotext.com/taxonomy/Broadcasterhttp://www.w3.org/2000/01/rdf-schema#subClassOfhttp://www.w3.org/2002/07/owl#Thing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38];[$ontology_before_verisoning.A$1:.A$1048576];1;0)" office:value-type="string" office:string-value="http://ontology.ontotext.com/taxonomy/Broadcasterhttp://www.w3.org/2000/01/rdf-schema#subClassOfhttp://www.w3.org/2002/07/owl#Thing" calcext:value-type="string">
            <text:p>http://ontology.ontotext.com/taxonomy/Broadcaster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39]&amp;[.C439]&amp;[.D439]" office:value-type="string" office:string-value="http://ontology.ontotext.com/taxonomy/MilitaryUnithttp://www.w3.org/2000/01/rdf-schema#subClassOfhttp://ontology.ontotext.com/taxonomy/Thing" calcext:value-type="string">
            <text:p>http://ontology.ontotext.com/taxonomy/MilitaryUnithttp://www.w3.org/2000/01/rdf-schema#subClassOfhttp://ontology.ontotext.com/taxonomy/Thing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39];[$ontology_before_verisoning.A$1:.A$1048576];1;0)" office:value-type="string" office:string-value="http://ontology.ontotext.com/taxonomy/MilitaryUnithttp://www.w3.org/2000/01/rdf-schema#subClassOfhttp://ontology.ontotext.com/taxonomy/Thing" calcext:value-type="string">
            <text:p>http://ontology.ontotext.com/taxonomy/MilitaryUni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40]&amp;[.C440]&amp;[.D440]" office:value-type="string" office:string-value="http://ontology.ontotext.com/taxonomy/MilitaryUnithttp://www.w3.org/2000/01/rdf-schema#subClassOfhttp://ontology.ontotext.com/taxonomy/Concept" calcext:value-type="string">
            <text:p>http://ontology.ontotext.com/taxonomy/MilitaryUnithttp://www.w3.org/2000/01/rdf-schema#subClassOfhttp://ontology.ontotext.com/taxonomy/Concep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40];[$ontology_before_verisoning.A$1:.A$1048576];1;0)" office:value-type="string" office:string-value="http://ontology.ontotext.com/taxonomy/MilitaryUnithttp://www.w3.org/2000/01/rdf-schema#subClassOfhttp://ontology.ontotext.com/taxonomy/Concept" calcext:value-type="string">
            <text:p>http://ontology.ontotext.com/taxonomy/MilitaryUni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41]&amp;[.C441]&amp;[.D441]" office:value-type="string" office:string-value="http://ontology.ontotext.com/taxonomy/MilitaryUnithttp://www.w3.org/2000/01/rdf-schema#subClassOfhttp://ontology.ontotext.com/taxonomy/Agent" calcext:value-type="string">
            <text:p>http://ontology.ontotext.com/taxonomy/MilitaryUnithttp://www.w3.org/2000/01/rdf-schema#subClassOfhttp://ontology.ontotext.com/taxonomy/Agen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41];[$ontology_before_verisoning.A$1:.A$1048576];1;0)" office:value-type="string" office:string-value="http://ontology.ontotext.com/taxonomy/MilitaryUnithttp://www.w3.org/2000/01/rdf-schema#subClassOfhttp://ontology.ontotext.com/taxonomy/Agent" calcext:value-type="string">
            <text:p>http://ontology.ontotext.com/taxonomy/MilitaryUnit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42]&amp;[.C442]&amp;[.D442]" office:value-type="string" office:string-value="http://ontology.ontotext.com/taxonomy/MilitaryUnithttp://www.w3.org/2000/01/rdf-schema#subClassOfhttp://ontology.ontotext.com/taxonomy/Organization" calcext:value-type="string">
            <text:p>http://ontology.ontotext.com/taxonomy/MilitaryUnithttp://www.w3.org/2000/01/rdf-schema#subClassOfhttp://ontology.ontotext.com/taxonomy/Organization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42];[$ontology_before_verisoning.A$1:.A$1048576];1;0)" office:value-type="string" office:string-value="http://ontology.ontotext.com/taxonomy/MilitaryUnithttp://www.w3.org/2000/01/rdf-schema#subClassOfhttp://ontology.ontotext.com/taxonomy/Organization" calcext:value-type="string">
            <text:p>http://ontology.ontotext.com/taxonomy/MilitaryUnit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43]&amp;[.C443]&amp;[.D443]" office:value-type="string" office:string-value="http://ontology.ontotext.com/taxonomy/MilitaryUnithttp://www.w3.org/2000/01/rdf-schema#subClassOfhttp://www.w3.org/2002/07/owl#Thing" calcext:value-type="string">
            <text:p>http://ontology.ontotext.com/taxonomy/MilitaryUnithttp://www.w3.org/2000/01/rdf-schema#subClassOfhttp://www.w3.org/2002/07/owl#Thing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43];[$ontology_before_verisoning.A$1:.A$1048576];1;0)" office:value-type="string" office:string-value="http://ontology.ontotext.com/taxonomy/MilitaryUnithttp://www.w3.org/2000/01/rdf-schema#subClassOfhttp://www.w3.org/2002/07/owl#Thing" calcext:value-type="string">
            <text:p>http://ontology.ontotext.com/taxonomy/MilitaryUni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44]&amp;[.C444]&amp;[.D444]" office:value-type="string" office:string-value="http://ontology.ontotext.com/taxonomy/PoliticalPartyhttp://www.w3.org/2000/01/rdf-schema#subClassOfhttp://ontology.ontotext.com/taxonomy/Thing" calcext:value-type="string">
            <text:p>http://ontology.ontotext.com/taxonomy/PoliticalPartyhttp://www.w3.org/2000/01/rdf-schema#subClassOfhttp://ontology.ontotext.com/taxonomy/Thing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44];[$ontology_before_verisoning.A$1:.A$1048576];1;0)" office:value-type="string" office:string-value="http://ontology.ontotext.com/taxonomy/PoliticalPartyhttp://www.w3.org/2000/01/rdf-schema#subClassOfhttp://ontology.ontotext.com/taxonomy/Thing" calcext:value-type="string">
            <text:p>http://ontology.ontotext.com/taxonomy/PoliticalParty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45]&amp;[.C445]&amp;[.D445]" office:value-type="string" office:string-value="http://ontology.ontotext.com/taxonomy/PoliticalPartyhttp://www.w3.org/2000/01/rdf-schema#subClassOfhttp://ontology.ontotext.com/taxonomy/Concept" calcext:value-type="string">
            <text:p>http://ontology.ontotext.com/taxonomy/PoliticalPartyhttp://www.w3.org/2000/01/rdf-schema#subClassOfhttp://ontology.ontotext.com/taxonomy/Concept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45];[$ontology_before_verisoning.A$1:.A$1048576];1;0)" office:value-type="string" office:string-value="http://ontology.ontotext.com/taxonomy/PoliticalPartyhttp://www.w3.org/2000/01/rdf-schema#subClassOfhttp://ontology.ontotext.com/taxonomy/Concept" calcext:value-type="string">
            <text:p>http://ontology.ontotext.com/taxonomy/PoliticalParty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46]&amp;[.C446]&amp;[.D446]" office:value-type="string" office:string-value="http://ontology.ontotext.com/taxonomy/PoliticalPartyhttp://www.w3.org/2000/01/rdf-schema#subClassOfhttp://ontology.ontotext.com/taxonomy/Agent" calcext:value-type="string">
            <text:p>http://ontology.ontotext.com/taxonomy/PoliticalPartyhttp://www.w3.org/2000/01/rdf-schema#subClassOfhttp://ontology.ontotext.com/taxonomy/Agent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46];[$ontology_before_verisoning.A$1:.A$1048576];1;0)" office:value-type="string" office:string-value="http://ontology.ontotext.com/taxonomy/PoliticalPartyhttp://www.w3.org/2000/01/rdf-schema#subClassOfhttp://ontology.ontotext.com/taxonomy/Agent" calcext:value-type="string">
            <text:p>http://ontology.ontotext.com/taxonomy/PoliticalParty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47]&amp;[.C447]&amp;[.D447]" office:value-type="string" office:string-value="http://ontology.ontotext.com/taxonomy/PoliticalPartyhttp://www.w3.org/2000/01/rdf-schema#subClassOfhttp://ontology.ontotext.com/taxonomy/Organization" calcext:value-type="string">
            <text:p>http://ontology.ontotext.com/taxonomy/PoliticalPartyhttp://www.w3.org/2000/01/rdf-schema#subClassOfhttp://ontology.ontotext.com/taxonomy/Organization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47];[$ontology_before_verisoning.A$1:.A$1048576];1;0)" office:value-type="string" office:string-value="http://ontology.ontotext.com/taxonomy/PoliticalPartyhttp://www.w3.org/2000/01/rdf-schema#subClassOfhttp://ontology.ontotext.com/taxonomy/Organization" calcext:value-type="string">
            <text:p>http://ontology.ontotext.com/taxonomy/PoliticalParty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48]&amp;[.C448]&amp;[.D448]" office:value-type="string" office:string-value="http://ontology.ontotext.com/taxonomy/PoliticalPartyhttp://www.w3.org/2000/01/rdf-schema#subClassOfhttp://www.w3.org/2002/07/owl#Thing" calcext:value-type="string">
            <text:p>http://ontology.ontotext.com/taxonomy/PoliticalPartyhttp://www.w3.org/2000/01/rdf-schema#subClassOfhttp://www.w3.org/2002/07/owl#Thing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48];[$ontology_before_verisoning.A$1:.A$1048576];1;0)" office:value-type="string" office:string-value="http://ontology.ontotext.com/taxonomy/PoliticalPartyhttp://www.w3.org/2000/01/rdf-schema#subClassOfhttp://www.w3.org/2002/07/owl#Thing" calcext:value-type="string">
            <text:p>http://ontology.ontotext.com/taxonomy/PoliticalParty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49]&amp;[.C449]&amp;[.D449]" office:value-type="string" office:string-value="http://ontology.ontotext.com/taxonomy/Non-ProfitOrganizationhttp://www.w3.org/2000/01/rdf-schema#subClassOfhttp://ontology.ontotext.com/taxonomy/Thing" calcext:value-type="string">
            <text:p>http://ontology.ontotext.com/taxonomy/Non-ProfitOrganizationhttp://www.w3.org/2000/01/rdf-schema#subClassOfhttp://ontology.ontotext.com/taxonomy/Thing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49];[$ontology_before_verisoning.A$1:.A$1048576];1;0)" office:value-type="string" office:string-value="http://ontology.ontotext.com/taxonomy/Non-ProfitOrganizationhttp://www.w3.org/2000/01/rdf-schema#subClassOfhttp://ontology.ontotext.com/taxonomy/Thing" calcext:value-type="string">
            <text:p>http://ontology.ontotext.com/taxonomy/Non-ProfitOrganizat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50]&amp;[.C450]&amp;[.D450]" office:value-type="string" office:string-value="http://ontology.ontotext.com/taxonomy/Non-ProfitOrganizationhttp://www.w3.org/2000/01/rdf-schema#subClassOfhttp://ontology.ontotext.com/taxonomy/Concept" calcext:value-type="string">
            <text:p>http://ontology.ontotext.com/taxonomy/Non-ProfitOrganizationhttp://www.w3.org/2000/01/rdf-schema#subClassOfhttp://ontology.ontotext.com/taxonomy/Concept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50];[$ontology_before_verisoning.A$1:.A$1048576];1;0)" office:value-type="string" office:string-value="http://ontology.ontotext.com/taxonomy/Non-ProfitOrganizationhttp://www.w3.org/2000/01/rdf-schema#subClassOfhttp://ontology.ontotext.com/taxonomy/Concept" calcext:value-type="string">
            <text:p>http://ontology.ontotext.com/taxonomy/Non-ProfitOrganizat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51]&amp;[.C451]&amp;[.D451]" office:value-type="string" office:string-value="http://ontology.ontotext.com/taxonomy/Non-ProfitOrganizationhttp://www.w3.org/2000/01/rdf-schema#subClassOfhttp://ontology.ontotext.com/taxonomy/Agent" calcext:value-type="string">
            <text:p>http://ontology.ontotext.com/taxonomy/Non-ProfitOrganizationhttp://www.w3.org/2000/01/rdf-schema#subClassOfhttp://ontology.ontotext.com/taxonomy/Agent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51];[$ontology_before_verisoning.A$1:.A$1048576];1;0)" office:value-type="string" office:string-value="http://ontology.ontotext.com/taxonomy/Non-ProfitOrganizationhttp://www.w3.org/2000/01/rdf-schema#subClassOfhttp://ontology.ontotext.com/taxonomy/Agent" calcext:value-type="string">
            <text:p>http://ontology.ontotext.com/taxonomy/Non-ProfitOrganizatio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52]&amp;[.C452]&amp;[.D452]" office:value-type="string" office:string-value="http://ontology.ontotext.com/taxonomy/Non-ProfitOrganizationhttp://www.w3.org/2000/01/rdf-schema#subClassOfhttp://ontology.ontotext.com/taxonomy/Organization" calcext:value-type="string">
            <text:p>http://ontology.ontotext.com/taxonomy/Non-ProfitOrganizat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52];[$ontology_before_verisoning.A$1:.A$1048576];1;0)" office:value-type="string" office:string-value="http://ontology.ontotext.com/taxonomy/Non-ProfitOrganizationhttp://www.w3.org/2000/01/rdf-schema#subClassOfhttp://ontology.ontotext.com/taxonomy/Organization" calcext:value-type="string">
            <text:p>http://ontology.ontotext.com/taxonomy/Non-ProfitOrganization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53]&amp;[.C453]&amp;[.D453]" office:value-type="string" office:string-value="http://ontology.ontotext.com/taxonomy/Non-ProfitOrganizationhttp://www.w3.org/2000/01/rdf-schema#subClassOfhttp://www.w3.org/2002/07/owl#Thing" calcext:value-type="string">
            <text:p>http://ontology.ontotext.com/taxonomy/Non-ProfitOrganizationhttp://www.w3.org/2000/01/rdf-schema#subClassOfhttp://www.w3.org/2002/07/owl#Thing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53];[$ontology_before_verisoning.A$1:.A$1048576];1;0)" office:value-type="string" office:string-value="http://ontology.ontotext.com/taxonomy/Non-ProfitOrganizationhttp://www.w3.org/2000/01/rdf-schema#subClassOfhttp://www.w3.org/2002/07/owl#Thing" calcext:value-type="string">
            <text:p>http://ontology.ontotext.com/taxonomy/Non-ProfitOrganiza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54]&amp;[.C454]&amp;[.D454]" office:value-type="string" office:string-value="http://ontology.ontotext.com/taxonomy/SportsLeaguehttp://www.w3.org/2000/01/rdf-schema#subClassOfhttp://ontology.ontotext.com/taxonomy/Thing" calcext:value-type="string">
            <text:p>http://ontology.ontotext.com/taxonomy/SportsLeaguehttp://www.w3.org/2000/01/rdf-schema#subClassOfhttp://ontology.ontotext.com/taxonomy/Thing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54];[$ontology_before_verisoning.A$1:.A$1048576];1;0)" office:value-type="string" office:string-value="http://ontology.ontotext.com/taxonomy/SportsLeaguehttp://www.w3.org/2000/01/rdf-schema#subClassOfhttp://ontology.ontotext.com/taxonomy/Thing" calcext:value-type="string">
            <text:p>http://ontology.ontotext.com/taxonomy/SportsLeagu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55]&amp;[.C455]&amp;[.D455]" office:value-type="string" office:string-value="http://ontology.ontotext.com/taxonomy/SportsLeaguehttp://www.w3.org/2000/01/rdf-schema#subClassOfhttp://ontology.ontotext.com/taxonomy/Concept" calcext:value-type="string">
            <text:p>http://ontology.ontotext.com/taxonomy/SportsLeaguehttp://www.w3.org/2000/01/rdf-schema#subClassOfhttp://ontology.ontotext.com/taxonomy/Concept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55];[$ontology_before_verisoning.A$1:.A$1048576];1;0)" office:value-type="string" office:string-value="http://ontology.ontotext.com/taxonomy/SportsLeaguehttp://www.w3.org/2000/01/rdf-schema#subClassOfhttp://ontology.ontotext.com/taxonomy/Concept" calcext:value-type="string">
            <text:p>http://ontology.ontotext.com/taxonomy/SportsLeagu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56]&amp;[.C456]&amp;[.D456]" office:value-type="string" office:string-value="http://ontology.ontotext.com/taxonomy/SportsLeaguehttp://www.w3.org/2000/01/rdf-schema#subClassOfhttp://ontology.ontotext.com/taxonomy/Agent" calcext:value-type="string">
            <text:p>http://ontology.ontotext.com/taxonomy/SportsLeaguehttp://www.w3.org/2000/01/rdf-schema#subClassOfhttp://ontology.ontotext.com/taxonomy/Agent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56];[$ontology_before_verisoning.A$1:.A$1048576];1;0)" office:value-type="string" office:string-value="http://ontology.ontotext.com/taxonomy/SportsLeaguehttp://www.w3.org/2000/01/rdf-schema#subClassOfhttp://ontology.ontotext.com/taxonomy/Agent" calcext:value-type="string">
            <text:p>http://ontology.ontotext.com/taxonomy/SportsLeague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57]&amp;[.C457]&amp;[.D457]" office:value-type="string" office:string-value="http://ontology.ontotext.com/taxonomy/SportsLeaguehttp://www.w3.org/2000/01/rdf-schema#subClassOfhttp://ontology.ontotext.com/taxonomy/Organization" calcext:value-type="string">
            <text:p>http://ontology.ontotext.com/taxonomy/SportsLeaguehttp://www.w3.org/2000/01/rdf-schema#subClassOfhttp://ontology.ontotext.com/taxonomy/Organization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57];[$ontology_before_verisoning.A$1:.A$1048576];1;0)" office:value-type="string" office:string-value="http://ontology.ontotext.com/taxonomy/SportsLeaguehttp://www.w3.org/2000/01/rdf-schema#subClassOfhttp://ontology.ontotext.com/taxonomy/Organization" calcext:value-type="string">
            <text:p>http://ontology.ontotext.com/taxonomy/SportsLeague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58]&amp;[.C458]&amp;[.D458]" office:value-type="string" office:string-value="http://ontology.ontotext.com/taxonomy/SportsLeaguehttp://www.w3.org/2000/01/rdf-schema#subClassOfhttp://www.w3.org/2002/07/owl#Thing" calcext:value-type="string">
            <text:p>http://ontology.ontotext.com/taxonomy/SportsLeaguehttp://www.w3.org/2000/01/rdf-schema#subClassOfhttp://www.w3.org/2002/07/owl#Thing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58];[$ontology_before_verisoning.A$1:.A$1048576];1;0)" office:value-type="string" office:string-value="http://ontology.ontotext.com/taxonomy/SportsLeaguehttp://www.w3.org/2000/01/rdf-schema#subClassOfhttp://www.w3.org/2002/07/owl#Thing" calcext:value-type="string">
            <text:p>http://ontology.ontotext.com/taxonomy/SportsLeagu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59]&amp;[.C459]&amp;[.D459]" office:value-type="string" office:string-value="http://ontology.ontotext.com/taxonomy/TradeUnionhttp://www.w3.org/2000/01/rdf-schema#subClassOfhttp://ontology.ontotext.com/taxonomy/Thing" calcext:value-type="string">
            <text:p>http://ontology.ontotext.com/taxonomy/TradeUnionhttp://www.w3.org/2000/01/rdf-schema#subClassOfhttp://ontology.ontotext.com/taxonomy/Thing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59];[$ontology_before_verisoning.A$1:.A$1048576];1;0)" office:value-type="string" office:string-value="http://ontology.ontotext.com/taxonomy/TradeUnionhttp://www.w3.org/2000/01/rdf-schema#subClassOfhttp://ontology.ontotext.com/taxonomy/Thing" calcext:value-type="string">
            <text:p>http://ontology.ontotext.com/taxonomy/TradeUn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60]&amp;[.C460]&amp;[.D460]" office:value-type="string" office:string-value="http://ontology.ontotext.com/taxonomy/TradeUnionhttp://www.w3.org/2000/01/rdf-schema#subClassOfhttp://ontology.ontotext.com/taxonomy/Concept" calcext:value-type="string">
            <text:p>http://ontology.ontotext.com/taxonomy/TradeUnionhttp://www.w3.org/2000/01/rdf-schema#subClassOfhttp://ontology.ontotext.com/taxonomy/Concept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60];[$ontology_before_verisoning.A$1:.A$1048576];1;0)" office:value-type="string" office:string-value="http://ontology.ontotext.com/taxonomy/TradeUnionhttp://www.w3.org/2000/01/rdf-schema#subClassOfhttp://ontology.ontotext.com/taxonomy/Concept" calcext:value-type="string">
            <text:p>http://ontology.ontotext.com/taxonomy/TradeUn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61]&amp;[.C461]&amp;[.D461]" office:value-type="string" office:string-value="http://ontology.ontotext.com/taxonomy/TradeUnionhttp://www.w3.org/2000/01/rdf-schema#subClassOfhttp://ontology.ontotext.com/taxonomy/Agent" calcext:value-type="string">
            <text:p>http://ontology.ontotext.com/taxonomy/TradeUnionhttp://www.w3.org/2000/01/rdf-schema#subClassOfhttp://ontology.ontotext.com/taxonomy/Agent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 table:formula="of:=VLOOKUP([.A461];[$ontology_before_verisoning.A$1:.A$1048576];1;0)" office:value-type="string" office:string-value="http://ontology.ontotext.com/taxonomy/TradeUnionhttp://www.w3.org/2000/01/rdf-schema#subClassOfhttp://ontology.ontotext.com/taxonomy/Agent" calcext:value-type="string">
            <text:p>http://ontology.ontotext.com/taxonomy/TradeUnionhttp://www.w3.org/2000/01/rdf-schema#subClassOfhttp://ontology.ontotext.com/taxonomy/Agent</text:p>
          </table:table-cell>
          <table:table-cell table:number-columns-repeated="1019"/>
        </table:table-row>
        <table:table-row table:style-name="ro1" table:visibility="filter">
          <table:table-cell table:formula="of:=[.B462]&amp;[.C462]&amp;[.D462]" office:value-type="string" office:string-value="http://ontology.ontotext.com/taxonomy/TradeUnionhttp://www.w3.org/2000/01/rdf-schema#subClassOfhttp://ontology.ontotext.com/taxonomy/Organization" calcext:value-type="string">
            <text:p>http://ontology.ontotext.com/taxonomy/TradeUn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 table:formula="of:=VLOOKUP([.A462];[$ontology_before_verisoning.A$1:.A$1048576];1;0)" office:value-type="string" office:string-value="http://ontology.ontotext.com/taxonomy/TradeUnionhttp://www.w3.org/2000/01/rdf-schema#subClassOfhttp://ontology.ontotext.com/taxonomy/Organization" calcext:value-type="string">
            <text:p>http://ontology.ontotext.com/taxonomy/TradeUnionhttp://www.w3.org/2000/01/rdf-schema#subClassOfhttp://ontology.ontotext.com/taxonomy/Organization</text:p>
          </table:table-cell>
          <table:table-cell table:number-columns-repeated="1019"/>
        </table:table-row>
        <table:table-row table:style-name="ro1" table:visibility="filter">
          <table:table-cell table:formula="of:=[.B463]&amp;[.C463]&amp;[.D463]" office:value-type="string" office:string-value="http://ontology.ontotext.com/taxonomy/TradeUnionhttp://www.w3.org/2000/01/rdf-schema#subClassOfhttp://www.w3.org/2002/07/owl#Thing" calcext:value-type="string">
            <text:p>http://ontology.ontotext.com/taxonomy/TradeUnionhttp://www.w3.org/2000/01/rdf-schema#subClassOfhttp://www.w3.org/2002/07/owl#Thing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63];[$ontology_before_verisoning.A$1:.A$1048576];1;0)" office:value-type="string" office:string-value="http://ontology.ontotext.com/taxonomy/TradeUnionhttp://www.w3.org/2000/01/rdf-schema#subClassOfhttp://www.w3.org/2002/07/owl#Thing" calcext:value-type="string">
            <text:p>http://ontology.ontotext.com/taxonomy/TradeUn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64]&amp;[.C464]&amp;[.D464]" office:value-type="string" office:string-value="http://ontology.ontotext.com/taxonomy/PopulatedPlacehttp://www.w3.org/2000/01/rdf-schema#subClassOfhttp://ontology.ontotext.com/taxonomy/Thing" calcext:value-type="string">
            <text:p>http://ontology.ontotext.com/taxonomy/PopulatedPlacehttp://www.w3.org/2000/01/rdf-schema#subClassOfhttp://ontology.ontotext.com/taxonomy/Thing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64];[$ontology_before_verisoning.A$1:.A$1048576];1;0)" office:value-type="string" office:string-value="http://ontology.ontotext.com/taxonomy/PopulatedPlacehttp://www.w3.org/2000/01/rdf-schema#subClassOfhttp://ontology.ontotext.com/taxonomy/Thing" calcext:value-type="string">
            <text:p>http://ontology.ontotext.com/taxonomy/PopulatedPlac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65]&amp;[.C465]&amp;[.D465]" office:value-type="string" office:string-value="http://ontology.ontotext.com/taxonomy/PopulatedPlacehttp://www.w3.org/2000/01/rdf-schema#subClassOfhttp://ontology.ontotext.com/taxonomy/Concept" calcext:value-type="string">
            <text:p>http://ontology.ontotext.com/taxonomy/PopulatedPlacehttp://www.w3.org/2000/01/rdf-schema#subClassOfhttp://ontology.ontotext.com/taxonomy/Concept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65];[$ontology_before_verisoning.A$1:.A$1048576];1;0)" office:value-type="string" office:string-value="http://ontology.ontotext.com/taxonomy/PopulatedPlacehttp://www.w3.org/2000/01/rdf-schema#subClassOfhttp://ontology.ontotext.com/taxonomy/Concept" calcext:value-type="string">
            <text:p>http://ontology.ontotext.com/taxonomy/PopulatedPlac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66]&amp;[.C466]&amp;[.D466]" office:value-type="string" office:string-value="http://ontology.ontotext.com/taxonomy/PopulatedPlacehttp://www.w3.org/2000/01/rdf-schema#subClassOfhttp://ontology.ontotext.com/taxonomy/Location" calcext:value-type="string">
            <text:p>http://ontology.ontotext.com/taxonomy/PopulatedPlacehttp://www.w3.org/2000/01/rdf-schema#subClassOfhttp://ontology.ontotext.com/taxonomy/Location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66];[$ontology_before_verisoning.A$1:.A$1048576];1;0)" office:value-type="string" office:string-value="http://ontology.ontotext.com/taxonomy/PopulatedPlacehttp://www.w3.org/2000/01/rdf-schema#subClassOfhttp://ontology.ontotext.com/taxonomy/Location" calcext:value-type="string">
            <text:p>http://ontology.ontotext.com/taxonomy/PopulatedPlace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67]&amp;[.C467]&amp;[.D467]" office:value-type="string" office:string-value="http://ontology.ontotext.com/taxonomy/PopulatedPlacehttp://www.w3.org/2000/01/rdf-schema#subClassOfhttp://www.w3.org/2002/07/owl#Thing" calcext:value-type="string">
            <text:p>http://ontology.ontotext.com/taxonomy/PopulatedPlacehttp://www.w3.org/2000/01/rdf-schema#subClassOfhttp://www.w3.org/2002/07/owl#Thing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67];[$ontology_before_verisoning.A$1:.A$1048576];1;0)" office:value-type="string" office:string-value="http://ontology.ontotext.com/taxonomy/PopulatedPlacehttp://www.w3.org/2000/01/rdf-schema#subClassOfhttp://www.w3.org/2002/07/owl#Thing" calcext:value-type="string">
            <text:p>http://ontology.ontotext.com/taxonomy/PopulatedPlac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68]&amp;[.C468]&amp;[.D468]" office:value-type="string" office:string-value="http://ontology.ontotext.com/taxonomy/Buildinghttp://www.w3.org/2000/01/rdf-schema#subClassOfhttp://ontology.ontotext.com/taxonomy/Thing" calcext:value-type="string">
            <text:p>http://ontology.ontotext.com/taxonomy/Buildinghttp://www.w3.org/2000/01/rdf-schema#subClassOfhttp://ontology.ontotext.com/taxonomy/Th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68];[$ontology_before_verisoning.A$1:.A$1048576];1;0)" office:value-type="string" office:string-value="http://ontology.ontotext.com/taxonomy/Buildinghttp://www.w3.org/2000/01/rdf-schema#subClassOfhttp://ontology.ontotext.com/taxonomy/Thing" calcext:value-type="string">
            <text:p>http://ontology.ontotext.com/taxonomy/Building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69]&amp;[.C469]&amp;[.D469]" office:value-type="string" office:string-value="http://ontology.ontotext.com/taxonomy/Buildinghttp://www.w3.org/2000/01/rdf-schema#subClassOfhttp://ontology.ontotext.com/taxonomy/Concept" calcext:value-type="string">
            <text:p>http://ontology.ontotext.com/taxonomy/Buildinghttp://www.w3.org/2000/01/rdf-schema#subClassOfhttp://ontology.ontotext.com/taxonomy/Concept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69];[$ontology_before_verisoning.A$1:.A$1048576];1;0)" office:value-type="string" office:string-value="http://ontology.ontotext.com/taxonomy/Buildinghttp://www.w3.org/2000/01/rdf-schema#subClassOfhttp://ontology.ontotext.com/taxonomy/Concept" calcext:value-type="string">
            <text:p>http://ontology.ontotext.com/taxonomy/Building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70]&amp;[.C470]&amp;[.D470]" office:value-type="string" office:string-value="http://ontology.ontotext.com/taxonomy/Buildinghttp://www.w3.org/2000/01/rdf-schema#subClassOfhttp://ontology.ontotext.com/taxonomy/Location" calcext:value-type="string">
            <text:p>http://ontology.ontotext.com/taxonomy/Buildinghttp://www.w3.org/2000/01/rdf-schema#subClassOfhttp://ontology.ontotext.com/taxonomy/Location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70];[$ontology_before_verisoning.A$1:.A$1048576];1;0)" office:value-type="string" office:string-value="http://ontology.ontotext.com/taxonomy/Buildinghttp://www.w3.org/2000/01/rdf-schema#subClassOfhttp://ontology.ontotext.com/taxonomy/Location" calcext:value-type="string">
            <text:p>http://ontology.ontotext.com/taxonomy/Building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71]&amp;[.C471]&amp;[.D471]" office:value-type="string" office:string-value="http://ontology.ontotext.com/taxonomy/Buildinghttp://www.w3.org/2000/01/rdf-schema#subClassOfhttp://www.w3.org/2002/07/owl#Thing" calcext:value-type="string">
            <text:p>http://ontology.ontotext.com/taxonomy/Buildinghttp://www.w3.org/2000/01/rdf-schema#subClassOfhttp://www.w3.org/2002/07/owl#Th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71];[$ontology_before_verisoning.A$1:.A$1048576];1;0)" office:value-type="string" office:string-value="http://ontology.ontotext.com/taxonomy/Buildinghttp://www.w3.org/2000/01/rdf-schema#subClassOfhttp://www.w3.org/2002/07/owl#Thing" calcext:value-type="string">
            <text:p>http://ontology.ontotext.com/taxonomy/Building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72]&amp;[.C472]&amp;[.D472]" office:value-type="string" office:string-value="http://ontology.ontotext.com/taxonomy/BodyOfWaterhttp://www.w3.org/2000/01/rdf-schema#subClassOfhttp://ontology.ontotext.com/taxonomy/Thing" calcext:value-type="string">
            <text:p>http://ontology.ontotext.com/taxonomy/BodyOfWaterhttp://www.w3.org/2000/01/rdf-schema#subClassOfhttp://ontology.ontotext.com/taxonomy/Thing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72];[$ontology_before_verisoning.A$1:.A$1048576];1;0)" office:value-type="string" office:string-value="http://ontology.ontotext.com/taxonomy/BodyOfWaterhttp://www.w3.org/2000/01/rdf-schema#subClassOfhttp://ontology.ontotext.com/taxonomy/Thing" calcext:value-type="string">
            <text:p>http://ontology.ontotext.com/taxonomy/BodyOfWater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73]&amp;[.C473]&amp;[.D473]" office:value-type="string" office:string-value="http://ontology.ontotext.com/taxonomy/BodyOfWaterhttp://www.w3.org/2000/01/rdf-schema#subClassOfhttp://ontology.ontotext.com/taxonomy/Concept" calcext:value-type="string">
            <text:p>http://ontology.ontotext.com/taxonomy/BodyOfWaterhttp://www.w3.org/2000/01/rdf-schema#subClassOfhttp://ontology.ontotext.com/taxonomy/Concept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73];[$ontology_before_verisoning.A$1:.A$1048576];1;0)" office:value-type="string" office:string-value="http://ontology.ontotext.com/taxonomy/BodyOfWaterhttp://www.w3.org/2000/01/rdf-schema#subClassOfhttp://ontology.ontotext.com/taxonomy/Concept" calcext:value-type="string">
            <text:p>http://ontology.ontotext.com/taxonomy/BodyOfWater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74]&amp;[.C474]&amp;[.D474]" office:value-type="string" office:string-value="http://ontology.ontotext.com/taxonomy/BodyOfWaterhttp://www.w3.org/2000/01/rdf-schema#subClassOfhttp://ontology.ontotext.com/taxonomy/Location" calcext:value-type="string">
            <text:p>http://ontology.ontotext.com/taxonomy/BodyOfWaterhttp://www.w3.org/2000/01/rdf-schema#subClassOfhttp://ontology.ontotext.com/taxonomy/Location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74];[$ontology_before_verisoning.A$1:.A$1048576];1;0)" office:value-type="string" office:string-value="http://ontology.ontotext.com/taxonomy/BodyOfWaterhttp://www.w3.org/2000/01/rdf-schema#subClassOfhttp://ontology.ontotext.com/taxonomy/Location" calcext:value-type="string">
            <text:p>http://ontology.ontotext.com/taxonomy/BodyOfWater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75]&amp;[.C475]&amp;[.D475]" office:value-type="string" office:string-value="http://ontology.ontotext.com/taxonomy/BodyOfWaterhttp://www.w3.org/2000/01/rdf-schema#subClassOfhttp://www.w3.org/2002/07/owl#Thing" calcext:value-type="string">
            <text:p>http://ontology.ontotext.com/taxonomy/BodyOfWaterhttp://www.w3.org/2000/01/rdf-schema#subClassOfhttp://www.w3.org/2002/07/owl#Thing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75];[$ontology_before_verisoning.A$1:.A$1048576];1;0)" office:value-type="string" office:string-value="http://ontology.ontotext.com/taxonomy/BodyOfWaterhttp://www.w3.org/2000/01/rdf-schema#subClassOfhttp://www.w3.org/2002/07/owl#Thing" calcext:value-type="string">
            <text:p>http://ontology.ontotext.com/taxonomy/BodyOfWater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76]&amp;[.C476]&amp;[.D476]" office:value-type="string" office:string-value="http://ontology.ontotext.com/taxonomy/SportFacilityhttp://www.w3.org/2000/01/rdf-schema#subClassOfhttp://ontology.ontotext.com/taxonomy/Thing" calcext:value-type="string">
            <text:p>http://ontology.ontotext.com/taxonomy/SportFacilityhttp://www.w3.org/2000/01/rdf-schema#subClassOfhttp://ontology.ontotext.com/taxonomy/Thing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76];[$ontology_before_verisoning.A$1:.A$1048576];1;0)" office:value-type="string" office:string-value="http://ontology.ontotext.com/taxonomy/SportFacilityhttp://www.w3.org/2000/01/rdf-schema#subClassOfhttp://ontology.ontotext.com/taxonomy/Thing" calcext:value-type="string">
            <text:p>http://ontology.ontotext.com/taxonomy/SportFacility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77]&amp;[.C477]&amp;[.D477]" office:value-type="string" office:string-value="http://ontology.ontotext.com/taxonomy/SportFacilityhttp://www.w3.org/2000/01/rdf-schema#subClassOfhttp://ontology.ontotext.com/taxonomy/Concept" calcext:value-type="string">
            <text:p>http://ontology.ontotext.com/taxonomy/SportFacilityhttp://www.w3.org/2000/01/rdf-schema#subClassOfhttp://ontology.ontotext.com/taxonomy/Concept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77];[$ontology_before_verisoning.A$1:.A$1048576];1;0)" office:value-type="string" office:string-value="http://ontology.ontotext.com/taxonomy/SportFacilityhttp://www.w3.org/2000/01/rdf-schema#subClassOfhttp://ontology.ontotext.com/taxonomy/Concept" calcext:value-type="string">
            <text:p>http://ontology.ontotext.com/taxonomy/SportFacility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78]&amp;[.C478]&amp;[.D478]" office:value-type="string" office:string-value="http://ontology.ontotext.com/taxonomy/SportFacilityhttp://www.w3.org/2000/01/rdf-schema#subClassOfhttp://ontology.ontotext.com/taxonomy/Location" calcext:value-type="string">
            <text:p>http://ontology.ontotext.com/taxonomy/SportFacilityhttp://www.w3.org/2000/01/rdf-schema#subClassOfhttp://ontology.ontotext.com/taxonomy/Location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78];[$ontology_before_verisoning.A$1:.A$1048576];1;0)" office:value-type="string" office:string-value="http://ontology.ontotext.com/taxonomy/SportFacilityhttp://www.w3.org/2000/01/rdf-schema#subClassOfhttp://ontology.ontotext.com/taxonomy/Location" calcext:value-type="string">
            <text:p>http://ontology.ontotext.com/taxonomy/SportFacility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79]&amp;[.C479]&amp;[.D479]" office:value-type="string" office:string-value="http://ontology.ontotext.com/taxonomy/SportFacilityhttp://www.w3.org/2000/01/rdf-schema#subClassOfhttp://www.w3.org/2002/07/owl#Thing" calcext:value-type="string">
            <text:p>http://ontology.ontotext.com/taxonomy/SportFacilityhttp://www.w3.org/2000/01/rdf-schema#subClassOfhttp://www.w3.org/2002/07/owl#Thing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79];[$ontology_before_verisoning.A$1:.A$1048576];1;0)" office:value-type="string" office:string-value="http://ontology.ontotext.com/taxonomy/SportFacilityhttp://www.w3.org/2000/01/rdf-schema#subClassOfhttp://www.w3.org/2002/07/owl#Thing" calcext:value-type="string">
            <text:p>http://ontology.ontotext.com/taxonomy/SportFacility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80]&amp;[.C480]&amp;[.D480]" office:value-type="string" office:string-value="http://ontology.ontotext.com/taxonomy/Infrastructurehttp://www.w3.org/2000/01/rdf-schema#subClassOfhttp://ontology.ontotext.com/taxonomy/Thing" calcext:value-type="string">
            <text:p>http://ontology.ontotext.com/taxonomy/Infrastructurehttp://www.w3.org/2000/01/rdf-schema#subClassOfhttp://ontology.ontotext.com/taxonomy/Thing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80];[$ontology_before_verisoning.A$1:.A$1048576];1;0)" office:value-type="string" office:string-value="http://ontology.ontotext.com/taxonomy/Infrastructurehttp://www.w3.org/2000/01/rdf-schema#subClassOfhttp://ontology.ontotext.com/taxonomy/Thing" calcext:value-type="string">
            <text:p>http://ontology.ontotext.com/taxonomy/Infrastructur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81]&amp;[.C481]&amp;[.D481]" office:value-type="string" office:string-value="http://ontology.ontotext.com/taxonomy/Infrastructurehttp://www.w3.org/2000/01/rdf-schema#subClassOfhttp://ontology.ontotext.com/taxonomy/Concept" calcext:value-type="string">
            <text:p>http://ontology.ontotext.com/taxonomy/Infrastructurehttp://www.w3.org/2000/01/rdf-schema#subClassOfhttp://ontology.ontotext.com/taxonomy/Concept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81];[$ontology_before_verisoning.A$1:.A$1048576];1;0)" office:value-type="string" office:string-value="http://ontology.ontotext.com/taxonomy/Infrastructurehttp://www.w3.org/2000/01/rdf-schema#subClassOfhttp://ontology.ontotext.com/taxonomy/Concept" calcext:value-type="string">
            <text:p>http://ontology.ontotext.com/taxonomy/Infrastructur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82]&amp;[.C482]&amp;[.D482]" office:value-type="string" office:string-value="http://ontology.ontotext.com/taxonomy/Infrastructurehttp://www.w3.org/2000/01/rdf-schema#subClassOfhttp://ontology.ontotext.com/taxonomy/Location" calcext:value-type="string">
            <text:p>http://ontology.ontotext.com/taxonomy/Infrastructurehttp://www.w3.org/2000/01/rdf-schema#subClassOfhttp://ontology.ontotext.com/taxonomy/Location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82];[$ontology_before_verisoning.A$1:.A$1048576];1;0)" office:value-type="string" office:string-value="http://ontology.ontotext.com/taxonomy/Infrastructurehttp://www.w3.org/2000/01/rdf-schema#subClassOfhttp://ontology.ontotext.com/taxonomy/Location" calcext:value-type="string">
            <text:p>http://ontology.ontotext.com/taxonomy/Infrastructure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83]&amp;[.C483]&amp;[.D483]" office:value-type="string" office:string-value="http://ontology.ontotext.com/taxonomy/Infrastructurehttp://www.w3.org/2000/01/rdf-schema#subClassOfhttp://www.w3.org/2002/07/owl#Thing" calcext:value-type="string">
            <text:p>http://ontology.ontotext.com/taxonomy/Infrastructurehttp://www.w3.org/2000/01/rdf-schema#subClassOfhttp://www.w3.org/2002/07/owl#Thing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83];[$ontology_before_verisoning.A$1:.A$1048576];1;0)" office:value-type="string" office:string-value="http://ontology.ontotext.com/taxonomy/Infrastructurehttp://www.w3.org/2000/01/rdf-schema#subClassOfhttp://www.w3.org/2002/07/owl#Thing" calcext:value-type="string">
            <text:p>http://ontology.ontotext.com/taxonomy/Infrastructur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84]&amp;[.C484]&amp;[.D484]" office:value-type="string" office:string-value="http://ontology.ontotext.com/taxonomy/Mountainhttp://www.w3.org/2000/01/rdf-schema#subClassOfhttp://ontology.ontotext.com/taxonomy/Thing" calcext:value-type="string">
            <text:p>http://ontology.ontotext.com/taxonomy/Mountainhttp://www.w3.org/2000/01/rdf-schema#subClassOfhttp://ontology.ontotext.com/taxonomy/Thing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84];[$ontology_before_verisoning.A$1:.A$1048576];1;0)" office:value-type="string" office:string-value="http://ontology.ontotext.com/taxonomy/Mountainhttp://www.w3.org/2000/01/rdf-schema#subClassOfhttp://ontology.ontotext.com/taxonomy/Thing" calcext:value-type="string">
            <text:p>http://ontology.ontotext.com/taxonomy/Mountai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85]&amp;[.C485]&amp;[.D485]" office:value-type="string" office:string-value="http://ontology.ontotext.com/taxonomy/Mountainhttp://www.w3.org/2000/01/rdf-schema#subClassOfhttp://ontology.ontotext.com/taxonomy/Concept" calcext:value-type="string">
            <text:p>http://ontology.ontotext.com/taxonomy/Mountainhttp://www.w3.org/2000/01/rdf-schema#subClassOfhttp://ontology.ontotext.com/taxonomy/Concept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85];[$ontology_before_verisoning.A$1:.A$1048576];1;0)" office:value-type="string" office:string-value="http://ontology.ontotext.com/taxonomy/Mountainhttp://www.w3.org/2000/01/rdf-schema#subClassOfhttp://ontology.ontotext.com/taxonomy/Concept" calcext:value-type="string">
            <text:p>http://ontology.ontotext.com/taxonomy/Mountai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86]&amp;[.C486]&amp;[.D486]" office:value-type="string" office:string-value="http://ontology.ontotext.com/taxonomy/Mountainhttp://www.w3.org/2000/01/rdf-schema#subClassOfhttp://ontology.ontotext.com/taxonomy/Location" calcext:value-type="string">
            <text:p>http://ontology.ontotext.com/taxonomy/Mountainhttp://www.w3.org/2000/01/rdf-schema#subClassOfhttp://ontology.ontotext.com/taxonomy/Location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 table:formula="of:=VLOOKUP([.A486];[$ontology_before_verisoning.A$1:.A$1048576];1;0)" office:value-type="string" office:string-value="http://ontology.ontotext.com/taxonomy/Mountainhttp://www.w3.org/2000/01/rdf-schema#subClassOfhttp://ontology.ontotext.com/taxonomy/Location" calcext:value-type="string">
            <text:p>http://ontology.ontotext.com/taxonomy/Mountainhttp://www.w3.org/2000/01/rdf-schema#subClassOfhttp://ontology.ontotext.com/taxonomy/Location</text:p>
          </table:table-cell>
          <table:table-cell table:number-columns-repeated="1019"/>
        </table:table-row>
        <table:table-row table:style-name="ro1" table:visibility="filter">
          <table:table-cell table:formula="of:=[.B487]&amp;[.C487]&amp;[.D487]" office:value-type="string" office:string-value="http://ontology.ontotext.com/taxonomy/Mountainhttp://www.w3.org/2000/01/rdf-schema#subClassOfhttp://www.w3.org/2002/07/owl#Thing" calcext:value-type="string">
            <text:p>http://ontology.ontotext.com/taxonomy/Mountainhttp://www.w3.org/2000/01/rdf-schema#subClassOfhttp://www.w3.org/2002/07/owl#Thing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87];[$ontology_before_verisoning.A$1:.A$1048576];1;0)" office:value-type="string" office:string-value="http://ontology.ontotext.com/taxonomy/Mountainhttp://www.w3.org/2000/01/rdf-schema#subClassOfhttp://www.w3.org/2002/07/owl#Thing" calcext:value-type="string">
            <text:p>http://ontology.ontotext.com/taxonomy/Mountai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88]&amp;[.C488]&amp;[.D488]" office:value-type="string" office:string-value="http://ontology.ontotext.com/taxonomy/Workhttp://www.w3.org/2000/01/rdf-schema#subClassOfhttp://ontology.ontotext.com/taxonomy/Thing" calcext:value-type="string">
            <text:p>http://ontology.ontotext.com/taxonomy/Workhttp://www.w3.org/2000/01/rdf-schema#subClassOfhttp://ontology.ontotext.com/taxonomy/Thing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88];[$ontology_before_verisoning.A$1:.A$1048576];1;0)" office:value-type="string" office:string-value="http://ontology.ontotext.com/taxonomy/Workhttp://www.w3.org/2000/01/rdf-schema#subClassOfhttp://ontology.ontotext.com/taxonomy/Thing" calcext:value-type="string">
            <text:p>http://ontology.ontotext.com/taxonomy/Work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89]&amp;[.C489]&amp;[.D489]" office:value-type="string" office:string-value="http://ontology.ontotext.com/taxonomy/Workhttp://www.w3.org/2000/01/rdf-schema#subClassOfhttp://ontology.ontotext.com/taxonomy/Concept" calcext:value-type="string">
            <text:p>http://ontology.ontotext.com/taxonomy/Workhttp://www.w3.org/2000/01/rdf-schema#subClassOfhttp://ontology.ontotext.com/taxonomy/Concept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89];[$ontology_before_verisoning.A$1:.A$1048576];1;0)" office:value-type="string" office:string-value="http://ontology.ontotext.com/taxonomy/Workhttp://www.w3.org/2000/01/rdf-schema#subClassOfhttp://ontology.ontotext.com/taxonomy/Concept" calcext:value-type="string">
            <text:p>http://ontology.ontotext.com/taxonomy/Work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90]&amp;[.C490]&amp;[.D490]" office:value-type="string" office:string-value="http://ontology.ontotext.com/taxonomy/Workhttp://www.w3.org/2000/01/rdf-schema#subClassOfhttp://www.w3.org/2002/07/owl#Thing" calcext:value-type="string">
            <text:p>http://ontology.ontotext.com/taxonomy/Workhttp://www.w3.org/2000/01/rdf-schema#subClassOfhttp://www.w3.org/2002/07/owl#Thing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90];[$ontology_before_verisoning.A$1:.A$1048576];1;0)" office:value-type="string" office:string-value="http://ontology.ontotext.com/taxonomy/Workhttp://www.w3.org/2000/01/rdf-schema#subClassOfhttp://www.w3.org/2002/07/owl#Thing" calcext:value-type="string">
            <text:p>http://ontology.ontotext.com/taxonomy/Work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91]&amp;[.C491]&amp;[.D491]" office:value-type="string" office:string-value="http://ontology.ontotext.com/taxonomy/MeanOfTransportationhttp://www.w3.org/2000/01/rdf-schema#subClassOfhttp://ontology.ontotext.com/taxonomy/Thing" calcext:value-type="string">
            <text:p>http://ontology.ontotext.com/taxonomy/MeanOfTransportationhttp://www.w3.org/2000/01/rdf-schema#subClassOfhttp://ontology.ontotext.com/taxonomy/Thing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91];[$ontology_before_verisoning.A$1:.A$1048576];1;0)" office:value-type="string" office:string-value="http://ontology.ontotext.com/taxonomy/MeanOfTransportationhttp://www.w3.org/2000/01/rdf-schema#subClassOfhttp://ontology.ontotext.com/taxonomy/Thing" calcext:value-type="string">
            <text:p>http://ontology.ontotext.com/taxonomy/MeanOfTransportation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92]&amp;[.C492]&amp;[.D492]" office:value-type="string" office:string-value="http://ontology.ontotext.com/taxonomy/MeanOfTransportationhttp://www.w3.org/2000/01/rdf-schema#subClassOfhttp://ontology.ontotext.com/taxonomy/Concept" calcext:value-type="string">
            <text:p>http://ontology.ontotext.com/taxonomy/MeanOfTransportationhttp://www.w3.org/2000/01/rdf-schema#subClassOfhttp://ontology.ontotext.com/taxonomy/Concept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92];[$ontology_before_verisoning.A$1:.A$1048576];1;0)" office:value-type="string" office:string-value="http://ontology.ontotext.com/taxonomy/MeanOfTransportationhttp://www.w3.org/2000/01/rdf-schema#subClassOfhttp://ontology.ontotext.com/taxonomy/Concept" calcext:value-type="string">
            <text:p>http://ontology.ontotext.com/taxonomy/MeanOfTransportation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93]&amp;[.C493]&amp;[.D493]" office:value-type="string" office:string-value="http://ontology.ontotext.com/taxonomy/MeanOfTransportationhttp://www.w3.org/2000/01/rdf-schema#subClassOfhttp://www.w3.org/2002/07/owl#Thing" calcext:value-type="string">
            <text:p>http://ontology.ontotext.com/taxonomy/MeanOfTransportationhttp://www.w3.org/2000/01/rdf-schema#subClassOfhttp://www.w3.org/2002/07/owl#Thing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93];[$ontology_before_verisoning.A$1:.A$1048576];1;0)" office:value-type="string" office:string-value="http://ontology.ontotext.com/taxonomy/MeanOfTransportationhttp://www.w3.org/2000/01/rdf-schema#subClassOfhttp://www.w3.org/2002/07/owl#Thing" calcext:value-type="string">
            <text:p>http://ontology.ontotext.com/taxonomy/MeanOfTransportation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94]&amp;[.C494]&amp;[.D494]" office:value-type="string" office:string-value="http://ontology.ontotext.com/taxonomy/MeanOfTransportationhttp://www.w3.org/2000/01/rdf-schema#subClassOfhttp://ontology.ontotext.com/taxonomy/Work" calcext:value-type="string">
            <text:p>http://ontology.ontotext.com/taxonomy/MeanOfTransportationhttp://www.w3.org/2000/01/rdf-schema#subClassOfhttp://ontology.ontotext.com/taxonomy/Work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Work</text:p>
          </table:table-cell>
          <table:table-cell table:formula="of:=VLOOKUP([.A494];[$ontology_before_verisoning.A$1:.A$1048576];1;0)" office:value-type="string" office:string-value="http://ontology.ontotext.com/taxonomy/MeanOfTransportationhttp://www.w3.org/2000/01/rdf-schema#subClassOfhttp://ontology.ontotext.com/taxonomy/Work" calcext:value-type="string">
            <text:p>http://ontology.ontotext.com/taxonomy/MeanOfTransportationhttp://www.w3.org/2000/01/rdf-schema#subClassOfhttp://ontology.ontotext.com/taxonomy/Work</text:p>
          </table:table-cell>
          <table:table-cell table:number-columns-repeated="1019"/>
        </table:table-row>
        <table:table-row table:style-name="ro1" table:visibility="filter">
          <table:table-cell table:formula="of:=[.B495]&amp;[.C495]&amp;[.D495]" office:value-type="string" office:string-value="http://ontology.ontotext.com/taxonomy/Softwarehttp://www.w3.org/2000/01/rdf-schema#subClassOfhttp://ontology.ontotext.com/taxonomy/Thing" calcext:value-type="string">
            <text:p>http://ontology.ontotext.com/taxonomy/Softwarehttp://www.w3.org/2000/01/rdf-schema#subClassOfhttp://ontology.ontotext.com/taxonomy/Thing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95];[$ontology_before_verisoning.A$1:.A$1048576];1;0)" office:value-type="string" office:string-value="http://ontology.ontotext.com/taxonomy/Softwarehttp://www.w3.org/2000/01/rdf-schema#subClassOfhttp://ontology.ontotext.com/taxonomy/Thing" calcext:value-type="string">
            <text:p>http://ontology.ontotext.com/taxonomy/Software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496]&amp;[.C496]&amp;[.D496]" office:value-type="string" office:string-value="http://ontology.ontotext.com/taxonomy/Softwarehttp://www.w3.org/2000/01/rdf-schema#subClassOfhttp://ontology.ontotext.com/taxonomy/Concept" calcext:value-type="string">
            <text:p>http://ontology.ontotext.com/taxonomy/Softwarehttp://www.w3.org/2000/01/rdf-schema#subClassOfhttp://ontology.ontotext.com/taxonomy/Concept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496];[$ontology_before_verisoning.A$1:.A$1048576];1;0)" office:value-type="string" office:string-value="http://ontology.ontotext.com/taxonomy/Softwarehttp://www.w3.org/2000/01/rdf-schema#subClassOfhttp://ontology.ontotext.com/taxonomy/Concept" calcext:value-type="string">
            <text:p>http://ontology.ontotext.com/taxonomy/Software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497]&amp;[.C497]&amp;[.D497]" office:value-type="string" office:string-value="http://ontology.ontotext.com/taxonomy/Softwarehttp://www.w3.org/2000/01/rdf-schema#subClassOfhttp://www.w3.org/2002/07/owl#Thing" calcext:value-type="string">
            <text:p>http://ontology.ontotext.com/taxonomy/Softwarehttp://www.w3.org/2000/01/rdf-schema#subClassOfhttp://www.w3.org/2002/07/owl#Thing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497];[$ontology_before_verisoning.A$1:.A$1048576];1;0)" office:value-type="string" office:string-value="http://ontology.ontotext.com/taxonomy/Softwarehttp://www.w3.org/2000/01/rdf-schema#subClassOfhttp://www.w3.org/2002/07/owl#Thing" calcext:value-type="string">
            <text:p>http://ontology.ontotext.com/taxonomy/Software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498]&amp;[.C498]&amp;[.D498]" office:value-type="string" office:string-value="http://ontology.ontotext.com/taxonomy/Softwarehttp://www.w3.org/2000/01/rdf-schema#subClassOfhttp://ontology.ontotext.com/taxonomy/Work" calcext:value-type="string">
            <text:p>http://ontology.ontotext.com/taxonomy/Softwarehttp://www.w3.org/2000/01/rdf-schema#subClassOfhttp://ontology.ontotext.com/taxonomy/Work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Work</text:p>
          </table:table-cell>
          <table:table-cell table:formula="of:=VLOOKUP([.A498];[$ontology_before_verisoning.A$1:.A$1048576];1;0)" office:value-type="string" office:string-value="http://ontology.ontotext.com/taxonomy/Softwarehttp://www.w3.org/2000/01/rdf-schema#subClassOfhttp://ontology.ontotext.com/taxonomy/Work" calcext:value-type="string">
            <text:p>http://ontology.ontotext.com/taxonomy/Softwarehttp://www.w3.org/2000/01/rdf-schema#subClassOfhttp://ontology.ontotext.com/taxonomy/Work</text:p>
          </table:table-cell>
          <table:table-cell table:number-columns-repeated="1019"/>
        </table:table-row>
        <table:table-row table:style-name="ro1" table:visibility="filter">
          <table:table-cell table:formula="of:=[.B499]&amp;[.C499]&amp;[.D499]" office:value-type="string" office:string-value="http://ontology.ontotext.com/taxonomy/Planthttp://www.w3.org/2000/01/rdf-schema#subClassOfhttp://ontology.ontotext.com/taxonomy/Thing" calcext:value-type="string">
            <text:p>http://ontology.ontotext.com/taxonomy/Planthttp://www.w3.org/2000/01/rdf-schema#subClassOfhttp://ontology.ontotext.com/taxonomy/Thing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499];[$ontology_before_verisoning.A$1:.A$1048576];1;0)" office:value-type="string" office:string-value="http://ontology.ontotext.com/taxonomy/Planthttp://www.w3.org/2000/01/rdf-schema#subClassOfhttp://ontology.ontotext.com/taxonomy/Thing" calcext:value-type="string">
            <text:p>http://ontology.ontotext.com/taxonomy/Plant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00]&amp;[.C500]&amp;[.D500]" office:value-type="string" office:string-value="http://ontology.ontotext.com/taxonomy/Planthttp://www.w3.org/2000/01/rdf-schema#subClassOfhttp://ontology.ontotext.com/taxonomy/Concept" calcext:value-type="string">
            <text:p>http://ontology.ontotext.com/taxonomy/Planthttp://www.w3.org/2000/01/rdf-schema#subClassOfhttp://ontology.ontotext.com/taxonomy/Concept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500];[$ontology_before_verisoning.A$1:.A$1048576];1;0)" office:value-type="string" office:string-value="http://ontology.ontotext.com/taxonomy/Planthttp://www.w3.org/2000/01/rdf-schema#subClassOfhttp://ontology.ontotext.com/taxonomy/Concept" calcext:value-type="string">
            <text:p>http://ontology.ontotext.com/taxonomy/Plant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501]&amp;[.C501]&amp;[.D501]" office:value-type="string" office:string-value="http://ontology.ontotext.com/taxonomy/Planthttp://www.w3.org/2000/01/rdf-schema#subClassOfhttp://www.w3.org/2002/07/owl#Thing" calcext:value-type="string">
            <text:p>http://ontology.ontotext.com/taxonomy/Planthttp://www.w3.org/2000/01/rdf-schema#subClassOfhttp://www.w3.org/2002/07/owl#Thing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501];[$ontology_before_verisoning.A$1:.A$1048576];1;0)" office:value-type="string" office:string-value="http://ontology.ontotext.com/taxonomy/Planthttp://www.w3.org/2000/01/rdf-schema#subClassOfhttp://www.w3.org/2002/07/owl#Thing" calcext:value-type="string">
            <text:p>http://ontology.ontotext.com/taxonomy/Plant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502]&amp;[.C502]&amp;[.D502]" office:value-type="string" office:string-value="http://ontology.ontotext.com/taxonomy/Animalhttp://www.w3.org/2000/01/rdf-schema#subClassOfhttp://ontology.ontotext.com/taxonomy/Thing" calcext:value-type="string">
            <text:p>http://ontology.ontotext.com/taxonomy/Animalhttp://www.w3.org/2000/01/rdf-schema#subClassOfhttp://ontology.ontotext.com/taxonomy/Thing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02];[$ontology_before_verisoning.A$1:.A$1048576];1;0)" office:value-type="string" office:string-value="http://ontology.ontotext.com/taxonomy/Animalhttp://www.w3.org/2000/01/rdf-schema#subClassOfhttp://ontology.ontotext.com/taxonomy/Thing" calcext:value-type="string">
            <text:p>http://ontology.ontotext.com/taxonomy/Animalhttp://www.w3.org/2000/01/rdf-schema#subClassOf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03]&amp;[.C503]&amp;[.D503]" office:value-type="string" office:string-value="http://ontology.ontotext.com/taxonomy/Animalhttp://www.w3.org/2000/01/rdf-schema#subClassOfhttp://ontology.ontotext.com/taxonomy/Concept" calcext:value-type="string">
            <text:p>http://ontology.ontotext.com/taxonomy/Animalhttp://www.w3.org/2000/01/rdf-schema#subClassOfhttp://ontology.ontotext.com/taxonomy/Concept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 table:formula="of:=VLOOKUP([.A503];[$ontology_before_verisoning.A$1:.A$1048576];1;0)" office:value-type="string" office:string-value="http://ontology.ontotext.com/taxonomy/Animalhttp://www.w3.org/2000/01/rdf-schema#subClassOfhttp://ontology.ontotext.com/taxonomy/Concept" calcext:value-type="string">
            <text:p>http://ontology.ontotext.com/taxonomy/Animalhttp://www.w3.org/2000/01/rdf-schema#subClassOfhttp://ontology.ontotext.com/taxonomy/Concept</text:p>
          </table:table-cell>
          <table:table-cell table:number-columns-repeated="1019"/>
        </table:table-row>
        <table:table-row table:style-name="ro1" table:visibility="filter">
          <table:table-cell table:formula="of:=[.B504]&amp;[.C504]&amp;[.D504]" office:value-type="string" office:string-value="http://ontology.ontotext.com/taxonomy/Animalhttp://www.w3.org/2000/01/rdf-schema#subClassOfhttp://www.w3.org/2002/07/owl#Thing" calcext:value-type="string">
            <text:p>http://ontology.ontotext.com/taxonomy/Animalhttp://www.w3.org/2000/01/rdf-schema#subClassOfhttp://www.w3.org/2002/07/owl#Thing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 table:formula="of:=VLOOKUP([.A504];[$ontology_before_verisoning.A$1:.A$1048576];1;0)" office:value-type="string" office:string-value="http://ontology.ontotext.com/taxonomy/Animalhttp://www.w3.org/2000/01/rdf-schema#subClassOfhttp://www.w3.org/2002/07/owl#Thing" calcext:value-type="string">
            <text:p>http://ontology.ontotext.com/taxonomy/Animalhttp://www.w3.org/2000/01/rdf-schema#subClassOf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505]&amp;[.C505]&amp;[.D505]" office:value-type="string" office:string-value="http://www.w3.org/2000/01/rdf-schema#subClassOfhttp://www.w3.org/2000/01/rdf-schema#domainhttp://www.w3.org/2000/01/rdf-schema#Class" calcext:value-type="string">
            <text:p>http://www.w3.org/2000/01/rdf-schema#subClassOfhttp://www.w3.org/2000/01/rdf-schema#domainhttp://www.w3.org/2000/01/rdf-schema#Class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505];[$ontology_before_verisoning.A$1:.A$1048576];1;0)" office:value-type="string" office:string-value="http://www.w3.org/2000/01/rdf-schema#subClassOfhttp://www.w3.org/2000/01/rdf-schema#domainhttp://www.w3.org/2000/01/rdf-schema#Class" calcext:value-type="string">
            <text:p>http://www.w3.org/2000/01/rdf-schema#subClassOfhttp://www.w3.org/2000/01/rdf-schema#domain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506]&amp;[.C506]&amp;[.D506]" office:value-type="string" office:string-value="http://www.w3.org/1999/02/22-rdf-syntax-ns#subjecthttp://www.w3.org/2000/01/rdf-schema#domainhttp://www.w3.org/1999/02/22-rdf-syntax-ns#Statement" calcext:value-type="string">
            <text:p>http://www.w3.org/1999/02/22-rdf-syntax-ns#subject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subjec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 table:formula="of:=VLOOKUP([.A506];[$ontology_before_verisoning.A$1:.A$1048576];1;0)" office:value-type="string" office:string-value="http://www.w3.org/1999/02/22-rdf-syntax-ns#subjecthttp://www.w3.org/2000/01/rdf-schema#domainhttp://www.w3.org/1999/02/22-rdf-syntax-ns#Statement" calcext:value-type="string">
            <text:p>http://www.w3.org/1999/02/22-rdf-syntax-ns#subjecthttp://www.w3.org/2000/01/rdf-schema#domainhttp://www.w3.org/1999/02/22-rdf-syntax-ns#Statement</text:p>
          </table:table-cell>
          <table:table-cell table:number-columns-repeated="1019"/>
        </table:table-row>
        <table:table-row table:style-name="ro1" table:visibility="filter">
          <table:table-cell table:formula="of:=[.B507]&amp;[.C507]&amp;[.D507]" office:value-type="string" office:string-value="http://www.w3.org/1999/02/22-rdf-syntax-ns#predicatehttp://www.w3.org/2000/01/rdf-schema#domainhttp://www.w3.org/1999/02/22-rdf-syntax-ns#Statement" calcext:value-type="string">
            <text:p>http://www.w3.org/1999/02/22-rdf-syntax-ns#predicate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predic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 table:formula="of:=VLOOKUP([.A507];[$ontology_before_verisoning.A$1:.A$1048576];1;0)" office:value-type="string" office:string-value="http://www.w3.org/1999/02/22-rdf-syntax-ns#predicatehttp://www.w3.org/2000/01/rdf-schema#domainhttp://www.w3.org/1999/02/22-rdf-syntax-ns#Statement" calcext:value-type="string">
            <text:p>http://www.w3.org/1999/02/22-rdf-syntax-ns#predicatehttp://www.w3.org/2000/01/rdf-schema#domainhttp://www.w3.org/1999/02/22-rdf-syntax-ns#Statement</text:p>
          </table:table-cell>
          <table:table-cell table:number-columns-repeated="1019"/>
        </table:table-row>
        <table:table-row table:style-name="ro1" table:visibility="filter">
          <table:table-cell table:formula="of:=[.B508]&amp;[.C508]&amp;[.D508]" office:value-type="string" office:string-value="http://www.w3.org/1999/02/22-rdf-syntax-ns#objecthttp://www.w3.org/2000/01/rdf-schema#domainhttp://www.w3.org/1999/02/22-rdf-syntax-ns#Statement" calcext:value-type="string">
            <text:p>http://www.w3.org/1999/02/22-rdf-syntax-ns#object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objec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 table:formula="of:=VLOOKUP([.A508];[$ontology_before_verisoning.A$1:.A$1048576];1;0)" office:value-type="string" office:string-value="http://www.w3.org/1999/02/22-rdf-syntax-ns#objecthttp://www.w3.org/2000/01/rdf-schema#domainhttp://www.w3.org/1999/02/22-rdf-syntax-ns#Statement" calcext:value-type="string">
            <text:p>http://www.w3.org/1999/02/22-rdf-syntax-ns#objecthttp://www.w3.org/2000/01/rdf-schema#domainhttp://www.w3.org/1999/02/22-rdf-syntax-ns#Statement</text:p>
          </table:table-cell>
          <table:table-cell table:number-columns-repeated="1019"/>
        </table:table-row>
        <table:table-row table:style-name="ro1" table:visibility="filter">
          <table:table-cell table:formula="of:=[.B509]&amp;[.C509]&amp;[.D509]" office:value-type="string" office:string-value="http://www.w3.org/1999/02/22-rdf-syntax-ns#firsthttp://www.w3.org/2000/01/rdf-schema#domainhttp://www.w3.org/1999/02/22-rdf-syntax-ns#List" calcext:value-type="string">
            <text:p>http://www.w3.org/1999/02/22-rdf-syntax-ns#firsthttp://www.w3.org/2000/01/rdf-schema#domainhttp://www.w3.org/1999/02/22-rdf-syntax-ns#List</text:p>
          </table:table-cell>
          <table:table-cell office:value-type="string" calcext:value-type="string">
            <text:p>http://www.w3.org/1999/02/22-rdf-syntax-ns#firs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List</text:p>
          </table:table-cell>
          <table:table-cell table:formula="of:=VLOOKUP([.A509];[$ontology_before_verisoning.A$1:.A$1048576];1;0)" office:value-type="string" office:string-value="http://www.w3.org/1999/02/22-rdf-syntax-ns#firsthttp://www.w3.org/2000/01/rdf-schema#domainhttp://www.w3.org/1999/02/22-rdf-syntax-ns#List" calcext:value-type="string">
            <text:p>http://www.w3.org/1999/02/22-rdf-syntax-ns#firsthttp://www.w3.org/2000/01/rdf-schema#domainhttp://www.w3.org/1999/02/22-rdf-syntax-ns#List</text:p>
          </table:table-cell>
          <table:table-cell table:number-columns-repeated="1019"/>
        </table:table-row>
        <table:table-row table:style-name="ro1" table:visibility="filter">
          <table:table-cell table:formula="of:=[.B510]&amp;[.C510]&amp;[.D510]" office:value-type="string" office:string-value="http://www.w3.org/1999/02/22-rdf-syntax-ns#resthttp://www.w3.org/2000/01/rdf-schema#domainhttp://www.w3.org/1999/02/22-rdf-syntax-ns#List" calcext:value-type="string">
            <text:p>http://www.w3.org/1999/02/22-rdf-syntax-ns#resthttp://www.w3.org/2000/01/rdf-schema#domainhttp://www.w3.org/1999/02/22-rdf-syntax-ns#List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List</text:p>
          </table:table-cell>
          <table:table-cell table:formula="of:=VLOOKUP([.A510];[$ontology_before_verisoning.A$1:.A$1048576];1;0)" office:value-type="string" office:string-value="http://www.w3.org/1999/02/22-rdf-syntax-ns#resthttp://www.w3.org/2000/01/rdf-schema#domainhttp://www.w3.org/1999/02/22-rdf-syntax-ns#List" calcext:value-type="string">
            <text:p>http://www.w3.org/1999/02/22-rdf-syntax-ns#resthttp://www.w3.org/2000/01/rdf-schema#domainhttp://www.w3.org/1999/02/22-rdf-syntax-ns#List</text:p>
          </table:table-cell>
          <table:table-cell table:number-columns-repeated="1019"/>
        </table:table-row>
        <table:table-row table:style-name="ro1" table:visibility="filter">
          <table:table-cell table:formula="of:=[.B511]&amp;[.C511]&amp;[.D511]" office:value-type="string" office:string-value="http://ontology.ontotext.com/taxonomy/preferredLabelhttp://www.w3.org/2000/01/rdf-schema#domainhttp://ontology.ontotext.com/taxonomy/Thing" calcext:value-type="string">
            <text:p>http://ontology.ontotext.com/taxonomy/preferredLabelhttp://www.w3.org/2000/01/rdf-schema#domainhttp://ontology.ontotext.com/taxonomy/Thing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1];[$ontology_before_verisoning.A$1:.A$1048576];1;0)" office:value-type="string" office:string-value="http://ontology.ontotext.com/taxonomy/preferredLabelhttp://www.w3.org/2000/01/rdf-schema#domainhttp://ontology.ontotext.com/taxonomy/Thing" calcext:value-type="string">
            <text:p>http://ontology.ontotext.com/taxonomy/preferredLabel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2]&amp;[.C512]&amp;[.D512]" office:value-type="string" office:string-value="http://ontology.ontotext.com/taxonomy/alternativeLabelhttp://www.w3.org/2000/01/rdf-schema#domainhttp://ontology.ontotext.com/taxonomy/Thing" calcext:value-type="string">
            <text:p>http://ontology.ontotext.com/taxonomy/alternativeLabelhttp://www.w3.org/2000/01/rdf-schema#domainhttp://ontology.ontotext.com/taxonomy/Thing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2];[$ontology_before_verisoning.A$1:.A$1048576];1;0)" office:value-type="string" office:string-value="http://ontology.ontotext.com/taxonomy/alternativeLabelhttp://www.w3.org/2000/01/rdf-schema#domainhttp://ontology.ontotext.com/taxonomy/Thing" calcext:value-type="string">
            <text:p>http://ontology.ontotext.com/taxonomy/alternativeLabel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3]&amp;[.C513]&amp;[.D513]" office:value-type="string" office:string-value="http://ontology.ontotext.com/taxonomy/picturehttp://www.w3.org/2000/01/rdf-schema#domainhttp://ontology.ontotext.com/taxonomy/Thing" calcext:value-type="string">
            <text:p>http://ontology.ontotext.com/taxonomy/picturehttp://www.w3.org/2000/01/rdf-schema#domainhttp://ontology.ontotext.com/taxonomy/Thing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3];[$ontology_before_verisoning.A$1:.A$1048576];1;0)" office:value-type="string" office:string-value="http://ontology.ontotext.com/taxonomy/picturehttp://www.w3.org/2000/01/rdf-schema#domainhttp://ontology.ontotext.com/taxonomy/Thing" calcext:value-type="string">
            <text:p>http://ontology.ontotext.com/taxonomy/picture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4]&amp;[.C514]&amp;[.D514]" office:value-type="string" office:string-value="http://ontology.ontotext.com/taxonomy/thumbnailhttp://www.w3.org/2000/01/rdf-schema#domainhttp://ontology.ontotext.com/taxonomy/Thing" calcext:value-type="string">
            <text:p>http://ontology.ontotext.com/taxonomy/thumbnailhttp://www.w3.org/2000/01/rdf-schema#domainhttp://ontology.ontotext.com/taxonomy/Thing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4];[$ontology_before_verisoning.A$1:.A$1048576];1;0)" office:value-type="string" office:string-value="http://ontology.ontotext.com/taxonomy/thumbnailhttp://www.w3.org/2000/01/rdf-schema#domainhttp://ontology.ontotext.com/taxonomy/Thing" calcext:value-type="string">
            <text:p>http://ontology.ontotext.com/taxonomy/thumbnail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5]&amp;[.C515]&amp;[.D515]" office:value-type="string" office:string-value="http://ontology.ontotext.com/taxonomy/descriptionhttp://www.w3.org/2000/01/rdf-schema#domainhttp://ontology.ontotext.com/taxonomy/Thing" calcext:value-type="string">
            <text:p>http://ontology.ontotext.com/taxonomy/descriptionhttp://www.w3.org/2000/01/rdf-schema#domainhttp://ontology.ontotext.com/taxonomy/Thing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5];[$ontology_before_verisoning.A$1:.A$1048576];1;0)" office:value-type="string" office:string-value="http://ontology.ontotext.com/taxonomy/descriptionhttp://www.w3.org/2000/01/rdf-schema#domainhttp://ontology.ontotext.com/taxonomy/Thing" calcext:value-type="string">
            <text:p>http://ontology.ontotext.com/taxonomy/description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6]&amp;[.C516]&amp;[.D516]" office:value-type="string" office:string-value="http://ontology.ontotext.com/taxonomy/exactMatchhttp://www.w3.org/2000/01/rdf-schema#domainhttp://ontology.ontotext.com/taxonomy/Thing" calcext:value-type="string">
            <text:p>http://ontology.ontotext.com/taxonomy/exactMatchhttp://www.w3.org/2000/01/rdf-schema#domainhttp://ontology.ontotext.com/taxonomy/Thing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16];[$ontology_before_verisoning.A$1:.A$1048576];1;0)" office:value-type="string" office:string-value="http://ontology.ontotext.com/taxonomy/exactMatchhttp://www.w3.org/2000/01/rdf-schema#domainhttp://ontology.ontotext.com/taxonomy/Thing" calcext:value-type="string">
            <text:p>http://ontology.ontotext.com/taxonomy/exactMatchhttp://www.w3.org/2000/01/rdf-schema#domain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17]&amp;[.C517]&amp;[.D517]" office:value-type="string" office:string-value="http://ontology.ontotext.com/taxonomy/generatedhttp://www.w3.org/2000/01/rdf-schema#domainhttp://ontology.ontotext.com/taxonomy/Relation" calcext:value-type="string">
            <text:p>http://ontology.ontotext.com/taxonomy/generatedhttp://www.w3.org/2000/01/rdf-schema#domainhttp://ontology.ontotext.com/taxonomy/Relation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Relation</text:p>
          </table:table-cell>
          <table:table-cell table:formula="of:=VLOOKUP([.A517];[$ontology_before_verisoning.A$1:.A$1048576];1;0)" office:value-type="string" office:string-value="http://ontology.ontotext.com/taxonomy/generatedhttp://www.w3.org/2000/01/rdf-schema#domainhttp://ontology.ontotext.com/taxonomy/Relation" calcext:value-type="string">
            <text:p>http://ontology.ontotext.com/taxonomy/generatedhttp://www.w3.org/2000/01/rdf-schema#domainhttp://ontology.ontotext.com/taxonomy/Relation</text:p>
          </table:table-cell>
          <table:table-cell table:number-columns-repeated="1019"/>
        </table:table-row>
        <table:table-row table:style-name="ro1" table:visibility="filter">
          <table:table-cell table:formula="of:=[.B518]&amp;[.C518]&amp;[.D518]" office:value-type="string" office:string-value="http://ontology.ontotext.com/publishing#featureNamehttp://www.w3.org/2000/01/rdf-schema#domainhttp://ontology.ontotext.com/publishing#Feature" calcext:value-type="string">
            <text:p>http://ontology.ontotext.com/publishing#featureNamehttp://www.w3.org/2000/01/rdf-schema#domainhttp://ontology.ontotext.com/publishing#Feature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Feature</text:p>
          </table:table-cell>
          <table:table-cell table:formula="of:=VLOOKUP([.A518];[$ontology_before_verisoning.A$1:.A$1048576];1;0)" office:value-type="string" office:string-value="http://ontology.ontotext.com/publishing#featureNamehttp://www.w3.org/2000/01/rdf-schema#domainhttp://ontology.ontotext.com/publishing#Feature" calcext:value-type="string">
            <text:p>http://ontology.ontotext.com/publishing#featureNamehttp://www.w3.org/2000/01/rdf-schema#domainhttp://ontology.ontotext.com/publishing#Feature</text:p>
          </table:table-cell>
          <table:table-cell table:number-columns-repeated="1019"/>
        </table:table-row>
        <table:table-row table:style-name="ro1" table:visibility="filter">
          <table:table-cell table:formula="of:=[.B519]&amp;[.C519]&amp;[.D519]" office:value-type="string" office:string-value="http://ontology.ontotext.com/publishing#featureValuehttp://www.w3.org/2000/01/rdf-schema#domainhttp://ontology.ontotext.com/publishing#Feature" calcext:value-type="string">
            <text:p>http://ontology.ontotext.com/publishing#featureValuehttp://www.w3.org/2000/01/rdf-schema#domainhttp://ontology.ontotext.com/publishing#Feature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Feature</text:p>
          </table:table-cell>
          <table:table-cell table:formula="of:=VLOOKUP([.A519];[$ontology_before_verisoning.A$1:.A$1048576];1;0)" office:value-type="string" office:string-value="http://ontology.ontotext.com/publishing#featureValuehttp://www.w3.org/2000/01/rdf-schema#domainhttp://ontology.ontotext.com/publishing#Feature" calcext:value-type="string">
            <text:p>http://ontology.ontotext.com/publishing#featureValuehttp://www.w3.org/2000/01/rdf-schema#domainhttp://ontology.ontotext.com/publishing#Feature</text:p>
          </table:table-cell>
          <table:table-cell table:number-columns-repeated="1019"/>
        </table:table-row>
        <table:table-row table:style-name="ro1" table:visibility="filter">
          <table:table-cell table:formula="of:=[.B520]&amp;[.C520]&amp;[.D520]" office:value-type="string" office:string-value="http://ontology.ontotext.com/publishing#hasInstancehttp://www.w3.org/2000/01/rdf-schema#domainhttp://ontology.ontotext.com/publishing#Mention" calcext:value-type="string">
            <text:p>http://ontology.ontotext.com/publishing#hasInstancehttp://www.w3.org/2000/01/rdf-schema#domainhttp://ontology.ontotext.com/publishing#Mention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520];[$ontology_before_verisoning.A$1:.A$1048576];1;0)" office:value-type="string" office:string-value="http://ontology.ontotext.com/publishing#hasInstancehttp://www.w3.org/2000/01/rdf-schema#domainhttp://ontology.ontotext.com/publishing#Mention" calcext:value-type="string">
            <text:p>http://ontology.ontotext.com/publishing#hasInstancehttp://www.w3.org/2000/01/rdf-schema#domain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521]&amp;[.C521]&amp;[.D521]" office:value-type="string" office:string-value="http://ontology.ontotext.com/publishing#hasClasshttp://www.w3.org/2000/01/rdf-schema#domainhttp://ontology.ontotext.com/publishing#Mention" calcext:value-type="string">
            <text:p>http://ontology.ontotext.com/publishing#hasClasshttp://www.w3.org/2000/01/rdf-schema#domainhttp://ontology.ontotext.com/publishing#Mention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521];[$ontology_before_verisoning.A$1:.A$1048576];1;0)" office:value-type="string" office:string-value="http://ontology.ontotext.com/publishing#hasClasshttp://www.w3.org/2000/01/rdf-schema#domainhttp://ontology.ontotext.com/publishing#Mention" calcext:value-type="string">
            <text:p>http://ontology.ontotext.com/publishing#hasClasshttp://www.w3.org/2000/01/rdf-schema#domain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522]&amp;[.C522]&amp;[.D522]" office:value-type="string" office:string-value="http://ontology.ontotext.com/publishing#annotationTypehttp://www.w3.org/2000/01/rdf-schema#domainhttp://ontology.ontotext.com/publishing#Mention" calcext:value-type="string">
            <text:p>http://ontology.ontotext.com/publishing#annotationTypehttp://www.w3.org/2000/01/rdf-schema#domainhttp://ontology.ontotext.com/publishing#Mention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522];[$ontology_before_verisoning.A$1:.A$1048576];1;0)" office:value-type="string" office:string-value="http://ontology.ontotext.com/publishing#annotationTypehttp://www.w3.org/2000/01/rdf-schema#domainhttp://ontology.ontotext.com/publishing#Mention" calcext:value-type="string">
            <text:p>http://ontology.ontotext.com/publishing#annotationTypehttp://www.w3.org/2000/01/rdf-schema#domain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523]&amp;[.C523]&amp;[.D523]" office:value-type="string" office:string-value="http://ontology.ontotext.com/publishing#annotationStringhttp://www.w3.org/2000/01/rdf-schema#domainhttp://ontology.ontotext.com/publishing#Mention" calcext:value-type="string">
            <text:p>http://ontology.ontotext.com/publishing#annotationStringhttp://www.w3.org/2000/01/rdf-schema#domainhttp://ontology.ontotext.com/publishing#Mention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523];[$ontology_before_verisoning.A$1:.A$1048576];1;0)" office:value-type="string" office:string-value="http://ontology.ontotext.com/publishing#annotationStringhttp://www.w3.org/2000/01/rdf-schema#domainhttp://ontology.ontotext.com/publishing#Mention" calcext:value-type="string">
            <text:p>http://ontology.ontotext.com/publishing#annotationStringhttp://www.w3.org/2000/01/rdf-schema#domain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524]&amp;[.C524]&amp;[.D524]" office:value-type="string" office:string-value="http://ontology.ontotext.com/publishing#mentionScorehttp://www.w3.org/2000/01/rdf-schema#domainhttp://ontology.ontotext.com/publishing#Mention" calcext:value-type="string">
            <text:p>http://ontology.ontotext.com/publishing#mentionScorehttp://www.w3.org/2000/01/rdf-schema#domainhttp://ontology.ontotext.com/publishing#Mention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 table:formula="of:=VLOOKUP([.A524];[$ontology_before_verisoning.A$1:.A$1048576];1;0)" office:value-type="string" office:string-value="http://ontology.ontotext.com/publishing#mentionScorehttp://www.w3.org/2000/01/rdf-schema#domainhttp://ontology.ontotext.com/publishing#Mention" calcext:value-type="string">
            <text:p>http://ontology.ontotext.com/publishing#mentionScorehttp://www.w3.org/2000/01/rdf-schema#domainhttp://ontology.ontotext.com/publishing#Mention</text:p>
          </table:table-cell>
          <table:table-cell table:number-columns-repeated="1019"/>
        </table:table-row>
        <table:table-row table:style-name="ro1" table:visibility="filter">
          <table:table-cell table:formula="of:=[.B525]&amp;[.C525]&amp;[.D525]" office:value-type="string" office:string-value="http://ontology.ontotext.com/publishing#startOffsethttp://www.w3.org/2000/01/rdf-schema#domainhttp://ontology.ontotext.com/publishing#TextMention" calcext:value-type="string">
            <text:p>http://ontology.ontotext.com/publishing#startOffsethttp://www.w3.org/2000/01/rdf-schema#domainhttp://ontology.ontotext.com/publishing#TextMention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TextMention</text:p>
          </table:table-cell>
          <table:table-cell table:formula="of:=VLOOKUP([.A525];[$ontology_before_verisoning.A$1:.A$1048576];1;0)" office:value-type="string" office:string-value="http://ontology.ontotext.com/publishing#startOffsethttp://www.w3.org/2000/01/rdf-schema#domainhttp://ontology.ontotext.com/publishing#TextMention" calcext:value-type="string">
            <text:p>http://ontology.ontotext.com/publishing#startOffsethttp://www.w3.org/2000/01/rdf-schema#domainhttp://ontology.ontotext.com/publishing#TextMention</text:p>
          </table:table-cell>
          <table:table-cell table:number-columns-repeated="1019"/>
        </table:table-row>
        <table:table-row table:style-name="ro1" table:visibility="filter">
          <table:table-cell table:formula="of:=[.B526]&amp;[.C526]&amp;[.D526]" office:value-type="string" office:string-value="http://ontology.ontotext.com/publishing#endOffsethttp://www.w3.org/2000/01/rdf-schema#domainhttp://ontology.ontotext.com/publishing#TextMention" calcext:value-type="string">
            <text:p>http://ontology.ontotext.com/publishing#endOffsethttp://www.w3.org/2000/01/rdf-schema#domainhttp://ontology.ontotext.com/publishing#TextMention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TextMention</text:p>
          </table:table-cell>
          <table:table-cell table:formula="of:=VLOOKUP([.A526];[$ontology_before_verisoning.A$1:.A$1048576];1;0)" office:value-type="string" office:string-value="http://ontology.ontotext.com/publishing#endOffsethttp://www.w3.org/2000/01/rdf-schema#domainhttp://ontology.ontotext.com/publishing#TextMention" calcext:value-type="string">
            <text:p>http://ontology.ontotext.com/publishing#endOffsethttp://www.w3.org/2000/01/rdf-schema#domainhttp://ontology.ontotext.com/publishing#TextMention</text:p>
          </table:table-cell>
          <table:table-cell table:number-columns-repeated="1019"/>
        </table:table-row>
        <table:table-row table:style-name="ro1" table:visibility="filter">
          <table:table-cell table:formula="of:=[.B527]&amp;[.C527]&amp;[.D527]" office:value-type="string" office:string-value="http://ontology.ontotext.com/publishing#titlehttp://www.w3.org/2000/01/rdf-schema#domainhttp://ontology.ontotext.com/publishing#Asset" calcext:value-type="string">
            <text:p>http://ontology.ontotext.com/publishing#titlehttp://www.w3.org/2000/01/rdf-schema#domainhttp://ontology.ontotext.com/publishing#Asset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27];[$ontology_before_verisoning.A$1:.A$1048576];1;0)" office:value-type="string" office:string-value="http://ontology.ontotext.com/publishing#titlehttp://www.w3.org/2000/01/rdf-schema#domainhttp://ontology.ontotext.com/publishing#Asset" calcext:value-type="string">
            <text:p>http://ontology.ontotext.com/publishing#title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28]&amp;[.C528]&amp;[.D528]" office:value-type="string" office:string-value="http://ontology.ontotext.com/publishing#authorhttp://www.w3.org/2000/01/rdf-schema#domainhttp://ontology.ontotext.com/publishing#Asset" calcext:value-type="string">
            <text:p>http://ontology.ontotext.com/publishing#authorhttp://www.w3.org/2000/01/rdf-schema#domainhttp://ontology.ontotext.com/publishing#Asset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28];[$ontology_before_verisoning.A$1:.A$1048576];1;0)" office:value-type="string" office:string-value="http://ontology.ontotext.com/publishing#authorhttp://www.w3.org/2000/01/rdf-schema#domainhttp://ontology.ontotext.com/publishing#Asset" calcext:value-type="string">
            <text:p>http://ontology.ontotext.com/publishing#author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29]&amp;[.C529]&amp;[.D529]" office:value-type="string" office:string-value="http://ontology.ontotext.com/publishing#sourcehttp://www.w3.org/2000/01/rdf-schema#domainhttp://ontology.ontotext.com/publishing#Asset" calcext:value-type="string">
            <text:p>http://ontology.ontotext.com/publishing#sourcehttp://www.w3.org/2000/01/rdf-schema#domainhttp://ontology.ontotext.com/publishing#Asset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29];[$ontology_before_verisoning.A$1:.A$1048576];1;0)" office:value-type="string" office:string-value="http://ontology.ontotext.com/publishing#sourcehttp://www.w3.org/2000/01/rdf-schema#domainhttp://ontology.ontotext.com/publishing#Asset" calcext:value-type="string">
            <text:p>http://ontology.ontotext.com/publishing#source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30]&amp;[.C530]&amp;[.D530]" office:value-type="string" office:string-value="http://ontology.ontotext.com/publishing#creationDatehttp://www.w3.org/2000/01/rdf-schema#domainhttp://ontology.ontotext.com/publishing#Asset" calcext:value-type="string">
            <text:p>http://ontology.ontotext.com/publishing#creationDatehttp://www.w3.org/2000/01/rdf-schema#domainhttp://ontology.ontotext.com/publishing#Asset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30];[$ontology_before_verisoning.A$1:.A$1048576];1;0)" office:value-type="string" office:string-value="http://ontology.ontotext.com/publishing#creationDatehttp://www.w3.org/2000/01/rdf-schema#domainhttp://ontology.ontotext.com/publishing#Asset" calcext:value-type="string">
            <text:p>http://ontology.ontotext.com/publishing#creationDate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31]&amp;[.C531]&amp;[.D531]" office:value-type="string" office:string-value="http://ontology.ontotext.com/publishing#contenthttp://www.w3.org/2000/01/rdf-schema#domainhttp://ontology.ontotext.com/publishing#Asset" calcext:value-type="string">
            <text:p>http://ontology.ontotext.com/publishing#contenthttp://www.w3.org/2000/01/rdf-schema#domainhttp://ontology.ontotext.com/publishing#Asset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31];[$ontology_before_verisoning.A$1:.A$1048576];1;0)" office:value-type="string" office:string-value="http://ontology.ontotext.com/publishing#contenthttp://www.w3.org/2000/01/rdf-schema#domainhttp://ontology.ontotext.com/publishing#Asset" calcext:value-type="string">
            <text:p>http://ontology.ontotext.com/publishing#content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32]&amp;[.C532]&amp;[.D532]" office:value-type="string" office:string-value="http://ontology.ontotext.com/publishing#customFeaturehttp://www.w3.org/2000/01/rdf-schema#domainhttp://ontology.ontotext.com/publishing#Asset" calcext:value-type="string">
            <text:p>http://ontology.ontotext.com/publishing#customFeaturehttp://www.w3.org/2000/01/rdf-schema#domainhttp://ontology.ontotext.com/publishing#Asset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 table:formula="of:=VLOOKUP([.A532];[$ontology_before_verisoning.A$1:.A$1048576];1;0)" office:value-type="string" office:string-value="http://ontology.ontotext.com/publishing#customFeaturehttp://www.w3.org/2000/01/rdf-schema#domainhttp://ontology.ontotext.com/publishing#Asset" calcext:value-type="string">
            <text:p>http://ontology.ontotext.com/publishing#customFeaturehttp://www.w3.org/2000/01/rdf-schema#domainhttp://ontology.ontotext.com/publishing#Asset</text:p>
          </table:table-cell>
          <table:table-cell table:number-columns-repeated="1019"/>
        </table:table-row>
        <table:table-row table:style-name="ro1" table:visibility="filter">
          <table:table-cell table:formula="of:=[.B533]&amp;[.C533]&amp;[.D533]" office:value-type="string" office:string-value="http://ontology.ontotext.com/publishing#summaryhttp://www.w3.org/2000/01/rdf-schema#domainhttp://ontology.ontotext.com/publishing#Document" calcext:value-type="string">
            <text:p>http://ontology.ontotext.com/publishing#summaryhttp://www.w3.org/2000/01/rdf-schema#domainhttp://ontology.ontotext.com/publishing#Document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33];[$ontology_before_verisoning.A$1:.A$1048576];1;0)" office:value-type="string" office:string-value="http://ontology.ontotext.com/publishing#summaryhttp://www.w3.org/2000/01/rdf-schema#domainhttp://ontology.ontotext.com/publishing#Document" calcext:value-type="string">
            <text:p>http://ontology.ontotext.com/publishing#summaryhttp://www.w3.org/2000/01/rdf-schema#domain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34]&amp;[.C534]&amp;[.D534]" office:value-type="string" office:string-value="http://ontology.ontotext.com/publishing#containsMentionhttp://www.w3.org/2000/01/rdf-schema#domainhttp://ontology.ontotext.com/publishing#Document" calcext:value-type="string">
            <text:p>http://ontology.ontotext.com/publishing#containsMentionhttp://www.w3.org/2000/01/rdf-schema#domainhttp://ontology.ontotext.com/publishing#Document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34];[$ontology_before_verisoning.A$1:.A$1048576];1;0)" office:value-type="string" office:string-value="http://ontology.ontotext.com/publishing#containsMentionhttp://www.w3.org/2000/01/rdf-schema#domainhttp://ontology.ontotext.com/publishing#Document" calcext:value-type="string">
            <text:p>http://ontology.ontotext.com/publishing#containsMentionhttp://www.w3.org/2000/01/rdf-schema#domain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35]&amp;[.C535]&amp;[.D535]" office:value-type="string" office:string-value="http://ontology.ontotext.com/publishing#originalUrlhttp://www.w3.org/2000/01/rdf-schema#domainhttp://ontology.ontotext.com/publishing#Document" calcext:value-type="string">
            <text:p>http://ontology.ontotext.com/publishing#originalUrlhttp://www.w3.org/2000/01/rdf-schema#domainhttp://ontology.ontotext.com/publishing#Document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35];[$ontology_before_verisoning.A$1:.A$1048576];1;0)" office:value-type="string" office:string-value="http://ontology.ontotext.com/publishing#originalUrlhttp://www.w3.org/2000/01/rdf-schema#domainhttp://ontology.ontotext.com/publishing#Document" calcext:value-type="string">
            <text:p>http://ontology.ontotext.com/publishing#originalUrlhttp://www.w3.org/2000/01/rdf-schema#domain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36]&amp;[.C536]&amp;[.D536]" office:value-type="string" office:string-value="http://ontology.ontotext.com/publishing#hasCategoryhttp://www.w3.org/2000/01/rdf-schema#domainhttp://ontology.ontotext.com/publishing#Document" calcext:value-type="string">
            <text:p>http://ontology.ontotext.com/publishing#hasCategoryhttp://www.w3.org/2000/01/rdf-schema#domainhttp://ontology.ontotext.com/publishing#Document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36];[$ontology_before_verisoning.A$1:.A$1048576];1;0)" office:value-type="string" office:string-value="http://ontology.ontotext.com/publishing#hasCategoryhttp://www.w3.org/2000/01/rdf-schema#domainhttp://ontology.ontotext.com/publishing#Document" calcext:value-type="string">
            <text:p>http://ontology.ontotext.com/publishing#hasCategoryhttp://www.w3.org/2000/01/rdf-schema#domain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37]&amp;[.C537]&amp;[.D537]" office:value-type="string" office:string-value="http://ontology.ontotext.com/publishing#hasImagehttp://www.w3.org/2000/01/rdf-schema#domainhttp://ontology.ontotext.com/publishing#PresentableDocument" calcext:value-type="string">
            <text:p>http://ontology.ontotext.com/publishing#hasImagehttp://www.w3.org/2000/01/rdf-schema#domainhttp://ontology.ontotext.com/publishing#PresentableDocument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esentableDocument</text:p>
          </table:table-cell>
          <table:table-cell table:formula="of:=VLOOKUP([.A537];[$ontology_before_verisoning.A$1:.A$1048576];1;0)" office:value-type="string" office:string-value="http://ontology.ontotext.com/publishing#hasImagehttp://www.w3.org/2000/01/rdf-schema#domainhttp://ontology.ontotext.com/publishing#PresentableDocument" calcext:value-type="string">
            <text:p>http://ontology.ontotext.com/publishing#hasImagehttp://www.w3.org/2000/01/rdf-schema#domainhttp://ontology.ontotext.com/publishing#PresentableDocument</text:p>
          </table:table-cell>
          <table:table-cell table:number-columns-repeated="1019"/>
        </table:table-row>
        <table:table-row table:style-name="ro1" table:visibility="filter">
          <table:table-cell table:formula="of:=[.B538]&amp;[.C538]&amp;[.D538]" office:value-type="string" office:string-value="http://ontology.ontotext.com/publishing#hasVideohttp://www.w3.org/2000/01/rdf-schema#domainhttp://ontology.ontotext.com/publishing#PresentableDocument" calcext:value-type="string">
            <text:p>http://ontology.ontotext.com/publishing#hasVideohttp://www.w3.org/2000/01/rdf-schema#domainhttp://ontology.ontotext.com/publishing#PresentableDocument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esentableDocument</text:p>
          </table:table-cell>
          <table:table-cell table:formula="of:=VLOOKUP([.A538];[$ontology_before_verisoning.A$1:.A$1048576];1;0)" office:value-type="string" office:string-value="http://ontology.ontotext.com/publishing#hasVideohttp://www.w3.org/2000/01/rdf-schema#domainhttp://ontology.ontotext.com/publishing#PresentableDocument" calcext:value-type="string">
            <text:p>http://ontology.ontotext.com/publishing#hasVideohttp://www.w3.org/2000/01/rdf-schema#domainhttp://ontology.ontotext.com/publishing#PresentableDocument</text:p>
          </table:table-cell>
          <table:table-cell table:number-columns-repeated="1019"/>
        </table:table-row>
        <table:table-row table:style-name="ro1" table:visibility="filter">
          <table:table-cell table:formula="of:=[.B539]&amp;[.C539]&amp;[.D539]" office:value-type="string" office:string-value="http://ontology.ontotext.com/publishing#hasDocumenthttp://www.w3.org/2000/01/rdf-schema#domainhttp://ontology.ontotext.com/publishing#DocumentCluster" calcext:value-type="string">
            <text:p>http://ontology.ontotext.com/publishing#hasDocume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 table:formula="of:=VLOOKUP([.A539];[$ontology_before_verisoning.A$1:.A$1048576];1;0)" office:value-type="string" office:string-value="http://ontology.ontotext.com/publishing#hasDocumenthttp://www.w3.org/2000/01/rdf-schema#domainhttp://ontology.ontotext.com/publishing#DocumentCluster" calcext:value-type="string">
            <text:p>http://ontology.ontotext.com/publishing#hasDocumenthttp://www.w3.org/2000/01/rdf-schema#domainhttp://ontology.ontotext.com/publishing#DocumentCluster</text:p>
          </table:table-cell>
          <table:table-cell table:number-columns-repeated="1019"/>
        </table:table-row>
        <table:table-row table:style-name="ro1" table:visibility="filter">
          <table:table-cell table:formula="of:=[.B540]&amp;[.C540]&amp;[.D540]" office:value-type="string" office:string-value="http://ontology.ontotext.com/publishing#mostRepresentativeDocumenthttp://www.w3.org/2000/01/rdf-schema#domainhttp://ontology.ontotext.com/publishing#DocumentCluster" calcext:value-type="string">
            <text:p>http://ontology.ontotext.com/publishing#mostRepresentativeDocume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 table:formula="of:=VLOOKUP([.A540];[$ontology_before_verisoning.A$1:.A$1048576];1;0)" office:value-type="string" office:string-value="http://ontology.ontotext.com/publishing#mostRepresentativeDocumenthttp://www.w3.org/2000/01/rdf-schema#domainhttp://ontology.ontotext.com/publishing#DocumentCluster" calcext:value-type="string">
            <text:p>http://ontology.ontotext.com/publishing#mostRepresentativeDocumenthttp://www.w3.org/2000/01/rdf-schema#domainhttp://ontology.ontotext.com/publishing#DocumentCluster</text:p>
          </table:table-cell>
          <table:table-cell table:number-columns-repeated="1019"/>
        </table:table-row>
        <table:table-row table:style-name="ro1" table:visibility="filter">
          <table:table-cell table:formula="of:=[.B541]&amp;[.C541]&amp;[.D541]" office:value-type="string" office:string-value="http://ontology.ontotext.com/publishing#articlesCounthttp://www.w3.org/2000/01/rdf-schema#domainhttp://ontology.ontotext.com/publishing#DocumentCluster" calcext:value-type="string">
            <text:p>http://ontology.ontotext.com/publishing#articlesCou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 table:formula="of:=VLOOKUP([.A541];[$ontology_before_verisoning.A$1:.A$1048576];1;0)" office:value-type="string" office:string-value="http://ontology.ontotext.com/publishing#articlesCounthttp://www.w3.org/2000/01/rdf-schema#domainhttp://ontology.ontotext.com/publishing#DocumentCluster" calcext:value-type="string">
            <text:p>http://ontology.ontotext.com/publishing#articlesCounthttp://www.w3.org/2000/01/rdf-schema#domainhttp://ontology.ontotext.com/publishing#DocumentCluster</text:p>
          </table:table-cell>
          <table:table-cell table:number-columns-repeated="1019"/>
        </table:table-row>
        <table:table-row table:style-name="ro1" table:visibility="filter">
          <table:table-cell table:formula="of:=[.B542]&amp;[.C542]&amp;[.D542]" office:value-type="string" office:string-value="http://ontology.ontotext.com/publishing#clusterStartDatehttp://www.w3.org/2000/01/rdf-schema#domainhttp://ontology.ontotext.com/publishing#DocumentCluster" calcext:value-type="string">
            <text:p>http://ontology.ontotext.com/publishing#clusterStartDate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 table:formula="of:=VLOOKUP([.A542];[$ontology_before_verisoning.A$1:.A$1048576];1;0)" office:value-type="string" office:string-value="http://ontology.ontotext.com/publishing#clusterStartDatehttp://www.w3.org/2000/01/rdf-schema#domainhttp://ontology.ontotext.com/publishing#DocumentCluster" calcext:value-type="string">
            <text:p>http://ontology.ontotext.com/publishing#clusterStartDatehttp://www.w3.org/2000/01/rdf-schema#domainhttp://ontology.ontotext.com/publishing#DocumentCluster</text:p>
          </table:table-cell>
          <table:table-cell table:number-columns-repeated="1019"/>
        </table:table-row>
        <table:table-row table:style-name="ro1" table:visibility="filter">
          <table:table-cell table:formula="of:=[.B543]&amp;[.C543]&amp;[.D543]" office:value-type="string" office:string-value="http://ontology.ontotext.com/publishing#clusterEndDatehttp://www.w3.org/2000/01/rdf-schema#domainhttp://ontology.ontotext.com/publishing#DocumentCluster" calcext:value-type="string">
            <text:p>http://ontology.ontotext.com/publishing#clusterEndDate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 table:formula="of:=VLOOKUP([.A543];[$ontology_before_verisoning.A$1:.A$1048576];1;0)" office:value-type="string" office:string-value="http://ontology.ontotext.com/publishing#clusterEndDatehttp://www.w3.org/2000/01/rdf-schema#domainhttp://ontology.ontotext.com/publishing#DocumentCluster" calcext:value-type="string">
            <text:p>http://ontology.ontotext.com/publishing#clusterEndDatehttp://www.w3.org/2000/01/rdf-schema#domainhttp://ontology.ontotext.com/publishing#DocumentCluster</text:p>
          </table:table-cell>
          <table:table-cell table:number-columns-repeated="1019"/>
        </table:table-row>
        <table:table-row table:style-name="ro1" table:visibility="filter">
          <table:table-cell table:formula="of:=[.B544]&amp;[.C544]&amp;[.D544]" office:value-type="string" office:string-value="http://ontology.ontotext.com/publishing#hasChannelhttp://www.w3.org/2000/01/rdf-schema#domainhttp://ontology.ontotext.com/publishing#ProfileInformation" calcext:value-type="string">
            <text:p>http://ontology.ontotext.com/publishing#hasChannelhttp://www.w3.org/2000/01/rdf-schema#domainhttp://ontology.ontotext.com/publishing#ProfileInformation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ofileInformation</text:p>
          </table:table-cell>
          <table:table-cell table:formula="of:=VLOOKUP([.A544];[$ontology_before_verisoning.A$1:.A$1048576];1;0)" office:value-type="string" office:string-value="http://ontology.ontotext.com/publishing#hasChannelhttp://www.w3.org/2000/01/rdf-schema#domainhttp://ontology.ontotext.com/publishing#ProfileInformation" calcext:value-type="string">
            <text:p>http://ontology.ontotext.com/publishing#hasChannelhttp://www.w3.org/2000/01/rdf-schema#domainhttp://ontology.ontotext.com/publishing#ProfileInformation</text:p>
          </table:table-cell>
          <table:table-cell table:number-columns-repeated="1019"/>
        </table:table-row>
        <table:table-row table:style-name="ro1" table:visibility="filter">
          <table:table-cell table:formula="of:=[.B545]&amp;[.C545]&amp;[.D545]" office:value-type="string" office:string-value="http://ontology.ontotext.com/publishing#hasUserhttp://www.w3.org/2000/01/rdf-schema#domainhttp://ontology.ontotext.com/publishing#ProfileInformation" calcext:value-type="string">
            <text:p>http://ontology.ontotext.com/publishing#hasUserhttp://www.w3.org/2000/01/rdf-schema#domainhttp://ontology.ontotext.com/publishing#ProfileInformation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ofileInformation</text:p>
          </table:table-cell>
          <table:table-cell table:formula="of:=VLOOKUP([.A545];[$ontology_before_verisoning.A$1:.A$1048576];1;0)" office:value-type="string" office:string-value="http://ontology.ontotext.com/publishing#hasUserhttp://www.w3.org/2000/01/rdf-schema#domainhttp://ontology.ontotext.com/publishing#ProfileInformation" calcext:value-type="string">
            <text:p>http://ontology.ontotext.com/publishing#hasUserhttp://www.w3.org/2000/01/rdf-schema#domainhttp://ontology.ontotext.com/publishing#ProfileInformation</text:p>
          </table:table-cell>
          <table:table-cell table:number-columns-repeated="1019"/>
        </table:table-row>
        <table:table-row table:style-name="ro1" table:visibility="filter">
          <table:table-cell table:formula="of:=[.B546]&amp;[.C546]&amp;[.D546]" office:value-type="string" office:string-value="http://ontology.ontotext.com/publishing#hasConstrainthttp://www.w3.org/2000/01/rdf-schema#domainhttp://ontology.ontotext.com/publishing#Channel" calcext:value-type="string">
            <text:p>http://ontology.ontotext.com/publishing#hasConstrainthttp://www.w3.org/2000/01/rdf-schema#domainhttp://ontology.ontotext.com/publishing#Channel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Channel</text:p>
          </table:table-cell>
          <table:table-cell table:formula="of:=VLOOKUP([.A546];[$ontology_before_verisoning.A$1:.A$1048576];1;0)" office:value-type="string" office:string-value="http://ontology.ontotext.com/publishing#hasConstrainthttp://www.w3.org/2000/01/rdf-schema#domainhttp://ontology.ontotext.com/publishing#Channel" calcext:value-type="string">
            <text:p>http://ontology.ontotext.com/publishing#hasConstrainthttp://www.w3.org/2000/01/rdf-schema#domainhttp://ontology.ontotext.com/publishing#Channel</text:p>
          </table:table-cell>
          <table:table-cell table:number-columns-repeated="1019"/>
        </table:table-row>
        <table:table-row table:style-name="ro1" table:visibility="filter">
          <table:table-cell table:formula="of:=[.B547]&amp;[.C547]&amp;[.D547]" office:value-type="string" office:string-value="http://ontology.ontotext.com/publishing#channelIndexhttp://www.w3.org/2000/01/rdf-schema#domainhttp://ontology.ontotext.com/publishing#Channel" calcext:value-type="string">
            <text:p>http://ontology.ontotext.com/publishing#channelIndexhttp://www.w3.org/2000/01/rdf-schema#domainhttp://ontology.ontotext.com/publishing#Channel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Channel</text:p>
          </table:table-cell>
          <table:table-cell table:formula="of:=VLOOKUP([.A547];[$ontology_before_verisoning.A$1:.A$1048576];1;0)" office:value-type="string" office:string-value="http://ontology.ontotext.com/publishing#channelIndexhttp://www.w3.org/2000/01/rdf-schema#domainhttp://ontology.ontotext.com/publishing#Channel" calcext:value-type="string">
            <text:p>http://ontology.ontotext.com/publishing#channelIndexhttp://www.w3.org/2000/01/rdf-schema#domainhttp://ontology.ontotext.com/publishing#Channel</text:p>
          </table:table-cell>
          <table:table-cell table:number-columns-repeated="1019"/>
        </table:table-row>
        <table:table-row table:style-name="ro1" table:visibility="filter">
          <table:table-cell table:formula="of:=[.B548]&amp;[.C548]&amp;[.D548]" office:value-type="string" office:string-value="http://ontology.ontotext.com/publishing#hasEntitySourcehttp://www.w3.org/2000/01/rdf-schema#domainhttp://www.w3.org/2002/07/owl#Thing" calcext:value-type="string">
            <text:p>http://ontology.ontotext.com/publishing#hasEntitySourcehttp://www.w3.org/2000/01/rdf-schema#domainhttp://www.w3.org/2002/07/owl#Thing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2/07/owl#Thing</text:p>
          </table:table-cell>
          <table:table-cell table:formula="of:=VLOOKUP([.A548];[$ontology_before_verisoning.A$1:.A$1048576];1;0)" office:value-type="string" office:string-value="http://ontology.ontotext.com/publishing#hasEntitySourcehttp://www.w3.org/2000/01/rdf-schema#domainhttp://www.w3.org/2002/07/owl#Thing" calcext:value-type="string">
            <text:p>http://ontology.ontotext.com/publishing#hasEntitySourcehttp://www.w3.org/2000/01/rdf-schema#domain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549]&amp;[.C549]&amp;[.D549]" office:value-type="string" office:string-value="http://www.w3.org/2000/01/rdf-schema#subClassOfhttp://www.w3.org/2000/01/rdf-schema#rangehttp://www.w3.org/2000/01/rdf-schema#Class" calcext:value-type="string">
            <text:p>http://www.w3.org/2000/01/rdf-schema#subClassOfhttp://www.w3.org/2000/01/rdf-schema#rangehttp://www.w3.org/2000/01/rdf-schema#Class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549];[$ontology_before_verisoning.A$1:.A$1048576];1;0)" office:value-type="string" office:string-value="http://www.w3.org/2000/01/rdf-schema#subClassOfhttp://www.w3.org/2000/01/rdf-schema#rangehttp://www.w3.org/2000/01/rdf-schema#Class" calcext:value-type="string">
            <text:p>http://www.w3.org/2000/01/rdf-schema#subClassOfhttp://www.w3.org/2000/01/rdf-schema#rang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550]&amp;[.C550]&amp;[.D550]" office:value-type="string" office:string-value="http://www.w3.org/2000/01/rdf-schema#domainhttp://www.w3.org/2000/01/rdf-schema#rangehttp://www.w3.org/2000/01/rdf-schema#Class" calcext:value-type="string">
            <text:p>http://www.w3.org/2000/01/rdf-schema#domainhttp://www.w3.org/2000/01/rdf-schema#rangehttp://www.w3.org/2000/01/rdf-schema#Class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550];[$ontology_before_verisoning.A$1:.A$1048576];1;0)" office:value-type="string" office:string-value="http://www.w3.org/2000/01/rdf-schema#domainhttp://www.w3.org/2000/01/rdf-schema#rangehttp://www.w3.org/2000/01/rdf-schema#Class" calcext:value-type="string">
            <text:p>http://www.w3.org/2000/01/rdf-schema#domainhttp://www.w3.org/2000/01/rdf-schema#rang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551]&amp;[.C551]&amp;[.D551]" office:value-type="string" office:string-value="http://www.w3.org/2000/01/rdf-schema#rangehttp://www.w3.org/2000/01/rdf-schema#rangehttp://www.w3.org/2000/01/rdf-schema#Class" calcext:value-type="string">
            <text:p>http://www.w3.org/2000/01/rdf-schema#rangehttp://www.w3.org/2000/01/rdf-schema#rangehttp://www.w3.org/2000/01/rdf-schema#Class</text:p>
          </table:table-cell>
          <table:table-cell table:number-columns-repeated="2"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 table:formula="of:=VLOOKUP([.A551];[$ontology_before_verisoning.A$1:.A$1048576];1;0)" office:value-type="string" office:string-value="http://www.w3.org/2000/01/rdf-schema#rangehttp://www.w3.org/2000/01/rdf-schema#rangehttp://www.w3.org/2000/01/rdf-schema#Class" calcext:value-type="string">
            <text:p>http://www.w3.org/2000/01/rdf-schema#rangehttp://www.w3.org/2000/01/rdf-schema#rangehttp://www.w3.org/2000/01/rdf-schema#Class</text:p>
          </table:table-cell>
          <table:table-cell table:number-columns-repeated="1019"/>
        </table:table-row>
        <table:table-row table:style-name="ro1" table:visibility="filter">
          <table:table-cell table:formula="of:=[.B552]&amp;[.C552]&amp;[.D552]" office:value-type="string" office:string-value="http://www.w3.org/1999/02/22-rdf-syntax-ns#resthttp://www.w3.org/2000/01/rdf-schema#rangehttp://www.w3.org/1999/02/22-rdf-syntax-ns#List" calcext:value-type="string">
            <text:p>http://www.w3.org/1999/02/22-rdf-syntax-ns#resthttp://www.w3.org/2000/01/rdf-schema#rangehttp://www.w3.org/1999/02/22-rdf-syntax-ns#List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1999/02/22-rdf-syntax-ns#List</text:p>
          </table:table-cell>
          <table:table-cell table:formula="of:=VLOOKUP([.A552];[$ontology_before_verisoning.A$1:.A$1048576];1;0)" office:value-type="string" office:string-value="http://www.w3.org/1999/02/22-rdf-syntax-ns#resthttp://www.w3.org/2000/01/rdf-schema#rangehttp://www.w3.org/1999/02/22-rdf-syntax-ns#List" calcext:value-type="string">
            <text:p>http://www.w3.org/1999/02/22-rdf-syntax-ns#resthttp://www.w3.org/2000/01/rdf-schema#rangehttp://www.w3.org/1999/02/22-rdf-syntax-ns#List</text:p>
          </table:table-cell>
          <table:table-cell table:number-columns-repeated="1019"/>
        </table:table-row>
        <table:table-row table:style-name="ro1" table:visibility="filter">
          <table:table-cell table:formula="of:=[.B553]&amp;[.C553]&amp;[.D553]" office:value-type="string" office:string-value="http://www.w3.org/2000/01/rdf-schema#commenthttp://www.w3.org/2000/01/rdf-schema#rangehttp://www.w3.org/2000/01/rdf-schema#Literal" calcext:value-type="string">
            <text:p>http://www.w3.org/2000/01/rdf-schema#commenthttp://www.w3.org/2000/01/rdf-schema#rangehttp://www.w3.org/2000/01/rdf-schema#Litera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Literal</text:p>
          </table:table-cell>
          <table:table-cell table:formula="of:=VLOOKUP([.A553];[$ontology_before_verisoning.A$1:.A$1048576];1;0)" office:value-type="string" office:string-value="http://www.w3.org/2000/01/rdf-schema#commenthttp://www.w3.org/2000/01/rdf-schema#rangehttp://www.w3.org/2000/01/rdf-schema#Literal" calcext:value-type="string">
            <text:p>http://www.w3.org/2000/01/rdf-schema#commenthttp://www.w3.org/2000/01/rdf-schema#rangehttp://www.w3.org/2000/01/rdf-schema#Literal</text:p>
          </table:table-cell>
          <table:table-cell table:number-columns-repeated="1019"/>
        </table:table-row>
        <table:table-row table:style-name="ro1" table:visibility="filter">
          <table:table-cell table:formula="of:=[.B554]&amp;[.C554]&amp;[.D554]" office:value-type="string" office:string-value="http://www.w3.org/2000/01/rdf-schema#labelhttp://www.w3.org/2000/01/rdf-schema#rangehttp://www.w3.org/2000/01/rdf-schema#Literal" calcext:value-type="string">
            <text:p>http://www.w3.org/2000/01/rdf-schema#labelhttp://www.w3.org/2000/01/rdf-schema#rangehttp://www.w3.org/2000/01/rdf-schema#Liter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Literal</text:p>
          </table:table-cell>
          <table:table-cell table:formula="of:=VLOOKUP([.A554];[$ontology_before_verisoning.A$1:.A$1048576];1;0)" office:value-type="string" office:string-value="http://www.w3.org/2000/01/rdf-schema#labelhttp://www.w3.org/2000/01/rdf-schema#rangehttp://www.w3.org/2000/01/rdf-schema#Literal" calcext:value-type="string">
            <text:p>http://www.w3.org/2000/01/rdf-schema#labelhttp://www.w3.org/2000/01/rdf-schema#rangehttp://www.w3.org/2000/01/rdf-schema#Literal</text:p>
          </table:table-cell>
          <table:table-cell table:number-columns-repeated="1019"/>
        </table:table-row>
        <table:table-row table:style-name="ro1" table:visibility="filter">
          <table:table-cell table:formula="of:=[.B555]&amp;[.C555]&amp;[.D555]" office:value-type="string" office:string-value="http://ontology.ontotext.com/taxonomy/preferredLabelhttp://www.w3.org/2000/01/rdf-schema#rangehttp://www.w3.org/2001/XMLSchema#string" calcext:value-type="string">
            <text:p>http://ontology.ontotext.com/taxonomy/preferredLabelhttp://www.w3.org/2000/01/rdf-schema#rangehttp://www.w3.org/2001/XMLSchema#string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55];[$ontology_before_verisoning.A$1:.A$1048576];1;0)" office:value-type="string" office:string-value="http://ontology.ontotext.com/taxonomy/preferredLabelhttp://www.w3.org/2000/01/rdf-schema#rangehttp://www.w3.org/2001/XMLSchema#string" calcext:value-type="string">
            <text:p>http://ontology.ontotext.com/taxonomy/preferredLabel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56]&amp;[.C556]&amp;[.D556]" office:value-type="string" office:string-value="http://ontology.ontotext.com/taxonomy/alternativeLabelhttp://www.w3.org/2000/01/rdf-schema#rangehttp://www.w3.org/2001/XMLSchema#string" calcext:value-type="string">
            <text:p>http://ontology.ontotext.com/taxonomy/alternativeLabelhttp://www.w3.org/2000/01/rdf-schema#rangehttp://www.w3.org/2001/XMLSchema#string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56];[$ontology_before_verisoning.A$1:.A$1048576];1;0)" office:value-type="string" office:string-value="http://ontology.ontotext.com/taxonomy/alternativeLabelhttp://www.w3.org/2000/01/rdf-schema#rangehttp://www.w3.org/2001/XMLSchema#string" calcext:value-type="string">
            <text:p>http://ontology.ontotext.com/taxonomy/alternativeLabel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57]&amp;[.C557]&amp;[.D557]" office:value-type="string" office:string-value="http://ontology.ontotext.com/taxonomy/picturehttp://www.w3.org/2000/01/rdf-schema#rangehttp://www.w3.org/2001/XMLSchema#string" calcext:value-type="string">
            <text:p>http://ontology.ontotext.com/taxonomy/picturehttp://www.w3.org/2000/01/rdf-schema#rangehttp://www.w3.org/2001/XMLSchema#string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57];[$ontology_before_verisoning.A$1:.A$1048576];1;0)" office:value-type="string" office:string-value="http://ontology.ontotext.com/taxonomy/picturehttp://www.w3.org/2000/01/rdf-schema#rangehttp://www.w3.org/2001/XMLSchema#string" calcext:value-type="string">
            <text:p>http://ontology.ontotext.com/taxonomy/picture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58]&amp;[.C558]&amp;[.D558]" office:value-type="string" office:string-value="http://ontology.ontotext.com/taxonomy/thumbnailhttp://www.w3.org/2000/01/rdf-schema#rangehttp://www.w3.org/2001/XMLSchema#string" calcext:value-type="string">
            <text:p>http://ontology.ontotext.com/taxonomy/thumbnailhttp://www.w3.org/2000/01/rdf-schema#rangehttp://www.w3.org/2001/XMLSchema#string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58];[$ontology_before_verisoning.A$1:.A$1048576];1;0)" office:value-type="string" office:string-value="http://ontology.ontotext.com/taxonomy/thumbnailhttp://www.w3.org/2000/01/rdf-schema#rangehttp://www.w3.org/2001/XMLSchema#string" calcext:value-type="string">
            <text:p>http://ontology.ontotext.com/taxonomy/thumbnail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59]&amp;[.C559]&amp;[.D559]" office:value-type="string" office:string-value="http://ontology.ontotext.com/taxonomy/descriptionhttp://www.w3.org/2000/01/rdf-schema#rangehttp://www.w3.org/2001/XMLSchema#string" calcext:value-type="string">
            <text:p>http://ontology.ontotext.com/taxonomy/descriptionhttp://www.w3.org/2000/01/rdf-schema#rangehttp://www.w3.org/2001/XMLSchema#string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59];[$ontology_before_verisoning.A$1:.A$1048576];1;0)" office:value-type="string" office:string-value="http://ontology.ontotext.com/taxonomy/descriptionhttp://www.w3.org/2000/01/rdf-schema#rangehttp://www.w3.org/2001/XMLSchema#string" calcext:value-type="string">
            <text:p>http://ontology.ontotext.com/taxonomy/description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60]&amp;[.C560]&amp;[.D560]" office:value-type="string" office:string-value="http://ontology.ontotext.com/taxonomy/exactMatchhttp://www.w3.org/2000/01/rdf-schema#rangehttp://ontology.ontotext.com/taxonomy/Thing" calcext:value-type="string">
            <text:p>http://ontology.ontotext.com/taxonomy/exactMatchhttp://www.w3.org/2000/01/rdf-schema#rangehttp://ontology.ontotext.com/taxonomy/Thing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taxonomy/Thing</text:p>
          </table:table-cell>
          <table:table-cell table:formula="of:=VLOOKUP([.A560];[$ontology_before_verisoning.A$1:.A$1048576];1;0)" office:value-type="string" office:string-value="http://ontology.ontotext.com/taxonomy/exactMatchhttp://www.w3.org/2000/01/rdf-schema#rangehttp://ontology.ontotext.com/taxonomy/Thing" calcext:value-type="string">
            <text:p>http://ontology.ontotext.com/taxonomy/exactMatchhttp://www.w3.org/2000/01/rdf-schema#rangehttp://ontology.ontotext.com/taxonomy/Thing</text:p>
          </table:table-cell>
          <table:table-cell table:number-columns-repeated="1019"/>
        </table:table-row>
        <table:table-row table:style-name="ro1" table:visibility="filter">
          <table:table-cell table:formula="of:=[.B561]&amp;[.C561]&amp;[.D561]" office:value-type="string" office:string-value="http://ontology.ontotext.com/taxonomy/generatedhttp://www.w3.org/2000/01/rdf-schema#rangehttp://www.w3.org/2001/XMLSchema#boolean" calcext:value-type="string">
            <text:p>http://ontology.ontotext.com/taxonomy/generatedhttp://www.w3.org/2000/01/rdf-schema#rangehttp://www.w3.org/2001/XMLSchema#boolean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boolean</text:p>
          </table:table-cell>
          <table:table-cell table:formula="of:=VLOOKUP([.A561];[$ontology_before_verisoning.A$1:.A$1048576];1;0)" office:value-type="string" office:string-value="http://ontology.ontotext.com/taxonomy/generatedhttp://www.w3.org/2000/01/rdf-schema#rangehttp://www.w3.org/2001/XMLSchema#boolean" calcext:value-type="string">
            <text:p>http://ontology.ontotext.com/taxonomy/generatedhttp://www.w3.org/2000/01/rdf-schema#rangehttp://www.w3.org/2001/XMLSchema#boolean</text:p>
          </table:table-cell>
          <table:table-cell table:number-columns-repeated="1019"/>
        </table:table-row>
        <table:table-row table:style-name="ro1" table:visibility="filter">
          <table:table-cell table:formula="of:=[.B562]&amp;[.C562]&amp;[.D562]" office:value-type="string" office:string-value="http://ontology.ontotext.com/publishing#featureNamehttp://www.w3.org/2000/01/rdf-schema#rangehttp://www.w3.org/2001/XMLSchema#string" calcext:value-type="string">
            <text:p>http://ontology.ontotext.com/publishing#featureNamehttp://www.w3.org/2000/01/rdf-schema#rangehttp://www.w3.org/2001/XMLSchema#string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62];[$ontology_before_verisoning.A$1:.A$1048576];1;0)" office:value-type="string" office:string-value="http://ontology.ontotext.com/publishing#featureNamehttp://www.w3.org/2000/01/rdf-schema#rangehttp://www.w3.org/2001/XMLSchema#string" calcext:value-type="string">
            <text:p>http://ontology.ontotext.com/publishing#featureName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63]&amp;[.C563]&amp;[.D563]" office:value-type="string" office:string-value="http://ontology.ontotext.com/publishing#hasInstancehttp://www.w3.org/2000/01/rdf-schema#rangehttp://www.w3.org/2002/07/owl#Thing" calcext:value-type="string">
            <text:p>http://ontology.ontotext.com/publishing#hasInstancehttp://www.w3.org/2000/01/rdf-schema#rangehttp://www.w3.org/2002/07/owl#Thing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Thing</text:p>
          </table:table-cell>
          <table:table-cell table:formula="of:=VLOOKUP([.A563];[$ontology_before_verisoning.A$1:.A$1048576];1;0)" office:value-type="string" office:string-value="http://ontology.ontotext.com/publishing#hasInstancehttp://www.w3.org/2000/01/rdf-schema#rangehttp://www.w3.org/2002/07/owl#Thing" calcext:value-type="string">
            <text:p>http://ontology.ontotext.com/publishing#hasInstancehttp://www.w3.org/2000/01/rdf-schema#range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564]&amp;[.C564]&amp;[.D564]" office:value-type="string" office:string-value="http://ontology.ontotext.com/publishing#hasClasshttp://www.w3.org/2000/01/rdf-schema#rangehttp://www.w3.org/2002/07/owl#Class" calcext:value-type="string">
            <text:p>http://ontology.ontotext.com/publishing#hasClasshttp://www.w3.org/2000/01/rdf-schema#rangehttp://www.w3.org/2002/07/owl#Class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Class</text:p>
          </table:table-cell>
          <table:table-cell table:formula="of:=VLOOKUP([.A564];[$ontology_before_verisoning.A$1:.A$1048576];1;0)" office:value-type="string" office:string-value="http://ontology.ontotext.com/publishing#hasClasshttp://www.w3.org/2000/01/rdf-schema#rangehttp://www.w3.org/2002/07/owl#Class" calcext:value-type="string">
            <text:p>http://ontology.ontotext.com/publishing#hasClasshttp://www.w3.org/2000/01/rdf-schema#rangehttp://www.w3.org/2002/07/owl#Class</text:p>
          </table:table-cell>
          <table:table-cell table:number-columns-repeated="1019"/>
        </table:table-row>
        <table:table-row table:style-name="ro1" table:visibility="filter">
          <table:table-cell table:formula="of:=[.B565]&amp;[.C565]&amp;[.D565]" office:value-type="string" office:string-value="http://ontology.ontotext.com/publishing#annotationTypehttp://www.w3.org/2000/01/rdf-schema#rangehttp://www.w3.org/2001/XMLSchema#string" calcext:value-type="string">
            <text:p>http://ontology.ontotext.com/publishing#annotationTypehttp://www.w3.org/2000/01/rdf-schema#rangehttp://www.w3.org/2001/XMLSchema#string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65];[$ontology_before_verisoning.A$1:.A$1048576];1;0)" office:value-type="string" office:string-value="http://ontology.ontotext.com/publishing#annotationTypehttp://www.w3.org/2000/01/rdf-schema#rangehttp://www.w3.org/2001/XMLSchema#string" calcext:value-type="string">
            <text:p>http://ontology.ontotext.com/publishing#annotationType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66]&amp;[.C566]&amp;[.D566]" office:value-type="string" office:string-value="http://ontology.ontotext.com/publishing#annotationStringhttp://www.w3.org/2000/01/rdf-schema#rangehttp://www.w3.org/2001/XMLSchema#string" calcext:value-type="string">
            <text:p>http://ontology.ontotext.com/publishing#annotationStringhttp://www.w3.org/2000/01/rdf-schema#rangehttp://www.w3.org/2001/XMLSchema#string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66];[$ontology_before_verisoning.A$1:.A$1048576];1;0)" office:value-type="string" office:string-value="http://ontology.ontotext.com/publishing#annotationStringhttp://www.w3.org/2000/01/rdf-schema#rangehttp://www.w3.org/2001/XMLSchema#string" calcext:value-type="string">
            <text:p>http://ontology.ontotext.com/publishing#annotationString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67]&amp;[.C567]&amp;[.D567]" office:value-type="string" office:string-value="http://ontology.ontotext.com/publishing#mentionScorehttp://www.w3.org/2000/01/rdf-schema#rangehttp://www.w3.org/2001/XMLSchema#double" calcext:value-type="string">
            <text:p>http://ontology.ontotext.com/publishing#mentionScorehttp://www.w3.org/2000/01/rdf-schema#rangehttp://www.w3.org/2001/XMLSchema#double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ouble</text:p>
          </table:table-cell>
          <table:table-cell table:formula="of:=VLOOKUP([.A567];[$ontology_before_verisoning.A$1:.A$1048576];1;0)" office:value-type="string" office:string-value="http://ontology.ontotext.com/publishing#mentionScorehttp://www.w3.org/2000/01/rdf-schema#rangehttp://www.w3.org/2001/XMLSchema#double" calcext:value-type="string">
            <text:p>http://ontology.ontotext.com/publishing#mentionScorehttp://www.w3.org/2000/01/rdf-schema#rangehttp://www.w3.org/2001/XMLSchema#double</text:p>
          </table:table-cell>
          <table:table-cell table:number-columns-repeated="1019"/>
        </table:table-row>
        <table:table-row table:style-name="ro1" table:visibility="filter">
          <table:table-cell table:formula="of:=[.B568]&amp;[.C568]&amp;[.D568]" office:value-type="string" office:string-value="http://ontology.ontotext.com/publishing#startOffsethttp://www.w3.org/2000/01/rdf-schema#rangehttp://www.w3.org/2001/XMLSchema#long" calcext:value-type="string">
            <text:p>http://ontology.ontotext.com/publishing#startOffsethttp://www.w3.org/2000/01/rdf-schema#rangehttp://www.w3.org/2001/XMLSchema#long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long</text:p>
          </table:table-cell>
          <table:table-cell table:formula="of:=VLOOKUP([.A568];[$ontology_before_verisoning.A$1:.A$1048576];1;0)" office:value-type="string" office:string-value="http://ontology.ontotext.com/publishing#startOffsethttp://www.w3.org/2000/01/rdf-schema#rangehttp://www.w3.org/2001/XMLSchema#long" calcext:value-type="string">
            <text:p>http://ontology.ontotext.com/publishing#startOffsethttp://www.w3.org/2000/01/rdf-schema#rangehttp://www.w3.org/2001/XMLSchema#long</text:p>
          </table:table-cell>
          <table:table-cell table:number-columns-repeated="1019"/>
        </table:table-row>
        <table:table-row table:style-name="ro1" table:visibility="filter">
          <table:table-cell table:formula="of:=[.B569]&amp;[.C569]&amp;[.D569]" office:value-type="string" office:string-value="http://ontology.ontotext.com/publishing#endOffsethttp://www.w3.org/2000/01/rdf-schema#rangehttp://www.w3.org/2001/XMLSchema#long" calcext:value-type="string">
            <text:p>http://ontology.ontotext.com/publishing#endOffsethttp://www.w3.org/2000/01/rdf-schema#rangehttp://www.w3.org/2001/XMLSchema#long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long</text:p>
          </table:table-cell>
          <table:table-cell table:formula="of:=VLOOKUP([.A569];[$ontology_before_verisoning.A$1:.A$1048576];1;0)" office:value-type="string" office:string-value="http://ontology.ontotext.com/publishing#endOffsethttp://www.w3.org/2000/01/rdf-schema#rangehttp://www.w3.org/2001/XMLSchema#long" calcext:value-type="string">
            <text:p>http://ontology.ontotext.com/publishing#endOffsethttp://www.w3.org/2000/01/rdf-schema#rangehttp://www.w3.org/2001/XMLSchema#long</text:p>
          </table:table-cell>
          <table:table-cell table:number-columns-repeated="1019"/>
        </table:table-row>
        <table:table-row table:style-name="ro1" table:visibility="filter">
          <table:table-cell table:formula="of:=[.B570]&amp;[.C570]&amp;[.D570]" office:value-type="string" office:string-value="http://ontology.ontotext.com/publishing#titlehttp://www.w3.org/2000/01/rdf-schema#rangehttp://www.w3.org/2001/XMLSchema#string" calcext:value-type="string">
            <text:p>http://ontology.ontotext.com/publishing#titlehttp://www.w3.org/2000/01/rdf-schema#rangehttp://www.w3.org/2001/XMLSchema#string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70];[$ontology_before_verisoning.A$1:.A$1048576];1;0)" office:value-type="string" office:string-value="http://ontology.ontotext.com/publishing#titlehttp://www.w3.org/2000/01/rdf-schema#rangehttp://www.w3.org/2001/XMLSchema#string" calcext:value-type="string">
            <text:p>http://ontology.ontotext.com/publishing#title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71]&amp;[.C571]&amp;[.D571]" office:value-type="string" office:string-value="http://ontology.ontotext.com/publishing#authorhttp://www.w3.org/2000/01/rdf-schema#rangehttp://www.w3.org/2001/XMLSchema#string" calcext:value-type="string">
            <text:p>http://ontology.ontotext.com/publishing#authorhttp://www.w3.org/2000/01/rdf-schema#rangehttp://www.w3.org/2001/XMLSchema#string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71];[$ontology_before_verisoning.A$1:.A$1048576];1;0)" office:value-type="string" office:string-value="http://ontology.ontotext.com/publishing#authorhttp://www.w3.org/2000/01/rdf-schema#rangehttp://www.w3.org/2001/XMLSchema#string" calcext:value-type="string">
            <text:p>http://ontology.ontotext.com/publishing#author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72]&amp;[.C572]&amp;[.D572]" office:value-type="string" office:string-value="http://ontology.ontotext.com/publishing#sourcehttp://www.w3.org/2000/01/rdf-schema#rangehttp://www.w3.org/2001/XMLSchema#string" calcext:value-type="string">
            <text:p>http://ontology.ontotext.com/publishing#sourcehttp://www.w3.org/2000/01/rdf-schema#rangehttp://www.w3.org/2001/XMLSchema#string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72];[$ontology_before_verisoning.A$1:.A$1048576];1;0)" office:value-type="string" office:string-value="http://ontology.ontotext.com/publishing#sourcehttp://www.w3.org/2000/01/rdf-schema#rangehttp://www.w3.org/2001/XMLSchema#string" calcext:value-type="string">
            <text:p>http://ontology.ontotext.com/publishing#source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73]&amp;[.C573]&amp;[.D573]" office:value-type="string" office:string-value="http://ontology.ontotext.com/publishing#creationDatehttp://www.w3.org/2000/01/rdf-schema#rangehttp://www.w3.org/2001/XMLSchema#dateTime" calcext:value-type="string">
            <text:p>http://ontology.ontotext.com/publishing#creationDatehttp://www.w3.org/2000/01/rdf-schema#rangehttp://www.w3.org/2001/XMLSchema#dateTime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 table:formula="of:=VLOOKUP([.A573];[$ontology_before_verisoning.A$1:.A$1048576];1;0)" office:value-type="string" office:string-value="http://ontology.ontotext.com/publishing#creationDatehttp://www.w3.org/2000/01/rdf-schema#rangehttp://www.w3.org/2001/XMLSchema#dateTime" calcext:value-type="string">
            <text:p>http://ontology.ontotext.com/publishing#creationDatehttp://www.w3.org/2000/01/rdf-schema#rangehttp://www.w3.org/2001/XMLSchema#dateTime</text:p>
          </table:table-cell>
          <table:table-cell table:number-columns-repeated="1019"/>
        </table:table-row>
        <table:table-row table:style-name="ro1" table:visibility="filter">
          <table:table-cell table:formula="of:=[.B574]&amp;[.C574]&amp;[.D574]" office:value-type="string" office:string-value="http://ontology.ontotext.com/publishing#customFeaturehttp://www.w3.org/2000/01/rdf-schema#rangehttp://ontology.ontotext.com/publishing#Feature" calcext:value-type="string">
            <text:p>http://ontology.ontotext.com/publishing#customFeaturehttp://www.w3.org/2000/01/rdf-schema#rangehttp://ontology.ontotext.com/publishing#Feature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Feature</text:p>
          </table:table-cell>
          <table:table-cell table:formula="of:=VLOOKUP([.A574];[$ontology_before_verisoning.A$1:.A$1048576];1;0)" office:value-type="string" office:string-value="http://ontology.ontotext.com/publishing#customFeaturehttp://www.w3.org/2000/01/rdf-schema#rangehttp://ontology.ontotext.com/publishing#Feature" calcext:value-type="string">
            <text:p>http://ontology.ontotext.com/publishing#customFeaturehttp://www.w3.org/2000/01/rdf-schema#rangehttp://ontology.ontotext.com/publishing#Feature</text:p>
          </table:table-cell>
          <table:table-cell table:number-columns-repeated="1019"/>
        </table:table-row>
        <table:table-row table:style-name="ro1" table:visibility="filter">
          <table:table-cell table:formula="of:=[.B575]&amp;[.C575]&amp;[.D575]" office:value-type="string" office:string-value="http://ontology.ontotext.com/publishing#summaryhttp://www.w3.org/2000/01/rdf-schema#rangehttp://www.w3.org/2001/XMLSchema#string" calcext:value-type="string">
            <text:p>http://ontology.ontotext.com/publishing#summaryhttp://www.w3.org/2000/01/rdf-schema#rangehttp://www.w3.org/2001/XMLSchema#string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75];[$ontology_before_verisoning.A$1:.A$1048576];1;0)" office:value-type="string" office:string-value="http://ontology.ontotext.com/publishing#summaryhttp://www.w3.org/2000/01/rdf-schema#rangehttp://www.w3.org/2001/XMLSchema#string" calcext:value-type="string">
            <text:p>http://ontology.ontotext.com/publishing#summary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76]&amp;[.C576]&amp;[.D576]" office:value-type="string" office:string-value="http://ontology.ontotext.com/publishing#containsMentionhttp://www.w3.org/2000/01/rdf-schema#rangehttp://ontology.ontotext.com/publishing#TextMention" calcext:value-type="string">
            <text:p>http://ontology.ontotext.com/publishing#containsMentionhttp://www.w3.org/2000/01/rdf-schema#rangehttp://ontology.ontotext.com/publishing#TextMention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TextMention</text:p>
          </table:table-cell>
          <table:table-cell table:formula="of:=VLOOKUP([.A576];[$ontology_before_verisoning.A$1:.A$1048576];1;0)" office:value-type="string" office:string-value="http://ontology.ontotext.com/publishing#containsMentionhttp://www.w3.org/2000/01/rdf-schema#rangehttp://ontology.ontotext.com/publishing#TextMention" calcext:value-type="string">
            <text:p>http://ontology.ontotext.com/publishing#containsMentionhttp://www.w3.org/2000/01/rdf-schema#rangehttp://ontology.ontotext.com/publishing#TextMention</text:p>
          </table:table-cell>
          <table:table-cell table:number-columns-repeated="1019"/>
        </table:table-row>
        <table:table-row table:style-name="ro1" table:visibility="filter">
          <table:table-cell table:formula="of:=[.B577]&amp;[.C577]&amp;[.D577]" office:value-type="string" office:string-value="http://ontology.ontotext.com/publishing#originalUrlhttp://www.w3.org/2000/01/rdf-schema#rangehttp://www.w3.org/2001/XMLSchema#string" calcext:value-type="string">
            <text:p>http://ontology.ontotext.com/publishing#originalUrlhttp://www.w3.org/2000/01/rdf-schema#rangehttp://www.w3.org/2001/XMLSchema#string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77];[$ontology_before_verisoning.A$1:.A$1048576];1;0)" office:value-type="string" office:string-value="http://ontology.ontotext.com/publishing#originalUrlhttp://www.w3.org/2000/01/rdf-schema#rangehttp://www.w3.org/2001/XMLSchema#string" calcext:value-type="string">
            <text:p>http://ontology.ontotext.com/publishing#originalUrl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78]&amp;[.C578]&amp;[.D578]" office:value-type="string" office:string-value="http://ontology.ontotext.com/publishing#hasCategoryhttp://www.w3.org/2000/01/rdf-schema#rangehttp://ontology.ontotext.com/publishing#Category" calcext:value-type="string">
            <text:p>http://ontology.ontotext.com/publishing#hasCategoryhttp://www.w3.org/2000/01/rdf-schema#rangehttp://ontology.ontotext.com/publishing#Category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Category</text:p>
          </table:table-cell>
          <table:table-cell table:formula="of:=VLOOKUP([.A578];[$ontology_before_verisoning.A$1:.A$1048576];1;0)" office:value-type="string" office:string-value="http://ontology.ontotext.com/publishing#hasCategoryhttp://www.w3.org/2000/01/rdf-schema#rangehttp://ontology.ontotext.com/publishing#Category" calcext:value-type="string">
            <text:p>http://ontology.ontotext.com/publishing#hasCategoryhttp://www.w3.org/2000/01/rdf-schema#rangehttp://ontology.ontotext.com/publishing#Category</text:p>
          </table:table-cell>
          <table:table-cell table:number-columns-repeated="1019"/>
        </table:table-row>
        <table:table-row table:style-name="ro1" table:visibility="filter">
          <table:table-cell table:formula="of:=[.B579]&amp;[.C579]&amp;[.D579]" office:value-type="string" office:string-value="http://ontology.ontotext.com/publishing#hasImagehttp://www.w3.org/2000/01/rdf-schema#rangehttp://ontology.ontotext.com/publishing#Image" calcext:value-type="string">
            <text:p>http://ontology.ontotext.com/publishing#hasImagehttp://www.w3.org/2000/01/rdf-schema#rangehttp://ontology.ontotext.com/publishing#Image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Image</text:p>
          </table:table-cell>
          <table:table-cell table:formula="of:=VLOOKUP([.A579];[$ontology_before_verisoning.A$1:.A$1048576];1;0)" office:value-type="string" office:string-value="http://ontology.ontotext.com/publishing#hasImagehttp://www.w3.org/2000/01/rdf-schema#rangehttp://ontology.ontotext.com/publishing#Image" calcext:value-type="string">
            <text:p>http://ontology.ontotext.com/publishing#hasImagehttp://www.w3.org/2000/01/rdf-schema#rangehttp://ontology.ontotext.com/publishing#Image</text:p>
          </table:table-cell>
          <table:table-cell table:number-columns-repeated="1019"/>
        </table:table-row>
        <table:table-row table:style-name="ro1" table:visibility="filter">
          <table:table-cell table:formula="of:=[.B580]&amp;[.C580]&amp;[.D580]" office:value-type="string" office:string-value="http://ontology.ontotext.com/publishing#hasVideohttp://www.w3.org/2000/01/rdf-schema#rangehttp://ontology.ontotext.com/publishing#Video" calcext:value-type="string">
            <text:p>http://ontology.ontotext.com/publishing#hasVideohttp://www.w3.org/2000/01/rdf-schema#rangehttp://ontology.ontotext.com/publishing#Video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Video</text:p>
          </table:table-cell>
          <table:table-cell table:formula="of:=VLOOKUP([.A580];[$ontology_before_verisoning.A$1:.A$1048576];1;0)" office:value-type="string" office:string-value="http://ontology.ontotext.com/publishing#hasVideohttp://www.w3.org/2000/01/rdf-schema#rangehttp://ontology.ontotext.com/publishing#Video" calcext:value-type="string">
            <text:p>http://ontology.ontotext.com/publishing#hasVideohttp://www.w3.org/2000/01/rdf-schema#rangehttp://ontology.ontotext.com/publishing#Video</text:p>
          </table:table-cell>
          <table:table-cell table:number-columns-repeated="1019"/>
        </table:table-row>
        <table:table-row table:style-name="ro1" table:visibility="filter">
          <table:table-cell table:formula="of:=[.B581]&amp;[.C581]&amp;[.D581]" office:value-type="string" office:string-value="http://ontology.ontotext.com/publishing#hasDocumenthttp://www.w3.org/2000/01/rdf-schema#rangehttp://ontology.ontotext.com/publishing#Document" calcext:value-type="string">
            <text:p>http://ontology.ontotext.com/publishing#hasDocumenthttp://www.w3.org/2000/01/rdf-schema#rangehttp://ontology.ontotext.com/publishing#Document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81];[$ontology_before_verisoning.A$1:.A$1048576];1;0)" office:value-type="string" office:string-value="http://ontology.ontotext.com/publishing#hasDocumenthttp://www.w3.org/2000/01/rdf-schema#rangehttp://ontology.ontotext.com/publishing#Document" calcext:value-type="string">
            <text:p>http://ontology.ontotext.com/publishing#hasDocumenthttp://www.w3.org/2000/01/rdf-schema#range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82]&amp;[.C582]&amp;[.D582]" office:value-type="string" office:string-value="http://ontology.ontotext.com/publishing#mostRepresentativeDocumenthttp://www.w3.org/2000/01/rdf-schema#rangehttp://ontology.ontotext.com/publishing#Document" calcext:value-type="string">
            <text:p>http://ontology.ontotext.com/publishing#mostRepresentativeDocumenthttp://www.w3.org/2000/01/rdf-schema#rangehttp://ontology.ontotext.com/publishing#Document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Document</text:p>
          </table:table-cell>
          <table:table-cell table:formula="of:=VLOOKUP([.A582];[$ontology_before_verisoning.A$1:.A$1048576];1;0)" office:value-type="string" office:string-value="http://ontology.ontotext.com/publishing#mostRepresentativeDocumenthttp://www.w3.org/2000/01/rdf-schema#rangehttp://ontology.ontotext.com/publishing#Document" calcext:value-type="string">
            <text:p>http://ontology.ontotext.com/publishing#mostRepresentativeDocumenthttp://www.w3.org/2000/01/rdf-schema#rangehttp://ontology.ontotext.com/publishing#Document</text:p>
          </table:table-cell>
          <table:table-cell table:number-columns-repeated="1019"/>
        </table:table-row>
        <table:table-row table:style-name="ro1" table:visibility="filter">
          <table:table-cell table:formula="of:=[.B583]&amp;[.C583]&amp;[.D583]" office:value-type="string" office:string-value="http://ontology.ontotext.com/publishing#articlesCounthttp://www.w3.org/2000/01/rdf-schema#rangehttp://www.w3.org/2001/XMLSchema#integer" calcext:value-type="string">
            <text:p>http://ontology.ontotext.com/publishing#articlesCounthttp://www.w3.org/2000/01/rdf-schema#rangehttp://www.w3.org/2001/XMLSchema#integer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integer</text:p>
          </table:table-cell>
          <table:table-cell table:formula="of:=VLOOKUP([.A583];[$ontology_before_verisoning.A$1:.A$1048576];1;0)" office:value-type="string" office:string-value="http://ontology.ontotext.com/publishing#articlesCounthttp://www.w3.org/2000/01/rdf-schema#rangehttp://www.w3.org/2001/XMLSchema#integer" calcext:value-type="string">
            <text:p>http://ontology.ontotext.com/publishing#articlesCounthttp://www.w3.org/2000/01/rdf-schema#rangehttp://www.w3.org/2001/XMLSchema#integer</text:p>
          </table:table-cell>
          <table:table-cell table:number-columns-repeated="1019"/>
        </table:table-row>
        <table:table-row table:style-name="ro1" table:visibility="filter">
          <table:table-cell table:formula="of:=[.B584]&amp;[.C584]&amp;[.D584]" office:value-type="string" office:string-value="http://ontology.ontotext.com/publishing#clusterStartDatehttp://www.w3.org/2000/01/rdf-schema#rangehttp://www.w3.org/2001/XMLSchema#dateTime" calcext:value-type="string">
            <text:p>http://ontology.ontotext.com/publishing#clusterStartDatehttp://www.w3.org/2000/01/rdf-schema#rangehttp://www.w3.org/2001/XMLSchema#dateTime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 table:formula="of:=VLOOKUP([.A584];[$ontology_before_verisoning.A$1:.A$1048576];1;0)" office:value-type="string" office:string-value="http://ontology.ontotext.com/publishing#clusterStartDatehttp://www.w3.org/2000/01/rdf-schema#rangehttp://www.w3.org/2001/XMLSchema#dateTime" calcext:value-type="string">
            <text:p>http://ontology.ontotext.com/publishing#clusterStartDatehttp://www.w3.org/2000/01/rdf-schema#rangehttp://www.w3.org/2001/XMLSchema#dateTime</text:p>
          </table:table-cell>
          <table:table-cell table:number-columns-repeated="1019"/>
        </table:table-row>
        <table:table-row table:style-name="ro1" table:visibility="filter">
          <table:table-cell table:formula="of:=[.B585]&amp;[.C585]&amp;[.D585]" office:value-type="string" office:string-value="http://ontology.ontotext.com/publishing#clusterEndDatehttp://www.w3.org/2000/01/rdf-schema#rangehttp://www.w3.org/2001/XMLSchema#dateTime" calcext:value-type="string">
            <text:p>http://ontology.ontotext.com/publishing#clusterEndDatehttp://www.w3.org/2000/01/rdf-schema#rangehttp://www.w3.org/2001/XMLSchema#dateTime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 table:formula="of:=VLOOKUP([.A585];[$ontology_before_verisoning.A$1:.A$1048576];1;0)" office:value-type="string" office:string-value="http://ontology.ontotext.com/publishing#clusterEndDatehttp://www.w3.org/2000/01/rdf-schema#rangehttp://www.w3.org/2001/XMLSchema#dateTime" calcext:value-type="string">
            <text:p>http://ontology.ontotext.com/publishing#clusterEndDatehttp://www.w3.org/2000/01/rdf-schema#rangehttp://www.w3.org/2001/XMLSchema#dateTime</text:p>
          </table:table-cell>
          <table:table-cell table:number-columns-repeated="1019"/>
        </table:table-row>
        <table:table-row table:style-name="ro1" table:visibility="filter">
          <table:table-cell table:formula="of:=[.B586]&amp;[.C586]&amp;[.D586]" office:value-type="string" office:string-value="http://ontology.ontotext.com/publishing#hasChannelhttp://www.w3.org/2000/01/rdf-schema#rangehttp://ontology.ontotext.com/publishing#Channel" calcext:value-type="string">
            <text:p>http://ontology.ontotext.com/publishing#hasChannelhttp://www.w3.org/2000/01/rdf-schema#rangehttp://ontology.ontotext.com/publishing#Channel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Channel</text:p>
          </table:table-cell>
          <table:table-cell table:formula="of:=VLOOKUP([.A586];[$ontology_before_verisoning.A$1:.A$1048576];1;0)" office:value-type="string" office:string-value="http://ontology.ontotext.com/publishing#hasChannelhttp://www.w3.org/2000/01/rdf-schema#rangehttp://ontology.ontotext.com/publishing#Channel" calcext:value-type="string">
            <text:p>http://ontology.ontotext.com/publishing#hasChannelhttp://www.w3.org/2000/01/rdf-schema#rangehttp://ontology.ontotext.com/publishing#Channel</text:p>
          </table:table-cell>
          <table:table-cell table:number-columns-repeated="1019"/>
        </table:table-row>
        <table:table-row table:style-name="ro1" table:visibility="filter">
          <table:table-cell table:formula="of:=[.B587]&amp;[.C587]&amp;[.D587]" office:value-type="string" office:string-value="http://ontology.ontotext.com/publishing#hasUserhttp://www.w3.org/2000/01/rdf-schema#rangehttp://www.w3.org/2001/XMLSchema#string" calcext:value-type="string">
            <text:p>http://ontology.ontotext.com/publishing#hasUserhttp://www.w3.org/2000/01/rdf-schema#rangehttp://www.w3.org/2001/XMLSchema#string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 table:formula="of:=VLOOKUP([.A587];[$ontology_before_verisoning.A$1:.A$1048576];1;0)" office:value-type="string" office:string-value="http://ontology.ontotext.com/publishing#hasUserhttp://www.w3.org/2000/01/rdf-schema#rangehttp://www.w3.org/2001/XMLSchema#string" calcext:value-type="string">
            <text:p>http://ontology.ontotext.com/publishing#hasUserhttp://www.w3.org/2000/01/rdf-schema#rangehttp://www.w3.org/2001/XMLSchema#string</text:p>
          </table:table-cell>
          <table:table-cell table:number-columns-repeated="1019"/>
        </table:table-row>
        <table:table-row table:style-name="ro1" table:visibility="filter">
          <table:table-cell table:formula="of:=[.B588]&amp;[.C588]&amp;[.D588]" office:value-type="string" office:string-value="http://ontology.ontotext.com/publishing#hasConstrainthttp://www.w3.org/2000/01/rdf-schema#rangehttp://www.w3.org/2002/07/owl#Thing" calcext:value-type="string">
            <text:p>http://ontology.ontotext.com/publishing#hasConstrainthttp://www.w3.org/2000/01/rdf-schema#rangehttp://www.w3.org/2002/07/owl#Thing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Thing</text:p>
          </table:table-cell>
          <table:table-cell table:formula="of:=VLOOKUP([.A588];[$ontology_before_verisoning.A$1:.A$1048576];1;0)" office:value-type="string" office:string-value="http://ontology.ontotext.com/publishing#hasConstrainthttp://www.w3.org/2000/01/rdf-schema#rangehttp://www.w3.org/2002/07/owl#Thing" calcext:value-type="string">
            <text:p>http://ontology.ontotext.com/publishing#hasConstrainthttp://www.w3.org/2000/01/rdf-schema#rangehttp://www.w3.org/2002/07/owl#Thing</text:p>
          </table:table-cell>
          <table:table-cell table:number-columns-repeated="1019"/>
        </table:table-row>
        <table:table-row table:style-name="ro1" table:visibility="filter">
          <table:table-cell table:formula="of:=[.B589]&amp;[.C589]&amp;[.D589]" office:value-type="string" office:string-value="http://ontology.ontotext.com/publishing#channelIndexhttp://www.w3.org/2000/01/rdf-schema#rangehttp://www.w3.org/2001/XMLSchema#integer" calcext:value-type="string">
            <text:p>http://ontology.ontotext.com/publishing#channelIndexhttp://www.w3.org/2000/01/rdf-schema#rangehttp://www.w3.org/2001/XMLSchema#integer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integer</text:p>
          </table:table-cell>
          <table:table-cell table:formula="of:=VLOOKUP([.A589];[$ontology_before_verisoning.A$1:.A$1048576];1;0)" office:value-type="string" office:string-value="http://ontology.ontotext.com/publishing#channelIndexhttp://www.w3.org/2000/01/rdf-schema#rangehttp://www.w3.org/2001/XMLSchema#integer" calcext:value-type="string">
            <text:p>http://ontology.ontotext.com/publishing#channelIndexhttp://www.w3.org/2000/01/rdf-schema#rangehttp://www.w3.org/2001/XMLSchema#integer</text:p>
          </table:table-cell>
          <table:table-cell table:number-columns-repeated="1019"/>
        </table:table-row>
        <table:table-row table:style-name="ro1" table:visibility="filter">
          <table:table-cell table:formula="of:=[.B590]&amp;[.C590]&amp;[.D590]" office:value-type="string" office:string-value="http://ontology.ontotext.com/publishing#hasEntitySourcehttp://www.w3.org/2000/01/rdf-schema#rangehttp://ontology.ontotext.com/publishing#EntitySource" calcext:value-type="string">
            <text:p>http://ontology.ontotext.com/publishing#hasEntitySourcehttp://www.w3.org/2000/01/rdf-schema#rangehttp://ontology.ontotext.com/publishing#EntitySource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EntitySource</text:p>
          </table:table-cell>
          <table:table-cell table:formula="of:=VLOOKUP([.A590];[$ontology_before_verisoning.A$1:.A$1048576];1;0)" office:value-type="string" office:string-value="http://ontology.ontotext.com/publishing#hasEntitySourcehttp://www.w3.org/2000/01/rdf-schema#rangehttp://ontology.ontotext.com/publishing#EntitySource" calcext:value-type="string">
            <text:p>http://ontology.ontotext.com/publishing#hasEntitySourcehttp://www.w3.org/2000/01/rdf-schema#rangehttp://ontology.ontotext.com/publishing#EntitySource</text:p>
          </table:table-cell>
          <table:table-cell table:number-columns-repeated="1019"/>
        </table:table-row>
        <table:table-row table:style-name="ro1" table:visibility="filter">
          <table:table-cell table:formula="of:=[.B591]&amp;[.C591]&amp;[.D591]" office:value-type="string" office:string-value="http://www.w3.org/1999/02/22-rdf-syntax-ns#typehttp://proton.semanticweb.org/protonsys#transitiveOverhttp://www.w3.org/2000/01/rdf-schema#subClassOf" calcext:value-type="string">
            <text:p>http://www.w3.org/1999/02/22-rdf-syntax-ns#typehttp://proton.semanticweb.org/protonsys#transitiveOver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ClassOf</text:p>
          </table:table-cell>
          <table:table-cell table:formula="of:=VLOOKUP([.A591];[$ontology_before_verisoning.A$1:.A$1048576];1;0)" office:value-type="string" office:string-value="http://www.w3.org/1999/02/22-rdf-syntax-ns#typehttp://proton.semanticweb.org/protonsys#transitiveOverhttp://www.w3.org/2000/01/rdf-schema#subClassOf" calcext:value-type="string">
            <text:p>http://www.w3.org/1999/02/22-rdf-syntax-ns#typehttp://proton.semanticweb.org/protonsys#transitiveOverhttp://www.w3.org/2000/01/rdf-schema#subClassOf</text:p>
          </table:table-cell>
          <table:table-cell table:number-columns-repeated="1019"/>
        </table:table-row>
        <table:table-row table:style-name="ro1" table:visibility="filter">
          <table:table-cell table:formula="of:=[.B592]&amp;[.C592]&amp;[.D592]" office:value-type="string" office:string-value="http://www.w3.org/2000/01/rdf-schema#subPropertyOfhttp://proton.semanticweb.org/protonsys#transitiveOverhttp://www.w3.org/2000/01/rdf-schema#subPropertyOf" calcext:value-type="string">
            <text:p>http://www.w3.org/2000/01/rdf-schema#subPropertyOfhttp://proton.semanticweb.org/protonsys#transitiveOverhttp://www.w3.org/2000/01/rdf-schema#subProperty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PropertyOf</text:p>
          </table:table-cell>
          <table:table-cell table:formula="of:=VLOOKUP([.A592];[$ontology_before_verisoning.A$1:.A$1048576];1;0)" office:value-type="string" office:string-value="http://www.w3.org/2000/01/rdf-schema#subPropertyOfhttp://proton.semanticweb.org/protonsys#transitiveOverhttp://www.w3.org/2000/01/rdf-schema#subPropertyOf" calcext:value-type="string">
            <text:p>http://www.w3.org/2000/01/rdf-schema#subPropertyOfhttp://proton.semanticweb.org/protonsys#transitiveOverhttp://www.w3.org/2000/01/rdf-schema#subPropertyOf</text:p>
          </table:table-cell>
          <table:table-cell table:number-columns-repeated="1019"/>
        </table:table-row>
        <table:table-row table:style-name="ro1" table:visibility="filter">
          <table:table-cell table:formula="of:=[.B593]&amp;[.C593]&amp;[.D593]" office:value-type="string" office:string-value="http://www.w3.org/2000/01/rdf-schema#subClassOfhttp://proton.semanticweb.org/protonsys#transitiveOverhttp://www.w3.org/2000/01/rdf-schema#subClassOf" calcext:value-type="string">
            <text:p>http://www.w3.org/2000/01/rdf-schema#subClassOfhttp://proton.semanticweb.org/protonsys#transitiveOverhttp://www.w3.org/2000/01/rdf-schema#subClassOf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ClassOf</text:p>
          </table:table-cell>
          <table:table-cell table:formula="of:=VLOOKUP([.A593];[$ontology_before_verisoning.A$1:.A$1048576];1;0)" office:value-type="string" office:string-value="http://www.w3.org/2000/01/rdf-schema#subClassOfhttp://proton.semanticweb.org/protonsys#transitiveOverhttp://www.w3.org/2000/01/rdf-schema#subClassOf" calcext:value-type="string">
            <text:p>http://www.w3.org/2000/01/rdf-schema#subClassOfhttp://proton.semanticweb.org/protonsys#transitiveOverhttp://www.w3.org/2000/01/rdf-schema#subClassOf</text:p>
          </table:table-cell>
          <table:table-cell table:number-columns-repeated="1019"/>
        </table:table-row>
        <table:table-row table:style-name="ro1" table:visibility="filter">
          <table:table-cell table:formula="of:=[.B594]&amp;[.C594]&amp;[.D594]" office:value-type="string" office:string-value="http://www.w3.org/2002/07/owl#equivalentPropertyhttp://proton.semanticweb.org/protonsys#transitiveOverhttp://www.w3.org/2002/07/owl#equivalentProperty" calcext:value-type="string">
            <text:p>http://www.w3.org/2002/07/owl#equivalentPropertyhttp://proton.semanticweb.org/protonsys#transitiveOverhttp://www.w3.org/2002/07/owl#equivalent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2/07/owl#equivalentProperty</text:p>
          </table:table-cell>
          <table:table-cell table:formula="of:=VLOOKUP([.A594];[$ontology_before_verisoning.A$1:.A$1048576];1;0)" office:value-type="string" office:string-value="http://www.w3.org/2002/07/owl#equivalentPropertyhttp://proton.semanticweb.org/protonsys#transitiveOverhttp://www.w3.org/2002/07/owl#equivalentProperty" calcext:value-type="string">
            <text:p>http://www.w3.org/2002/07/owl#equivalentPropertyhttp://proton.semanticweb.org/protonsys#transitiveOverhttp://www.w3.org/2002/07/owl#equivalentProperty</text:p>
          </table:table-cell>
          <table:table-cell table:number-columns-repeated="1019"/>
        </table:table-row>
        <table:table-row table:style-name="ro1" table:visibility="filter">
          <table:table-cell table:formula="of:=[.B595]&amp;[.C595]&amp;[.D595]" office:value-type="string" office:string-value="http://www.w3.org/2002/07/owl#equivalentClasshttp://proton.semanticweb.org/protonsys#transitiveOverhttp://www.w3.org/2002/07/owl#equivalentClass" calcext:value-type="string">
            <text:p>http://www.w3.org/2002/07/owl#equivalentClasshttp://proton.semanticweb.org/protonsys#transitiveOverhttp://www.w3.org/2002/07/owl#equivalentClass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2/07/owl#equivalentClass</text:p>
          </table:table-cell>
          <table:table-cell table:formula="of:=VLOOKUP([.A595];[$ontology_before_verisoning.A$1:.A$1048576];1;0)" office:value-type="string" office:string-value="http://www.w3.org/2002/07/owl#equivalentClasshttp://proton.semanticweb.org/protonsys#transitiveOverhttp://www.w3.org/2002/07/owl#equivalentClass" calcext:value-type="string">
            <text:p>http://www.w3.org/2002/07/owl#equivalentClasshttp://proton.semanticweb.org/protonsys#transitiveOverhttp://www.w3.org/2002/07/owl#equivalentClass</text:p>
          </table:table-cell>
          <table:table-cell table:number-columns-repeated="1019"/>
        </table:table-row>
        <table:table-row table:style-name="ro1" table:visibility="filter">
          <table:table-cell table:formula="of:=[.B596]&amp;[.C596]&amp;[.D596]" office:value-type="string" office:string-value="http://www.w3.org/2002/07/owl#equivalentPropertyhttp://www.w3.org/2002/07/owl#inverseOfhttp://www.w3.org/2002/07/owl#equivalentProperty" calcext:value-type="string">
            <text:p>http://www.w3.org/2002/07/owl#equivalentPropertyhttp://www.w3.org/2002/07/owl#inverseOfhttp://www.w3.org/2002/07/owl#equivalent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equivalentProperty</text:p>
          </table:table-cell>
          <table:table-cell table:formula="of:=VLOOKUP([.A596];[$ontology_before_verisoning.A$1:.A$1048576];1;0)" office:value-type="string" office:string-value="http://www.w3.org/2002/07/owl#equivalentPropertyhttp://www.w3.org/2002/07/owl#inverseOfhttp://www.w3.org/2002/07/owl#equivalentProperty" calcext:value-type="string">
            <text:p>http://www.w3.org/2002/07/owl#equivalentPropertyhttp://www.w3.org/2002/07/owl#inverseOfhttp://www.w3.org/2002/07/owl#equivalentProperty</text:p>
          </table:table-cell>
          <table:table-cell table:number-columns-repeated="1019"/>
        </table:table-row>
        <table:table-row table:style-name="ro1" table:visibility="filter">
          <table:table-cell table:formula="of:=[.B597]&amp;[.C597]&amp;[.D597]" office:value-type="string" office:string-value="http://www.w3.org/2002/07/owl#equivalentClasshttp://www.w3.org/2002/07/owl#inverseOfhttp://www.w3.org/2002/07/owl#equivalentClass" calcext:value-type="string">
            <text:p>http://www.w3.org/2002/07/owl#equivalentClasshttp://www.w3.org/2002/07/owl#inverseOfhttp://www.w3.org/2002/07/owl#equivalentClass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equivalentClass</text:p>
          </table:table-cell>
          <table:table-cell table:formula="of:=VLOOKUP([.A597];[$ontology_before_verisoning.A$1:.A$1048576];1;0)" office:value-type="string" office:string-value="http://www.w3.org/2002/07/owl#equivalentClasshttp://www.w3.org/2002/07/owl#inverseOfhttp://www.w3.org/2002/07/owl#equivalentClass" calcext:value-type="string">
            <text:p>http://www.w3.org/2002/07/owl#equivalentClasshttp://www.w3.org/2002/07/owl#inverseOfhttp://www.w3.org/2002/07/owl#equivalentClass</text:p>
          </table:table-cell>
          <table:table-cell table:number-columns-repeated="1019"/>
        </table:table-row>
        <table:table-row table:style-name="ro1" table:visibility="filter">
          <table:table-cell table:formula="of:=[.B598]&amp;[.C598]&amp;[.D598]" office:value-type="string" office:string-value="http://www.w3.org/2002/07/owl#inverseOfhttp://www.w3.org/2002/07/owl#inverseOfhttp://www.w3.org/2002/07/owl#inverseOf" calcext:value-type="string">
            <text:p>http://www.w3.org/2002/07/owl#inverseOfhttp://www.w3.org/2002/07/owl#inverseOfhttp://www.w3.org/2002/07/owl#inverseOf</text:p>
          </table:table-cell>
          <table:table-cell table:number-columns-repeated="3" office:value-type="string" calcext:value-type="string">
            <text:p>http://www.w3.org/2002/07/owl#inverseOf</text:p>
          </table:table-cell>
          <table:table-cell table:formula="of:=VLOOKUP([.A598];[$ontology_before_verisoning.A$1:.A$1048576];1;0)" office:value-type="string" office:string-value="http://www.w3.org/2002/07/owl#inverseOfhttp://www.w3.org/2002/07/owl#inverseOfhttp://www.w3.org/2002/07/owl#inverseOf" calcext:value-type="string">
            <text:p>http://www.w3.org/2002/07/owl#inverseOfhttp://www.w3.org/2002/07/owl#inverseOfhttp://www.w3.org/2002/07/owl#inverseOf</text:p>
          </table:table-cell>
          <table:table-cell table:number-columns-repeated="1019"/>
        </table:table-row>
        <table:table-row table:style-name="ro1" table:visibility="filter">
          <table:table-cell table:formula="of:=[.B599]&amp;[.C599]&amp;[.D599]" office:value-type="string" office:string-value="http://www.w3.org/2002/07/owl#differentFromhttp://www.w3.org/2002/07/owl#inverseOfhttp://www.w3.org/2002/07/owl#differentFrom" calcext:value-type="string">
            <text:p>http://www.w3.org/2002/07/owl#differentFromhttp://www.w3.org/2002/07/owl#inverseOfhttp://www.w3.org/2002/07/owl#differentFrom</text:p>
          </table:table-cell>
          <table:table-cell office:value-type="string" calcext:value-type="string">
            <text:p>http://www.w3.org/2002/07/owl#differentFrom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differentFrom</text:p>
          </table:table-cell>
          <table:table-cell table:formula="of:=VLOOKUP([.A599];[$ontology_before_verisoning.A$1:.A$1048576];1;0)" office:value-type="string" office:string-value="http://www.w3.org/2002/07/owl#differentFromhttp://www.w3.org/2002/07/owl#inverseOfhttp://www.w3.org/2002/07/owl#differentFrom" calcext:value-type="string">
            <text:p>http://www.w3.org/2002/07/owl#differentFromhttp://www.w3.org/2002/07/owl#inverseOfhttp://www.w3.org/2002/07/owl#differentFrom</text:p>
          </table:table-cell>
          <table:table-cell table:number-columns-repeated="1019"/>
        </table:table-row>
        <table:table-row table:style-name="ro1" table:visibility="filter">
          <table:table-cell table:formula="of:=[.B600]&amp;[.C600]&amp;[.D600]" office:value-type="string" office:string-value="http://ontology.ontotext.com/taxonomy/alternativeLabelhttp://www.w3.org/2000/01/rdf-schema#commentConstructed from wiki-page-redirects in dbpedia." calcext:value-type="string">
            <text:p>http://ontology.ontotext.com/taxonomy/alternativeLabelhttp://www.w3.org/2000/01/rdf-schema#commentConstructed from wiki-page-redirects in dbpedia.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structed from wiki-page-redirects in dbpedia.</text:p>
          </table:table-cell>
          <table:table-cell table:formula="of:=VLOOKUP([.A600];[$ontology_before_verisoning.A$1:.A$1048576];1;0)" office:value-type="string" office:string-value="http://ontology.ontotext.com/taxonomy/alternativeLabelhttp://www.w3.org/2000/01/rdf-schema#commentConstructed from wiki-page-redirects in dbpedia." calcext:value-type="string">
            <text:p>http://ontology.ontotext.com/taxonomy/alternativeLabelhttp://www.w3.org/2000/01/rdf-schema#commentConstructed from wiki-page-redirects in dbpedia.</text:p>
          </table:table-cell>
          <table:table-cell table:number-columns-repeated="1019"/>
        </table:table-row>
        <table:table-row table:style-name="ro2" table:visibility="filter">
          <table:table-cell table:formula="of:=[.B601]&amp;[.C601]&amp;[.D601]" office:value-type="string" office:string-value="http://ontology.ontotext.com/taxonomy/generatedhttp://www.w3.org/2000/01/rdf-schema#comment&#10;    Specifies whether the relation was generated from document or extracted from the KB.&#10;  " calcext:value-type="string">
            <text:p>http://ontology.ontotext.com/taxonomy/generatedhttp://www.w3.org/2000/01/rdf-schema#comment</text:p>
            <text:p>    Specifies whether the relation was generated from document or extracted from the KB.</text:p>
            <text:p>  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/>
            <text:p>    Specifies whether the relation was generated from document or extracted from the KB.</text:p>
            <text:p>  </text:p>
          </table:table-cell>
          <table:table-cell table:formula="of:=VLOOKUP([.A601];[$ontology_before_verisoning.A$1:.A$1048576];1;0)" office:value-type="string" office:string-value="http://ontology.ontotext.com/taxonomy/generatedhttp://www.w3.org/2000/01/rdf-schema#comment&#10;    Specifies whether the relation was generated from document or extracted from the KB.&#10;  " calcext:value-type="string">
            <text:p>http://ontology.ontotext.com/taxonomy/generatedhttp://www.w3.org/2000/01/rdf-schema#comment</text:p>
            <text:p>    Specifies whether the relation was generated from document or extracted from the KB.</text:p>
            <text:p>  </text:p>
          </table:table-cell>
          <table:table-cell table:number-columns-repeated="1019"/>
        </table:table-row>
        <table:table-row table:style-name="ro1" table:visibility="filter">
          <table:table-cell table:formula="of:=[.B602]&amp;[.C602]&amp;[.D602]" office:value-type="string" office:string-value="http://ontology.ontotext.com/taxonomy/startTimehttp://www.w3.org/2000/01/rdf-schema#commentIndicates the time an item begins to exist or a statement starts being valid, usually used as a qualifier" calcext:value-type="string">
            <text:p>http://ontology.ontotext.com/taxonomy/startTimehttp://www.w3.org/2000/01/rdf-schema#commentIndicates the time an item begins to exist or a statement starts being valid, usually used as a qualifier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icates the time an item begins to exist or a statement starts being valid, usually used as a qualifier</text:p>
          </table:table-cell>
          <table:table-cell table:formula="of:=VLOOKUP([.A602];[$ontology_before_verisoning.A$1:.A$1048576];1;0)" office:value-type="string" office:string-value="http://ontology.ontotext.com/taxonomy/startTimehttp://www.w3.org/2000/01/rdf-schema#commentIndicates the time an item begins to exist or a statement starts being valid, usually used as a qualifier" calcext:value-type="string">
            <text:p>http://ontology.ontotext.com/taxonomy/startTimehttp://www.w3.org/2000/01/rdf-schema#commentIndicates the time an item begins to exist or a statement starts being valid, usually used as a qualifier</text:p>
          </table:table-cell>
          <table:table-cell table:number-columns-repeated="1019"/>
        </table:table-row>
        <table:table-row table:style-name="ro1" table:visibility="filter">
          <table:table-cell table:formula="of:=[.B603]&amp;[.C603]&amp;[.D603]" office:value-type="string" office:string-value="http://ontology.ontotext.com/taxonomy/endTimehttp://www.w3.org/2000/01/rdf-schema#commentIndicates the time an item ceases to exist or a statement stops being valid" calcext:value-type="string">
            <text:p>http://ontology.ontotext.com/taxonomy/endTimehttp://www.w3.org/2000/01/rdf-schema#commentIndicates the time an item ceases to exist or a statement stops being valid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icates the time an item ceases to exist or a statement stops being valid</text:p>
          </table:table-cell>
          <table:table-cell table:formula="of:=VLOOKUP([.A603];[$ontology_before_verisoning.A$1:.A$1048576];1;0)" office:value-type="string" office:string-value="http://ontology.ontotext.com/taxonomy/endTimehttp://www.w3.org/2000/01/rdf-schema#commentIndicates the time an item ceases to exist or a statement stops being valid" calcext:value-type="string">
            <text:p>http://ontology.ontotext.com/taxonomy/endTimehttp://www.w3.org/2000/01/rdf-schema#commentIndicates the time an item ceases to exist or a statement stops being valid</text:p>
          </table:table-cell>
          <table:table-cell table:number-columns-repeated="1019"/>
        </table:table-row>
        <table:table-row table:style-name="ro1" table:visibility="filter">
          <table:table-cell table:formula="of:=[.B604]&amp;[.C604]&amp;[.D604]" office:value-type="string" office:string-value="http://ontology.ontotext.com/taxonomy/pointInTimehttp://www.w3.org/2000/01/rdf-schema#commentTime and date something took place, existed or a statement was true" calcext:value-type="string">
            <text:p>http://ontology.ontotext.com/taxonomy/pointInTimehttp://www.w3.org/2000/01/rdf-schema#commentTime and date something took place, existed or a statement was true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me and date something took place, existed or a statement was true</text:p>
          </table:table-cell>
          <table:table-cell table:formula="of:=VLOOKUP([.A604];[$ontology_before_verisoning.A$1:.A$1048576];1;0)" office:value-type="string" office:string-value="http://ontology.ontotext.com/taxonomy/pointInTimehttp://www.w3.org/2000/01/rdf-schema#commentTime and date something took place, existed or a statement was true" calcext:value-type="string">
            <text:p>http://ontology.ontotext.com/taxonomy/pointInTimehttp://www.w3.org/2000/01/rdf-schema#commentTime and date something took place, existed or a statement was true</text:p>
          </table:table-cell>
          <table:table-cell table:number-columns-repeated="1019"/>
        </table:table-row>
        <table:table-row table:style-name="ro1" table:visibility="filter">
          <table:table-cell table:formula="of:=[.B605]&amp;[.C605]&amp;[.D605]" office:value-type="string" office:string-value="http://ontology.ontotext.com/taxonomy/eventTimehttp://www.w3.org/2000/01/rdf-schema#commentTime and date something took place, existed or a statement was true" calcext:value-type="string">
            <text:p>http://ontology.ontotext.com/taxonomy/eventTimehttp://www.w3.org/2000/01/rdf-schema#commentTime and date something took place, existed or a statement was true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me and date something took place, existed or a statement was true</text:p>
          </table:table-cell>
          <table:table-cell table:formula="of:=VLOOKUP([.A605];[$ontology_before_verisoning.A$1:.A$1048576];1;0)" office:value-type="string" office:string-value="http://ontology.ontotext.com/taxonomy/eventTimehttp://www.w3.org/2000/01/rdf-schema#commentTime and date something took place, existed or a statement was true" calcext:value-type="string">
            <text:p>http://ontology.ontotext.com/taxonomy/eventTimehttp://www.w3.org/2000/01/rdf-schema#commentTime and date something took place, existed or a statement was true</text:p>
          </table:table-cell>
          <table:table-cell table:number-columns-repeated="1019"/>
        </table:table-row>
        <table:table-row table:style-name="ro1" table:visibility="filter">
          <table:table-cell table:formula="of:=[.B606]&amp;[.C606]&amp;[.D606]" office:value-type="string" office:string-value="http://ontology.ontotext.com/taxonomy/operatingSystemhttp://www.w3.org/2000/01/rdf-schema#commentOperating system (OS) on which a software works" calcext:value-type="string">
            <text:p>http://ontology.ontotext.com/taxonomy/operatingSystemhttp://www.w3.org/2000/01/rdf-schema#commentOperating system (OS) on which a software works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perating system (OS) on which a software works</text:p>
          </table:table-cell>
          <table:table-cell office:value-type="string" calcext:value-type="string">
            <text:p><text:s/>OS installed on hardware.</text:p>
          </table:table-cell>
          <table:table-cell table:number-columns-repeated="1019"/>
        </table:table-row>
        <table:table-row table:style-name="ro1" table:visibility="filter">
          <table:table-cell table:formula="of:=[.B607]&amp;[.C607]&amp;[.D607]" office:value-type="string" office:string-value="http://ontology.ontotext.com/taxonomy/programmingLanguagehttp://www.w3.org/2000/01/rdf-schema#commentThe programming language(s) in which the software is developed" calcext:value-type="string">
            <text:p>http://ontology.ontotext.com/taxonomy/programmingLanguagehttp://www.w3.org/2000/01/rdf-schema#commentThe programming language(s) in which the software is developed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programming language(s) in which the software is developed</text:p>
          </table:table-cell>
          <table:table-cell table:number-columns-repeated="1020"/>
        </table:table-row>
        <table:table-row table:style-name="ro1" table:visibility="filter">
          <table:table-cell table:formula="of:=[.B608]&amp;[.C608]&amp;[.D608]" office:value-type="string" office:string-value="http://ontology.ontotext.com/taxonomy/authorhttp://www.w3.org/2000/01/rdf-schema#commentmain creator(s) of a written work" calcext:value-type="string">
            <text:p>http://ontology.ontotext.com/taxonomy/authorhttp://www.w3.org/2000/01/rdf-schema#commentmain creator(s) of a written work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ain creator(s) of a written work</text:p>
          </table:table-cell>
          <table:table-cell table:number-columns-repeated="1020"/>
        </table:table-row>
        <table:table-row table:style-name="ro1" table:visibility="filter">
          <table:table-cell table:formula="of:=[.B609]&amp;[.C609]&amp;[.D609]" office:value-type="string" office:string-value="http://ontology.ontotext.com/taxonomy/ofhttp://www.w3.org/2000/01/rdf-schema#commentqualifiers stating that a statement applies within the scope of a particular item" calcext:value-type="string">
            <text:p>http://ontology.ontotext.com/taxonomy/ofhttp://www.w3.org/2000/01/rdf-schema#commentqualifiers stating that a statement applies within the scope of a particular item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qualifiers stating that a statement applies within the scope of a particular item</text:p>
          </table:table-cell>
          <table:table-cell table:number-columns-repeated="1020"/>
        </table:table-row>
        <table:table-row table:style-name="ro1" table:visibility="filter">
          <table:table-cell table:formula="of:=[.B610]&amp;[.C610]&amp;[.D610]" office:value-type="string" office:string-value="http://ontology.ontotext.com/taxonomy/genderhttp://www.w3.org/2000/01/rdf-schema#commentSexual identity of the subject" calcext:value-type="string">
            <text:p>http://ontology.ontotext.com/taxonomy/genderhttp://www.w3.org/2000/01/rdf-schema#commentSexual identity of the subject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exual identity of the subject</text:p>
          </table:table-cell>
          <table:table-cell table:number-columns-repeated="1020"/>
        </table:table-row>
        <table:table-row table:style-name="ro1" table:visibility="filter">
          <table:table-cell table:formula="of:=[.B611]&amp;[.C611]&amp;[.D611]" office:value-type="string" office:string-value="http://ontology.ontotext.com/taxonomy/dateOfBirthhttp://www.w3.org/2000/01/rdf-schema#commentDate on which the subject was born" calcext:value-type="string">
            <text:p>http://ontology.ontotext.com/taxonomy/dateOfBirthhttp://www.w3.org/2000/01/rdf-schema#commentDate on which the subject was born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ate on which the subject was born</text:p>
          </table:table-cell>
          <table:table-cell table:number-columns-repeated="1020"/>
        </table:table-row>
        <table:table-row table:style-name="ro1" table:visibility="filter">
          <table:table-cell table:formula="of:=[.B612]&amp;[.C612]&amp;[.D612]" office:value-type="string" office:string-value="http://ontology.ontotext.com/taxonomy/dateOfDeathhttp://www.w3.org/2000/01/rdf-schema#commentDate on which the subject died" calcext:value-type="string">
            <text:p>http://ontology.ontotext.com/taxonomy/dateOfDeathhttp://www.w3.org/2000/01/rdf-schema#commentDate on which the subject died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ate on which the subject died</text:p>
          </table:table-cell>
          <table:table-cell table:number-columns-repeated="1020"/>
        </table:table-row>
        <table:table-row table:style-name="ro1" table:visibility="filter">
          <table:table-cell table:formula="of:=[.B613]&amp;[.C613]&amp;[.D613]" office:value-type="string" office:string-value="http://ontology.ontotext.com/taxonomy/placeOfBirthhttp://www.w3.org/2000/01/rdf-schema#commentThe most specific known (e.g. city instead of country, or hospital instead of city)" calcext:value-type="string">
            <text:p>http://ontology.ontotext.com/taxonomy/placeOfBirthhttp://www.w3.org/2000/01/rdf-schema#commentThe most specific known (e.g. city instead of country, or hospital instead of city)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ost specific known (e.g. city instead of country, or hospital instead of city)</text:p>
          </table:table-cell>
          <table:table-cell table:number-columns-repeated="1020"/>
        </table:table-row>
        <table:table-row table:style-name="ro1" table:visibility="filter">
          <table:table-cell table:formula="of:=[.B614]&amp;[.C614]&amp;[.D614]" office:value-type="string" office:string-value="http://ontology.ontotext.com/taxonomy/placeOfDeathhttp://www.w3.org/2000/01/rdf-schema#commentThe most specific known (e.g. city instead of country, or hospital instead of city)" calcext:value-type="string">
            <text:p>http://ontology.ontotext.com/taxonomy/placeOfDeathhttp://www.w3.org/2000/01/rdf-schema#commentThe most specific known (e.g. city instead of country, or hospital instead of city)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ost specific known (e.g. city instead of country, or hospital instead of city)</text:p>
          </table:table-cell>
          <table:table-cell table:number-columns-repeated="1020"/>
        </table:table-row>
        <table:table-row table:style-name="ro1" table:visibility="filter">
          <table:table-cell table:formula="of:=[.B615]&amp;[.C615]&amp;[.D615]" office:value-type="string" office:string-value="http://ontology.ontotext.com/taxonomy/countryOfCitizenshiphttp://www.w3.org/2000/01/rdf-schema#commentThe object is a country that recognizes the subject as its citizen" calcext:value-type="string">
            <text:p>http://ontology.ontotext.com/taxonomy/countryOfCitizenshiphttp://www.w3.org/2000/01/rdf-schema#commentThe object is a country that recognizes the subject as its citizen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object is a country that recognizes the subject as its citizen</text:p>
          </table:table-cell>
          <table:table-cell table:number-columns-repeated="1020"/>
        </table:table-row>
        <table:table-row table:style-name="ro1" table:visibility="filter">
          <table:table-cell table:formula="of:=[.B616]&amp;[.C616]&amp;[.D616]" office:value-type="string" office:string-value="http://ontology.ontotext.com/taxonomy/occupationhttp://www.w3.org/2000/01/rdf-schema#commentOccupation of a person" calcext:value-type="string">
            <text:p>http://ontology.ontotext.com/taxonomy/occupationhttp://www.w3.org/2000/01/rdf-schema#commentOccupation of a person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ccupation of a person</text:p>
          </table:table-cell>
          <table:table-cell table:number-columns-repeated="1020"/>
        </table:table-row>
        <table:table-row table:style-name="ro1" table:visibility="filter">
          <table:table-cell table:formula="of:=[.B617]&amp;[.C617]&amp;[.D617]" office:value-type="string" office:string-value="http://ontology.ontotext.com/taxonomy/fieldOfWorkhttp://www.w3.org/2000/01/rdf-schema#commentFields of work related to this item (physics, history). " calcext:value-type="string">
            <text:p>http://ontology.ontotext.com/taxonomy/fieldOfWorkhttp://www.w3.org/2000/01/rdf-schema#commentFields of work related to this item (physics, history). 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Fields of work related to this item (physics, history). </text:p>
          </table:table-cell>
          <table:table-cell table:number-columns-repeated="1020"/>
        </table:table-row>
        <table:table-row table:style-name="ro1" table:visibility="filter">
          <table:table-cell table:formula="of:=[.B618]&amp;[.C618]&amp;[.D618]" office:value-type="string" office:string-value="http://ontology.ontotext.com/taxonomy/positionHeldhttp://www.w3.org/2000/01/rdf-schema#commentSubject currently or formerly holds the object position or public office" calcext:value-type="string">
            <text:p>http://ontology.ontotext.com/taxonomy/positionHeldhttp://www.w3.org/2000/01/rdf-schema#commentSubject currently or formerly holds the object position or public office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ubject currently or formerly holds the object position or public office</text:p>
          </table:table-cell>
          <table:table-cell table:number-columns-repeated="1020"/>
        </table:table-row>
        <table:table-row table:style-name="ro1" table:visibility="filter">
          <table:table-cell table:formula="of:=[.B619]&amp;[.C619]&amp;[.D619]" office:value-type="string" office:string-value="http://ontology.ontotext.com/taxonomy/coatOfArmsImagehttp://www.w3.org/2000/01/rdf-schema#commentImage of the item's coat of arms" calcext:value-type="string">
            <text:p>http://ontology.ontotext.com/taxonomy/coatOfArmsImagehttp://www.w3.org/2000/01/rdf-schema#commentImage of the item's coat of arms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mage of the item's coat of arms</text:p>
          </table:table-cell>
          <table:table-cell table:number-columns-repeated="1020"/>
        </table:table-row>
        <table:table-row table:style-name="ro1" table:visibility="filter">
          <table:table-cell table:formula="of:=[.B620]&amp;[.C620]&amp;[.D620]" office:value-type="string" office:string-value="http://ontology.ontotext.com/taxonomy/headquartersLocationhttp://www.w3.org/2000/01/rdf-schema#commentSpecific location where an organization's HQ is or has been situated" calcext:value-type="string">
            <text:p>http://ontology.ontotext.com/taxonomy/headquartersLocationhttp://www.w3.org/2000/01/rdf-schema#commentSpecific location where an organization's HQ is or has been situated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pecific location where an organization's HQ is or has been situated</text:p>
          </table:table-cell>
          <table:table-cell table:number-columns-repeated="1020"/>
        </table:table-row>
        <table:table-row table:style-name="ro1" table:visibility="filter">
          <table:table-cell table:formula="of:=[.B621]&amp;[.C621]&amp;[.D621]" office:value-type="string" office:string-value="http://ontology.ontotext.com/taxonomy/industryhttp://www.w3.org/2000/01/rdf-schema#commentIndustry of company or organization" calcext:value-type="string">
            <text:p>http://ontology.ontotext.com/taxonomy/industryhttp://www.w3.org/2000/01/rdf-schema#commentIndustry of company or organization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ustry of company or organization</text:p>
          </table:table-cell>
          <table:table-cell table:number-columns-repeated="1020"/>
        </table:table-row>
        <table:table-row table:style-name="ro1" table:visibility="filter">
          <table:table-cell table:formula="of:=[.B622]&amp;[.C622]&amp;[.D622]" office:value-type="string" office:string-value="http://ontology.ontotext.com/taxonomy/productionhttp://www.w3.org/2000/01/rdf-schema#commentThe material produced by a mine, an industrial site or a production process" calcext:value-type="string">
            <text:p>http://ontology.ontotext.com/taxonomy/productionhttp://www.w3.org/2000/01/rdf-schema#commentThe material produced by a mine, an industrial site or a production process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aterial produced by a mine, an industrial site or a production process</text:p>
          </table:table-cell>
          <table:table-cell table:number-columns-repeated="1020"/>
        </table:table-row>
        <table:table-row table:style-name="ro1" table:visibility="filter">
          <table:table-cell table:formula="of:=[.B623]&amp;[.C623]&amp;[.D623]" office:value-type="string" office:string-value="http://ontology.ontotext.com/taxonomy/founderhttp://www.w3.org/2000/01/rdf-schema#commentFounder or co-founder of the organization, religion or place" calcext:value-type="string">
            <text:p>http://ontology.ontotext.com/taxonomy/founderhttp://www.w3.org/2000/01/rdf-schema#commentFounder or co-founder of the organization, religion or place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Founder or co-founder of the organization, religion or place</text:p>
          </table:table-cell>
          <table:table-cell table:number-columns-repeated="1020"/>
        </table:table-row>
        <table:table-row table:style-name="ro1" table:visibility="filter">
          <table:table-cell table:formula="of:=[.B624]&amp;[.C624]&amp;[.D624]" office:value-type="string" office:string-value="http://ontology.ontotext.com/taxonomy/CEOhttp://www.w3.org/2000/01/rdf-schema#commentHighest-ranking corporate officer appointed as the CEO within an organization" calcext:value-type="string">
            <text:p>http://ontology.ontotext.com/taxonomy/CEOhttp://www.w3.org/2000/01/rdf-schema#commentHighest-ranking corporate officer appointed as the CEO within an organization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ighest-ranking corporate officer appointed as the CEO within an organization</text:p>
          </table:table-cell>
          <table:table-cell table:number-columns-repeated="1020"/>
        </table:table-row>
        <table:table-row table:style-name="ro1" table:visibility="filter">
          <table:table-cell table:formula="of:=[.B625]&amp;[.C625]&amp;[.D625]" office:value-type="string" office:string-value="http://ontology.ontotext.com/taxonomy/chairpersonhttp://www.w3.org/2000/01/rdf-schema#commentPresiding member of an organization, group or body" calcext:value-type="string">
            <text:p>http://ontology.ontotext.com/taxonomy/chairpersonhttp://www.w3.org/2000/01/rdf-schema#commentPresiding member of an organization, group or bod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Presiding member of an organization, group or body</text:p>
          </table:table-cell>
          <table:table-cell table:number-columns-repeated="1020"/>
        </table:table-row>
        <table:table-row table:style-name="ro1" table:visibility="filter">
          <table:table-cell table:formula="of:=[.B626]&amp;[.C626]&amp;[.D626]" office:value-type="string" office:string-value="http://ontology.ontotext.com/taxonomy/websitehttp://www.w3.org/2000/01/rdf-schema#commentURL to the website of this item" calcext:value-type="string">
            <text:p>http://ontology.ontotext.com/taxonomy/websitehttp://www.w3.org/2000/01/rdf-schema#commentURL to the website of this item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URL to the website of this item</text:p>
          </table:table-cell>
          <table:table-cell table:number-columns-repeated="1020"/>
        </table:table-row>
        <table:table-row table:style-name="ro1" table:visibility="filter">
          <table:table-cell table:formula="of:=[.B627]&amp;[.C627]&amp;[.D627]" office:value-type="string" office:string-value="http://ontology.ontotext.com/taxonomy/subsidiarieshttp://www.w3.org/2000/01/rdf-schema#commentsubsidiary of a company or organization, opposite of parent company" calcext:value-type="string">
            <text:p>http://ontology.ontotext.com/taxonomy/subsidiarieshttp://www.w3.org/2000/01/rdf-schema#commentsubsidiary of a company or organization, opposite of parent compan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ubsidiary of a company or organization, opposite of parent company</text:p>
          </table:table-cell>
          <table:table-cell table:number-columns-repeated="1020"/>
        </table:table-row>
        <table:table-row table:style-name="ro1" table:visibility="filter">
          <table:table-cell table:formula="of:=[.B628]&amp;[.C628]&amp;[.D628]" office:value-type="string" office:string-value="http://ontology.ontotext.com/taxonomy/parentCompanyhttp://www.w3.org/2000/01/rdf-schema#commenta parent company of an organisation, opposite of subsidiaries" calcext:value-type="string">
            <text:p>http://ontology.ontotext.com/taxonomy/parentCompanyhttp://www.w3.org/2000/01/rdf-schema#commenta parent company of an organisation, opposite of subsidiaries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parent company of an organisation, opposite of subsidiaries</text:p>
          </table:table-cell>
          <table:table-cell table:number-columns-repeated="1020"/>
        </table:table-row>
        <table:table-row table:style-name="ro1" table:visibility="filter">
          <table:table-cell table:formula="of:=[.B629]&amp;[.C629]&amp;[.D629]" office:value-type="string" office:string-value="http://ontology.ontotext.com/taxonomy/continenthttp://www.w3.org/2000/01/rdf-schema#commentContinent of which the subject is a part. " calcext:value-type="string">
            <text:p>http://ontology.ontotext.com/taxonomy/continenthttp://www.w3.org/2000/01/rdf-schema#commentContinent of which the subject is a part. 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tinent of which the subject is a part. </text:p>
          </table:table-cell>
          <table:table-cell table:number-columns-repeated="1020"/>
        </table:table-row>
        <table:table-row table:style-name="ro1" table:visibility="filter">
          <table:table-cell table:formula="of:=[.B630]&amp;[.C630]&amp;[.D630]" office:value-type="string" office:string-value="http://ontology.ontotext.com/taxonomy/countryhttp://www.w3.org/2000/01/rdf-schema#commentSovereign state of this item" calcext:value-type="string">
            <text:p>http://ontology.ontotext.com/taxonomy/countryhttp://www.w3.org/2000/01/rdf-schema#commentSovereign state of this item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overeign state of this item</text:p>
          </table:table-cell>
          <table:table-cell table:number-columns-repeated="1020"/>
        </table:table-row>
        <table:table-row table:style-name="ro1" table:visibility="filter">
          <table:table-cell table:formula="of:=[.B631]&amp;[.C631]&amp;[.D631]" office:value-type="string" office:string-value="http://ontology.ontotext.com/taxonomy/populationhttp://www.w3.org/2000/01/rdf-schema#commentContinent of which the subject is a part. " calcext:value-type="string">
            <text:p>http://ontology.ontotext.com/taxonomy/populationhttp://www.w3.org/2000/01/rdf-schema#commentContinent of which the subject is a part. 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tinent of which the subject is a part. </text:p>
          </table:table-cell>
          <table:table-cell table:number-columns-repeated="1020"/>
        </table:table-row>
        <table:table-row table:style-name="ro1" table:visibility="filter">
          <table:table-cell table:formula="of:=[.B632]&amp;[.C632]&amp;[.D632]" office:value-type="string" office:string-value="http://ontology.ontotext.com/taxonomy/capitalhttp://www.w3.org/2000/01/rdf-schema#commentLocation (city, municipality) of governmental seat of the country, or administrative territorial entity" calcext:value-type="string">
            <text:p>http://ontology.ontotext.com/taxonomy/capitalhttp://www.w3.org/2000/01/rdf-schema#commentLocation (city, municipality) of governmental seat of the country, or administrative territorial enti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Location (city, municipality) of governmental seat of the country, or administrative territorial entity</text:p>
          </table:table-cell>
          <table:table-cell table:number-columns-repeated="1020"/>
        </table:table-row>
        <table:table-row table:style-name="ro1" table:visibility="filter">
          <table:table-cell table:formula="of:=[.B633]&amp;[.C633]&amp;[.D633]" office:value-type="string" office:string-value="http://ontology.ontotext.com/taxonomy/officialLanguagehttp://www.w3.org/2000/01/rdf-schema#commentlanguage designated as official by this item. " calcext:value-type="string">
            <text:p>http://ontology.ontotext.com/taxonomy/officialLanguagehttp://www.w3.org/2000/01/rdf-schema#commentlanguage designated as official by this item. 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language designated as official by this item. </text:p>
          </table:table-cell>
          <table:table-cell table:number-columns-repeated="1020"/>
        </table:table-row>
        <table:table-row table:style-name="ro1" table:visibility="filter">
          <table:table-cell table:formula="of:=[.B634]&amp;[.C634]&amp;[.D634]" office:value-type="string" office:string-value="http://ontology.ontotext.com/taxonomy/headOfStatehttp://www.w3.org/2000/01/rdf-schema#commentofficial with the highest formal authority in a country" calcext:value-type="string">
            <text:p>http://ontology.ontotext.com/taxonomy/headOfStatehttp://www.w3.org/2000/01/rdf-schema#commentofficial with the highest formal authority in a countr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fficial with the highest formal authority in a country</text:p>
          </table:table-cell>
          <table:table-cell table:number-columns-repeated="1020"/>
        </table:table-row>
        <table:table-row table:style-name="ro1" table:visibility="filter">
          <table:table-cell table:formula="of:=[.B635]&amp;[.C635]&amp;[.D635]" office:value-type="string" office:string-value="http://ontology.ontotext.com/taxonomy/capitalOfhttp://www.w3.org/2000/01/rdf-schema#commentcountry, state, department, canton or other administrative division of which the municipality is the governmental seat" calcext:value-type="string">
            <text:p>http://ontology.ontotext.com/taxonomy/capitalOfhttp://www.w3.org/2000/01/rdf-schema#commentcountry, state, department, canton or other administrative division of which the municipality is the governmental seat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untry, state, department, canton or other administrative division of which the municipality is the governmental seat</text:p>
          </table:table-cell>
          <table:table-cell table:number-columns-repeated="1020"/>
        </table:table-row>
        <table:table-row table:style-name="ro1" table:visibility="filter">
          <table:table-cell table:formula="of:=[.B636]&amp;[.C636]&amp;[.D636]" office:value-type="string" office:string-value="http://ontology.ontotext.com/taxonomy/latitudehttp://www.w3.org/2000/01/rdf-schema#commentThe WGS84 latitude of a pub object" calcext:value-type="string">
            <text:p>http://ontology.ontotext.com/taxonomy/latitudehttp://www.w3.org/2000/01/rdf-schema#commentThe WGS84 latitude of a pub object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WGS84 latitude of a pub object</text:p>
          </table:table-cell>
          <table:table-cell table:number-columns-repeated="1020"/>
        </table:table-row>
        <table:table-row table:style-name="ro1" table:visibility="filter">
          <table:table-cell table:formula="of:=[.B637]&amp;[.C637]&amp;[.D637]" office:value-type="string" office:string-value="http://ontology.ontotext.com/taxonomy/longitudehttp://www.w3.org/2000/01/rdf-schema#commentThe WGS84 longitude of a pub object" calcext:value-type="string">
            <text:p>http://ontology.ontotext.com/taxonomy/longitudehttp://www.w3.org/2000/01/rdf-schema#commentThe WGS84 longitude of a pub object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WGS84 longitude of a pub object</text:p>
          </table:table-cell>
          <table:table-cell table:number-columns-repeated="1020"/>
        </table:table-row>
        <table:table-row table:style-name="ro1" table:visibility="filter">
          <table:table-cell table:formula="of:=[.B638]&amp;[.C638]&amp;[.D638]" office:value-type="string" office:string-value="http://ontology.ontotext.com/publishing#Featurehttp://www.w3.org/2000/01/rdf-schema#commentA miscellaneous feature of an asset." calcext:value-type="string">
            <text:p>http://ontology.ontotext.com/publishing#Featurehttp://www.w3.org/2000/01/rdf-schema#commentA miscellaneous feature of an asset.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iscellaneous feature of an asset.</text:p>
          </table:table-cell>
          <table:table-cell table:number-columns-repeated="1020"/>
        </table:table-row>
        <table:table-row table:style-name="ro1" table:visibility="filter">
          <table:table-cell table:formula="of:=[.B639]&amp;[.C639]&amp;[.D639]" office:value-type="string" office:string-value="http://ontology.ontotext.com/publishing#Categoryhttp://www.w3.org/2000/01/rdf-schema#commentCategory of a document or document cluster (e.g. Science and Technology)." calcext:value-type="string">
            <text:p>http://ontology.ontotext.com/publishing#Categoryhttp://www.w3.org/2000/01/rdf-schema#commentCategory of a document or document cluster (e.g. Science and Technology).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ategory of a document or document cluster (e.g. Science and Technology).</text:p>
          </table:table-cell>
          <table:table-cell table:number-columns-repeated="1020"/>
        </table:table-row>
        <table:table-row table:style-name="ro1" table:visibility="filter">
          <table:table-cell table:formula="of:=[.B640]&amp;[.C640]&amp;[.D640]" office:value-type="string" office:string-value="http://ontology.ontotext.com/publishing#Mentionhttp://www.w3.org/2000/01/rdf-schema#commentA mention of an entity in an asset." calcext:value-type="string">
            <text:p>http://ontology.ontotext.com/publishing#Mentionhttp://www.w3.org/2000/01/rdf-schema#commentA mention of an entity in an asset.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ention of an entity in an asset.</text:p>
          </table:table-cell>
          <table:table-cell table:number-columns-repeated="1020"/>
        </table:table-row>
        <table:table-row table:style-name="ro1" table:visibility="filter">
          <table:table-cell table:formula="of:=[.B641]&amp;[.C641]&amp;[.D641]" office:value-type="string" office:string-value="http://ontology.ontotext.com/publishing#TextMentionhttp://www.w3.org/2000/01/rdf-schema#commentA mention of an entity in a textual document. The mention has start and end offsets." calcext:value-type="string">
            <text:p>http://ontology.ontotext.com/publishing#TextMentionhttp://www.w3.org/2000/01/rdf-schema#commentA mention of an entity in a textual document. The mention has start and end offsets.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ention of an entity in a textual document. The mention has start and end offsets.</text:p>
          </table:table-cell>
          <table:table-cell table:number-columns-repeated="1020"/>
        </table:table-row>
        <table:table-row table:style-name="ro1" table:visibility="filter">
          <table:table-cell table:formula="of:=[.B642]&amp;[.C642]&amp;[.D642]" office:value-type="string" office:string-value="http://ontology.ontotext.com/publishing#EntitySourcehttp://www.w3.org/2000/01/rdf-schema#commentThe source of an entity or from where it was added to the knowledge base." calcext:value-type="string">
            <text:p>http://ontology.ontotext.com/publishing#EntitySourcehttp://www.w3.org/2000/01/rdf-schema#commentThe source of an entity or from where it was added to the knowledge base.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 or from where it was added to the knowledge base.</text:p>
          </table:table-cell>
          <table:table-cell table:number-columns-repeated="1020"/>
        </table:table-row>
        <table:table-row table:style-name="ro1" table:visibility="filter">
          <table:table-cell table:formula="of:=[.B643]&amp;[.C643]&amp;[.D643]" office:value-type="string" office:string-value="http://ontology.ontotext.com/publishing#LinkedDatasetSourcehttp://www.w3.org/2000/01/rdf-schema#commentThe source of an entity is a linked dataset." calcext:value-type="string">
            <text:p>http://ontology.ontotext.com/publishing#LinkedDatasetSourcehttp://www.w3.org/2000/01/rdf-schema#commentThe source of an entity is a linked dataset.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 is a linked dataset.</text:p>
          </table:table-cell>
          <table:table-cell table:number-columns-repeated="1020"/>
        </table:table-row>
        <table:table-row table:style-name="ro1" table:visibility="filter">
          <table:table-cell table:formula="of:=[.B644]&amp;[.C644]&amp;[.D644]" office:value-type="string" office:string-value="http://ontology.ontotext.com/publishing#NamedEntityRecognitionSourcehttp://www.w3.org/2000/01/rdf-schema#commentThe entity was created and added to the knowledge base via automatic named entity recognition and semantic indexing." calcext:value-type="string">
            <text:p>http://ontology.ontotext.com/publishing#NamedEntityRecognitionSourcehttp://www.w3.org/2000/01/rdf-schema#commentThe entity was created and added to the knowledge base via automatic named entity recognition and semantic indexing.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entity was created and added to the knowledge base via automatic named entity recognition and semantic indexing.</text:p>
          </table:table-cell>
          <table:table-cell table:number-columns-repeated="1020"/>
        </table:table-row>
        <table:table-row table:style-name="ro1" table:visibility="filter">
          <table:table-cell table:formula="of:=[.B645]&amp;[.C645]&amp;[.D645]" office:value-type="string" office:string-value="http://ontology.ontotext.com/publishing#Assethttp://www.w3.org/2000/01/rdf-schema#commentA publishing asset e.g. - document, image, video etc." calcext:value-type="string">
            <text:p>http://ontology.ontotext.com/publishing#Assethttp://www.w3.org/2000/01/rdf-schema#commentA publishing asset e.g. - document, image, video etc.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publishing asset e.g. - document, image, video etc.</text:p>
          </table:table-cell>
          <table:table-cell table:number-columns-repeated="1020"/>
        </table:table-row>
        <table:table-row table:style-name="ro1" table:visibility="filter">
          <table:table-cell table:formula="of:=[.B646]&amp;[.C646]&amp;[.D646]" office:value-type="string" office:string-value="http://ontology.ontotext.com/publishing#Documenthttp://www.w3.org/2000/01/rdf-schema#commentNews article/blogpost etc." calcext:value-type="string">
            <text:p>http://ontology.ontotext.com/publishing#Documenthttp://www.w3.org/2000/01/rdf-schema#commentNews article/blogpost etc.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News article/blogpost etc.</text:p>
          </table:table-cell>
          <table:table-cell table:number-columns-repeated="1020"/>
        </table:table-row>
        <table:table-row table:style-name="ro1" table:visibility="filter">
          <table:table-cell table:formula="of:=[.B647]&amp;[.C647]&amp;[.D647]" office:value-type="string" office:string-value="http://ontology.ontotext.com/publishing#PresentableDocumenthttp://www.w3.org/2000/01/rdf-schema#commentan asset that can be presented in the publishing UI" calcext:value-type="string">
            <text:p>http://ontology.ontotext.com/publishing#PresentableDocumenthttp://www.w3.org/2000/01/rdf-schema#commentan asset that can be presented in the publishing UI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n asset that can be presented in the publishing UI</text:p>
          </table:table-cell>
          <table:table-cell table:number-columns-repeated="1020"/>
        </table:table-row>
        <table:table-row table:style-name="ro1" table:visibility="filter">
          <table:table-cell table:formula="of:=[.B648]&amp;[.C648]&amp;[.D648]" office:value-type="string" office:string-value="http://ontology.ontotext.com/publishing#DocumentClusterhttp://www.w3.org/2000/01/rdf-schema#commentDifferent articles that are about the same thing are grouped in clusters." calcext:value-type="string">
            <text:p>http://ontology.ontotext.com/publishing#DocumentClusterhttp://www.w3.org/2000/01/rdf-schema#commentDifferent articles that are about the same thing are grouped in clusters.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ifferent articles that are about the same thing are grouped in clusters.</text:p>
          </table:table-cell>
          <table:table-cell table:number-columns-repeated="1020"/>
        </table:table-row>
        <table:table-row table:style-name="ro1" table:visibility="filter">
          <table:table-cell table:formula="of:=[.B649]&amp;[.C649]&amp;[.D649]" office:value-type="string" office:string-value="http://ontology.ontotext.com/publishing#ProfileInformationhttp://www.w3.org/2000/01/rdf-schema#commentThe infromation associated with an user." calcext:value-type="string">
            <text:p>http://ontology.ontotext.com/publishing#ProfileInformationhttp://www.w3.org/2000/01/rdf-schema#commentThe infromation associated with an user.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infromation associated with an user.</text:p>
          </table:table-cell>
          <table:table-cell table:number-columns-repeated="1020"/>
        </table:table-row>
        <table:table-row table:style-name="ro1" table:visibility="filter">
          <table:table-cell table:formula="of:=[.B650]&amp;[.C650]&amp;[.D650]" office:value-type="string" office:string-value="http://ontology.ontotext.com/publishing#Channelhttp://www.w3.org/2000/01/rdf-schema#commentChannel configuration - the channel constraint its show order etc." calcext:value-type="string">
            <text:p>http://ontology.ontotext.com/publishing#Channelhttp://www.w3.org/2000/01/rdf-schema#commentChannel configuration - the channel constraint its show order etc.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hannel configuration - the channel constraint its show order etc.</text:p>
          </table:table-cell>
          <table:table-cell table:number-columns-repeated="1020"/>
        </table:table-row>
        <table:table-row table:style-name="ro1" table:visibility="filter">
          <table:table-cell table:formula="of:=[.B651]&amp;[.C651]&amp;[.D651]" office:value-type="string" office:string-value="http://ontology.ontotext.com/publishing#mentionScorehttp://www.w3.org/2000/01/rdf-schema#commentthe score of a mention relative to the document it occurs in." calcext:value-type="string">
            <text:p>http://ontology.ontotext.com/publishing#mentionScorehttp://www.w3.org/2000/01/rdf-schema#commentthe score of a mention relative to the document it occurs in.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core of a mention relative to the document it occurs in.</text:p>
          </table:table-cell>
          <table:table-cell table:number-columns-repeated="1020"/>
        </table:table-row>
        <table:table-row table:style-name="ro1" table:visibility="filter">
          <table:table-cell table:formula="of:=[.B652]&amp;[.C652]&amp;[.D652]" office:value-type="string" office:string-value="http://ontology.ontotext.com/publishing#titlehttp://www.w3.org/2000/01/rdf-schema#commenttitle of the asset" calcext:value-type="string">
            <text:p>http://ontology.ontotext.com/publishing#titlehttp://www.w3.org/2000/01/rdf-schema#commenttitle of the asset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tle of the asset</text:p>
          </table:table-cell>
          <table:table-cell table:number-columns-repeated="1020"/>
        </table:table-row>
        <table:table-row table:style-name="ro1" table:visibility="filter">
          <table:table-cell table:formula="of:=[.B653]&amp;[.C653]&amp;[.D653]" office:value-type="string" office:string-value="http://ontology.ontotext.com/publishing#customFeaturehttp://www.w3.org/2000/01/rdf-schema#commentCustom miscellaneous features of the asset." calcext:value-type="string">
            <text:p>http://ontology.ontotext.com/publishing#customFeaturehttp://www.w3.org/2000/01/rdf-schema#commentCustom miscellaneous features of the asset.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ustom miscellaneous features of the asset.</text:p>
          </table:table-cell>
          <table:table-cell table:number-columns-repeated="1020"/>
        </table:table-row>
        <table:table-row table:style-name="ro1" table:visibility="filter">
          <table:table-cell table:formula="of:=[.B654]&amp;[.C654]&amp;[.D654]" office:value-type="string" office:string-value="http://ontology.ontotext.com/publishing#summaryhttp://www.w3.org/2000/01/rdf-schema#commentThe summary of the textual document." calcext:value-type="string">
            <text:p>http://ontology.ontotext.com/publishing#summaryhttp://www.w3.org/2000/01/rdf-schema#commentThe summary of the textual document.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ummary of the textual document.</text:p>
          </table:table-cell>
          <table:table-cell table:number-columns-repeated="1020"/>
        </table:table-row>
        <table:table-row table:style-name="ro1" table:visibility="filter">
          <table:table-cell table:formula="of:=[.B655]&amp;[.C655]&amp;[.D655]" office:value-type="string" office:string-value="http://ontology.ontotext.com/publishing#containsMentionhttp://www.w3.org/2000/01/rdf-schema#commentMentioned conceptual entities (named entity, concrete concept, topic etc.) in the document content." calcext:value-type="string">
            <text:p>http://ontology.ontotext.com/publishing#containsMentionhttp://www.w3.org/2000/01/rdf-schema#commentMentioned conceptual entities (named entity, concrete concept, topic etc.) in the document content.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entioned conceptual entities (named entity, concrete concept, topic etc.) in the document content.</text:p>
          </table:table-cell>
          <table:table-cell table:number-columns-repeated="1020"/>
        </table:table-row>
        <table:table-row table:style-name="ro1" table:visibility="filter">
          <table:table-cell table:formula="of:=[.B656]&amp;[.C656]&amp;[.D656]" office:value-type="string" office:string-value="http://ontology.ontotext.com/publishing#originalUrlhttp://www.w3.org/2000/01/rdf-schema#commentThe orignial URL of an article imported into the system from somewhere on the web." calcext:value-type="string">
            <text:p>http://ontology.ontotext.com/publishing#originalUrlhttp://www.w3.org/2000/01/rdf-schema#commentThe orignial URL of an article imported into the system from somewhere on the web.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orignial URL of an article imported into the system from somewhere on the web.</text:p>
          </table:table-cell>
          <table:table-cell table:number-columns-repeated="1020"/>
        </table:table-row>
        <table:table-row table:style-name="ro1" table:visibility="filter">
          <table:table-cell table:formula="of:=[.B657]&amp;[.C657]&amp;[.D657]" office:value-type="string" office:string-value="http://ontology.ontotext.com/publishing#hasImagehttp://www.w3.org/2000/01/rdf-schema#commentImage associated with the visualizable asset." calcext:value-type="string">
            <text:p>http://ontology.ontotext.com/publishing#hasImagehttp://www.w3.org/2000/01/rdf-schema#commentImage associated with the visualizable asset.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mage associated with the visualizable asset.</text:p>
          </table:table-cell>
          <table:table-cell table:number-columns-repeated="1020"/>
        </table:table-row>
        <table:table-row table:style-name="ro1" table:visibility="filter">
          <table:table-cell table:formula="of:=[.B658]&amp;[.C658]&amp;[.D658]" office:value-type="string" office:string-value="http://ontology.ontotext.com/publishing#hasVideohttp://www.w3.org/2000/01/rdf-schema#commentVideo associated with the document" calcext:value-type="string">
            <text:p>http://ontology.ontotext.com/publishing#hasVideohttp://www.w3.org/2000/01/rdf-schema#commentVideo associated with the document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Video associated with the document</text:p>
          </table:table-cell>
          <table:table-cell table:number-columns-repeated="1020"/>
        </table:table-row>
        <table:table-row table:style-name="ro1" table:visibility="filter">
          <table:table-cell table:formula="of:=[.B659]&amp;[.C659]&amp;[.D659]" office:value-type="string" office:string-value="http://ontology.ontotext.com/publishing#hasDocumenthttp://www.w3.org/2000/01/rdf-schema#commentThe document cluster contains many documents." calcext:value-type="string">
            <text:p>http://ontology.ontotext.com/publishing#hasDocumenthttp://www.w3.org/2000/01/rdf-schema#commentThe document cluster contains many documents.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document cluster contains many documents.</text:p>
          </table:table-cell>
          <table:table-cell table:number-columns-repeated="1020"/>
        </table:table-row>
        <table:table-row table:style-name="ro1" table:visibility="filter">
          <table:table-cell table:formula="of:=[.B660]&amp;[.C660]&amp;[.D660]" office:value-type="string" office:string-value="http://ontology.ontotext.com/publishing#mostRepresentativeDocumenthttp://www.w3.org/2000/01/rdf-schema#commentMost representative document for the article cluster" calcext:value-type="string">
            <text:p>http://ontology.ontotext.com/publishing#mostRepresentativeDocumenthttp://www.w3.org/2000/01/rdf-schema#commentMost representative document for the article cluster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ost representative document for the article cluster</text:p>
          </table:table-cell>
          <table:table-cell table:number-columns-repeated="1020"/>
        </table:table-row>
        <table:table-row table:style-name="ro1" table:visibility="filter">
          <table:table-cell table:formula="of:=[.B661]&amp;[.C661]&amp;[.D661]" office:value-type="string" office:string-value="http://ontology.ontotext.com/publishing#articlesCounthttp://www.w3.org/2000/01/rdf-schema#commentThe count of articles this cluster contains" calcext:value-type="string">
            <text:p>http://ontology.ontotext.com/publishing#articlesCounthttp://www.w3.org/2000/01/rdf-schema#commentThe count of articles this cluster contains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ount of articles this cluster contains</text:p>
          </table:table-cell>
          <table:table-cell table:number-columns-repeated="1020"/>
        </table:table-row>
        <table:table-row table:style-name="ro1" table:visibility="filter">
          <table:table-cell table:formula="of:=[.B662]&amp;[.C662]&amp;[.D662]" office:value-type="string" office:string-value="http://ontology.ontotext.com/publishing#clusterStartDatehttp://www.w3.org/2000/01/rdf-schema#commentThe clustering of articles is temporal and is relevant for a given period of time" calcext:value-type="string">
            <text:p>http://ontology.ontotext.com/publishing#clusterStartDatehttp://www.w3.org/2000/01/rdf-schema#commentThe clustering of articles is temporal and is relevant for a given period of time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lustering of articles is temporal and is relevant for a given period of time</text:p>
          </table:table-cell>
          <table:table-cell table:number-columns-repeated="1020"/>
        </table:table-row>
        <table:table-row table:style-name="ro1" table:visibility="filter">
          <table:table-cell table:formula="of:=[.B663]&amp;[.C663]&amp;[.D663]" office:value-type="string" office:string-value="http://ontology.ontotext.com/publishing#clusterEndDatehttp://www.w3.org/2000/01/rdf-schema#commentThe clustering of articles is temporal and is relevant for a given period of time" calcext:value-type="string">
            <text:p>http://ontology.ontotext.com/publishing#clusterEndDatehttp://www.w3.org/2000/01/rdf-schema#commentThe clustering of articles is temporal and is relevant for a given period of time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lustering of articles is temporal and is relevant for a given period of time</text:p>
          </table:table-cell>
          <table:table-cell table:number-columns-repeated="1020"/>
        </table:table-row>
        <table:table-row table:style-name="ro1" table:visibility="filter">
          <table:table-cell table:formula="of:=[.B664]&amp;[.C664]&amp;[.D664]" office:value-type="string" office:string-value="http://ontology.ontotext.com/publishing#hasChannelhttp://www.w3.org/2000/01/rdf-schema#comment" calcext:value-type="string">
            <text:p>http://ontology.ontotext.com/publishing#hasChannelhttp://www.w3.org/2000/01/rdf-schema#comment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1021"/>
        </table:table-row>
        <table:table-row table:style-name="ro1" table:visibility="filter">
          <table:table-cell table:formula="of:=[.B665]&amp;[.C665]&amp;[.D665]" office:value-type="string" office:string-value="http://ontology.ontotext.com/publishing#hasUserhttp://www.w3.org/2000/01/rdf-schema#comment" calcext:value-type="string">
            <text:p>http://ontology.ontotext.com/publishing#hasUserhttp://www.w3.org/2000/01/rdf-schema#comment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1021"/>
        </table:table-row>
        <table:table-row table:style-name="ro1" table:visibility="filter">
          <table:table-cell table:formula="of:=[.B666]&amp;[.C666]&amp;[.D666]" office:value-type="string" office:string-value="http://ontology.ontotext.com/publishing#hasConstrainthttp://www.w3.org/2000/01/rdf-schema#comment" calcext:value-type="string">
            <text:p>http://ontology.ontotext.com/publishing#hasConstrainthttp://www.w3.org/2000/01/rdf-schema#comment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1021"/>
        </table:table-row>
        <table:table-row table:style-name="ro1" table:visibility="filter">
          <table:table-cell table:formula="of:=[.B667]&amp;[.C667]&amp;[.D667]" office:value-type="string" office:string-value="http://ontology.ontotext.com/publishing#channelIndexhttp://www.w3.org/2000/01/rdf-schema#comment" calcext:value-type="string">
            <text:p>http://ontology.ontotext.com/publishing#channelIndexhttp://www.w3.org/2000/01/rdf-schema#comment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1021"/>
        </table:table-row>
        <table:table-row table:style-name="ro1" table:visibility="filter">
          <table:table-cell table:formula="of:=[.B668]&amp;[.C668]&amp;[.D668]" office:value-type="string" office:string-value="http://ontology.ontotext.com/publishing#hasEntitySourcehttp://www.w3.org/2000/01/rdf-schema#commentThe source of an entity" calcext:value-type="string">
            <text:p>http://ontology.ontotext.com/publishing#hasEntitySourcehttp://www.w3.org/2000/01/rdf-schema#commentThe source of an enti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</text:p>
          </table:table-cell>
          <table:table-cell table:number-columns-repeated="1020"/>
        </table:table-row>
        <table:table-row table:style-name="ro1" table:visibility="filter">
          <table:table-cell table:formula="of:=[.B669]&amp;[.C669]&amp;[.D669]" office:value-type="string" office:string-value="http://ontology.ontotext.com/taxonomy/http://www.w3.org/2000/01/rdf-schema#labelOntotext Publishing" calcext:value-type="string">
            <text:p>http://ontology.ontotext.com/taxonomy/http://www.w3.org/2000/01/rdf-schema#labelOntotext Publishing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ntotext Publishing</text:p>
          </table:table-cell>
          <table:table-cell table:number-columns-repeated="1020"/>
        </table:table-row>
        <table:table-row table:style-name="ro1" table:visibility="filter">
          <table:table-cell table:formula="of:=[.B670]&amp;[.C670]&amp;[.D670]" office:value-type="string" office:string-value="http://ontology.ontotext.com/taxonomy/Thinghttp://www.w3.org/2000/01/rdf-schema#labelThing" calcext:value-type="string">
            <text:p>http://ontology.ontotext.com/taxonomy/Thinghttp://www.w3.org/2000/01/rdf-schema#labelThing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 table:visibility="filter">
          <table:table-cell table:formula="of:=[.B671]&amp;[.C671]&amp;[.D671]" office:value-type="string" office:string-value="http://ontology.ontotext.com/taxonomy/Concepthttp://www.w3.org/2000/01/rdf-schema#labelConcept" calcext:value-type="string">
            <text:p>http://ontology.ontotext.com/taxonomy/Concepthttp://www.w3.org/2000/01/rdf-schema#labelConcept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cept</text:p>
          </table:table-cell>
          <table:table-cell table:number-columns-repeated="1020"/>
        </table:table-row>
        <table:table-row table:style-name="ro1" table:visibility="filter">
          <table:table-cell table:formula="of:=[.B672]&amp;[.C672]&amp;[.D672]" office:value-type="string" office:string-value="http://ontology.ontotext.com/taxonomy/Eventhttp://www.w3.org/2000/01/rdf-schema#labelEvent" calcext:value-type="string">
            <text:p>http://ontology.ontotext.com/taxonomy/Eventhttp://www.w3.org/2000/01/rdf-schema#labelEvent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vent</text:p>
          </table:table-cell>
          <table:table-cell table:number-columns-repeated="1020"/>
        </table:table-row>
        <table:table-row table:style-name="ro1" table:visibility="filter">
          <table:table-cell table:formula="of:=[.B673]&amp;[.C673]&amp;[.D673]" office:value-type="string" office:string-value="http://ontology.ontotext.com/taxonomy/Locationhttp://www.w3.org/2000/01/rdf-schema#labelLocation" calcext:value-type="string">
            <text:p>http://ontology.ontotext.com/taxonomy/Locationhttp://www.w3.org/2000/01/rdf-schema#labelLocation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table:formula="of:=[.B674]&amp;[.C674]&amp;[.D674]" office:value-type="string" office:string-value="http://ontology.ontotext.com/taxonomy/Timehttp://www.w3.org/2000/01/rdf-schema#labelTime" calcext:value-type="string">
            <text:p>http://ontology.ontotext.com/taxonomy/Timehttp://www.w3.org/2000/01/rdf-schema#labelTime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1" table:visibility="filter">
          <table:table-cell table:formula="of:=[.B675]&amp;[.C675]&amp;[.D675]" office:value-type="string" office:string-value="http://ontology.ontotext.com/taxonomy/Agenthttp://www.w3.org/2000/01/rdf-schema#labelAgent" calcext:value-type="string">
            <text:p>http://ontology.ontotext.com/taxonomy/Agenthttp://www.w3.org/2000/01/rdf-schema#labelAgent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gent</text:p>
          </table:table-cell>
          <table:table-cell table:number-columns-repeated="1020"/>
        </table:table-row>
        <table:table-row table:style-name="ro1" table:visibility="filter">
          <table:table-cell table:formula="of:=[.B676]&amp;[.C676]&amp;[.D676]" office:value-type="string" office:string-value="http://ontology.ontotext.com/taxonomy/Personhttp://www.w3.org/2000/01/rdf-schema#labelPerson" calcext:value-type="string">
            <text:p>http://ontology.ontotext.com/taxonomy/Personhttp://www.w3.org/2000/01/rdf-schema#labelPerson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 table:visibility="filter">
          <table:table-cell table:formula="of:=[.B677]&amp;[.C677]&amp;[.D677]" office:value-type="string" office:string-value="http://ontology.ontotext.com/taxonomy/Organizationhttp://www.w3.org/2000/01/rdf-schema#labelOrganization" calcext:value-type="string">
            <text:p>http://ontology.ontotext.com/taxonomy/Organizationhttp://www.w3.org/2000/01/rdf-schema#labelOrganization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rganization</text:p>
          </table:table-cell>
          <table:table-cell table:number-columns-repeated="1020"/>
        </table:table-row>
        <table:table-row table:style-name="ro1" table:visibility="filter">
          <table:table-cell table:formula="of:=[.B678]&amp;[.C678]&amp;[.D678]" office:value-type="string" office:string-value="http://ontology.ontotext.com/taxonomy/preferredLabelhttp://www.w3.org/2000/01/rdf-schema#labelpreferred label" calcext:value-type="string">
            <text:p>http://ontology.ontotext.com/taxonomy/preferredLabelhttp://www.w3.org/2000/01/rdf-schema#labelpreferred label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eferred label</text:p>
          </table:table-cell>
          <table:table-cell table:number-columns-repeated="1020"/>
        </table:table-row>
        <table:table-row table:style-name="ro1" table:visibility="filter">
          <table:table-cell table:formula="of:=[.B679]&amp;[.C679]&amp;[.D679]" office:value-type="string" office:string-value="http://ontology.ontotext.com/taxonomy/alternativeLabelhttp://www.w3.org/2000/01/rdf-schema#labelalternative label" calcext:value-type="string">
            <text:p>http://ontology.ontotext.com/taxonomy/alternativeLabelhttp://www.w3.org/2000/01/rdf-schema#labelalternative label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lternative label</text:p>
          </table:table-cell>
          <table:table-cell table:number-columns-repeated="1020"/>
        </table:table-row>
        <table:table-row table:style-name="ro1" table:visibility="filter">
          <table:table-cell table:formula="of:=[.B680]&amp;[.C680]&amp;[.D680]" office:value-type="string" office:string-value="http://ontology.ontotext.com/taxonomy/picturehttp://www.w3.org/2000/01/rdf-schema#labelpicture" calcext:value-type="string">
            <text:p>http://ontology.ontotext.com/taxonomy/picturehttp://www.w3.org/2000/01/rdf-schema#labelpicture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icture</text:p>
          </table:table-cell>
          <table:table-cell table:number-columns-repeated="1020"/>
        </table:table-row>
        <table:table-row table:style-name="ro1" table:visibility="filter">
          <table:table-cell table:formula="of:=[.B681]&amp;[.C681]&amp;[.D681]" office:value-type="string" office:string-value="http://ontology.ontotext.com/taxonomy/thumbnailhttp://www.w3.org/2000/01/rdf-schema#labelthumbnail" calcext:value-type="string">
            <text:p>http://ontology.ontotext.com/taxonomy/thumbnailhttp://www.w3.org/2000/01/rdf-schema#labelthumbnail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umbnail</text:p>
          </table:table-cell>
          <table:table-cell table:number-columns-repeated="1020"/>
        </table:table-row>
        <table:table-row table:style-name="ro1" table:visibility="filter">
          <table:table-cell table:formula="of:=[.B682]&amp;[.C682]&amp;[.D682]" office:value-type="string" office:string-value="http://ontology.ontotext.com/taxonomy/descriptionhttp://www.w3.org/2000/01/rdf-schema#labeldescription" calcext:value-type="string">
            <text:p>http://ontology.ontotext.com/taxonomy/descriptionhttp://www.w3.org/2000/01/rdf-schema#labeldescription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 table:visibility="filter">
          <table:table-cell table:formula="of:=[.B683]&amp;[.C683]&amp;[.D683]" office:value-type="string" office:string-value="http://ontology.ontotext.com/taxonomy/exactMatchhttp://www.w3.org/2000/01/rdf-schema#labelexact match" calcext:value-type="string">
            <text:p>http://ontology.ontotext.com/taxonomy/exactMatchhttp://www.w3.org/2000/01/rdf-schema#labelexact match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xact match</text:p>
          </table:table-cell>
          <table:table-cell table:number-columns-repeated="1020"/>
        </table:table-row>
        <table:table-row table:style-name="ro1" table:visibility="filter">
          <table:table-cell table:formula="of:=[.B684]&amp;[.C684]&amp;[.D684]" office:value-type="string" office:string-value="http://ontology.ontotext.com/taxonomy/generatedhttp://www.w3.org/2000/01/rdf-schema#labelGenerated" calcext:value-type="string">
            <text:p>http://ontology.ontotext.com/taxonomy/generatedhttp://www.w3.org/2000/01/rdf-schema#labelGenerated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erated</text:p>
          </table:table-cell>
          <table:table-cell table:number-columns-repeated="1020"/>
        </table:table-row>
        <table:table-row table:style-name="ro1" table:visibility="filter">
          <table:table-cell table:formula="of:=[.B685]&amp;[.C685]&amp;[.D685]" office:value-type="string" office:string-value="http://ontology.ontotext.com/taxonomy/genericPropertyhttp://www.w3.org/2000/01/rdf-schema#labelgeneric property" calcext:value-type="string">
            <text:p>http://ontology.ontotext.com/taxonomy/genericPropertyhttp://www.w3.org/2000/01/rdf-schema#labelgeneric property</text:p>
          </table:table-cell>
          <table:table-cell office:value-type="string" calcext:value-type="string">
            <text:p>http://ontology.ontotext.com/taxonomy/genericPrope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eric property</text:p>
          </table:table-cell>
          <table:table-cell table:number-columns-repeated="1020"/>
        </table:table-row>
        <table:table-row table:style-name="ro1" table:visibility="filter">
          <table:table-cell table:formula="of:=[.B686]&amp;[.C686]&amp;[.D686]" office:value-type="string" office:string-value="http://ontology.ontotext.com/taxonomy/partOfhttp://www.w3.org/2000/01/rdf-schema#labelpart of" calcext:value-type="string">
            <text:p>http://ontology.ontotext.com/taxonomy/partOfhttp://www.w3.org/2000/01/rdf-schema#labelpart of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art of</text:p>
          </table:table-cell>
          <table:table-cell table:number-columns-repeated="1020"/>
        </table:table-row>
        <table:table-row table:style-name="ro1" table:visibility="filter">
          <table:table-cell table:formula="of:=[.B687]&amp;[.C687]&amp;[.D687]" office:value-type="string" office:string-value="http://ontology.ontotext.com/taxonomy/memberOfhttp://www.w3.org/2000/01/rdf-schema#labelmember of" calcext:value-type="string">
            <text:p>http://ontology.ontotext.com/taxonomy/memberOfhttp://www.w3.org/2000/01/rdf-schema#labelmember of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mber of</text:p>
          </table:table-cell>
          <table:table-cell table:number-columns-repeated="1020"/>
        </table:table-row>
        <table:table-row table:style-name="ro1" table:visibility="filter">
          <table:table-cell table:formula="of:=[.B688]&amp;[.C688]&amp;[.D688]" office:value-type="string" office:string-value="http://ontology.ontotext.com/taxonomy/hasParthttp://www.w3.org/2000/01/rdf-schema#labelhas part" calcext:value-type="string">
            <text:p>http://ontology.ontotext.com/taxonomy/hasParthttp://www.w3.org/2000/01/rdf-schema#labelhas part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part</text:p>
          </table:table-cell>
          <table:table-cell table:number-columns-repeated="1020"/>
        </table:table-row>
        <table:table-row table:style-name="ro1" table:visibility="filter">
          <table:table-cell table:formula="of:=[.B689]&amp;[.C689]&amp;[.D689]" office:value-type="string" office:string-value="http://ontology.ontotext.com/taxonomy/startTimehttp://www.w3.org/2000/01/rdf-schema#labelstart time" calcext:value-type="string">
            <text:p>http://ontology.ontotext.com/taxonomy/startTimehttp://www.w3.org/2000/01/rdf-schema#labelstart time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tart time</text:p>
          </table:table-cell>
          <table:table-cell table:number-columns-repeated="1020"/>
        </table:table-row>
        <table:table-row table:style-name="ro1" table:visibility="filter">
          <table:table-cell table:formula="of:=[.B690]&amp;[.C690]&amp;[.D690]" office:value-type="string" office:string-value="http://ontology.ontotext.com/taxonomy/endTimehttp://www.w3.org/2000/01/rdf-schema#labelend time" calcext:value-type="string">
            <text:p>http://ontology.ontotext.com/taxonomy/endTimehttp://www.w3.org/2000/01/rdf-schema#labelend time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d time</text:p>
          </table:table-cell>
          <table:table-cell table:number-columns-repeated="1020"/>
        </table:table-row>
        <table:table-row table:style-name="ro1" table:visibility="filter">
          <table:table-cell table:formula="of:=[.B691]&amp;[.C691]&amp;[.D691]" office:value-type="string" office:string-value="http://ontology.ontotext.com/taxonomy/pointInTimehttp://www.w3.org/2000/01/rdf-schema#labelpoint in time" calcext:value-type="string">
            <text:p>http://ontology.ontotext.com/taxonomy/pointInTimehttp://www.w3.org/2000/01/rdf-schema#labelpoint in time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int in time</text:p>
          </table:table-cell>
          <table:table-cell table:number-columns-repeated="1020"/>
        </table:table-row>
        <table:table-row table:style-name="ro1" table:visibility="filter">
          <table:table-cell table:formula="of:=[.B692]&amp;[.C692]&amp;[.D692]" office:value-type="string" office:string-value="http://ontology.ontotext.com/taxonomy/replaceshttp://www.w3.org/2000/01/rdf-schema#labelreplaces" calcext:value-type="string">
            <text:p>http://ontology.ontotext.com/taxonomy/replaceshttp://www.w3.org/2000/01/rdf-schema#labelreplaces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places</text:p>
          </table:table-cell>
          <table:table-cell table:number-columns-repeated="1020"/>
        </table:table-row>
        <table:table-row table:style-name="ro1" table:visibility="filter">
          <table:table-cell table:formula="of:=[.B693]&amp;[.C693]&amp;[.D693]" office:value-type="string" office:string-value="http://ontology.ontotext.com/taxonomy/genrehttp://www.w3.org/2000/01/rdf-schema#labelgenre" calcext:value-type="string">
            <text:p>http://ontology.ontotext.com/taxonomy/genrehttp://www.w3.org/2000/01/rdf-schema#labelgenre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re</text:p>
          </table:table-cell>
          <table:table-cell table:number-columns-repeated="1020"/>
        </table:table-row>
        <table:table-row table:style-name="ro1" table:visibility="filter">
          <table:table-cell table:formula="of:=[.B694]&amp;[.C694]&amp;[.D694]" office:value-type="string" office:string-value="http://ontology.ontotext.com/taxonomy/replacedByhttp://www.w3.org/2000/01/rdf-schema#labelreplaced by" calcext:value-type="string">
            <text:p>http://ontology.ontotext.com/taxonomy/replacedByhttp://www.w3.org/2000/01/rdf-schema#labelreplaced b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placed by</text:p>
          </table:table-cell>
          <table:table-cell table:number-columns-repeated="1020"/>
        </table:table-row>
        <table:table-row table:style-name="ro1" table:visibility="filter">
          <table:table-cell table:formula="of:=[.B695]&amp;[.C695]&amp;[.D695]" office:value-type="string" office:string-value="http://ontology.ontotext.com/taxonomy/coordinateLocationhttp://www.w3.org/2000/01/rdf-schema#labelcoordinate location" calcext:value-type="string">
            <text:p>http://ontology.ontotext.com/taxonomy/coordinateLocationhttp://www.w3.org/2000/01/rdf-schema#labelcoordinate location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ordinate location</text:p>
          </table:table-cell>
          <table:table-cell table:number-columns-repeated="1020"/>
        </table:table-row>
        <table:table-row table:style-name="ro1" table:visibility="filter">
          <table:table-cell table:formula="of:=[.B696]&amp;[.C696]&amp;[.D696]" office:value-type="string" office:string-value="http://ontology.ontotext.com/taxonomy/eventTimehttp://www.w3.org/2000/01/rdf-schema#labelevent time" calcext:value-type="string">
            <text:p>http://ontology.ontotext.com/taxonomy/eventTimehttp://www.w3.org/2000/01/rdf-schema#labelevent time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vent time</text:p>
          </table:table-cell>
          <table:table-cell table:number-columns-repeated="1020"/>
        </table:table-row>
        <table:table-row table:style-name="ro1" table:visibility="filter">
          <table:table-cell table:formula="of:=[.B697]&amp;[.C697]&amp;[.D697]" office:value-type="string" office:string-value="http://ontology.ontotext.com/taxonomy/locatedInhttp://www.w3.org/2000/01/rdf-schema#labellocated in" calcext:value-type="string">
            <text:p>http://ontology.ontotext.com/taxonomy/locatedInhttp://www.w3.org/2000/01/rdf-schema#labellocated in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cated in</text:p>
          </table:table-cell>
          <table:table-cell table:number-columns-repeated="1020"/>
        </table:table-row>
        <table:table-row table:style-name="ro1" table:visibility="filter">
          <table:table-cell table:formula="of:=[.B698]&amp;[.C698]&amp;[.D698]" office:value-type="string" office:string-value="http://ontology.ontotext.com/taxonomy/headOfGovermenthttp://www.w3.org/2000/01/rdf-schema#labelhead of goverment" calcext:value-type="string">
            <text:p>http://ontology.ontotext.com/taxonomy/headOfGovermenthttp://www.w3.org/2000/01/rdf-schema#labelhead of goverment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 of goverment</text:p>
          </table:table-cell>
          <table:table-cell table:number-columns-repeated="1020"/>
        </table:table-row>
        <table:table-row table:style-name="ro1" table:visibility="filter">
          <table:table-cell table:formula="of:=[.B699]&amp;[.C699]&amp;[.D699]" office:value-type="string" office:string-value="http://ontology.ontotext.com/taxonomy/operatingSystemhttp://www.w3.org/2000/01/rdf-schema#labeloperating system" calcext:value-type="string">
            <text:p>http://ontology.ontotext.com/taxonomy/operatingSystemhttp://www.w3.org/2000/01/rdf-schema#labeloperating system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perating system</text:p>
          </table:table-cell>
          <table:table-cell table:number-columns-repeated="1020"/>
        </table:table-row>
        <table:table-row table:style-name="ro1" table:visibility="filter">
          <table:table-cell table:formula="of:=[.B700]&amp;[.C700]&amp;[.D700]" office:value-type="string" office:string-value="http://ontology.ontotext.com/taxonomy/programmingLanguagehttp://www.w3.org/2000/01/rdf-schema#labelprogramming language" calcext:value-type="string">
            <text:p>http://ontology.ontotext.com/taxonomy/programmingLanguagehttp://www.w3.org/2000/01/rdf-schema#labelprogramming language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gramming language</text:p>
          </table:table-cell>
          <table:table-cell table:number-columns-repeated="1020"/>
        </table:table-row>
        <table:table-row table:style-name="ro1" table:visibility="filter">
          <table:table-cell table:formula="of:=[.B701]&amp;[.C701]&amp;[.D701]" office:value-type="string" office:string-value="http://ontology.ontotext.com/taxonomy/authorhttp://www.w3.org/2000/01/rdf-schema#labelauthor" calcext:value-type="string">
            <text:p>http://ontology.ontotext.com/taxonomy/authorhttp://www.w3.org/2000/01/rdf-schema#labelauthor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uthor</text:p>
          </table:table-cell>
          <table:table-cell table:number-columns-repeated="1020"/>
        </table:table-row>
        <table:table-row table:style-name="ro1" table:visibility="filter">
          <table:table-cell table:formula="of:=[.B702]&amp;[.C702]&amp;[.D702]" office:value-type="string" office:string-value="http://ontology.ontotext.com/taxonomy/ofhttp://www.w3.org/2000/01/rdf-schema#labelof" calcext:value-type="string">
            <text:p>http://ontology.ontotext.com/taxonomy/ofhttp://www.w3.org/2000/01/rdf-schema#labelof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</text:p>
          </table:table-cell>
          <table:table-cell table:number-columns-repeated="1020"/>
        </table:table-row>
        <table:table-row table:style-name="ro1" table:visibility="filter">
          <table:table-cell table:formula="of:=[.B703]&amp;[.C703]&amp;[.D703]" office:value-type="string" office:string-value="http://ontology.ontotext.com/taxonomy/genderhttp://www.w3.org/2000/01/rdf-schema#labelgender" calcext:value-type="string">
            <text:p>http://ontology.ontotext.com/taxonomy/genderhttp://www.w3.org/2000/01/rdf-schema#labelgender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der</text:p>
          </table:table-cell>
          <table:table-cell table:number-columns-repeated="1020"/>
        </table:table-row>
        <table:table-row table:style-name="ro1" table:visibility="filter">
          <table:table-cell table:formula="of:=[.B704]&amp;[.C704]&amp;[.D704]" office:value-type="string" office:string-value="http://ontology.ontotext.com/taxonomy/dateOfBirthhttp://www.w3.org/2000/01/rdf-schema#labeldate of birth" calcext:value-type="string">
            <text:p>http://ontology.ontotext.com/taxonomy/dateOfBirthhttp://www.w3.org/2000/01/rdf-schema#labeldate of birth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birth</text:p>
          </table:table-cell>
          <table:table-cell table:number-columns-repeated="1020"/>
        </table:table-row>
        <table:table-row table:style-name="ro1" table:visibility="filter">
          <table:table-cell table:formula="of:=[.B705]&amp;[.C705]&amp;[.D705]" office:value-type="string" office:string-value="http://ontology.ontotext.com/taxonomy/dateOfDeathhttp://www.w3.org/2000/01/rdf-schema#labeldate of death" calcext:value-type="string">
            <text:p>http://ontology.ontotext.com/taxonomy/dateOfDeathhttp://www.w3.org/2000/01/rdf-schema#labeldate of death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death</text:p>
          </table:table-cell>
          <table:table-cell table:number-columns-repeated="1020"/>
        </table:table-row>
        <table:table-row table:style-name="ro1" table:visibility="filter">
          <table:table-cell table:formula="of:=[.B706]&amp;[.C706]&amp;[.D706]" office:value-type="string" office:string-value="http://ontology.ontotext.com/taxonomy/placeOfBirthhttp://www.w3.org/2000/01/rdf-schema#labelplace of birth" calcext:value-type="string">
            <text:p>http://ontology.ontotext.com/taxonomy/placeOfBirthhttp://www.w3.org/2000/01/rdf-schema#labelplace of birth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ce of birth</text:p>
          </table:table-cell>
          <table:table-cell table:number-columns-repeated="1020"/>
        </table:table-row>
        <table:table-row table:style-name="ro1" table:visibility="filter">
          <table:table-cell table:formula="of:=[.B707]&amp;[.C707]&amp;[.D707]" office:value-type="string" office:string-value="http://ontology.ontotext.com/taxonomy/placeOfDeathhttp://www.w3.org/2000/01/rdf-schema#labelplace of death" calcext:value-type="string">
            <text:p>http://ontology.ontotext.com/taxonomy/placeOfDeathhttp://www.w3.org/2000/01/rdf-schema#labelplace of death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ce of death</text:p>
          </table:table-cell>
          <table:table-cell table:number-columns-repeated="1020"/>
        </table:table-row>
        <table:table-row table:style-name="ro1" table:visibility="filter">
          <table:table-cell table:formula="of:=[.B708]&amp;[.C708]&amp;[.D708]" office:value-type="string" office:string-value="http://ontology.ontotext.com/taxonomy/countryOfCitizenshiphttp://www.w3.org/2000/01/rdf-schema#labelcountry of citizenship" calcext:value-type="string">
            <text:p>http://ontology.ontotext.com/taxonomy/countryOfCitizenshiphttp://www.w3.org/2000/01/rdf-schema#labelcountry of citizenship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 of citizenship</text:p>
          </table:table-cell>
          <table:table-cell table:number-columns-repeated="1020"/>
        </table:table-row>
        <table:table-row table:style-name="ro1" table:visibility="filter">
          <table:table-cell table:formula="of:=[.B709]&amp;[.C709]&amp;[.D709]" office:value-type="string" office:string-value="http://ontology.ontotext.com/taxonomy/occupationhttp://www.w3.org/2000/01/rdf-schema#labeloccupation" calcext:value-type="string">
            <text:p>http://ontology.ontotext.com/taxonomy/occupationhttp://www.w3.org/2000/01/rdf-schema#labeloccupation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ccupation</text:p>
          </table:table-cell>
          <table:table-cell table:number-columns-repeated="1020"/>
        </table:table-row>
        <table:table-row table:style-name="ro1" table:visibility="filter">
          <table:table-cell table:formula="of:=[.B710]&amp;[.C710]&amp;[.D710]" office:value-type="string" office:string-value="http://ontology.ontotext.com/taxonomy/almaMaterhttp://www.w3.org/2000/01/rdf-schema#labelalma mater" calcext:value-type="string">
            <text:p>http://ontology.ontotext.com/taxonomy/almaMaterhttp://www.w3.org/2000/01/rdf-schema#labelalma mater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lma mater</text:p>
          </table:table-cell>
          <table:table-cell table:number-columns-repeated="1020"/>
        </table:table-row>
        <table:table-row table:style-name="ro1" table:visibility="filter">
          <table:table-cell table:formula="of:=[.B711]&amp;[.C711]&amp;[.D711]" office:value-type="string" office:string-value="http://ontology.ontotext.com/taxonomy/fieldOfWorkhttp://www.w3.org/2000/01/rdf-schema#labelfield of work" calcext:value-type="string">
            <text:p>http://ontology.ontotext.com/taxonomy/fieldOfWorkhttp://www.w3.org/2000/01/rdf-schema#labelfield of work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ield of work</text:p>
          </table:table-cell>
          <table:table-cell table:number-columns-repeated="1020"/>
        </table:table-row>
        <table:table-row table:style-name="ro1" table:visibility="filter">
          <table:table-cell table:formula="of:=[.B712]&amp;[.C712]&amp;[.D712]" office:value-type="string" office:string-value="http://ontology.ontotext.com/taxonomy/positionHeldhttp://www.w3.org/2000/01/rdf-schema#labelposition held" calcext:value-type="string">
            <text:p>http://ontology.ontotext.com/taxonomy/positionHeldhttp://www.w3.org/2000/01/rdf-schema#labelposition held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sition held</text:p>
          </table:table-cell>
          <table:table-cell table:number-columns-repeated="1020"/>
        </table:table-row>
        <table:table-row table:style-name="ro1" table:visibility="filter">
          <table:table-cell table:formula="of:=[.B713]&amp;[.C713]&amp;[.D713]" office:value-type="string" office:string-value="http://ontology.ontotext.com/taxonomy/religionhttp://www.w3.org/2000/01/rdf-schema#labelreligion" calcext:value-type="string">
            <text:p>http://ontology.ontotext.com/taxonomy/religionhttp://www.w3.org/2000/01/rdf-schema#labelreligion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ligion</text:p>
          </table:table-cell>
          <table:table-cell table:number-columns-repeated="1020"/>
        </table:table-row>
        <table:table-row table:style-name="ro1" table:visibility="filter">
          <table:table-cell table:formula="of:=[.B714]&amp;[.C714]&amp;[.D714]" office:value-type="string" office:string-value="http://ontology.ontotext.com/taxonomy/motherhttp://www.w3.org/2000/01/rdf-schema#labelmother" calcext:value-type="string">
            <text:p>http://ontology.ontotext.com/taxonomy/motherhttp://www.w3.org/2000/01/rdf-schema#labelmother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ther</text:p>
          </table:table-cell>
          <table:table-cell table:number-columns-repeated="1020"/>
        </table:table-row>
        <table:table-row table:style-name="ro1" table:visibility="filter">
          <table:table-cell table:formula="of:=[.B715]&amp;[.C715]&amp;[.D715]" office:value-type="string" office:string-value="http://ontology.ontotext.com/taxonomy/fatherhttp://www.w3.org/2000/01/rdf-schema#labelfather" calcext:value-type="string">
            <text:p>http://ontology.ontotext.com/taxonomy/fatherhttp://www.w3.org/2000/01/rdf-schema#labelfather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ather</text:p>
          </table:table-cell>
          <table:table-cell table:number-columns-repeated="1020"/>
        </table:table-row>
        <table:table-row table:style-name="ro1" table:visibility="filter">
          <table:table-cell table:formula="of:=[.B716]&amp;[.C716]&amp;[.D716]" office:value-type="string" office:string-value="http://ontology.ontotext.com/taxonomy/brotherhttp://www.w3.org/2000/01/rdf-schema#labelbrother" calcext:value-type="string">
            <text:p>http://ontology.ontotext.com/taxonomy/brotherhttp://www.w3.org/2000/01/rdf-schema#labelbrother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rother</text:p>
          </table:table-cell>
          <table:table-cell table:number-columns-repeated="1020"/>
        </table:table-row>
        <table:table-row table:style-name="ro1" table:visibility="filter">
          <table:table-cell table:formula="of:=[.B717]&amp;[.C717]&amp;[.D717]" office:value-type="string" office:string-value="http://ontology.ontotext.com/taxonomy/sisterhttp://www.w3.org/2000/01/rdf-schema#labelsister" calcext:value-type="string">
            <text:p>http://ontology.ontotext.com/taxonomy/sisterhttp://www.w3.org/2000/01/rdf-schema#labelsister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ister</text:p>
          </table:table-cell>
          <table:table-cell table:number-columns-repeated="1020"/>
        </table:table-row>
        <table:table-row table:style-name="ro1" table:visibility="filter">
          <table:table-cell table:formula="of:=[.B718]&amp;[.C718]&amp;[.D718]" office:value-type="string" office:string-value="http://ontology.ontotext.com/taxonomy/spousehttp://www.w3.org/2000/01/rdf-schema#labelspouse" calcext:value-type="string">
            <text:p>http://ontology.ontotext.com/taxonomy/spousehttp://www.w3.org/2000/01/rdf-schema#labelspouse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use</text:p>
          </table:table-cell>
          <table:table-cell table:number-columns-repeated="1020"/>
        </table:table-row>
        <table:table-row table:style-name="ro1" table:visibility="filter">
          <table:table-cell table:formula="of:=[.B719]&amp;[.C719]&amp;[.D719]" office:value-type="string" office:string-value="http://ontology.ontotext.com/taxonomy/employerhttp://www.w3.org/2000/01/rdf-schema#labelemployer" calcext:value-type="string">
            <text:p>http://ontology.ontotext.com/taxonomy/employerhttp://www.w3.org/2000/01/rdf-schema#labelemployer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mployer</text:p>
          </table:table-cell>
          <table:table-cell table:number-columns-repeated="1020"/>
        </table:table-row>
        <table:table-row table:style-name="ro1" table:visibility="filter">
          <table:table-cell table:formula="of:=[.B720]&amp;[.C720]&amp;[.D720]" office:value-type="string" office:string-value="http://ontology.ontotext.com/taxonomy/officialWebsitehttp://www.w3.org/2000/01/rdf-schema#labelofficial website" calcext:value-type="string">
            <text:p>http://ontology.ontotext.com/taxonomy/officialWebsitehttp://www.w3.org/2000/01/rdf-schema#labelofficial website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ficial website</text:p>
          </table:table-cell>
          <table:table-cell table:number-columns-repeated="1020"/>
        </table:table-row>
        <table:table-row table:style-name="ro1" table:visibility="filter">
          <table:table-cell table:formula="of:=[.B721]&amp;[.C721]&amp;[.D721]" office:value-type="string" office:string-value="http://ontology.ontotext.com/taxonomy/positionAtTeamhttp://www.w3.org/2000/01/rdf-schema#labelposition at team" calcext:value-type="string">
            <text:p>http://ontology.ontotext.com/taxonomy/positionAtTeamhttp://www.w3.org/2000/01/rdf-schema#labelposition at team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sition at team</text:p>
          </table:table-cell>
          <table:table-cell table:number-columns-repeated="1020"/>
        </table:table-row>
        <table:table-row table:style-name="ro1" table:visibility="filter">
          <table:table-cell table:formula="of:=[.B722]&amp;[.C722]&amp;[.D722]" office:value-type="string" office:string-value="http://ontology.ontotext.com/taxonomy/clubhttp://www.w3.org/2000/01/rdf-schema#labelclub" calcext:value-type="string">
            <text:p>http://ontology.ontotext.com/taxonomy/clubhttp://www.w3.org/2000/01/rdf-schema#labelclub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ub</text:p>
          </table:table-cell>
          <table:table-cell table:number-columns-repeated="1020"/>
        </table:table-row>
        <table:table-row table:style-name="ro1" table:visibility="filter">
          <table:table-cell table:formula="of:=[.B723]&amp;[.C723]&amp;[.D723]" office:value-type="string" office:string-value="http://ontology.ontotext.com/taxonomy/countryForSporthttp://www.w3.org/2000/01/rdf-schema#labelcountry for sport" calcext:value-type="string">
            <text:p>http://ontology.ontotext.com/taxonomy/countryForSporthttp://www.w3.org/2000/01/rdf-schema#labelcountry for sport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 for sport</text:p>
          </table:table-cell>
          <table:table-cell table:number-columns-repeated="1020"/>
        </table:table-row>
        <table:table-row table:style-name="ro1" table:visibility="filter">
          <table:table-cell table:formula="of:=[.B724]&amp;[.C724]&amp;[.D724]" office:value-type="string" office:string-value="http://ontology.ontotext.com/taxonomy/notableWorkhttp://www.w3.org/2000/01/rdf-schema#labelnotable work" calcext:value-type="string">
            <text:p>http://ontology.ontotext.com/taxonomy/notableWorkhttp://www.w3.org/2000/01/rdf-schema#labelnotable work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table work</text:p>
          </table:table-cell>
          <table:table-cell table:number-columns-repeated="1020"/>
        </table:table-row>
        <table:table-row table:style-name="ro1" table:visibility="filter">
          <table:table-cell table:formula="of:=[.B725]&amp;[.C725]&amp;[.D725]" office:value-type="string" office:string-value="http://ontology.ontotext.com/taxonomy/instrumenthttp://www.w3.org/2000/01/rdf-schema#labelinstrument" calcext:value-type="string">
            <text:p>http://ontology.ontotext.com/taxonomy/instrumenthttp://www.w3.org/2000/01/rdf-schema#labelinstrument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strument</text:p>
          </table:table-cell>
          <table:table-cell table:number-columns-repeated="1020"/>
        </table:table-row>
        <table:table-row table:style-name="ro1" table:visibility="filter">
          <table:table-cell table:formula="of:=[.B726]&amp;[.C726]&amp;[.D726]" office:value-type="string" office:string-value="http://ontology.ontotext.com/taxonomy/memberOfPoliticalPartyhttp://www.w3.org/2000/01/rdf-schema#labelmember of political party" calcext:value-type="string">
            <text:p>http://ontology.ontotext.com/taxonomy/memberOfPoliticalPartyhttp://www.w3.org/2000/01/rdf-schema#labelmember of political pa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mber of political party</text:p>
          </table:table-cell>
          <table:table-cell table:number-columns-repeated="1020"/>
        </table:table-row>
        <table:table-row table:style-name="ro1" table:visibility="filter">
          <table:table-cell table:formula="of:=[.B727]&amp;[.C727]&amp;[.D727]" office:value-type="string" office:string-value="http://ontology.ontotext.com/taxonomy/nobleFamilyhttp://www.w3.org/2000/01/rdf-schema#labelnoble family" calcext:value-type="string">
            <text:p>http://ontology.ontotext.com/taxonomy/nobleFamilyhttp://www.w3.org/2000/01/rdf-schema#labelnoble famil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ble family</text:p>
          </table:table-cell>
          <table:table-cell table:number-columns-repeated="1020"/>
        </table:table-row>
        <table:table-row table:style-name="ro1" table:visibility="filter">
          <table:table-cell table:formula="of:=[.B728]&amp;[.C728]&amp;[.D728]" office:value-type="string" office:string-value="http://ontology.ontotext.com/taxonomy/coatOfArmsImagehttp://www.w3.org/2000/01/rdf-schema#labelcoat of arms image" calcext:value-type="string">
            <text:p>http://ontology.ontotext.com/taxonomy/coatOfArmsImagehttp://www.w3.org/2000/01/rdf-schema#labelcoat of arms image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at of arms image</text:p>
          </table:table-cell>
          <table:table-cell table:number-columns-repeated="1020"/>
        </table:table-row>
        <table:table-row table:style-name="ro1" table:visibility="filter">
          <table:table-cell table:formula="of:=[.B729]&amp;[.C729]&amp;[.D729]" office:value-type="string" office:string-value="http://ontology.ontotext.com/taxonomy/inceptionhttp://www.w3.org/2000/01/rdf-schema#labelinception" calcext:value-type="string">
            <text:p>http://ontology.ontotext.com/taxonomy/inceptionhttp://www.w3.org/2000/01/rdf-schema#labelinception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ception</text:p>
          </table:table-cell>
          <table:table-cell table:number-columns-repeated="1020"/>
        </table:table-row>
        <table:table-row table:style-name="ro1" table:visibility="filter">
          <table:table-cell table:formula="of:=[.B730]&amp;[.C730]&amp;[.D730]" office:value-type="string" office:string-value="http://ontology.ontotext.com/taxonomy/logoImagehttp://www.w3.org/2000/01/rdf-schema#labellogo image" calcext:value-type="string">
            <text:p>http://ontology.ontotext.com/taxonomy/logoImagehttp://www.w3.org/2000/01/rdf-schema#labellogo image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go image</text:p>
          </table:table-cell>
          <table:table-cell table:number-columns-repeated="1020"/>
        </table:table-row>
        <table:table-row table:style-name="ro1" table:visibility="filter">
          <table:table-cell table:formula="of:=[.B731]&amp;[.C731]&amp;[.D731]" office:value-type="string" office:string-value="http://ontology.ontotext.com/taxonomy/headquartersLocationhttp://www.w3.org/2000/01/rdf-schema#labelheadquarters location" calcext:value-type="string">
            <text:p>http://ontology.ontotext.com/taxonomy/headquartersLocationhttp://www.w3.org/2000/01/rdf-schema#labelheadquarters location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quarters location</text:p>
          </table:table-cell>
          <table:table-cell table:number-columns-repeated="1020"/>
        </table:table-row>
        <table:table-row table:style-name="ro1" table:visibility="filter">
          <table:table-cell table:formula="of:=[.B732]&amp;[.C732]&amp;[.D732]" office:value-type="string" office:string-value="http://ontology.ontotext.com/taxonomy/industryhttp://www.w3.org/2000/01/rdf-schema#labelindustry" calcext:value-type="string">
            <text:p>http://ontology.ontotext.com/taxonomy/industryhttp://www.w3.org/2000/01/rdf-schema#labelindustr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dustry</text:p>
          </table:table-cell>
          <table:table-cell table:number-columns-repeated="1020"/>
        </table:table-row>
        <table:table-row table:style-name="ro1" table:visibility="filter">
          <table:table-cell table:formula="of:=[.B733]&amp;[.C733]&amp;[.D733]" office:value-type="string" office:string-value="http://ontology.ontotext.com/taxonomy/productionhttp://www.w3.org/2000/01/rdf-schema#labelproduction" calcext:value-type="string">
            <text:p>http://ontology.ontotext.com/taxonomy/productionhttp://www.w3.org/2000/01/rdf-schema#labelproduction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duction</text:p>
          </table:table-cell>
          <table:table-cell table:number-columns-repeated="1020"/>
        </table:table-row>
        <table:table-row table:style-name="ro1" table:visibility="filter">
          <table:table-cell table:formula="of:=[.B734]&amp;[.C734]&amp;[.D734]" office:value-type="string" office:string-value="http://ontology.ontotext.com/taxonomy/founderhttp://www.w3.org/2000/01/rdf-schema#labelfounder" calcext:value-type="string">
            <text:p>http://ontology.ontotext.com/taxonomy/founderhttp://www.w3.org/2000/01/rdf-schema#labelfounder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ounder</text:p>
          </table:table-cell>
          <table:table-cell table:number-columns-repeated="1020"/>
        </table:table-row>
        <table:table-row table:style-name="ro1" table:visibility="filter">
          <table:table-cell table:formula="of:=[.B735]&amp;[.C735]&amp;[.D735]" office:value-type="string" office:string-value="http://ontology.ontotext.com/taxonomy/CEOhttp://www.w3.org/2000/01/rdf-schema#labelCEO" calcext:value-type="string">
            <text:p>http://ontology.ontotext.com/taxonomy/CEOhttp://www.w3.org/2000/01/rdf-schema#labelCEO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EO</text:p>
          </table:table-cell>
          <table:table-cell table:number-columns-repeated="1020"/>
        </table:table-row>
        <table:table-row table:style-name="ro1" table:visibility="filter">
          <table:table-cell table:formula="of:=[.B736]&amp;[.C736]&amp;[.D736]" office:value-type="string" office:string-value="http://ontology.ontotext.com/taxonomy/chairpersonhttp://www.w3.org/2000/01/rdf-schema#labelchairperson" calcext:value-type="string">
            <text:p>http://ontology.ontotext.com/taxonomy/chairpersonhttp://www.w3.org/2000/01/rdf-schema#labelchairperson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hairperson</text:p>
          </table:table-cell>
          <table:table-cell table:number-columns-repeated="1020"/>
        </table:table-row>
        <table:table-row table:style-name="ro1" table:visibility="filter">
          <table:table-cell table:formula="of:=[.B737]&amp;[.C737]&amp;[.D737]" office:value-type="string" office:string-value="http://ontology.ontotext.com/taxonomy/websitehttp://www.w3.org/2000/01/rdf-schema#labelwebsite" calcext:value-type="string">
            <text:p>http://ontology.ontotext.com/taxonomy/websitehttp://www.w3.org/2000/01/rdf-schema#labelwebsite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website</text:p>
          </table:table-cell>
          <table:table-cell table:number-columns-repeated="1020"/>
        </table:table-row>
        <table:table-row table:style-name="ro1" table:visibility="filter">
          <table:table-cell table:formula="of:=[.B738]&amp;[.C738]&amp;[.D738]" office:value-type="string" office:string-value="http://ontology.ontotext.com/taxonomy/affiliationhttp://www.w3.org/2000/01/rdf-schema#labelaffiliation" calcext:value-type="string">
            <text:p>http://ontology.ontotext.com/taxonomy/affiliationhttp://www.w3.org/2000/01/rdf-schema#labelaffiliation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ffiliation</text:p>
          </table:table-cell>
          <table:table-cell table:number-columns-repeated="1020"/>
        </table:table-row>
        <table:table-row table:style-name="ro1" table:visibility="filter">
          <table:table-cell table:formula="of:=[.B739]&amp;[.C739]&amp;[.D739]" office:value-type="string" office:string-value="http://ontology.ontotext.com/taxonomy/subsidiarieshttp://www.w3.org/2000/01/rdf-schema#labelsubsidiaries" calcext:value-type="string">
            <text:p>http://ontology.ontotext.com/taxonomy/subsidiarieshttp://www.w3.org/2000/01/rdf-schema#labelsubsidiaries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ubsidiaries</text:p>
          </table:table-cell>
          <table:table-cell table:number-columns-repeated="1020"/>
        </table:table-row>
        <table:table-row table:style-name="ro1" table:visibility="filter">
          <table:table-cell table:formula="of:=[.B740]&amp;[.C740]&amp;[.D740]" office:value-type="string" office:string-value="http://ontology.ontotext.com/taxonomy/parentCompanyhttp://www.w3.org/2000/01/rdf-schema#labelparent company" calcext:value-type="string">
            <text:p>http://ontology.ontotext.com/taxonomy/parentCompanyhttp://www.w3.org/2000/01/rdf-schema#labelparent compan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arent company</text:p>
          </table:table-cell>
          <table:table-cell table:number-columns-repeated="1020"/>
        </table:table-row>
        <table:table-row table:style-name="ro1" table:visibility="filter">
          <table:table-cell table:formula="of:=[.B741]&amp;[.C741]&amp;[.D741]" office:value-type="string" office:string-value="http://ontology.ontotext.com/taxonomy/continenthttp://www.w3.org/2000/01/rdf-schema#labelcontinent" calcext:value-type="string">
            <text:p>http://ontology.ontotext.com/taxonomy/continenthttp://www.w3.org/2000/01/rdf-schema#labelcontinent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inent</text:p>
          </table:table-cell>
          <table:table-cell table:number-columns-repeated="1020"/>
        </table:table-row>
        <table:table-row table:style-name="ro1" table:visibility="filter">
          <table:table-cell table:formula="of:=[.B742]&amp;[.C742]&amp;[.D742]" office:value-type="string" office:string-value="http://ontology.ontotext.com/taxonomy/countryhttp://www.w3.org/2000/01/rdf-schema#labelcountry" calcext:value-type="string">
            <text:p>http://ontology.ontotext.com/taxonomy/countryhttp://www.w3.org/2000/01/rdf-schema#labelcountr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</text:p>
          </table:table-cell>
          <table:table-cell table:number-columns-repeated="1020"/>
        </table:table-row>
        <table:table-row table:style-name="ro1" table:visibility="filter">
          <table:table-cell table:formula="of:=[.B743]&amp;[.C743]&amp;[.D743]" office:value-type="string" office:string-value="http://ontology.ontotext.com/taxonomy/populationhttp://www.w3.org/2000/01/rdf-schema#labelpopulation" calcext:value-type="string">
            <text:p>http://ontology.ontotext.com/taxonomy/populationhttp://www.w3.org/2000/01/rdf-schema#labelpopulation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pulation</text:p>
          </table:table-cell>
          <table:table-cell table:number-columns-repeated="1020"/>
        </table:table-row>
        <table:table-row table:style-name="ro1" table:visibility="filter">
          <table:table-cell table:formula="of:=[.B744]&amp;[.C744]&amp;[.D744]" office:value-type="string" office:string-value="http://ontology.ontotext.com/taxonomy/capitalhttp://www.w3.org/2000/01/rdf-schema#labelcapital" calcext:value-type="string">
            <text:p>http://ontology.ontotext.com/taxonomy/capitalhttp://www.w3.org/2000/01/rdf-schema#labelcapital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pital</text:p>
          </table:table-cell>
          <table:table-cell table:number-columns-repeated="1020"/>
        </table:table-row>
        <table:table-row table:style-name="ro1" table:visibility="filter">
          <table:table-cell table:formula="of:=[.B745]&amp;[.C745]&amp;[.D745]" office:value-type="string" office:string-value="http://ontology.ontotext.com/taxonomy/officialLanguagehttp://www.w3.org/2000/01/rdf-schema#labelofficial language" calcext:value-type="string">
            <text:p>http://ontology.ontotext.com/taxonomy/officialLanguagehttp://www.w3.org/2000/01/rdf-schema#labelofficial language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ficial language</text:p>
          </table:table-cell>
          <table:table-cell table:number-columns-repeated="1020"/>
        </table:table-row>
        <table:table-row table:style-name="ro1" table:visibility="filter">
          <table:table-cell table:formula="of:=[.B746]&amp;[.C746]&amp;[.D746]" office:value-type="string" office:string-value="http://ontology.ontotext.com/taxonomy/headOfStatehttp://www.w3.org/2000/01/rdf-schema#labelhead of state" calcext:value-type="string">
            <text:p>http://ontology.ontotext.com/taxonomy/headOfStatehttp://www.w3.org/2000/01/rdf-schema#labelhead of state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 of state</text:p>
          </table:table-cell>
          <table:table-cell table:number-columns-repeated="1020"/>
        </table:table-row>
        <table:table-row table:style-name="ro1" table:visibility="filter">
          <table:table-cell table:formula="of:=[.B747]&amp;[.C747]&amp;[.D747]" office:value-type="string" office:string-value="http://ontology.ontotext.com/taxonomy/capitalOfhttp://www.w3.org/2000/01/rdf-schema#labelcapital of" calcext:value-type="string">
            <text:p>http://ontology.ontotext.com/taxonomy/capitalOfhttp://www.w3.org/2000/01/rdf-schema#labelcapital of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pital of</text:p>
          </table:table-cell>
          <table:table-cell table:number-columns-repeated="1020"/>
        </table:table-row>
        <table:table-row table:style-name="ro1" table:visibility="filter">
          <table:table-cell table:formula="of:=[.B748]&amp;[.C748]&amp;[.D748]" office:value-type="string" office:string-value="http://ontology.ontotext.com/taxonomy/latitudehttp://www.w3.org/2000/01/rdf-schema#labellatitude" calcext:value-type="string">
            <text:p>http://ontology.ontotext.com/taxonomy/latitudehttp://www.w3.org/2000/01/rdf-schema#labellatitude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1" table:visibility="filter">
          <table:table-cell table:formula="of:=[.B749]&amp;[.C749]&amp;[.D749]" office:value-type="string" office:string-value="http://ontology.ontotext.com/taxonomy/longitudehttp://www.w3.org/2000/01/rdf-schema#labellongitude" calcext:value-type="string">
            <text:p>http://ontology.ontotext.com/taxonomy/longitudehttp://www.w3.org/2000/01/rdf-schema#labellongitude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1" table:visibility="filter">
          <table:table-cell table:formula="of:=[.B750]&amp;[.C750]&amp;[.D750]" office:value-type="string" office:string-value="http://ontology.ontotext.com/publishinghttp://www.w3.org/2000/01/rdf-schema#labelDynamic Semantic Publishing Ontology" calcext:value-type="string">
            <text:p>http://ontology.ontotext.com/publishinghttp://www.w3.org/2000/01/rdf-schema#labelDynamic Semantic Publishing Ontology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ynamic Semantic Publishing Ontology</text:p>
          </table:table-cell>
          <table:table-cell table:number-columns-repeated="1020"/>
        </table:table-row>
        <table:table-row table:style-name="ro1" table:visibility="filter">
          <table:table-cell table:formula="of:=[.B751]&amp;[.C751]&amp;[.D751]" office:value-type="string" office:string-value="http://ontology.ontotext.com/publishing#Featurehttp://www.w3.org/2000/01/rdf-schema#labelFeature" calcext:value-type="string">
            <text:p>http://ontology.ontotext.com/publishing#Featurehttp://www.w3.org/2000/01/rdf-schema#labelFeature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1" table:visibility="filter">
          <table:table-cell table:formula="of:=[.B752]&amp;[.C752]&amp;[.D752]" office:value-type="string" office:string-value="http://ontology.ontotext.com/publishing#DocumentTopichttp://www.w3.org/2000/01/rdf-schema#labelDocument Topic" calcext:value-type="string">
            <text:p>http://ontology.ontotext.com/publishing#DocumentTopichttp://www.w3.org/2000/01/rdf-schema#labelDocument Topic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ocument Topic</text:p>
          </table:table-cell>
          <table:table-cell table:number-columns-repeated="1020"/>
        </table:table-row>
        <table:table-row table:style-name="ro1" table:visibility="filter">
          <table:table-cell table:formula="of:=[.B753]&amp;[.C753]&amp;[.D753]" office:value-type="string" office:string-value="http://ontology.ontotext.com/publishing#Categoryhttp://www.w3.org/2000/01/rdf-schema#labelCategory" calcext:value-type="string">
            <text:p>http://ontology.ontotext.com/publishing#Categoryhttp://www.w3.org/2000/01/rdf-schema#labelCategory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tegory</text:p>
          </table:table-cell>
          <table:table-cell table:number-columns-repeated="1020"/>
        </table:table-row>
        <table:table-row table:style-name="ro1" table:visibility="filter">
          <table:table-cell table:formula="of:=[.B754]&amp;[.C754]&amp;[.D754]" office:value-type="string" office:string-value="http://ontology.ontotext.com/publishing#Mentionhttp://www.w3.org/2000/01/rdf-schema#labelMention" calcext:value-type="string">
            <text:p>http://ontology.ontotext.com/publishing#Mentionhttp://www.w3.org/2000/01/rdf-schema#labelMention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</text:p>
          </table:table-cell>
          <table:table-cell table:number-columns-repeated="1020"/>
        </table:table-row>
        <table:table-row table:style-name="ro1" table:visibility="filter">
          <table:table-cell table:formula="of:=[.B755]&amp;[.C755]&amp;[.D755]" office:value-type="string" office:string-value="http://ontology.ontotext.com/publishing#TextMentionhttp://www.w3.org/2000/01/rdf-schema#labelText Mention" calcext:value-type="string">
            <text:p>http://ontology.ontotext.com/publishing#TextMentionhttp://www.w3.org/2000/01/rdf-schema#labelText Mention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ext Mention</text:p>
          </table:table-cell>
          <table:table-cell table:number-columns-repeated="1020"/>
        </table:table-row>
        <table:table-row table:style-name="ro1" table:visibility="filter">
          <table:table-cell table:formula="of:=[.B756]&amp;[.C756]&amp;[.D756]" office:value-type="string" office:string-value="http://ontology.ontotext.com/publishing#EntitySourcehttp://www.w3.org/2000/01/rdf-schema#labelEntity Source" calcext:value-type="string">
            <text:p>http://ontology.ontotext.com/publishing#EntitySourcehttp://www.w3.org/2000/01/rdf-schema#labelEntity Source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tity Source</text:p>
          </table:table-cell>
          <table:table-cell table:number-columns-repeated="1020"/>
        </table:table-row>
        <table:table-row table:style-name="ro1" table:visibility="filter">
          <table:table-cell table:formula="of:=[.B757]&amp;[.C757]&amp;[.D757]" office:value-type="string" office:string-value="http://ontology.ontotext.com/publishing#LinkedDatasetSourcehttp://www.w3.org/2000/01/rdf-schema#labelLinked Dataset Source" calcext:value-type="string">
            <text:p>http://ontology.ontotext.com/publishing#LinkedDatasetSourcehttp://www.w3.org/2000/01/rdf-schema#labelLinked Dataset Source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inked Dataset Source</text:p>
          </table:table-cell>
          <table:table-cell table:number-columns-repeated="1020"/>
        </table:table-row>
        <table:table-row table:style-name="ro1" table:visibility="filter">
          <table:table-cell table:formula="of:=[.B758]&amp;[.C758]&amp;[.D758]" office:value-type="string" office:string-value="http://ontology.ontotext.com/publishing#NamedEntityRecognitionSourcehttp://www.w3.org/2000/01/rdf-schema#labelNamed Entity Recognition Source" calcext:value-type="string">
            <text:p>http://ontology.ontotext.com/publishing#NamedEntityRecognitionSourcehttp://www.w3.org/2000/01/rdf-schema#labelNamed Entity Recognition Source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amed Entity Recognition Source</text:p>
          </table:table-cell>
          <table:table-cell table:number-columns-repeated="1020"/>
        </table:table-row>
        <table:table-row table:style-name="ro1" table:visibility="filter">
          <table:table-cell table:formula="of:=[.B759]&amp;[.C759]&amp;[.D759]" office:value-type="string" office:string-value="http://ontology.ontotext.com/publishing#Assethttp://www.w3.org/2000/01/rdf-schema#labelAsset" calcext:value-type="string">
            <text:p>http://ontology.ontotext.com/publishing#Assethttp://www.w3.org/2000/01/rdf-schema#labelAsset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sset</text:p>
          </table:table-cell>
          <table:table-cell table:number-columns-repeated="1020"/>
        </table:table-row>
        <table:table-row table:style-name="ro1" table:visibility="filter">
          <table:table-cell table:formula="of:=[.B760]&amp;[.C760]&amp;[.D760]" office:value-type="string" office:string-value="http://ontology.ontotext.com/publishing#Imagehttp://www.w3.org/2000/01/rdf-schema#labelImage" calcext:value-type="string">
            <text:p>http://ontology.ontotext.com/publishing#Imagehttp://www.w3.org/2000/01/rdf-schema#labelImage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 table:visibility="filter">
          <table:table-cell table:formula="of:=[.B761]&amp;[.C761]&amp;[.D761]" office:value-type="string" office:string-value="http://ontology.ontotext.com/publishing#Videohttp://www.w3.org/2000/01/rdf-schema#labelVideo" calcext:value-type="string">
            <text:p>http://ontology.ontotext.com/publishing#Videohttp://www.w3.org/2000/01/rdf-schema#labelVideo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Video</text:p>
          </table:table-cell>
          <table:table-cell table:number-columns-repeated="1020"/>
        </table:table-row>
        <table:table-row table:style-name="ro1" table:visibility="filter">
          <table:table-cell table:formula="of:=[.B762]&amp;[.C762]&amp;[.D762]" office:value-type="string" office:string-value="http://ontology.ontotext.com/publishing#Documenthttp://www.w3.org/2000/01/rdf-schema#labelDocument" calcext:value-type="string">
            <text:p>http://ontology.ontotext.com/publishing#Documenthttp://www.w3.org/2000/01/rdf-schema#labelDocument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ocument</text:p>
          </table:table-cell>
          <table:table-cell table:number-columns-repeated="1020"/>
        </table:table-row>
        <table:table-row table:style-name="ro1" table:visibility="filter">
          <table:table-cell table:formula="of:=[.B763]&amp;[.C763]&amp;[.D763]" office:value-type="string" office:string-value="http://ontology.ontotext.com/publishing#PresentableDocumenthttp://www.w3.org/2000/01/rdf-schema#labelPresentable Asset" calcext:value-type="string">
            <text:p>http://ontology.ontotext.com/publishing#PresentableDocumenthttp://www.w3.org/2000/01/rdf-schema#labelPresentable Asse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esentable Asset</text:p>
          </table:table-cell>
          <table:table-cell table:number-columns-repeated="1020"/>
        </table:table-row>
        <table:table-row table:style-name="ro1" table:visibility="filter">
          <table:table-cell table:formula="of:=[.B764]&amp;[.C764]&amp;[.D764]" office:value-type="string" office:string-value="http://ontology.ontotext.com/publishing#DocumentClusterhttp://www.w3.org/2000/01/rdf-schema#labelCluster of articles" calcext:value-type="string">
            <text:p>http://ontology.ontotext.com/publishing#DocumentClusterhttp://www.w3.org/2000/01/rdf-schema#labelCluster of articles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uster of articles</text:p>
          </table:table-cell>
          <table:table-cell table:number-columns-repeated="1020"/>
        </table:table-row>
        <table:table-row table:style-name="ro1" table:visibility="filter">
          <table:table-cell table:formula="of:=[.B765]&amp;[.C765]&amp;[.D765]" office:value-type="string" office:string-value="http://ontology.ontotext.com/publishing#ProfileInformationhttp://www.w3.org/2000/01/rdf-schema#labelProfile Information" calcext:value-type="string">
            <text:p>http://ontology.ontotext.com/publishing#ProfileInformationhttp://www.w3.org/2000/01/rdf-schema#labelProfile Information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file Information</text:p>
          </table:table-cell>
          <table:table-cell table:number-columns-repeated="1020"/>
        </table:table-row>
        <table:table-row table:style-name="ro1" table:visibility="filter">
          <table:table-cell table:formula="of:=[.B766]&amp;[.C766]&amp;[.D766]" office:value-type="string" office:string-value="http://ontology.ontotext.com/publishing#Channelhttp://www.w3.org/2000/01/rdf-schema#labelChannel" calcext:value-type="string">
            <text:p>http://ontology.ontotext.com/publishing#Channelhttp://www.w3.org/2000/01/rdf-schema#labelChannel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 table:visibility="filter">
          <table:table-cell table:formula="of:=[.B767]&amp;[.C767]&amp;[.D767]" office:value-type="string" office:string-value="http://ontology.ontotext.com/publishing#featureNamehttp://www.w3.org/2000/01/rdf-schema#labelFeature name" calcext:value-type="string">
            <text:p>http://ontology.ontotext.com/publishing#featureNamehttp://www.w3.org/2000/01/rdf-schema#labelFeature name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 name</text:p>
          </table:table-cell>
          <table:table-cell table:number-columns-repeated="1020"/>
        </table:table-row>
        <table:table-row table:style-name="ro1" table:visibility="filter">
          <table:table-cell table:formula="of:=[.B768]&amp;[.C768]&amp;[.D768]" office:value-type="string" office:string-value="http://ontology.ontotext.com/publishing#featureValuehttp://www.w3.org/2000/01/rdf-schema#labelFeature value" calcext:value-type="string">
            <text:p>http://ontology.ontotext.com/publishing#featureValuehttp://www.w3.org/2000/01/rdf-schema#labelFeature value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 value</text:p>
          </table:table-cell>
          <table:table-cell table:number-columns-repeated="1020"/>
        </table:table-row>
        <table:table-row table:style-name="ro1" table:visibility="filter">
          <table:table-cell table:formula="of:=[.B769]&amp;[.C769]&amp;[.D769]" office:value-type="string" office:string-value="http://ontology.ontotext.com/publishing#hasInstancehttp://www.w3.org/2000/01/rdf-schema#labelThe URI of the mentioned concept" calcext:value-type="string">
            <text:p>http://ontology.ontotext.com/publishing#hasInstancehttp://www.w3.org/2000/01/rdf-schema#labelThe URI of the mentioned concept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e URI of the mentioned concept</text:p>
          </table:table-cell>
          <table:table-cell table:number-columns-repeated="1020"/>
        </table:table-row>
        <table:table-row table:style-name="ro1" table:visibility="filter">
          <table:table-cell table:formula="of:=[.B770]&amp;[.C770]&amp;[.D770]" office:value-type="string" office:string-value="http://ontology.ontotext.com/publishing#hasClasshttp://www.w3.org/2000/01/rdf-schema#labelThe rdf type of the mentioned concept" calcext:value-type="string">
            <text:p>http://ontology.ontotext.com/publishing#hasClasshttp://www.w3.org/2000/01/rdf-schema#labelThe rdf type of the mentioned concept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e rdf type of the mentioned concept</text:p>
          </table:table-cell>
          <table:table-cell table:number-columns-repeated="1020"/>
        </table:table-row>
        <table:table-row table:style-name="ro1" table:visibility="filter">
          <table:table-cell table:formula="of:=[.B771]&amp;[.C771]&amp;[.D771]" office:value-type="string" office:string-value="http://ontology.ontotext.com/publishing#annotationTypehttp://www.w3.org/2000/01/rdf-schema#labelAnnotation type" calcext:value-type="string">
            <text:p>http://ontology.ontotext.com/publishing#annotationTypehttp://www.w3.org/2000/01/rdf-schema#labelAnnotation type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notation type</text:p>
          </table:table-cell>
          <table:table-cell table:number-columns-repeated="1020"/>
        </table:table-row>
        <table:table-row table:style-name="ro1" table:visibility="filter">
          <table:table-cell table:formula="of:=[.B772]&amp;[.C772]&amp;[.D772]" office:value-type="string" office:string-value="http://ontology.ontotext.com/publishing#annotationStringhttp://www.w3.org/2000/01/rdf-schema#labelAnnotation string" calcext:value-type="string">
            <text:p>http://ontology.ontotext.com/publishing#annotationStringhttp://www.w3.org/2000/01/rdf-schema#labelAnnotation string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notation string</text:p>
          </table:table-cell>
          <table:table-cell table:number-columns-repeated="1020"/>
        </table:table-row>
        <table:table-row table:style-name="ro1" table:visibility="filter">
          <table:table-cell table:formula="of:=[.B773]&amp;[.C773]&amp;[.D773]" office:value-type="string" office:string-value="http://ontology.ontotext.com/publishing#mentionScorehttp://www.w3.org/2000/01/rdf-schema#labelMention score" calcext:value-type="string">
            <text:p>http://ontology.ontotext.com/publishing#mentionScorehttp://www.w3.org/2000/01/rdf-schema#labelMention score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score</text:p>
          </table:table-cell>
          <table:table-cell table:number-columns-repeated="1020"/>
        </table:table-row>
        <table:table-row table:style-name="ro1" table:visibility="filter">
          <table:table-cell table:formula="of:=[.B774]&amp;[.C774]&amp;[.D774]" office:value-type="string" office:string-value="http://ontology.ontotext.com/publishing#startOffsethttp://www.w3.org/2000/01/rdf-schema#labelMention start offset" calcext:value-type="string">
            <text:p>http://ontology.ontotext.com/publishing#startOffsethttp://www.w3.org/2000/01/rdf-schema#labelMention start offset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start offset</text:p>
          </table:table-cell>
          <table:table-cell table:number-columns-repeated="1020"/>
        </table:table-row>
        <table:table-row table:style-name="ro1" table:visibility="filter">
          <table:table-cell table:formula="of:=[.B775]&amp;[.C775]&amp;[.D775]" office:value-type="string" office:string-value="http://ontology.ontotext.com/publishing#endOffsethttp://www.w3.org/2000/01/rdf-schema#labelMention end offset" calcext:value-type="string">
            <text:p>http://ontology.ontotext.com/publishing#endOffsethttp://www.w3.org/2000/01/rdf-schema#labelMention end offset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end offset</text:p>
          </table:table-cell>
          <table:table-cell table:number-columns-repeated="1020"/>
        </table:table-row>
        <table:table-row table:style-name="ro1" table:visibility="filter">
          <table:table-cell table:formula="of:=[.B776]&amp;[.C776]&amp;[.D776]" office:value-type="string" office:string-value="http://ontology.ontotext.com/publishing#titlehttp://www.w3.org/2000/01/rdf-schema#labelTitle" calcext:value-type="string">
            <text:p>http://ontology.ontotext.com/publishing#titlehttp://www.w3.org/2000/01/rdf-schema#labelTitle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itle</text:p>
          </table:table-cell>
          <table:table-cell table:number-columns-repeated="1020"/>
        </table:table-row>
        <table:table-row table:style-name="ro1" table:visibility="filter">
          <table:table-cell table:formula="of:=[.B777]&amp;[.C777]&amp;[.D777]" office:value-type="string" office:string-value="http://ontology.ontotext.com/publishing#authorhttp://www.w3.org/2000/01/rdf-schema#labelAuthor" calcext:value-type="string">
            <text:p>http://ontology.ontotext.com/publishing#authorhttp://www.w3.org/2000/01/rdf-schema#labelAuthor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uthor</text:p>
          </table:table-cell>
          <table:table-cell table:number-columns-repeated="1020"/>
        </table:table-row>
        <table:table-row table:style-name="ro1" table:visibility="filter">
          <table:table-cell table:formula="of:=[.B778]&amp;[.C778]&amp;[.D778]" office:value-type="string" office:string-value="http://ontology.ontotext.com/publishing#sourcehttp://www.w3.org/2000/01/rdf-schema#labelSource" calcext:value-type="string">
            <text:p>http://ontology.ontotext.com/publishing#sourcehttp://www.w3.org/2000/01/rdf-schema#labelSource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1" table:visibility="filter">
          <table:table-cell table:formula="of:=[.B779]&amp;[.C779]&amp;[.D779]" office:value-type="string" office:string-value="http://ontology.ontotext.com/publishing#creationDatehttp://www.w3.org/2000/01/rdf-schema#labelCreation date" calcext:value-type="string">
            <text:p>http://ontology.ontotext.com/publishing#creationDatehttp://www.w3.org/2000/01/rdf-schema#labelCreation date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reation date</text:p>
          </table:table-cell>
          <table:table-cell table:number-columns-repeated="1020"/>
        </table:table-row>
        <table:table-row table:style-name="ro1" table:visibility="filter">
          <table:table-cell table:formula="of:=[.B780]&amp;[.C780]&amp;[.D780]" office:value-type="string" office:string-value="http://ontology.ontotext.com/publishing#contenthttp://www.w3.org/2000/01/rdf-schema#labelContent" calcext:value-type="string">
            <text:p>http://ontology.ontotext.com/publishing#contenthttp://www.w3.org/2000/01/rdf-schema#labelContent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ent</text:p>
          </table:table-cell>
          <table:table-cell table:number-columns-repeated="1020"/>
        </table:table-row>
        <table:table-row table:style-name="ro1" table:visibility="filter">
          <table:table-cell table:formula="of:=[.B781]&amp;[.C781]&amp;[.D781]" office:value-type="string" office:string-value="http://ontology.ontotext.com/publishing#customFeaturehttp://www.w3.org/2000/01/rdf-schema#labelCustom feature" calcext:value-type="string">
            <text:p>http://ontology.ontotext.com/publishing#customFeaturehttp://www.w3.org/2000/01/rdf-schema#labelCustom feature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ustom feature</text:p>
          </table:table-cell>
          <table:table-cell table:number-columns-repeated="1020"/>
        </table:table-row>
        <table:table-row table:style-name="ro1" table:visibility="filter">
          <table:table-cell table:formula="of:=[.B782]&amp;[.C782]&amp;[.D782]" office:value-type="string" office:string-value="http://ontology.ontotext.com/publishing#summaryhttp://www.w3.org/2000/01/rdf-schema#labelSummary" calcext:value-type="string">
            <text:p>http://ontology.ontotext.com/publishing#summaryhttp://www.w3.org/2000/01/rdf-schema#labelSummar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ummary</text:p>
          </table:table-cell>
          <table:table-cell table:number-columns-repeated="1020"/>
        </table:table-row>
        <table:table-row table:style-name="ro1" table:visibility="filter">
          <table:table-cell table:formula="of:=[.B783]&amp;[.C783]&amp;[.D783]" office:value-type="string" office:string-value="http://ontology.ontotext.com/publishing#containsMentionhttp://www.w3.org/2000/01/rdf-schema#labelContains mention" calcext:value-type="string">
            <text:p>http://ontology.ontotext.com/publishing#containsMentionhttp://www.w3.org/2000/01/rdf-schema#labelContains mention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ains mention</text:p>
          </table:table-cell>
          <table:table-cell table:number-columns-repeated="1020"/>
        </table:table-row>
        <table:table-row table:style-name="ro1" table:visibility="filter">
          <table:table-cell table:formula="of:=[.B784]&amp;[.C784]&amp;[.D784]" office:value-type="string" office:string-value="http://ontology.ontotext.com/publishing#originalUrlhttp://www.w3.org/2000/01/rdf-schema#labelOriginal URL" calcext:value-type="string">
            <text:p>http://ontology.ontotext.com/publishing#originalUrlhttp://www.w3.org/2000/01/rdf-schema#labelOriginal URL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riginal URL</text:p>
          </table:table-cell>
          <table:table-cell table:number-columns-repeated="1020"/>
        </table:table-row>
        <table:table-row table:style-name="ro1" table:visibility="filter">
          <table:table-cell table:formula="of:=[.B785]&amp;[.C785]&amp;[.D785]" office:value-type="string" office:string-value="http://ontology.ontotext.com/publishing#hasCategoryhttp://www.w3.org/2000/01/rdf-schema#labelDate of publishing" calcext:value-type="string">
            <text:p>http://ontology.ontotext.com/publishing#hasCategoryhttp://www.w3.org/2000/01/rdf-schema#labelDate of publishing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publishing</text:p>
          </table:table-cell>
          <table:table-cell table:number-columns-repeated="1020"/>
        </table:table-row>
        <table:table-row table:style-name="ro1" table:visibility="filter">
          <table:table-cell table:formula="of:=[.B786]&amp;[.C786]&amp;[.D786]" office:value-type="string" office:string-value="http://ontology.ontotext.com/publishing#hasImagehttp://www.w3.org/2000/01/rdf-schema#labelImage" calcext:value-type="string">
            <text:p>http://ontology.ontotext.com/publishing#hasImagehttp://www.w3.org/2000/01/rdf-schema#labelImage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 table:visibility="filter">
          <table:table-cell table:formula="of:=[.B787]&amp;[.C787]&amp;[.D787]" office:value-type="string" office:string-value="http://ontology.ontotext.com/publishing#hasVideohttp://www.w3.org/2000/01/rdf-schema#labelVideo" calcext:value-type="string">
            <text:p>http://ontology.ontotext.com/publishing#hasVideohttp://www.w3.org/2000/01/rdf-schema#labelVideo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Video</text:p>
          </table:table-cell>
          <table:table-cell table:number-columns-repeated="1020"/>
        </table:table-row>
        <table:table-row table:style-name="ro1" table:visibility="filter">
          <table:table-cell table:formula="of:=[.B788]&amp;[.C788]&amp;[.D788]" office:value-type="string" office:string-value="http://ontology.ontotext.com/publishing#hasDocumenthttp://www.w3.org/2000/01/rdf-schema#labelHas document" calcext:value-type="string">
            <text:p>http://ontology.ontotext.com/publishing#hasDocumenthttp://www.w3.org/2000/01/rdf-schema#labelHas document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document</text:p>
          </table:table-cell>
          <table:table-cell table:number-columns-repeated="1020"/>
        </table:table-row>
        <table:table-row table:style-name="ro1" table:visibility="filter">
          <table:table-cell table:formula="of:=[.B789]&amp;[.C789]&amp;[.D789]" office:value-type="string" office:string-value="http://ontology.ontotext.com/publishing#mostRepresentativeDocumenthttp://www.w3.org/2000/01/rdf-schema#labelMost representative document" calcext:value-type="string">
            <text:p>http://ontology.ontotext.com/publishing#mostRepresentativeDocumenthttp://www.w3.org/2000/01/rdf-schema#labelMost representative document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st representative document</text:p>
          </table:table-cell>
          <table:table-cell table:number-columns-repeated="1020"/>
        </table:table-row>
        <table:table-row table:style-name="ro1" table:visibility="filter">
          <table:table-cell table:formula="of:=[.B790]&amp;[.C790]&amp;[.D790]" office:value-type="string" office:string-value="http://ontology.ontotext.com/publishing#articlesCounthttp://www.w3.org/2000/01/rdf-schema#labelArticles count" calcext:value-type="string">
            <text:p>http://ontology.ontotext.com/publishing#articlesCounthttp://www.w3.org/2000/01/rdf-schema#labelArticles count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rticles count</text:p>
          </table:table-cell>
          <table:table-cell table:number-columns-repeated="1020"/>
        </table:table-row>
        <table:table-row table:style-name="ro1" table:visibility="filter">
          <table:table-cell table:formula="of:=[.B791]&amp;[.C791]&amp;[.D791]" office:value-type="string" office:string-value="http://ontology.ontotext.com/publishing#clusterStartDatehttp://www.w3.org/2000/01/rdf-schema#labelStart date of the cluster" calcext:value-type="string">
            <text:p>http://ontology.ontotext.com/publishing#clusterStartDatehttp://www.w3.org/2000/01/rdf-schema#labelStart date of the cluster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tart date of the cluster</text:p>
          </table:table-cell>
          <table:table-cell table:number-columns-repeated="1020"/>
        </table:table-row>
        <table:table-row table:style-name="ro1" table:visibility="filter">
          <table:table-cell table:formula="of:=[.B792]&amp;[.C792]&amp;[.D792]" office:value-type="string" office:string-value="http://ontology.ontotext.com/publishing#clusterEndDatehttp://www.w3.org/2000/01/rdf-schema#labelEnd date of the cluster" calcext:value-type="string">
            <text:p>http://ontology.ontotext.com/publishing#clusterEndDatehttp://www.w3.org/2000/01/rdf-schema#labelEnd date of the cluster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d date of the cluster</text:p>
          </table:table-cell>
          <table:table-cell table:number-columns-repeated="1020"/>
        </table:table-row>
        <table:table-row table:style-name="ro1" table:visibility="filter">
          <table:table-cell table:formula="of:=[.B793]&amp;[.C793]&amp;[.D793]" office:value-type="string" office:string-value="http://ontology.ontotext.com/publishing#hasChannelhttp://www.w3.org/2000/01/rdf-schema#labelHas channel" calcext:value-type="string">
            <text:p>http://ontology.ontotext.com/publishing#hasChannelhttp://www.w3.org/2000/01/rdf-schema#labelHas channel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channel</text:p>
          </table:table-cell>
          <table:table-cell table:number-columns-repeated="1020"/>
        </table:table-row>
        <table:table-row table:style-name="ro1" table:visibility="filter">
          <table:table-cell table:formula="of:=[.B794]&amp;[.C794]&amp;[.D794]" office:value-type="string" office:string-value="http://ontology.ontotext.com/publishing#hasUserhttp://www.w3.org/2000/01/rdf-schema#labelHas user" calcext:value-type="string">
            <text:p>http://ontology.ontotext.com/publishing#hasUserhttp://www.w3.org/2000/01/rdf-schema#labelHas user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user</text:p>
          </table:table-cell>
          <table:table-cell table:number-columns-repeated="1020"/>
        </table:table-row>
        <table:table-row table:style-name="ro1" table:visibility="filter">
          <table:table-cell table:formula="of:=[.B795]&amp;[.C795]&amp;[.D795]" office:value-type="string" office:string-value="http://ontology.ontotext.com/publishing#hasConstrainthttp://www.w3.org/2000/01/rdf-schema#labelHas constraint" calcext:value-type="string">
            <text:p>http://ontology.ontotext.com/publishing#hasConstrainthttp://www.w3.org/2000/01/rdf-schema#labelHas constraint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constraint</text:p>
          </table:table-cell>
          <table:table-cell table:number-columns-repeated="1020"/>
        </table:table-row>
        <table:table-row table:style-name="ro1" table:visibility="filter">
          <table:table-cell table:formula="of:=[.B796]&amp;[.C796]&amp;[.D796]" office:value-type="string" office:string-value="http://ontology.ontotext.com/publishing#channelIndexhttp://www.w3.org/2000/01/rdf-schema#labelIndex" calcext:value-type="string">
            <text:p>http://ontology.ontotext.com/publishing#channelIndexhttp://www.w3.org/2000/01/rdf-schema#labelIndex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dex</text:p>
          </table:table-cell>
          <table:table-cell table:number-columns-repeated="1020"/>
        </table:table-row>
        <table:table-row table:style-name="ro1" table:visibility="filter">
          <table:table-cell table:formula="of:=[.B797]&amp;[.C797]&amp;[.D797]" office:value-type="string" office:string-value="http://ontology.ontotext.com/publishing#hasEntitySourcehttp://www.w3.org/2000/01/rdf-schema#labelHas entity source" calcext:value-type="string">
            <text:p>http://ontology.ontotext.com/publishing#hasEntitySourcehttp://www.w3.org/2000/01/rdf-schema#labelHas entity source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entity source</text:p>
          </table:table-cell>
          <table:table-cell table:number-columns-repeated="1020"/>
        </table:table-row>
        <table:table-row table:style-name="ro1" table:visibility="filter">
          <table:table-cell table:formula="of:=[.B798]&amp;[.C798]&amp;[.D798]" office:value-type="string" office:string-value="http://ontology.ontotext.com/taxonomy/Athletehttp://www.w3.org/2000/01/rdf-schema#labelAthlete" calcext:value-type="string">
            <text:p>http://ontology.ontotext.com/taxonomy/Athletehttp://www.w3.org/2000/01/rdf-schema#labelAthlete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thlete</text:p>
          </table:table-cell>
          <table:table-cell table:number-columns-repeated="1020"/>
        </table:table-row>
        <table:table-row table:style-name="ro1" table:visibility="filter">
          <table:table-cell table:formula="of:=[.B799]&amp;[.C799]&amp;[.D799]" office:value-type="string" office:string-value="http://ontology.ontotext.com/taxonomy/Artisthttp://www.w3.org/2000/01/rdf-schema#labelArtist" calcext:value-type="string">
            <text:p>http://ontology.ontotext.com/taxonomy/Artisthttp://www.w3.org/2000/01/rdf-schema#labelArtis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rtist</text:p>
          </table:table-cell>
          <table:table-cell table:number-columns-repeated="1020"/>
        </table:table-row>
        <table:table-row table:style-name="ro1" table:visibility="filter">
          <table:table-cell table:formula="of:=[.B800]&amp;[.C800]&amp;[.D800]" office:value-type="string" office:string-value="http://ontology.ontotext.com/taxonomy/Politicianhttp://www.w3.org/2000/01/rdf-schema#labelPolitician" calcext:value-type="string">
            <text:p>http://ontology.ontotext.com/taxonomy/Politicianhttp://www.w3.org/2000/01/rdf-schema#labelPolitician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litician</text:p>
          </table:table-cell>
          <table:table-cell table:number-columns-repeated="1020"/>
        </table:table-row>
        <table:table-row table:style-name="ro1" table:visibility="filter">
          <table:table-cell table:formula="of:=[.B801]&amp;[.C801]&amp;[.D801]" office:value-type="string" office:string-value="http://ontology.ontotext.com/taxonomy/Monarchhttp://www.w3.org/2000/01/rdf-schema#labelMonarch" calcext:value-type="string">
            <text:p>http://ontology.ontotext.com/taxonomy/Monarchhttp://www.w3.org/2000/01/rdf-schema#labelMonarch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narch</text:p>
          </table:table-cell>
          <table:table-cell table:number-columns-repeated="1020"/>
        </table:table-row>
        <table:table-row table:style-name="ro1" table:visibility="filter">
          <table:table-cell table:formula="of:=[.B802]&amp;[.C802]&amp;[.D802]" office:value-type="string" office:string-value="http://ontology.ontotext.com/taxonomy/Journalisthttp://www.w3.org/2000/01/rdf-schema#labelJournalist" calcext:value-type="string">
            <text:p>http://ontology.ontotext.com/taxonomy/Journalisthttp://www.w3.org/2000/01/rdf-schema#labelJournalis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Journalist</text:p>
          </table:table-cell>
          <table:table-cell table:number-columns-repeated="1020"/>
        </table:table-row>
        <table:table-row table:style-name="ro1" table:visibility="filter">
          <table:table-cell table:formula="of:=[.B803]&amp;[.C803]&amp;[.D803]" office:value-type="string" office:string-value="http://ontology.ontotext.com/taxonomy/Scientisthttp://www.w3.org/2000/01/rdf-schema#labelScientist" calcext:value-type="string">
            <text:p>http://ontology.ontotext.com/taxonomy/Scientisthttp://www.w3.org/2000/01/rdf-schema#labelScientis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cientist</text:p>
          </table:table-cell>
          <table:table-cell table:number-columns-repeated="1020"/>
        </table:table-row>
        <table:table-row table:style-name="ro1" table:visibility="filter">
          <table:table-cell table:formula="of:=[.B804]&amp;[.C804]&amp;[.D804]" office:value-type="string" office:string-value="http://ontology.ontotext.com/taxonomy/Clerichttp://www.w3.org/2000/01/rdf-schema#labelCleric" calcext:value-type="string">
            <text:p>http://ontology.ontotext.com/taxonomy/Clerichttp://www.w3.org/2000/01/rdf-schema#labelCleric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eric</text:p>
          </table:table-cell>
          <table:table-cell table:number-columns-repeated="1020"/>
        </table:table-row>
        <table:table-row table:style-name="ro1" table:visibility="filter">
          <table:table-cell table:formula="of:=[.B805]&amp;[.C805]&amp;[.D805]" office:value-type="string" office:string-value="http://ontology.ontotext.com/taxonomy/Economisthttp://www.w3.org/2000/01/rdf-schema#labelEconomist" calcext:value-type="string">
            <text:p>http://ontology.ontotext.com/taxonomy/Economisthttp://www.w3.org/2000/01/rdf-schema#labelEconomis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conomist</text:p>
          </table:table-cell>
          <table:table-cell table:number-columns-repeated="1020"/>
        </table:table-row>
        <table:table-row table:style-name="ro1" table:visibility="filter">
          <table:table-cell table:formula="of:=[.B806]&amp;[.C806]&amp;[.D806]" office:value-type="string" office:string-value="http://ontology.ontotext.com/taxonomy/Companyhttp://www.w3.org/2000/01/rdf-schema#labelCompany" calcext:value-type="string">
            <text:p>http://ontology.ontotext.com/taxonomy/Companyhttp://www.w3.org/2000/01/rdf-schema#labelCompany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mpany</text:p>
          </table:table-cell>
          <table:table-cell table:number-columns-repeated="1020"/>
        </table:table-row>
        <table:table-row table:style-name="ro1" table:visibility="filter">
          <table:table-cell table:formula="of:=[.B807]&amp;[.C807]&amp;[.D807]" office:value-type="string" office:string-value="http://ontology.ontotext.com/taxonomy/Bandhttp://www.w3.org/2000/01/rdf-schema#labelBand" calcext:value-type="string">
            <text:p>http://ontology.ontotext.com/taxonomy/Bandhttp://www.w3.org/2000/01/rdf-schema#labelBand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and</text:p>
          </table:table-cell>
          <table:table-cell table:number-columns-repeated="1020"/>
        </table:table-row>
        <table:table-row table:style-name="ro1" table:visibility="filter">
          <table:table-cell table:formula="of:=[.B808]&amp;[.C808]&amp;[.D808]" office:value-type="string" office:string-value="http://ontology.ontotext.com/taxonomy/EducationalInstitutionhttp://www.w3.org/2000/01/rdf-schema#labelEducational institution" calcext:value-type="string">
            <text:p>http://ontology.ontotext.com/taxonomy/EducationalInstitutionhttp://www.w3.org/2000/01/rdf-schema#labelEducational institution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ducational institution</text:p>
          </table:table-cell>
          <table:table-cell table:number-columns-repeated="1020"/>
        </table:table-row>
        <table:table-row table:style-name="ro1" table:visibility="filter">
          <table:table-cell table:formula="of:=[.B809]&amp;[.C809]&amp;[.D809]" office:value-type="string" office:string-value="http://ontology.ontotext.com/taxonomy/SportsTeamhttp://www.w3.org/2000/01/rdf-schema#labelSports team" calcext:value-type="string">
            <text:p>http://ontology.ontotext.com/taxonomy/SportsTeamhttp://www.w3.org/2000/01/rdf-schema#labelSports team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s team</text:p>
          </table:table-cell>
          <table:table-cell table:number-columns-repeated="1020"/>
        </table:table-row>
        <table:table-row table:style-name="ro1" table:visibility="filter">
          <table:table-cell table:formula="of:=[.B810]&amp;[.C810]&amp;[.D810]" office:value-type="string" office:string-value="http://ontology.ontotext.com/taxonomy/Broadcasterhttp://www.w3.org/2000/01/rdf-schema#labelBroadcaster" calcext:value-type="string">
            <text:p>http://ontology.ontotext.com/taxonomy/Broadcasterhttp://www.w3.org/2000/01/rdf-schema#labelBroadcaster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roadcaster</text:p>
          </table:table-cell>
          <table:table-cell table:number-columns-repeated="1020"/>
        </table:table-row>
        <table:table-row table:style-name="ro1" table:visibility="filter">
          <table:table-cell table:formula="of:=[.B811]&amp;[.C811]&amp;[.D811]" office:value-type="string" office:string-value="http://ontology.ontotext.com/taxonomy/MilitaryUnithttp://www.w3.org/2000/01/rdf-schema#labelMilitary unit" calcext:value-type="string">
            <text:p>http://ontology.ontotext.com/taxonomy/MilitaryUnithttp://www.w3.org/2000/01/rdf-schema#labelMilitary uni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ilitary unit</text:p>
          </table:table-cell>
          <table:table-cell table:number-columns-repeated="1020"/>
        </table:table-row>
        <table:table-row table:style-name="ro1" table:visibility="filter">
          <table:table-cell table:formula="of:=[.B812]&amp;[.C812]&amp;[.D812]" office:value-type="string" office:string-value="http://ontology.ontotext.com/taxonomy/PoliticalPartyhttp://www.w3.org/2000/01/rdf-schema#labelPolitical party" calcext:value-type="string">
            <text:p>http://ontology.ontotext.com/taxonomy/PoliticalPartyhttp://www.w3.org/2000/01/rdf-schema#labelPolitical party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litical party</text:p>
          </table:table-cell>
          <table:table-cell table:number-columns-repeated="1020"/>
        </table:table-row>
        <table:table-row table:style-name="ro1" table:visibility="filter">
          <table:table-cell table:formula="of:=[.B813]&amp;[.C813]&amp;[.D813]" office:value-type="string" office:string-value="http://ontology.ontotext.com/taxonomy/Non-ProfitOrganizationhttp://www.w3.org/2000/01/rdf-schema#labelNon-profit organization" calcext:value-type="string">
            <text:p>http://ontology.ontotext.com/taxonomy/Non-ProfitOrganizationhttp://www.w3.org/2000/01/rdf-schema#labelNon-profit organization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n-profit organization</text:p>
          </table:table-cell>
          <table:table-cell table:number-columns-repeated="1020"/>
        </table:table-row>
        <table:table-row table:style-name="ro1" table:visibility="filter">
          <table:table-cell table:formula="of:=[.B814]&amp;[.C814]&amp;[.D814]" office:value-type="string" office:string-value="http://ontology.ontotext.com/taxonomy/SportsLeaguehttp://www.w3.org/2000/01/rdf-schema#labelSports league" calcext:value-type="string">
            <text:p>http://ontology.ontotext.com/taxonomy/SportsLeaguehttp://www.w3.org/2000/01/rdf-schema#labelSports league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s league</text:p>
          </table:table-cell>
          <table:table-cell table:number-columns-repeated="1020"/>
        </table:table-row>
        <table:table-row table:style-name="ro1" table:visibility="filter">
          <table:table-cell table:formula="of:=[.B815]&amp;[.C815]&amp;[.D815]" office:value-type="string" office:string-value="http://ontology.ontotext.com/taxonomy/TradeUnionhttp://www.w3.org/2000/01/rdf-schema#labelTrade union" calcext:value-type="string">
            <text:p>http://ontology.ontotext.com/taxonomy/TradeUnionhttp://www.w3.org/2000/01/rdf-schema#labelTrade union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rade union</text:p>
          </table:table-cell>
          <table:table-cell table:number-columns-repeated="1020"/>
        </table:table-row>
        <table:table-row table:style-name="ro1" table:visibility="filter">
          <table:table-cell table:formula="of:=[.B816]&amp;[.C816]&amp;[.D816]" office:value-type="string" office:string-value="http://ontology.ontotext.com/taxonomy/PopulatedPlacehttp://www.w3.org/2000/01/rdf-schema#labelPopulated place" calcext:value-type="string">
            <text:p>http://ontology.ontotext.com/taxonomy/PopulatedPlacehttp://www.w3.org/2000/01/rdf-schema#labelPopulated place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pulated place</text:p>
          </table:table-cell>
          <table:table-cell table:number-columns-repeated="1020"/>
        </table:table-row>
        <table:table-row table:style-name="ro1" table:visibility="filter">
          <table:table-cell table:formula="of:=[.B817]&amp;[.C817]&amp;[.D817]" office:value-type="string" office:string-value="http://ontology.ontotext.com/taxonomy/Buildinghttp://www.w3.org/2000/01/rdf-schema#labelBuilding" calcext:value-type="string">
            <text:p>http://ontology.ontotext.com/taxonomy/Buildinghttp://www.w3.org/2000/01/rdf-schema#labelBuild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uilding</text:p>
          </table:table-cell>
          <table:table-cell table:number-columns-repeated="1020"/>
        </table:table-row>
        <table:table-row table:style-name="ro1" table:visibility="filter">
          <table:table-cell table:formula="of:=[.B818]&amp;[.C818]&amp;[.D818]" office:value-type="string" office:string-value="http://ontology.ontotext.com/taxonomy/BodyOfWaterhttp://www.w3.org/2000/01/rdf-schema#labelBody of water" calcext:value-type="string">
            <text:p>http://ontology.ontotext.com/taxonomy/BodyOfWaterhttp://www.w3.org/2000/01/rdf-schema#labelBody of water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ody of water</text:p>
          </table:table-cell>
          <table:table-cell table:number-columns-repeated="1020"/>
        </table:table-row>
        <table:table-row table:style-name="ro1" table:visibility="filter">
          <table:table-cell table:formula="of:=[.B819]&amp;[.C819]&amp;[.D819]" office:value-type="string" office:string-value="http://ontology.ontotext.com/taxonomy/SportFacilityhttp://www.w3.org/2000/01/rdf-schema#labelSport facility" calcext:value-type="string">
            <text:p>http://ontology.ontotext.com/taxonomy/SportFacilityhttp://www.w3.org/2000/01/rdf-schema#labelSport facility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 facility</text:p>
          </table:table-cell>
          <table:table-cell table:number-columns-repeated="1020"/>
        </table:table-row>
        <table:table-row table:style-name="ro1" table:visibility="filter">
          <table:table-cell table:formula="of:=[.B820]&amp;[.C820]&amp;[.D820]" office:value-type="string" office:string-value="http://ontology.ontotext.com/taxonomy/Infrastructurehttp://www.w3.org/2000/01/rdf-schema#labelInfrastructure" calcext:value-type="string">
            <text:p>http://ontology.ontotext.com/taxonomy/Infrastructurehttp://www.w3.org/2000/01/rdf-schema#labelInfrastructure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frastructure</text:p>
          </table:table-cell>
          <table:table-cell table:number-columns-repeated="1020"/>
        </table:table-row>
        <table:table-row table:style-name="ro1" table:visibility="filter">
          <table:table-cell table:formula="of:=[.B821]&amp;[.C821]&amp;[.D821]" office:value-type="string" office:string-value="http://ontology.ontotext.com/taxonomy/Mountainhttp://www.w3.org/2000/01/rdf-schema#labelMountain" calcext:value-type="string">
            <text:p>http://ontology.ontotext.com/taxonomy/Mountainhttp://www.w3.org/2000/01/rdf-schema#labelMountain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untain</text:p>
          </table:table-cell>
          <table:table-cell table:number-columns-repeated="1020"/>
        </table:table-row>
        <table:table-row table:style-name="ro1" table:visibility="filter">
          <table:table-cell table:formula="of:=[.B822]&amp;[.C822]&amp;[.D822]" office:value-type="string" office:string-value="http://ontology.ontotext.com/taxonomy/Workhttp://www.w3.org/2000/01/rdf-schema#labelWork" calcext:value-type="string">
            <text:p>http://ontology.ontotext.com/taxonomy/Workhttp://www.w3.org/2000/01/rdf-schema#labelWork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Work</text:p>
          </table:table-cell>
          <table:table-cell table:number-columns-repeated="1020"/>
        </table:table-row>
        <table:table-row table:style-name="ro1" table:visibility="filter">
          <table:table-cell table:formula="of:=[.B823]&amp;[.C823]&amp;[.D823]" office:value-type="string" office:string-value="http://ontology.ontotext.com/taxonomy/MeanOfTransportationhttp://www.w3.org/2000/01/rdf-schema#labelMean of transportation" calcext:value-type="string">
            <text:p>http://ontology.ontotext.com/taxonomy/MeanOfTransportationhttp://www.w3.org/2000/01/rdf-schema#labelMean of transportation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an of transportation</text:p>
          </table:table-cell>
          <table:table-cell table:number-columns-repeated="1020"/>
        </table:table-row>
        <table:table-row table:style-name="ro1" table:visibility="filter">
          <table:table-cell table:formula="of:=[.B824]&amp;[.C824]&amp;[.D824]" office:value-type="string" office:string-value="http://ontology.ontotext.com/taxonomy/Softwarehttp://www.w3.org/2000/01/rdf-schema#labelSoftware" calcext:value-type="string">
            <text:p>http://ontology.ontotext.com/taxonomy/Softwarehttp://www.w3.org/2000/01/rdf-schema#labelSoftware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oftware</text:p>
          </table:table-cell>
          <table:table-cell table:number-columns-repeated="1020"/>
        </table:table-row>
        <table:table-row table:style-name="ro1" table:visibility="filter">
          <table:table-cell table:formula="of:=[.B825]&amp;[.C825]&amp;[.D825]" office:value-type="string" office:string-value="http://ontology.ontotext.com/taxonomy/Planthttp://www.w3.org/2000/01/rdf-schema#labelPlant" calcext:value-type="string">
            <text:p>http://ontology.ontotext.com/taxonomy/Planthttp://www.w3.org/2000/01/rdf-schema#labelPlant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nt</text:p>
          </table:table-cell>
          <table:table-cell table:number-columns-repeated="1020"/>
        </table:table-row>
        <table:table-row table:style-name="ro1" table:visibility="filter">
          <table:table-cell table:formula="of:=[.B826]&amp;[.C826]&amp;[.D826]" office:value-type="string" office:string-value="http://ontology.ontotext.com/taxonomy/Animalhttp://www.w3.org/2000/01/rdf-schema#labelAnimal" calcext:value-type="string">
            <text:p>http://ontology.ontotext.com/taxonomy/Animalhttp://www.w3.org/2000/01/rdf-schema#labelAnimal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 table:visibility="filter">
          <table:table-cell table:formula="of:=[.B827]&amp;[.C827]&amp;[.D827]" office:value-type="string" office:string-value="http://ontology.ontotext.com/taxonomy/http://purl.org/dc/elements/1.1/titleOntotext Publishing Taxonomy" calcext:value-type="string">
            <text:p>http://ontology.ontotext.com/taxonomy/http://purl.org/dc/elements/1.1/titleOntotext Publishing Taxonom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Ontotext Publishing Taxonomy</text:p>
          </table:table-cell>
          <table:table-cell table:number-columns-repeated="1020"/>
        </table:table-row>
        <table:table-row table:style-name="ro1" table:visibility="filter">
          <table:table-cell table:formula="of:=[.B828]&amp;[.C828]&amp;[.D828]" office:value-type="string" office:string-value="http://ontology.ontotext.com/publishinghttp://purl.org/dc/elements/1.1/titleDynamic Semantic Publishing" calcext:value-type="string">
            <text:p>http://ontology.ontotext.com/publishinghttp://purl.org/dc/elements/1.1/titleDynamic Semantic Publishing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Dynamic Semantic Publishing</text:p>
          </table:table-cell>
          <table:table-cell table:number-columns-repeated="1020"/>
        </table:table-row>
        <table:table-row table:style-name="ro1" table:visibility="filter">
          <table:table-cell table:formula="of:=[.B829]&amp;[.C829]&amp;[.D829]" office:value-type="string" office:string-value="http://ontology.ontotext.com/taxonomy/http://purl.org/dc/elements/1.1/subjectOntotext Publishing Taxonomy" calcext:value-type="string">
            <text:p>http://ontology.ontotext.com/taxonomy/http://purl.org/dc/elements/1.1/subjectOntotext Publishing Taxonom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Ontotext Publishing Taxonomy</text:p>
          </table:table-cell>
          <table:table-cell table:number-columns-repeated="1020"/>
        </table:table-row>
        <table:table-row table:style-name="ro1" table:visibility="filter">
          <table:table-cell table:formula="of:=[.B830]&amp;[.C830]&amp;[.D830]" office:value-type="string" office:string-value="http://ontology.ontotext.com/publishinghttp://purl.org/dc/elements/1.1/subjectSemantic authoring and publishing" calcext:value-type="string">
            <text:p>http://ontology.ontotext.com/publishinghttp://purl.org/dc/elements/1.1/subjectSemantic authoring and publishing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Semantic authoring and publishing</text:p>
          </table:table-cell>
          <table:table-cell table:number-columns-repeated="1020"/>
        </table:table-row>
        <table:table-row table:style-name="ro1" table:visibility="filter">
          <table:table-cell table:formula="of:=[.B831]&amp;[.C831]&amp;[.D831]" office:value-type="string" office:string-value="http://ontology.ontotext.com/taxonomy/http://purl.org/dc/elements/1.1/creatorOntotext" calcext:value-type="string">
            <text:p>http://ontology.ontotext.com/taxonomy/http://purl.org/dc/elements/1.1/creatorOntotext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Ontotext</text:p>
          </table:table-cell>
          <table:table-cell table:number-columns-repeated="1020"/>
        </table:table-row>
        <table:table-row table:style-name="ro1" table:visibility="filter">
          <table:table-cell table:formula="of:=[.B832]&amp;[.C832]&amp;[.D832]" office:value-type="string" office:string-value="http://ontology.ontotext.com/publishinghttp://purl.org/dc/elements/1.1/creatorOntotext (Anton Atanassov)" calcext:value-type="string">
            <text:p>http://ontology.ontotext.com/publishinghttp://purl.org/dc/elements/1.1/creatorOntotext (Anton Atanassov)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Ontotext (Anton Atanassov)</text:p>
          </table:table-cell>
          <table:table-cell table:number-columns-repeated="1020"/>
        </table:table-row>
        <table:table-row table:style-name="ro1" table:visibility="filter">
          <table:table-cell table:formula="of:=[.B833]&amp;[.C833]&amp;[.D833]" office:value-type="string" office:string-value="http://ontology.ontotext.com/taxonomy/http://purl.org/dc/elements/1.1/rights" calcext:value-type="string">
            <text:p>http://ontology.ontotext.com/taxonomy/http://purl.org/dc/elements/1.1/rights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rights</text:p>
          </table:table-cell>
          <table:table-cell table:number-columns-repeated="1021"/>
        </table:table-row>
        <table:table-row table:style-name="ro1" table:visibility="filter">
          <table:table-cell table:formula="of:=[.B834]&amp;[.C834]&amp;[.D834]" office:value-type="string" office:string-value="http://ontology.ontotext.com/publishinghttp://purl.org/dc/elements/1.1/rights" calcext:value-type="string">
            <text:p>http://ontology.ontotext.com/publishinghttp://purl.org/dc/elements/1.1/rights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rights</text:p>
          </table:table-cell>
          <table:table-cell table:number-columns-repeated="1021"/>
        </table:table-row>
        <table:table-row table:style-name="ro1" table:visibility="filter">
          <table:table-cell table:formula="of:=[.B835]&amp;[.C835]&amp;[.D835]" office:value-type="string" office:string-value="http://ontology.ontotext.com/taxonomy/http://www.w3.org/2002/07/owl#versionInfo2.0" calcext:value-type="string">
            <text:p>http://ontology.ontotext.com/taxonomy/http://www.w3.org/2002/07/owl#versionInfo2.0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2.0</text:p>
          </table:table-cell>
          <table:table-cell table:number-columns-repeated="1020"/>
        </table:table-row>
        <table:table-row table:style-name="ro1" table:visibility="filter">
          <table:table-cell table:formula="of:=[.B836]&amp;[.C836]&amp;[.D836]" office:value-type="string" office:string-value="http://ontology.ontotext.com/publishinghttp://www.w3.org/2002/07/owl#versionInfo0.3" calcext:value-type="string">
            <text:p>http://ontology.ontotext.com/publishinghttp://www.w3.org/2002/07/owl#versionInfo0.3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0.3</text:p>
          </table:table-cell>
          <table:table-cell table:number-columns-repeated="1020"/>
        </table:table-row>
      </table:table>
      <table:table table:name="ontology_before_verison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B2]&amp;[.C2]&amp;[.D2]" office:value-type="string" office:string-value="http://www.w3.org/1999/02/22-rdf-syntax-ns#typehttp://www.w3.org/1999/02/22-rdf-syntax-ns#typehttp://www.w3.org/1999/02/22-rdf-syntax-ns#Property" calcext:value-type="string">
            <text:p>http://www.w3.org/1999/02/22-rdf-syntax-ns#typehttp://www.w3.org/1999/02/22-rdf-syntax-ns#typehttp://www.w3.org/1999/02/22-rdf-syntax-ns#Property</text:p>
          </table:table-cell>
          <table:table-cell table:number-columns-repeated="2"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]&amp;[.C3]&amp;[.D3]" office:value-type="string" office:string-value="http://www.w3.org/2000/01/rdf-schema#subPropertyOfhttp://www.w3.org/1999/02/22-rdf-syntax-ns#typehttp://www.w3.org/1999/02/22-rdf-syntax-ns#Property" calcext:value-type="string">
            <text:p>http://www.w3.org/2000/01/rdf-schema#subPropertyOfhttp://www.w3.org/1999/02/22-rdf-syntax-ns#typehttp://www.w3.org/1999/02/22-rdf-syntax-ns#Prope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4]&amp;[.C4]&amp;[.D4]" office:value-type="string" office:string-value="http://www.w3.org/2000/01/rdf-schema#subPropertyOfhttp://www.w3.org/1999/02/22-rdf-syntax-ns#typehttp://www.w3.org/2002/07/owl#TransitiveProperty" calcext:value-type="string">
            <text:p>http://www.w3.org/2000/01/rdf-schema#subPropertyOfhttp://www.w3.org/1999/02/22-rdf-syntax-ns#typehttp://www.w3.org/2002/07/owl#TransitivePrope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/>
        </table:table-row>
        <table:table-row table:style-name="ro1">
          <table:table-cell table:formula="of:=[.B5]&amp;[.C5]&amp;[.D5]" office:value-type="string" office:string-value="http://www.w3.org/2000/01/rdf-schema#subClassOfhttp://www.w3.org/1999/02/22-rdf-syntax-ns#typehttp://www.w3.org/1999/02/22-rdf-syntax-ns#Property" calcext:value-type="string">
            <text:p>http://www.w3.org/2000/01/rdf-schema#subClassOfhttp://www.w3.org/1999/02/22-rdf-syntax-ns#typehttp://www.w3.org/1999/02/22-rdf-syntax-ns#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6]&amp;[.C6]&amp;[.D6]" office:value-type="string" office:string-value="http://www.w3.org/2000/01/rdf-schema#subClassOfhttp://www.w3.org/1999/02/22-rdf-syntax-ns#typehttp://www.w3.org/2002/07/owl#TransitiveProperty" calcext:value-type="string">
            <text:p>http://www.w3.org/2000/01/rdf-schema#subClassOfhttp://www.w3.org/1999/02/22-rdf-syntax-ns#typehttp://www.w3.org/2002/07/owl#Transitive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/>
        </table:table-row>
        <table:table-row table:style-name="ro1">
          <table:table-cell table:formula="of:=[.B7]&amp;[.C7]&amp;[.D7]" office:value-type="string" office:string-value="http://www.w3.org/2000/01/rdf-schema#domainhttp://www.w3.org/1999/02/22-rdf-syntax-ns#typehttp://www.w3.org/1999/02/22-rdf-syntax-ns#Property" calcext:value-type="string">
            <text:p>http://www.w3.org/2000/01/rdf-schema#domainhttp://www.w3.org/1999/02/22-rdf-syntax-ns#typehttp://www.w3.org/1999/02/22-rdf-syntax-ns#Propert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8]&amp;[.C8]&amp;[.D8]" office:value-type="string" office:string-value="http://www.w3.org/2000/01/rdf-schema#rangehttp://www.w3.org/1999/02/22-rdf-syntax-ns#typehttp://www.w3.org/1999/02/22-rdf-syntax-ns#Property" calcext:value-type="string">
            <text:p>http://www.w3.org/2000/01/rdf-schema#rangehttp://www.w3.org/1999/02/22-rdf-syntax-ns#typehttp://www.w3.org/1999/02/22-rdf-syntax-ns#Propert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9]&amp;[.C9]&amp;[.D9]" office:value-type="string" office:string-value="http://www.w3.org/2002/07/owl#equivalentPropertyhttp://www.w3.org/1999/02/22-rdf-syntax-ns#typehttp://www.w3.org/2002/07/owl#SymmetricProperty" calcext:value-type="string">
            <text:p>http://www.w3.org/2002/07/owl#equivalentPropertyhttp://www.w3.org/1999/02/22-rdf-syntax-ns#typehttp://www.w3.org/2002/07/owl#Symmetric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/>
        </table:table-row>
        <table:table-row table:style-name="ro1">
          <table:table-cell table:formula="of:=[.B10]&amp;[.C10]&amp;[.D10]" office:value-type="string" office:string-value="http://www.w3.org/2002/07/owl#equivalentPropertyhttp://www.w3.org/1999/02/22-rdf-syntax-ns#typehttp://www.w3.org/2002/07/owl#TransitiveProperty" calcext:value-type="string">
            <text:p>http://www.w3.org/2002/07/owl#equivalentPropertyhttp://www.w3.org/1999/02/22-rdf-syntax-ns#typehttp://www.w3.org/2002/07/owl#Transitive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/>
        </table:table-row>
        <table:table-row table:style-name="ro1">
          <table:table-cell table:formula="of:=[.B11]&amp;[.C11]&amp;[.D11]" office:value-type="string" office:string-value="http://www.w3.org/2002/07/owl#equivalentClasshttp://www.w3.org/1999/02/22-rdf-syntax-ns#typehttp://www.w3.org/2002/07/owl#SymmetricProperty" calcext:value-type="string">
            <text:p>http://www.w3.org/2002/07/owl#equivalentClasshttp://www.w3.org/1999/02/22-rdf-syntax-ns#typehttp://www.w3.org/2002/07/owl#SymmetricProperty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/>
        </table:table-row>
        <table:table-row table:style-name="ro1">
          <table:table-cell table:formula="of:=[.B12]&amp;[.C12]&amp;[.D12]" office:value-type="string" office:string-value="http://www.w3.org/2002/07/owl#equivalentClasshttp://www.w3.org/1999/02/22-rdf-syntax-ns#typehttp://www.w3.org/2002/07/owl#TransitiveProperty" calcext:value-type="string">
            <text:p>http://www.w3.org/2002/07/owl#equivalentClasshttp://www.w3.org/1999/02/22-rdf-syntax-ns#typehttp://www.w3.org/2002/07/owl#TransitiveProperty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TransitiveProperty</text:p>
          </table:table-cell>
          <table:table-cell/>
        </table:table-row>
        <table:table-row table:style-name="ro1">
          <table:table-cell table:formula="of:=[.B13]&amp;[.C13]&amp;[.D13]" office:value-type="string" office:string-value="http://proton.semanticweb.org/protonsys#transitiveOverhttp://www.w3.org/1999/02/22-rdf-syntax-ns#typehttp://www.w3.org/1999/02/22-rdf-syntax-ns#Property" calcext:value-type="string">
            <text:p>http://proton.semanticweb.org/protonsys#transitiveOverhttp://www.w3.org/1999/02/22-rdf-syntax-ns#typehttp://www.w3.org/1999/02/22-rdf-syntax-ns#Property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14]&amp;[.C14]&amp;[.D14]" office:value-type="string" office:string-value="http://www.w3.org/2002/07/owl#inverseOfhttp://www.w3.org/1999/02/22-rdf-syntax-ns#typehttp://www.w3.org/1999/02/22-rdf-syntax-ns#Property" calcext:value-type="string">
            <text:p>http://www.w3.org/2002/07/owl#inverseOfhttp://www.w3.org/1999/02/22-rdf-syntax-ns#typehttp://www.w3.org/1999/02/22-rdf-syntax-ns#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15]&amp;[.C15]&amp;[.D15]" office:value-type="string" office:string-value="http://www.w3.org/2002/07/owl#inverseOfhttp://www.w3.org/1999/02/22-rdf-syntax-ns#typehttp://www.w3.org/2002/07/owl#SymmetricProperty" calcext:value-type="string">
            <text:p>http://www.w3.org/2002/07/owl#inverseOfhttp://www.w3.org/1999/02/22-rdf-syntax-ns#typehttp://www.w3.org/2002/07/owl#Symmetric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/>
        </table:table-row>
        <table:table-row table:style-name="ro1">
          <table:table-cell table:formula="of:=[.B16]&amp;[.C16]&amp;[.D16]" office:value-type="string" office:string-value="http://www.w3.org/1999/02/22-rdf-syntax-ns#subjecthttp://www.w3.org/1999/02/22-rdf-syntax-ns#typehttp://www.w3.org/1999/02/22-rdf-syntax-ns#Property" calcext:value-type="string">
            <text:p>http://www.w3.org/1999/02/22-rdf-syntax-ns#subjec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su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17]&amp;[.C17]&amp;[.D17]" office:value-type="string" office:string-value="http://www.w3.org/1999/02/22-rdf-syntax-ns#predicatehttp://www.w3.org/1999/02/22-rdf-syntax-ns#typehttp://www.w3.org/1999/02/22-rdf-syntax-ns#Property" calcext:value-type="string">
            <text:p>http://www.w3.org/1999/02/22-rdf-syntax-ns#predicate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predic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18]&amp;[.C18]&amp;[.D18]" office:value-type="string" office:string-value="http://www.w3.org/1999/02/22-rdf-syntax-ns#objecthttp://www.w3.org/1999/02/22-rdf-syntax-ns#typehttp://www.w3.org/1999/02/22-rdf-syntax-ns#Property" calcext:value-type="string">
            <text:p>http://www.w3.org/1999/02/22-rdf-syntax-ns#objec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o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19]&amp;[.C19]&amp;[.D19]" office:value-type="string" office:string-value="http://www.w3.org/1999/02/22-rdf-syntax-ns#firsthttp://www.w3.org/1999/02/22-rdf-syntax-ns#typehttp://www.w3.org/1999/02/22-rdf-syntax-ns#Property" calcext:value-type="string">
            <text:p>http://www.w3.org/1999/02/22-rdf-syntax-ns#firs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fir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20]&amp;[.C20]&amp;[.D20]" office:value-type="string" office:string-value="http://www.w3.org/1999/02/22-rdf-syntax-ns#resthttp://www.w3.org/1999/02/22-rdf-syntax-ns#typehttp://www.w3.org/1999/02/22-rdf-syntax-ns#Property" calcext:value-type="string">
            <text:p>http://www.w3.org/1999/02/22-rdf-syntax-ns#rest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21]&amp;[.C21]&amp;[.D21]" office:value-type="string" office:string-value="http://www.w3.org/1999/02/22-rdf-syntax-ns#valuehttp://www.w3.org/1999/02/22-rdf-syntax-ns#typehttp://www.w3.org/1999/02/22-rdf-syntax-ns#Property" calcext:value-type="string">
            <text:p>http://www.w3.org/1999/02/22-rdf-syntax-ns#value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22]&amp;[.C22]&amp;[.D22]" office:value-type="string" office:string-value="http://www.w3.org/1999/02/22-rdf-syntax-ns#nilhttp://www.w3.org/1999/02/22-rdf-syntax-ns#typehttp://www.w3.org/1999/02/22-rdf-syntax-ns#List" calcext:value-type="string">
            <text:p>http://www.w3.org/1999/02/22-rdf-syntax-ns#nilhttp://www.w3.org/1999/02/22-rdf-syntax-ns#typehttp://www.w3.org/1999/02/22-rdf-syntax-ns#List</text:p>
          </table:table-cell>
          <table:table-cell office:value-type="string" calcext:value-type="string">
            <text:p>http://www.w3.org/1999/02/22-rdf-syntax-ns#ni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List</text:p>
          </table:table-cell>
          <table:table-cell/>
        </table:table-row>
        <table:table-row table:style-name="ro1">
          <table:table-cell table:formula="of:=[.B23]&amp;[.C23]&amp;[.D23]" office:value-type="string" office:string-value="http://www.w3.org/2000/01/rdf-schema#commenthttp://www.w3.org/1999/02/22-rdf-syntax-ns#typehttp://www.w3.org/1999/02/22-rdf-syntax-ns#Property" calcext:value-type="string">
            <text:p>http://www.w3.org/2000/01/rdf-schema#commenthttp://www.w3.org/1999/02/22-rdf-syntax-ns#typehttp://www.w3.org/1999/02/22-rdf-syntax-ns#Propert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24]&amp;[.C24]&amp;[.D24]" office:value-type="string" office:string-value="http://www.w3.org/2000/01/rdf-schema#labelhttp://www.w3.org/1999/02/22-rdf-syntax-ns#typehttp://www.w3.org/1999/02/22-rdf-syntax-ns#Property" calcext:value-type="string">
            <text:p>http://www.w3.org/2000/01/rdf-schema#labelhttp://www.w3.org/1999/02/22-rdf-syntax-ns#typehttp://www.w3.org/1999/02/22-rdf-syntax-ns#Prope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25]&amp;[.C25]&amp;[.D25]" office:value-type="string" office:string-value="http://www.w3.org/1999/02/22-rdf-syntax-ns#XMLLiteralhttp://www.w3.org/1999/02/22-rdf-syntax-ns#typehttp://www.w3.org/2000/01/rdf-schema#Class" calcext:value-type="string">
            <text:p>http://www.w3.org/1999/02/22-rdf-syntax-ns#XMLLiteralhttp://www.w3.org/1999/02/22-rdf-syntax-ns#typehttp://www.w3.org/2000/01/rdf-schema#Class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26]&amp;[.C26]&amp;[.D26]" office:value-type="string" office:string-value="http://www.w3.org/1999/02/22-rdf-syntax-ns#XMLLiteralhttp://www.w3.org/1999/02/22-rdf-syntax-ns#typehttp://www.w3.org/2000/01/rdf-schema#Datatype" calcext:value-type="string">
            <text:p>http://www.w3.org/1999/02/22-rdf-syntax-ns#XMLLiteralhttp://www.w3.org/1999/02/22-rdf-syntax-ns#typehttp://www.w3.org/2000/01/rdf-schema#Datatype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/>
        </table:table-row>
        <table:table-row table:style-name="ro1">
          <table:table-cell table:formula="of:=[.B27]&amp;[.C27]&amp;[.D27]" office:value-type="string" office:string-value="http://www.w3.org/2002/07/owl#differentFromhttp://www.w3.org/1999/02/22-rdf-syntax-ns#typehttp://www.w3.org/2002/07/owl#SymmetricProperty" calcext:value-type="string">
            <text:p>http://www.w3.org/2002/07/owl#differentFromhttp://www.w3.org/1999/02/22-rdf-syntax-ns#typehttp://www.w3.org/2002/07/owl#SymmetricProperty</text:p>
          </table:table-cell>
          <table:table-cell office:value-type="string" calcext:value-type="string">
            <text:p>http://www.w3.org/2002/07/owl#differentFro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SymmetricProperty</text:p>
          </table:table-cell>
          <table:table-cell/>
        </table:table-row>
        <table:table-row table:style-name="ro1">
          <table:table-cell table:formula="of:=[.B28]&amp;[.C28]&amp;[.D28]" office:value-type="string" office:string-value="http://www.w3.org/2001/XMLSchema#nonNegativeIntegerhttp://www.w3.org/1999/02/22-rdf-syntax-ns#typehttp://www.w3.org/2000/01/rdf-schema#Class" calcext:value-type="string">
            <text:p>http://www.w3.org/2001/XMLSchema#nonNegativeIntegerhttp://www.w3.org/1999/02/22-rdf-syntax-ns#typehttp://www.w3.org/2000/01/rdf-schema#Class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29]&amp;[.C29]&amp;[.D29]" office:value-type="string" office:string-value="http://www.w3.org/2001/XMLSchema#nonNegativeIntegerhttp://www.w3.org/1999/02/22-rdf-syntax-ns#typehttp://www.w3.org/2000/01/rdf-schema#Datatype" calcext:value-type="string">
            <text:p>http://www.w3.org/2001/XMLSchema#nonNegativeIntegerhttp://www.w3.org/1999/02/22-rdf-syntax-ns#typehttp://www.w3.org/2000/01/rdf-schema#Datatype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/>
        </table:table-row>
        <table:table-row table:style-name="ro1">
          <table:table-cell table:formula="of:=[.B30]&amp;[.C30]&amp;[.D30]" office:value-type="string" office:string-value="http://www.w3.org/2001/XMLSchema#stringhttp://www.w3.org/1999/02/22-rdf-syntax-ns#typehttp://www.w3.org/2000/01/rdf-schema#Class" calcext:value-type="string">
            <text:p>http://www.w3.org/2001/XMLSchema#stringhttp://www.w3.org/1999/02/22-rdf-syntax-ns#typehttp://www.w3.org/2000/01/rdf-schema#Class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31]&amp;[.C31]&amp;[.D31]" office:value-type="string" office:string-value="http://www.w3.org/2001/XMLSchema#stringhttp://www.w3.org/1999/02/22-rdf-syntax-ns#typehttp://www.w3.org/2000/01/rdf-schema#Datatype" calcext:value-type="string">
            <text:p>http://www.w3.org/2001/XMLSchema#stringhttp://www.w3.org/1999/02/22-rdf-syntax-ns#typehttp://www.w3.org/2000/01/rdf-schema#Datatype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Datatype</text:p>
          </table:table-cell>
          <table:table-cell/>
        </table:table-row>
        <table:table-row table:style-name="ro1">
          <table:table-cell table:formula="of:=[.B32]&amp;[.C32]&amp;[.D32]" office:value-type="string" office:string-value="http://www.w3.org/1999/02/22-rdf-syntax-ns#_1http://www.w3.org/1999/02/22-rdf-syntax-ns#typehttp://www.w3.org/1999/02/22-rdf-syntax-ns#Property" calcext:value-type="string">
            <text:p>http://www.w3.org/1999/02/22-rdf-syntax-ns#_1http://www.w3.org/1999/02/22-rdf-syntax-ns#typehttp://www.w3.org/1999/02/22-rdf-syntax-ns#Property</text:p>
          </table:table-cell>
          <table:table-cell office:value-type="string" calcext:value-type="string">
            <text:p>http://www.w3.org/1999/02/22-rdf-syntax-ns#_1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3]&amp;[.C33]&amp;[.D33]" office:value-type="string" office:string-value="http://www.w3.org/1999/02/22-rdf-syntax-ns#_1http://www.w3.org/1999/02/22-rdf-syntax-ns#typehttp://www.w3.org/2000/01/rdf-schema#ContainerMembershipProperty" calcext:value-type="string">
            <text:p>http://www.w3.org/1999/02/22-rdf-syntax-ns#_1http://www.w3.org/1999/02/22-rdf-syntax-ns#typehttp://www.w3.org/2000/01/rdf-schema#ContainerMembershipProperty</text:p>
          </table:table-cell>
          <table:table-cell office:value-type="string" calcext:value-type="string">
            <text:p>http://www.w3.org/1999/02/22-rdf-syntax-ns#_1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ContainerMembershipProperty</text:p>
          </table:table-cell>
          <table:table-cell/>
        </table:table-row>
        <table:table-row table:style-name="ro1">
          <table:table-cell table:formula="of:=[.B34]&amp;[.C34]&amp;[.D34]" office:value-type="string" office:string-value="http://ontology.ontotext.com/taxonomy/http://www.w3.org/1999/02/22-rdf-syntax-ns#typehttp://www.w3.org/2002/07/owl#Ontology" calcext:value-type="string">
            <text:p>http://ontology.ontotext.com/taxonomy/http://www.w3.org/1999/02/22-rdf-syntax-ns#typehttp://www.w3.org/2002/07/owl#Ontolog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ntology</text:p>
          </table:table-cell>
          <table:table-cell/>
        </table:table-row>
        <table:table-row table:style-name="ro1">
          <table:table-cell table:formula="of:=[.B35]&amp;[.C35]&amp;[.D35]" office:value-type="string" office:string-value="http://purl.org/dc/elements/1.1/titlehttp://www.w3.org/1999/02/22-rdf-syntax-ns#typehttp://www.w3.org/1999/02/22-rdf-syntax-ns#Property" calcext:value-type="string">
            <text:p>http://purl.org/dc/elements/1.1/titlehttp://www.w3.org/1999/02/22-rdf-syntax-ns#typehttp://www.w3.org/1999/02/22-rdf-syntax-ns#Property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6]&amp;[.C36]&amp;[.D36]" office:value-type="string" office:string-value="http://purl.org/dc/elements/1.1/subjecthttp://www.w3.org/1999/02/22-rdf-syntax-ns#typehttp://www.w3.org/1999/02/22-rdf-syntax-ns#Property" calcext:value-type="string">
            <text:p>http://purl.org/dc/elements/1.1/subjecthttp://www.w3.org/1999/02/22-rdf-syntax-ns#typehttp://www.w3.org/1999/02/22-rdf-syntax-ns#Property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7]&amp;[.C37]&amp;[.D37]" office:value-type="string" office:string-value="http://purl.org/dc/elements/1.1/creatorhttp://www.w3.org/1999/02/22-rdf-syntax-ns#typehttp://www.w3.org/1999/02/22-rdf-syntax-ns#Property" calcext:value-type="string">
            <text:p>http://purl.org/dc/elements/1.1/creatorhttp://www.w3.org/1999/02/22-rdf-syntax-ns#typehttp://www.w3.org/1999/02/22-rdf-syntax-ns#Property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8]&amp;[.C38]&amp;[.D38]" office:value-type="string" office:string-value="http://purl.org/dc/elements/1.1/rightshttp://www.w3.org/1999/02/22-rdf-syntax-ns#typehttp://www.w3.org/1999/02/22-rdf-syntax-ns#Property" calcext:value-type="string">
            <text:p>http://purl.org/dc/elements/1.1/rightshttp://www.w3.org/1999/02/22-rdf-syntax-ns#typehttp://www.w3.org/1999/02/22-rdf-syntax-ns#Property</text:p>
          </table:table-cell>
          <table:table-cell office:value-type="string" calcext:value-type="string">
            <text:p>http://purl.org/dc/elements/1.1/right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9]&amp;[.C39]&amp;[.D39]" office:value-type="string" office:string-value="http://www.w3.org/2002/07/owl#versionInfohttp://www.w3.org/1999/02/22-rdf-syntax-ns#typehttp://www.w3.org/1999/02/22-rdf-syntax-ns#Property" calcext:value-type="string">
            <text:p>http://www.w3.org/2002/07/owl#versionInfohttp://www.w3.org/1999/02/22-rdf-syntax-ns#typehttp://www.w3.org/1999/02/22-rdf-syntax-ns#Property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40]&amp;[.C40]&amp;[.D40]" office:value-type="string" office:string-value="http://ontology.ontotext.com/taxonomy/Thinghttp://www.w3.org/1999/02/22-rdf-syntax-ns#typehttp://www.w3.org/2002/07/owl#Class" calcext:value-type="string">
            <text:p>http://ontology.ontotext.com/taxonomy/Thinghttp://www.w3.org/1999/02/22-rdf-syntax-ns#typehttp://www.w3.org/2002/07/owl#Class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1]&amp;[.C41]&amp;[.D41]" office:value-type="string" office:string-value="http://ontology.ontotext.com/taxonomy/Concepthttp://www.w3.org/1999/02/22-rdf-syntax-ns#typehttp://www.w3.org/2002/07/owl#Class" calcext:value-type="string">
            <text:p>http://ontology.ontotext.com/taxonomy/Concepthttp://www.w3.org/1999/02/22-rdf-syntax-ns#typehttp://www.w3.org/2002/07/owl#Class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2]&amp;[.C42]&amp;[.D42]" office:value-type="string" office:string-value="http://ontology.ontotext.com/taxonomy/Eventhttp://www.w3.org/1999/02/22-rdf-syntax-ns#typehttp://www.w3.org/2002/07/owl#Class" calcext:value-type="string">
            <text:p>http://ontology.ontotext.com/taxonomy/Eventhttp://www.w3.org/1999/02/22-rdf-syntax-ns#typehttp://www.w3.org/2002/07/owl#Class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3]&amp;[.C43]&amp;[.D43]" office:value-type="string" office:string-value="http://ontology.ontotext.com/taxonomy/Locationhttp://www.w3.org/1999/02/22-rdf-syntax-ns#typehttp://www.w3.org/2002/07/owl#Class" calcext:value-type="string">
            <text:p>http://ontology.ontotext.com/taxonomy/Locationhttp://www.w3.org/1999/02/22-rdf-syntax-ns#typehttp://www.w3.org/2002/07/owl#Class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4]&amp;[.C44]&amp;[.D44]" office:value-type="string" office:string-value="http://ontology.ontotext.com/taxonomy/Timehttp://www.w3.org/1999/02/22-rdf-syntax-ns#typehttp://www.w3.org/2002/07/owl#Class" calcext:value-type="string">
            <text:p>http://ontology.ontotext.com/taxonomy/Timehttp://www.w3.org/1999/02/22-rdf-syntax-ns#typehttp://www.w3.org/2002/07/owl#Class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5]&amp;[.C45]&amp;[.D45]" office:value-type="string" office:string-value="http://ontology.ontotext.com/taxonomy/Agenthttp://www.w3.org/1999/02/22-rdf-syntax-ns#typehttp://www.w3.org/2002/07/owl#Class" calcext:value-type="string">
            <text:p>http://ontology.ontotext.com/taxonomy/Agenthttp://www.w3.org/1999/02/22-rdf-syntax-ns#typehttp://www.w3.org/2002/07/owl#Class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6]&amp;[.C46]&amp;[.D46]" office:value-type="string" office:string-value="http://ontology.ontotext.com/taxonomy/Personhttp://www.w3.org/1999/02/22-rdf-syntax-ns#typehttp://www.w3.org/2002/07/owl#Class" calcext:value-type="string">
            <text:p>http://ontology.ontotext.com/taxonomy/Personhttp://www.w3.org/1999/02/22-rdf-syntax-ns#typehttp://www.w3.org/2002/07/owl#Class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7]&amp;[.C47]&amp;[.D47]" office:value-type="string" office:string-value="http://ontology.ontotext.com/taxonomy/Organizationhttp://www.w3.org/1999/02/22-rdf-syntax-ns#typehttp://www.w3.org/2002/07/owl#Class" calcext:value-type="string">
            <text:p>http://ontology.ontotext.com/taxonomy/Organizationhttp://www.w3.org/1999/02/22-rdf-syntax-ns#typehttp://www.w3.org/2002/07/owl#Class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48]&amp;[.C48]&amp;[.D48]" office:value-type="string" office:string-value="http://ontology.ontotext.com/taxonomy/preferredLabelhttp://www.w3.org/1999/02/22-rdf-syntax-ns#typehttp://www.w3.org/2002/07/owl#DatatypeProperty" calcext:value-type="string">
            <text:p>http://ontology.ontotext.com/taxonomy/preferredLabelhttp://www.w3.org/1999/02/22-rdf-syntax-ns#typehttp://www.w3.org/2002/07/owl#DatatypeProperty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49]&amp;[.C49]&amp;[.D49]" office:value-type="string" office:string-value="http://ontology.ontotext.com/taxonomy/alternativeLabelhttp://www.w3.org/1999/02/22-rdf-syntax-ns#typehttp://www.w3.org/2002/07/owl#DatatypeProperty" calcext:value-type="string">
            <text:p>http://ontology.ontotext.com/taxonomy/alternativeLabelhttp://www.w3.org/1999/02/22-rdf-syntax-ns#typehttp://www.w3.org/2002/07/owl#DatatypeProperty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0]&amp;[.C50]&amp;[.D50]" office:value-type="string" office:string-value="http://ontology.ontotext.com/taxonomy/picturehttp://www.w3.org/1999/02/22-rdf-syntax-ns#typehttp://www.w3.org/2002/07/owl#DatatypeProperty" calcext:value-type="string">
            <text:p>http://ontology.ontotext.com/taxonomy/picturehttp://www.w3.org/1999/02/22-rdf-syntax-ns#typehttp://www.w3.org/2002/07/owl#DatatypeProperty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1]&amp;[.C51]&amp;[.D51]" office:value-type="string" office:string-value="http://ontology.ontotext.com/taxonomy/thumbnailhttp://www.w3.org/1999/02/22-rdf-syntax-ns#typehttp://www.w3.org/2002/07/owl#DatatypeProperty" calcext:value-type="string">
            <text:p>http://ontology.ontotext.com/taxonomy/thumbnailhttp://www.w3.org/1999/02/22-rdf-syntax-ns#typehttp://www.w3.org/2002/07/owl#DatatypeProperty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2]&amp;[.C52]&amp;[.D52]" office:value-type="string" office:string-value="http://ontology.ontotext.com/taxonomy/descriptionhttp://www.w3.org/1999/02/22-rdf-syntax-ns#typehttp://www.w3.org/2002/07/owl#DatatypeProperty" calcext:value-type="string">
            <text:p>http://ontology.ontotext.com/taxonomy/descriptionhttp://www.w3.org/1999/02/22-rdf-syntax-ns#typehttp://www.w3.org/2002/07/owl#DatatypeProperty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3]&amp;[.C53]&amp;[.D53]" office:value-type="string" office:string-value="http://ontology.ontotext.com/taxonomy/exactMatchhttp://www.w3.org/1999/02/22-rdf-syntax-ns#typehttp://www.w3.org/2002/07/owl#ObjectProperty" calcext:value-type="string">
            <text:p>http://ontology.ontotext.com/taxonomy/exactMatchhttp://www.w3.org/1999/02/22-rdf-syntax-ns#typehttp://www.w3.org/2002/07/owl#ObjectProperty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54]&amp;[.C54]&amp;[.D54]" office:value-type="string" office:string-value="http://ontology.ontotext.com/taxonomy/generatedhttp://www.w3.org/1999/02/22-rdf-syntax-ns#typehttp://www.w3.org/2002/07/owl#DatatypeProperty" calcext:value-type="string">
            <text:p>http://ontology.ontotext.com/taxonomy/generatedhttp://www.w3.org/1999/02/22-rdf-syntax-ns#typehttp://www.w3.org/2002/07/owl#DatatypeProperty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5]&amp;[.C55]&amp;[.D55]" office:value-type="string" office:string-value="http://ontology.ontotext.com/taxonomy/genericPropertyhttp://www.w3.org/1999/02/22-rdf-syntax-ns#typehttp://www.w3.org/2002/07/owl#ObjectProperty" calcext:value-type="string">
            <text:p>http://ontology.ontotext.com/taxonomy/genericPropertyhttp://www.w3.org/1999/02/22-rdf-syntax-ns#typehttp://www.w3.org/2002/07/owl#ObjectProperty</text:p>
          </table:table-cell>
          <table:table-cell office:value-type="string" calcext:value-type="string">
            <text:p>http://ontology.ontotext.com/taxonomy/genericPrope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56]&amp;[.C56]&amp;[.D56]" office:value-type="string" office:string-value="http://ontology.ontotext.com/taxonomy/partOfhttp://www.w3.org/1999/02/22-rdf-syntax-ns#typehttp://www.w3.org/2002/07/owl#ObjectProperty" calcext:value-type="string">
            <text:p>http://ontology.ontotext.com/taxonomy/partOfhttp://www.w3.org/1999/02/22-rdf-syntax-ns#typehttp://www.w3.org/2002/07/owl#ObjectProperty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57]&amp;[.C57]&amp;[.D57]" office:value-type="string" office:string-value="http://ontology.ontotext.com/taxonomy/memberOfhttp://www.w3.org/1999/02/22-rdf-syntax-ns#typehttp://www.w3.org/2002/07/owl#DatatypeProperty" calcext:value-type="string">
            <text:p>http://ontology.ontotext.com/taxonomy/memberOfhttp://www.w3.org/1999/02/22-rdf-syntax-ns#typehttp://www.w3.org/2002/07/owl#DatatypeProperty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58]&amp;[.C58]&amp;[.D58]" office:value-type="string" office:string-value="http://ontology.ontotext.com/taxonomy/hasParthttp://www.w3.org/1999/02/22-rdf-syntax-ns#typehttp://www.w3.org/2002/07/owl#ObjectProperty" calcext:value-type="string">
            <text:p>http://ontology.ontotext.com/taxonomy/hasParthttp://www.w3.org/1999/02/22-rdf-syntax-ns#typehttp://www.w3.org/2002/07/owl#ObjectProperty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59]&amp;[.C59]&amp;[.D59]" office:value-type="string" office:string-value="http://ontology.ontotext.com/taxonomy/startTimehttp://www.w3.org/1999/02/22-rdf-syntax-ns#typehttp://www.w3.org/2002/07/owl#ObjectProperty" calcext:value-type="string">
            <text:p>http://ontology.ontotext.com/taxonomy/startTimehttp://www.w3.org/1999/02/22-rdf-syntax-ns#typehttp://www.w3.org/2002/07/owl#ObjectProperty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0]&amp;[.C60]&amp;[.D60]" office:value-type="string" office:string-value="http://ontology.ontotext.com/taxonomy/endTimehttp://www.w3.org/1999/02/22-rdf-syntax-ns#typehttp://www.w3.org/2002/07/owl#ObjectProperty" calcext:value-type="string">
            <text:p>http://ontology.ontotext.com/taxonomy/endTimehttp://www.w3.org/1999/02/22-rdf-syntax-ns#typehttp://www.w3.org/2002/07/owl#ObjectProperty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1]&amp;[.C61]&amp;[.D61]" office:value-type="string" office:string-value="http://ontology.ontotext.com/taxonomy/pointInTimehttp://www.w3.org/1999/02/22-rdf-syntax-ns#typehttp://www.w3.org/2002/07/owl#ObjectProperty" calcext:value-type="string">
            <text:p>http://ontology.ontotext.com/taxonomy/pointInTimehttp://www.w3.org/1999/02/22-rdf-syntax-ns#typehttp://www.w3.org/2002/07/owl#ObjectProperty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2]&amp;[.C62]&amp;[.D62]" office:value-type="string" office:string-value="http://ontology.ontotext.com/taxonomy/replaceshttp://www.w3.org/1999/02/22-rdf-syntax-ns#typehttp://www.w3.org/2002/07/owl#ObjectProperty" calcext:value-type="string">
            <text:p>http://ontology.ontotext.com/taxonomy/replaceshttp://www.w3.org/1999/02/22-rdf-syntax-ns#typehttp://www.w3.org/2002/07/owl#ObjectProperty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3]&amp;[.C63]&amp;[.D63]" office:value-type="string" office:string-value="http://ontology.ontotext.com/taxonomy/genrehttp://www.w3.org/1999/02/22-rdf-syntax-ns#typehttp://www.w3.org/2002/07/owl#ObjectProperty" calcext:value-type="string">
            <text:p>http://ontology.ontotext.com/taxonomy/genrehttp://www.w3.org/1999/02/22-rdf-syntax-ns#typehttp://www.w3.org/2002/07/owl#ObjectProperty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4]&amp;[.C64]&amp;[.D64]" office:value-type="string" office:string-value="http://ontology.ontotext.com/taxonomy/replacedByhttp://www.w3.org/1999/02/22-rdf-syntax-ns#typehttp://www.w3.org/2002/07/owl#ObjectProperty" calcext:value-type="string">
            <text:p>http://ontology.ontotext.com/taxonomy/replacedByhttp://www.w3.org/1999/02/22-rdf-syntax-ns#typehttp://www.w3.org/2002/07/owl#ObjectPropert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5]&amp;[.C65]&amp;[.D65]" office:value-type="string" office:string-value="http://ontology.ontotext.com/taxonomy/coordinateLocationhttp://www.w3.org/1999/02/22-rdf-syntax-ns#typehttp://www.w3.org/2002/07/owl#ObjectProperty" calcext:value-type="string">
            <text:p>http://ontology.ontotext.com/taxonomy/coordinateLocationhttp://www.w3.org/1999/02/22-rdf-syntax-ns#typehttp://www.w3.org/2002/07/owl#ObjectProperty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6]&amp;[.C66]&amp;[.D66]" office:value-type="string" office:string-value="http://ontology.ontotext.com/taxonomy/eventTimehttp://www.w3.org/1999/02/22-rdf-syntax-ns#typehttp://www.w3.org/2002/07/owl#ObjectProperty" calcext:value-type="string">
            <text:p>http://ontology.ontotext.com/taxonomy/eventTimehttp://www.w3.org/1999/02/22-rdf-syntax-ns#typehttp://www.w3.org/2002/07/owl#ObjectProperty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7]&amp;[.C67]&amp;[.D67]" office:value-type="string" office:string-value="http://ontology.ontotext.com/taxonomy/locatedInhttp://www.w3.org/1999/02/22-rdf-syntax-ns#typehttp://www.w3.org/2002/07/owl#ObjectProperty" calcext:value-type="string">
            <text:p>http://ontology.ontotext.com/taxonomy/locatedInhttp://www.w3.org/1999/02/22-rdf-syntax-ns#typehttp://www.w3.org/2002/07/owl#ObjectProperty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8]&amp;[.C68]&amp;[.D68]" office:value-type="string" office:string-value="http://ontology.ontotext.com/taxonomy/headOfGovermenthttp://www.w3.org/1999/02/22-rdf-syntax-ns#typehttp://www.w3.org/2002/07/owl#ObjectProperty" calcext:value-type="string">
            <text:p>http://ontology.ontotext.com/taxonomy/headOfGovermenthttp://www.w3.org/1999/02/22-rdf-syntax-ns#typehttp://www.w3.org/2002/07/owl#ObjectProperty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69]&amp;[.C69]&amp;[.D69]" office:value-type="string" office:string-value="http://ontology.ontotext.com/taxonomy/operatingSystemhttp://www.w3.org/1999/02/22-rdf-syntax-ns#typehttp://www.w3.org/2002/07/owl#ObjectProperty" calcext:value-type="string">
            <text:p>http://ontology.ontotext.com/taxonomy/operatingSystemhttp://www.w3.org/1999/02/22-rdf-syntax-ns#typehttp://www.w3.org/2002/07/owl#ObjectProperty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0]&amp;[.C70]&amp;[.D70]" office:value-type="string" office:string-value="http://ontology.ontotext.com/taxonomy/programmingLanguagehttp://www.w3.org/1999/02/22-rdf-syntax-ns#typehttp://www.w3.org/2002/07/owl#ObjectProperty" calcext:value-type="string">
            <text:p>http://ontology.ontotext.com/taxonomy/programmingLanguagehttp://www.w3.org/1999/02/22-rdf-syntax-ns#typehttp://www.w3.org/2002/07/owl#ObjectProperty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1]&amp;[.C71]&amp;[.D71]" office:value-type="string" office:string-value="http://ontology.ontotext.com/taxonomy/authorhttp://www.w3.org/1999/02/22-rdf-syntax-ns#typehttp://www.w3.org/2002/07/owl#ObjectProperty" calcext:value-type="string">
            <text:p>http://ontology.ontotext.com/taxonomy/authorhttp://www.w3.org/1999/02/22-rdf-syntax-ns#typehttp://www.w3.org/2002/07/owl#ObjectProperty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2]&amp;[.C72]&amp;[.D72]" office:value-type="string" office:string-value="http://ontology.ontotext.com/taxonomy/ofhttp://www.w3.org/1999/02/22-rdf-syntax-ns#typehttp://www.w3.org/2002/07/owl#ObjectProperty" calcext:value-type="string">
            <text:p>http://ontology.ontotext.com/taxonomy/ofhttp://www.w3.org/1999/02/22-rdf-syntax-ns#typehttp://www.w3.org/2002/07/owl#ObjectProperty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3]&amp;[.C73]&amp;[.D73]" office:value-type="string" office:string-value="http://ontology.ontotext.com/taxonomy/genderhttp://www.w3.org/1999/02/22-rdf-syntax-ns#typehttp://www.w3.org/2002/07/owl#ObjectProperty" calcext:value-type="string">
            <text:p>http://ontology.ontotext.com/taxonomy/genderhttp://www.w3.org/1999/02/22-rdf-syntax-ns#typehttp://www.w3.org/2002/07/owl#ObjectProperty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4]&amp;[.C74]&amp;[.D74]" office:value-type="string" office:string-value="http://ontology.ontotext.com/taxonomy/dateOfBirthhttp://www.w3.org/1999/02/22-rdf-syntax-ns#typehttp://www.w3.org/2002/07/owl#ObjectProperty" calcext:value-type="string">
            <text:p>http://ontology.ontotext.com/taxonomy/dateOfBirthhttp://www.w3.org/1999/02/22-rdf-syntax-ns#typehttp://www.w3.org/2002/07/owl#ObjectProperty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5]&amp;[.C75]&amp;[.D75]" office:value-type="string" office:string-value="http://ontology.ontotext.com/taxonomy/dateOfDeathhttp://www.w3.org/1999/02/22-rdf-syntax-ns#typehttp://www.w3.org/2002/07/owl#ObjectProperty" calcext:value-type="string">
            <text:p>http://ontology.ontotext.com/taxonomy/dateOfDeathhttp://www.w3.org/1999/02/22-rdf-syntax-ns#typehttp://www.w3.org/2002/07/owl#ObjectProperty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6]&amp;[.C76]&amp;[.D76]" office:value-type="string" office:string-value="http://ontology.ontotext.com/taxonomy/placeOfBirthhttp://www.w3.org/1999/02/22-rdf-syntax-ns#typehttp://www.w3.org/2002/07/owl#ObjectProperty" calcext:value-type="string">
            <text:p>http://ontology.ontotext.com/taxonomy/placeOfBirthhttp://www.w3.org/1999/02/22-rdf-syntax-ns#typehttp://www.w3.org/2002/07/owl#ObjectProperty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7]&amp;[.C77]&amp;[.D77]" office:value-type="string" office:string-value="http://ontology.ontotext.com/taxonomy/placeOfDeathhttp://www.w3.org/1999/02/22-rdf-syntax-ns#typehttp://www.w3.org/2002/07/owl#ObjectProperty" calcext:value-type="string">
            <text:p>http://ontology.ontotext.com/taxonomy/placeOfDeathhttp://www.w3.org/1999/02/22-rdf-syntax-ns#typehttp://www.w3.org/2002/07/owl#ObjectProperty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8]&amp;[.C78]&amp;[.D78]" office:value-type="string" office:string-value="http://ontology.ontotext.com/taxonomy/countryOfCitizenshiphttp://www.w3.org/1999/02/22-rdf-syntax-ns#typehttp://www.w3.org/2002/07/owl#ObjectProperty" calcext:value-type="string">
            <text:p>http://ontology.ontotext.com/taxonomy/countryOfCitizenship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79]&amp;[.C79]&amp;[.D79]" office:value-type="string" office:string-value="http://ontology.ontotext.com/taxonomy/occupationhttp://www.w3.org/1999/02/22-rdf-syntax-ns#typehttp://www.w3.org/2002/07/owl#ObjectProperty" calcext:value-type="string">
            <text:p>http://ontology.ontotext.com/taxonomy/occupationhttp://www.w3.org/1999/02/22-rdf-syntax-ns#typehttp://www.w3.org/2002/07/owl#ObjectProperty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0]&amp;[.C80]&amp;[.D80]" office:value-type="string" office:string-value="http://ontology.ontotext.com/taxonomy/almaMaterhttp://www.w3.org/1999/02/22-rdf-syntax-ns#typehttp://www.w3.org/2002/07/owl#ObjectProperty" calcext:value-type="string">
            <text:p>http://ontology.ontotext.com/taxonomy/almaMaterhttp://www.w3.org/1999/02/22-rdf-syntax-ns#typehttp://www.w3.org/2002/07/owl#ObjectProperty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1]&amp;[.C81]&amp;[.D81]" office:value-type="string" office:string-value="http://ontology.ontotext.com/taxonomy/fieldOfWorkhttp://www.w3.org/1999/02/22-rdf-syntax-ns#typehttp://www.w3.org/2002/07/owl#ObjectProperty" calcext:value-type="string">
            <text:p>http://ontology.ontotext.com/taxonomy/fieldOfWorkhttp://www.w3.org/1999/02/22-rdf-syntax-ns#typehttp://www.w3.org/2002/07/owl#ObjectProperty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2]&amp;[.C82]&amp;[.D82]" office:value-type="string" office:string-value="http://ontology.ontotext.com/taxonomy/positionHeldhttp://www.w3.org/1999/02/22-rdf-syntax-ns#typehttp://www.w3.org/2002/07/owl#ObjectProperty" calcext:value-type="string">
            <text:p>http://ontology.ontotext.com/taxonomy/positionHeldhttp://www.w3.org/1999/02/22-rdf-syntax-ns#typehttp://www.w3.org/2002/07/owl#ObjectProperty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3]&amp;[.C83]&amp;[.D83]" office:value-type="string" office:string-value="http://ontology.ontotext.com/taxonomy/religionhttp://www.w3.org/1999/02/22-rdf-syntax-ns#typehttp://www.w3.org/2002/07/owl#ObjectProperty" calcext:value-type="string">
            <text:p>http://ontology.ontotext.com/taxonomy/religionhttp://www.w3.org/1999/02/22-rdf-syntax-ns#typehttp://www.w3.org/2002/07/owl#ObjectProperty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4]&amp;[.C84]&amp;[.D84]" office:value-type="string" office:string-value="http://ontology.ontotext.com/taxonomy/motherhttp://www.w3.org/1999/02/22-rdf-syntax-ns#typehttp://www.w3.org/2002/07/owl#ObjectProperty" calcext:value-type="string">
            <text:p>http://ontology.ontotext.com/taxonomy/motherhttp://www.w3.org/1999/02/22-rdf-syntax-ns#typehttp://www.w3.org/2002/07/owl#ObjectProperty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5]&amp;[.C85]&amp;[.D85]" office:value-type="string" office:string-value="http://ontology.ontotext.com/taxonomy/fatherhttp://www.w3.org/1999/02/22-rdf-syntax-ns#typehttp://www.w3.org/2002/07/owl#ObjectProperty" calcext:value-type="string">
            <text:p>http://ontology.ontotext.com/taxonomy/fatherhttp://www.w3.org/1999/02/22-rdf-syntax-ns#typehttp://www.w3.org/2002/07/owl#ObjectProperty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6]&amp;[.C86]&amp;[.D86]" office:value-type="string" office:string-value="http://ontology.ontotext.com/taxonomy/brotherhttp://www.w3.org/1999/02/22-rdf-syntax-ns#typehttp://www.w3.org/2002/07/owl#ObjectProperty" calcext:value-type="string">
            <text:p>http://ontology.ontotext.com/taxonomy/brotherhttp://www.w3.org/1999/02/22-rdf-syntax-ns#typehttp://www.w3.org/2002/07/owl#ObjectProperty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7]&amp;[.C87]&amp;[.D87]" office:value-type="string" office:string-value="http://ontology.ontotext.com/taxonomy/sisterhttp://www.w3.org/1999/02/22-rdf-syntax-ns#typehttp://www.w3.org/2002/07/owl#ObjectProperty" calcext:value-type="string">
            <text:p>http://ontology.ontotext.com/taxonomy/sisterhttp://www.w3.org/1999/02/22-rdf-syntax-ns#typehttp://www.w3.org/2002/07/owl#ObjectProperty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8]&amp;[.C88]&amp;[.D88]" office:value-type="string" office:string-value="http://ontology.ontotext.com/taxonomy/spousehttp://www.w3.org/1999/02/22-rdf-syntax-ns#typehttp://www.w3.org/2002/07/owl#ObjectProperty" calcext:value-type="string">
            <text:p>http://ontology.ontotext.com/taxonomy/spousehttp://www.w3.org/1999/02/22-rdf-syntax-ns#typehttp://www.w3.org/2002/07/owl#ObjectProperty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89]&amp;[.C89]&amp;[.D89]" office:value-type="string" office:string-value="http://ontology.ontotext.com/taxonomy/employerhttp://www.w3.org/1999/02/22-rdf-syntax-ns#typehttp://www.w3.org/2002/07/owl#ObjectProperty" calcext:value-type="string">
            <text:p>http://ontology.ontotext.com/taxonomy/employerhttp://www.w3.org/1999/02/22-rdf-syntax-ns#typehttp://www.w3.org/2002/07/owl#ObjectProperty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0]&amp;[.C90]&amp;[.D90]" office:value-type="string" office:string-value="http://ontology.ontotext.com/taxonomy/officialWebsitehttp://www.w3.org/1999/02/22-rdf-syntax-ns#typehttp://www.w3.org/2002/07/owl#ObjectProperty" calcext:value-type="string">
            <text:p>http://ontology.ontotext.com/taxonomy/officialWebsitehttp://www.w3.org/1999/02/22-rdf-syntax-ns#typehttp://www.w3.org/2002/07/owl#ObjectProperty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1]&amp;[.C91]&amp;[.D91]" office:value-type="string" office:string-value="http://ontology.ontotext.com/taxonomy/positionAtTeamhttp://www.w3.org/1999/02/22-rdf-syntax-ns#typehttp://www.w3.org/2002/07/owl#ObjectProperty" calcext:value-type="string">
            <text:p>http://ontology.ontotext.com/taxonomy/positionAtTeamhttp://www.w3.org/1999/02/22-rdf-syntax-ns#typehttp://www.w3.org/2002/07/owl#ObjectProperty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2]&amp;[.C92]&amp;[.D92]" office:value-type="string" office:string-value="http://ontology.ontotext.com/taxonomy/clubhttp://www.w3.org/1999/02/22-rdf-syntax-ns#typehttp://www.w3.org/2002/07/owl#ObjectProperty" calcext:value-type="string">
            <text:p>http://ontology.ontotext.com/taxonomy/clubhttp://www.w3.org/1999/02/22-rdf-syntax-ns#typehttp://www.w3.org/2002/07/owl#ObjectProperty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3]&amp;[.C93]&amp;[.D93]" office:value-type="string" office:string-value="http://ontology.ontotext.com/taxonomy/countryForSporthttp://www.w3.org/1999/02/22-rdf-syntax-ns#typehttp://www.w3.org/2002/07/owl#ObjectProperty" calcext:value-type="string">
            <text:p>http://ontology.ontotext.com/taxonomy/countryForSport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4]&amp;[.C94]&amp;[.D94]" office:value-type="string" office:string-value="http://ontology.ontotext.com/taxonomy/notableWorkhttp://www.w3.org/1999/02/22-rdf-syntax-ns#typehttp://www.w3.org/2002/07/owl#ObjectProperty" calcext:value-type="string">
            <text:p>http://ontology.ontotext.com/taxonomy/notableWorkhttp://www.w3.org/1999/02/22-rdf-syntax-ns#typehttp://www.w3.org/2002/07/owl#ObjectProperty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5]&amp;[.C95]&amp;[.D95]" office:value-type="string" office:string-value="http://ontology.ontotext.com/taxonomy/instrumenthttp://www.w3.org/1999/02/22-rdf-syntax-ns#typehttp://www.w3.org/2002/07/owl#ObjectProperty" calcext:value-type="string">
            <text:p>http://ontology.ontotext.com/taxonomy/instrumenthttp://www.w3.org/1999/02/22-rdf-syntax-ns#typehttp://www.w3.org/2002/07/owl#ObjectProperty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6]&amp;[.C96]&amp;[.D96]" office:value-type="string" office:string-value="http://ontology.ontotext.com/taxonomy/memberOfPoliticalPartyhttp://www.w3.org/1999/02/22-rdf-syntax-ns#typehttp://www.w3.org/2002/07/owl#ObjectProperty" calcext:value-type="string">
            <text:p>http://ontology.ontotext.com/taxonomy/memberOfPoliticalPartyhttp://www.w3.org/1999/02/22-rdf-syntax-ns#typehttp://www.w3.org/2002/07/owl#ObjectPrope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7]&amp;[.C97]&amp;[.D97]" office:value-type="string" office:string-value="http://ontology.ontotext.com/taxonomy/nobleFamilyhttp://www.w3.org/1999/02/22-rdf-syntax-ns#typehttp://www.w3.org/2002/07/owl#ObjectProperty" calcext:value-type="string">
            <text:p>http://ontology.ontotext.com/taxonomy/nobleFamilyhttp://www.w3.org/1999/02/22-rdf-syntax-ns#typehttp://www.w3.org/2002/07/owl#ObjectPropert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8]&amp;[.C98]&amp;[.D98]" office:value-type="string" office:string-value="http://ontology.ontotext.com/taxonomy/coatOfArmsImagehttp://www.w3.org/1999/02/22-rdf-syntax-ns#typehttp://www.w3.org/2002/07/owl#ObjectProperty" calcext:value-type="string">
            <text:p>http://ontology.ontotext.com/taxonomy/coatOfArmsImagehttp://www.w3.org/1999/02/22-rdf-syntax-ns#typehttp://www.w3.org/2002/07/owl#ObjectProperty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99]&amp;[.C99]&amp;[.D99]" office:value-type="string" office:string-value="http://ontology.ontotext.com/taxonomy/inceptionhttp://www.w3.org/1999/02/22-rdf-syntax-ns#typehttp://www.w3.org/2002/07/owl#ObjectProperty" calcext:value-type="string">
            <text:p>http://ontology.ontotext.com/taxonomy/inceptionhttp://www.w3.org/1999/02/22-rdf-syntax-ns#typehttp://www.w3.org/2002/07/owl#ObjectProperty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0]&amp;[.C100]&amp;[.D100]" office:value-type="string" office:string-value="http://ontology.ontotext.com/taxonomy/logoImagehttp://www.w3.org/1999/02/22-rdf-syntax-ns#typehttp://www.w3.org/2002/07/owl#ObjectProperty" calcext:value-type="string">
            <text:p>http://ontology.ontotext.com/taxonomy/logoImagehttp://www.w3.org/1999/02/22-rdf-syntax-ns#typehttp://www.w3.org/2002/07/owl#ObjectProperty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1]&amp;[.C101]&amp;[.D101]" office:value-type="string" office:string-value="http://ontology.ontotext.com/taxonomy/headquartersLocationhttp://www.w3.org/1999/02/22-rdf-syntax-ns#typehttp://www.w3.org/2002/07/owl#ObjectProperty" calcext:value-type="string">
            <text:p>http://ontology.ontotext.com/taxonomy/headquartersLocationhttp://www.w3.org/1999/02/22-rdf-syntax-ns#typehttp://www.w3.org/2002/07/owl#ObjectProperty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2]&amp;[.C102]&amp;[.D102]" office:value-type="string" office:string-value="http://ontology.ontotext.com/taxonomy/industryhttp://www.w3.org/1999/02/22-rdf-syntax-ns#typehttp://www.w3.org/2002/07/owl#ObjectProperty" calcext:value-type="string">
            <text:p>http://ontology.ontotext.com/taxonomy/industryhttp://www.w3.org/1999/02/22-rdf-syntax-ns#typehttp://www.w3.org/2002/07/owl#ObjectPropert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3]&amp;[.C103]&amp;[.D103]" office:value-type="string" office:string-value="http://ontology.ontotext.com/taxonomy/productionhttp://www.w3.org/1999/02/22-rdf-syntax-ns#typehttp://www.w3.org/2002/07/owl#ObjectProperty" calcext:value-type="string">
            <text:p>http://ontology.ontotext.com/taxonomy/productionhttp://www.w3.org/1999/02/22-rdf-syntax-ns#typehttp://www.w3.org/2002/07/owl#ObjectProperty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4]&amp;[.C104]&amp;[.D104]" office:value-type="string" office:string-value="http://ontology.ontotext.com/taxonomy/founderhttp://www.w3.org/1999/02/22-rdf-syntax-ns#typehttp://www.w3.org/2002/07/owl#ObjectProperty" calcext:value-type="string">
            <text:p>http://ontology.ontotext.com/taxonomy/founderhttp://www.w3.org/1999/02/22-rdf-syntax-ns#typehttp://www.w3.org/2002/07/owl#ObjectProperty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5]&amp;[.C105]&amp;[.D105]" office:value-type="string" office:string-value="http://ontology.ontotext.com/taxonomy/CEOhttp://www.w3.org/1999/02/22-rdf-syntax-ns#typehttp://www.w3.org/2002/07/owl#ObjectProperty" calcext:value-type="string">
            <text:p>http://ontology.ontotext.com/taxonomy/CEOhttp://www.w3.org/1999/02/22-rdf-syntax-ns#typehttp://www.w3.org/2002/07/owl#ObjectProperty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6]&amp;[.C106]&amp;[.D106]" office:value-type="string" office:string-value="http://ontology.ontotext.com/taxonomy/chairpersonhttp://www.w3.org/1999/02/22-rdf-syntax-ns#typehttp://www.w3.org/2002/07/owl#ObjectProperty" calcext:value-type="string">
            <text:p>http://ontology.ontotext.com/taxonomy/chairpersonhttp://www.w3.org/1999/02/22-rdf-syntax-ns#typehttp://www.w3.org/2002/07/owl#ObjectPropert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7]&amp;[.C107]&amp;[.D107]" office:value-type="string" office:string-value="http://ontology.ontotext.com/taxonomy/websitehttp://www.w3.org/1999/02/22-rdf-syntax-ns#typehttp://www.w3.org/2002/07/owl#ObjectProperty" calcext:value-type="string">
            <text:p>http://ontology.ontotext.com/taxonomy/websitehttp://www.w3.org/1999/02/22-rdf-syntax-ns#typehttp://www.w3.org/2002/07/owl#ObjectProperty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8]&amp;[.C108]&amp;[.D108]" office:value-type="string" office:string-value="http://ontology.ontotext.com/taxonomy/affiliationhttp://www.w3.org/1999/02/22-rdf-syntax-ns#typehttp://www.w3.org/2002/07/owl#ObjectProperty" calcext:value-type="string">
            <text:p>http://ontology.ontotext.com/taxonomy/affiliationhttp://www.w3.org/1999/02/22-rdf-syntax-ns#typehttp://www.w3.org/2002/07/owl#ObjectProperty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09]&amp;[.C109]&amp;[.D109]" office:value-type="string" office:string-value="http://ontology.ontotext.com/taxonomy/subsidiarieshttp://www.w3.org/1999/02/22-rdf-syntax-ns#typehttp://www.w3.org/2002/07/owl#ObjectProperty" calcext:value-type="string">
            <text:p>http://ontology.ontotext.com/taxonomy/subsidiarieshttp://www.w3.org/1999/02/22-rdf-syntax-ns#typehttp://www.w3.org/2002/07/owl#ObjectPropert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0]&amp;[.C110]&amp;[.D110]" office:value-type="string" office:string-value="http://ontology.ontotext.com/taxonomy/parentCompanyhttp://www.w3.org/1999/02/22-rdf-syntax-ns#typehttp://www.w3.org/2002/07/owl#ObjectProperty" calcext:value-type="string">
            <text:p>http://ontology.ontotext.com/taxonomy/parentCompanyhttp://www.w3.org/1999/02/22-rdf-syntax-ns#typehttp://www.w3.org/2002/07/owl#ObjectPropert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1]&amp;[.C111]&amp;[.D111]" office:value-type="string" office:string-value="http://ontology.ontotext.com/taxonomy/continenthttp://www.w3.org/1999/02/22-rdf-syntax-ns#typehttp://www.w3.org/2002/07/owl#ObjectProperty" calcext:value-type="string">
            <text:p>http://ontology.ontotext.com/taxonomy/continenthttp://www.w3.org/1999/02/22-rdf-syntax-ns#typehttp://www.w3.org/2002/07/owl#ObjectProperty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2]&amp;[.C112]&amp;[.D112]" office:value-type="string" office:string-value="http://ontology.ontotext.com/taxonomy/countryhttp://www.w3.org/1999/02/22-rdf-syntax-ns#typehttp://www.w3.org/2002/07/owl#ObjectProperty" calcext:value-type="string">
            <text:p>http://ontology.ontotext.com/taxonomy/countryhttp://www.w3.org/1999/02/22-rdf-syntax-ns#typehttp://www.w3.org/2002/07/owl#ObjectPropert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3]&amp;[.C113]&amp;[.D113]" office:value-type="string" office:string-value="http://ontology.ontotext.com/taxonomy/populationhttp://www.w3.org/1999/02/22-rdf-syntax-ns#typehttp://www.w3.org/2002/07/owl#ObjectProperty" calcext:value-type="string">
            <text:p>http://ontology.ontotext.com/taxonomy/populationhttp://www.w3.org/1999/02/22-rdf-syntax-ns#typehttp://www.w3.org/2002/07/owl#ObjectProperty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4]&amp;[.C114]&amp;[.D114]" office:value-type="string" office:string-value="http://ontology.ontotext.com/taxonomy/capitalhttp://www.w3.org/1999/02/22-rdf-syntax-ns#typehttp://www.w3.org/2002/07/owl#ObjectProperty" calcext:value-type="string">
            <text:p>http://ontology.ontotext.com/taxonomy/capitalhttp://www.w3.org/1999/02/22-rdf-syntax-ns#typehttp://www.w3.org/2002/07/owl#ObjectProper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5]&amp;[.C115]&amp;[.D115]" office:value-type="string" office:string-value="http://ontology.ontotext.com/taxonomy/officialLanguagehttp://www.w3.org/1999/02/22-rdf-syntax-ns#typehttp://www.w3.org/2002/07/owl#ObjectProperty" calcext:value-type="string">
            <text:p>http://ontology.ontotext.com/taxonomy/officialLanguagehttp://www.w3.org/1999/02/22-rdf-syntax-ns#typehttp://www.w3.org/2002/07/owl#ObjectProperty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6]&amp;[.C116]&amp;[.D116]" office:value-type="string" office:string-value="http://ontology.ontotext.com/taxonomy/headOfStatehttp://www.w3.org/1999/02/22-rdf-syntax-ns#typehttp://www.w3.org/2002/07/owl#ObjectProperty" calcext:value-type="string">
            <text:p>http://ontology.ontotext.com/taxonomy/headOfStatehttp://www.w3.org/1999/02/22-rdf-syntax-ns#typehttp://www.w3.org/2002/07/owl#ObjectPropert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7]&amp;[.C117]&amp;[.D117]" office:value-type="string" office:string-value="http://ontology.ontotext.com/taxonomy/capitalOfhttp://www.w3.org/1999/02/22-rdf-syntax-ns#typehttp://www.w3.org/2002/07/owl#ObjectProperty" calcext:value-type="string">
            <text:p>http://ontology.ontotext.com/taxonomy/capitalOfhttp://www.w3.org/1999/02/22-rdf-syntax-ns#typehttp://www.w3.org/2002/07/owl#ObjectProperty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18]&amp;[.C118]&amp;[.D118]" office:value-type="string" office:string-value="http://ontology.ontotext.com/taxonomy/latitudehttp://www.w3.org/1999/02/22-rdf-syntax-ns#typehttp://www.w3.org/2002/07/owl#DatatypeProperty" calcext:value-type="string">
            <text:p>http://ontology.ontotext.com/taxonomy/latitudehttp://www.w3.org/1999/02/22-rdf-syntax-ns#typehttp://www.w3.org/2002/07/owl#DatatypeProperty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19]&amp;[.C119]&amp;[.D119]" office:value-type="string" office:string-value="http://ontology.ontotext.com/taxonomy/longitudehttp://www.w3.org/1999/02/22-rdf-syntax-ns#typehttp://www.w3.org/2002/07/owl#DatatypeProperty" calcext:value-type="string">
            <text:p>http://ontology.ontotext.com/taxonomy/longitudehttp://www.w3.org/1999/02/22-rdf-syntax-ns#typehttp://www.w3.org/2002/07/owl#DatatypeProperty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20]&amp;[.C120]&amp;[.D120]" office:value-type="string" office:string-value="http://ontology.ontotext.com/publishinghttp://www.w3.org/1999/02/22-rdf-syntax-ns#typehttp://www.w3.org/2002/07/owl#Ontology" calcext:value-type="string">
            <text:p>http://ontology.ontotext.com/publishinghttp://www.w3.org/1999/02/22-rdf-syntax-ns#typehttp://www.w3.org/2002/07/owl#Ontology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ntology</text:p>
          </table:table-cell>
          <table:table-cell/>
        </table:table-row>
        <table:table-row table:style-name="ro1">
          <table:table-cell table:formula="of:=[.B121]&amp;[.C121]&amp;[.D121]" office:value-type="string" office:string-value="http://ontology.ontotext.com/publishing#Featurehttp://www.w3.org/1999/02/22-rdf-syntax-ns#typehttp://www.w3.org/2002/07/owl#Class" calcext:value-type="string">
            <text:p>http://ontology.ontotext.com/publishing#Featurehttp://www.w3.org/1999/02/22-rdf-syntax-ns#typehttp://www.w3.org/2002/07/owl#Class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2]&amp;[.C122]&amp;[.D122]" office:value-type="string" office:string-value="http://ontology.ontotext.com/publishing#DocumentTopichttp://www.w3.org/1999/02/22-rdf-syntax-ns#typehttp://www.w3.org/2002/07/owl#Class" calcext:value-type="string">
            <text:p>http://ontology.ontotext.com/publishing#DocumentTopichttp://www.w3.org/1999/02/22-rdf-syntax-ns#typehttp://www.w3.org/2002/07/owl#Class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3]&amp;[.C123]&amp;[.D123]" office:value-type="string" office:string-value="http://ontology.ontotext.com/publishing#Categoryhttp://www.w3.org/1999/02/22-rdf-syntax-ns#typehttp://www.w3.org/2002/07/owl#Class" calcext:value-type="string">
            <text:p>http://ontology.ontotext.com/publishing#Categoryhttp://www.w3.org/1999/02/22-rdf-syntax-ns#typehttp://www.w3.org/2002/07/owl#Class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4]&amp;[.C124]&amp;[.D124]" office:value-type="string" office:string-value="http://ontology.ontotext.com/publishing#Mentionhttp://www.w3.org/1999/02/22-rdf-syntax-ns#typehttp://www.w3.org/2002/07/owl#Class" calcext:value-type="string">
            <text:p>http://ontology.ontotext.com/publishing#Mentionhttp://www.w3.org/1999/02/22-rdf-syntax-ns#typehttp://www.w3.org/2002/07/owl#Class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5]&amp;[.C125]&amp;[.D125]" office:value-type="string" office:string-value="http://ontology.ontotext.com/publishing#TextMentionhttp://www.w3.org/1999/02/22-rdf-syntax-ns#typehttp://www.w3.org/2002/07/owl#Class" calcext:value-type="string">
            <text:p>http://ontology.ontotext.com/publishing#TextMentionhttp://www.w3.org/1999/02/22-rdf-syntax-ns#typehttp://www.w3.org/2002/07/owl#Class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6]&amp;[.C126]&amp;[.D126]" office:value-type="string" office:string-value="http://ontology.ontotext.com/publishing#EntitySourcehttp://www.w3.org/1999/02/22-rdf-syntax-ns#typehttp://www.w3.org/2002/07/owl#Class" calcext:value-type="string">
            <text:p>http://ontology.ontotext.com/publishing#EntitySourcehttp://www.w3.org/1999/02/22-rdf-syntax-ns#typehttp://www.w3.org/2002/07/owl#Class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7]&amp;[.C127]&amp;[.D127]" office:value-type="string" office:string-value="http://ontology.ontotext.com/publishing#LinkedDatasetSourcehttp://www.w3.org/1999/02/22-rdf-syntax-ns#typehttp://www.w3.org/2002/07/owl#Class" calcext:value-type="string">
            <text:p>http://ontology.ontotext.com/publishing#LinkedDatasetSourcehttp://www.w3.org/1999/02/22-rdf-syntax-ns#typehttp://www.w3.org/2002/07/owl#Class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8]&amp;[.C128]&amp;[.D128]" office:value-type="string" office:string-value="http://ontology.ontotext.com/publishing#NamedEntityRecognitionSourcehttp://www.w3.org/1999/02/22-rdf-syntax-ns#typehttp://www.w3.org/2002/07/owl#Class" calcext:value-type="string">
            <text:p>http://ontology.ontotext.com/publishing#NamedEntityRecognitionSourcehttp://www.w3.org/1999/02/22-rdf-syntax-ns#typehttp://www.w3.org/2002/07/owl#Class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29]&amp;[.C129]&amp;[.D129]" office:value-type="string" office:string-value="http://ontology.ontotext.com/publishing#Assethttp://www.w3.org/1999/02/22-rdf-syntax-ns#typehttp://www.w3.org/2002/07/owl#Class" calcext:value-type="string">
            <text:p>http://ontology.ontotext.com/publishing#Assethttp://www.w3.org/1999/02/22-rdf-syntax-ns#typehttp://www.w3.org/2002/07/owl#Class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0]&amp;[.C130]&amp;[.D130]" office:value-type="string" office:string-value="http://ontology.ontotext.com/publishing#Imagehttp://www.w3.org/1999/02/22-rdf-syntax-ns#typehttp://www.w3.org/2002/07/owl#Class" calcext:value-type="string">
            <text:p>http://ontology.ontotext.com/publishing#Imagehttp://www.w3.org/1999/02/22-rdf-syntax-ns#typehttp://www.w3.org/2002/07/owl#Class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1]&amp;[.C131]&amp;[.D131]" office:value-type="string" office:string-value="http://ontology.ontotext.com/publishing#Videohttp://www.w3.org/1999/02/22-rdf-syntax-ns#typehttp://www.w3.org/2002/07/owl#Class" calcext:value-type="string">
            <text:p>http://ontology.ontotext.com/publishing#Videohttp://www.w3.org/1999/02/22-rdf-syntax-ns#typehttp://www.w3.org/2002/07/owl#Class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2]&amp;[.C132]&amp;[.D132]" office:value-type="string" office:string-value="http://ontology.ontotext.com/publishing#Documenthttp://www.w3.org/1999/02/22-rdf-syntax-ns#typehttp://www.w3.org/2002/07/owl#Class" calcext:value-type="string">
            <text:p>http://ontology.ontotext.com/publishing#Documenthttp://www.w3.org/1999/02/22-rdf-syntax-ns#typehttp://www.w3.org/2002/07/owl#Class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3]&amp;[.C133]&amp;[.D133]" office:value-type="string" office:string-value="http://ontology.ontotext.com/publishing#PresentableDocumenthttp://www.w3.org/1999/02/22-rdf-syntax-ns#typehttp://www.w3.org/2002/07/owl#Class" calcext:value-type="string">
            <text:p>http://ontology.ontotext.com/publishing#PresentableDocumenthttp://www.w3.org/1999/02/22-rdf-syntax-ns#typehttp://www.w3.org/2002/07/owl#Class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4]&amp;[.C134]&amp;[.D134]" office:value-type="string" office:string-value="http://ontology.ontotext.com/publishing#DocumentClusterhttp://www.w3.org/1999/02/22-rdf-syntax-ns#typehttp://www.w3.org/2002/07/owl#Class" calcext:value-type="string">
            <text:p>http://ontology.ontotext.com/publishing#DocumentClusterhttp://www.w3.org/1999/02/22-rdf-syntax-ns#typehttp://www.w3.org/2002/07/owl#Class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5]&amp;[.C135]&amp;[.D135]" office:value-type="string" office:string-value="http://ontology.ontotext.com/publishing#ProfileInformationhttp://www.w3.org/1999/02/22-rdf-syntax-ns#typehttp://www.w3.org/2002/07/owl#Class" calcext:value-type="string">
            <text:p>http://ontology.ontotext.com/publishing#ProfileInformationhttp://www.w3.org/1999/02/22-rdf-syntax-ns#typehttp://www.w3.org/2002/07/owl#Class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6]&amp;[.C136]&amp;[.D136]" office:value-type="string" office:string-value="http://ontology.ontotext.com/publishing#Channelhttp://www.w3.org/1999/02/22-rdf-syntax-ns#typehttp://www.w3.org/2002/07/owl#Class" calcext:value-type="string">
            <text:p>http://ontology.ontotext.com/publishing#Channelhttp://www.w3.org/1999/02/22-rdf-syntax-ns#typehttp://www.w3.org/2002/07/owl#Class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37]&amp;[.C137]&amp;[.D137]" office:value-type="string" office:string-value="http://ontology.ontotext.com/publishing#featureNamehttp://www.w3.org/1999/02/22-rdf-syntax-ns#typehttp://www.w3.org/2002/07/owl#DatatypeProperty" calcext:value-type="string">
            <text:p>http://ontology.ontotext.com/publishing#featureNamehttp://www.w3.org/1999/02/22-rdf-syntax-ns#typehttp://www.w3.org/2002/07/owl#DatatypeProperty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38]&amp;[.C138]&amp;[.D138]" office:value-type="string" office:string-value="http://ontology.ontotext.com/publishing#featureNamehttp://www.w3.org/1999/02/22-rdf-syntax-ns#typehttp://www.w3.org/2002/07/owl#FunctionalProperty" calcext:value-type="string">
            <text:p>http://ontology.ontotext.com/publishing#featureNam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39]&amp;[.C139]&amp;[.D139]" office:value-type="string" office:string-value="http://ontology.ontotext.com/publishing#featureValuehttp://www.w3.org/1999/02/22-rdf-syntax-ns#typehttp://www.w3.org/2002/07/owl#ObjectProperty" calcext:value-type="string">
            <text:p>http://ontology.ontotext.com/publishing#featureValuehttp://www.w3.org/1999/02/22-rdf-syntax-ns#typehttp://www.w3.org/2002/07/owl#ObjectProperty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40]&amp;[.C140]&amp;[.D140]" office:value-type="string" office:string-value="http://ontology.ontotext.com/publishing#featureValuehttp://www.w3.org/1999/02/22-rdf-syntax-ns#typehttp://www.w3.org/2002/07/owl#FunctionalProperty" calcext:value-type="string">
            <text:p>http://ontology.ontotext.com/publishing#featureValu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41]&amp;[.C141]&amp;[.D141]" office:value-type="string" office:string-value="http://ontology.ontotext.com/publishing#hasInstancehttp://www.w3.org/1999/02/22-rdf-syntax-ns#typehttp://www.w3.org/2002/07/owl#ObjectProperty" calcext:value-type="string">
            <text:p>http://ontology.ontotext.com/publishing#hasInstancehttp://www.w3.org/1999/02/22-rdf-syntax-ns#typehttp://www.w3.org/2002/07/owl#ObjectProperty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42]&amp;[.C142]&amp;[.D142]" office:value-type="string" office:string-value="http://ontology.ontotext.com/publishing#hasInstancehttp://www.w3.org/1999/02/22-rdf-syntax-ns#typehttp://www.w3.org/2002/07/owl#FunctionalProperty" calcext:value-type="string">
            <text:p>http://ontology.ontotext.com/publishing#hasInstan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43]&amp;[.C143]&amp;[.D143]" office:value-type="string" office:string-value="http://ontology.ontotext.com/publishing#hasClasshttp://www.w3.org/1999/02/22-rdf-syntax-ns#typehttp://www.w3.org/2002/07/owl#ObjectProperty" calcext:value-type="string">
            <text:p>http://ontology.ontotext.com/publishing#hasClasshttp://www.w3.org/1999/02/22-rdf-syntax-ns#typehttp://www.w3.org/2002/07/owl#ObjectProperty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44]&amp;[.C144]&amp;[.D144]" office:value-type="string" office:string-value="http://ontology.ontotext.com/publishing#hasClasshttp://www.w3.org/1999/02/22-rdf-syntax-ns#typehttp://www.w3.org/2002/07/owl#FunctionalProperty" calcext:value-type="string">
            <text:p>http://ontology.ontotext.com/publishing#hasClass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45]&amp;[.C145]&amp;[.D145]" office:value-type="string" office:string-value="http://ontology.ontotext.com/publishing#annotationTypehttp://www.w3.org/1999/02/22-rdf-syntax-ns#typehttp://www.w3.org/2002/07/owl#DatatypeProperty" calcext:value-type="string">
            <text:p>http://ontology.ontotext.com/publishing#annotationTypehttp://www.w3.org/1999/02/22-rdf-syntax-ns#typehttp://www.w3.org/2002/07/owl#DatatypeProperty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46]&amp;[.C146]&amp;[.D146]" office:value-type="string" office:string-value="http://ontology.ontotext.com/publishing#annotationTypehttp://www.w3.org/1999/02/22-rdf-syntax-ns#typehttp://www.w3.org/2002/07/owl#FunctionalProperty" calcext:value-type="string">
            <text:p>http://ontology.ontotext.com/publishing#annotationTyp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47]&amp;[.C147]&amp;[.D147]" office:value-type="string" office:string-value="http://ontology.ontotext.com/publishing#annotationStringhttp://www.w3.org/1999/02/22-rdf-syntax-ns#typehttp://www.w3.org/2002/07/owl#DatatypeProperty" calcext:value-type="string">
            <text:p>http://ontology.ontotext.com/publishing#annotationStringhttp://www.w3.org/1999/02/22-rdf-syntax-ns#typehttp://www.w3.org/2002/07/owl#DatatypeProperty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48]&amp;[.C148]&amp;[.D148]" office:value-type="string" office:string-value="http://ontology.ontotext.com/publishing#annotationStringhttp://www.w3.org/1999/02/22-rdf-syntax-ns#typehttp://www.w3.org/2002/07/owl#FunctionalProperty" calcext:value-type="string">
            <text:p>http://ontology.ontotext.com/publishing#annotationString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49]&amp;[.C149]&amp;[.D149]" office:value-type="string" office:string-value="http://ontology.ontotext.com/publishing#mentionScorehttp://www.w3.org/1999/02/22-rdf-syntax-ns#typehttp://www.w3.org/2002/07/owl#DatatypeProperty" calcext:value-type="string">
            <text:p>http://ontology.ontotext.com/publishing#mentionScorehttp://www.w3.org/1999/02/22-rdf-syntax-ns#typehttp://www.w3.org/2002/07/owl#DatatypeProperty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50]&amp;[.C150]&amp;[.D150]" office:value-type="string" office:string-value="http://ontology.ontotext.com/publishing#mentionScorehttp://www.w3.org/1999/02/22-rdf-syntax-ns#typehttp://www.w3.org/2002/07/owl#FunctionalProperty" calcext:value-type="string">
            <text:p>http://ontology.ontotext.com/publishing#mentionScor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51]&amp;[.C151]&amp;[.D151]" office:value-type="string" office:string-value="http://ontology.ontotext.com/publishing#startOffsethttp://www.w3.org/1999/02/22-rdf-syntax-ns#typehttp://www.w3.org/2002/07/owl#DatatypeProperty" calcext:value-type="string">
            <text:p>http://ontology.ontotext.com/publishing#startOffsethttp://www.w3.org/1999/02/22-rdf-syntax-ns#typehttp://www.w3.org/2002/07/owl#DatatypeProperty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52]&amp;[.C152]&amp;[.D152]" office:value-type="string" office:string-value="http://ontology.ontotext.com/publishing#startOffsethttp://www.w3.org/1999/02/22-rdf-syntax-ns#typehttp://www.w3.org/2002/07/owl#FunctionalProperty" calcext:value-type="string">
            <text:p>http://ontology.ontotext.com/publishing#startOffse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53]&amp;[.C153]&amp;[.D153]" office:value-type="string" office:string-value="http://ontology.ontotext.com/publishing#endOffsethttp://www.w3.org/1999/02/22-rdf-syntax-ns#typehttp://www.w3.org/2002/07/owl#DatatypeProperty" calcext:value-type="string">
            <text:p>http://ontology.ontotext.com/publishing#endOffsethttp://www.w3.org/1999/02/22-rdf-syntax-ns#typehttp://www.w3.org/2002/07/owl#DatatypeProperty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54]&amp;[.C154]&amp;[.D154]" office:value-type="string" office:string-value="http://ontology.ontotext.com/publishing#endOffsethttp://www.w3.org/1999/02/22-rdf-syntax-ns#typehttp://www.w3.org/2002/07/owl#FunctionalProperty" calcext:value-type="string">
            <text:p>http://ontology.ontotext.com/publishing#endOffse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55]&amp;[.C155]&amp;[.D155]" office:value-type="string" office:string-value="http://ontology.ontotext.com/publishing#titlehttp://www.w3.org/1999/02/22-rdf-syntax-ns#typehttp://www.w3.org/2002/07/owl#DatatypeProperty" calcext:value-type="string">
            <text:p>http://ontology.ontotext.com/publishing#titlehttp://www.w3.org/1999/02/22-rdf-syntax-ns#typehttp://www.w3.org/2002/07/owl#DatatypeProperty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56]&amp;[.C156]&amp;[.D156]" office:value-type="string" office:string-value="http://ontology.ontotext.com/publishing#titlehttp://www.w3.org/1999/02/22-rdf-syntax-ns#typehttp://www.w3.org/2002/07/owl#FunctionalProperty" calcext:value-type="string">
            <text:p>http://ontology.ontotext.com/publishing#titl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57]&amp;[.C157]&amp;[.D157]" office:value-type="string" office:string-value="http://ontology.ontotext.com/publishing#authorhttp://www.w3.org/1999/02/22-rdf-syntax-ns#typehttp://www.w3.org/2002/07/owl#DatatypeProperty" calcext:value-type="string">
            <text:p>http://ontology.ontotext.com/publishing#authorhttp://www.w3.org/1999/02/22-rdf-syntax-ns#typehttp://www.w3.org/2002/07/owl#DatatypeProperty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58]&amp;[.C158]&amp;[.D158]" office:value-type="string" office:string-value="http://ontology.ontotext.com/publishing#authorhttp://www.w3.org/1999/02/22-rdf-syntax-ns#typehttp://www.w3.org/2002/07/owl#FunctionalProperty" calcext:value-type="string">
            <text:p>http://ontology.ontotext.com/publishing#author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59]&amp;[.C159]&amp;[.D159]" office:value-type="string" office:string-value="http://ontology.ontotext.com/publishing#sourcehttp://www.w3.org/1999/02/22-rdf-syntax-ns#typehttp://www.w3.org/2002/07/owl#DatatypeProperty" calcext:value-type="string">
            <text:p>http://ontology.ontotext.com/publishing#sourcehttp://www.w3.org/1999/02/22-rdf-syntax-ns#typehttp://www.w3.org/2002/07/owl#DatatypeProperty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60]&amp;[.C160]&amp;[.D160]" office:value-type="string" office:string-value="http://ontology.ontotext.com/publishing#sourcehttp://www.w3.org/1999/02/22-rdf-syntax-ns#typehttp://www.w3.org/2002/07/owl#FunctionalProperty" calcext:value-type="string">
            <text:p>http://ontology.ontotext.com/publishing#sour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61]&amp;[.C161]&amp;[.D161]" office:value-type="string" office:string-value="http://ontology.ontotext.com/publishing#creationDatehttp://www.w3.org/1999/02/22-rdf-syntax-ns#typehttp://www.w3.org/2002/07/owl#DatatypeProperty" calcext:value-type="string">
            <text:p>http://ontology.ontotext.com/publishing#creation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62]&amp;[.C162]&amp;[.D162]" office:value-type="string" office:string-value="http://ontology.ontotext.com/publishing#creationDatehttp://www.w3.org/1999/02/22-rdf-syntax-ns#typehttp://www.w3.org/2002/07/owl#FunctionalProperty" calcext:value-type="string">
            <text:p>http://ontology.ontotext.com/publishing#creation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63]&amp;[.C163]&amp;[.D163]" office:value-type="string" office:string-value="http://ontology.ontotext.com/publishing#contenthttp://www.w3.org/1999/02/22-rdf-syntax-ns#typehttp://www.w3.org/2002/07/owl#DatatypeProperty" calcext:value-type="string">
            <text:p>http://ontology.ontotext.com/publishing#contenthttp://www.w3.org/1999/02/22-rdf-syntax-ns#typehttp://www.w3.org/2002/07/owl#DatatypeProperty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64]&amp;[.C164]&amp;[.D164]" office:value-type="string" office:string-value="http://ontology.ontotext.com/publishing#contenthttp://www.w3.org/1999/02/22-rdf-syntax-ns#typehttp://www.w3.org/2002/07/owl#FunctionalProperty" calcext:value-type="string">
            <text:p>http://ontology.ontotext.com/publishing#conte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65]&amp;[.C165]&amp;[.D165]" office:value-type="string" office:string-value="http://ontology.ontotext.com/publishing#customFeaturehttp://www.w3.org/1999/02/22-rdf-syntax-ns#typehttp://www.w3.org/2002/07/owl#ObjectProperty" calcext:value-type="string">
            <text:p>http://ontology.ontotext.com/publishing#customFeaturehttp://www.w3.org/1999/02/22-rdf-syntax-ns#typehttp://www.w3.org/2002/07/owl#ObjectProperty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66]&amp;[.C166]&amp;[.D166]" office:value-type="string" office:string-value="http://ontology.ontotext.com/publishing#summaryhttp://www.w3.org/1999/02/22-rdf-syntax-ns#typehttp://www.w3.org/2002/07/owl#DatatypeProperty" calcext:value-type="string">
            <text:p>http://ontology.ontotext.com/publishing#summaryhttp://www.w3.org/1999/02/22-rdf-syntax-ns#typehttp://www.w3.org/2002/07/owl#DatatypePropert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67]&amp;[.C167]&amp;[.D167]" office:value-type="string" office:string-value="http://ontology.ontotext.com/publishing#summaryhttp://www.w3.org/1999/02/22-rdf-syntax-ns#typehttp://www.w3.org/2002/07/owl#FunctionalProperty" calcext:value-type="string">
            <text:p>http://ontology.ontotext.com/publishing#summaryhttp://www.w3.org/1999/02/22-rdf-syntax-ns#typehttp://www.w3.org/2002/07/owl#FunctionalPropert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68]&amp;[.C168]&amp;[.D168]" office:value-type="string" office:string-value="http://ontology.ontotext.com/publishing#containsMentionhttp://www.w3.org/1999/02/22-rdf-syntax-ns#typehttp://www.w3.org/2002/07/owl#ObjectProperty" calcext:value-type="string">
            <text:p>http://ontology.ontotext.com/publishing#containsMentionhttp://www.w3.org/1999/02/22-rdf-syntax-ns#typehttp://www.w3.org/2002/07/owl#ObjectProperty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69]&amp;[.C169]&amp;[.D169]" office:value-type="string" office:string-value="http://ontology.ontotext.com/publishing#originalUrlhttp://www.w3.org/1999/02/22-rdf-syntax-ns#typehttp://www.w3.org/2002/07/owl#DatatypeProperty" calcext:value-type="string">
            <text:p>http://ontology.ontotext.com/publishing#originalUrlhttp://www.w3.org/1999/02/22-rdf-syntax-ns#typehttp://www.w3.org/2002/07/owl#DatatypeProperty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70]&amp;[.C170]&amp;[.D170]" office:value-type="string" office:string-value="http://ontology.ontotext.com/publishing#originalUrlhttp://www.w3.org/1999/02/22-rdf-syntax-ns#typehttp://www.w3.org/2002/07/owl#FunctionalProperty" calcext:value-type="string">
            <text:p>http://ontology.ontotext.com/publishing#originalUrlhttp://www.w3.org/1999/02/22-rdf-syntax-ns#typehttp://www.w3.org/2002/07/owl#FunctionalProperty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71]&amp;[.C171]&amp;[.D171]" office:value-type="string" office:string-value="http://ontology.ontotext.com/publishing#hasCategoryhttp://www.w3.org/1999/02/22-rdf-syntax-ns#typehttp://www.w3.org/2002/07/owl#ObjectProperty" calcext:value-type="string">
            <text:p>http://ontology.ontotext.com/publishing#hasCategoryhttp://www.w3.org/1999/02/22-rdf-syntax-ns#typehttp://www.w3.org/2002/07/owl#ObjectProperty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72]&amp;[.C172]&amp;[.D172]" office:value-type="string" office:string-value="http://ontology.ontotext.com/publishing#hasImagehttp://www.w3.org/1999/02/22-rdf-syntax-ns#typehttp://www.w3.org/2002/07/owl#ObjectProperty" calcext:value-type="string">
            <text:p>http://ontology.ontotext.com/publishing#hasImagehttp://www.w3.org/1999/02/22-rdf-syntax-ns#typehttp://www.w3.org/2002/07/owl#ObjectProperty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73]&amp;[.C173]&amp;[.D173]" office:value-type="string" office:string-value="http://ontology.ontotext.com/publishing#hasVideohttp://www.w3.org/1999/02/22-rdf-syntax-ns#typehttp://www.w3.org/2002/07/owl#ObjectProperty" calcext:value-type="string">
            <text:p>http://ontology.ontotext.com/publishing#hasVideohttp://www.w3.org/1999/02/22-rdf-syntax-ns#typehttp://www.w3.org/2002/07/owl#ObjectProperty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74]&amp;[.C174]&amp;[.D174]" office:value-type="string" office:string-value="http://ontology.ontotext.com/publishing#hasDocumenthttp://www.w3.org/1999/02/22-rdf-syntax-ns#typehttp://www.w3.org/2002/07/owl#ObjectProperty" calcext:value-type="string">
            <text:p>http://ontology.ontotext.com/publishing#hasDocumenthttp://www.w3.org/1999/02/22-rdf-syntax-ns#typehttp://www.w3.org/2002/07/owl#ObjectProperty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75]&amp;[.C175]&amp;[.D175]" office:value-type="string" office:string-value="http://ontology.ontotext.com/publishing#mostRepresentativeDocumenthttp://www.w3.org/1999/02/22-rdf-syntax-ns#typehttp://www.w3.org/2002/07/owl#ObjectProperty" calcext:value-type="string">
            <text:p>http://ontology.ontotext.com/publishing#mostRepresentativeDocumenthttp://www.w3.org/1999/02/22-rdf-syntax-ns#typehttp://www.w3.org/2002/07/owl#ObjectProperty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76]&amp;[.C176]&amp;[.D176]" office:value-type="string" office:string-value="http://ontology.ontotext.com/publishing#mostRepresentativeDocumenthttp://www.w3.org/1999/02/22-rdf-syntax-ns#typehttp://www.w3.org/2002/07/owl#FunctionalProperty" calcext:value-type="string">
            <text:p>http://ontology.ontotext.com/publishing#mostRepresentativeDocume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77]&amp;[.C177]&amp;[.D177]" office:value-type="string" office:string-value="http://ontology.ontotext.com/publishing#articlesCounthttp://www.w3.org/1999/02/22-rdf-syntax-ns#typehttp://www.w3.org/2002/07/owl#DatatypeProperty" calcext:value-type="string">
            <text:p>http://ontology.ontotext.com/publishing#articlesCounthttp://www.w3.org/1999/02/22-rdf-syntax-ns#typehttp://www.w3.org/2002/07/owl#DatatypeProperty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78]&amp;[.C178]&amp;[.D178]" office:value-type="string" office:string-value="http://ontology.ontotext.com/publishing#articlesCounthttp://www.w3.org/1999/02/22-rdf-syntax-ns#typehttp://www.w3.org/2002/07/owl#FunctionalProperty" calcext:value-type="string">
            <text:p>http://ontology.ontotext.com/publishing#articlesCou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79]&amp;[.C179]&amp;[.D179]" office:value-type="string" office:string-value="http://ontology.ontotext.com/publishing#clusterStartDatehttp://www.w3.org/1999/02/22-rdf-syntax-ns#typehttp://www.w3.org/2002/07/owl#DatatypeProperty" calcext:value-type="string">
            <text:p>http://ontology.ontotext.com/publishing#clusterStart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80]&amp;[.C180]&amp;[.D180]" office:value-type="string" office:string-value="http://ontology.ontotext.com/publishing#clusterStartDatehttp://www.w3.org/1999/02/22-rdf-syntax-ns#typehttp://www.w3.org/2002/07/owl#FunctionalProperty" calcext:value-type="string">
            <text:p>http://ontology.ontotext.com/publishing#clusterStart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81]&amp;[.C181]&amp;[.D181]" office:value-type="string" office:string-value="http://ontology.ontotext.com/publishing#clusterEndDatehttp://www.w3.org/1999/02/22-rdf-syntax-ns#typehttp://www.w3.org/2002/07/owl#DatatypeProperty" calcext:value-type="string">
            <text:p>http://ontology.ontotext.com/publishing#clusterEndDatehttp://www.w3.org/1999/02/22-rdf-syntax-ns#typehttp://www.w3.org/2002/07/owl#DatatypeProperty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82]&amp;[.C182]&amp;[.D182]" office:value-type="string" office:string-value="http://ontology.ontotext.com/publishing#clusterEndDatehttp://www.w3.org/1999/02/22-rdf-syntax-ns#typehttp://www.w3.org/2002/07/owl#FunctionalProperty" calcext:value-type="string">
            <text:p>http://ontology.ontotext.com/publishing#clusterEndDat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83]&amp;[.C183]&amp;[.D183]" office:value-type="string" office:string-value="http://ontology.ontotext.com/publishing#hasChannelhttp://www.w3.org/1999/02/22-rdf-syntax-ns#typehttp://www.w3.org/2002/07/owl#ObjectProperty" calcext:value-type="string">
            <text:p>http://ontology.ontotext.com/publishing#hasChannelhttp://www.w3.org/1999/02/22-rdf-syntax-ns#typehttp://www.w3.org/2002/07/owl#ObjectProperty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84]&amp;[.C184]&amp;[.D184]" office:value-type="string" office:string-value="http://ontology.ontotext.com/publishing#hasUserhttp://www.w3.org/1999/02/22-rdf-syntax-ns#typehttp://www.w3.org/2002/07/owl#ObjectProperty" calcext:value-type="string">
            <text:p>http://ontology.ontotext.com/publishing#hasUserhttp://www.w3.org/1999/02/22-rdf-syntax-ns#typehttp://www.w3.org/2002/07/owl#ObjectProperty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85]&amp;[.C185]&amp;[.D185]" office:value-type="string" office:string-value="http://ontology.ontotext.com/publishing#hasConstrainthttp://www.w3.org/1999/02/22-rdf-syntax-ns#typehttp://www.w3.org/2002/07/owl#ObjectProperty" calcext:value-type="string">
            <text:p>http://ontology.ontotext.com/publishing#hasConstrainthttp://www.w3.org/1999/02/22-rdf-syntax-ns#typehttp://www.w3.org/2002/07/owl#ObjectProperty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86]&amp;[.C186]&amp;[.D186]" office:value-type="string" office:string-value="http://ontology.ontotext.com/publishing#hasConstrainthttp://www.w3.org/1999/02/22-rdf-syntax-ns#typehttp://www.w3.org/2002/07/owl#FunctionalProperty" calcext:value-type="string">
            <text:p>http://ontology.ontotext.com/publishing#hasConstraint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87]&amp;[.C187]&amp;[.D187]" office:value-type="string" office:string-value="http://ontology.ontotext.com/publishing#channelIndexhttp://www.w3.org/1999/02/22-rdf-syntax-ns#typehttp://www.w3.org/2002/07/owl#DatatypeProperty" calcext:value-type="string">
            <text:p>http://ontology.ontotext.com/publishing#channelIndexhttp://www.w3.org/1999/02/22-rdf-syntax-ns#typehttp://www.w3.org/2002/07/owl#DatatypeProperty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DatatypeProperty</text:p>
          </table:table-cell>
          <table:table-cell/>
        </table:table-row>
        <table:table-row table:style-name="ro1">
          <table:table-cell table:formula="of:=[.B188]&amp;[.C188]&amp;[.D188]" office:value-type="string" office:string-value="http://ontology.ontotext.com/publishing#channelIndexhttp://www.w3.org/1999/02/22-rdf-syntax-ns#typehttp://www.w3.org/2002/07/owl#FunctionalProperty" calcext:value-type="string">
            <text:p>http://ontology.ontotext.com/publishing#channelIndexhttp://www.w3.org/1999/02/22-rdf-syntax-ns#typehttp://www.w3.org/2002/07/owl#FunctionalProperty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89]&amp;[.C189]&amp;[.D189]" office:value-type="string" office:string-value="http://ontology.ontotext.com/publishing#hasEntitySourcehttp://www.w3.org/1999/02/22-rdf-syntax-ns#typehttp://www.w3.org/2002/07/owl#ObjectProperty" calcext:value-type="string">
            <text:p>http://ontology.ontotext.com/publishing#hasEntitySourcehttp://www.w3.org/1999/02/22-rdf-syntax-ns#typehttp://www.w3.org/2002/07/owl#ObjectProper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ObjectProperty</text:p>
          </table:table-cell>
          <table:table-cell/>
        </table:table-row>
        <table:table-row table:style-name="ro1">
          <table:table-cell table:formula="of:=[.B190]&amp;[.C190]&amp;[.D190]" office:value-type="string" office:string-value="http://ontology.ontotext.com/publishing#hasEntitySourcehttp://www.w3.org/1999/02/22-rdf-syntax-ns#typehttp://www.w3.org/2002/07/owl#FunctionalProperty" calcext:value-type="string">
            <text:p>http://ontology.ontotext.com/publishing#hasEntitySourcehttp://www.w3.org/1999/02/22-rdf-syntax-ns#typehttp://www.w3.org/2002/07/owl#FunctionalProper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FunctionalProperty</text:p>
          </table:table-cell>
          <table:table-cell/>
        </table:table-row>
        <table:table-row table:style-name="ro1">
          <table:table-cell table:formula="of:=[.B191]&amp;[.C191]&amp;[.D191]" office:value-type="string" office:string-value="http://ontology.ontotext.com/taxonomy/Athletehttp://www.w3.org/1999/02/22-rdf-syntax-ns#typehttp://www.w3.org/2002/07/owl#Class" calcext:value-type="string">
            <text:p>http://ontology.ontotext.com/taxonomy/Athletehttp://www.w3.org/1999/02/22-rdf-syntax-ns#typehttp://www.w3.org/2002/07/owl#Class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2]&amp;[.C192]&amp;[.D192]" office:value-type="string" office:string-value="http://ontology.ontotext.com/taxonomy/Artisthttp://www.w3.org/1999/02/22-rdf-syntax-ns#typehttp://www.w3.org/2002/07/owl#Class" calcext:value-type="string">
            <text:p>http://ontology.ontotext.com/taxonomy/Artisthttp://www.w3.org/1999/02/22-rdf-syntax-ns#typehttp://www.w3.org/2002/07/owl#Class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3]&amp;[.C193]&amp;[.D193]" office:value-type="string" office:string-value="http://ontology.ontotext.com/taxonomy/Politicianhttp://www.w3.org/1999/02/22-rdf-syntax-ns#typehttp://www.w3.org/2002/07/owl#Class" calcext:value-type="string">
            <text:p>http://ontology.ontotext.com/taxonomy/Politicianhttp://www.w3.org/1999/02/22-rdf-syntax-ns#typehttp://www.w3.org/2002/07/owl#Class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4]&amp;[.C194]&amp;[.D194]" office:value-type="string" office:string-value="http://ontology.ontotext.com/taxonomy/Monarchhttp://www.w3.org/1999/02/22-rdf-syntax-ns#typehttp://www.w3.org/2002/07/owl#Class" calcext:value-type="string">
            <text:p>http://ontology.ontotext.com/taxonomy/Monarchhttp://www.w3.org/1999/02/22-rdf-syntax-ns#typehttp://www.w3.org/2002/07/owl#Class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5]&amp;[.C195]&amp;[.D195]" office:value-type="string" office:string-value="http://ontology.ontotext.com/taxonomy/Journalisthttp://www.w3.org/1999/02/22-rdf-syntax-ns#typehttp://www.w3.org/2002/07/owl#Class" calcext:value-type="string">
            <text:p>http://ontology.ontotext.com/taxonomy/Journalisthttp://www.w3.org/1999/02/22-rdf-syntax-ns#typehttp://www.w3.org/2002/07/owl#Class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6]&amp;[.C196]&amp;[.D196]" office:value-type="string" office:string-value="http://ontology.ontotext.com/taxonomy/Scientisthttp://www.w3.org/1999/02/22-rdf-syntax-ns#typehttp://www.w3.org/2002/07/owl#Class" calcext:value-type="string">
            <text:p>http://ontology.ontotext.com/taxonomy/Scientisthttp://www.w3.org/1999/02/22-rdf-syntax-ns#typehttp://www.w3.org/2002/07/owl#Class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7]&amp;[.C197]&amp;[.D197]" office:value-type="string" office:string-value="http://ontology.ontotext.com/taxonomy/Clerichttp://www.w3.org/1999/02/22-rdf-syntax-ns#typehttp://www.w3.org/2002/07/owl#Class" calcext:value-type="string">
            <text:p>http://ontology.ontotext.com/taxonomy/Clerichttp://www.w3.org/1999/02/22-rdf-syntax-ns#typehttp://www.w3.org/2002/07/owl#Class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8]&amp;[.C198]&amp;[.D198]" office:value-type="string" office:string-value="http://ontology.ontotext.com/taxonomy/Economisthttp://www.w3.org/1999/02/22-rdf-syntax-ns#typehttp://www.w3.org/2002/07/owl#Class" calcext:value-type="string">
            <text:p>http://ontology.ontotext.com/taxonomy/Economisthttp://www.w3.org/1999/02/22-rdf-syntax-ns#typehttp://www.w3.org/2002/07/owl#Class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199]&amp;[.C199]&amp;[.D199]" office:value-type="string" office:string-value="http://ontology.ontotext.com/taxonomy/Companyhttp://www.w3.org/1999/02/22-rdf-syntax-ns#typehttp://www.w3.org/2002/07/owl#Class" calcext:value-type="string">
            <text:p>http://ontology.ontotext.com/taxonomy/Companyhttp://www.w3.org/1999/02/22-rdf-syntax-ns#typehttp://www.w3.org/2002/07/owl#Class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0]&amp;[.C200]&amp;[.D200]" office:value-type="string" office:string-value="http://ontology.ontotext.com/taxonomy/Bandhttp://www.w3.org/1999/02/22-rdf-syntax-ns#typehttp://www.w3.org/2002/07/owl#Class" calcext:value-type="string">
            <text:p>http://ontology.ontotext.com/taxonomy/Bandhttp://www.w3.org/1999/02/22-rdf-syntax-ns#typehttp://www.w3.org/2002/07/owl#Class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1]&amp;[.C201]&amp;[.D201]" office:value-type="string" office:string-value="http://ontology.ontotext.com/taxonomy/EducationalInstitutionhttp://www.w3.org/1999/02/22-rdf-syntax-ns#typehttp://www.w3.org/2002/07/owl#Class" calcext:value-type="string">
            <text:p>http://ontology.ontotext.com/taxonomy/EducationalInstitutionhttp://www.w3.org/1999/02/22-rdf-syntax-ns#typehttp://www.w3.org/2002/07/owl#Class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2]&amp;[.C202]&amp;[.D202]" office:value-type="string" office:string-value="http://ontology.ontotext.com/taxonomy/SportsTeamhttp://www.w3.org/1999/02/22-rdf-syntax-ns#typehttp://www.w3.org/2002/07/owl#Class" calcext:value-type="string">
            <text:p>http://ontology.ontotext.com/taxonomy/SportsTeamhttp://www.w3.org/1999/02/22-rdf-syntax-ns#typehttp://www.w3.org/2002/07/owl#Class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3]&amp;[.C203]&amp;[.D203]" office:value-type="string" office:string-value="http://ontology.ontotext.com/taxonomy/Broadcasterhttp://www.w3.org/1999/02/22-rdf-syntax-ns#typehttp://www.w3.org/2002/07/owl#Class" calcext:value-type="string">
            <text:p>http://ontology.ontotext.com/taxonomy/Broadcasterhttp://www.w3.org/1999/02/22-rdf-syntax-ns#typehttp://www.w3.org/2002/07/owl#Class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4]&amp;[.C204]&amp;[.D204]" office:value-type="string" office:string-value="http://ontology.ontotext.com/taxonomy/MilitaryUnithttp://www.w3.org/1999/02/22-rdf-syntax-ns#typehttp://www.w3.org/2002/07/owl#Class" calcext:value-type="string">
            <text:p>http://ontology.ontotext.com/taxonomy/MilitaryUnithttp://www.w3.org/1999/02/22-rdf-syntax-ns#typehttp://www.w3.org/2002/07/owl#Class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5]&amp;[.C205]&amp;[.D205]" office:value-type="string" office:string-value="http://ontology.ontotext.com/taxonomy/PoliticalPartyhttp://www.w3.org/1999/02/22-rdf-syntax-ns#typehttp://www.w3.org/2002/07/owl#Class" calcext:value-type="string">
            <text:p>http://ontology.ontotext.com/taxonomy/PoliticalPartyhttp://www.w3.org/1999/02/22-rdf-syntax-ns#typehttp://www.w3.org/2002/07/owl#Class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6]&amp;[.C206]&amp;[.D206]" office:value-type="string" office:string-value="http://ontology.ontotext.com/taxonomy/Non-ProfitOrganizationhttp://www.w3.org/1999/02/22-rdf-syntax-ns#typehttp://www.w3.org/2002/07/owl#Class" calcext:value-type="string">
            <text:p>http://ontology.ontotext.com/taxonomy/Non-ProfitOrganizationhttp://www.w3.org/1999/02/22-rdf-syntax-ns#typehttp://www.w3.org/2002/07/owl#Class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7]&amp;[.C207]&amp;[.D207]" office:value-type="string" office:string-value="http://ontology.ontotext.com/taxonomy/SportsLeaguehttp://www.w3.org/1999/02/22-rdf-syntax-ns#typehttp://www.w3.org/2002/07/owl#Class" calcext:value-type="string">
            <text:p>http://ontology.ontotext.com/taxonomy/SportsLeaguehttp://www.w3.org/1999/02/22-rdf-syntax-ns#typehttp://www.w3.org/2002/07/owl#Class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8]&amp;[.C208]&amp;[.D208]" office:value-type="string" office:string-value="http://ontology.ontotext.com/taxonomy/TradeUnionhttp://www.w3.org/1999/02/22-rdf-syntax-ns#typehttp://www.w3.org/2002/07/owl#Class" calcext:value-type="string">
            <text:p>http://ontology.ontotext.com/taxonomy/TradeUnionhttp://www.w3.org/1999/02/22-rdf-syntax-ns#typehttp://www.w3.org/2002/07/owl#Class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09]&amp;[.C209]&amp;[.D209]" office:value-type="string" office:string-value="http://ontology.ontotext.com/taxonomy/PopulatedPlacehttp://www.w3.org/1999/02/22-rdf-syntax-ns#typehttp://www.w3.org/2002/07/owl#Class" calcext:value-type="string">
            <text:p>http://ontology.ontotext.com/taxonomy/PopulatedPlacehttp://www.w3.org/1999/02/22-rdf-syntax-ns#typehttp://www.w3.org/2002/07/owl#Class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0]&amp;[.C210]&amp;[.D210]" office:value-type="string" office:string-value="http://ontology.ontotext.com/taxonomy/Buildinghttp://www.w3.org/1999/02/22-rdf-syntax-ns#typehttp://www.w3.org/2002/07/owl#Class" calcext:value-type="string">
            <text:p>http://ontology.ontotext.com/taxonomy/Buildinghttp://www.w3.org/1999/02/22-rdf-syntax-ns#typehttp://www.w3.org/2002/07/owl#Class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1]&amp;[.C211]&amp;[.D211]" office:value-type="string" office:string-value="http://ontology.ontotext.com/taxonomy/BodyOfWaterhttp://www.w3.org/1999/02/22-rdf-syntax-ns#typehttp://www.w3.org/2002/07/owl#Class" calcext:value-type="string">
            <text:p>http://ontology.ontotext.com/taxonomy/BodyOfWaterhttp://www.w3.org/1999/02/22-rdf-syntax-ns#typehttp://www.w3.org/2002/07/owl#Class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2]&amp;[.C212]&amp;[.D212]" office:value-type="string" office:string-value="http://ontology.ontotext.com/taxonomy/SportFacilityhttp://www.w3.org/1999/02/22-rdf-syntax-ns#typehttp://www.w3.org/2002/07/owl#Class" calcext:value-type="string">
            <text:p>http://ontology.ontotext.com/taxonomy/SportFacilityhttp://www.w3.org/1999/02/22-rdf-syntax-ns#typehttp://www.w3.org/2002/07/owl#Class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3]&amp;[.C213]&amp;[.D213]" office:value-type="string" office:string-value="http://ontology.ontotext.com/taxonomy/Infrastructurehttp://www.w3.org/1999/02/22-rdf-syntax-ns#typehttp://www.w3.org/2002/07/owl#Class" calcext:value-type="string">
            <text:p>http://ontology.ontotext.com/taxonomy/Infrastructurehttp://www.w3.org/1999/02/22-rdf-syntax-ns#typehttp://www.w3.org/2002/07/owl#Class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4]&amp;[.C214]&amp;[.D214]" office:value-type="string" office:string-value="http://ontology.ontotext.com/taxonomy/Mountainhttp://www.w3.org/1999/02/22-rdf-syntax-ns#typehttp://www.w3.org/2002/07/owl#Class" calcext:value-type="string">
            <text:p>http://ontology.ontotext.com/taxonomy/Mountainhttp://www.w3.org/1999/02/22-rdf-syntax-ns#typehttp://www.w3.org/2002/07/owl#Class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5]&amp;[.C215]&amp;[.D215]" office:value-type="string" office:string-value="http://ontology.ontotext.com/taxonomy/Workhttp://www.w3.org/1999/02/22-rdf-syntax-ns#typehttp://www.w3.org/2002/07/owl#Class" calcext:value-type="string">
            <text:p>http://ontology.ontotext.com/taxonomy/Workhttp://www.w3.org/1999/02/22-rdf-syntax-ns#typehttp://www.w3.org/2002/07/owl#Class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6]&amp;[.C216]&amp;[.D216]" office:value-type="string" office:string-value="http://ontology.ontotext.com/taxonomy/MeanOfTransportationhttp://www.w3.org/1999/02/22-rdf-syntax-ns#typehttp://www.w3.org/2002/07/owl#Class" calcext:value-type="string">
            <text:p>http://ontology.ontotext.com/taxonomy/MeanOfTransportationhttp://www.w3.org/1999/02/22-rdf-syntax-ns#typehttp://www.w3.org/2002/07/owl#Class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7]&amp;[.C217]&amp;[.D217]" office:value-type="string" office:string-value="http://ontology.ontotext.com/taxonomy/Softwarehttp://www.w3.org/1999/02/22-rdf-syntax-ns#typehttp://www.w3.org/2002/07/owl#Class" calcext:value-type="string">
            <text:p>http://ontology.ontotext.com/taxonomy/Softwarehttp://www.w3.org/1999/02/22-rdf-syntax-ns#typehttp://www.w3.org/2002/07/owl#Class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8]&amp;[.C218]&amp;[.D218]" office:value-type="string" office:string-value="http://ontology.ontotext.com/taxonomy/Planthttp://www.w3.org/1999/02/22-rdf-syntax-ns#typehttp://www.w3.org/2002/07/owl#Class" calcext:value-type="string">
            <text:p>http://ontology.ontotext.com/taxonomy/Planthttp://www.w3.org/1999/02/22-rdf-syntax-ns#typehttp://www.w3.org/2002/07/owl#Class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19]&amp;[.C219]&amp;[.D219]" office:value-type="string" office:string-value="http://ontology.ontotext.com/taxonomy/Animalhttp://www.w3.org/1999/02/22-rdf-syntax-ns#typehttp://www.w3.org/2002/07/owl#Class" calcext:value-type="string">
            <text:p>http://ontology.ontotext.com/taxonomy/Animalhttp://www.w3.org/1999/02/22-rdf-syntax-ns#typehttp://www.w3.org/2002/07/owl#Class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220]&amp;[.C220]&amp;[.D220]" office:value-type="string" office:string-value="http://www.w3.org/1999/02/22-rdf-syntax-ns#typehttp://www.w3.org/2000/01/rdf-schema#subPropertyOfhttp://www.w3.org/1999/02/22-rdf-syntax-ns#type" calcext:value-type="string">
            <text:p>http://www.w3.org/1999/02/22-rdf-syntax-ns#typehttp://www.w3.org/2000/01/rdf-schema#subPropertyOfhttp://www.w3.org/1999/02/22-rdf-syntax-ns#type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1999/02/22-rdf-syntax-ns#type</text:p>
          </table:table-cell>
          <table:table-cell/>
        </table:table-row>
        <table:table-row table:style-name="ro1">
          <table:table-cell table:formula="of:=[.B221]&amp;[.C221]&amp;[.D221]" office:value-type="string" office:string-value="http://www.w3.org/2000/01/rdf-schema#subPropertyOfhttp://www.w3.org/2000/01/rdf-schema#subPropertyOfhttp://www.w3.org/2000/01/rdf-schema#subPropertyOf" calcext:value-type="string">
            <text:p>http://www.w3.org/2000/01/rdf-schema#subPropertyOfhttp://www.w3.org/2000/01/rdf-schema#subPropertyOfhttp://www.w3.org/2000/01/rdf-schema#subPropertyOf</text:p>
          </table:table-cell>
          <table:table-cell table:number-columns-repeated="3" office:value-type="string" calcext:value-type="string">
            <text:p>http://www.w3.org/2000/01/rdf-schema#subPropertyOf</text:p>
          </table:table-cell>
          <table:table-cell/>
        </table:table-row>
        <table:table-row table:style-name="ro1">
          <table:table-cell table:formula="of:=[.B222]&amp;[.C222]&amp;[.D222]" office:value-type="string" office:string-value="http://www.w3.org/2000/01/rdf-schema#subClassOfhttp://www.w3.org/2000/01/rdf-schema#subPropertyOfhttp://www.w3.org/2000/01/rdf-schema#subClassOf" calcext:value-type="string">
            <text:p>http://www.w3.org/2000/01/rdf-schema#subClassOfhttp://www.w3.org/2000/01/rdf-schema#subPropertyOfhttp://www.w3.org/2000/01/rdf-schema#subClassOf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ubClassOf</text:p>
          </table:table-cell>
          <table:table-cell/>
        </table:table-row>
        <table:table-row table:style-name="ro1">
          <table:table-cell table:formula="of:=[.B223]&amp;[.C223]&amp;[.D223]" office:value-type="string" office:string-value="http://www.w3.org/2000/01/rdf-schema#domainhttp://www.w3.org/2000/01/rdf-schema#subPropertyOfhttp://www.w3.org/2000/01/rdf-schema#domain" calcext:value-type="string">
            <text:p>http://www.w3.org/2000/01/rdf-schema#domainhttp://www.w3.org/2000/01/rdf-schema#subPropertyOfhttp://www.w3.org/2000/01/rdf-schema#domai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domain</text:p>
          </table:table-cell>
          <table:table-cell/>
        </table:table-row>
        <table:table-row table:style-name="ro1">
          <table:table-cell table:formula="of:=[.B224]&amp;[.C224]&amp;[.D224]" office:value-type="string" office:string-value="http://www.w3.org/2000/01/rdf-schema#rangehttp://www.w3.org/2000/01/rdf-schema#subPropertyOfhttp://www.w3.org/2000/01/rdf-schema#range" calcext:value-type="string">
            <text:p>http://www.w3.org/2000/01/rdf-schema#rangehttp://www.w3.org/2000/01/rdf-schema#subPropertyOfhttp://www.w3.org/2000/01/rdf-schema#rang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range</text:p>
          </table:table-cell>
          <table:table-cell/>
        </table:table-row>
        <table:table-row table:style-name="ro1">
          <table:table-cell table:formula="of:=[.B225]&amp;[.C225]&amp;[.D225]" office:value-type="string" office:string-value="http://www.w3.org/2002/07/owl#equivalentPropertyhttp://www.w3.org/2000/01/rdf-schema#subPropertyOfhttp://www.w3.org/2000/01/rdf-schema#subPropertyOf" calcext:value-type="string">
            <text:p>http://www.w3.org/2002/07/owl#equivalentPropertyhttp://www.w3.org/2000/01/rdf-schema#subPropertyOfhttp://www.w3.org/2000/01/rdf-schema#subPropertyOf</text:p>
          </table:table-cell>
          <table:table-cell office:value-type="string" calcext:value-type="string">
            <text:p>http://www.w3.org/2002/07/owl#equivalentProperty</text:p>
          </table:table-cell>
          <table:table-cell table:number-columns-repeated="2" office:value-type="string" calcext:value-type="string">
            <text:p>http://www.w3.org/2000/01/rdf-schema#subPropertyOf</text:p>
          </table:table-cell>
          <table:table-cell/>
        </table:table-row>
        <table:table-row table:style-name="ro1">
          <table:table-cell table:formula="of:=[.B226]&amp;[.C226]&amp;[.D226]" office:value-type="string" office:string-value="http://www.w3.org/2002/07/owl#equivalentClasshttp://www.w3.org/2000/01/rdf-schema#subPropertyOfhttp://www.w3.org/2000/01/rdf-schema#subClassOf" calcext:value-type="string">
            <text:p>http://www.w3.org/2002/07/owl#equivalentClasshttp://www.w3.org/2000/01/rdf-schema#subPropertyOfhttp://www.w3.org/2000/01/rdf-schema#subClassOf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ubClassOf</text:p>
          </table:table-cell>
          <table:table-cell/>
        </table:table-row>
        <table:table-row table:style-name="ro1">
          <table:table-cell table:formula="of:=[.B227]&amp;[.C227]&amp;[.D227]" office:value-type="string" office:string-value="http://proton.semanticweb.org/protonsys#transitiveOverhttp://www.w3.org/2000/01/rdf-schema#subPropertyOfhttp://proton.semanticweb.org/protonsys#transitiveOver" calcext:value-type="string">
            <text:p>http://proton.semanticweb.org/protonsys#transitiveOverhttp://www.w3.org/2000/01/rdf-schema#subPropertyOfhttp://proton.semanticweb.org/protonsys#transitiveOver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roton.semanticweb.org/protonsys#transitiveOver</text:p>
          </table:table-cell>
          <table:table-cell/>
        </table:table-row>
        <table:table-row table:style-name="ro1">
          <table:table-cell table:formula="of:=[.B228]&amp;[.C228]&amp;[.D228]" office:value-type="string" office:string-value="http://www.w3.org/2002/07/owl#inverseOfhttp://www.w3.org/2000/01/rdf-schema#subPropertyOfhttp://www.w3.org/2002/07/owl#inverseOf" calcext:value-type="string">
            <text:p>http://www.w3.org/2002/07/owl#inverseOfhttp://www.w3.org/2000/01/rdf-schema#subPropertyOfhttp://www.w3.org/2002/07/owl#inverseOf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2/07/owl#inverseOf</text:p>
          </table:table-cell>
          <table:table-cell/>
        </table:table-row>
        <table:table-row table:style-name="ro1">
          <table:table-cell table:formula="of:=[.B229]&amp;[.C229]&amp;[.D229]" office:value-type="string" office:string-value="http://www.w3.org/2000/01/rdf-schema#commenthttp://www.w3.org/2000/01/rdf-schema#subPropertyOfhttp://www.w3.org/2000/01/rdf-schema#comment" calcext:value-type="string">
            <text:p>http://www.w3.org/2000/01/rdf-schema#commenthttp://www.w3.org/2000/01/rdf-schema#subPropertyOfhttp://www.w3.org/2000/01/rdf-schema#com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comment</text:p>
          </table:table-cell>
          <table:table-cell/>
        </table:table-row>
        <table:table-row table:style-name="ro1">
          <table:table-cell table:formula="of:=[.B230]&amp;[.C230]&amp;[.D230]" office:value-type="string" office:string-value="http://www.w3.org/2000/01/rdf-schema#labelhttp://www.w3.org/2000/01/rdf-schema#subPropertyOfhttp://www.w3.org/2000/01/rdf-schema#label" calcext:value-type="string">
            <text:p>http://www.w3.org/2000/01/rdf-schema#labelhttp://www.w3.org/2000/01/rdf-schema#subPropertyOfhttp://www.w3.org/2000/01/rdf-schema#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/>
        </table:table-row>
        <table:table-row table:style-name="ro1">
          <table:table-cell table:formula="of:=[.B231]&amp;[.C231]&amp;[.D231]" office:value-type="string" office:string-value="http://www.w3.org/2000/01/rdf-schema#isDefinedByhttp://www.w3.org/2000/01/rdf-schema#subPropertyOfhttp://www.w3.org/2000/01/rdf-schema#seeAlso" calcext:value-type="string">
            <text:p>http://www.w3.org/2000/01/rdf-schema#isDefinedByhttp://www.w3.org/2000/01/rdf-schema#subPropertyOfhttp://www.w3.org/2000/01/rdf-schema#seeAlso</text:p>
          </table:table-cell>
          <table:table-cell office:value-type="string" calcext:value-type="string">
            <text:p>http://www.w3.org/2000/01/rdf-schema#isDefinedB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seeAlso</text:p>
          </table:table-cell>
          <table:table-cell/>
        </table:table-row>
        <table:table-row table:style-name="ro1">
          <table:table-cell table:formula="of:=[.B232]&amp;[.C232]&amp;[.D232]" office:value-type="string" office:string-value="http://purl.org/dc/elements/1.1/titlehttp://www.w3.org/2000/01/rdf-schema#subPropertyOfhttp://purl.org/dc/elements/1.1/title" calcext:value-type="string">
            <text:p>http://purl.org/dc/elements/1.1/titlehttp://www.w3.org/2000/01/rdf-schema#subPropertyOfhttp://purl.org/dc/elements/1.1/title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title</text:p>
          </table:table-cell>
          <table:table-cell/>
        </table:table-row>
        <table:table-row table:style-name="ro1">
          <table:table-cell table:formula="of:=[.B233]&amp;[.C233]&amp;[.D233]" office:value-type="string" office:string-value="http://purl.org/dc/elements/1.1/subjecthttp://www.w3.org/2000/01/rdf-schema#subPropertyOfhttp://purl.org/dc/elements/1.1/subject" calcext:value-type="string">
            <text:p>http://purl.org/dc/elements/1.1/subjecthttp://www.w3.org/2000/01/rdf-schema#subPropertyOfhttp://purl.org/dc/elements/1.1/subject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subject</text:p>
          </table:table-cell>
          <table:table-cell/>
        </table:table-row>
        <table:table-row table:style-name="ro1">
          <table:table-cell table:formula="of:=[.B234]&amp;[.C234]&amp;[.D234]" office:value-type="string" office:string-value="http://purl.org/dc/elements/1.1/creatorhttp://www.w3.org/2000/01/rdf-schema#subPropertyOfhttp://purl.org/dc/elements/1.1/creator" calcext:value-type="string">
            <text:p>http://purl.org/dc/elements/1.1/creatorhttp://www.w3.org/2000/01/rdf-schema#subPropertyOfhttp://purl.org/dc/elements/1.1/creator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creator</text:p>
          </table:table-cell>
          <table:table-cell/>
        </table:table-row>
        <table:table-row table:style-name="ro1">
          <table:table-cell table:formula="of:=[.B235]&amp;[.C235]&amp;[.D235]" office:value-type="string" office:string-value="http://purl.org/dc/elements/1.1/rightshttp://www.w3.org/2000/01/rdf-schema#subPropertyOfhttp://purl.org/dc/elements/1.1/rights" calcext:value-type="string">
            <text:p>http://purl.org/dc/elements/1.1/rightshttp://www.w3.org/2000/01/rdf-schema#subPropertyOfhttp://purl.org/dc/elements/1.1/rights</text:p>
          </table:table-cell>
          <table:table-cell office:value-type="string" calcext:value-type="string">
            <text:p>http://purl.org/dc/elements/1.1/right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url.org/dc/elements/1.1/rights</text:p>
          </table:table-cell>
          <table:table-cell/>
        </table:table-row>
        <table:table-row table:style-name="ro1">
          <table:table-cell table:formula="of:=[.B236]&amp;[.C236]&amp;[.D236]" office:value-type="string" office:string-value="http://www.w3.org/2002/07/owl#versionInfohttp://www.w3.org/2000/01/rdf-schema#subPropertyOfhttp://www.w3.org/2002/07/owl#versionInfo" calcext:value-type="string">
            <text:p>http://www.w3.org/2002/07/owl#versionInfohttp://www.w3.org/2000/01/rdf-schema#subPropertyOfhttp://www.w3.org/2002/07/owl#versionInfo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2/07/owl#versionInfo</text:p>
          </table:table-cell>
          <table:table-cell/>
        </table:table-row>
        <table:table-row table:style-name="ro1">
          <table:table-cell table:formula="of:=[.B237]&amp;[.C237]&amp;[.D237]" office:value-type="string" office:string-value="http://ontology.ontotext.com/taxonomy/preferredLabelhttp://www.w3.org/2000/01/rdf-schema#subPropertyOfhttp://www.w3.org/2000/01/rdf-schema#label" calcext:value-type="string">
            <text:p>http://ontology.ontotext.com/taxonomy/preferredLabelhttp://www.w3.org/2000/01/rdf-schema#subPropertyOfhttp://www.w3.org/2000/01/rdf-schema#label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/>
        </table:table-row>
        <table:table-row table:style-name="ro1">
          <table:table-cell table:formula="of:=[.B238]&amp;[.C238]&amp;[.D238]" office:value-type="string" office:string-value="http://ontology.ontotext.com/taxonomy/alternativeLabelhttp://www.w3.org/2000/01/rdf-schema#subPropertyOfhttp://www.w3.org/2000/01/rdf-schema#label" calcext:value-type="string">
            <text:p>http://ontology.ontotext.com/taxonomy/alternativeLabelhttp://www.w3.org/2000/01/rdf-schema#subPropertyOfhttp://www.w3.org/2000/01/rdf-schema#label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0/01/rdf-schema#label</text:p>
          </table:table-cell>
          <table:table-cell/>
        </table:table-row>
        <table:table-row table:style-name="ro1">
          <table:table-cell table:formula="of:=[.B239]&amp;[.C239]&amp;[.D239]" office:value-type="string" office:string-value="http://ontology.ontotext.com/taxonomy/partOfhttp://www.w3.org/2000/01/rdf-schema#subPropertyOfhttp://ontology.ontotext.com/taxonomy/genericProperty" calcext:value-type="string">
            <text:p>http://ontology.ontotext.com/taxonomy/part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0]&amp;[.C240]&amp;[.D240]" office:value-type="string" office:string-value="http://ontology.ontotext.com/taxonomy/memberOfhttp://www.w3.org/2000/01/rdf-schema#subPropertyOfhttp://ontology.ontotext.com/taxonomy/genericProperty" calcext:value-type="string">
            <text:p>http://ontology.ontotext.com/taxonomy/member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1]&amp;[.C241]&amp;[.D241]" office:value-type="string" office:string-value="http://ontology.ontotext.com/taxonomy/hasParthttp://www.w3.org/2000/01/rdf-schema#subPropertyOfhttp://ontology.ontotext.com/taxonomy/genericProperty" calcext:value-type="string">
            <text:p>http://ontology.ontotext.com/taxonomy/hasPar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2]&amp;[.C242]&amp;[.D242]" office:value-type="string" office:string-value="http://ontology.ontotext.com/taxonomy/startTimehttp://www.w3.org/2000/01/rdf-schema#subPropertyOfhttp://ontology.ontotext.com/taxonomy/genericProperty" calcext:value-type="string">
            <text:p>http://ontology.ontotext.com/taxonomy/start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3]&amp;[.C243]&amp;[.D243]" office:value-type="string" office:string-value="http://ontology.ontotext.com/taxonomy/endTimehttp://www.w3.org/2000/01/rdf-schema#subPropertyOfhttp://ontology.ontotext.com/taxonomy/genericProperty" calcext:value-type="string">
            <text:p>http://ontology.ontotext.com/taxonomy/end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4]&amp;[.C244]&amp;[.D244]" office:value-type="string" office:string-value="http://ontology.ontotext.com/taxonomy/pointInTimehttp://www.w3.org/2000/01/rdf-schema#subPropertyOfhttp://ontology.ontotext.com/taxonomy/genericProperty" calcext:value-type="string">
            <text:p>http://ontology.ontotext.com/taxonomy/pointIn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5]&amp;[.C245]&amp;[.D245]" office:value-type="string" office:string-value="http://ontology.ontotext.com/taxonomy/replaceshttp://www.w3.org/2000/01/rdf-schema#subPropertyOfhttp://ontology.ontotext.com/taxonomy/genericProperty" calcext:value-type="string">
            <text:p>http://ontology.ontotext.com/taxonomy/replaces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6]&amp;[.C246]&amp;[.D246]" office:value-type="string" office:string-value="http://ontology.ontotext.com/taxonomy/genrehttp://www.w3.org/2000/01/rdf-schema#subPropertyOfhttp://ontology.ontotext.com/taxonomy/genericProperty" calcext:value-type="string">
            <text:p>http://ontology.ontotext.com/taxonomy/genr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7]&amp;[.C247]&amp;[.D247]" office:value-type="string" office:string-value="http://ontology.ontotext.com/taxonomy/replacedByhttp://www.w3.org/2000/01/rdf-schema#subPropertyOfhttp://ontology.ontotext.com/taxonomy/genericProperty" calcext:value-type="string">
            <text:p>http://ontology.ontotext.com/taxonomy/replacedB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8]&amp;[.C248]&amp;[.D248]" office:value-type="string" office:string-value="http://ontology.ontotext.com/taxonomy/coordinateLocationhttp://www.w3.org/2000/01/rdf-schema#subPropertyOfhttp://ontology.ontotext.com/taxonomy/genericProperty" calcext:value-type="string">
            <text:p>http://ontology.ontotext.com/taxonomy/coordinateLoc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49]&amp;[.C249]&amp;[.D249]" office:value-type="string" office:string-value="http://ontology.ontotext.com/taxonomy/eventTimehttp://www.w3.org/2000/01/rdf-schema#subPropertyOfhttp://ontology.ontotext.com/taxonomy/genericProperty" calcext:value-type="string">
            <text:p>http://ontology.ontotext.com/taxonomy/eventTim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0]&amp;[.C250]&amp;[.D250]" office:value-type="string" office:string-value="http://ontology.ontotext.com/taxonomy/locatedInhttp://www.w3.org/2000/01/rdf-schema#subPropertyOfhttp://ontology.ontotext.com/taxonomy/genericProperty" calcext:value-type="string">
            <text:p>http://ontology.ontotext.com/taxonomy/locatedI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1]&amp;[.C251]&amp;[.D251]" office:value-type="string" office:string-value="http://ontology.ontotext.com/taxonomy/headOfGovermenthttp://www.w3.org/2000/01/rdf-schema#subPropertyOfhttp://ontology.ontotext.com/taxonomy/genericProperty" calcext:value-type="string">
            <text:p>http://ontology.ontotext.com/taxonomy/headOfGoverm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2]&amp;[.C252]&amp;[.D252]" office:value-type="string" office:string-value="http://ontology.ontotext.com/taxonomy/operatingSystemhttp://www.w3.org/2000/01/rdf-schema#subPropertyOfhttp://ontology.ontotext.com/taxonomy/genericProperty" calcext:value-type="string">
            <text:p>http://ontology.ontotext.com/taxonomy/operatingSystem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3]&amp;[.C253]&amp;[.D253]" office:value-type="string" office:string-value="http://ontology.ontotext.com/taxonomy/programmingLanguagehttp://www.w3.org/2000/01/rdf-schema#subPropertyOfhttp://ontology.ontotext.com/taxonomy/genericProperty" calcext:value-type="string">
            <text:p>http://ontology.ontotext.com/taxonomy/programmingLangu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4]&amp;[.C254]&amp;[.D254]" office:value-type="string" office:string-value="http://ontology.ontotext.com/taxonomy/authorhttp://www.w3.org/2000/01/rdf-schema#subPropertyOfhttp://ontology.ontotext.com/taxonomy/genericProperty" calcext:value-type="string">
            <text:p>http://ontology.ontotext.com/taxonomy/autho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5]&amp;[.C255]&amp;[.D255]" office:value-type="string" office:string-value="http://ontology.ontotext.com/taxonomy/ofhttp://www.w3.org/2000/01/rdf-schema#subPropertyOfhttp://ontology.ontotext.com/taxonomy/genericProperty" calcext:value-type="string">
            <text:p>http://ontology.ontotext.com/taxonomy/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6]&amp;[.C256]&amp;[.D256]" office:value-type="string" office:string-value="http://ontology.ontotext.com/taxonomy/genderhttp://www.w3.org/2000/01/rdf-schema#subPropertyOfhttp://ontology.ontotext.com/taxonomy/genericProperty" calcext:value-type="string">
            <text:p>http://ontology.ontotext.com/taxonomy/gend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7]&amp;[.C257]&amp;[.D257]" office:value-type="string" office:string-value="http://ontology.ontotext.com/taxonomy/dateOfBirthhttp://www.w3.org/2000/01/rdf-schema#subPropertyOfhttp://ontology.ontotext.com/taxonomy/genericProperty" calcext:value-type="string">
            <text:p>http://ontology.ontotext.com/taxonomy/dateOfBir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8]&amp;[.C258]&amp;[.D258]" office:value-type="string" office:string-value="http://ontology.ontotext.com/taxonomy/dateOfDeathhttp://www.w3.org/2000/01/rdf-schema#subPropertyOfhttp://ontology.ontotext.com/taxonomy/genericProperty" calcext:value-type="string">
            <text:p>http://ontology.ontotext.com/taxonomy/dateOfDea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59]&amp;[.C259]&amp;[.D259]" office:value-type="string" office:string-value="http://ontology.ontotext.com/taxonomy/placeOfBirthhttp://www.w3.org/2000/01/rdf-schema#subPropertyOfhttp://ontology.ontotext.com/taxonomy/genericProperty" calcext:value-type="string">
            <text:p>http://ontology.ontotext.com/taxonomy/placeOfBir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0]&amp;[.C260]&amp;[.D260]" office:value-type="string" office:string-value="http://ontology.ontotext.com/taxonomy/placeOfDeathhttp://www.w3.org/2000/01/rdf-schema#subPropertyOfhttp://ontology.ontotext.com/taxonomy/genericProperty" calcext:value-type="string">
            <text:p>http://ontology.ontotext.com/taxonomy/placeOfDeath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1]&amp;[.C261]&amp;[.D261]" office:value-type="string" office:string-value="http://ontology.ontotext.com/taxonomy/countryOfCitizenshiphttp://www.w3.org/2000/01/rdf-schema#subPropertyOfhttp://ontology.ontotext.com/taxonomy/genericProperty" calcext:value-type="string">
            <text:p>http://ontology.ontotext.com/taxonomy/countryOfCitizenship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2]&amp;[.C262]&amp;[.D262]" office:value-type="string" office:string-value="http://ontology.ontotext.com/taxonomy/occupationhttp://www.w3.org/2000/01/rdf-schema#subPropertyOfhttp://ontology.ontotext.com/taxonomy/genericProperty" calcext:value-type="string">
            <text:p>http://ontology.ontotext.com/taxonomy/occup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3]&amp;[.C263]&amp;[.D263]" office:value-type="string" office:string-value="http://ontology.ontotext.com/taxonomy/almaMaterhttp://www.w3.org/2000/01/rdf-schema#subPropertyOfhttp://ontology.ontotext.com/taxonomy/genericProperty" calcext:value-type="string">
            <text:p>http://ontology.ontotext.com/taxonomy/almaMat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4]&amp;[.C264]&amp;[.D264]" office:value-type="string" office:string-value="http://ontology.ontotext.com/taxonomy/fieldOfWorkhttp://www.w3.org/2000/01/rdf-schema#subPropertyOfhttp://ontology.ontotext.com/taxonomy/genericProperty" calcext:value-type="string">
            <text:p>http://ontology.ontotext.com/taxonomy/fieldOfWork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5]&amp;[.C265]&amp;[.D265]" office:value-type="string" office:string-value="http://ontology.ontotext.com/taxonomy/positionHeldhttp://www.w3.org/2000/01/rdf-schema#subPropertyOfhttp://ontology.ontotext.com/taxonomy/genericProperty" calcext:value-type="string">
            <text:p>http://ontology.ontotext.com/taxonomy/positionHeld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6]&amp;[.C266]&amp;[.D266]" office:value-type="string" office:string-value="http://ontology.ontotext.com/taxonomy/religionhttp://www.w3.org/2000/01/rdf-schema#subPropertyOfhttp://ontology.ontotext.com/taxonomy/genericProperty" calcext:value-type="string">
            <text:p>http://ontology.ontotext.com/taxonomy/relig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7]&amp;[.C267]&amp;[.D267]" office:value-type="string" office:string-value="http://ontology.ontotext.com/taxonomy/motherhttp://www.w3.org/2000/01/rdf-schema#subPropertyOfhttp://ontology.ontotext.com/taxonomy/genericProperty" calcext:value-type="string">
            <text:p>http://ontology.ontotext.com/taxonomy/mo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8]&amp;[.C268]&amp;[.D268]" office:value-type="string" office:string-value="http://ontology.ontotext.com/taxonomy/fatherhttp://www.w3.org/2000/01/rdf-schema#subPropertyOfhttp://ontology.ontotext.com/taxonomy/genericProperty" calcext:value-type="string">
            <text:p>http://ontology.ontotext.com/taxonomy/fa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69]&amp;[.C269]&amp;[.D269]" office:value-type="string" office:string-value="http://ontology.ontotext.com/taxonomy/brotherhttp://www.w3.org/2000/01/rdf-schema#subPropertyOfhttp://ontology.ontotext.com/taxonomy/genericProperty" calcext:value-type="string">
            <text:p>http://ontology.ontotext.com/taxonomy/broth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0]&amp;[.C270]&amp;[.D270]" office:value-type="string" office:string-value="http://ontology.ontotext.com/taxonomy/sisterhttp://www.w3.org/2000/01/rdf-schema#subPropertyOfhttp://ontology.ontotext.com/taxonomy/genericProperty" calcext:value-type="string">
            <text:p>http://ontology.ontotext.com/taxonomy/sist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1]&amp;[.C271]&amp;[.D271]" office:value-type="string" office:string-value="http://ontology.ontotext.com/taxonomy/spousehttp://www.w3.org/2000/01/rdf-schema#subPropertyOfhttp://ontology.ontotext.com/taxonomy/genericProperty" calcext:value-type="string">
            <text:p>http://ontology.ontotext.com/taxonomy/spous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2]&amp;[.C272]&amp;[.D272]" office:value-type="string" office:string-value="http://ontology.ontotext.com/taxonomy/employerhttp://www.w3.org/2000/01/rdf-schema#subPropertyOfhttp://ontology.ontotext.com/taxonomy/genericProperty" calcext:value-type="string">
            <text:p>http://ontology.ontotext.com/taxonomy/employ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3]&amp;[.C273]&amp;[.D273]" office:value-type="string" office:string-value="http://ontology.ontotext.com/taxonomy/officialWebsitehttp://www.w3.org/2000/01/rdf-schema#subPropertyOfhttp://ontology.ontotext.com/taxonomy/genericProperty" calcext:value-type="string">
            <text:p>http://ontology.ontotext.com/taxonomy/officialWebsi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4]&amp;[.C274]&amp;[.D274]" office:value-type="string" office:string-value="http://ontology.ontotext.com/taxonomy/positionAtTeamhttp://www.w3.org/2000/01/rdf-schema#subPropertyOfhttp://ontology.ontotext.com/taxonomy/genericProperty" calcext:value-type="string">
            <text:p>http://ontology.ontotext.com/taxonomy/positionAtTeam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5]&amp;[.C275]&amp;[.D275]" office:value-type="string" office:string-value="http://ontology.ontotext.com/taxonomy/clubhttp://www.w3.org/2000/01/rdf-schema#subPropertyOfhttp://ontology.ontotext.com/taxonomy/genericProperty" calcext:value-type="string">
            <text:p>http://ontology.ontotext.com/taxonomy/club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6]&amp;[.C276]&amp;[.D276]" office:value-type="string" office:string-value="http://ontology.ontotext.com/taxonomy/countryForSporthttp://www.w3.org/2000/01/rdf-schema#subPropertyOfhttp://ontology.ontotext.com/taxonomy/genericProperty" calcext:value-type="string">
            <text:p>http://ontology.ontotext.com/taxonomy/countryForSpor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7]&amp;[.C277]&amp;[.D277]" office:value-type="string" office:string-value="http://ontology.ontotext.com/taxonomy/notableWorkhttp://www.w3.org/2000/01/rdf-schema#subPropertyOfhttp://ontology.ontotext.com/taxonomy/genericProperty" calcext:value-type="string">
            <text:p>http://ontology.ontotext.com/taxonomy/notableWork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8]&amp;[.C278]&amp;[.D278]" office:value-type="string" office:string-value="http://ontology.ontotext.com/taxonomy/instrumenthttp://www.w3.org/2000/01/rdf-schema#subPropertyOfhttp://ontology.ontotext.com/taxonomy/genericProperty" calcext:value-type="string">
            <text:p>http://ontology.ontotext.com/taxonomy/instrum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79]&amp;[.C279]&amp;[.D279]" office:value-type="string" office:string-value="http://ontology.ontotext.com/taxonomy/memberOfPoliticalPartyhttp://www.w3.org/2000/01/rdf-schema#subPropertyOfhttp://ontology.ontotext.com/taxonomy/genericProperty" calcext:value-type="string">
            <text:p>http://ontology.ontotext.com/taxonomy/memberOfPoliticalPart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0]&amp;[.C280]&amp;[.D280]" office:value-type="string" office:string-value="http://ontology.ontotext.com/taxonomy/nobleFamilyhttp://www.w3.org/2000/01/rdf-schema#subPropertyOfhttp://ontology.ontotext.com/taxonomy/genericProperty" calcext:value-type="string">
            <text:p>http://ontology.ontotext.com/taxonomy/nobleFamil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1]&amp;[.C281]&amp;[.D281]" office:value-type="string" office:string-value="http://ontology.ontotext.com/taxonomy/coatOfArmsImagehttp://www.w3.org/2000/01/rdf-schema#subPropertyOfhttp://ontology.ontotext.com/taxonomy/genericProperty" calcext:value-type="string">
            <text:p>http://ontology.ontotext.com/taxonomy/coatOfArmsIm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2]&amp;[.C282]&amp;[.D282]" office:value-type="string" office:string-value="http://ontology.ontotext.com/taxonomy/inceptionhttp://www.w3.org/2000/01/rdf-schema#subPropertyOfhttp://ontology.ontotext.com/taxonomy/genericProperty" calcext:value-type="string">
            <text:p>http://ontology.ontotext.com/taxonomy/incep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3]&amp;[.C283]&amp;[.D283]" office:value-type="string" office:string-value="http://ontology.ontotext.com/taxonomy/logoImagehttp://www.w3.org/2000/01/rdf-schema#subPropertyOfhttp://ontology.ontotext.com/taxonomy/genericProperty" calcext:value-type="string">
            <text:p>http://ontology.ontotext.com/taxonomy/logoIm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4]&amp;[.C284]&amp;[.D284]" office:value-type="string" office:string-value="http://ontology.ontotext.com/taxonomy/headquartersLocationhttp://www.w3.org/2000/01/rdf-schema#subPropertyOfhttp://ontology.ontotext.com/taxonomy/genericProperty" calcext:value-type="string">
            <text:p>http://ontology.ontotext.com/taxonomy/headquartersLoc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5]&amp;[.C285]&amp;[.D285]" office:value-type="string" office:string-value="http://ontology.ontotext.com/taxonomy/industryhttp://www.w3.org/2000/01/rdf-schema#subPropertyOfhttp://ontology.ontotext.com/taxonomy/genericProperty" calcext:value-type="string">
            <text:p>http://ontology.ontotext.com/taxonomy/industr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6]&amp;[.C286]&amp;[.D286]" office:value-type="string" office:string-value="http://ontology.ontotext.com/taxonomy/productionhttp://www.w3.org/2000/01/rdf-schema#subPropertyOfhttp://ontology.ontotext.com/taxonomy/genericProperty" calcext:value-type="string">
            <text:p>http://ontology.ontotext.com/taxonomy/produc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7]&amp;[.C287]&amp;[.D287]" office:value-type="string" office:string-value="http://ontology.ontotext.com/taxonomy/founderhttp://www.w3.org/2000/01/rdf-schema#subPropertyOfhttp://ontology.ontotext.com/taxonomy/genericProperty" calcext:value-type="string">
            <text:p>http://ontology.ontotext.com/taxonomy/founder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8]&amp;[.C288]&amp;[.D288]" office:value-type="string" office:string-value="http://ontology.ontotext.com/taxonomy/CEOhttp://www.w3.org/2000/01/rdf-schema#subPropertyOfhttp://ontology.ontotext.com/taxonomy/genericProperty" calcext:value-type="string">
            <text:p>http://ontology.ontotext.com/taxonomy/CEO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89]&amp;[.C289]&amp;[.D289]" office:value-type="string" office:string-value="http://ontology.ontotext.com/taxonomy/chairpersonhttp://www.w3.org/2000/01/rdf-schema#subPropertyOfhttp://ontology.ontotext.com/taxonomy/genericProperty" calcext:value-type="string">
            <text:p>http://ontology.ontotext.com/taxonomy/chairpers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0]&amp;[.C290]&amp;[.D290]" office:value-type="string" office:string-value="http://ontology.ontotext.com/taxonomy/websitehttp://www.w3.org/2000/01/rdf-schema#subPropertyOfhttp://ontology.ontotext.com/taxonomy/genericProperty" calcext:value-type="string">
            <text:p>http://ontology.ontotext.com/taxonomy/websi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1]&amp;[.C291]&amp;[.D291]" office:value-type="string" office:string-value="http://ontology.ontotext.com/taxonomy/affiliationhttp://www.w3.org/2000/01/rdf-schema#subPropertyOfhttp://ontology.ontotext.com/taxonomy/genericProperty" calcext:value-type="string">
            <text:p>http://ontology.ontotext.com/taxonomy/affili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2]&amp;[.C292]&amp;[.D292]" office:value-type="string" office:string-value="http://ontology.ontotext.com/taxonomy/subsidiarieshttp://www.w3.org/2000/01/rdf-schema#subPropertyOfhttp://ontology.ontotext.com/taxonomy/genericProperty" calcext:value-type="string">
            <text:p>http://ontology.ontotext.com/taxonomy/subsidiaries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3]&amp;[.C293]&amp;[.D293]" office:value-type="string" office:string-value="http://ontology.ontotext.com/taxonomy/parentCompanyhttp://www.w3.org/2000/01/rdf-schema#subPropertyOfhttp://ontology.ontotext.com/taxonomy/genericProperty" calcext:value-type="string">
            <text:p>http://ontology.ontotext.com/taxonomy/parentCompan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4]&amp;[.C294]&amp;[.D294]" office:value-type="string" office:string-value="http://ontology.ontotext.com/taxonomy/continenthttp://www.w3.org/2000/01/rdf-schema#subPropertyOfhttp://ontology.ontotext.com/taxonomy/genericProperty" calcext:value-type="string">
            <text:p>http://ontology.ontotext.com/taxonomy/continent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5]&amp;[.C295]&amp;[.D295]" office:value-type="string" office:string-value="http://ontology.ontotext.com/taxonomy/countryhttp://www.w3.org/2000/01/rdf-schema#subPropertyOfhttp://ontology.ontotext.com/taxonomy/genericProperty" calcext:value-type="string">
            <text:p>http://ontology.ontotext.com/taxonomy/country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6]&amp;[.C296]&amp;[.D296]" office:value-type="string" office:string-value="http://ontology.ontotext.com/taxonomy/populationhttp://www.w3.org/2000/01/rdf-schema#subPropertyOfhttp://ontology.ontotext.com/taxonomy/genericProperty" calcext:value-type="string">
            <text:p>http://ontology.ontotext.com/taxonomy/population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7]&amp;[.C297]&amp;[.D297]" office:value-type="string" office:string-value="http://ontology.ontotext.com/taxonomy/capitalhttp://www.w3.org/2000/01/rdf-schema#subPropertyOfhttp://ontology.ontotext.com/taxonomy/genericProperty" calcext:value-type="string">
            <text:p>http://ontology.ontotext.com/taxonomy/capital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8]&amp;[.C298]&amp;[.D298]" office:value-type="string" office:string-value="http://ontology.ontotext.com/taxonomy/officialLanguagehttp://www.w3.org/2000/01/rdf-schema#subPropertyOfhttp://ontology.ontotext.com/taxonomy/genericProperty" calcext:value-type="string">
            <text:p>http://ontology.ontotext.com/taxonomy/officialLanguag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299]&amp;[.C299]&amp;[.D299]" office:value-type="string" office:string-value="http://ontology.ontotext.com/taxonomy/headOfStatehttp://www.w3.org/2000/01/rdf-schema#subPropertyOfhttp://ontology.ontotext.com/taxonomy/genericProperty" calcext:value-type="string">
            <text:p>http://ontology.ontotext.com/taxonomy/headOfState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300]&amp;[.C300]&amp;[.D300]" office:value-type="string" office:string-value="http://ontology.ontotext.com/taxonomy/capitalOfhttp://www.w3.org/2000/01/rdf-schema#subPropertyOfhttp://ontology.ontotext.com/taxonomy/genericProperty" calcext:value-type="string">
            <text:p>http://ontology.ontotext.com/taxonomy/capitalOfhttp://www.w3.org/2000/01/rdf-schema#subPropertyOfhttp://ontology.ontotext.com/taxonomy/genericProperty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ontology.ontotext.com/taxonomy/genericProperty</text:p>
          </table:table-cell>
          <table:table-cell/>
        </table:table-row>
        <table:table-row table:style-name="ro1">
          <table:table-cell table:formula="of:=[.B301]&amp;[.C301]&amp;[.D301]" office:value-type="string" office:string-value="http://ontology.ontotext.com/taxonomy/latitudehttp://www.w3.org/2000/01/rdf-schema#subPropertyOfhttp://www.w3.org/2003/01/geo/wgs84_pos#latitude" calcext:value-type="string">
            <text:p>http://ontology.ontotext.com/taxonomy/latitudehttp://www.w3.org/2000/01/rdf-schema#subPropertyOfhttp://www.w3.org/2003/01/geo/wgs84_pos#latitude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3/01/geo/wgs84_pos#latitude</text:p>
          </table:table-cell>
          <table:table-cell/>
        </table:table-row>
        <table:table-row table:style-name="ro1">
          <table:table-cell table:formula="of:=[.B302]&amp;[.C302]&amp;[.D302]" office:value-type="string" office:string-value="http://ontology.ontotext.com/taxonomy/longitudehttp://www.w3.org/2000/01/rdf-schema#subPropertyOfhttp://www.w3.org/2003/01/geo/wgs84_pos#longitude" calcext:value-type="string">
            <text:p>http://ontology.ontotext.com/taxonomy/longitudehttp://www.w3.org/2000/01/rdf-schema#subPropertyOfhttp://www.w3.org/2003/01/geo/wgs84_pos#longitude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www.w3.org/2003/01/geo/wgs84_pos#longitude</text:p>
          </table:table-cell>
          <table:table-cell/>
        </table:table-row>
        <table:table-row table:style-name="ro1">
          <table:table-cell table:formula="of:=[.B303]&amp;[.C303]&amp;[.D303]" office:value-type="string" office:string-value="http://www.w3.org/1999/02/22-rdf-syntax-ns#Althttp://www.w3.org/2000/01/rdf-schema#subClassOfhttp://www.w3.org/2000/01/rdf-schema#Container" calcext:value-type="string">
            <text:p>http://www.w3.org/1999/02/22-rdf-syntax-ns#Alt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Al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/>
        </table:table-row>
        <table:table-row table:style-name="ro1">
          <table:table-cell table:formula="of:=[.B304]&amp;[.C304]&amp;[.D304]" office:value-type="string" office:string-value="http://www.w3.org/1999/02/22-rdf-syntax-ns#Baghttp://www.w3.org/2000/01/rdf-schema#subClassOfhttp://www.w3.org/2000/01/rdf-schema#Container" calcext:value-type="string">
            <text:p>http://www.w3.org/1999/02/22-rdf-syntax-ns#Bag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Ba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/>
        </table:table-row>
        <table:table-row table:style-name="ro1">
          <table:table-cell table:formula="of:=[.B305]&amp;[.C305]&amp;[.D305]" office:value-type="string" office:string-value="http://www.w3.org/1999/02/22-rdf-syntax-ns#Seqhttp://www.w3.org/2000/01/rdf-schema#subClassOfhttp://www.w3.org/2000/01/rdf-schema#Container" calcext:value-type="string">
            <text:p>http://www.w3.org/1999/02/22-rdf-syntax-ns#Seqhttp://www.w3.org/2000/01/rdf-schema#subClassOfhttp://www.w3.org/2000/01/rdf-schema#Container</text:p>
          </table:table-cell>
          <table:table-cell office:value-type="string" calcext:value-type="string">
            <text:p>http://www.w3.org/1999/02/22-rdf-syntax-ns#Seq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ontainer</text:p>
          </table:table-cell>
          <table:table-cell/>
        </table:table-row>
        <table:table-row table:style-name="ro1">
          <table:table-cell table:formula="of:=[.B306]&amp;[.C306]&amp;[.D306]" office:value-type="string" office:string-value="http://www.w3.org/2000/01/rdf-schema#ContainerMembershipPropertyhttp://www.w3.org/2000/01/rdf-schema#subClassOfhttp://www.w3.org/1999/02/22-rdf-syntax-ns#Property" calcext:value-type="string">
            <text:p>http://www.w3.org/2000/01/rdf-schema#ContainerMembershipPropertyhttp://www.w3.org/2000/01/rdf-schema#subClassOfhttp://www.w3.org/1999/02/22-rdf-syntax-ns#Property</text:p>
          </table:table-cell>
          <table:table-cell office:value-type="string" calcext:value-type="string">
            <text:p>http://www.w3.org/2000/01/rdf-schema#ContainerMembershipPrope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Property</text:p>
          </table:table-cell>
          <table:table-cell/>
        </table:table-row>
        <table:table-row table:style-name="ro1">
          <table:table-cell table:formula="of:=[.B307]&amp;[.C307]&amp;[.D307]" office:value-type="string" office:string-value="http://www.w3.org/1999/02/22-rdf-syntax-ns#XMLLiteralhttp://www.w3.org/2000/01/rdf-schema#subClassOfhttp://www.w3.org/2000/01/rdf-schema#Literal" calcext:value-type="string">
            <text:p>http://www.w3.org/1999/02/22-rdf-syntax-ns#XMLLiteralhttp://www.w3.org/2000/01/rdf-schema#subClassOfhttp://www.w3.org/2000/01/rdf-schema#Literal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Literal</text:p>
          </table:table-cell>
          <table:table-cell/>
        </table:table-row>
        <table:table-row table:style-name="ro1">
          <table:table-cell table:formula="of:=[.B308]&amp;[.C308]&amp;[.D308]" office:value-type="string" office:string-value="http://www.w3.org/1999/02/22-rdf-syntax-ns#XMLLiteralhttp://www.w3.org/2000/01/rdf-schema#subClassOfhttp://www.w3.org/1999/02/22-rdf-syntax-ns#XMLLiteral" calcext:value-type="string">
            <text:p>http://www.w3.org/1999/02/22-rdf-syntax-ns#XMLLiteralhttp://www.w3.org/2000/01/rdf-schema#subClassOfhttp://www.w3.org/1999/02/22-rdf-syntax-ns#XMLLiteral</text:p>
          </table:table-cell>
          <table:table-cell office:value-type="string" calcext:value-type="string">
            <text:p>http://www.w3.org/1999/02/22-rdf-syntax-ns#XMLLiter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1999/02/22-rdf-syntax-ns#XMLLiteral</text:p>
          </table:table-cell>
          <table:table-cell/>
        </table:table-row>
        <table:table-row table:style-name="ro1">
          <table:table-cell table:formula="of:=[.B309]&amp;[.C309]&amp;[.D309]" office:value-type="string" office:string-value="http://www.w3.org/2000/01/rdf-schema#Datatypehttp://www.w3.org/2000/01/rdf-schema#subClassOfhttp://www.w3.org/2000/01/rdf-schema#Class" calcext:value-type="string">
            <text:p>http://www.w3.org/2000/01/rdf-schema#Datatypehttp://www.w3.org/2000/01/rdf-schema#subClassOfhttp://www.w3.org/2000/01/rdf-schema#Class</text:p>
          </table:table-cell>
          <table:table-cell office:value-type="string" calcext:value-type="string">
            <text:p>http://www.w3.org/2000/01/rdf-schema#Datatyp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310]&amp;[.C310]&amp;[.D310]" office:value-type="string" office:string-value="http://www.w3.org/2001/XMLSchema#nonNegativeIntegerhttp://www.w3.org/2000/01/rdf-schema#subClassOfhttp://www.w3.org/2001/XMLSchema#nonNegativeInteger" calcext:value-type="string">
            <text:p>http://www.w3.org/2001/XMLSchema#nonNegativeIntegerhttp://www.w3.org/2000/01/rdf-schema#subClassOfhttp://www.w3.org/2001/XMLSchema#nonNegativeInteger</text:p>
          </table:table-cell>
          <table:table-cell office:value-type="string" calcext:value-type="string">
            <text:p>http://www.w3.org/2001/XMLSchema#nonNegativeInteg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1/XMLSchema#nonNegativeInteger</text:p>
          </table:table-cell>
          <table:table-cell/>
        </table:table-row>
        <table:table-row table:style-name="ro1">
          <table:table-cell table:formula="of:=[.B311]&amp;[.C311]&amp;[.D311]" office:value-type="string" office:string-value="http://www.w3.org/2001/XMLSchema#stringhttp://www.w3.org/2000/01/rdf-schema#subClassOfhttp://www.w3.org/2001/XMLSchema#string" calcext:value-type="string">
            <text:p>http://www.w3.org/2001/XMLSchema#stringhttp://www.w3.org/2000/01/rdf-schema#subClassOfhttp://www.w3.org/2001/XMLSchema#string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312]&amp;[.C312]&amp;[.D312]" office:value-type="string" office:string-value="http://ontology.ontotext.com/taxonomy/Thinghttp://www.w3.org/2000/01/rdf-schema#subClassOfhttp://www.w3.org/2002/07/owl#Thing" calcext:value-type="string">
            <text:p>http://ontology.ontotext.com/taxonomy/Thinghttp://www.w3.org/2000/01/rdf-schema#subClassOfhttp://www.w3.org/2002/07/owl#Thing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13]&amp;[.C313]&amp;[.D313]" office:value-type="string" office:string-value="http://ontology.ontotext.com/taxonomy/Concepthttp://www.w3.org/2000/01/rdf-schema#subClassOfhttp://ontology.ontotext.com/taxonomy/Thing" calcext:value-type="string">
            <text:p>http://ontology.ontotext.com/taxonomy/Concepthttp://www.w3.org/2000/01/rdf-schema#subClassOfhttp://ontology.ontotext.com/taxonomy/Thing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14]&amp;[.C314]&amp;[.D314]" office:value-type="string" office:string-value="http://ontology.ontotext.com/taxonomy/Concepthttp://www.w3.org/2000/01/rdf-schema#subClassOfhttp://www.w3.org/2002/07/owl#Thing" calcext:value-type="string">
            <text:p>http://ontology.ontotext.com/taxonomy/Concepthttp://www.w3.org/2000/01/rdf-schema#subClassOfhttp://www.w3.org/2002/07/owl#Thing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15]&amp;[.C315]&amp;[.D315]" office:value-type="string" office:string-value="http://ontology.ontotext.com/taxonomy/Eventhttp://www.w3.org/2000/01/rdf-schema#subClassOfhttp://ontology.ontotext.com/taxonomy/Thing" calcext:value-type="string">
            <text:p>http://ontology.ontotext.com/taxonomy/Eventhttp://www.w3.org/2000/01/rdf-schema#subClassOfhttp://ontology.ontotext.com/taxonomy/Thing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16]&amp;[.C316]&amp;[.D316]" office:value-type="string" office:string-value="http://ontology.ontotext.com/taxonomy/Eventhttp://www.w3.org/2000/01/rdf-schema#subClassOfhttp://ontology.ontotext.com/taxonomy/Concept" calcext:value-type="string">
            <text:p>http://ontology.ontotext.com/taxonomy/Eventhttp://www.w3.org/2000/01/rdf-schema#subClassOfhttp://ontology.ontotext.com/taxonomy/Concept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17]&amp;[.C317]&amp;[.D317]" office:value-type="string" office:string-value="http://ontology.ontotext.com/taxonomy/Eventhttp://www.w3.org/2000/01/rdf-schema#subClassOfhttp://www.w3.org/2002/07/owl#Thing" calcext:value-type="string">
            <text:p>http://ontology.ontotext.com/taxonomy/Eventhttp://www.w3.org/2000/01/rdf-schema#subClassOfhttp://www.w3.org/2002/07/owl#Thing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18]&amp;[.C318]&amp;[.D318]" office:value-type="string" office:string-value="http://ontology.ontotext.com/taxonomy/Locationhttp://www.w3.org/2000/01/rdf-schema#subClassOfhttp://ontology.ontotext.com/taxonomy/Thing" calcext:value-type="string">
            <text:p>http://ontology.ontotext.com/taxonomy/Locationhttp://www.w3.org/2000/01/rdf-schema#subClassOfhttp://ontology.ontotext.com/taxonomy/Thing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19]&amp;[.C319]&amp;[.D319]" office:value-type="string" office:string-value="http://ontology.ontotext.com/taxonomy/Locationhttp://www.w3.org/2000/01/rdf-schema#subClassOfhttp://ontology.ontotext.com/taxonomy/Concept" calcext:value-type="string">
            <text:p>http://ontology.ontotext.com/taxonomy/Locationhttp://www.w3.org/2000/01/rdf-schema#subClassOfhttp://ontology.ontotext.com/taxonomy/Concept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20]&amp;[.C320]&amp;[.D320]" office:value-type="string" office:string-value="http://ontology.ontotext.com/taxonomy/Locationhttp://www.w3.org/2000/01/rdf-schema#subClassOfhttp://www.w3.org/2002/07/owl#Thing" calcext:value-type="string">
            <text:p>http://ontology.ontotext.com/taxonomy/Locationhttp://www.w3.org/2000/01/rdf-schema#subClassOfhttp://www.w3.org/2002/07/owl#Thing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21]&amp;[.C321]&amp;[.D321]" office:value-type="string" office:string-value="http://ontology.ontotext.com/taxonomy/Timehttp://www.w3.org/2000/01/rdf-schema#subClassOfhttp://ontology.ontotext.com/taxonomy/Thing" calcext:value-type="string">
            <text:p>http://ontology.ontotext.com/taxonomy/Timehttp://www.w3.org/2000/01/rdf-schema#subClassOfhttp://ontology.ontotext.com/taxonomy/Thing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22]&amp;[.C322]&amp;[.D322]" office:value-type="string" office:string-value="http://ontology.ontotext.com/taxonomy/Timehttp://www.w3.org/2000/01/rdf-schema#subClassOfhttp://ontology.ontotext.com/taxonomy/Concept" calcext:value-type="string">
            <text:p>http://ontology.ontotext.com/taxonomy/Timehttp://www.w3.org/2000/01/rdf-schema#subClassOfhttp://ontology.ontotext.com/taxonomy/Concept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23]&amp;[.C323]&amp;[.D323]" office:value-type="string" office:string-value="http://ontology.ontotext.com/taxonomy/Timehttp://www.w3.org/2000/01/rdf-schema#subClassOfhttp://www.w3.org/2002/07/owl#Thing" calcext:value-type="string">
            <text:p>http://ontology.ontotext.com/taxonomy/Timehttp://www.w3.org/2000/01/rdf-schema#subClassOfhttp://www.w3.org/2002/07/owl#Thing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24]&amp;[.C324]&amp;[.D324]" office:value-type="string" office:string-value="http://ontology.ontotext.com/taxonomy/Agenthttp://www.w3.org/2000/01/rdf-schema#subClassOfhttp://ontology.ontotext.com/taxonomy/Thing" calcext:value-type="string">
            <text:p>http://ontology.ontotext.com/taxonomy/Agenthttp://www.w3.org/2000/01/rdf-schema#subClassOfhttp://ontology.ontotext.com/taxonomy/Thing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25]&amp;[.C325]&amp;[.D325]" office:value-type="string" office:string-value="http://ontology.ontotext.com/taxonomy/Agenthttp://www.w3.org/2000/01/rdf-schema#subClassOfhttp://ontology.ontotext.com/taxonomy/Concept" calcext:value-type="string">
            <text:p>http://ontology.ontotext.com/taxonomy/Agenthttp://www.w3.org/2000/01/rdf-schema#subClassOfhttp://ontology.ontotext.com/taxonomy/Concept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26]&amp;[.C326]&amp;[.D326]" office:value-type="string" office:string-value="http://ontology.ontotext.com/taxonomy/Agenthttp://www.w3.org/2000/01/rdf-schema#subClassOfhttp://www.w3.org/2002/07/owl#Thing" calcext:value-type="string">
            <text:p>http://ontology.ontotext.com/taxonomy/Agenthttp://www.w3.org/2000/01/rdf-schema#subClassOfhttp://www.w3.org/2002/07/owl#Thing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27]&amp;[.C327]&amp;[.D327]" office:value-type="string" office:string-value="http://ontology.ontotext.com/taxonomy/Personhttp://www.w3.org/2000/01/rdf-schema#subClassOfhttp://ontology.ontotext.com/taxonomy/Thing" calcext:value-type="string">
            <text:p>http://ontology.ontotext.com/taxonomy/Personhttp://www.w3.org/2000/01/rdf-schema#subClassOfhttp://ontology.ontotext.com/taxonomy/Thing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28]&amp;[.C328]&amp;[.D328]" office:value-type="string" office:string-value="http://ontology.ontotext.com/taxonomy/Personhttp://www.w3.org/2000/01/rdf-schema#subClassOfhttp://ontology.ontotext.com/taxonomy/Concept" calcext:value-type="string">
            <text:p>http://ontology.ontotext.com/taxonomy/Personhttp://www.w3.org/2000/01/rdf-schema#subClassOfhttp://ontology.ontotext.com/taxonomy/Concept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29]&amp;[.C329]&amp;[.D329]" office:value-type="string" office:string-value="http://ontology.ontotext.com/taxonomy/Personhttp://www.w3.org/2000/01/rdf-schema#subClassOfhttp://ontology.ontotext.com/taxonomy/Agent" calcext:value-type="string">
            <text:p>http://ontology.ontotext.com/taxonomy/Personhttp://www.w3.org/2000/01/rdf-schema#subClassOfhttp://ontology.ontotext.com/taxonomy/Agent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30]&amp;[.C330]&amp;[.D330]" office:value-type="string" office:string-value="http://ontology.ontotext.com/taxonomy/Personhttp://www.w3.org/2000/01/rdf-schema#subClassOfhttp://www.w3.org/2002/07/owl#Thing" calcext:value-type="string">
            <text:p>http://ontology.ontotext.com/taxonomy/Personhttp://www.w3.org/2000/01/rdf-schema#subClassOfhttp://www.w3.org/2002/07/owl#Thing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1]&amp;[.C331]&amp;[.D331]" office:value-type="string" office:string-value="http://ontology.ontotext.com/taxonomy/Organizationhttp://www.w3.org/2000/01/rdf-schema#subClassOfhttp://ontology.ontotext.com/taxonomy/Thing" calcext:value-type="string">
            <text:p>http://ontology.ontotext.com/taxonomy/Organizationhttp://www.w3.org/2000/01/rdf-schema#subClassOfhttp://ontology.ontotext.com/taxonomy/Thing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32]&amp;[.C332]&amp;[.D332]" office:value-type="string" office:string-value="http://ontology.ontotext.com/taxonomy/Organizationhttp://www.w3.org/2000/01/rdf-schema#subClassOfhttp://ontology.ontotext.com/taxonomy/Concept" calcext:value-type="string">
            <text:p>http://ontology.ontotext.com/taxonomy/Organizationhttp://www.w3.org/2000/01/rdf-schema#subClassOfhttp://ontology.ontotext.com/taxonomy/Concept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33]&amp;[.C333]&amp;[.D333]" office:value-type="string" office:string-value="http://ontology.ontotext.com/taxonomy/Organizationhttp://www.w3.org/2000/01/rdf-schema#subClassOfhttp://ontology.ontotext.com/taxonomy/Agent" calcext:value-type="string">
            <text:p>http://ontology.ontotext.com/taxonomy/Organizationhttp://www.w3.org/2000/01/rdf-schema#subClassOfhttp://ontology.ontotext.com/taxonomy/Agent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34]&amp;[.C334]&amp;[.D334]" office:value-type="string" office:string-value="http://ontology.ontotext.com/taxonomy/Organizationhttp://www.w3.org/2000/01/rdf-schema#subClassOfhttp://www.w3.org/2002/07/owl#Thing" calcext:value-type="string">
            <text:p>http://ontology.ontotext.com/taxonomy/Organizationhttp://www.w3.org/2000/01/rdf-schema#subClassOfhttp://www.w3.org/2002/07/owl#Thing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5]&amp;[.C335]&amp;[.D335]" office:value-type="string" office:string-value="http://ontology.ontotext.com/publishing#Featurehttp://www.w3.org/2000/01/rdf-schema#subClassOfhttp://www.w3.org/2002/07/owl#Thing" calcext:value-type="string">
            <text:p>http://ontology.ontotext.com/publishing#Featurehttp://www.w3.org/2000/01/rdf-schema#subClassOfhttp://www.w3.org/2002/07/owl#Thing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6]&amp;[.C336]&amp;[.D336]" office:value-type="string" office:string-value="http://ontology.ontotext.com/publishing#DocumentTopichttp://www.w3.org/2000/01/rdf-schema#subClassOfhttp://www.w3.org/2002/07/owl#Thing" calcext:value-type="string">
            <text:p>http://ontology.ontotext.com/publishing#DocumentTopichttp://www.w3.org/2000/01/rdf-schema#subClassOfhttp://www.w3.org/2002/07/owl#Thing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7]&amp;[.C337]&amp;[.D337]" office:value-type="string" office:string-value="http://ontology.ontotext.com/publishing#Categoryhttp://www.w3.org/2000/01/rdf-schema#subClassOfhttp://www.w3.org/2002/07/owl#Thing" calcext:value-type="string">
            <text:p>http://ontology.ontotext.com/publishing#Categoryhttp://www.w3.org/2000/01/rdf-schema#subClassOfhttp://www.w3.org/2002/07/owl#Thing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8]&amp;[.C338]&amp;[.D338]" office:value-type="string" office:string-value="http://ontology.ontotext.com/publishing#Mentionhttp://www.w3.org/2000/01/rdf-schema#subClassOfhttp://www.w3.org/2002/07/owl#Thing" calcext:value-type="string">
            <text:p>http://ontology.ontotext.com/publishing#Mentionhttp://www.w3.org/2000/01/rdf-schema#subClassOfhttp://www.w3.org/2002/07/owl#Thing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39]&amp;[.C339]&amp;[.D339]" office:value-type="string" office:string-value="http://ontology.ontotext.com/publishing#TextMentionhttp://www.w3.org/2000/01/rdf-schema#subClassOfhttp://www.w3.org/2002/07/owl#Thing" calcext:value-type="string">
            <text:p>http://ontology.ontotext.com/publishing#TextMentionhttp://www.w3.org/2000/01/rdf-schema#subClassOfhttp://www.w3.org/2002/07/owl#Thing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0]&amp;[.C340]&amp;[.D340]" office:value-type="string" office:string-value="http://ontology.ontotext.com/publishing#TextMentionhttp://www.w3.org/2000/01/rdf-schema#subClassOfhttp://ontology.ontotext.com/publishing#Mention" calcext:value-type="string">
            <text:p>http://ontology.ontotext.com/publishing#TextMentionhttp://www.w3.org/2000/01/rdf-schema#subClassOfhttp://ontology.ontotext.com/publishing#Mention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341]&amp;[.C341]&amp;[.D341]" office:value-type="string" office:string-value="http://ontology.ontotext.com/publishing#EntitySourcehttp://www.w3.org/2000/01/rdf-schema#subClassOfhttp://www.w3.org/2002/07/owl#Thing" calcext:value-type="string">
            <text:p>http://ontology.ontotext.com/publishing#EntitySourcehttp://www.w3.org/2000/01/rdf-schema#subClassOfhttp://www.w3.org/2002/07/owl#Thing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2]&amp;[.C342]&amp;[.D342]" office:value-type="string" office:string-value="http://ontology.ontotext.com/publishing#LinkedDatasetSourcehttp://www.w3.org/2000/01/rdf-schema#subClassOfhttp://www.w3.org/2002/07/owl#Thing" calcext:value-type="string">
            <text:p>http://ontology.ontotext.com/publishing#LinkedDatasetSourcehttp://www.w3.org/2000/01/rdf-schema#subClassOfhttp://www.w3.org/2002/07/owl#Thing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3]&amp;[.C343]&amp;[.D343]" office:value-type="string" office:string-value="http://ontology.ontotext.com/publishing#LinkedDatasetSourcehttp://www.w3.org/2000/01/rdf-schema#subClassOfhttp://ontology.ontotext.com/publishing#EntitySource" calcext:value-type="string">
            <text:p>http://ontology.ontotext.com/publishing#LinkedDatasetSourcehttp://www.w3.org/2000/01/rdf-schema#subClassOfhttp://ontology.ontotext.com/publishing#EntitySource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EntitySource</text:p>
          </table:table-cell>
          <table:table-cell/>
        </table:table-row>
        <table:table-row table:style-name="ro1">
          <table:table-cell table:formula="of:=[.B344]&amp;[.C344]&amp;[.D344]" office:value-type="string" office:string-value="http://ontology.ontotext.com/publishing#NamedEntityRecognitionSourcehttp://www.w3.org/2000/01/rdf-schema#subClassOfhttp://www.w3.org/2002/07/owl#Thing" calcext:value-type="string">
            <text:p>http://ontology.ontotext.com/publishing#NamedEntityRecognitionSourcehttp://www.w3.org/2000/01/rdf-schema#subClassOfhttp://www.w3.org/2002/07/owl#Thing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5]&amp;[.C345]&amp;[.D345]" office:value-type="string" office:string-value="http://ontology.ontotext.com/publishing#NamedEntityRecognitionSourcehttp://www.w3.org/2000/01/rdf-schema#subClassOfhttp://ontology.ontotext.com/publishing#EntitySource" calcext:value-type="string">
            <text:p>http://ontology.ontotext.com/publishing#NamedEntityRecognitionSourcehttp://www.w3.org/2000/01/rdf-schema#subClassOfhttp://ontology.ontotext.com/publishing#EntitySource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EntitySource</text:p>
          </table:table-cell>
          <table:table-cell/>
        </table:table-row>
        <table:table-row table:style-name="ro1">
          <table:table-cell table:formula="of:=[.B346]&amp;[.C346]&amp;[.D346]" office:value-type="string" office:string-value="http://ontology.ontotext.com/publishing#Assethttp://www.w3.org/2000/01/rdf-schema#subClassOfhttp://www.w3.org/2002/07/owl#Thing" calcext:value-type="string">
            <text:p>http://ontology.ontotext.com/publishing#Assethttp://www.w3.org/2000/01/rdf-schema#subClassOfhttp://www.w3.org/2002/07/owl#Thing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7]&amp;[.C347]&amp;[.D347]" office:value-type="string" office:string-value="http://ontology.ontotext.com/publishing#Imagehttp://www.w3.org/2000/01/rdf-schema#subClassOfhttp://www.w3.org/2002/07/owl#Thing" calcext:value-type="string">
            <text:p>http://ontology.ontotext.com/publishing#Imagehttp://www.w3.org/2000/01/rdf-schema#subClassOfhttp://www.w3.org/2002/07/owl#Thing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48]&amp;[.C348]&amp;[.D348]" office:value-type="string" office:string-value="http://ontology.ontotext.com/publishing#Imagehttp://www.w3.org/2000/01/rdf-schema#subClassOfhttp://ontology.ontotext.com/publishing#Asset" calcext:value-type="string">
            <text:p>http://ontology.ontotext.com/publishing#Imagehttp://www.w3.org/2000/01/rdf-schema#subClassOfhttp://ontology.ontotext.com/publishing#Asset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349]&amp;[.C349]&amp;[.D349]" office:value-type="string" office:string-value="http://ontology.ontotext.com/publishing#Videohttp://www.w3.org/2000/01/rdf-schema#subClassOfhttp://www.w3.org/2002/07/owl#Thing" calcext:value-type="string">
            <text:p>http://ontology.ontotext.com/publishing#Videohttp://www.w3.org/2000/01/rdf-schema#subClassOfhttp://www.w3.org/2002/07/owl#Thing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50]&amp;[.C350]&amp;[.D350]" office:value-type="string" office:string-value="http://ontology.ontotext.com/publishing#Videohttp://www.w3.org/2000/01/rdf-schema#subClassOfhttp://ontology.ontotext.com/publishing#Asset" calcext:value-type="string">
            <text:p>http://ontology.ontotext.com/publishing#Videohttp://www.w3.org/2000/01/rdf-schema#subClassOfhttp://ontology.ontotext.com/publishing#Asset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351]&amp;[.C351]&amp;[.D351]" office:value-type="string" office:string-value="http://ontology.ontotext.com/publishing#Documenthttp://www.w3.org/2000/01/rdf-schema#subClassOfhttp://www.w3.org/2002/07/owl#Thing" calcext:value-type="string">
            <text:p>http://ontology.ontotext.com/publishing#Documenthttp://www.w3.org/2000/01/rdf-schema#subClassOfhttp://www.w3.org/2002/07/owl#Thing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52]&amp;[.C352]&amp;[.D352]" office:value-type="string" office:string-value="http://ontology.ontotext.com/publishing#Documenthttp://www.w3.org/2000/01/rdf-schema#subClassOfhttp://ontology.ontotext.com/publishing#Asset" calcext:value-type="string">
            <text:p>http://ontology.ontotext.com/publishing#Documenthttp://www.w3.org/2000/01/rdf-schema#subClassOfhttp://ontology.ontotext.com/publishing#Asset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353]&amp;[.C353]&amp;[.D353]" office:value-type="string" office:string-value="http://ontology.ontotext.com/publishing#PresentableDocumenthttp://www.w3.org/2000/01/rdf-schema#subClassOfhttp://www.w3.org/2002/07/owl#Thing" calcext:value-type="string">
            <text:p>http://ontology.ontotext.com/publishing#PresentableDocumenthttp://www.w3.org/2000/01/rdf-schema#subClassOfhttp://www.w3.org/2002/07/owl#Thing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54]&amp;[.C354]&amp;[.D354]" office:value-type="string" office:string-value="http://ontology.ontotext.com/publishing#PresentableDocumenthttp://www.w3.org/2000/01/rdf-schema#subClassOfhttp://ontology.ontotext.com/publishing#Asset" calcext:value-type="string">
            <text:p>http://ontology.ontotext.com/publishing#PresentableDocumenthttp://www.w3.org/2000/01/rdf-schema#subClassOfhttp://ontology.ontotext.com/publishing#Asse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355]&amp;[.C355]&amp;[.D355]" office:value-type="string" office:string-value="http://ontology.ontotext.com/publishing#PresentableDocumenthttp://www.w3.org/2000/01/rdf-schema#subClassOfhttp://ontology.ontotext.com/publishing#Document" calcext:value-type="string">
            <text:p>http://ontology.ontotext.com/publishing#PresentableDocumenthttp://www.w3.org/2000/01/rdf-schema#subClassOfhttp://ontology.ontotext.com/publishing#Documen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356]&amp;[.C356]&amp;[.D356]" office:value-type="string" office:string-value="http://ontology.ontotext.com/publishing#DocumentClusterhttp://www.w3.org/2000/01/rdf-schema#subClassOfhttp://www.w3.org/2002/07/owl#Thing" calcext:value-type="string">
            <text:p>http://ontology.ontotext.com/publishing#DocumentClusterhttp://www.w3.org/2000/01/rdf-schema#subClassOfhttp://www.w3.org/2002/07/owl#Thing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57]&amp;[.C357]&amp;[.D357]" office:value-type="string" office:string-value="http://ontology.ontotext.com/publishing#DocumentClusterhttp://www.w3.org/2000/01/rdf-schema#subClassOfhttp://ontology.ontotext.com/publishing#Asset" calcext:value-type="string">
            <text:p>http://ontology.ontotext.com/publishing#DocumentClusterhttp://www.w3.org/2000/01/rdf-schema#subClassOfhttp://ontology.ontotext.com/publishing#Asse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358]&amp;[.C358]&amp;[.D358]" office:value-type="string" office:string-value="http://ontology.ontotext.com/publishing#DocumentClusterhttp://www.w3.org/2000/01/rdf-schema#subClassOfhttp://ontology.ontotext.com/publishing#Document" calcext:value-type="string">
            <text:p>http://ontology.ontotext.com/publishing#DocumentClusterhttp://www.w3.org/2000/01/rdf-schema#subClassOfhttp://ontology.ontotext.com/publishing#Documen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359]&amp;[.C359]&amp;[.D359]" office:value-type="string" office:string-value="http://ontology.ontotext.com/publishing#DocumentClusterhttp://www.w3.org/2000/01/rdf-schema#subClassOfhttp://ontology.ontotext.com/publishing#PresentableDocument" calcext:value-type="string">
            <text:p>http://ontology.ontotext.com/publishing#DocumentClusterhttp://www.w3.org/2000/01/rdf-schema#subClassOfhttp://ontology.ontotext.com/publishing#PresentableDocument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publishing#PresentableDocument</text:p>
          </table:table-cell>
          <table:table-cell/>
        </table:table-row>
        <table:table-row table:style-name="ro1">
          <table:table-cell table:formula="of:=[.B360]&amp;[.C360]&amp;[.D360]" office:value-type="string" office:string-value="http://ontology.ontotext.com/publishing#ProfileInformationhttp://www.w3.org/2000/01/rdf-schema#subClassOfhttp://www.w3.org/2002/07/owl#Thing" calcext:value-type="string">
            <text:p>http://ontology.ontotext.com/publishing#ProfileInformationhttp://www.w3.org/2000/01/rdf-schema#subClassOfhttp://www.w3.org/2002/07/owl#Thing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61]&amp;[.C361]&amp;[.D361]" office:value-type="string" office:string-value="http://ontology.ontotext.com/publishing#Channelhttp://www.w3.org/2000/01/rdf-schema#subClassOfhttp://www.w3.org/2002/07/owl#Thing" calcext:value-type="string">
            <text:p>http://ontology.ontotext.com/publishing#Channelhttp://www.w3.org/2000/01/rdf-schema#subClassOfhttp://www.w3.org/2002/07/owl#Thing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62]&amp;[.C362]&amp;[.D362]" office:value-type="string" office:string-value="http://ontology.ontotext.com/taxonomy/Athletehttp://www.w3.org/2000/01/rdf-schema#subClassOfhttp://ontology.ontotext.com/taxonomy/Thing" calcext:value-type="string">
            <text:p>http://ontology.ontotext.com/taxonomy/Athletehttp://www.w3.org/2000/01/rdf-schema#subClassOfhttp://ontology.ontotext.com/taxonomy/Thing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63]&amp;[.C363]&amp;[.D363]" office:value-type="string" office:string-value="http://ontology.ontotext.com/taxonomy/Athletehttp://www.w3.org/2000/01/rdf-schema#subClassOfhttp://ontology.ontotext.com/taxonomy/Concept" calcext:value-type="string">
            <text:p>http://ontology.ontotext.com/taxonomy/Athletehttp://www.w3.org/2000/01/rdf-schema#subClassOfhttp://ontology.ontotext.com/taxonomy/Concept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64]&amp;[.C364]&amp;[.D364]" office:value-type="string" office:string-value="http://ontology.ontotext.com/taxonomy/Athletehttp://www.w3.org/2000/01/rdf-schema#subClassOfhttp://ontology.ontotext.com/taxonomy/Agent" calcext:value-type="string">
            <text:p>http://ontology.ontotext.com/taxonomy/Athletehttp://www.w3.org/2000/01/rdf-schema#subClassOfhttp://ontology.ontotext.com/taxonomy/Agent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65]&amp;[.C365]&amp;[.D365]" office:value-type="string" office:string-value="http://ontology.ontotext.com/taxonomy/Athletehttp://www.w3.org/2000/01/rdf-schema#subClassOfhttp://ontology.ontotext.com/taxonomy/Person" calcext:value-type="string">
            <text:p>http://ontology.ontotext.com/taxonomy/Athletehttp://www.w3.org/2000/01/rdf-schema#subClassOfhttp://ontology.ontotext.com/taxonomy/Person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66]&amp;[.C366]&amp;[.D366]" office:value-type="string" office:string-value="http://ontology.ontotext.com/taxonomy/Athletehttp://www.w3.org/2000/01/rdf-schema#subClassOfhttp://www.w3.org/2002/07/owl#Thing" calcext:value-type="string">
            <text:p>http://ontology.ontotext.com/taxonomy/Athletehttp://www.w3.org/2000/01/rdf-schema#subClassOfhttp://www.w3.org/2002/07/owl#Thing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67]&amp;[.C367]&amp;[.D367]" office:value-type="string" office:string-value="http://ontology.ontotext.com/taxonomy/Artisthttp://www.w3.org/2000/01/rdf-schema#subClassOfhttp://ontology.ontotext.com/taxonomy/Thing" calcext:value-type="string">
            <text:p>http://ontology.ontotext.com/taxonomy/Artisthttp://www.w3.org/2000/01/rdf-schema#subClassOfhttp://ontology.ontotext.com/taxonomy/Thing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68]&amp;[.C368]&amp;[.D368]" office:value-type="string" office:string-value="http://ontology.ontotext.com/taxonomy/Artisthttp://www.w3.org/2000/01/rdf-schema#subClassOfhttp://ontology.ontotext.com/taxonomy/Concept" calcext:value-type="string">
            <text:p>http://ontology.ontotext.com/taxonomy/Artisthttp://www.w3.org/2000/01/rdf-schema#subClassOfhttp://ontology.ontotext.com/taxonomy/Concep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69]&amp;[.C369]&amp;[.D369]" office:value-type="string" office:string-value="http://ontology.ontotext.com/taxonomy/Artisthttp://www.w3.org/2000/01/rdf-schema#subClassOfhttp://ontology.ontotext.com/taxonomy/Agent" calcext:value-type="string">
            <text:p>http://ontology.ontotext.com/taxonomy/Artisthttp://www.w3.org/2000/01/rdf-schema#subClassOfhttp://ontology.ontotext.com/taxonomy/Agen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70]&amp;[.C370]&amp;[.D370]" office:value-type="string" office:string-value="http://ontology.ontotext.com/taxonomy/Artisthttp://www.w3.org/2000/01/rdf-schema#subClassOfhttp://ontology.ontotext.com/taxonomy/Person" calcext:value-type="string">
            <text:p>http://ontology.ontotext.com/taxonomy/Artisthttp://www.w3.org/2000/01/rdf-schema#subClassOfhttp://ontology.ontotext.com/taxonomy/Person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71]&amp;[.C371]&amp;[.D371]" office:value-type="string" office:string-value="http://ontology.ontotext.com/taxonomy/Artisthttp://www.w3.org/2000/01/rdf-schema#subClassOfhttp://www.w3.org/2002/07/owl#Thing" calcext:value-type="string">
            <text:p>http://ontology.ontotext.com/taxonomy/Artisthttp://www.w3.org/2000/01/rdf-schema#subClassOfhttp://www.w3.org/2002/07/owl#Thing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72]&amp;[.C372]&amp;[.D372]" office:value-type="string" office:string-value="http://ontology.ontotext.com/taxonomy/Politicianhttp://www.w3.org/2000/01/rdf-schema#subClassOfhttp://ontology.ontotext.com/taxonomy/Thing" calcext:value-type="string">
            <text:p>http://ontology.ontotext.com/taxonomy/Politicianhttp://www.w3.org/2000/01/rdf-schema#subClassOfhttp://ontology.ontotext.com/taxonomy/Thing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73]&amp;[.C373]&amp;[.D373]" office:value-type="string" office:string-value="http://ontology.ontotext.com/taxonomy/Politicianhttp://www.w3.org/2000/01/rdf-schema#subClassOfhttp://ontology.ontotext.com/taxonomy/Concept" calcext:value-type="string">
            <text:p>http://ontology.ontotext.com/taxonomy/Politicianhttp://www.w3.org/2000/01/rdf-schema#subClassOfhttp://ontology.ontotext.com/taxonomy/Concept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74]&amp;[.C374]&amp;[.D374]" office:value-type="string" office:string-value="http://ontology.ontotext.com/taxonomy/Politicianhttp://www.w3.org/2000/01/rdf-schema#subClassOfhttp://ontology.ontotext.com/taxonomy/Agent" calcext:value-type="string">
            <text:p>http://ontology.ontotext.com/taxonomy/Politicianhttp://www.w3.org/2000/01/rdf-schema#subClassOfhttp://ontology.ontotext.com/taxonomy/Agent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75]&amp;[.C375]&amp;[.D375]" office:value-type="string" office:string-value="http://ontology.ontotext.com/taxonomy/Politicianhttp://www.w3.org/2000/01/rdf-schema#subClassOfhttp://ontology.ontotext.com/taxonomy/Person" calcext:value-type="string">
            <text:p>http://ontology.ontotext.com/taxonomy/Politicianhttp://www.w3.org/2000/01/rdf-schema#subClassOfhttp://ontology.ontotext.com/taxonomy/Person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76]&amp;[.C376]&amp;[.D376]" office:value-type="string" office:string-value="http://ontology.ontotext.com/taxonomy/Politicianhttp://www.w3.org/2000/01/rdf-schema#subClassOfhttp://www.w3.org/2002/07/owl#Thing" calcext:value-type="string">
            <text:p>http://ontology.ontotext.com/taxonomy/Politicianhttp://www.w3.org/2000/01/rdf-schema#subClassOfhttp://www.w3.org/2002/07/owl#Thing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77]&amp;[.C377]&amp;[.D377]" office:value-type="string" office:string-value="http://ontology.ontotext.com/taxonomy/Monarchhttp://www.w3.org/2000/01/rdf-schema#subClassOfhttp://ontology.ontotext.com/taxonomy/Thing" calcext:value-type="string">
            <text:p>http://ontology.ontotext.com/taxonomy/Monarchhttp://www.w3.org/2000/01/rdf-schema#subClassOfhttp://ontology.ontotext.com/taxonomy/Thing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78]&amp;[.C378]&amp;[.D378]" office:value-type="string" office:string-value="http://ontology.ontotext.com/taxonomy/Monarchhttp://www.w3.org/2000/01/rdf-schema#subClassOfhttp://ontology.ontotext.com/taxonomy/Concept" calcext:value-type="string">
            <text:p>http://ontology.ontotext.com/taxonomy/Monarchhttp://www.w3.org/2000/01/rdf-schema#subClassOfhttp://ontology.ontotext.com/taxonomy/Concept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79]&amp;[.C379]&amp;[.D379]" office:value-type="string" office:string-value="http://ontology.ontotext.com/taxonomy/Monarchhttp://www.w3.org/2000/01/rdf-schema#subClassOfhttp://ontology.ontotext.com/taxonomy/Agent" calcext:value-type="string">
            <text:p>http://ontology.ontotext.com/taxonomy/Monarchhttp://www.w3.org/2000/01/rdf-schema#subClassOfhttp://ontology.ontotext.com/taxonomy/Agent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80]&amp;[.C380]&amp;[.D380]" office:value-type="string" office:string-value="http://ontology.ontotext.com/taxonomy/Monarchhttp://www.w3.org/2000/01/rdf-schema#subClassOfhttp://ontology.ontotext.com/taxonomy/Person" calcext:value-type="string">
            <text:p>http://ontology.ontotext.com/taxonomy/Monarchhttp://www.w3.org/2000/01/rdf-schema#subClassOfhttp://ontology.ontotext.com/taxonomy/Person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81]&amp;[.C381]&amp;[.D381]" office:value-type="string" office:string-value="http://ontology.ontotext.com/taxonomy/Monarchhttp://www.w3.org/2000/01/rdf-schema#subClassOfhttp://www.w3.org/2002/07/owl#Thing" calcext:value-type="string">
            <text:p>http://ontology.ontotext.com/taxonomy/Monarchhttp://www.w3.org/2000/01/rdf-schema#subClassOfhttp://www.w3.org/2002/07/owl#Thing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82]&amp;[.C382]&amp;[.D382]" office:value-type="string" office:string-value="http://ontology.ontotext.com/taxonomy/Journalisthttp://www.w3.org/2000/01/rdf-schema#subClassOfhttp://ontology.ontotext.com/taxonomy/Thing" calcext:value-type="string">
            <text:p>http://ontology.ontotext.com/taxonomy/Journalisthttp://www.w3.org/2000/01/rdf-schema#subClassOfhttp://ontology.ontotext.com/taxonomy/Thing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83]&amp;[.C383]&amp;[.D383]" office:value-type="string" office:string-value="http://ontology.ontotext.com/taxonomy/Journalisthttp://www.w3.org/2000/01/rdf-schema#subClassOfhttp://ontology.ontotext.com/taxonomy/Concept" calcext:value-type="string">
            <text:p>http://ontology.ontotext.com/taxonomy/Journalisthttp://www.w3.org/2000/01/rdf-schema#subClassOfhttp://ontology.ontotext.com/taxonomy/Concep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84]&amp;[.C384]&amp;[.D384]" office:value-type="string" office:string-value="http://ontology.ontotext.com/taxonomy/Journalisthttp://www.w3.org/2000/01/rdf-schema#subClassOfhttp://ontology.ontotext.com/taxonomy/Agent" calcext:value-type="string">
            <text:p>http://ontology.ontotext.com/taxonomy/Journalisthttp://www.w3.org/2000/01/rdf-schema#subClassOfhttp://ontology.ontotext.com/taxonomy/Agen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85]&amp;[.C385]&amp;[.D385]" office:value-type="string" office:string-value="http://ontology.ontotext.com/taxonomy/Journalisthttp://www.w3.org/2000/01/rdf-schema#subClassOfhttp://ontology.ontotext.com/taxonomy/Person" calcext:value-type="string">
            <text:p>http://ontology.ontotext.com/taxonomy/Journalisthttp://www.w3.org/2000/01/rdf-schema#subClassOfhttp://ontology.ontotext.com/taxonomy/Person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86]&amp;[.C386]&amp;[.D386]" office:value-type="string" office:string-value="http://ontology.ontotext.com/taxonomy/Journalisthttp://www.w3.org/2000/01/rdf-schema#subClassOfhttp://www.w3.org/2002/07/owl#Thing" calcext:value-type="string">
            <text:p>http://ontology.ontotext.com/taxonomy/Journalisthttp://www.w3.org/2000/01/rdf-schema#subClassOfhttp://www.w3.org/2002/07/owl#Thing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87]&amp;[.C387]&amp;[.D387]" office:value-type="string" office:string-value="http://ontology.ontotext.com/taxonomy/Scientisthttp://www.w3.org/2000/01/rdf-schema#subClassOfhttp://ontology.ontotext.com/taxonomy/Thing" calcext:value-type="string">
            <text:p>http://ontology.ontotext.com/taxonomy/Scientisthttp://www.w3.org/2000/01/rdf-schema#subClassOfhttp://ontology.ontotext.com/taxonomy/Thing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88]&amp;[.C388]&amp;[.D388]" office:value-type="string" office:string-value="http://ontology.ontotext.com/taxonomy/Scientisthttp://www.w3.org/2000/01/rdf-schema#subClassOfhttp://ontology.ontotext.com/taxonomy/Concept" calcext:value-type="string">
            <text:p>http://ontology.ontotext.com/taxonomy/Scientisthttp://www.w3.org/2000/01/rdf-schema#subClassOfhttp://ontology.ontotext.com/taxonomy/Concep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89]&amp;[.C389]&amp;[.D389]" office:value-type="string" office:string-value="http://ontology.ontotext.com/taxonomy/Scientisthttp://www.w3.org/2000/01/rdf-schema#subClassOfhttp://ontology.ontotext.com/taxonomy/Agent" calcext:value-type="string">
            <text:p>http://ontology.ontotext.com/taxonomy/Scientisthttp://www.w3.org/2000/01/rdf-schema#subClassOfhttp://ontology.ontotext.com/taxonomy/Agen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90]&amp;[.C390]&amp;[.D390]" office:value-type="string" office:string-value="http://ontology.ontotext.com/taxonomy/Scientisthttp://www.w3.org/2000/01/rdf-schema#subClassOfhttp://ontology.ontotext.com/taxonomy/Person" calcext:value-type="string">
            <text:p>http://ontology.ontotext.com/taxonomy/Scientisthttp://www.w3.org/2000/01/rdf-schema#subClassOfhttp://ontology.ontotext.com/taxonomy/Person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91]&amp;[.C391]&amp;[.D391]" office:value-type="string" office:string-value="http://ontology.ontotext.com/taxonomy/Scientisthttp://www.w3.org/2000/01/rdf-schema#subClassOfhttp://www.w3.org/2002/07/owl#Thing" calcext:value-type="string">
            <text:p>http://ontology.ontotext.com/taxonomy/Scientisthttp://www.w3.org/2000/01/rdf-schema#subClassOfhttp://www.w3.org/2002/07/owl#Thing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92]&amp;[.C392]&amp;[.D392]" office:value-type="string" office:string-value="http://ontology.ontotext.com/taxonomy/Clerichttp://www.w3.org/2000/01/rdf-schema#subClassOfhttp://ontology.ontotext.com/taxonomy/Thing" calcext:value-type="string">
            <text:p>http://ontology.ontotext.com/taxonomy/Clerichttp://www.w3.org/2000/01/rdf-schema#subClassOfhttp://ontology.ontotext.com/taxonomy/Thing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93]&amp;[.C393]&amp;[.D393]" office:value-type="string" office:string-value="http://ontology.ontotext.com/taxonomy/Clerichttp://www.w3.org/2000/01/rdf-schema#subClassOfhttp://ontology.ontotext.com/taxonomy/Concept" calcext:value-type="string">
            <text:p>http://ontology.ontotext.com/taxonomy/Clerichttp://www.w3.org/2000/01/rdf-schema#subClassOfhttp://ontology.ontotext.com/taxonomy/Concept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94]&amp;[.C394]&amp;[.D394]" office:value-type="string" office:string-value="http://ontology.ontotext.com/taxonomy/Clerichttp://www.w3.org/2000/01/rdf-schema#subClassOfhttp://ontology.ontotext.com/taxonomy/Agent" calcext:value-type="string">
            <text:p>http://ontology.ontotext.com/taxonomy/Clerichttp://www.w3.org/2000/01/rdf-schema#subClassOfhttp://ontology.ontotext.com/taxonomy/Agent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395]&amp;[.C395]&amp;[.D395]" office:value-type="string" office:string-value="http://ontology.ontotext.com/taxonomy/Clerichttp://www.w3.org/2000/01/rdf-schema#subClassOfhttp://ontology.ontotext.com/taxonomy/Person" calcext:value-type="string">
            <text:p>http://ontology.ontotext.com/taxonomy/Clerichttp://www.w3.org/2000/01/rdf-schema#subClassOfhttp://ontology.ontotext.com/taxonomy/Person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396]&amp;[.C396]&amp;[.D396]" office:value-type="string" office:string-value="http://ontology.ontotext.com/taxonomy/Clerichttp://www.w3.org/2000/01/rdf-schema#subClassOfhttp://www.w3.org/2002/07/owl#Thing" calcext:value-type="string">
            <text:p>http://ontology.ontotext.com/taxonomy/Clerichttp://www.w3.org/2000/01/rdf-schema#subClassOfhttp://www.w3.org/2002/07/owl#Thing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397]&amp;[.C397]&amp;[.D397]" office:value-type="string" office:string-value="http://ontology.ontotext.com/taxonomy/Economisthttp://www.w3.org/2000/01/rdf-schema#subClassOfhttp://ontology.ontotext.com/taxonomy/Thing" calcext:value-type="string">
            <text:p>http://ontology.ontotext.com/taxonomy/Economisthttp://www.w3.org/2000/01/rdf-schema#subClassOfhttp://ontology.ontotext.com/taxonomy/Thing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398]&amp;[.C398]&amp;[.D398]" office:value-type="string" office:string-value="http://ontology.ontotext.com/taxonomy/Economisthttp://www.w3.org/2000/01/rdf-schema#subClassOfhttp://ontology.ontotext.com/taxonomy/Concept" calcext:value-type="string">
            <text:p>http://ontology.ontotext.com/taxonomy/Economisthttp://www.w3.org/2000/01/rdf-schema#subClassOfhttp://ontology.ontotext.com/taxonomy/Concep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399]&amp;[.C399]&amp;[.D399]" office:value-type="string" office:string-value="http://ontology.ontotext.com/taxonomy/Economisthttp://www.w3.org/2000/01/rdf-schema#subClassOfhttp://ontology.ontotext.com/taxonomy/Agent" calcext:value-type="string">
            <text:p>http://ontology.ontotext.com/taxonomy/Economisthttp://www.w3.org/2000/01/rdf-schema#subClassOfhttp://ontology.ontotext.com/taxonomy/Agen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00]&amp;[.C400]&amp;[.D400]" office:value-type="string" office:string-value="http://ontology.ontotext.com/taxonomy/Economisthttp://www.w3.org/2000/01/rdf-schema#subClassOfhttp://ontology.ontotext.com/taxonomy/Person" calcext:value-type="string">
            <text:p>http://ontology.ontotext.com/taxonomy/Economisthttp://www.w3.org/2000/01/rdf-schema#subClassOfhttp://ontology.ontotext.com/taxonomy/Person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Person</text:p>
          </table:table-cell>
          <table:table-cell/>
        </table:table-row>
        <table:table-row table:style-name="ro1">
          <table:table-cell table:formula="of:=[.B401]&amp;[.C401]&amp;[.D401]" office:value-type="string" office:string-value="http://ontology.ontotext.com/taxonomy/Economisthttp://www.w3.org/2000/01/rdf-schema#subClassOfhttp://www.w3.org/2002/07/owl#Thing" calcext:value-type="string">
            <text:p>http://ontology.ontotext.com/taxonomy/Economisthttp://www.w3.org/2000/01/rdf-schema#subClassOfhttp://www.w3.org/2002/07/owl#Thing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02]&amp;[.C402]&amp;[.D402]" office:value-type="string" office:string-value="http://ontology.ontotext.com/taxonomy/Companyhttp://www.w3.org/2000/01/rdf-schema#subClassOfhttp://ontology.ontotext.com/taxonomy/Thing" calcext:value-type="string">
            <text:p>http://ontology.ontotext.com/taxonomy/Companyhttp://www.w3.org/2000/01/rdf-schema#subClassOfhttp://ontology.ontotext.com/taxonomy/Thing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03]&amp;[.C403]&amp;[.D403]" office:value-type="string" office:string-value="http://ontology.ontotext.com/taxonomy/Companyhttp://www.w3.org/2000/01/rdf-schema#subClassOfhttp://ontology.ontotext.com/taxonomy/Concept" calcext:value-type="string">
            <text:p>http://ontology.ontotext.com/taxonomy/Companyhttp://www.w3.org/2000/01/rdf-schema#subClassOfhttp://ontology.ontotext.com/taxonomy/Concept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04]&amp;[.C404]&amp;[.D404]" office:value-type="string" office:string-value="http://ontology.ontotext.com/taxonomy/Companyhttp://www.w3.org/2000/01/rdf-schema#subClassOfhttp://ontology.ontotext.com/taxonomy/Agent" calcext:value-type="string">
            <text:p>http://ontology.ontotext.com/taxonomy/Companyhttp://www.w3.org/2000/01/rdf-schema#subClassOfhttp://ontology.ontotext.com/taxonomy/Agent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05]&amp;[.C405]&amp;[.D405]" office:value-type="string" office:string-value="http://ontology.ontotext.com/taxonomy/Companyhttp://www.w3.org/2000/01/rdf-schema#subClassOfhttp://ontology.ontotext.com/taxonomy/Organization" calcext:value-type="string">
            <text:p>http://ontology.ontotext.com/taxonomy/Companyhttp://www.w3.org/2000/01/rdf-schema#subClassOfhttp://ontology.ontotext.com/taxonomy/Organization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06]&amp;[.C406]&amp;[.D406]" office:value-type="string" office:string-value="http://ontology.ontotext.com/taxonomy/Companyhttp://www.w3.org/2000/01/rdf-schema#subClassOfhttp://www.w3.org/2002/07/owl#Thing" calcext:value-type="string">
            <text:p>http://ontology.ontotext.com/taxonomy/Companyhttp://www.w3.org/2000/01/rdf-schema#subClassOfhttp://www.w3.org/2002/07/owl#Thing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07]&amp;[.C407]&amp;[.D407]" office:value-type="string" office:string-value="http://ontology.ontotext.com/taxonomy/Bandhttp://www.w3.org/2000/01/rdf-schema#subClassOfhttp://ontology.ontotext.com/taxonomy/Thing" calcext:value-type="string">
            <text:p>http://ontology.ontotext.com/taxonomy/Bandhttp://www.w3.org/2000/01/rdf-schema#subClassOfhttp://ontology.ontotext.com/taxonomy/Thing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08]&amp;[.C408]&amp;[.D408]" office:value-type="string" office:string-value="http://ontology.ontotext.com/taxonomy/Bandhttp://www.w3.org/2000/01/rdf-schema#subClassOfhttp://ontology.ontotext.com/taxonomy/Concept" calcext:value-type="string">
            <text:p>http://ontology.ontotext.com/taxonomy/Bandhttp://www.w3.org/2000/01/rdf-schema#subClassOfhttp://ontology.ontotext.com/taxonomy/Concept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09]&amp;[.C409]&amp;[.D409]" office:value-type="string" office:string-value="http://ontology.ontotext.com/taxonomy/Bandhttp://www.w3.org/2000/01/rdf-schema#subClassOfhttp://ontology.ontotext.com/taxonomy/Agent" calcext:value-type="string">
            <text:p>http://ontology.ontotext.com/taxonomy/Bandhttp://www.w3.org/2000/01/rdf-schema#subClassOfhttp://ontology.ontotext.com/taxonomy/Agent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10]&amp;[.C410]&amp;[.D410]" office:value-type="string" office:string-value="http://ontology.ontotext.com/taxonomy/Bandhttp://www.w3.org/2000/01/rdf-schema#subClassOfhttp://ontology.ontotext.com/taxonomy/Organization" calcext:value-type="string">
            <text:p>http://ontology.ontotext.com/taxonomy/Bandhttp://www.w3.org/2000/01/rdf-schema#subClassOfhttp://ontology.ontotext.com/taxonomy/Organization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11]&amp;[.C411]&amp;[.D411]" office:value-type="string" office:string-value="http://ontology.ontotext.com/taxonomy/Bandhttp://www.w3.org/2000/01/rdf-schema#subClassOfhttp://www.w3.org/2002/07/owl#Thing" calcext:value-type="string">
            <text:p>http://ontology.ontotext.com/taxonomy/Bandhttp://www.w3.org/2000/01/rdf-schema#subClassOfhttp://www.w3.org/2002/07/owl#Thing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12]&amp;[.C412]&amp;[.D412]" office:value-type="string" office:string-value="http://ontology.ontotext.com/taxonomy/EducationalInstitutionhttp://www.w3.org/2000/01/rdf-schema#subClassOfhttp://ontology.ontotext.com/taxonomy/Thing" calcext:value-type="string">
            <text:p>http://ontology.ontotext.com/taxonomy/EducationalInstitutionhttp://www.w3.org/2000/01/rdf-schema#subClassOfhttp://ontology.ontotext.com/taxonomy/Thing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13]&amp;[.C413]&amp;[.D413]" office:value-type="string" office:string-value="http://ontology.ontotext.com/taxonomy/EducationalInstitutionhttp://www.w3.org/2000/01/rdf-schema#subClassOfhttp://ontology.ontotext.com/taxonomy/Concept" calcext:value-type="string">
            <text:p>http://ontology.ontotext.com/taxonomy/EducationalInstitutionhttp://www.w3.org/2000/01/rdf-schema#subClassOfhttp://ontology.ontotext.com/taxonomy/Concept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14]&amp;[.C414]&amp;[.D414]" office:value-type="string" office:string-value="http://ontology.ontotext.com/taxonomy/EducationalInstitutionhttp://www.w3.org/2000/01/rdf-schema#subClassOfhttp://ontology.ontotext.com/taxonomy/Agent" calcext:value-type="string">
            <text:p>http://ontology.ontotext.com/taxonomy/EducationalInstitutionhttp://www.w3.org/2000/01/rdf-schema#subClassOfhttp://ontology.ontotext.com/taxonomy/Agent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15]&amp;[.C415]&amp;[.D415]" office:value-type="string" office:string-value="http://ontology.ontotext.com/taxonomy/EducationalInstitutionhttp://www.w3.org/2000/01/rdf-schema#subClassOfhttp://ontology.ontotext.com/taxonomy/Organization" calcext:value-type="string">
            <text:p>http://ontology.ontotext.com/taxonomy/EducationalInstitut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16]&amp;[.C416]&amp;[.D416]" office:value-type="string" office:string-value="http://ontology.ontotext.com/taxonomy/EducationalInstitutionhttp://www.w3.org/2000/01/rdf-schema#subClassOfhttp://www.w3.org/2002/07/owl#Thing" calcext:value-type="string">
            <text:p>http://ontology.ontotext.com/taxonomy/EducationalInstitutionhttp://www.w3.org/2000/01/rdf-schema#subClassOfhttp://www.w3.org/2002/07/owl#Thing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17]&amp;[.C417]&amp;[.D417]" office:value-type="string" office:string-value="http://ontology.ontotext.com/taxonomy/SportsTeamhttp://www.w3.org/2000/01/rdf-schema#subClassOfhttp://ontology.ontotext.com/taxonomy/Thing" calcext:value-type="string">
            <text:p>http://ontology.ontotext.com/taxonomy/SportsTeamhttp://www.w3.org/2000/01/rdf-schema#subClassOfhttp://ontology.ontotext.com/taxonomy/Thing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18]&amp;[.C418]&amp;[.D418]" office:value-type="string" office:string-value="http://ontology.ontotext.com/taxonomy/SportsTeamhttp://www.w3.org/2000/01/rdf-schema#subClassOfhttp://ontology.ontotext.com/taxonomy/Concept" calcext:value-type="string">
            <text:p>http://ontology.ontotext.com/taxonomy/SportsTeamhttp://www.w3.org/2000/01/rdf-schema#subClassOfhttp://ontology.ontotext.com/taxonomy/Concept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19]&amp;[.C419]&amp;[.D419]" office:value-type="string" office:string-value="http://ontology.ontotext.com/taxonomy/SportsTeamhttp://www.w3.org/2000/01/rdf-schema#subClassOfhttp://ontology.ontotext.com/taxonomy/Agent" calcext:value-type="string">
            <text:p>http://ontology.ontotext.com/taxonomy/SportsTeamhttp://www.w3.org/2000/01/rdf-schema#subClassOfhttp://ontology.ontotext.com/taxonomy/Agent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20]&amp;[.C420]&amp;[.D420]" office:value-type="string" office:string-value="http://ontology.ontotext.com/taxonomy/SportsTeamhttp://www.w3.org/2000/01/rdf-schema#subClassOfhttp://ontology.ontotext.com/taxonomy/Organization" calcext:value-type="string">
            <text:p>http://ontology.ontotext.com/taxonomy/SportsTeamhttp://www.w3.org/2000/01/rdf-schema#subClassOfhttp://ontology.ontotext.com/taxonomy/Organization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21]&amp;[.C421]&amp;[.D421]" office:value-type="string" office:string-value="http://ontology.ontotext.com/taxonomy/SportsTeamhttp://www.w3.org/2000/01/rdf-schema#subClassOfhttp://www.w3.org/2002/07/owl#Thing" calcext:value-type="string">
            <text:p>http://ontology.ontotext.com/taxonomy/SportsTeamhttp://www.w3.org/2000/01/rdf-schema#subClassOfhttp://www.w3.org/2002/07/owl#Thing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22]&amp;[.C422]&amp;[.D422]" office:value-type="string" office:string-value="http://ontology.ontotext.com/taxonomy/Broadcasterhttp://www.w3.org/2000/01/rdf-schema#subClassOfhttp://ontology.ontotext.com/taxonomy/Thing" calcext:value-type="string">
            <text:p>http://ontology.ontotext.com/taxonomy/Broadcasterhttp://www.w3.org/2000/01/rdf-schema#subClassOfhttp://ontology.ontotext.com/taxonomy/Thing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23]&amp;[.C423]&amp;[.D423]" office:value-type="string" office:string-value="http://ontology.ontotext.com/taxonomy/Broadcasterhttp://www.w3.org/2000/01/rdf-schema#subClassOfhttp://ontology.ontotext.com/taxonomy/Concept" calcext:value-type="string">
            <text:p>http://ontology.ontotext.com/taxonomy/Broadcasterhttp://www.w3.org/2000/01/rdf-schema#subClassOfhttp://ontology.ontotext.com/taxonomy/Concept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24]&amp;[.C424]&amp;[.D424]" office:value-type="string" office:string-value="http://ontology.ontotext.com/taxonomy/Broadcasterhttp://www.w3.org/2000/01/rdf-schema#subClassOfhttp://ontology.ontotext.com/taxonomy/Agent" calcext:value-type="string">
            <text:p>http://ontology.ontotext.com/taxonomy/Broadcasterhttp://www.w3.org/2000/01/rdf-schema#subClassOfhttp://ontology.ontotext.com/taxonomy/Agent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25]&amp;[.C425]&amp;[.D425]" office:value-type="string" office:string-value="http://ontology.ontotext.com/taxonomy/Broadcasterhttp://www.w3.org/2000/01/rdf-schema#subClassOfhttp://ontology.ontotext.com/taxonomy/Organization" calcext:value-type="string">
            <text:p>http://ontology.ontotext.com/taxonomy/Broadcasterhttp://www.w3.org/2000/01/rdf-schema#subClassOfhttp://ontology.ontotext.com/taxonomy/Organization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26]&amp;[.C426]&amp;[.D426]" office:value-type="string" office:string-value="http://ontology.ontotext.com/taxonomy/Broadcasterhttp://www.w3.org/2000/01/rdf-schema#subClassOfhttp://www.w3.org/2002/07/owl#Thing" calcext:value-type="string">
            <text:p>http://ontology.ontotext.com/taxonomy/Broadcasterhttp://www.w3.org/2000/01/rdf-schema#subClassOfhttp://www.w3.org/2002/07/owl#Thing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27]&amp;[.C427]&amp;[.D427]" office:value-type="string" office:string-value="http://ontology.ontotext.com/taxonomy/MilitaryUnithttp://www.w3.org/2000/01/rdf-schema#subClassOfhttp://ontology.ontotext.com/taxonomy/Thing" calcext:value-type="string">
            <text:p>http://ontology.ontotext.com/taxonomy/MilitaryUnithttp://www.w3.org/2000/01/rdf-schema#subClassOfhttp://ontology.ontotext.com/taxonomy/Thing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28]&amp;[.C428]&amp;[.D428]" office:value-type="string" office:string-value="http://ontology.ontotext.com/taxonomy/MilitaryUnithttp://www.w3.org/2000/01/rdf-schema#subClassOfhttp://ontology.ontotext.com/taxonomy/Concept" calcext:value-type="string">
            <text:p>http://ontology.ontotext.com/taxonomy/MilitaryUnithttp://www.w3.org/2000/01/rdf-schema#subClassOfhttp://ontology.ontotext.com/taxonomy/Concep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29]&amp;[.C429]&amp;[.D429]" office:value-type="string" office:string-value="http://ontology.ontotext.com/taxonomy/MilitaryUnithttp://www.w3.org/2000/01/rdf-schema#subClassOfhttp://ontology.ontotext.com/taxonomy/Agent" calcext:value-type="string">
            <text:p>http://ontology.ontotext.com/taxonomy/MilitaryUnithttp://www.w3.org/2000/01/rdf-schema#subClassOfhttp://ontology.ontotext.com/taxonomy/Agen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30]&amp;[.C430]&amp;[.D430]" office:value-type="string" office:string-value="http://ontology.ontotext.com/taxonomy/MilitaryUnithttp://www.w3.org/2000/01/rdf-schema#subClassOfhttp://ontology.ontotext.com/taxonomy/Organization" calcext:value-type="string">
            <text:p>http://ontology.ontotext.com/taxonomy/MilitaryUnithttp://www.w3.org/2000/01/rdf-schema#subClassOfhttp://ontology.ontotext.com/taxonomy/Organization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31]&amp;[.C431]&amp;[.D431]" office:value-type="string" office:string-value="http://ontology.ontotext.com/taxonomy/MilitaryUnithttp://www.w3.org/2000/01/rdf-schema#subClassOfhttp://www.w3.org/2002/07/owl#Thing" calcext:value-type="string">
            <text:p>http://ontology.ontotext.com/taxonomy/MilitaryUnithttp://www.w3.org/2000/01/rdf-schema#subClassOfhttp://www.w3.org/2002/07/owl#Thing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32]&amp;[.C432]&amp;[.D432]" office:value-type="string" office:string-value="http://ontology.ontotext.com/taxonomy/PoliticalPartyhttp://www.w3.org/2000/01/rdf-schema#subClassOfhttp://ontology.ontotext.com/taxonomy/Thing" calcext:value-type="string">
            <text:p>http://ontology.ontotext.com/taxonomy/PoliticalPartyhttp://www.w3.org/2000/01/rdf-schema#subClassOfhttp://ontology.ontotext.com/taxonomy/Thing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33]&amp;[.C433]&amp;[.D433]" office:value-type="string" office:string-value="http://ontology.ontotext.com/taxonomy/PoliticalPartyhttp://www.w3.org/2000/01/rdf-schema#subClassOfhttp://ontology.ontotext.com/taxonomy/Concept" calcext:value-type="string">
            <text:p>http://ontology.ontotext.com/taxonomy/PoliticalPartyhttp://www.w3.org/2000/01/rdf-schema#subClassOfhttp://ontology.ontotext.com/taxonomy/Concept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34]&amp;[.C434]&amp;[.D434]" office:value-type="string" office:string-value="http://ontology.ontotext.com/taxonomy/PoliticalPartyhttp://www.w3.org/2000/01/rdf-schema#subClassOfhttp://ontology.ontotext.com/taxonomy/Agent" calcext:value-type="string">
            <text:p>http://ontology.ontotext.com/taxonomy/PoliticalPartyhttp://www.w3.org/2000/01/rdf-schema#subClassOfhttp://ontology.ontotext.com/taxonomy/Agent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35]&amp;[.C435]&amp;[.D435]" office:value-type="string" office:string-value="http://ontology.ontotext.com/taxonomy/PoliticalPartyhttp://www.w3.org/2000/01/rdf-schema#subClassOfhttp://ontology.ontotext.com/taxonomy/Organization" calcext:value-type="string">
            <text:p>http://ontology.ontotext.com/taxonomy/PoliticalPartyhttp://www.w3.org/2000/01/rdf-schema#subClassOfhttp://ontology.ontotext.com/taxonomy/Organization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36]&amp;[.C436]&amp;[.D436]" office:value-type="string" office:string-value="http://ontology.ontotext.com/taxonomy/PoliticalPartyhttp://www.w3.org/2000/01/rdf-schema#subClassOfhttp://www.w3.org/2002/07/owl#Thing" calcext:value-type="string">
            <text:p>http://ontology.ontotext.com/taxonomy/PoliticalPartyhttp://www.w3.org/2000/01/rdf-schema#subClassOfhttp://www.w3.org/2002/07/owl#Thing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37]&amp;[.C437]&amp;[.D437]" office:value-type="string" office:string-value="http://ontology.ontotext.com/taxonomy/Non-ProfitOrganizationhttp://www.w3.org/2000/01/rdf-schema#subClassOfhttp://ontology.ontotext.com/taxonomy/Thing" calcext:value-type="string">
            <text:p>http://ontology.ontotext.com/taxonomy/Non-ProfitOrganizationhttp://www.w3.org/2000/01/rdf-schema#subClassOfhttp://ontology.ontotext.com/taxonomy/Thing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38]&amp;[.C438]&amp;[.D438]" office:value-type="string" office:string-value="http://ontology.ontotext.com/taxonomy/Non-ProfitOrganizationhttp://www.w3.org/2000/01/rdf-schema#subClassOfhttp://ontology.ontotext.com/taxonomy/Concept" calcext:value-type="string">
            <text:p>http://ontology.ontotext.com/taxonomy/Non-ProfitOrganizationhttp://www.w3.org/2000/01/rdf-schema#subClassOfhttp://ontology.ontotext.com/taxonomy/Concept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39]&amp;[.C439]&amp;[.D439]" office:value-type="string" office:string-value="http://ontology.ontotext.com/taxonomy/Non-ProfitOrganizationhttp://www.w3.org/2000/01/rdf-schema#subClassOfhttp://ontology.ontotext.com/taxonomy/Agent" calcext:value-type="string">
            <text:p>http://ontology.ontotext.com/taxonomy/Non-ProfitOrganizationhttp://www.w3.org/2000/01/rdf-schema#subClassOfhttp://ontology.ontotext.com/taxonomy/Agent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40]&amp;[.C440]&amp;[.D440]" office:value-type="string" office:string-value="http://ontology.ontotext.com/taxonomy/Non-ProfitOrganizationhttp://www.w3.org/2000/01/rdf-schema#subClassOfhttp://ontology.ontotext.com/taxonomy/Organization" calcext:value-type="string">
            <text:p>http://ontology.ontotext.com/taxonomy/Non-ProfitOrganizat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41]&amp;[.C441]&amp;[.D441]" office:value-type="string" office:string-value="http://ontology.ontotext.com/taxonomy/Non-ProfitOrganizationhttp://www.w3.org/2000/01/rdf-schema#subClassOfhttp://www.w3.org/2002/07/owl#Thing" calcext:value-type="string">
            <text:p>http://ontology.ontotext.com/taxonomy/Non-ProfitOrganizationhttp://www.w3.org/2000/01/rdf-schema#subClassOfhttp://www.w3.org/2002/07/owl#Thing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42]&amp;[.C442]&amp;[.D442]" office:value-type="string" office:string-value="http://ontology.ontotext.com/taxonomy/SportsLeaguehttp://www.w3.org/2000/01/rdf-schema#subClassOfhttp://ontology.ontotext.com/taxonomy/Thing" calcext:value-type="string">
            <text:p>http://ontology.ontotext.com/taxonomy/SportsLeaguehttp://www.w3.org/2000/01/rdf-schema#subClassOfhttp://ontology.ontotext.com/taxonomy/Thing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43]&amp;[.C443]&amp;[.D443]" office:value-type="string" office:string-value="http://ontology.ontotext.com/taxonomy/SportsLeaguehttp://www.w3.org/2000/01/rdf-schema#subClassOfhttp://ontology.ontotext.com/taxonomy/Concept" calcext:value-type="string">
            <text:p>http://ontology.ontotext.com/taxonomy/SportsLeaguehttp://www.w3.org/2000/01/rdf-schema#subClassOfhttp://ontology.ontotext.com/taxonomy/Concept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44]&amp;[.C444]&amp;[.D444]" office:value-type="string" office:string-value="http://ontology.ontotext.com/taxonomy/SportsLeaguehttp://www.w3.org/2000/01/rdf-schema#subClassOfhttp://ontology.ontotext.com/taxonomy/Agent" calcext:value-type="string">
            <text:p>http://ontology.ontotext.com/taxonomy/SportsLeaguehttp://www.w3.org/2000/01/rdf-schema#subClassOfhttp://ontology.ontotext.com/taxonomy/Agent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45]&amp;[.C445]&amp;[.D445]" office:value-type="string" office:string-value="http://ontology.ontotext.com/taxonomy/SportsLeaguehttp://www.w3.org/2000/01/rdf-schema#subClassOfhttp://ontology.ontotext.com/taxonomy/Organization" calcext:value-type="string">
            <text:p>http://ontology.ontotext.com/taxonomy/SportsLeaguehttp://www.w3.org/2000/01/rdf-schema#subClassOfhttp://ontology.ontotext.com/taxonomy/Organization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46]&amp;[.C446]&amp;[.D446]" office:value-type="string" office:string-value="http://ontology.ontotext.com/taxonomy/SportsLeaguehttp://www.w3.org/2000/01/rdf-schema#subClassOfhttp://www.w3.org/2002/07/owl#Thing" calcext:value-type="string">
            <text:p>http://ontology.ontotext.com/taxonomy/SportsLeaguehttp://www.w3.org/2000/01/rdf-schema#subClassOfhttp://www.w3.org/2002/07/owl#Thing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47]&amp;[.C447]&amp;[.D447]" office:value-type="string" office:string-value="http://ontology.ontotext.com/taxonomy/TradeUnionhttp://www.w3.org/2000/01/rdf-schema#subClassOfhttp://ontology.ontotext.com/taxonomy/Thing" calcext:value-type="string">
            <text:p>http://ontology.ontotext.com/taxonomy/TradeUnionhttp://www.w3.org/2000/01/rdf-schema#subClassOfhttp://ontology.ontotext.com/taxonomy/Thing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48]&amp;[.C448]&amp;[.D448]" office:value-type="string" office:string-value="http://ontology.ontotext.com/taxonomy/TradeUnionhttp://www.w3.org/2000/01/rdf-schema#subClassOfhttp://ontology.ontotext.com/taxonomy/Concept" calcext:value-type="string">
            <text:p>http://ontology.ontotext.com/taxonomy/TradeUnionhttp://www.w3.org/2000/01/rdf-schema#subClassOfhttp://ontology.ontotext.com/taxonomy/Concept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49]&amp;[.C449]&amp;[.D449]" office:value-type="string" office:string-value="http://ontology.ontotext.com/taxonomy/TradeUnionhttp://www.w3.org/2000/01/rdf-schema#subClassOfhttp://ontology.ontotext.com/taxonomy/Agent" calcext:value-type="string">
            <text:p>http://ontology.ontotext.com/taxonomy/TradeUnionhttp://www.w3.org/2000/01/rdf-schema#subClassOfhttp://ontology.ontotext.com/taxonomy/Agent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Agent</text:p>
          </table:table-cell>
          <table:table-cell/>
        </table:table-row>
        <table:table-row table:style-name="ro1">
          <table:table-cell table:formula="of:=[.B450]&amp;[.C450]&amp;[.D450]" office:value-type="string" office:string-value="http://ontology.ontotext.com/taxonomy/TradeUnionhttp://www.w3.org/2000/01/rdf-schema#subClassOfhttp://ontology.ontotext.com/taxonomy/Organization" calcext:value-type="string">
            <text:p>http://ontology.ontotext.com/taxonomy/TradeUnionhttp://www.w3.org/2000/01/rdf-schema#subClassOfhttp://ontology.ontotext.com/taxonomy/Organization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Organization</text:p>
          </table:table-cell>
          <table:table-cell/>
        </table:table-row>
        <table:table-row table:style-name="ro1">
          <table:table-cell table:formula="of:=[.B451]&amp;[.C451]&amp;[.D451]" office:value-type="string" office:string-value="http://ontology.ontotext.com/taxonomy/TradeUnionhttp://www.w3.org/2000/01/rdf-schema#subClassOfhttp://www.w3.org/2002/07/owl#Thing" calcext:value-type="string">
            <text:p>http://ontology.ontotext.com/taxonomy/TradeUnionhttp://www.w3.org/2000/01/rdf-schema#subClassOfhttp://www.w3.org/2002/07/owl#Thing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52]&amp;[.C452]&amp;[.D452]" office:value-type="string" office:string-value="http://ontology.ontotext.com/taxonomy/PopulatedPlacehttp://www.w3.org/2000/01/rdf-schema#subClassOfhttp://ontology.ontotext.com/taxonomy/Thing" calcext:value-type="string">
            <text:p>http://ontology.ontotext.com/taxonomy/PopulatedPlacehttp://www.w3.org/2000/01/rdf-schema#subClassOfhttp://ontology.ontotext.com/taxonomy/Thing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53]&amp;[.C453]&amp;[.D453]" office:value-type="string" office:string-value="http://ontology.ontotext.com/taxonomy/PopulatedPlacehttp://www.w3.org/2000/01/rdf-schema#subClassOfhttp://ontology.ontotext.com/taxonomy/Concept" calcext:value-type="string">
            <text:p>http://ontology.ontotext.com/taxonomy/PopulatedPlacehttp://www.w3.org/2000/01/rdf-schema#subClassOfhttp://ontology.ontotext.com/taxonomy/Concept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54]&amp;[.C454]&amp;[.D454]" office:value-type="string" office:string-value="http://ontology.ontotext.com/taxonomy/PopulatedPlacehttp://www.w3.org/2000/01/rdf-schema#subClassOfhttp://ontology.ontotext.com/taxonomy/Location" calcext:value-type="string">
            <text:p>http://ontology.ontotext.com/taxonomy/PopulatedPlacehttp://www.w3.org/2000/01/rdf-schema#subClassOfhttp://ontology.ontotext.com/taxonomy/Location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55]&amp;[.C455]&amp;[.D455]" office:value-type="string" office:string-value="http://ontology.ontotext.com/taxonomy/PopulatedPlacehttp://www.w3.org/2000/01/rdf-schema#subClassOfhttp://www.w3.org/2002/07/owl#Thing" calcext:value-type="string">
            <text:p>http://ontology.ontotext.com/taxonomy/PopulatedPlacehttp://www.w3.org/2000/01/rdf-schema#subClassOfhttp://www.w3.org/2002/07/owl#Thing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56]&amp;[.C456]&amp;[.D456]" office:value-type="string" office:string-value="http://ontology.ontotext.com/taxonomy/Buildinghttp://www.w3.org/2000/01/rdf-schema#subClassOfhttp://ontology.ontotext.com/taxonomy/Thing" calcext:value-type="string">
            <text:p>http://ontology.ontotext.com/taxonomy/Buildinghttp://www.w3.org/2000/01/rdf-schema#subClassOfhttp://ontology.ontotext.com/taxonomy/Th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57]&amp;[.C457]&amp;[.D457]" office:value-type="string" office:string-value="http://ontology.ontotext.com/taxonomy/Buildinghttp://www.w3.org/2000/01/rdf-schema#subClassOfhttp://ontology.ontotext.com/taxonomy/Concept" calcext:value-type="string">
            <text:p>http://ontology.ontotext.com/taxonomy/Buildinghttp://www.w3.org/2000/01/rdf-schema#subClassOfhttp://ontology.ontotext.com/taxonomy/Concept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58]&amp;[.C458]&amp;[.D458]" office:value-type="string" office:string-value="http://ontology.ontotext.com/taxonomy/Buildinghttp://www.w3.org/2000/01/rdf-schema#subClassOfhttp://ontology.ontotext.com/taxonomy/Location" calcext:value-type="string">
            <text:p>http://ontology.ontotext.com/taxonomy/Buildinghttp://www.w3.org/2000/01/rdf-schema#subClassOfhttp://ontology.ontotext.com/taxonomy/Location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59]&amp;[.C459]&amp;[.D459]" office:value-type="string" office:string-value="http://ontology.ontotext.com/taxonomy/Buildinghttp://www.w3.org/2000/01/rdf-schema#subClassOfhttp://www.w3.org/2002/07/owl#Thing" calcext:value-type="string">
            <text:p>http://ontology.ontotext.com/taxonomy/Buildinghttp://www.w3.org/2000/01/rdf-schema#subClassOfhttp://www.w3.org/2002/07/owl#Th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60]&amp;[.C460]&amp;[.D460]" office:value-type="string" office:string-value="http://ontology.ontotext.com/taxonomy/BodyOfWaterhttp://www.w3.org/2000/01/rdf-schema#subClassOfhttp://ontology.ontotext.com/taxonomy/Thing" calcext:value-type="string">
            <text:p>http://ontology.ontotext.com/taxonomy/BodyOfWaterhttp://www.w3.org/2000/01/rdf-schema#subClassOfhttp://ontology.ontotext.com/taxonomy/Thing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61]&amp;[.C461]&amp;[.D461]" office:value-type="string" office:string-value="http://ontology.ontotext.com/taxonomy/BodyOfWaterhttp://www.w3.org/2000/01/rdf-schema#subClassOfhttp://ontology.ontotext.com/taxonomy/Concept" calcext:value-type="string">
            <text:p>http://ontology.ontotext.com/taxonomy/BodyOfWaterhttp://www.w3.org/2000/01/rdf-schema#subClassOfhttp://ontology.ontotext.com/taxonomy/Concept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62]&amp;[.C462]&amp;[.D462]" office:value-type="string" office:string-value="http://ontology.ontotext.com/taxonomy/BodyOfWaterhttp://www.w3.org/2000/01/rdf-schema#subClassOfhttp://ontology.ontotext.com/taxonomy/Location" calcext:value-type="string">
            <text:p>http://ontology.ontotext.com/taxonomy/BodyOfWaterhttp://www.w3.org/2000/01/rdf-schema#subClassOfhttp://ontology.ontotext.com/taxonomy/Location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63]&amp;[.C463]&amp;[.D463]" office:value-type="string" office:string-value="http://ontology.ontotext.com/taxonomy/BodyOfWaterhttp://www.w3.org/2000/01/rdf-schema#subClassOfhttp://www.w3.org/2002/07/owl#Thing" calcext:value-type="string">
            <text:p>http://ontology.ontotext.com/taxonomy/BodyOfWaterhttp://www.w3.org/2000/01/rdf-schema#subClassOfhttp://www.w3.org/2002/07/owl#Thing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64]&amp;[.C464]&amp;[.D464]" office:value-type="string" office:string-value="http://ontology.ontotext.com/taxonomy/SportFacilityhttp://www.w3.org/2000/01/rdf-schema#subClassOfhttp://ontology.ontotext.com/taxonomy/Thing" calcext:value-type="string">
            <text:p>http://ontology.ontotext.com/taxonomy/SportFacilityhttp://www.w3.org/2000/01/rdf-schema#subClassOfhttp://ontology.ontotext.com/taxonomy/Thing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65]&amp;[.C465]&amp;[.D465]" office:value-type="string" office:string-value="http://ontology.ontotext.com/taxonomy/SportFacilityhttp://www.w3.org/2000/01/rdf-schema#subClassOfhttp://ontology.ontotext.com/taxonomy/Concept" calcext:value-type="string">
            <text:p>http://ontology.ontotext.com/taxonomy/SportFacilityhttp://www.w3.org/2000/01/rdf-schema#subClassOfhttp://ontology.ontotext.com/taxonomy/Concept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66]&amp;[.C466]&amp;[.D466]" office:value-type="string" office:string-value="http://ontology.ontotext.com/taxonomy/SportFacilityhttp://www.w3.org/2000/01/rdf-schema#subClassOfhttp://ontology.ontotext.com/taxonomy/Location" calcext:value-type="string">
            <text:p>http://ontology.ontotext.com/taxonomy/SportFacilityhttp://www.w3.org/2000/01/rdf-schema#subClassOfhttp://ontology.ontotext.com/taxonomy/Location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67]&amp;[.C467]&amp;[.D467]" office:value-type="string" office:string-value="http://ontology.ontotext.com/taxonomy/SportFacilityhttp://www.w3.org/2000/01/rdf-schema#subClassOfhttp://www.w3.org/2002/07/owl#Thing" calcext:value-type="string">
            <text:p>http://ontology.ontotext.com/taxonomy/SportFacilityhttp://www.w3.org/2000/01/rdf-schema#subClassOfhttp://www.w3.org/2002/07/owl#Thing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68]&amp;[.C468]&amp;[.D468]" office:value-type="string" office:string-value="http://ontology.ontotext.com/taxonomy/Infrastructurehttp://www.w3.org/2000/01/rdf-schema#subClassOfhttp://ontology.ontotext.com/taxonomy/Thing" calcext:value-type="string">
            <text:p>http://ontology.ontotext.com/taxonomy/Infrastructurehttp://www.w3.org/2000/01/rdf-schema#subClassOfhttp://ontology.ontotext.com/taxonomy/Thing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69]&amp;[.C469]&amp;[.D469]" office:value-type="string" office:string-value="http://ontology.ontotext.com/taxonomy/Infrastructurehttp://www.w3.org/2000/01/rdf-schema#subClassOfhttp://ontology.ontotext.com/taxonomy/Concept" calcext:value-type="string">
            <text:p>http://ontology.ontotext.com/taxonomy/Infrastructurehttp://www.w3.org/2000/01/rdf-schema#subClassOfhttp://ontology.ontotext.com/taxonomy/Concept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70]&amp;[.C470]&amp;[.D470]" office:value-type="string" office:string-value="http://ontology.ontotext.com/taxonomy/Infrastructurehttp://www.w3.org/2000/01/rdf-schema#subClassOfhttp://ontology.ontotext.com/taxonomy/Location" calcext:value-type="string">
            <text:p>http://ontology.ontotext.com/taxonomy/Infrastructurehttp://www.w3.org/2000/01/rdf-schema#subClassOfhttp://ontology.ontotext.com/taxonomy/Location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71]&amp;[.C471]&amp;[.D471]" office:value-type="string" office:string-value="http://ontology.ontotext.com/taxonomy/Infrastructurehttp://www.w3.org/2000/01/rdf-schema#subClassOfhttp://www.w3.org/2002/07/owl#Thing" calcext:value-type="string">
            <text:p>http://ontology.ontotext.com/taxonomy/Infrastructurehttp://www.w3.org/2000/01/rdf-schema#subClassOfhttp://www.w3.org/2002/07/owl#Thing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72]&amp;[.C472]&amp;[.D472]" office:value-type="string" office:string-value="http://ontology.ontotext.com/taxonomy/Mountainhttp://www.w3.org/2000/01/rdf-schema#subClassOfhttp://ontology.ontotext.com/taxonomy/Thing" calcext:value-type="string">
            <text:p>http://ontology.ontotext.com/taxonomy/Mountainhttp://www.w3.org/2000/01/rdf-schema#subClassOfhttp://ontology.ontotext.com/taxonomy/Thing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73]&amp;[.C473]&amp;[.D473]" office:value-type="string" office:string-value="http://ontology.ontotext.com/taxonomy/Mountainhttp://www.w3.org/2000/01/rdf-schema#subClassOfhttp://ontology.ontotext.com/taxonomy/Concept" calcext:value-type="string">
            <text:p>http://ontology.ontotext.com/taxonomy/Mountainhttp://www.w3.org/2000/01/rdf-schema#subClassOfhttp://ontology.ontotext.com/taxonomy/Concept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74]&amp;[.C474]&amp;[.D474]" office:value-type="string" office:string-value="http://ontology.ontotext.com/taxonomy/Mountainhttp://www.w3.org/2000/01/rdf-schema#subClassOfhttp://ontology.ontotext.com/taxonomy/Location" calcext:value-type="string">
            <text:p>http://ontology.ontotext.com/taxonomy/Mountainhttp://www.w3.org/2000/01/rdf-schema#subClassOfhttp://ontology.ontotext.com/taxonomy/Location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Location</text:p>
          </table:table-cell>
          <table:table-cell/>
        </table:table-row>
        <table:table-row table:style-name="ro1">
          <table:table-cell table:formula="of:=[.B475]&amp;[.C475]&amp;[.D475]" office:value-type="string" office:string-value="http://ontology.ontotext.com/taxonomy/Mountainhttp://www.w3.org/2000/01/rdf-schema#subClassOfhttp://www.w3.org/2002/07/owl#Thing" calcext:value-type="string">
            <text:p>http://ontology.ontotext.com/taxonomy/Mountainhttp://www.w3.org/2000/01/rdf-schema#subClassOfhttp://www.w3.org/2002/07/owl#Thing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76]&amp;[.C476]&amp;[.D476]" office:value-type="string" office:string-value="http://ontology.ontotext.com/taxonomy/Workhttp://www.w3.org/2000/01/rdf-schema#subClassOfhttp://ontology.ontotext.com/taxonomy/Thing" calcext:value-type="string">
            <text:p>http://ontology.ontotext.com/taxonomy/Workhttp://www.w3.org/2000/01/rdf-schema#subClassOfhttp://ontology.ontotext.com/taxonomy/Thing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77]&amp;[.C477]&amp;[.D477]" office:value-type="string" office:string-value="http://ontology.ontotext.com/taxonomy/Workhttp://www.w3.org/2000/01/rdf-schema#subClassOfhttp://ontology.ontotext.com/taxonomy/Concept" calcext:value-type="string">
            <text:p>http://ontology.ontotext.com/taxonomy/Workhttp://www.w3.org/2000/01/rdf-schema#subClassOfhttp://ontology.ontotext.com/taxonomy/Concept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78]&amp;[.C478]&amp;[.D478]" office:value-type="string" office:string-value="http://ontology.ontotext.com/taxonomy/Workhttp://www.w3.org/2000/01/rdf-schema#subClassOfhttp://www.w3.org/2002/07/owl#Thing" calcext:value-type="string">
            <text:p>http://ontology.ontotext.com/taxonomy/Workhttp://www.w3.org/2000/01/rdf-schema#subClassOfhttp://www.w3.org/2002/07/owl#Thing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79]&amp;[.C479]&amp;[.D479]" office:value-type="string" office:string-value="http://ontology.ontotext.com/taxonomy/MeanOfTransportationhttp://www.w3.org/2000/01/rdf-schema#subClassOfhttp://ontology.ontotext.com/taxonomy/Thing" calcext:value-type="string">
            <text:p>http://ontology.ontotext.com/taxonomy/MeanOfTransportationhttp://www.w3.org/2000/01/rdf-schema#subClassOfhttp://ontology.ontotext.com/taxonomy/Thing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80]&amp;[.C480]&amp;[.D480]" office:value-type="string" office:string-value="http://ontology.ontotext.com/taxonomy/MeanOfTransportationhttp://www.w3.org/2000/01/rdf-schema#subClassOfhttp://ontology.ontotext.com/taxonomy/Concept" calcext:value-type="string">
            <text:p>http://ontology.ontotext.com/taxonomy/MeanOfTransportationhttp://www.w3.org/2000/01/rdf-schema#subClassOfhttp://ontology.ontotext.com/taxonomy/Concept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81]&amp;[.C481]&amp;[.D481]" office:value-type="string" office:string-value="http://ontology.ontotext.com/taxonomy/MeanOfTransportationhttp://www.w3.org/2000/01/rdf-schema#subClassOfhttp://www.w3.org/2002/07/owl#Thing" calcext:value-type="string">
            <text:p>http://ontology.ontotext.com/taxonomy/MeanOfTransportationhttp://www.w3.org/2000/01/rdf-schema#subClassOfhttp://www.w3.org/2002/07/owl#Thing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82]&amp;[.C482]&amp;[.D482]" office:value-type="string" office:string-value="http://ontology.ontotext.com/taxonomy/MeanOfTransportationhttp://www.w3.org/2000/01/rdf-schema#subClassOfhttp://ontology.ontotext.com/taxonomy/Work" calcext:value-type="string">
            <text:p>http://ontology.ontotext.com/taxonomy/MeanOfTransportationhttp://www.w3.org/2000/01/rdf-schema#subClassOfhttp://ontology.ontotext.com/taxonomy/Work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Work</text:p>
          </table:table-cell>
          <table:table-cell/>
        </table:table-row>
        <table:table-row table:style-name="ro1">
          <table:table-cell table:formula="of:=[.B483]&amp;[.C483]&amp;[.D483]" office:value-type="string" office:string-value="http://ontology.ontotext.com/taxonomy/Softwarehttp://www.w3.org/2000/01/rdf-schema#subClassOfhttp://ontology.ontotext.com/taxonomy/Thing" calcext:value-type="string">
            <text:p>http://ontology.ontotext.com/taxonomy/Softwarehttp://www.w3.org/2000/01/rdf-schema#subClassOfhttp://ontology.ontotext.com/taxonomy/Thing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84]&amp;[.C484]&amp;[.D484]" office:value-type="string" office:string-value="http://ontology.ontotext.com/taxonomy/Softwarehttp://www.w3.org/2000/01/rdf-schema#subClassOfhttp://ontology.ontotext.com/taxonomy/Concept" calcext:value-type="string">
            <text:p>http://ontology.ontotext.com/taxonomy/Softwarehttp://www.w3.org/2000/01/rdf-schema#subClassOfhttp://ontology.ontotext.com/taxonomy/Concept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85]&amp;[.C485]&amp;[.D485]" office:value-type="string" office:string-value="http://ontology.ontotext.com/taxonomy/Softwarehttp://www.w3.org/2000/01/rdf-schema#subClassOfhttp://www.w3.org/2002/07/owl#Thing" calcext:value-type="string">
            <text:p>http://ontology.ontotext.com/taxonomy/Softwarehttp://www.w3.org/2000/01/rdf-schema#subClassOfhttp://www.w3.org/2002/07/owl#Thing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86]&amp;[.C486]&amp;[.D486]" office:value-type="string" office:string-value="http://ontology.ontotext.com/taxonomy/Softwarehttp://www.w3.org/2000/01/rdf-schema#subClassOfhttp://ontology.ontotext.com/taxonomy/Work" calcext:value-type="string">
            <text:p>http://ontology.ontotext.com/taxonomy/Softwarehttp://www.w3.org/2000/01/rdf-schema#subClassOfhttp://ontology.ontotext.com/taxonomy/Work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Work</text:p>
          </table:table-cell>
          <table:table-cell/>
        </table:table-row>
        <table:table-row table:style-name="ro1">
          <table:table-cell table:formula="of:=[.B487]&amp;[.C487]&amp;[.D487]" office:value-type="string" office:string-value="http://ontology.ontotext.com/taxonomy/Planthttp://www.w3.org/2000/01/rdf-schema#subClassOfhttp://ontology.ontotext.com/taxonomy/Thing" calcext:value-type="string">
            <text:p>http://ontology.ontotext.com/taxonomy/Planthttp://www.w3.org/2000/01/rdf-schema#subClassOfhttp://ontology.ontotext.com/taxonomy/Thing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88]&amp;[.C488]&amp;[.D488]" office:value-type="string" office:string-value="http://ontology.ontotext.com/taxonomy/Planthttp://www.w3.org/2000/01/rdf-schema#subClassOfhttp://ontology.ontotext.com/taxonomy/Concept" calcext:value-type="string">
            <text:p>http://ontology.ontotext.com/taxonomy/Planthttp://www.w3.org/2000/01/rdf-schema#subClassOfhttp://ontology.ontotext.com/taxonomy/Concept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89]&amp;[.C489]&amp;[.D489]" office:value-type="string" office:string-value="http://ontology.ontotext.com/taxonomy/Planthttp://www.w3.org/2000/01/rdf-schema#subClassOfhttp://www.w3.org/2002/07/owl#Thing" calcext:value-type="string">
            <text:p>http://ontology.ontotext.com/taxonomy/Planthttp://www.w3.org/2000/01/rdf-schema#subClassOfhttp://www.w3.org/2002/07/owl#Thing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90]&amp;[.C490]&amp;[.D490]" office:value-type="string" office:string-value="http://ontology.ontotext.com/taxonomy/Animalhttp://www.w3.org/2000/01/rdf-schema#subClassOfhttp://ontology.ontotext.com/taxonomy/Thing" calcext:value-type="string">
            <text:p>http://ontology.ontotext.com/taxonomy/Animalhttp://www.w3.org/2000/01/rdf-schema#subClassOfhttp://ontology.ontotext.com/taxonomy/Thing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491]&amp;[.C491]&amp;[.D491]" office:value-type="string" office:string-value="http://ontology.ontotext.com/taxonomy/Animalhttp://www.w3.org/2000/01/rdf-schema#subClassOfhttp://ontology.ontotext.com/taxonomy/Concept" calcext:value-type="string">
            <text:p>http://ontology.ontotext.com/taxonomy/Animalhttp://www.w3.org/2000/01/rdf-schema#subClassOfhttp://ontology.ontotext.com/taxonomy/Concept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ontology.ontotext.com/taxonomy/Concept</text:p>
          </table:table-cell>
          <table:table-cell/>
        </table:table-row>
        <table:table-row table:style-name="ro1">
          <table:table-cell table:formula="of:=[.B492]&amp;[.C492]&amp;[.D492]" office:value-type="string" office:string-value="http://ontology.ontotext.com/taxonomy/Animalhttp://www.w3.org/2000/01/rdf-schema#subClassOfhttp://www.w3.org/2002/07/owl#Thing" calcext:value-type="string">
            <text:p>http://ontology.ontotext.com/taxonomy/Animalhttp://www.w3.org/2000/01/rdf-schema#subClassOfhttp://www.w3.org/2002/07/owl#Thing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493]&amp;[.C493]&amp;[.D493]" office:value-type="string" office:string-value="http://www.w3.org/2000/01/rdf-schema#subClassOfhttp://www.w3.org/2000/01/rdf-schema#domainhttp://www.w3.org/2000/01/rdf-schema#Class" calcext:value-type="string">
            <text:p>http://www.w3.org/2000/01/rdf-schema#subClassOfhttp://www.w3.org/2000/01/rdf-schema#domainhttp://www.w3.org/2000/01/rdf-schema#Class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494]&amp;[.C494]&amp;[.D494]" office:value-type="string" office:string-value="http://www.w3.org/1999/02/22-rdf-syntax-ns#subjecthttp://www.w3.org/2000/01/rdf-schema#domainhttp://www.w3.org/1999/02/22-rdf-syntax-ns#Statement" calcext:value-type="string">
            <text:p>http://www.w3.org/1999/02/22-rdf-syntax-ns#subject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subjec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/>
        </table:table-row>
        <table:table-row table:style-name="ro1">
          <table:table-cell table:formula="of:=[.B495]&amp;[.C495]&amp;[.D495]" office:value-type="string" office:string-value="http://www.w3.org/1999/02/22-rdf-syntax-ns#predicatehttp://www.w3.org/2000/01/rdf-schema#domainhttp://www.w3.org/1999/02/22-rdf-syntax-ns#Statement" calcext:value-type="string">
            <text:p>http://www.w3.org/1999/02/22-rdf-syntax-ns#predicate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predic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/>
        </table:table-row>
        <table:table-row table:style-name="ro1">
          <table:table-cell table:formula="of:=[.B496]&amp;[.C496]&amp;[.D496]" office:value-type="string" office:string-value="http://www.w3.org/1999/02/22-rdf-syntax-ns#objecthttp://www.w3.org/2000/01/rdf-schema#domainhttp://www.w3.org/1999/02/22-rdf-syntax-ns#Statement" calcext:value-type="string">
            <text:p>http://www.w3.org/1999/02/22-rdf-syntax-ns#objecthttp://www.w3.org/2000/01/rdf-schema#domainhttp://www.w3.org/1999/02/22-rdf-syntax-ns#Statement</text:p>
          </table:table-cell>
          <table:table-cell office:value-type="string" calcext:value-type="string">
            <text:p>http://www.w3.org/1999/02/22-rdf-syntax-ns#objec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Statement</text:p>
          </table:table-cell>
          <table:table-cell/>
        </table:table-row>
        <table:table-row table:style-name="ro1">
          <table:table-cell table:formula="of:=[.B497]&amp;[.C497]&amp;[.D497]" office:value-type="string" office:string-value="http://www.w3.org/1999/02/22-rdf-syntax-ns#firsthttp://www.w3.org/2000/01/rdf-schema#domainhttp://www.w3.org/1999/02/22-rdf-syntax-ns#List" calcext:value-type="string">
            <text:p>http://www.w3.org/1999/02/22-rdf-syntax-ns#firsthttp://www.w3.org/2000/01/rdf-schema#domainhttp://www.w3.org/1999/02/22-rdf-syntax-ns#List</text:p>
          </table:table-cell>
          <table:table-cell office:value-type="string" calcext:value-type="string">
            <text:p>http://www.w3.org/1999/02/22-rdf-syntax-ns#firs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List</text:p>
          </table:table-cell>
          <table:table-cell/>
        </table:table-row>
        <table:table-row table:style-name="ro1">
          <table:table-cell table:formula="of:=[.B498]&amp;[.C498]&amp;[.D498]" office:value-type="string" office:string-value="http://www.w3.org/1999/02/22-rdf-syntax-ns#resthttp://www.w3.org/2000/01/rdf-schema#domainhttp://www.w3.org/1999/02/22-rdf-syntax-ns#List" calcext:value-type="string">
            <text:p>http://www.w3.org/1999/02/22-rdf-syntax-ns#resthttp://www.w3.org/2000/01/rdf-schema#domainhttp://www.w3.org/1999/02/22-rdf-syntax-ns#List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1999/02/22-rdf-syntax-ns#List</text:p>
          </table:table-cell>
          <table:table-cell/>
        </table:table-row>
        <table:table-row table:style-name="ro1">
          <table:table-cell table:formula="of:=[.B499]&amp;[.C499]&amp;[.D499]" office:value-type="string" office:string-value="http://ontology.ontotext.com/taxonomy/preferredLabelhttp://www.w3.org/2000/01/rdf-schema#domainhttp://ontology.ontotext.com/taxonomy/Thing" calcext:value-type="string">
            <text:p>http://ontology.ontotext.com/taxonomy/preferredLabelhttp://www.w3.org/2000/01/rdf-schema#domainhttp://ontology.ontotext.com/taxonomy/Thing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0]&amp;[.C500]&amp;[.D500]" office:value-type="string" office:string-value="http://ontology.ontotext.com/taxonomy/alternativeLabelhttp://www.w3.org/2000/01/rdf-schema#domainhttp://ontology.ontotext.com/taxonomy/Thing" calcext:value-type="string">
            <text:p>http://ontology.ontotext.com/taxonomy/alternativeLabelhttp://www.w3.org/2000/01/rdf-schema#domainhttp://ontology.ontotext.com/taxonomy/Thing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1]&amp;[.C501]&amp;[.D501]" office:value-type="string" office:string-value="http://ontology.ontotext.com/taxonomy/picturehttp://www.w3.org/2000/01/rdf-schema#domainhttp://ontology.ontotext.com/taxonomy/Thing" calcext:value-type="string">
            <text:p>http://ontology.ontotext.com/taxonomy/picturehttp://www.w3.org/2000/01/rdf-schema#domainhttp://ontology.ontotext.com/taxonomy/Thing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2]&amp;[.C502]&amp;[.D502]" office:value-type="string" office:string-value="http://ontology.ontotext.com/taxonomy/thumbnailhttp://www.w3.org/2000/01/rdf-schema#domainhttp://ontology.ontotext.com/taxonomy/Thing" calcext:value-type="string">
            <text:p>http://ontology.ontotext.com/taxonomy/thumbnailhttp://www.w3.org/2000/01/rdf-schema#domainhttp://ontology.ontotext.com/taxonomy/Thing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3]&amp;[.C503]&amp;[.D503]" office:value-type="string" office:string-value="http://ontology.ontotext.com/taxonomy/descriptionhttp://www.w3.org/2000/01/rdf-schema#domainhttp://ontology.ontotext.com/taxonomy/Thing" calcext:value-type="string">
            <text:p>http://ontology.ontotext.com/taxonomy/descriptionhttp://www.w3.org/2000/01/rdf-schema#domainhttp://ontology.ontotext.com/taxonomy/Thing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4]&amp;[.C504]&amp;[.D504]" office:value-type="string" office:string-value="http://ontology.ontotext.com/taxonomy/exactMatchhttp://www.w3.org/2000/01/rdf-schema#domainhttp://ontology.ontotext.com/taxonomy/Thing" calcext:value-type="string">
            <text:p>http://ontology.ontotext.com/taxonomy/exactMatchhttp://www.w3.org/2000/01/rdf-schema#domainhttp://ontology.ontotext.com/taxonomy/Thing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05]&amp;[.C505]&amp;[.D505]" office:value-type="string" office:string-value="http://ontology.ontotext.com/taxonomy/generatedhttp://www.w3.org/2000/01/rdf-schema#domainhttp://ontology.ontotext.com/taxonomy/Relation" calcext:value-type="string">
            <text:p>http://ontology.ontotext.com/taxonomy/generatedhttp://www.w3.org/2000/01/rdf-schema#domainhttp://ontology.ontotext.com/taxonomy/Relation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taxonomy/Relation</text:p>
          </table:table-cell>
          <table:table-cell/>
        </table:table-row>
        <table:table-row table:style-name="ro1">
          <table:table-cell table:formula="of:=[.B506]&amp;[.C506]&amp;[.D506]" office:value-type="string" office:string-value="http://ontology.ontotext.com/publishing#featureNamehttp://www.w3.org/2000/01/rdf-schema#domainhttp://ontology.ontotext.com/publishing#Feature" calcext:value-type="string">
            <text:p>http://ontology.ontotext.com/publishing#featureNamehttp://www.w3.org/2000/01/rdf-schema#domainhttp://ontology.ontotext.com/publishing#Feature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Feature</text:p>
          </table:table-cell>
          <table:table-cell/>
        </table:table-row>
        <table:table-row table:style-name="ro1">
          <table:table-cell table:formula="of:=[.B507]&amp;[.C507]&amp;[.D507]" office:value-type="string" office:string-value="http://ontology.ontotext.com/publishing#featureValuehttp://www.w3.org/2000/01/rdf-schema#domainhttp://ontology.ontotext.com/publishing#Feature" calcext:value-type="string">
            <text:p>http://ontology.ontotext.com/publishing#featureValuehttp://www.w3.org/2000/01/rdf-schema#domainhttp://ontology.ontotext.com/publishing#Feature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Feature</text:p>
          </table:table-cell>
          <table:table-cell/>
        </table:table-row>
        <table:table-row table:style-name="ro1">
          <table:table-cell table:formula="of:=[.B508]&amp;[.C508]&amp;[.D508]" office:value-type="string" office:string-value="http://ontology.ontotext.com/publishing#hasInstancehttp://www.w3.org/2000/01/rdf-schema#domainhttp://ontology.ontotext.com/publishing#Mention" calcext:value-type="string">
            <text:p>http://ontology.ontotext.com/publishing#hasInstancehttp://www.w3.org/2000/01/rdf-schema#domainhttp://ontology.ontotext.com/publishing#Mention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509]&amp;[.C509]&amp;[.D509]" office:value-type="string" office:string-value="http://ontology.ontotext.com/publishing#hasClasshttp://www.w3.org/2000/01/rdf-schema#domainhttp://ontology.ontotext.com/publishing#Mention" calcext:value-type="string">
            <text:p>http://ontology.ontotext.com/publishing#hasClasshttp://www.w3.org/2000/01/rdf-schema#domainhttp://ontology.ontotext.com/publishing#Mention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510]&amp;[.C510]&amp;[.D510]" office:value-type="string" office:string-value="http://ontology.ontotext.com/publishing#annotationTypehttp://www.w3.org/2000/01/rdf-schema#domainhttp://ontology.ontotext.com/publishing#Mention" calcext:value-type="string">
            <text:p>http://ontology.ontotext.com/publishing#annotationTypehttp://www.w3.org/2000/01/rdf-schema#domainhttp://ontology.ontotext.com/publishing#Mention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511]&amp;[.C511]&amp;[.D511]" office:value-type="string" office:string-value="http://ontology.ontotext.com/publishing#annotationStringhttp://www.w3.org/2000/01/rdf-schema#domainhttp://ontology.ontotext.com/publishing#Mention" calcext:value-type="string">
            <text:p>http://ontology.ontotext.com/publishing#annotationStringhttp://www.w3.org/2000/01/rdf-schema#domainhttp://ontology.ontotext.com/publishing#Mention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512]&amp;[.C512]&amp;[.D512]" office:value-type="string" office:string-value="http://ontology.ontotext.com/publishing#mentionScorehttp://www.w3.org/2000/01/rdf-schema#domainhttp://ontology.ontotext.com/publishing#Mention" calcext:value-type="string">
            <text:p>http://ontology.ontotext.com/publishing#mentionScorehttp://www.w3.org/2000/01/rdf-schema#domainhttp://ontology.ontotext.com/publishing#Mention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Mention</text:p>
          </table:table-cell>
          <table:table-cell/>
        </table:table-row>
        <table:table-row table:style-name="ro1">
          <table:table-cell table:formula="of:=[.B513]&amp;[.C513]&amp;[.D513]" office:value-type="string" office:string-value="http://ontology.ontotext.com/publishing#startOffsethttp://www.w3.org/2000/01/rdf-schema#domainhttp://ontology.ontotext.com/publishing#TextMention" calcext:value-type="string">
            <text:p>http://ontology.ontotext.com/publishing#startOffsethttp://www.w3.org/2000/01/rdf-schema#domainhttp://ontology.ontotext.com/publishing#TextMention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TextMention</text:p>
          </table:table-cell>
          <table:table-cell/>
        </table:table-row>
        <table:table-row table:style-name="ro1">
          <table:table-cell table:formula="of:=[.B514]&amp;[.C514]&amp;[.D514]" office:value-type="string" office:string-value="http://ontology.ontotext.com/publishing#endOffsethttp://www.w3.org/2000/01/rdf-schema#domainhttp://ontology.ontotext.com/publishing#TextMention" calcext:value-type="string">
            <text:p>http://ontology.ontotext.com/publishing#endOffsethttp://www.w3.org/2000/01/rdf-schema#domainhttp://ontology.ontotext.com/publishing#TextMention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TextMention</text:p>
          </table:table-cell>
          <table:table-cell/>
        </table:table-row>
        <table:table-row table:style-name="ro1">
          <table:table-cell table:formula="of:=[.B515]&amp;[.C515]&amp;[.D515]" office:value-type="string" office:string-value="http://ontology.ontotext.com/publishing#titlehttp://www.w3.org/2000/01/rdf-schema#domainhttp://ontology.ontotext.com/publishing#Asset" calcext:value-type="string">
            <text:p>http://ontology.ontotext.com/publishing#titlehttp://www.w3.org/2000/01/rdf-schema#domainhttp://ontology.ontotext.com/publishing#Asset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16]&amp;[.C516]&amp;[.D516]" office:value-type="string" office:string-value="http://ontology.ontotext.com/publishing#authorhttp://www.w3.org/2000/01/rdf-schema#domainhttp://ontology.ontotext.com/publishing#Asset" calcext:value-type="string">
            <text:p>http://ontology.ontotext.com/publishing#authorhttp://www.w3.org/2000/01/rdf-schema#domainhttp://ontology.ontotext.com/publishing#Asset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17]&amp;[.C517]&amp;[.D517]" office:value-type="string" office:string-value="http://ontology.ontotext.com/publishing#sourcehttp://www.w3.org/2000/01/rdf-schema#domainhttp://ontology.ontotext.com/publishing#Asset" calcext:value-type="string">
            <text:p>http://ontology.ontotext.com/publishing#sourcehttp://www.w3.org/2000/01/rdf-schema#domainhttp://ontology.ontotext.com/publishing#Asset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18]&amp;[.C518]&amp;[.D518]" office:value-type="string" office:string-value="http://ontology.ontotext.com/publishing#creationDatehttp://www.w3.org/2000/01/rdf-schema#domainhttp://ontology.ontotext.com/publishing#Asset" calcext:value-type="string">
            <text:p>http://ontology.ontotext.com/publishing#creationDatehttp://www.w3.org/2000/01/rdf-schema#domainhttp://ontology.ontotext.com/publishing#Asset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19]&amp;[.C519]&amp;[.D519]" office:value-type="string" office:string-value="http://ontology.ontotext.com/publishing#contenthttp://www.w3.org/2000/01/rdf-schema#domainhttp://ontology.ontotext.com/publishing#Asset" calcext:value-type="string">
            <text:p>http://ontology.ontotext.com/publishing#contenthttp://www.w3.org/2000/01/rdf-schema#domainhttp://ontology.ontotext.com/publishing#Asset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20]&amp;[.C520]&amp;[.D520]" office:value-type="string" office:string-value="http://ontology.ontotext.com/publishing#customFeaturehttp://www.w3.org/2000/01/rdf-schema#domainhttp://ontology.ontotext.com/publishing#Asset" calcext:value-type="string">
            <text:p>http://ontology.ontotext.com/publishing#customFeaturehttp://www.w3.org/2000/01/rdf-schema#domainhttp://ontology.ontotext.com/publishing#Asset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Asset</text:p>
          </table:table-cell>
          <table:table-cell/>
        </table:table-row>
        <table:table-row table:style-name="ro1">
          <table:table-cell table:formula="of:=[.B521]&amp;[.C521]&amp;[.D521]" office:value-type="string" office:string-value="http://ontology.ontotext.com/publishing#summaryhttp://www.w3.org/2000/01/rdf-schema#domainhttp://ontology.ontotext.com/publishing#Document" calcext:value-type="string">
            <text:p>http://ontology.ontotext.com/publishing#summaryhttp://www.w3.org/2000/01/rdf-schema#domainhttp://ontology.ontotext.com/publishing#Document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22]&amp;[.C522]&amp;[.D522]" office:value-type="string" office:string-value="http://ontology.ontotext.com/publishing#containsMentionhttp://www.w3.org/2000/01/rdf-schema#domainhttp://ontology.ontotext.com/publishing#Document" calcext:value-type="string">
            <text:p>http://ontology.ontotext.com/publishing#containsMentionhttp://www.w3.org/2000/01/rdf-schema#domainhttp://ontology.ontotext.com/publishing#Document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23]&amp;[.C523]&amp;[.D523]" office:value-type="string" office:string-value="http://ontology.ontotext.com/publishing#originalUrlhttp://www.w3.org/2000/01/rdf-schema#domainhttp://ontology.ontotext.com/publishing#Document" calcext:value-type="string">
            <text:p>http://ontology.ontotext.com/publishing#originalUrlhttp://www.w3.org/2000/01/rdf-schema#domainhttp://ontology.ontotext.com/publishing#Document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24]&amp;[.C524]&amp;[.D524]" office:value-type="string" office:string-value="http://ontology.ontotext.com/publishing#hasCategoryhttp://www.w3.org/2000/01/rdf-schema#domainhttp://ontology.ontotext.com/publishing#Document" calcext:value-type="string">
            <text:p>http://ontology.ontotext.com/publishing#hasCategoryhttp://www.w3.org/2000/01/rdf-schema#domainhttp://ontology.ontotext.com/publishing#Document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25]&amp;[.C525]&amp;[.D525]" office:value-type="string" office:string-value="http://ontology.ontotext.com/publishing#hasImagehttp://www.w3.org/2000/01/rdf-schema#domainhttp://ontology.ontotext.com/publishing#PresentableDocument" calcext:value-type="string">
            <text:p>http://ontology.ontotext.com/publishing#hasImagehttp://www.w3.org/2000/01/rdf-schema#domainhttp://ontology.ontotext.com/publishing#PresentableDocument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esentableDocument</text:p>
          </table:table-cell>
          <table:table-cell/>
        </table:table-row>
        <table:table-row table:style-name="ro1">
          <table:table-cell table:formula="of:=[.B526]&amp;[.C526]&amp;[.D526]" office:value-type="string" office:string-value="http://ontology.ontotext.com/publishing#hasVideohttp://www.w3.org/2000/01/rdf-schema#domainhttp://ontology.ontotext.com/publishing#PresentableDocument" calcext:value-type="string">
            <text:p>http://ontology.ontotext.com/publishing#hasVideohttp://www.w3.org/2000/01/rdf-schema#domainhttp://ontology.ontotext.com/publishing#PresentableDocument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esentableDocument</text:p>
          </table:table-cell>
          <table:table-cell/>
        </table:table-row>
        <table:table-row table:style-name="ro1">
          <table:table-cell table:formula="of:=[.B527]&amp;[.C527]&amp;[.D527]" office:value-type="string" office:string-value="http://ontology.ontotext.com/publishing#hasDocumenthttp://www.w3.org/2000/01/rdf-schema#domainhttp://ontology.ontotext.com/publishing#DocumentCluster" calcext:value-type="string">
            <text:p>http://ontology.ontotext.com/publishing#hasDocume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/>
        </table:table-row>
        <table:table-row table:style-name="ro1">
          <table:table-cell table:formula="of:=[.B528]&amp;[.C528]&amp;[.D528]" office:value-type="string" office:string-value="http://ontology.ontotext.com/publishing#mostRepresentativeDocumenthttp://www.w3.org/2000/01/rdf-schema#domainhttp://ontology.ontotext.com/publishing#DocumentCluster" calcext:value-type="string">
            <text:p>http://ontology.ontotext.com/publishing#mostRepresentativeDocume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/>
        </table:table-row>
        <table:table-row table:style-name="ro1">
          <table:table-cell table:formula="of:=[.B529]&amp;[.C529]&amp;[.D529]" office:value-type="string" office:string-value="http://ontology.ontotext.com/publishing#articlesCounthttp://www.w3.org/2000/01/rdf-schema#domainhttp://ontology.ontotext.com/publishing#DocumentCluster" calcext:value-type="string">
            <text:p>http://ontology.ontotext.com/publishing#articlesCount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/>
        </table:table-row>
        <table:table-row table:style-name="ro1">
          <table:table-cell table:formula="of:=[.B530]&amp;[.C530]&amp;[.D530]" office:value-type="string" office:string-value="http://ontology.ontotext.com/publishing#clusterStartDatehttp://www.w3.org/2000/01/rdf-schema#domainhttp://ontology.ontotext.com/publishing#DocumentCluster" calcext:value-type="string">
            <text:p>http://ontology.ontotext.com/publishing#clusterStartDate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/>
        </table:table-row>
        <table:table-row table:style-name="ro1">
          <table:table-cell table:formula="of:=[.B531]&amp;[.C531]&amp;[.D531]" office:value-type="string" office:string-value="http://ontology.ontotext.com/publishing#clusterEndDatehttp://www.w3.org/2000/01/rdf-schema#domainhttp://ontology.ontotext.com/publishing#DocumentCluster" calcext:value-type="string">
            <text:p>http://ontology.ontotext.com/publishing#clusterEndDatehttp://www.w3.org/2000/01/rdf-schema#domainhttp://ontology.ontotext.com/publishing#DocumentCluster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DocumentCluster</text:p>
          </table:table-cell>
          <table:table-cell/>
        </table:table-row>
        <table:table-row table:style-name="ro1">
          <table:table-cell table:formula="of:=[.B532]&amp;[.C532]&amp;[.D532]" office:value-type="string" office:string-value="http://ontology.ontotext.com/publishing#hasChannelhttp://www.w3.org/2000/01/rdf-schema#domainhttp://ontology.ontotext.com/publishing#ProfileInformation" calcext:value-type="string">
            <text:p>http://ontology.ontotext.com/publishing#hasChannelhttp://www.w3.org/2000/01/rdf-schema#domainhttp://ontology.ontotext.com/publishing#ProfileInformation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ofileInformation</text:p>
          </table:table-cell>
          <table:table-cell/>
        </table:table-row>
        <table:table-row table:style-name="ro1">
          <table:table-cell table:formula="of:=[.B533]&amp;[.C533]&amp;[.D533]" office:value-type="string" office:string-value="http://ontology.ontotext.com/publishing#hasUserhttp://www.w3.org/2000/01/rdf-schema#domainhttp://ontology.ontotext.com/publishing#ProfileInformation" calcext:value-type="string">
            <text:p>http://ontology.ontotext.com/publishing#hasUserhttp://www.w3.org/2000/01/rdf-schema#domainhttp://ontology.ontotext.com/publishing#ProfileInformation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ProfileInformation</text:p>
          </table:table-cell>
          <table:table-cell/>
        </table:table-row>
        <table:table-row table:style-name="ro1">
          <table:table-cell table:formula="of:=[.B534]&amp;[.C534]&amp;[.D534]" office:value-type="string" office:string-value="http://ontology.ontotext.com/publishing#hasConstrainthttp://www.w3.org/2000/01/rdf-schema#domainhttp://ontology.ontotext.com/publishing#Channel" calcext:value-type="string">
            <text:p>http://ontology.ontotext.com/publishing#hasConstrainthttp://www.w3.org/2000/01/rdf-schema#domainhttp://ontology.ontotext.com/publishing#Channel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Channel</text:p>
          </table:table-cell>
          <table:table-cell/>
        </table:table-row>
        <table:table-row table:style-name="ro1">
          <table:table-cell table:formula="of:=[.B535]&amp;[.C535]&amp;[.D535]" office:value-type="string" office:string-value="http://ontology.ontotext.com/publishing#channelIndexhttp://www.w3.org/2000/01/rdf-schema#domainhttp://ontology.ontotext.com/publishing#Channel" calcext:value-type="string">
            <text:p>http://ontology.ontotext.com/publishing#channelIndexhttp://www.w3.org/2000/01/rdf-schema#domainhttp://ontology.ontotext.com/publishing#Channel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ontology.ontotext.com/publishing#Channel</text:p>
          </table:table-cell>
          <table:table-cell/>
        </table:table-row>
        <table:table-row table:style-name="ro1">
          <table:table-cell table:formula="of:=[.B536]&amp;[.C536]&amp;[.D536]" office:value-type="string" office:string-value="http://ontology.ontotext.com/publishing#hasEntitySourcehttp://www.w3.org/2000/01/rdf-schema#domainhttp://www.w3.org/2002/07/owl#Thing" calcext:value-type="string">
            <text:p>http://ontology.ontotext.com/publishing#hasEntitySourcehttp://www.w3.org/2000/01/rdf-schema#domainhttp://www.w3.org/2002/07/owl#Thing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537]&amp;[.C537]&amp;[.D537]" office:value-type="string" office:string-value="http://www.w3.org/2000/01/rdf-schema#subClassOfhttp://www.w3.org/2000/01/rdf-schema#rangehttp://www.w3.org/2000/01/rdf-schema#Class" calcext:value-type="string">
            <text:p>http://www.w3.org/2000/01/rdf-schema#subClassOfhttp://www.w3.org/2000/01/rdf-schema#rangehttp://www.w3.org/2000/01/rdf-schema#Class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538]&amp;[.C538]&amp;[.D538]" office:value-type="string" office:string-value="http://www.w3.org/2000/01/rdf-schema#domainhttp://www.w3.org/2000/01/rdf-schema#rangehttp://www.w3.org/2000/01/rdf-schema#Class" calcext:value-type="string">
            <text:p>http://www.w3.org/2000/01/rdf-schema#domainhttp://www.w3.org/2000/01/rdf-schema#rangehttp://www.w3.org/2000/01/rdf-schema#Class</text:p>
          </table:table-cell>
          <table:table-cell office:value-type="string" calcext:value-type="string">
            <text:p>http://www.w3.org/2000/01/rdf-schema#domai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539]&amp;[.C539]&amp;[.D539]" office:value-type="string" office:string-value="http://www.w3.org/2000/01/rdf-schema#rangehttp://www.w3.org/2000/01/rdf-schema#rangehttp://www.w3.org/2000/01/rdf-schema#Class" calcext:value-type="string">
            <text:p>http://www.w3.org/2000/01/rdf-schema#rangehttp://www.w3.org/2000/01/rdf-schema#rangehttp://www.w3.org/2000/01/rdf-schema#Class</text:p>
          </table:table-cell>
          <table:table-cell table:number-columns-repeated="2"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Class</text:p>
          </table:table-cell>
          <table:table-cell/>
        </table:table-row>
        <table:table-row table:style-name="ro1">
          <table:table-cell table:formula="of:=[.B540]&amp;[.C540]&amp;[.D540]" office:value-type="string" office:string-value="http://www.w3.org/1999/02/22-rdf-syntax-ns#resthttp://www.w3.org/2000/01/rdf-schema#rangehttp://www.w3.org/1999/02/22-rdf-syntax-ns#List" calcext:value-type="string">
            <text:p>http://www.w3.org/1999/02/22-rdf-syntax-ns#resthttp://www.w3.org/2000/01/rdf-schema#rangehttp://www.w3.org/1999/02/22-rdf-syntax-ns#List</text:p>
          </table:table-cell>
          <table:table-cell office:value-type="string" calcext:value-type="string">
            <text:p>http://www.w3.org/1999/02/22-rdf-syntax-ns#res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1999/02/22-rdf-syntax-ns#List</text:p>
          </table:table-cell>
          <table:table-cell/>
        </table:table-row>
        <table:table-row table:style-name="ro1">
          <table:table-cell table:formula="of:=[.B541]&amp;[.C541]&amp;[.D541]" office:value-type="string" office:string-value="http://www.w3.org/2000/01/rdf-schema#commenthttp://www.w3.org/2000/01/rdf-schema#rangehttp://www.w3.org/2000/01/rdf-schema#Literal" calcext:value-type="string">
            <text:p>http://www.w3.org/2000/01/rdf-schema#commenthttp://www.w3.org/2000/01/rdf-schema#rangehttp://www.w3.org/2000/01/rdf-schema#Litera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Literal</text:p>
          </table:table-cell>
          <table:table-cell/>
        </table:table-row>
        <table:table-row table:style-name="ro1">
          <table:table-cell table:formula="of:=[.B542]&amp;[.C542]&amp;[.D542]" office:value-type="string" office:string-value="http://www.w3.org/2000/01/rdf-schema#labelhttp://www.w3.org/2000/01/rdf-schema#rangehttp://www.w3.org/2000/01/rdf-schema#Literal" calcext:value-type="string">
            <text:p>http://www.w3.org/2000/01/rdf-schema#labelhttp://www.w3.org/2000/01/rdf-schema#rangehttp://www.w3.org/2000/01/rdf-schema#Liter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0/01/rdf-schema#Literal</text:p>
          </table:table-cell>
          <table:table-cell/>
        </table:table-row>
        <table:table-row table:style-name="ro1">
          <table:table-cell table:formula="of:=[.B543]&amp;[.C543]&amp;[.D543]" office:value-type="string" office:string-value="http://ontology.ontotext.com/taxonomy/preferredLabelhttp://www.w3.org/2000/01/rdf-schema#rangehttp://www.w3.org/2001/XMLSchema#string" calcext:value-type="string">
            <text:p>http://ontology.ontotext.com/taxonomy/preferredLabelhttp://www.w3.org/2000/01/rdf-schema#rangehttp://www.w3.org/2001/XMLSchema#string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44]&amp;[.C544]&amp;[.D544]" office:value-type="string" office:string-value="http://ontology.ontotext.com/taxonomy/alternativeLabelhttp://www.w3.org/2000/01/rdf-schema#rangehttp://www.w3.org/2001/XMLSchema#string" calcext:value-type="string">
            <text:p>http://ontology.ontotext.com/taxonomy/alternativeLabelhttp://www.w3.org/2000/01/rdf-schema#rangehttp://www.w3.org/2001/XMLSchema#string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45]&amp;[.C545]&amp;[.D545]" office:value-type="string" office:string-value="http://ontology.ontotext.com/taxonomy/picturehttp://www.w3.org/2000/01/rdf-schema#rangehttp://www.w3.org/2001/XMLSchema#string" calcext:value-type="string">
            <text:p>http://ontology.ontotext.com/taxonomy/picturehttp://www.w3.org/2000/01/rdf-schema#rangehttp://www.w3.org/2001/XMLSchema#string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46]&amp;[.C546]&amp;[.D546]" office:value-type="string" office:string-value="http://ontology.ontotext.com/taxonomy/thumbnailhttp://www.w3.org/2000/01/rdf-schema#rangehttp://www.w3.org/2001/XMLSchema#string" calcext:value-type="string">
            <text:p>http://ontology.ontotext.com/taxonomy/thumbnailhttp://www.w3.org/2000/01/rdf-schema#rangehttp://www.w3.org/2001/XMLSchema#string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47]&amp;[.C547]&amp;[.D547]" office:value-type="string" office:string-value="http://ontology.ontotext.com/taxonomy/descriptionhttp://www.w3.org/2000/01/rdf-schema#rangehttp://www.w3.org/2001/XMLSchema#string" calcext:value-type="string">
            <text:p>http://ontology.ontotext.com/taxonomy/descriptionhttp://www.w3.org/2000/01/rdf-schema#rangehttp://www.w3.org/2001/XMLSchema#string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48]&amp;[.C548]&amp;[.D548]" office:value-type="string" office:string-value="http://ontology.ontotext.com/taxonomy/exactMatchhttp://www.w3.org/2000/01/rdf-schema#rangehttp://ontology.ontotext.com/taxonomy/Thing" calcext:value-type="string">
            <text:p>http://ontology.ontotext.com/taxonomy/exactMatchhttp://www.w3.org/2000/01/rdf-schema#rangehttp://ontology.ontotext.com/taxonomy/Thing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taxonomy/Thing</text:p>
          </table:table-cell>
          <table:table-cell/>
        </table:table-row>
        <table:table-row table:style-name="ro1">
          <table:table-cell table:formula="of:=[.B549]&amp;[.C549]&amp;[.D549]" office:value-type="string" office:string-value="http://ontology.ontotext.com/taxonomy/generatedhttp://www.w3.org/2000/01/rdf-schema#rangehttp://www.w3.org/2001/XMLSchema#boolean" calcext:value-type="string">
            <text:p>http://ontology.ontotext.com/taxonomy/generatedhttp://www.w3.org/2000/01/rdf-schema#rangehttp://www.w3.org/2001/XMLSchema#boolean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boolean</text:p>
          </table:table-cell>
          <table:table-cell/>
        </table:table-row>
        <table:table-row table:style-name="ro1">
          <table:table-cell table:formula="of:=[.B550]&amp;[.C550]&amp;[.D550]" office:value-type="string" office:string-value="http://ontology.ontotext.com/publishing#featureNamehttp://www.w3.org/2000/01/rdf-schema#rangehttp://www.w3.org/2001/XMLSchema#string" calcext:value-type="string">
            <text:p>http://ontology.ontotext.com/publishing#featureNamehttp://www.w3.org/2000/01/rdf-schema#rangehttp://www.w3.org/2001/XMLSchema#string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51]&amp;[.C551]&amp;[.D551]" office:value-type="string" office:string-value="http://ontology.ontotext.com/publishing#hasInstancehttp://www.w3.org/2000/01/rdf-schema#rangehttp://www.w3.org/2002/07/owl#Thing" calcext:value-type="string">
            <text:p>http://ontology.ontotext.com/publishing#hasInstancehttp://www.w3.org/2000/01/rdf-schema#rangehttp://www.w3.org/2002/07/owl#Thing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552]&amp;[.C552]&amp;[.D552]" office:value-type="string" office:string-value="http://ontology.ontotext.com/publishing#hasClasshttp://www.w3.org/2000/01/rdf-schema#rangehttp://www.w3.org/2002/07/owl#Class" calcext:value-type="string">
            <text:p>http://ontology.ontotext.com/publishing#hasClasshttp://www.w3.org/2000/01/rdf-schema#rangehttp://www.w3.org/2002/07/owl#Class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Class</text:p>
          </table:table-cell>
          <table:table-cell/>
        </table:table-row>
        <table:table-row table:style-name="ro1">
          <table:table-cell table:formula="of:=[.B553]&amp;[.C553]&amp;[.D553]" office:value-type="string" office:string-value="http://ontology.ontotext.com/publishing#annotationTypehttp://www.w3.org/2000/01/rdf-schema#rangehttp://www.w3.org/2001/XMLSchema#string" calcext:value-type="string">
            <text:p>http://ontology.ontotext.com/publishing#annotationTypehttp://www.w3.org/2000/01/rdf-schema#rangehttp://www.w3.org/2001/XMLSchema#string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54]&amp;[.C554]&amp;[.D554]" office:value-type="string" office:string-value="http://ontology.ontotext.com/publishing#annotationStringhttp://www.w3.org/2000/01/rdf-schema#rangehttp://www.w3.org/2001/XMLSchema#string" calcext:value-type="string">
            <text:p>http://ontology.ontotext.com/publishing#annotationStringhttp://www.w3.org/2000/01/rdf-schema#rangehttp://www.w3.org/2001/XMLSchema#string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55]&amp;[.C555]&amp;[.D555]" office:value-type="string" office:string-value="http://ontology.ontotext.com/publishing#mentionScorehttp://www.w3.org/2000/01/rdf-schema#rangehttp://www.w3.org/2001/XMLSchema#double" calcext:value-type="string">
            <text:p>http://ontology.ontotext.com/publishing#mentionScorehttp://www.w3.org/2000/01/rdf-schema#rangehttp://www.w3.org/2001/XMLSchema#double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ouble</text:p>
          </table:table-cell>
          <table:table-cell/>
        </table:table-row>
        <table:table-row table:style-name="ro1">
          <table:table-cell table:formula="of:=[.B556]&amp;[.C556]&amp;[.D556]" office:value-type="string" office:string-value="http://ontology.ontotext.com/publishing#startOffsethttp://www.w3.org/2000/01/rdf-schema#rangehttp://www.w3.org/2001/XMLSchema#long" calcext:value-type="string">
            <text:p>http://ontology.ontotext.com/publishing#startOffsethttp://www.w3.org/2000/01/rdf-schema#rangehttp://www.w3.org/2001/XMLSchema#long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long</text:p>
          </table:table-cell>
          <table:table-cell/>
        </table:table-row>
        <table:table-row table:style-name="ro1">
          <table:table-cell table:formula="of:=[.B557]&amp;[.C557]&amp;[.D557]" office:value-type="string" office:string-value="http://ontology.ontotext.com/publishing#endOffsethttp://www.w3.org/2000/01/rdf-schema#rangehttp://www.w3.org/2001/XMLSchema#long" calcext:value-type="string">
            <text:p>http://ontology.ontotext.com/publishing#endOffsethttp://www.w3.org/2000/01/rdf-schema#rangehttp://www.w3.org/2001/XMLSchema#long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long</text:p>
          </table:table-cell>
          <table:table-cell/>
        </table:table-row>
        <table:table-row table:style-name="ro1">
          <table:table-cell table:formula="of:=[.B558]&amp;[.C558]&amp;[.D558]" office:value-type="string" office:string-value="http://ontology.ontotext.com/publishing#titlehttp://www.w3.org/2000/01/rdf-schema#rangehttp://www.w3.org/2001/XMLSchema#string" calcext:value-type="string">
            <text:p>http://ontology.ontotext.com/publishing#titlehttp://www.w3.org/2000/01/rdf-schema#rangehttp://www.w3.org/2001/XMLSchema#string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59]&amp;[.C559]&amp;[.D559]" office:value-type="string" office:string-value="http://ontology.ontotext.com/publishing#authorhttp://www.w3.org/2000/01/rdf-schema#rangehttp://www.w3.org/2001/XMLSchema#string" calcext:value-type="string">
            <text:p>http://ontology.ontotext.com/publishing#authorhttp://www.w3.org/2000/01/rdf-schema#rangehttp://www.w3.org/2001/XMLSchema#string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60]&amp;[.C560]&amp;[.D560]" office:value-type="string" office:string-value="http://ontology.ontotext.com/publishing#sourcehttp://www.w3.org/2000/01/rdf-schema#rangehttp://www.w3.org/2001/XMLSchema#string" calcext:value-type="string">
            <text:p>http://ontology.ontotext.com/publishing#sourcehttp://www.w3.org/2000/01/rdf-schema#rangehttp://www.w3.org/2001/XMLSchema#string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61]&amp;[.C561]&amp;[.D561]" office:value-type="string" office:string-value="http://ontology.ontotext.com/publishing#creationDatehttp://www.w3.org/2000/01/rdf-schema#rangehttp://www.w3.org/2001/XMLSchema#dateTime" calcext:value-type="string">
            <text:p>http://ontology.ontotext.com/publishing#creationDatehttp://www.w3.org/2000/01/rdf-schema#rangehttp://www.w3.org/2001/XMLSchema#dateTime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/>
        </table:table-row>
        <table:table-row table:style-name="ro1">
          <table:table-cell table:formula="of:=[.B562]&amp;[.C562]&amp;[.D562]" office:value-type="string" office:string-value="http://ontology.ontotext.com/publishing#customFeaturehttp://www.w3.org/2000/01/rdf-schema#rangehttp://ontology.ontotext.com/publishing#Feature" calcext:value-type="string">
            <text:p>http://ontology.ontotext.com/publishing#customFeaturehttp://www.w3.org/2000/01/rdf-schema#rangehttp://ontology.ontotext.com/publishing#Feature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Feature</text:p>
          </table:table-cell>
          <table:table-cell/>
        </table:table-row>
        <table:table-row table:style-name="ro1">
          <table:table-cell table:formula="of:=[.B563]&amp;[.C563]&amp;[.D563]" office:value-type="string" office:string-value="http://ontology.ontotext.com/publishing#summaryhttp://www.w3.org/2000/01/rdf-schema#rangehttp://www.w3.org/2001/XMLSchema#string" calcext:value-type="string">
            <text:p>http://ontology.ontotext.com/publishing#summaryhttp://www.w3.org/2000/01/rdf-schema#rangehttp://www.w3.org/2001/XMLSchema#string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64]&amp;[.C564]&amp;[.D564]" office:value-type="string" office:string-value="http://ontology.ontotext.com/publishing#containsMentionhttp://www.w3.org/2000/01/rdf-schema#rangehttp://ontology.ontotext.com/publishing#TextMention" calcext:value-type="string">
            <text:p>http://ontology.ontotext.com/publishing#containsMentionhttp://www.w3.org/2000/01/rdf-schema#rangehttp://ontology.ontotext.com/publishing#TextMention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TextMention</text:p>
          </table:table-cell>
          <table:table-cell/>
        </table:table-row>
        <table:table-row table:style-name="ro1">
          <table:table-cell table:formula="of:=[.B565]&amp;[.C565]&amp;[.D565]" office:value-type="string" office:string-value="http://ontology.ontotext.com/publishing#originalUrlhttp://www.w3.org/2000/01/rdf-schema#rangehttp://www.w3.org/2001/XMLSchema#string" calcext:value-type="string">
            <text:p>http://ontology.ontotext.com/publishing#originalUrlhttp://www.w3.org/2000/01/rdf-schema#rangehttp://www.w3.org/2001/XMLSchema#string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66]&amp;[.C566]&amp;[.D566]" office:value-type="string" office:string-value="http://ontology.ontotext.com/publishing#hasCategoryhttp://www.w3.org/2000/01/rdf-schema#rangehttp://ontology.ontotext.com/publishing#Category" calcext:value-type="string">
            <text:p>http://ontology.ontotext.com/publishing#hasCategoryhttp://www.w3.org/2000/01/rdf-schema#rangehttp://ontology.ontotext.com/publishing#Category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Category</text:p>
          </table:table-cell>
          <table:table-cell/>
        </table:table-row>
        <table:table-row table:style-name="ro1">
          <table:table-cell table:formula="of:=[.B567]&amp;[.C567]&amp;[.D567]" office:value-type="string" office:string-value="http://ontology.ontotext.com/publishing#hasImagehttp://www.w3.org/2000/01/rdf-schema#rangehttp://ontology.ontotext.com/publishing#Image" calcext:value-type="string">
            <text:p>http://ontology.ontotext.com/publishing#hasImagehttp://www.w3.org/2000/01/rdf-schema#rangehttp://ontology.ontotext.com/publishing#Image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Image</text:p>
          </table:table-cell>
          <table:table-cell/>
        </table:table-row>
        <table:table-row table:style-name="ro1">
          <table:table-cell table:formula="of:=[.B568]&amp;[.C568]&amp;[.D568]" office:value-type="string" office:string-value="http://ontology.ontotext.com/publishing#hasVideohttp://www.w3.org/2000/01/rdf-schema#rangehttp://ontology.ontotext.com/publishing#Video" calcext:value-type="string">
            <text:p>http://ontology.ontotext.com/publishing#hasVideohttp://www.w3.org/2000/01/rdf-schema#rangehttp://ontology.ontotext.com/publishing#Video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Video</text:p>
          </table:table-cell>
          <table:table-cell/>
        </table:table-row>
        <table:table-row table:style-name="ro1">
          <table:table-cell table:formula="of:=[.B569]&amp;[.C569]&amp;[.D569]" office:value-type="string" office:string-value="http://ontology.ontotext.com/publishing#hasDocumenthttp://www.w3.org/2000/01/rdf-schema#rangehttp://ontology.ontotext.com/publishing#Document" calcext:value-type="string">
            <text:p>http://ontology.ontotext.com/publishing#hasDocumenthttp://www.w3.org/2000/01/rdf-schema#rangehttp://ontology.ontotext.com/publishing#Document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70]&amp;[.C570]&amp;[.D570]" office:value-type="string" office:string-value="http://ontology.ontotext.com/publishing#mostRepresentativeDocumenthttp://www.w3.org/2000/01/rdf-schema#rangehttp://ontology.ontotext.com/publishing#Document" calcext:value-type="string">
            <text:p>http://ontology.ontotext.com/publishing#mostRepresentativeDocumenthttp://www.w3.org/2000/01/rdf-schema#rangehttp://ontology.ontotext.com/publishing#Document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Document</text:p>
          </table:table-cell>
          <table:table-cell/>
        </table:table-row>
        <table:table-row table:style-name="ro1">
          <table:table-cell table:formula="of:=[.B571]&amp;[.C571]&amp;[.D571]" office:value-type="string" office:string-value="http://ontology.ontotext.com/publishing#articlesCounthttp://www.w3.org/2000/01/rdf-schema#rangehttp://www.w3.org/2001/XMLSchema#integer" calcext:value-type="string">
            <text:p>http://ontology.ontotext.com/publishing#articlesCounthttp://www.w3.org/2000/01/rdf-schema#rangehttp://www.w3.org/2001/XMLSchema#integer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integer</text:p>
          </table:table-cell>
          <table:table-cell/>
        </table:table-row>
        <table:table-row table:style-name="ro1">
          <table:table-cell table:formula="of:=[.B572]&amp;[.C572]&amp;[.D572]" office:value-type="string" office:string-value="http://ontology.ontotext.com/publishing#clusterStartDatehttp://www.w3.org/2000/01/rdf-schema#rangehttp://www.w3.org/2001/XMLSchema#dateTime" calcext:value-type="string">
            <text:p>http://ontology.ontotext.com/publishing#clusterStartDatehttp://www.w3.org/2000/01/rdf-schema#rangehttp://www.w3.org/2001/XMLSchema#dateTime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/>
        </table:table-row>
        <table:table-row table:style-name="ro1">
          <table:table-cell table:formula="of:=[.B573]&amp;[.C573]&amp;[.D573]" office:value-type="string" office:string-value="http://ontology.ontotext.com/publishing#clusterEndDatehttp://www.w3.org/2000/01/rdf-schema#rangehttp://www.w3.org/2001/XMLSchema#dateTime" calcext:value-type="string">
            <text:p>http://ontology.ontotext.com/publishing#clusterEndDatehttp://www.w3.org/2000/01/rdf-schema#rangehttp://www.w3.org/2001/XMLSchema#dateTime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dateTime</text:p>
          </table:table-cell>
          <table:table-cell/>
        </table:table-row>
        <table:table-row table:style-name="ro1">
          <table:table-cell table:formula="of:=[.B574]&amp;[.C574]&amp;[.D574]" office:value-type="string" office:string-value="http://ontology.ontotext.com/publishing#hasChannelhttp://www.w3.org/2000/01/rdf-schema#rangehttp://ontology.ontotext.com/publishing#Channel" calcext:value-type="string">
            <text:p>http://ontology.ontotext.com/publishing#hasChannelhttp://www.w3.org/2000/01/rdf-schema#rangehttp://ontology.ontotext.com/publishing#Channel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Channel</text:p>
          </table:table-cell>
          <table:table-cell/>
        </table:table-row>
        <table:table-row table:style-name="ro1">
          <table:table-cell table:formula="of:=[.B575]&amp;[.C575]&amp;[.D575]" office:value-type="string" office:string-value="http://ontology.ontotext.com/publishing#hasUserhttp://www.w3.org/2000/01/rdf-schema#rangehttp://www.w3.org/2001/XMLSchema#string" calcext:value-type="string">
            <text:p>http://ontology.ontotext.com/publishing#hasUserhttp://www.w3.org/2000/01/rdf-schema#rangehttp://www.w3.org/2001/XMLSchema#string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string</text:p>
          </table:table-cell>
          <table:table-cell/>
        </table:table-row>
        <table:table-row table:style-name="ro1">
          <table:table-cell table:formula="of:=[.B576]&amp;[.C576]&amp;[.D576]" office:value-type="string" office:string-value="http://ontology.ontotext.com/publishing#hasConstrainthttp://www.w3.org/2000/01/rdf-schema#rangehttp://www.w3.org/2002/07/owl#Thing" calcext:value-type="string">
            <text:p>http://ontology.ontotext.com/publishing#hasConstrainthttp://www.w3.org/2000/01/rdf-schema#rangehttp://www.w3.org/2002/07/owl#Thing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2/07/owl#Thing</text:p>
          </table:table-cell>
          <table:table-cell/>
        </table:table-row>
        <table:table-row table:style-name="ro1">
          <table:table-cell table:formula="of:=[.B577]&amp;[.C577]&amp;[.D577]" office:value-type="string" office:string-value="http://ontology.ontotext.com/publishing#channelIndexhttp://www.w3.org/2000/01/rdf-schema#rangehttp://www.w3.org/2001/XMLSchema#integer" calcext:value-type="string">
            <text:p>http://ontology.ontotext.com/publishing#channelIndexhttp://www.w3.org/2000/01/rdf-schema#rangehttp://www.w3.org/2001/XMLSchema#integer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www.w3.org/2001/XMLSchema#integer</text:p>
          </table:table-cell>
          <table:table-cell/>
        </table:table-row>
        <table:table-row table:style-name="ro1">
          <table:table-cell table:formula="of:=[.B578]&amp;[.C578]&amp;[.D578]" office:value-type="string" office:string-value="http://ontology.ontotext.com/publishing#hasEntitySourcehttp://www.w3.org/2000/01/rdf-schema#rangehttp://ontology.ontotext.com/publishing#EntitySource" calcext:value-type="string">
            <text:p>http://ontology.ontotext.com/publishing#hasEntitySourcehttp://www.w3.org/2000/01/rdf-schema#rangehttp://ontology.ontotext.com/publishing#EntitySource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range</text:p>
          </table:table-cell>
          <table:table-cell office:value-type="string" calcext:value-type="string">
            <text:p>http://ontology.ontotext.com/publishing#EntitySource</text:p>
          </table:table-cell>
          <table:table-cell/>
        </table:table-row>
        <table:table-row table:style-name="ro1">
          <table:table-cell table:formula="of:=[.B579]&amp;[.C579]&amp;[.D579]" office:value-type="string" office:string-value="http://www.w3.org/1999/02/22-rdf-syntax-ns#typehttp://proton.semanticweb.org/protonsys#transitiveOverhttp://www.w3.org/2000/01/rdf-schema#subClassOf" calcext:value-type="string">
            <text:p>http://www.w3.org/1999/02/22-rdf-syntax-ns#typehttp://proton.semanticweb.org/protonsys#transitiveOverhttp://www.w3.org/2000/01/rdf-schema#subClassOf</text:p>
          </table:table-cell>
          <table:table-cell office:value-type="string" calcext:value-type="string">
            <text:p>http://www.w3.org/1999/02/22-rdf-syntax-ns#type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ClassOf</text:p>
          </table:table-cell>
          <table:table-cell/>
        </table:table-row>
        <table:table-row table:style-name="ro1">
          <table:table-cell table:formula="of:=[.B580]&amp;[.C580]&amp;[.D580]" office:value-type="string" office:string-value="http://www.w3.org/2000/01/rdf-schema#subPropertyOfhttp://proton.semanticweb.org/protonsys#transitiveOverhttp://www.w3.org/2000/01/rdf-schema#subPropertyOf" calcext:value-type="string">
            <text:p>http://www.w3.org/2000/01/rdf-schema#subPropertyOfhttp://proton.semanticweb.org/protonsys#transitiveOverhttp://www.w3.org/2000/01/rdf-schema#subPropertyOf</text:p>
          </table:table-cell>
          <table:table-cell office:value-type="string" calcext:value-type="string">
            <text:p>http://www.w3.org/2000/01/rdf-schema#subPropertyOf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PropertyOf</text:p>
          </table:table-cell>
          <table:table-cell/>
        </table:table-row>
        <table:table-row table:style-name="ro1">
          <table:table-cell table:formula="of:=[.B581]&amp;[.C581]&amp;[.D581]" office:value-type="string" office:string-value="http://www.w3.org/2000/01/rdf-schema#subClassOfhttp://proton.semanticweb.org/protonsys#transitiveOverhttp://www.w3.org/2000/01/rdf-schema#subClassOf" calcext:value-type="string">
            <text:p>http://www.w3.org/2000/01/rdf-schema#subClassOfhttp://proton.semanticweb.org/protonsys#transitiveOverhttp://www.w3.org/2000/01/rdf-schema#subClassOf</text:p>
          </table:table-cell>
          <table:table-cell office:value-type="string" calcext:value-type="string">
            <text:p>http://www.w3.org/2000/01/rdf-schema#subClassOf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0/01/rdf-schema#subClassOf</text:p>
          </table:table-cell>
          <table:table-cell/>
        </table:table-row>
        <table:table-row table:style-name="ro1">
          <table:table-cell table:formula="of:=[.B582]&amp;[.C582]&amp;[.D582]" office:value-type="string" office:string-value="http://www.w3.org/2002/07/owl#equivalentPropertyhttp://proton.semanticweb.org/protonsys#transitiveOverhttp://www.w3.org/2002/07/owl#equivalentProperty" calcext:value-type="string">
            <text:p>http://www.w3.org/2002/07/owl#equivalentPropertyhttp://proton.semanticweb.org/protonsys#transitiveOverhttp://www.w3.org/2002/07/owl#equivalent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2/07/owl#equivalentProperty</text:p>
          </table:table-cell>
          <table:table-cell/>
        </table:table-row>
        <table:table-row table:style-name="ro1">
          <table:table-cell table:formula="of:=[.B583]&amp;[.C583]&amp;[.D583]" office:value-type="string" office:string-value="http://www.w3.org/2002/07/owl#equivalentClasshttp://proton.semanticweb.org/protonsys#transitiveOverhttp://www.w3.org/2002/07/owl#equivalentClass" calcext:value-type="string">
            <text:p>http://www.w3.org/2002/07/owl#equivalentClasshttp://proton.semanticweb.org/protonsys#transitiveOverhttp://www.w3.org/2002/07/owl#equivalentClass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proton.semanticweb.org/protonsys#transitiveOver</text:p>
          </table:table-cell>
          <table:table-cell office:value-type="string" calcext:value-type="string">
            <text:p>http://www.w3.org/2002/07/owl#equivalentClass</text:p>
          </table:table-cell>
          <table:table-cell/>
        </table:table-row>
        <table:table-row table:style-name="ro1">
          <table:table-cell table:formula="of:=[.B584]&amp;[.C584]&amp;[.D584]" office:value-type="string" office:string-value="http://www.w3.org/2002/07/owl#equivalentPropertyhttp://www.w3.org/2002/07/owl#inverseOfhttp://www.w3.org/2002/07/owl#equivalentProperty" calcext:value-type="string">
            <text:p>http://www.w3.org/2002/07/owl#equivalentPropertyhttp://www.w3.org/2002/07/owl#inverseOfhttp://www.w3.org/2002/07/owl#equivalentProperty</text:p>
          </table:table-cell>
          <table:table-cell office:value-type="string" calcext:value-type="string">
            <text:p>http://www.w3.org/2002/07/owl#equivalentProperty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equivalentProperty</text:p>
          </table:table-cell>
          <table:table-cell/>
        </table:table-row>
        <table:table-row table:style-name="ro1">
          <table:table-cell table:formula="of:=[.B585]&amp;[.C585]&amp;[.D585]" office:value-type="string" office:string-value="http://www.w3.org/2002/07/owl#equivalentClasshttp://www.w3.org/2002/07/owl#inverseOfhttp://www.w3.org/2002/07/owl#equivalentClass" calcext:value-type="string">
            <text:p>http://www.w3.org/2002/07/owl#equivalentClasshttp://www.w3.org/2002/07/owl#inverseOfhttp://www.w3.org/2002/07/owl#equivalentClass</text:p>
          </table:table-cell>
          <table:table-cell office:value-type="string" calcext:value-type="string">
            <text:p>http://www.w3.org/2002/07/owl#equivalentClass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equivalentClass</text:p>
          </table:table-cell>
          <table:table-cell/>
        </table:table-row>
        <table:table-row table:style-name="ro1">
          <table:table-cell table:formula="of:=[.B586]&amp;[.C586]&amp;[.D586]" office:value-type="string" office:string-value="http://www.w3.org/2002/07/owl#inverseOfhttp://www.w3.org/2002/07/owl#inverseOfhttp://www.w3.org/2002/07/owl#inverseOf" calcext:value-type="string">
            <text:p>http://www.w3.org/2002/07/owl#inverseOfhttp://www.w3.org/2002/07/owl#inverseOfhttp://www.w3.org/2002/07/owl#inverseOf</text:p>
          </table:table-cell>
          <table:table-cell table:number-columns-repeated="3" office:value-type="string" calcext:value-type="string">
            <text:p>http://www.w3.org/2002/07/owl#inverseOf</text:p>
          </table:table-cell>
          <table:table-cell/>
        </table:table-row>
        <table:table-row table:style-name="ro1">
          <table:table-cell table:formula="of:=[.B587]&amp;[.C587]&amp;[.D587]" office:value-type="string" office:string-value="http://www.w3.org/2002/07/owl#differentFromhttp://www.w3.org/2002/07/owl#inverseOfhttp://www.w3.org/2002/07/owl#differentFrom" calcext:value-type="string">
            <text:p>http://www.w3.org/2002/07/owl#differentFromhttp://www.w3.org/2002/07/owl#inverseOfhttp://www.w3.org/2002/07/owl#differentFrom</text:p>
          </table:table-cell>
          <table:table-cell office:value-type="string" calcext:value-type="string">
            <text:p>http://www.w3.org/2002/07/owl#differentFrom</text:p>
          </table:table-cell>
          <table:table-cell office:value-type="string" calcext:value-type="string">
            <text:p>http://www.w3.org/2002/07/owl#inverseOf</text:p>
          </table:table-cell>
          <table:table-cell office:value-type="string" calcext:value-type="string">
            <text:p>http://www.w3.org/2002/07/owl#differentFrom</text:p>
          </table:table-cell>
          <table:table-cell/>
        </table:table-row>
        <table:table-row table:style-name="ro1">
          <table:table-cell table:formula="of:=[.B588]&amp;[.C588]&amp;[.D588]" office:value-type="string" office:string-value="http://ontology.ontotext.com/taxonomy/alternativeLabelhttp://www.w3.org/2000/01/rdf-schema#commentConstructed from wiki-page-redirects in dbpedia." calcext:value-type="string">
            <text:p>http://ontology.ontotext.com/taxonomy/alternativeLabelhttp://www.w3.org/2000/01/rdf-schema#commentConstructed from wiki-page-redirects in dbpedia.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structed from wiki-page-redirects in dbpedia.</text:p>
          </table:table-cell>
          <table:table-cell/>
        </table:table-row>
        <table:table-row table:style-name="ro2">
          <table:table-cell table:formula="of:=[.B589]&amp;[.C589]&amp;[.D589]" office:value-type="string" office:string-value="http://ontology.ontotext.com/taxonomy/generatedhttp://www.w3.org/2000/01/rdf-schema#comment&#10;    Specifies whether the relation was generated from document or extracted from the KB.&#10;  " calcext:value-type="string">
            <text:p>http://ontology.ontotext.com/taxonomy/generatedhttp://www.w3.org/2000/01/rdf-schema#comment</text:p>
            <text:p>    Specifies whether the relation was generated from document or extracted from the KB.</text:p>
            <text:p>  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/>
            <text:p>    Specifies whether the relation was generated from document or extracted from the KB.</text:p>
            <text:p>  </text:p>
          </table:table-cell>
          <table:table-cell/>
        </table:table-row>
        <table:table-row table:style-name="ro1">
          <table:table-cell table:formula="of:=[.B590]&amp;[.C590]&amp;[.D590]" office:value-type="string" office:string-value="http://ontology.ontotext.com/taxonomy/startTimehttp://www.w3.org/2000/01/rdf-schema#commentIndicates the time an item begins to exist or a statement starts being valid, usually used as a qualifier" calcext:value-type="string">
            <text:p>http://ontology.ontotext.com/taxonomy/startTimehttp://www.w3.org/2000/01/rdf-schema#commentIndicates the time an item begins to exist or a statement starts being valid, usually used as a qualifier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icates the time an item begins to exist or a statement starts being valid, usually used as a qualifier</text:p>
          </table:table-cell>
          <table:table-cell/>
        </table:table-row>
        <table:table-row table:style-name="ro1">
          <table:table-cell table:formula="of:=[.B591]&amp;[.C591]&amp;[.D591]" office:value-type="string" office:string-value="http://ontology.ontotext.com/taxonomy/endTimehttp://www.w3.org/2000/01/rdf-schema#commentIndicates the time an item ceases to exist or a statement stops being valid" calcext:value-type="string">
            <text:p>http://ontology.ontotext.com/taxonomy/endTimehttp://www.w3.org/2000/01/rdf-schema#commentIndicates the time an item ceases to exist or a statement stops being valid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icates the time an item ceases to exist or a statement stops being valid</text:p>
          </table:table-cell>
          <table:table-cell/>
        </table:table-row>
        <table:table-row table:style-name="ro1">
          <table:table-cell table:formula="of:=[.B592]&amp;[.C592]&amp;[.D592]" office:value-type="string" office:string-value="http://ontology.ontotext.com/taxonomy/pointInTimehttp://www.w3.org/2000/01/rdf-schema#commentTime and date something took place, existed or a statement was true" calcext:value-type="string">
            <text:p>http://ontology.ontotext.com/taxonomy/pointInTimehttp://www.w3.org/2000/01/rdf-schema#commentTime and date something took place, existed or a statement was true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me and date something took place, existed or a statement was true</text:p>
          </table:table-cell>
          <table:table-cell/>
        </table:table-row>
        <table:table-row table:style-name="ro1">
          <table:table-cell table:formula="of:=[.B593]&amp;[.C593]&amp;[.D593]" office:value-type="string" office:string-value="http://ontology.ontotext.com/taxonomy/eventTimehttp://www.w3.org/2000/01/rdf-schema#commentTime and date something took place, existed or a statement was true" calcext:value-type="string">
            <text:p>http://ontology.ontotext.com/taxonomy/eventTimehttp://www.w3.org/2000/01/rdf-schema#commentTime and date something took place, existed or a statement was true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me and date something took place, existed or a statement was true</text:p>
          </table:table-cell>
          <table:table-cell/>
        </table:table-row>
        <table:table-row table:style-name="ro1">
          <table:table-cell table:formula="of:=[.B594]&amp;[.C594]&amp;[.D594]" office:value-type="string" office:string-value="http://ontology.ontotext.com/taxonomy/operatingSystemhttp://www.w3.org/2000/01/rdf-schema#commentOperating system (OS) on which a software works" calcext:value-type="string">
            <text:p>http://ontology.ontotext.com/taxonomy/operatingSystemhttp://www.w3.org/2000/01/rdf-schema#commentOperating system (OS) on which a software works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perating system (OS) on which a software works</text:p>
          </table:table-cell>
          <table:table-cell office:value-type="string" calcext:value-type="string">
            <text:p><text:s/>OS installed on hardware.</text:p>
          </table:table-cell>
        </table:table-row>
        <table:table-row table:style-name="ro1">
          <table:table-cell table:formula="of:=[.B595]&amp;[.C595]&amp;[.D595]" office:value-type="string" office:string-value="http://ontology.ontotext.com/taxonomy/programmingLanguagehttp://www.w3.org/2000/01/rdf-schema#commentThe programming language(s) in which the software is developed" calcext:value-type="string">
            <text:p>http://ontology.ontotext.com/taxonomy/programmingLanguagehttp://www.w3.org/2000/01/rdf-schema#commentThe programming language(s) in which the software is developed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programming language(s) in which the software is developed</text:p>
          </table:table-cell>
          <table:table-cell/>
        </table:table-row>
        <table:table-row table:style-name="ro1">
          <table:table-cell table:formula="of:=[.B596]&amp;[.C596]&amp;[.D596]" office:value-type="string" office:string-value="http://ontology.ontotext.com/taxonomy/authorhttp://www.w3.org/2000/01/rdf-schema#commentmain creator(s) of a written work" calcext:value-type="string">
            <text:p>http://ontology.ontotext.com/taxonomy/authorhttp://www.w3.org/2000/01/rdf-schema#commentmain creator(s) of a written work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ain creator(s) of a written work</text:p>
          </table:table-cell>
          <table:table-cell/>
        </table:table-row>
        <table:table-row table:style-name="ro1">
          <table:table-cell table:formula="of:=[.B597]&amp;[.C597]&amp;[.D597]" office:value-type="string" office:string-value="http://ontology.ontotext.com/taxonomy/ofhttp://www.w3.org/2000/01/rdf-schema#commentqualifiers stating that a statement applies within the scope of a particular item" calcext:value-type="string">
            <text:p>http://ontology.ontotext.com/taxonomy/ofhttp://www.w3.org/2000/01/rdf-schema#commentqualifiers stating that a statement applies within the scope of a particular item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qualifiers stating that a statement applies within the scope of a particular item</text:p>
          </table:table-cell>
          <table:table-cell/>
        </table:table-row>
        <table:table-row table:style-name="ro1">
          <table:table-cell table:formula="of:=[.B598]&amp;[.C598]&amp;[.D598]" office:value-type="string" office:string-value="http://ontology.ontotext.com/taxonomy/genderhttp://www.w3.org/2000/01/rdf-schema#commentSexual identity of the subject" calcext:value-type="string">
            <text:p>http://ontology.ontotext.com/taxonomy/genderhttp://www.w3.org/2000/01/rdf-schema#commentSexual identity of the subject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exual identity of the subject</text:p>
          </table:table-cell>
          <table:table-cell/>
        </table:table-row>
        <table:table-row table:style-name="ro1">
          <table:table-cell table:formula="of:=[.B599]&amp;[.C599]&amp;[.D599]" office:value-type="string" office:string-value="http://ontology.ontotext.com/taxonomy/dateOfBirthhttp://www.w3.org/2000/01/rdf-schema#commentDate on which the subject was born" calcext:value-type="string">
            <text:p>http://ontology.ontotext.com/taxonomy/dateOfBirthhttp://www.w3.org/2000/01/rdf-schema#commentDate on which the subject was born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ate on which the subject was born</text:p>
          </table:table-cell>
          <table:table-cell/>
        </table:table-row>
        <table:table-row table:style-name="ro1">
          <table:table-cell table:formula="of:=[.B600]&amp;[.C600]&amp;[.D600]" office:value-type="string" office:string-value="http://ontology.ontotext.com/taxonomy/dateOfDeathhttp://www.w3.org/2000/01/rdf-schema#commentDate on which the subject died" calcext:value-type="string">
            <text:p>http://ontology.ontotext.com/taxonomy/dateOfDeathhttp://www.w3.org/2000/01/rdf-schema#commentDate on which the subject died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ate on which the subject died</text:p>
          </table:table-cell>
          <table:table-cell/>
        </table:table-row>
        <table:table-row table:style-name="ro1">
          <table:table-cell table:formula="of:=[.B601]&amp;[.C601]&amp;[.D601]" office:value-type="string" office:string-value="http://ontology.ontotext.com/taxonomy/placeOfBirthhttp://www.w3.org/2000/01/rdf-schema#commentThe most specific known (e.g. city instead of country, or hospital instead of city)" calcext:value-type="string">
            <text:p>http://ontology.ontotext.com/taxonomy/placeOfBirthhttp://www.w3.org/2000/01/rdf-schema#commentThe most specific known (e.g. city instead of country, or hospital instead of city)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ost specific known (e.g. city instead of country, or hospital instead of city)</text:p>
          </table:table-cell>
          <table:table-cell/>
        </table:table-row>
        <table:table-row table:style-name="ro1">
          <table:table-cell table:formula="of:=[.B602]&amp;[.C602]&amp;[.D602]" office:value-type="string" office:string-value="http://ontology.ontotext.com/taxonomy/placeOfDeathhttp://www.w3.org/2000/01/rdf-schema#commentThe most specific known (e.g. city instead of country, or hospital instead of city)" calcext:value-type="string">
            <text:p>http://ontology.ontotext.com/taxonomy/placeOfDeathhttp://www.w3.org/2000/01/rdf-schema#commentThe most specific known (e.g. city instead of country, or hospital instead of city)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ost specific known (e.g. city instead of country, or hospital instead of city)</text:p>
          </table:table-cell>
          <table:table-cell/>
        </table:table-row>
        <table:table-row table:style-name="ro1">
          <table:table-cell table:formula="of:=[.B603]&amp;[.C603]&amp;[.D603]" office:value-type="string" office:string-value="http://ontology.ontotext.com/taxonomy/countryOfCitizenshiphttp://www.w3.org/2000/01/rdf-schema#commentThe object is a country that recognizes the subject as its citizen" calcext:value-type="string">
            <text:p>http://ontology.ontotext.com/taxonomy/countryOfCitizenshiphttp://www.w3.org/2000/01/rdf-schema#commentThe object is a country that recognizes the subject as its citizen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object is a country that recognizes the subject as its citizen</text:p>
          </table:table-cell>
          <table:table-cell/>
        </table:table-row>
        <table:table-row table:style-name="ro1">
          <table:table-cell table:formula="of:=[.B604]&amp;[.C604]&amp;[.D604]" office:value-type="string" office:string-value="http://ontology.ontotext.com/taxonomy/occupationhttp://www.w3.org/2000/01/rdf-schema#commentOccupation of a person" calcext:value-type="string">
            <text:p>http://ontology.ontotext.com/taxonomy/occupationhttp://www.w3.org/2000/01/rdf-schema#commentOccupation of a person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ccupation of a person</text:p>
          </table:table-cell>
          <table:table-cell/>
        </table:table-row>
        <table:table-row table:style-name="ro1">
          <table:table-cell table:formula="of:=[.B605]&amp;[.C605]&amp;[.D605]" office:value-type="string" office:string-value="http://ontology.ontotext.com/taxonomy/fieldOfWorkhttp://www.w3.org/2000/01/rdf-schema#commentFields of work related to this item (physics, history). " calcext:value-type="string">
            <text:p>http://ontology.ontotext.com/taxonomy/fieldOfWorkhttp://www.w3.org/2000/01/rdf-schema#commentFields of work related to this item (physics, history). 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Fields of work related to this item (physics, history). </text:p>
          </table:table-cell>
          <table:table-cell/>
        </table:table-row>
        <table:table-row table:style-name="ro1">
          <table:table-cell table:formula="of:=[.B606]&amp;[.C606]&amp;[.D606]" office:value-type="string" office:string-value="http://ontology.ontotext.com/taxonomy/positionHeldhttp://www.w3.org/2000/01/rdf-schema#commentSubject currently or formerly holds the object position or public office" calcext:value-type="string">
            <text:p>http://ontology.ontotext.com/taxonomy/positionHeldhttp://www.w3.org/2000/01/rdf-schema#commentSubject currently or formerly holds the object position or public office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ubject currently or formerly holds the object position or public office</text:p>
          </table:table-cell>
          <table:table-cell/>
        </table:table-row>
        <table:table-row table:style-name="ro1">
          <table:table-cell table:formula="of:=[.B607]&amp;[.C607]&amp;[.D607]" office:value-type="string" office:string-value="http://ontology.ontotext.com/taxonomy/coatOfArmsImagehttp://www.w3.org/2000/01/rdf-schema#commentImage of the item's coat of arms" calcext:value-type="string">
            <text:p>http://ontology.ontotext.com/taxonomy/coatOfArmsImagehttp://www.w3.org/2000/01/rdf-schema#commentImage of the item's coat of arms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mage of the item's coat of arms</text:p>
          </table:table-cell>
          <table:table-cell/>
        </table:table-row>
        <table:table-row table:style-name="ro1">
          <table:table-cell table:formula="of:=[.B608]&amp;[.C608]&amp;[.D608]" office:value-type="string" office:string-value="http://ontology.ontotext.com/taxonomy/headquartersLocationhttp://www.w3.org/2000/01/rdf-schema#commentSpecific location where an organization's HQ is or has been situated" calcext:value-type="string">
            <text:p>http://ontology.ontotext.com/taxonomy/headquartersLocationhttp://www.w3.org/2000/01/rdf-schema#commentSpecific location where an organization's HQ is or has been situated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pecific location where an organization's HQ is or has been situated</text:p>
          </table:table-cell>
          <table:table-cell/>
        </table:table-row>
        <table:table-row table:style-name="ro1">
          <table:table-cell table:formula="of:=[.B609]&amp;[.C609]&amp;[.D609]" office:value-type="string" office:string-value="http://ontology.ontotext.com/taxonomy/industryhttp://www.w3.org/2000/01/rdf-schema#commentIndustry of company or organization" calcext:value-type="string">
            <text:p>http://ontology.ontotext.com/taxonomy/industryhttp://www.w3.org/2000/01/rdf-schema#commentIndustry of company or organization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ndustry of company or organization</text:p>
          </table:table-cell>
          <table:table-cell/>
        </table:table-row>
        <table:table-row table:style-name="ro1">
          <table:table-cell table:formula="of:=[.B610]&amp;[.C610]&amp;[.D610]" office:value-type="string" office:string-value="http://ontology.ontotext.com/taxonomy/productionhttp://www.w3.org/2000/01/rdf-schema#commentThe material produced by a mine, an industrial site or a production process" calcext:value-type="string">
            <text:p>http://ontology.ontotext.com/taxonomy/productionhttp://www.w3.org/2000/01/rdf-schema#commentThe material produced by a mine, an industrial site or a production process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material produced by a mine, an industrial site or a production process</text:p>
          </table:table-cell>
          <table:table-cell/>
        </table:table-row>
        <table:table-row table:style-name="ro1">
          <table:table-cell table:formula="of:=[.B611]&amp;[.C611]&amp;[.D611]" office:value-type="string" office:string-value="http://ontology.ontotext.com/taxonomy/founderhttp://www.w3.org/2000/01/rdf-schema#commentFounder or co-founder of the organization, religion or place" calcext:value-type="string">
            <text:p>http://ontology.ontotext.com/taxonomy/founderhttp://www.w3.org/2000/01/rdf-schema#commentFounder or co-founder of the organization, religion or place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Founder or co-founder of the organization, religion or place</text:p>
          </table:table-cell>
          <table:table-cell/>
        </table:table-row>
        <table:table-row table:style-name="ro1">
          <table:table-cell table:formula="of:=[.B612]&amp;[.C612]&amp;[.D612]" office:value-type="string" office:string-value="http://ontology.ontotext.com/taxonomy/CEOhttp://www.w3.org/2000/01/rdf-schema#commentHighest-ranking corporate officer appointed as the CEO within an organization" calcext:value-type="string">
            <text:p>http://ontology.ontotext.com/taxonomy/CEOhttp://www.w3.org/2000/01/rdf-schema#commentHighest-ranking corporate officer appointed as the CEO within an organization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Highest-ranking corporate officer appointed as the CEO within an organization</text:p>
          </table:table-cell>
          <table:table-cell/>
        </table:table-row>
        <table:table-row table:style-name="ro1">
          <table:table-cell table:formula="of:=[.B613]&amp;[.C613]&amp;[.D613]" office:value-type="string" office:string-value="http://ontology.ontotext.com/taxonomy/chairpersonhttp://www.w3.org/2000/01/rdf-schema#commentPresiding member of an organization, group or body" calcext:value-type="string">
            <text:p>http://ontology.ontotext.com/taxonomy/chairpersonhttp://www.w3.org/2000/01/rdf-schema#commentPresiding member of an organization, group or body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Presiding member of an organization, group or body</text:p>
          </table:table-cell>
          <table:table-cell/>
        </table:table-row>
        <table:table-row table:style-name="ro1">
          <table:table-cell table:formula="of:=[.B614]&amp;[.C614]&amp;[.D614]" office:value-type="string" office:string-value="http://ontology.ontotext.com/taxonomy/websitehttp://www.w3.org/2000/01/rdf-schema#commentURL to the website of this item" calcext:value-type="string">
            <text:p>http://ontology.ontotext.com/taxonomy/websitehttp://www.w3.org/2000/01/rdf-schema#commentURL to the website of this item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URL to the website of this item</text:p>
          </table:table-cell>
          <table:table-cell/>
        </table:table-row>
        <table:table-row table:style-name="ro1">
          <table:table-cell table:formula="of:=[.B615]&amp;[.C615]&amp;[.D615]" office:value-type="string" office:string-value="http://ontology.ontotext.com/taxonomy/subsidiarieshttp://www.w3.org/2000/01/rdf-schema#commentsubsidiary of a company or organization, opposite of parent company" calcext:value-type="string">
            <text:p>http://ontology.ontotext.com/taxonomy/subsidiarieshttp://www.w3.org/2000/01/rdf-schema#commentsubsidiary of a company or organization, opposite of parent company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ubsidiary of a company or organization, opposite of parent company</text:p>
          </table:table-cell>
          <table:table-cell/>
        </table:table-row>
        <table:table-row table:style-name="ro1">
          <table:table-cell table:formula="of:=[.B616]&amp;[.C616]&amp;[.D616]" office:value-type="string" office:string-value="http://ontology.ontotext.com/taxonomy/parentCompanyhttp://www.w3.org/2000/01/rdf-schema#commenta parent company of an organisation, opposite of subsidiaries" calcext:value-type="string">
            <text:p>http://ontology.ontotext.com/taxonomy/parentCompanyhttp://www.w3.org/2000/01/rdf-schema#commenta parent company of an organisation, opposite of subsidiaries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parent company of an organisation, opposite of subsidiaries</text:p>
          </table:table-cell>
          <table:table-cell/>
        </table:table-row>
        <table:table-row table:style-name="ro1">
          <table:table-cell table:formula="of:=[.B617]&amp;[.C617]&amp;[.D617]" office:value-type="string" office:string-value="http://ontology.ontotext.com/taxonomy/continenthttp://www.w3.org/2000/01/rdf-schema#commentContinent of which the subject is a part. " calcext:value-type="string">
            <text:p>http://ontology.ontotext.com/taxonomy/continenthttp://www.w3.org/2000/01/rdf-schema#commentContinent of which the subject is a part. 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tinent of which the subject is a part. </text:p>
          </table:table-cell>
          <table:table-cell/>
        </table:table-row>
        <table:table-row table:style-name="ro1">
          <table:table-cell table:formula="of:=[.B618]&amp;[.C618]&amp;[.D618]" office:value-type="string" office:string-value="http://ontology.ontotext.com/taxonomy/countryhttp://www.w3.org/2000/01/rdf-schema#commentSovereign state of this item" calcext:value-type="string">
            <text:p>http://ontology.ontotext.com/taxonomy/countryhttp://www.w3.org/2000/01/rdf-schema#commentSovereign state of this item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Sovereign state of this item</text:p>
          </table:table-cell>
          <table:table-cell/>
        </table:table-row>
        <table:table-row table:style-name="ro1">
          <table:table-cell table:formula="of:=[.B619]&amp;[.C619]&amp;[.D619]" office:value-type="string" office:string-value="http://ontology.ontotext.com/taxonomy/populationhttp://www.w3.org/2000/01/rdf-schema#commentContinent of which the subject is a part. " calcext:value-type="string">
            <text:p>http://ontology.ontotext.com/taxonomy/populationhttp://www.w3.org/2000/01/rdf-schema#commentContinent of which the subject is a part. 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ntinent of which the subject is a part. </text:p>
          </table:table-cell>
          <table:table-cell/>
        </table:table-row>
        <table:table-row table:style-name="ro1">
          <table:table-cell table:formula="of:=[.B620]&amp;[.C620]&amp;[.D620]" office:value-type="string" office:string-value="http://ontology.ontotext.com/taxonomy/capitalhttp://www.w3.org/2000/01/rdf-schema#commentLocation (city, municipality) of governmental seat of the country, or administrative territorial entity" calcext:value-type="string">
            <text:p>http://ontology.ontotext.com/taxonomy/capitalhttp://www.w3.org/2000/01/rdf-schema#commentLocation (city, municipality) of governmental seat of the country, or administrative territorial entity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Location (city, municipality) of governmental seat of the country, or administrative territorial entity</text:p>
          </table:table-cell>
          <table:table-cell/>
        </table:table-row>
        <table:table-row table:style-name="ro1">
          <table:table-cell table:formula="of:=[.B621]&amp;[.C621]&amp;[.D621]" office:value-type="string" office:string-value="http://ontology.ontotext.com/taxonomy/officialLanguagehttp://www.w3.org/2000/01/rdf-schema#commentlanguage designated as official by this item. " calcext:value-type="string">
            <text:p>http://ontology.ontotext.com/taxonomy/officialLanguagehttp://www.w3.org/2000/01/rdf-schema#commentlanguage designated as official by this item. 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language designated as official by this item. </text:p>
          </table:table-cell>
          <table:table-cell/>
        </table:table-row>
        <table:table-row table:style-name="ro1">
          <table:table-cell table:formula="of:=[.B622]&amp;[.C622]&amp;[.D622]" office:value-type="string" office:string-value="http://ontology.ontotext.com/taxonomy/headOfStatehttp://www.w3.org/2000/01/rdf-schema#commentofficial with the highest formal authority in a country" calcext:value-type="string">
            <text:p>http://ontology.ontotext.com/taxonomy/headOfStatehttp://www.w3.org/2000/01/rdf-schema#commentofficial with the highest formal authority in a country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official with the highest formal authority in a country</text:p>
          </table:table-cell>
          <table:table-cell/>
        </table:table-row>
        <table:table-row table:style-name="ro1">
          <table:table-cell table:formula="of:=[.B623]&amp;[.C623]&amp;[.D623]" office:value-type="string" office:string-value="http://ontology.ontotext.com/taxonomy/capitalOfhttp://www.w3.org/2000/01/rdf-schema#commentcountry, state, department, canton or other administrative division of which the municipality is the governmental seat" calcext:value-type="string">
            <text:p>http://ontology.ontotext.com/taxonomy/capitalOfhttp://www.w3.org/2000/01/rdf-schema#commentcountry, state, department, canton or other administrative division of which the municipality is the governmental seat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ountry, state, department, canton or other administrative division of which the municipality is the governmental seat</text:p>
          </table:table-cell>
          <table:table-cell/>
        </table:table-row>
        <table:table-row table:style-name="ro1">
          <table:table-cell table:formula="of:=[.B624]&amp;[.C624]&amp;[.D624]" office:value-type="string" office:string-value="http://ontology.ontotext.com/taxonomy/latitudehttp://www.w3.org/2000/01/rdf-schema#commentThe WGS84 latitude of a pub object" calcext:value-type="string">
            <text:p>http://ontology.ontotext.com/taxonomy/latitudehttp://www.w3.org/2000/01/rdf-schema#commentThe WGS84 latitude of a pub object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WGS84 latitude of a pub object</text:p>
          </table:table-cell>
          <table:table-cell/>
        </table:table-row>
        <table:table-row table:style-name="ro1">
          <table:table-cell table:formula="of:=[.B625]&amp;[.C625]&amp;[.D625]" office:value-type="string" office:string-value="http://ontology.ontotext.com/taxonomy/longitudehttp://www.w3.org/2000/01/rdf-schema#commentThe WGS84 longitude of a pub object" calcext:value-type="string">
            <text:p>http://ontology.ontotext.com/taxonomy/longitudehttp://www.w3.org/2000/01/rdf-schema#commentThe WGS84 longitude of a pub object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WGS84 longitude of a pub object</text:p>
          </table:table-cell>
          <table:table-cell/>
        </table:table-row>
        <table:table-row table:style-name="ro1">
          <table:table-cell table:formula="of:=[.B626]&amp;[.C626]&amp;[.D626]" office:value-type="string" office:string-value="http://ontology.ontotext.com/publishing#Featurehttp://www.w3.org/2000/01/rdf-schema#commentA miscellaneous feature of an asset." calcext:value-type="string">
            <text:p>http://ontology.ontotext.com/publishing#Featurehttp://www.w3.org/2000/01/rdf-schema#commentA miscellaneous feature of an asset.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iscellaneous feature of an asset.</text:p>
          </table:table-cell>
          <table:table-cell/>
        </table:table-row>
        <table:table-row table:style-name="ro1">
          <table:table-cell table:formula="of:=[.B627]&amp;[.C627]&amp;[.D627]" office:value-type="string" office:string-value="http://ontology.ontotext.com/publishing#Categoryhttp://www.w3.org/2000/01/rdf-schema#commentCategory of a document or document cluster (e.g. Science and Technology)." calcext:value-type="string">
            <text:p>http://ontology.ontotext.com/publishing#Categoryhttp://www.w3.org/2000/01/rdf-schema#commentCategory of a document or document cluster (e.g. Science and Technology).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ategory of a document or document cluster (e.g. Science and Technology).</text:p>
          </table:table-cell>
          <table:table-cell/>
        </table:table-row>
        <table:table-row table:style-name="ro1">
          <table:table-cell table:formula="of:=[.B628]&amp;[.C628]&amp;[.D628]" office:value-type="string" office:string-value="http://ontology.ontotext.com/publishing#Mentionhttp://www.w3.org/2000/01/rdf-schema#commentA mention of an entity in an asset." calcext:value-type="string">
            <text:p>http://ontology.ontotext.com/publishing#Mentionhttp://www.w3.org/2000/01/rdf-schema#commentA mention of an entity in an asset.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ention of an entity in an asset.</text:p>
          </table:table-cell>
          <table:table-cell/>
        </table:table-row>
        <table:table-row table:style-name="ro1">
          <table:table-cell table:formula="of:=[.B629]&amp;[.C629]&amp;[.D629]" office:value-type="string" office:string-value="http://ontology.ontotext.com/publishing#TextMentionhttp://www.w3.org/2000/01/rdf-schema#commentA mention of an entity in a textual document. The mention has start and end offsets." calcext:value-type="string">
            <text:p>http://ontology.ontotext.com/publishing#TextMentionhttp://www.w3.org/2000/01/rdf-schema#commentA mention of an entity in a textual document. The mention has start and end offsets.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mention of an entity in a textual document. The mention has start and end offsets.</text:p>
          </table:table-cell>
          <table:table-cell/>
        </table:table-row>
        <table:table-row table:style-name="ro1">
          <table:table-cell table:formula="of:=[.B630]&amp;[.C630]&amp;[.D630]" office:value-type="string" office:string-value="http://ontology.ontotext.com/publishing#EntitySourcehttp://www.w3.org/2000/01/rdf-schema#commentThe source of an entity or from where it was added to the knowledge base." calcext:value-type="string">
            <text:p>http://ontology.ontotext.com/publishing#EntitySourcehttp://www.w3.org/2000/01/rdf-schema#commentThe source of an entity or from where it was added to the knowledge base.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 or from where it was added to the knowledge base.</text:p>
          </table:table-cell>
          <table:table-cell/>
        </table:table-row>
        <table:table-row table:style-name="ro1">
          <table:table-cell table:formula="of:=[.B631]&amp;[.C631]&amp;[.D631]" office:value-type="string" office:string-value="http://ontology.ontotext.com/publishing#LinkedDatasetSourcehttp://www.w3.org/2000/01/rdf-schema#commentThe source of an entity is a linked dataset." calcext:value-type="string">
            <text:p>http://ontology.ontotext.com/publishing#LinkedDatasetSourcehttp://www.w3.org/2000/01/rdf-schema#commentThe source of an entity is a linked dataset.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 is a linked dataset.</text:p>
          </table:table-cell>
          <table:table-cell/>
        </table:table-row>
        <table:table-row table:style-name="ro1">
          <table:table-cell table:formula="of:=[.B632]&amp;[.C632]&amp;[.D632]" office:value-type="string" office:string-value="http://ontology.ontotext.com/publishing#NamedEntityRecognitionSourcehttp://www.w3.org/2000/01/rdf-schema#commentThe entity was created and added to the knowledge base via automatic named entity recognition and semantic indexing." calcext:value-type="string">
            <text:p>http://ontology.ontotext.com/publishing#NamedEntityRecognitionSourcehttp://www.w3.org/2000/01/rdf-schema#commentThe entity was created and added to the knowledge base via automatic named entity recognition and semantic indexing.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entity was created and added to the knowledge base via automatic named entity recognition and semantic indexing.</text:p>
          </table:table-cell>
          <table:table-cell/>
        </table:table-row>
        <table:table-row table:style-name="ro1">
          <table:table-cell table:formula="of:=[.B633]&amp;[.C633]&amp;[.D633]" office:value-type="string" office:string-value="http://ontology.ontotext.com/publishing#Assethttp://www.w3.org/2000/01/rdf-schema#commentA publishing asset e.g. - document, image, video etc." calcext:value-type="string">
            <text:p>http://ontology.ontotext.com/publishing#Assethttp://www.w3.org/2000/01/rdf-schema#commentA publishing asset e.g. - document, image, video etc.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 publishing asset e.g. - document, image, video etc.</text:p>
          </table:table-cell>
          <table:table-cell/>
        </table:table-row>
        <table:table-row table:style-name="ro1">
          <table:table-cell table:formula="of:=[.B634]&amp;[.C634]&amp;[.D634]" office:value-type="string" office:string-value="http://ontology.ontotext.com/publishing#Documenthttp://www.w3.org/2000/01/rdf-schema#commentNews article/blogpost etc." calcext:value-type="string">
            <text:p>http://ontology.ontotext.com/publishing#Documenthttp://www.w3.org/2000/01/rdf-schema#commentNews article/blogpost etc.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News article/blogpost etc.</text:p>
          </table:table-cell>
          <table:table-cell/>
        </table:table-row>
        <table:table-row table:style-name="ro1">
          <table:table-cell table:formula="of:=[.B635]&amp;[.C635]&amp;[.D635]" office:value-type="string" office:string-value="http://ontology.ontotext.com/publishing#PresentableDocumenthttp://www.w3.org/2000/01/rdf-schema#commentan asset that can be presented in the publishing UI" calcext:value-type="string">
            <text:p>http://ontology.ontotext.com/publishing#PresentableDocumenthttp://www.w3.org/2000/01/rdf-schema#commentan asset that can be presented in the publishing UI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an asset that can be presented in the publishing UI</text:p>
          </table:table-cell>
          <table:table-cell/>
        </table:table-row>
        <table:table-row table:style-name="ro1">
          <table:table-cell table:formula="of:=[.B636]&amp;[.C636]&amp;[.D636]" office:value-type="string" office:string-value="http://ontology.ontotext.com/publishing#DocumentClusterhttp://www.w3.org/2000/01/rdf-schema#commentDifferent articles that are about the same thing are grouped in clusters." calcext:value-type="string">
            <text:p>http://ontology.ontotext.com/publishing#DocumentClusterhttp://www.w3.org/2000/01/rdf-schema#commentDifferent articles that are about the same thing are grouped in clusters.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Different articles that are about the same thing are grouped in clusters.</text:p>
          </table:table-cell>
          <table:table-cell/>
        </table:table-row>
        <table:table-row table:style-name="ro1">
          <table:table-cell table:formula="of:=[.B637]&amp;[.C637]&amp;[.D637]" office:value-type="string" office:string-value="http://ontology.ontotext.com/publishing#ProfileInformationhttp://www.w3.org/2000/01/rdf-schema#commentThe infromation associated with an user." calcext:value-type="string">
            <text:p>http://ontology.ontotext.com/publishing#ProfileInformationhttp://www.w3.org/2000/01/rdf-schema#commentThe infromation associated with an user.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infromation associated with an user.</text:p>
          </table:table-cell>
          <table:table-cell/>
        </table:table-row>
        <table:table-row table:style-name="ro1">
          <table:table-cell table:formula="of:=[.B638]&amp;[.C638]&amp;[.D638]" office:value-type="string" office:string-value="http://ontology.ontotext.com/publishing#Channelhttp://www.w3.org/2000/01/rdf-schema#commentChannel configuration - the channel constraint its show order etc." calcext:value-type="string">
            <text:p>http://ontology.ontotext.com/publishing#Channelhttp://www.w3.org/2000/01/rdf-schema#commentChannel configuration - the channel constraint its show order etc.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hannel configuration - the channel constraint its show order etc.</text:p>
          </table:table-cell>
          <table:table-cell/>
        </table:table-row>
        <table:table-row table:style-name="ro1">
          <table:table-cell table:formula="of:=[.B639]&amp;[.C639]&amp;[.D639]" office:value-type="string" office:string-value="http://ontology.ontotext.com/publishing#mentionScorehttp://www.w3.org/2000/01/rdf-schema#commentthe score of a mention relative to the document it occurs in." calcext:value-type="string">
            <text:p>http://ontology.ontotext.com/publishing#mentionScorehttp://www.w3.org/2000/01/rdf-schema#commentthe score of a mention relative to the document it occurs in.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core of a mention relative to the document it occurs in.</text:p>
          </table:table-cell>
          <table:table-cell/>
        </table:table-row>
        <table:table-row table:style-name="ro1">
          <table:table-cell table:formula="of:=[.B640]&amp;[.C640]&amp;[.D640]" office:value-type="string" office:string-value="http://ontology.ontotext.com/publishing#titlehttp://www.w3.org/2000/01/rdf-schema#commenttitle of the asset" calcext:value-type="string">
            <text:p>http://ontology.ontotext.com/publishing#titlehttp://www.w3.org/2000/01/rdf-schema#commenttitle of the asset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itle of the asset</text:p>
          </table:table-cell>
          <table:table-cell/>
        </table:table-row>
        <table:table-row table:style-name="ro1">
          <table:table-cell table:formula="of:=[.B641]&amp;[.C641]&amp;[.D641]" office:value-type="string" office:string-value="http://ontology.ontotext.com/publishing#customFeaturehttp://www.w3.org/2000/01/rdf-schema#commentCustom miscellaneous features of the asset." calcext:value-type="string">
            <text:p>http://ontology.ontotext.com/publishing#customFeaturehttp://www.w3.org/2000/01/rdf-schema#commentCustom miscellaneous features of the asset.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Custom miscellaneous features of the asset.</text:p>
          </table:table-cell>
          <table:table-cell/>
        </table:table-row>
        <table:table-row table:style-name="ro1">
          <table:table-cell table:formula="of:=[.B642]&amp;[.C642]&amp;[.D642]" office:value-type="string" office:string-value="http://ontology.ontotext.com/publishing#summaryhttp://www.w3.org/2000/01/rdf-schema#commentThe summary of the textual document." calcext:value-type="string">
            <text:p>http://ontology.ontotext.com/publishing#summaryhttp://www.w3.org/2000/01/rdf-schema#commentThe summary of the textual document.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ummary of the textual document.</text:p>
          </table:table-cell>
          <table:table-cell/>
        </table:table-row>
        <table:table-row table:style-name="ro1">
          <table:table-cell table:formula="of:=[.B643]&amp;[.C643]&amp;[.D643]" office:value-type="string" office:string-value="http://ontology.ontotext.com/publishing#containsMentionhttp://www.w3.org/2000/01/rdf-schema#commentMentioned conceptual entities (named entity, concrete concept, topic etc.) in the document content." calcext:value-type="string">
            <text:p>http://ontology.ontotext.com/publishing#containsMentionhttp://www.w3.org/2000/01/rdf-schema#commentMentioned conceptual entities (named entity, concrete concept, topic etc.) in the document content.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entioned conceptual entities (named entity, concrete concept, topic etc.) in the document content.</text:p>
          </table:table-cell>
          <table:table-cell/>
        </table:table-row>
        <table:table-row table:style-name="ro1">
          <table:table-cell table:formula="of:=[.B644]&amp;[.C644]&amp;[.D644]" office:value-type="string" office:string-value="http://ontology.ontotext.com/publishing#originalUrlhttp://www.w3.org/2000/01/rdf-schema#commentThe orignial URL of an article imported into the system from somewhere on the web." calcext:value-type="string">
            <text:p>http://ontology.ontotext.com/publishing#originalUrlhttp://www.w3.org/2000/01/rdf-schema#commentThe orignial URL of an article imported into the system from somewhere on the web.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orignial URL of an article imported into the system from somewhere on the web.</text:p>
          </table:table-cell>
          <table:table-cell/>
        </table:table-row>
        <table:table-row table:style-name="ro1">
          <table:table-cell table:formula="of:=[.B645]&amp;[.C645]&amp;[.D645]" office:value-type="string" office:string-value="http://ontology.ontotext.com/publishing#hasImagehttp://www.w3.org/2000/01/rdf-schema#commentImage associated with the visualizable asset." calcext:value-type="string">
            <text:p>http://ontology.ontotext.com/publishing#hasImagehttp://www.w3.org/2000/01/rdf-schema#commentImage associated with the visualizable asset.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Image associated with the visualizable asset.</text:p>
          </table:table-cell>
          <table:table-cell/>
        </table:table-row>
        <table:table-row table:style-name="ro1">
          <table:table-cell table:formula="of:=[.B646]&amp;[.C646]&amp;[.D646]" office:value-type="string" office:string-value="http://ontology.ontotext.com/publishing#hasVideohttp://www.w3.org/2000/01/rdf-schema#commentVideo associated with the document" calcext:value-type="string">
            <text:p>http://ontology.ontotext.com/publishing#hasVideohttp://www.w3.org/2000/01/rdf-schema#commentVideo associated with the document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Video associated with the document</text:p>
          </table:table-cell>
          <table:table-cell/>
        </table:table-row>
        <table:table-row table:style-name="ro1">
          <table:table-cell table:formula="of:=[.B647]&amp;[.C647]&amp;[.D647]" office:value-type="string" office:string-value="http://ontology.ontotext.com/publishing#hasDocumenthttp://www.w3.org/2000/01/rdf-schema#commentThe document cluster contains many documents." calcext:value-type="string">
            <text:p>http://ontology.ontotext.com/publishing#hasDocumenthttp://www.w3.org/2000/01/rdf-schema#commentThe document cluster contains many documents.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document cluster contains many documents.</text:p>
          </table:table-cell>
          <table:table-cell/>
        </table:table-row>
        <table:table-row table:style-name="ro1">
          <table:table-cell table:formula="of:=[.B648]&amp;[.C648]&amp;[.D648]" office:value-type="string" office:string-value="http://ontology.ontotext.com/publishing#mostRepresentativeDocumenthttp://www.w3.org/2000/01/rdf-schema#commentMost representative document for the article cluster" calcext:value-type="string">
            <text:p>http://ontology.ontotext.com/publishing#mostRepresentativeDocumenthttp://www.w3.org/2000/01/rdf-schema#commentMost representative document for the article cluster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Most representative document for the article cluster</text:p>
          </table:table-cell>
          <table:table-cell/>
        </table:table-row>
        <table:table-row table:style-name="ro1">
          <table:table-cell table:formula="of:=[.B649]&amp;[.C649]&amp;[.D649]" office:value-type="string" office:string-value="http://ontology.ontotext.com/publishing#articlesCounthttp://www.w3.org/2000/01/rdf-schema#commentThe count of articles this cluster contains" calcext:value-type="string">
            <text:p>http://ontology.ontotext.com/publishing#articlesCounthttp://www.w3.org/2000/01/rdf-schema#commentThe count of articles this cluster contains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ount of articles this cluster contains</text:p>
          </table:table-cell>
          <table:table-cell/>
        </table:table-row>
        <table:table-row table:style-name="ro1">
          <table:table-cell table:formula="of:=[.B650]&amp;[.C650]&amp;[.D650]" office:value-type="string" office:string-value="http://ontology.ontotext.com/publishing#clusterStartDatehttp://www.w3.org/2000/01/rdf-schema#commentThe clustering of articles is temporal and is relevant for a given period of time" calcext:value-type="string">
            <text:p>http://ontology.ontotext.com/publishing#clusterStartDatehttp://www.w3.org/2000/01/rdf-schema#commentThe clustering of articles is temporal and is relevant for a given period of time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lustering of articles is temporal and is relevant for a given period of time</text:p>
          </table:table-cell>
          <table:table-cell/>
        </table:table-row>
        <table:table-row table:style-name="ro1">
          <table:table-cell table:formula="of:=[.B651]&amp;[.C651]&amp;[.D651]" office:value-type="string" office:string-value="http://ontology.ontotext.com/publishing#clusterEndDatehttp://www.w3.org/2000/01/rdf-schema#commentThe clustering of articles is temporal and is relevant for a given period of time" calcext:value-type="string">
            <text:p>http://ontology.ontotext.com/publishing#clusterEndDatehttp://www.w3.org/2000/01/rdf-schema#commentThe clustering of articles is temporal and is relevant for a given period of time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clustering of articles is temporal and is relevant for a given period of time</text:p>
          </table:table-cell>
          <table:table-cell/>
        </table:table-row>
        <table:table-row table:style-name="ro1">
          <table:table-cell table:formula="of:=[.B652]&amp;[.C652]&amp;[.D652]" office:value-type="string" office:string-value="http://ontology.ontotext.com/publishing#hasChannelhttp://www.w3.org/2000/01/rdf-schema#comment" calcext:value-type="string">
            <text:p>http://ontology.ontotext.com/publishing#hasChannelhttp://www.w3.org/2000/01/rdf-schema#comment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2"/>
        </table:table-row>
        <table:table-row table:style-name="ro1">
          <table:table-cell table:formula="of:=[.B653]&amp;[.C653]&amp;[.D653]" office:value-type="string" office:string-value="http://ontology.ontotext.com/publishing#hasUserhttp://www.w3.org/2000/01/rdf-schema#comment" calcext:value-type="string">
            <text:p>http://ontology.ontotext.com/publishing#hasUserhttp://www.w3.org/2000/01/rdf-schema#comment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2"/>
        </table:table-row>
        <table:table-row table:style-name="ro1">
          <table:table-cell table:formula="of:=[.B654]&amp;[.C654]&amp;[.D654]" office:value-type="string" office:string-value="http://ontology.ontotext.com/publishing#hasConstrainthttp://www.w3.org/2000/01/rdf-schema#comment" calcext:value-type="string">
            <text:p>http://ontology.ontotext.com/publishing#hasConstrainthttp://www.w3.org/2000/01/rdf-schema#comment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2"/>
        </table:table-row>
        <table:table-row table:style-name="ro1">
          <table:table-cell table:formula="of:=[.B655]&amp;[.C655]&amp;[.D655]" office:value-type="string" office:string-value="http://ontology.ontotext.com/publishing#channelIndexhttp://www.w3.org/2000/01/rdf-schema#comment" calcext:value-type="string">
            <text:p>http://ontology.ontotext.com/publishing#channelIndexhttp://www.w3.org/2000/01/rdf-schema#comment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comment</text:p>
          </table:table-cell>
          <table:table-cell table:number-columns-repeated="2"/>
        </table:table-row>
        <table:table-row table:style-name="ro1">
          <table:table-cell table:formula="of:=[.B656]&amp;[.C656]&amp;[.D656]" office:value-type="string" office:string-value="http://ontology.ontotext.com/publishing#hasEntitySourcehttp://www.w3.org/2000/01/rdf-schema#commentThe source of an entity" calcext:value-type="string">
            <text:p>http://ontology.ontotext.com/publishing#hasEntitySourcehttp://www.w3.org/2000/01/rdf-schema#commentThe source of an entity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comment</text:p>
          </table:table-cell>
          <table:table-cell office:value-type="string" calcext:value-type="string">
            <text:p>The source of an entity</text:p>
          </table:table-cell>
          <table:table-cell/>
        </table:table-row>
        <table:table-row table:style-name="ro1">
          <table:table-cell table:formula="of:=[.B657]&amp;[.C657]&amp;[.D657]" office:value-type="string" office:string-value="http://ontology.ontotext.com/taxonomy/http://www.w3.org/2000/01/rdf-schema#labelOntotext Publishing" calcext:value-type="string">
            <text:p>http://ontology.ontotext.com/taxonomy/http://www.w3.org/2000/01/rdf-schema#labelOntotext Publishing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ntotext Publishing</text:p>
          </table:table-cell>
          <table:table-cell/>
        </table:table-row>
        <table:table-row table:style-name="ro1">
          <table:table-cell table:formula="of:=[.B658]&amp;[.C658]&amp;[.D658]" office:value-type="string" office:string-value="http://ontology.ontotext.com/taxonomy/Thinghttp://www.w3.org/2000/01/rdf-schema#labelThing" calcext:value-type="string">
            <text:p>http://ontology.ontotext.com/taxonomy/Thinghttp://www.w3.org/2000/01/rdf-schema#labelThing</text:p>
          </table:table-cell>
          <table:table-cell office:value-type="string" calcext:value-type="string">
            <text:p>http://ontology.ontotext.com/taxonomy/Th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table:formula="of:=[.B659]&amp;[.C659]&amp;[.D659]" office:value-type="string" office:string-value="http://ontology.ontotext.com/taxonomy/Concepthttp://www.w3.org/2000/01/rdf-schema#labelConcept" calcext:value-type="string">
            <text:p>http://ontology.ontotext.com/taxonomy/Concepthttp://www.w3.org/2000/01/rdf-schema#labelConcept</text:p>
          </table:table-cell>
          <table:table-cell office:value-type="string" calcext:value-type="string">
            <text:p>http://ontology.ontotext.com/taxonomy/Concep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cept</text:p>
          </table:table-cell>
          <table:table-cell/>
        </table:table-row>
        <table:table-row table:style-name="ro1">
          <table:table-cell table:formula="of:=[.B660]&amp;[.C660]&amp;[.D660]" office:value-type="string" office:string-value="http://ontology.ontotext.com/taxonomy/Eventhttp://www.w3.org/2000/01/rdf-schema#labelEvent" calcext:value-type="string">
            <text:p>http://ontology.ontotext.com/taxonomy/Eventhttp://www.w3.org/2000/01/rdf-schema#labelEvent</text:p>
          </table:table-cell>
          <table:table-cell office:value-type="string" calcext:value-type="string">
            <text:p>http://ontology.ontotext.com/taxonomy/Ev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table:formula="of:=[.B661]&amp;[.C661]&amp;[.D661]" office:value-type="string" office:string-value="http://ontology.ontotext.com/taxonomy/Locationhttp://www.w3.org/2000/01/rdf-schema#labelLocation" calcext:value-type="string">
            <text:p>http://ontology.ontotext.com/taxonomy/Locationhttp://www.w3.org/2000/01/rdf-schema#labelLocation</text:p>
          </table:table-cell>
          <table:table-cell office:value-type="string" calcext:value-type="string">
            <text:p>http://ontology.ontotext.com/taxonomy/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table:formula="of:=[.B662]&amp;[.C662]&amp;[.D662]" office:value-type="string" office:string-value="http://ontology.ontotext.com/taxonomy/Timehttp://www.w3.org/2000/01/rdf-schema#labelTime" calcext:value-type="string">
            <text:p>http://ontology.ontotext.com/taxonomy/Timehttp://www.w3.org/2000/01/rdf-schema#labelTime</text:p>
          </table:table-cell>
          <table:table-cell office:value-type="string" calcext:value-type="string">
            <text:p>http://ontology.ontotext.com/taxonomy/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formula="of:=[.B663]&amp;[.C663]&amp;[.D663]" office:value-type="string" office:string-value="http://ontology.ontotext.com/taxonomy/Agenthttp://www.w3.org/2000/01/rdf-schema#labelAgent" calcext:value-type="string">
            <text:p>http://ontology.ontotext.com/taxonomy/Agenthttp://www.w3.org/2000/01/rdf-schema#labelAgent</text:p>
          </table:table-cell>
          <table:table-cell office:value-type="string" calcext:value-type="string">
            <text:p>http://ontology.ontotext.com/taxonomy/Ag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table:formula="of:=[.B664]&amp;[.C664]&amp;[.D664]" office:value-type="string" office:string-value="http://ontology.ontotext.com/taxonomy/Personhttp://www.w3.org/2000/01/rdf-schema#labelPerson" calcext:value-type="string">
            <text:p>http://ontology.ontotext.com/taxonomy/Personhttp://www.w3.org/2000/01/rdf-schema#labelPerson</text:p>
          </table:table-cell>
          <table:table-cell office:value-type="string" calcext:value-type="string">
            <text:p>http://ontology.ontotext.com/taxonomy/Pers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table:formula="of:=[.B665]&amp;[.C665]&amp;[.D665]" office:value-type="string" office:string-value="http://ontology.ontotext.com/taxonomy/Organizationhttp://www.w3.org/2000/01/rdf-schema#labelOrganization" calcext:value-type="string">
            <text:p>http://ontology.ontotext.com/taxonomy/Organizationhttp://www.w3.org/2000/01/rdf-schema#labelOrganization</text:p>
          </table:table-cell>
          <table:table-cell office:value-type="string" calcext:value-type="string">
            <text:p>http://ontology.ontotext.com/taxonomy/Organiz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rganization</text:p>
          </table:table-cell>
          <table:table-cell/>
        </table:table-row>
        <table:table-row table:style-name="ro1">
          <table:table-cell table:formula="of:=[.B666]&amp;[.C666]&amp;[.D666]" office:value-type="string" office:string-value="http://ontology.ontotext.com/taxonomy/preferredLabelhttp://www.w3.org/2000/01/rdf-schema#labelpreferred label" calcext:value-type="string">
            <text:p>http://ontology.ontotext.com/taxonomy/preferredLabelhttp://www.w3.org/2000/01/rdf-schema#labelpreferred label</text:p>
          </table:table-cell>
          <table:table-cell office:value-type="string" calcext:value-type="string">
            <text:p>http://ontology.ontotext.com/taxonomy/preferred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eferred label</text:p>
          </table:table-cell>
          <table:table-cell/>
        </table:table-row>
        <table:table-row table:style-name="ro1">
          <table:table-cell table:formula="of:=[.B667]&amp;[.C667]&amp;[.D667]" office:value-type="string" office:string-value="http://ontology.ontotext.com/taxonomy/alternativeLabelhttp://www.w3.org/2000/01/rdf-schema#labelalternative label" calcext:value-type="string">
            <text:p>http://ontology.ontotext.com/taxonomy/alternativeLabelhttp://www.w3.org/2000/01/rdf-schema#labelalternative label</text:p>
          </table:table-cell>
          <table:table-cell office:value-type="string" calcext:value-type="string">
            <text:p>http://ontology.ontotext.com/taxonomy/alternativeLab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lternative label</text:p>
          </table:table-cell>
          <table:table-cell/>
        </table:table-row>
        <table:table-row table:style-name="ro1">
          <table:table-cell table:formula="of:=[.B668]&amp;[.C668]&amp;[.D668]" office:value-type="string" office:string-value="http://ontology.ontotext.com/taxonomy/picturehttp://www.w3.org/2000/01/rdf-schema#labelpicture" calcext:value-type="string">
            <text:p>http://ontology.ontotext.com/taxonomy/picturehttp://www.w3.org/2000/01/rdf-schema#labelpicture</text:p>
          </table:table-cell>
          <table:table-cell office:value-type="string" calcext:value-type="string">
            <text:p>http://ontology.ontotext.com/taxonomy/pic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icture</text:p>
          </table:table-cell>
          <table:table-cell/>
        </table:table-row>
        <table:table-row table:style-name="ro1">
          <table:table-cell table:formula="of:=[.B669]&amp;[.C669]&amp;[.D669]" office:value-type="string" office:string-value="http://ontology.ontotext.com/taxonomy/thumbnailhttp://www.w3.org/2000/01/rdf-schema#labelthumbnail" calcext:value-type="string">
            <text:p>http://ontology.ontotext.com/taxonomy/thumbnailhttp://www.w3.org/2000/01/rdf-schema#labelthumbnail</text:p>
          </table:table-cell>
          <table:table-cell office:value-type="string" calcext:value-type="string">
            <text:p>http://ontology.ontotext.com/taxonomy/thumbnai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umbnail</text:p>
          </table:table-cell>
          <table:table-cell/>
        </table:table-row>
        <table:table-row table:style-name="ro1">
          <table:table-cell table:formula="of:=[.B670]&amp;[.C670]&amp;[.D670]" office:value-type="string" office:string-value="http://ontology.ontotext.com/taxonomy/descriptionhttp://www.w3.org/2000/01/rdf-schema#labeldescription" calcext:value-type="string">
            <text:p>http://ontology.ontotext.com/taxonomy/descriptionhttp://www.w3.org/2000/01/rdf-schema#labeldescription</text:p>
          </table:table-cell>
          <table:table-cell office:value-type="string" calcext:value-type="string">
            <text:p>http://ontology.ontotext.com/taxonomy/descrip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formula="of:=[.B671]&amp;[.C671]&amp;[.D671]" office:value-type="string" office:string-value="http://ontology.ontotext.com/taxonomy/exactMatchhttp://www.w3.org/2000/01/rdf-schema#labelexact match" calcext:value-type="string">
            <text:p>http://ontology.ontotext.com/taxonomy/exactMatchhttp://www.w3.org/2000/01/rdf-schema#labelexact match</text:p>
          </table:table-cell>
          <table:table-cell office:value-type="string" calcext:value-type="string">
            <text:p>http://ontology.ontotext.com/taxonomy/exactMatc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xact match</text:p>
          </table:table-cell>
          <table:table-cell/>
        </table:table-row>
        <table:table-row table:style-name="ro1">
          <table:table-cell table:formula="of:=[.B672]&amp;[.C672]&amp;[.D672]" office:value-type="string" office:string-value="http://ontology.ontotext.com/taxonomy/generatedhttp://www.w3.org/2000/01/rdf-schema#labelGenerated" calcext:value-type="string">
            <text:p>http://ontology.ontotext.com/taxonomy/generatedhttp://www.w3.org/2000/01/rdf-schema#labelGenerated</text:p>
          </table:table-cell>
          <table:table-cell office:value-type="string" calcext:value-type="string">
            <text:p>http://ontology.ontotext.com/taxonomy/generate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erated</text:p>
          </table:table-cell>
          <table:table-cell/>
        </table:table-row>
        <table:table-row table:style-name="ro1">
          <table:table-cell table:formula="of:=[.B673]&amp;[.C673]&amp;[.D673]" office:value-type="string" office:string-value="http://ontology.ontotext.com/taxonomy/genericPropertyhttp://www.w3.org/2000/01/rdf-schema#labelgeneric property" calcext:value-type="string">
            <text:p>http://ontology.ontotext.com/taxonomy/genericPropertyhttp://www.w3.org/2000/01/rdf-schema#labelgeneric property</text:p>
          </table:table-cell>
          <table:table-cell office:value-type="string" calcext:value-type="string">
            <text:p>http://ontology.ontotext.com/taxonomy/genericPrope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eric property</text:p>
          </table:table-cell>
          <table:table-cell/>
        </table:table-row>
        <table:table-row table:style-name="ro1">
          <table:table-cell table:formula="of:=[.B674]&amp;[.C674]&amp;[.D674]" office:value-type="string" office:string-value="http://ontology.ontotext.com/taxonomy/partOfhttp://www.w3.org/2000/01/rdf-schema#labelpart of" calcext:value-type="string">
            <text:p>http://ontology.ontotext.com/taxonomy/partOfhttp://www.w3.org/2000/01/rdf-schema#labelpart of</text:p>
          </table:table-cell>
          <table:table-cell office:value-type="string" calcext:value-type="string">
            <text:p>http://ontology.ontotext.com/taxonomy/part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art of</text:p>
          </table:table-cell>
          <table:table-cell/>
        </table:table-row>
        <table:table-row table:style-name="ro1">
          <table:table-cell table:formula="of:=[.B675]&amp;[.C675]&amp;[.D675]" office:value-type="string" office:string-value="http://ontology.ontotext.com/taxonomy/memberOfhttp://www.w3.org/2000/01/rdf-schema#labelmember of" calcext:value-type="string">
            <text:p>http://ontology.ontotext.com/taxonomy/memberOfhttp://www.w3.org/2000/01/rdf-schema#labelmember of</text:p>
          </table:table-cell>
          <table:table-cell office:value-type="string" calcext:value-type="string">
            <text:p>http://ontology.ontotext.com/taxonomy/member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mber of</text:p>
          </table:table-cell>
          <table:table-cell/>
        </table:table-row>
        <table:table-row table:style-name="ro1">
          <table:table-cell table:formula="of:=[.B676]&amp;[.C676]&amp;[.D676]" office:value-type="string" office:string-value="http://ontology.ontotext.com/taxonomy/hasParthttp://www.w3.org/2000/01/rdf-schema#labelhas part" calcext:value-type="string">
            <text:p>http://ontology.ontotext.com/taxonomy/hasParthttp://www.w3.org/2000/01/rdf-schema#labelhas part</text:p>
          </table:table-cell>
          <table:table-cell office:value-type="string" calcext:value-type="string">
            <text:p>http://ontology.ontotext.com/taxonomy/hasPar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part</text:p>
          </table:table-cell>
          <table:table-cell/>
        </table:table-row>
        <table:table-row table:style-name="ro1">
          <table:table-cell table:formula="of:=[.B677]&amp;[.C677]&amp;[.D677]" office:value-type="string" office:string-value="http://ontology.ontotext.com/taxonomy/startTimehttp://www.w3.org/2000/01/rdf-schema#labelstart time" calcext:value-type="string">
            <text:p>http://ontology.ontotext.com/taxonomy/startTimehttp://www.w3.org/2000/01/rdf-schema#labelstart time</text:p>
          </table:table-cell>
          <table:table-cell office:value-type="string" calcext:value-type="string">
            <text:p>http://ontology.ontotext.com/taxonomy/start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tart time</text:p>
          </table:table-cell>
          <table:table-cell/>
        </table:table-row>
        <table:table-row table:style-name="ro1">
          <table:table-cell table:formula="of:=[.B678]&amp;[.C678]&amp;[.D678]" office:value-type="string" office:string-value="http://ontology.ontotext.com/taxonomy/endTimehttp://www.w3.org/2000/01/rdf-schema#labelend time" calcext:value-type="string">
            <text:p>http://ontology.ontotext.com/taxonomy/endTimehttp://www.w3.org/2000/01/rdf-schema#labelend time</text:p>
          </table:table-cell>
          <table:table-cell office:value-type="string" calcext:value-type="string">
            <text:p>http://ontology.ontotext.com/taxonomy/end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d time</text:p>
          </table:table-cell>
          <table:table-cell/>
        </table:table-row>
        <table:table-row table:style-name="ro1">
          <table:table-cell table:formula="of:=[.B679]&amp;[.C679]&amp;[.D679]" office:value-type="string" office:string-value="http://ontology.ontotext.com/taxonomy/pointInTimehttp://www.w3.org/2000/01/rdf-schema#labelpoint in time" calcext:value-type="string">
            <text:p>http://ontology.ontotext.com/taxonomy/pointInTimehttp://www.w3.org/2000/01/rdf-schema#labelpoint in time</text:p>
          </table:table-cell>
          <table:table-cell office:value-type="string" calcext:value-type="string">
            <text:p>http://ontology.ontotext.com/taxonomy/pointIn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int in time</text:p>
          </table:table-cell>
          <table:table-cell/>
        </table:table-row>
        <table:table-row table:style-name="ro1">
          <table:table-cell table:formula="of:=[.B680]&amp;[.C680]&amp;[.D680]" office:value-type="string" office:string-value="http://ontology.ontotext.com/taxonomy/replaceshttp://www.w3.org/2000/01/rdf-schema#labelreplaces" calcext:value-type="string">
            <text:p>http://ontology.ontotext.com/taxonomy/replaceshttp://www.w3.org/2000/01/rdf-schema#labelreplaces</text:p>
          </table:table-cell>
          <table:table-cell office:value-type="string" calcext:value-type="string">
            <text:p>http://ontology.ontotext.com/taxonomy/replace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places</text:p>
          </table:table-cell>
          <table:table-cell/>
        </table:table-row>
        <table:table-row table:style-name="ro1">
          <table:table-cell table:formula="of:=[.B681]&amp;[.C681]&amp;[.D681]" office:value-type="string" office:string-value="http://ontology.ontotext.com/taxonomy/genrehttp://www.w3.org/2000/01/rdf-schema#labelgenre" calcext:value-type="string">
            <text:p>http://ontology.ontotext.com/taxonomy/genrehttp://www.w3.org/2000/01/rdf-schema#labelgenre</text:p>
          </table:table-cell>
          <table:table-cell office:value-type="string" calcext:value-type="string">
            <text:p>http://ontology.ontotext.com/taxonomy/gen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re</text:p>
          </table:table-cell>
          <table:table-cell/>
        </table:table-row>
        <table:table-row table:style-name="ro1">
          <table:table-cell table:formula="of:=[.B682]&amp;[.C682]&amp;[.D682]" office:value-type="string" office:string-value="http://ontology.ontotext.com/taxonomy/replacedByhttp://www.w3.org/2000/01/rdf-schema#labelreplaced by" calcext:value-type="string">
            <text:p>http://ontology.ontotext.com/taxonomy/replacedByhttp://www.w3.org/2000/01/rdf-schema#labelreplaced by</text:p>
          </table:table-cell>
          <table:table-cell office:value-type="string" calcext:value-type="string">
            <text:p>http://ontology.ontotext.com/taxonomy/replacedB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placed by</text:p>
          </table:table-cell>
          <table:table-cell/>
        </table:table-row>
        <table:table-row table:style-name="ro1">
          <table:table-cell table:formula="of:=[.B683]&amp;[.C683]&amp;[.D683]" office:value-type="string" office:string-value="http://ontology.ontotext.com/taxonomy/coordinateLocationhttp://www.w3.org/2000/01/rdf-schema#labelcoordinate location" calcext:value-type="string">
            <text:p>http://ontology.ontotext.com/taxonomy/coordinateLocationhttp://www.w3.org/2000/01/rdf-schema#labelcoordinate location</text:p>
          </table:table-cell>
          <table:table-cell office:value-type="string" calcext:value-type="string">
            <text:p>http://ontology.ontotext.com/taxonomy/coordinate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ordinate location</text:p>
          </table:table-cell>
          <table:table-cell/>
        </table:table-row>
        <table:table-row table:style-name="ro1">
          <table:table-cell table:formula="of:=[.B684]&amp;[.C684]&amp;[.D684]" office:value-type="string" office:string-value="http://ontology.ontotext.com/taxonomy/eventTimehttp://www.w3.org/2000/01/rdf-schema#labelevent time" calcext:value-type="string">
            <text:p>http://ontology.ontotext.com/taxonomy/eventTimehttp://www.w3.org/2000/01/rdf-schema#labelevent time</text:p>
          </table:table-cell>
          <table:table-cell office:value-type="string" calcext:value-type="string">
            <text:p>http://ontology.ontotext.com/taxonomy/eventTi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vent time</text:p>
          </table:table-cell>
          <table:table-cell/>
        </table:table-row>
        <table:table-row table:style-name="ro1">
          <table:table-cell table:formula="of:=[.B685]&amp;[.C685]&amp;[.D685]" office:value-type="string" office:string-value="http://ontology.ontotext.com/taxonomy/locatedInhttp://www.w3.org/2000/01/rdf-schema#labellocated in" calcext:value-type="string">
            <text:p>http://ontology.ontotext.com/taxonomy/locatedInhttp://www.w3.org/2000/01/rdf-schema#labellocated in</text:p>
          </table:table-cell>
          <table:table-cell office:value-type="string" calcext:value-type="string">
            <text:p>http://ontology.ontotext.com/taxonomy/locatedI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cated in</text:p>
          </table:table-cell>
          <table:table-cell/>
        </table:table-row>
        <table:table-row table:style-name="ro1">
          <table:table-cell table:formula="of:=[.B686]&amp;[.C686]&amp;[.D686]" office:value-type="string" office:string-value="http://ontology.ontotext.com/taxonomy/headOfGovermenthttp://www.w3.org/2000/01/rdf-schema#labelhead of goverment" calcext:value-type="string">
            <text:p>http://ontology.ontotext.com/taxonomy/headOfGovermenthttp://www.w3.org/2000/01/rdf-schema#labelhead of goverment</text:p>
          </table:table-cell>
          <table:table-cell office:value-type="string" calcext:value-type="string">
            <text:p>http://ontology.ontotext.com/taxonomy/headOfGover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 of goverment</text:p>
          </table:table-cell>
          <table:table-cell/>
        </table:table-row>
        <table:table-row table:style-name="ro1">
          <table:table-cell table:formula="of:=[.B687]&amp;[.C687]&amp;[.D687]" office:value-type="string" office:string-value="http://ontology.ontotext.com/taxonomy/operatingSystemhttp://www.w3.org/2000/01/rdf-schema#labeloperating system" calcext:value-type="string">
            <text:p>http://ontology.ontotext.com/taxonomy/operatingSystemhttp://www.w3.org/2000/01/rdf-schema#labeloperating system</text:p>
          </table:table-cell>
          <table:table-cell office:value-type="string" calcext:value-type="string">
            <text:p>http://ontology.ontotext.com/taxonomy/operatingSyste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perating system</text:p>
          </table:table-cell>
          <table:table-cell/>
        </table:table-row>
        <table:table-row table:style-name="ro1">
          <table:table-cell table:formula="of:=[.B688]&amp;[.C688]&amp;[.D688]" office:value-type="string" office:string-value="http://ontology.ontotext.com/taxonomy/programmingLanguagehttp://www.w3.org/2000/01/rdf-schema#labelprogramming language" calcext:value-type="string">
            <text:p>http://ontology.ontotext.com/taxonomy/programmingLanguagehttp://www.w3.org/2000/01/rdf-schema#labelprogramming language</text:p>
          </table:table-cell>
          <table:table-cell office:value-type="string" calcext:value-type="string">
            <text:p>http://ontology.ontotext.com/taxonomy/programmingLangu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gramming language</text:p>
          </table:table-cell>
          <table:table-cell/>
        </table:table-row>
        <table:table-row table:style-name="ro1">
          <table:table-cell table:formula="of:=[.B689]&amp;[.C689]&amp;[.D689]" office:value-type="string" office:string-value="http://ontology.ontotext.com/taxonomy/authorhttp://www.w3.org/2000/01/rdf-schema#labelauthor" calcext:value-type="string">
            <text:p>http://ontology.ontotext.com/taxonomy/authorhttp://www.w3.org/2000/01/rdf-schema#labelauthor</text:p>
          </table:table-cell>
          <table:table-cell office:value-type="string" calcext:value-type="string">
            <text:p>http://ontology.ontotext.com/taxonomy/autho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table:formula="of:=[.B690]&amp;[.C690]&amp;[.D690]" office:value-type="string" office:string-value="http://ontology.ontotext.com/taxonomy/ofhttp://www.w3.org/2000/01/rdf-schema#labelof" calcext:value-type="string">
            <text:p>http://ontology.ontotext.com/taxonomy/ofhttp://www.w3.org/2000/01/rdf-schema#labelof</text:p>
          </table:table-cell>
          <table:table-cell office:value-type="string" calcext:value-type="string">
            <text:p>http://ontology.ontotext.com/taxonomy/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</text:p>
          </table:table-cell>
          <table:table-cell/>
        </table:table-row>
        <table:table-row table:style-name="ro1">
          <table:table-cell table:formula="of:=[.B691]&amp;[.C691]&amp;[.D691]" office:value-type="string" office:string-value="http://ontology.ontotext.com/taxonomy/genderhttp://www.w3.org/2000/01/rdf-schema#labelgender" calcext:value-type="string">
            <text:p>http://ontology.ontotext.com/taxonomy/genderhttp://www.w3.org/2000/01/rdf-schema#labelgender</text:p>
          </table:table-cell>
          <table:table-cell office:value-type="string" calcext:value-type="string">
            <text:p>http://ontology.ontotext.com/taxonomy/gend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table:formula="of:=[.B692]&amp;[.C692]&amp;[.D692]" office:value-type="string" office:string-value="http://ontology.ontotext.com/taxonomy/dateOfBirthhttp://www.w3.org/2000/01/rdf-schema#labeldate of birth" calcext:value-type="string">
            <text:p>http://ontology.ontotext.com/taxonomy/dateOfBirthhttp://www.w3.org/2000/01/rdf-schema#labeldate of birth</text:p>
          </table:table-cell>
          <table:table-cell office:value-type="string" calcext:value-type="string">
            <text:p>http://ontology.ontotext.com/taxonomy/dateOfBir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table:formula="of:=[.B693]&amp;[.C693]&amp;[.D693]" office:value-type="string" office:string-value="http://ontology.ontotext.com/taxonomy/dateOfDeathhttp://www.w3.org/2000/01/rdf-schema#labeldate of death" calcext:value-type="string">
            <text:p>http://ontology.ontotext.com/taxonomy/dateOfDeathhttp://www.w3.org/2000/01/rdf-schema#labeldate of death</text:p>
          </table:table-cell>
          <table:table-cell office:value-type="string" calcext:value-type="string">
            <text:p>http://ontology.ontotext.com/taxonomy/dateOfDea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death</text:p>
          </table:table-cell>
          <table:table-cell/>
        </table:table-row>
        <table:table-row table:style-name="ro1">
          <table:table-cell table:formula="of:=[.B694]&amp;[.C694]&amp;[.D694]" office:value-type="string" office:string-value="http://ontology.ontotext.com/taxonomy/placeOfBirthhttp://www.w3.org/2000/01/rdf-schema#labelplace of birth" calcext:value-type="string">
            <text:p>http://ontology.ontotext.com/taxonomy/placeOfBirthhttp://www.w3.org/2000/01/rdf-schema#labelplace of birth</text:p>
          </table:table-cell>
          <table:table-cell office:value-type="string" calcext:value-type="string">
            <text:p>http://ontology.ontotext.com/taxonomy/placeOfBir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ce of birth</text:p>
          </table:table-cell>
          <table:table-cell/>
        </table:table-row>
        <table:table-row table:style-name="ro1">
          <table:table-cell table:formula="of:=[.B695]&amp;[.C695]&amp;[.D695]" office:value-type="string" office:string-value="http://ontology.ontotext.com/taxonomy/placeOfDeathhttp://www.w3.org/2000/01/rdf-schema#labelplace of death" calcext:value-type="string">
            <text:p>http://ontology.ontotext.com/taxonomy/placeOfDeathhttp://www.w3.org/2000/01/rdf-schema#labelplace of death</text:p>
          </table:table-cell>
          <table:table-cell office:value-type="string" calcext:value-type="string">
            <text:p>http://ontology.ontotext.com/taxonomy/placeOfDeat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ce of death</text:p>
          </table:table-cell>
          <table:table-cell/>
        </table:table-row>
        <table:table-row table:style-name="ro1">
          <table:table-cell table:formula="of:=[.B696]&amp;[.C696]&amp;[.D696]" office:value-type="string" office:string-value="http://ontology.ontotext.com/taxonomy/countryOfCitizenshiphttp://www.w3.org/2000/01/rdf-schema#labelcountry of citizenship" calcext:value-type="string">
            <text:p>http://ontology.ontotext.com/taxonomy/countryOfCitizenshiphttp://www.w3.org/2000/01/rdf-schema#labelcountry of citizenship</text:p>
          </table:table-cell>
          <table:table-cell office:value-type="string" calcext:value-type="string">
            <text:p>http://ontology.ontotext.com/taxonomy/countryOfCitizenship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 of citizenship</text:p>
          </table:table-cell>
          <table:table-cell/>
        </table:table-row>
        <table:table-row table:style-name="ro1">
          <table:table-cell table:formula="of:=[.B697]&amp;[.C697]&amp;[.D697]" office:value-type="string" office:string-value="http://ontology.ontotext.com/taxonomy/occupationhttp://www.w3.org/2000/01/rdf-schema#labeloccupation" calcext:value-type="string">
            <text:p>http://ontology.ontotext.com/taxonomy/occupationhttp://www.w3.org/2000/01/rdf-schema#labeloccupation</text:p>
          </table:table-cell>
          <table:table-cell office:value-type="string" calcext:value-type="string">
            <text:p>http://ontology.ontotext.com/taxonomy/occup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ccupation</text:p>
          </table:table-cell>
          <table:table-cell/>
        </table:table-row>
        <table:table-row table:style-name="ro1">
          <table:table-cell table:formula="of:=[.B698]&amp;[.C698]&amp;[.D698]" office:value-type="string" office:string-value="http://ontology.ontotext.com/taxonomy/almaMaterhttp://www.w3.org/2000/01/rdf-schema#labelalma mater" calcext:value-type="string">
            <text:p>http://ontology.ontotext.com/taxonomy/almaMaterhttp://www.w3.org/2000/01/rdf-schema#labelalma mater</text:p>
          </table:table-cell>
          <table:table-cell office:value-type="string" calcext:value-type="string">
            <text:p>http://ontology.ontotext.com/taxonomy/almaMa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lma mater</text:p>
          </table:table-cell>
          <table:table-cell/>
        </table:table-row>
        <table:table-row table:style-name="ro1">
          <table:table-cell table:formula="of:=[.B699]&amp;[.C699]&amp;[.D699]" office:value-type="string" office:string-value="http://ontology.ontotext.com/taxonomy/fieldOfWorkhttp://www.w3.org/2000/01/rdf-schema#labelfield of work" calcext:value-type="string">
            <text:p>http://ontology.ontotext.com/taxonomy/fieldOfWorkhttp://www.w3.org/2000/01/rdf-schema#labelfield of work</text:p>
          </table:table-cell>
          <table:table-cell office:value-type="string" calcext:value-type="string">
            <text:p>http://ontology.ontotext.com/taxonomy/fieldOf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ield of work</text:p>
          </table:table-cell>
          <table:table-cell/>
        </table:table-row>
        <table:table-row table:style-name="ro1">
          <table:table-cell table:formula="of:=[.B700]&amp;[.C700]&amp;[.D700]" office:value-type="string" office:string-value="http://ontology.ontotext.com/taxonomy/positionHeldhttp://www.w3.org/2000/01/rdf-schema#labelposition held" calcext:value-type="string">
            <text:p>http://ontology.ontotext.com/taxonomy/positionHeldhttp://www.w3.org/2000/01/rdf-schema#labelposition held</text:p>
          </table:table-cell>
          <table:table-cell office:value-type="string" calcext:value-type="string">
            <text:p>http://ontology.ontotext.com/taxonomy/positionHel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sition held</text:p>
          </table:table-cell>
          <table:table-cell/>
        </table:table-row>
        <table:table-row table:style-name="ro1">
          <table:table-cell table:formula="of:=[.B701]&amp;[.C701]&amp;[.D701]" office:value-type="string" office:string-value="http://ontology.ontotext.com/taxonomy/religionhttp://www.w3.org/2000/01/rdf-schema#labelreligion" calcext:value-type="string">
            <text:p>http://ontology.ontotext.com/taxonomy/religionhttp://www.w3.org/2000/01/rdf-schema#labelreligion</text:p>
          </table:table-cell>
          <table:table-cell office:value-type="string" calcext:value-type="string">
            <text:p>http://ontology.ontotext.com/taxonomy/relig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 table:formula="of:=[.B702]&amp;[.C702]&amp;[.D702]" office:value-type="string" office:string-value="http://ontology.ontotext.com/taxonomy/motherhttp://www.w3.org/2000/01/rdf-schema#labelmother" calcext:value-type="string">
            <text:p>http://ontology.ontotext.com/taxonomy/motherhttp://www.w3.org/2000/01/rdf-schema#labelmother</text:p>
          </table:table-cell>
          <table:table-cell office:value-type="string" calcext:value-type="string">
            <text:p>http://ontology.ontotext.com/taxonomy/mo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ther</text:p>
          </table:table-cell>
          <table:table-cell/>
        </table:table-row>
        <table:table-row table:style-name="ro1">
          <table:table-cell table:formula="of:=[.B703]&amp;[.C703]&amp;[.D703]" office:value-type="string" office:string-value="http://ontology.ontotext.com/taxonomy/fatherhttp://www.w3.org/2000/01/rdf-schema#labelfather" calcext:value-type="string">
            <text:p>http://ontology.ontotext.com/taxonomy/fatherhttp://www.w3.org/2000/01/rdf-schema#labelfather</text:p>
          </table:table-cell>
          <table:table-cell office:value-type="string" calcext:value-type="string">
            <text:p>http://ontology.ontotext.com/taxonomy/fa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ather</text:p>
          </table:table-cell>
          <table:table-cell/>
        </table:table-row>
        <table:table-row table:style-name="ro1">
          <table:table-cell table:formula="of:=[.B704]&amp;[.C704]&amp;[.D704]" office:value-type="string" office:string-value="http://ontology.ontotext.com/taxonomy/brotherhttp://www.w3.org/2000/01/rdf-schema#labelbrother" calcext:value-type="string">
            <text:p>http://ontology.ontotext.com/taxonomy/brotherhttp://www.w3.org/2000/01/rdf-schema#labelbrother</text:p>
          </table:table-cell>
          <table:table-cell office:value-type="string" calcext:value-type="string">
            <text:p>http://ontology.ontotext.com/taxonomy/broth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rother</text:p>
          </table:table-cell>
          <table:table-cell/>
        </table:table-row>
        <table:table-row table:style-name="ro1">
          <table:table-cell table:formula="of:=[.B705]&amp;[.C705]&amp;[.D705]" office:value-type="string" office:string-value="http://ontology.ontotext.com/taxonomy/sisterhttp://www.w3.org/2000/01/rdf-schema#labelsister" calcext:value-type="string">
            <text:p>http://ontology.ontotext.com/taxonomy/sisterhttp://www.w3.org/2000/01/rdf-schema#labelsister</text:p>
          </table:table-cell>
          <table:table-cell office:value-type="string" calcext:value-type="string">
            <text:p>http://ontology.ontotext.com/taxonomy/si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ister</text:p>
          </table:table-cell>
          <table:table-cell/>
        </table:table-row>
        <table:table-row table:style-name="ro1">
          <table:table-cell table:formula="of:=[.B706]&amp;[.C706]&amp;[.D706]" office:value-type="string" office:string-value="http://ontology.ontotext.com/taxonomy/spousehttp://www.w3.org/2000/01/rdf-schema#labelspouse" calcext:value-type="string">
            <text:p>http://ontology.ontotext.com/taxonomy/spousehttp://www.w3.org/2000/01/rdf-schema#labelspouse</text:p>
          </table:table-cell>
          <table:table-cell office:value-type="string" calcext:value-type="string">
            <text:p>http://ontology.ontotext.com/taxonomy/spous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use</text:p>
          </table:table-cell>
          <table:table-cell/>
        </table:table-row>
        <table:table-row table:style-name="ro1">
          <table:table-cell table:formula="of:=[.B707]&amp;[.C707]&amp;[.D707]" office:value-type="string" office:string-value="http://ontology.ontotext.com/taxonomy/employerhttp://www.w3.org/2000/01/rdf-schema#labelemployer" calcext:value-type="string">
            <text:p>http://ontology.ontotext.com/taxonomy/employerhttp://www.w3.org/2000/01/rdf-schema#labelemployer</text:p>
          </table:table-cell>
          <table:table-cell office:value-type="string" calcext:value-type="string">
            <text:p>http://ontology.ontotext.com/taxonomy/employ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mployer</text:p>
          </table:table-cell>
          <table:table-cell/>
        </table:table-row>
        <table:table-row table:style-name="ro1">
          <table:table-cell table:formula="of:=[.B708]&amp;[.C708]&amp;[.D708]" office:value-type="string" office:string-value="http://ontology.ontotext.com/taxonomy/officialWebsitehttp://www.w3.org/2000/01/rdf-schema#labelofficial website" calcext:value-type="string">
            <text:p>http://ontology.ontotext.com/taxonomy/officialWebsitehttp://www.w3.org/2000/01/rdf-schema#labelofficial website</text:p>
          </table:table-cell>
          <table:table-cell office:value-type="string" calcext:value-type="string">
            <text:p>http://ontology.ontotext.com/taxonomy/officialWebsi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ficial website</text:p>
          </table:table-cell>
          <table:table-cell/>
        </table:table-row>
        <table:table-row table:style-name="ro1">
          <table:table-cell table:formula="of:=[.B709]&amp;[.C709]&amp;[.D709]" office:value-type="string" office:string-value="http://ontology.ontotext.com/taxonomy/positionAtTeamhttp://www.w3.org/2000/01/rdf-schema#labelposition at team" calcext:value-type="string">
            <text:p>http://ontology.ontotext.com/taxonomy/positionAtTeamhttp://www.w3.org/2000/01/rdf-schema#labelposition at team</text:p>
          </table:table-cell>
          <table:table-cell office:value-type="string" calcext:value-type="string">
            <text:p>http://ontology.ontotext.com/taxonomy/positionAtTea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sition at team</text:p>
          </table:table-cell>
          <table:table-cell/>
        </table:table-row>
        <table:table-row table:style-name="ro1">
          <table:table-cell table:formula="of:=[.B710]&amp;[.C710]&amp;[.D710]" office:value-type="string" office:string-value="http://ontology.ontotext.com/taxonomy/clubhttp://www.w3.org/2000/01/rdf-schema#labelclub" calcext:value-type="string">
            <text:p>http://ontology.ontotext.com/taxonomy/clubhttp://www.w3.org/2000/01/rdf-schema#labelclub</text:p>
          </table:table-cell>
          <table:table-cell office:value-type="string" calcext:value-type="string">
            <text:p>http://ontology.ontotext.com/taxonomy/club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table:formula="of:=[.B711]&amp;[.C711]&amp;[.D711]" office:value-type="string" office:string-value="http://ontology.ontotext.com/taxonomy/countryForSporthttp://www.w3.org/2000/01/rdf-schema#labelcountry for sport" calcext:value-type="string">
            <text:p>http://ontology.ontotext.com/taxonomy/countryForSporthttp://www.w3.org/2000/01/rdf-schema#labelcountry for sport</text:p>
          </table:table-cell>
          <table:table-cell office:value-type="string" calcext:value-type="string">
            <text:p>http://ontology.ontotext.com/taxonomy/countryForSpor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 for sport</text:p>
          </table:table-cell>
          <table:table-cell/>
        </table:table-row>
        <table:table-row table:style-name="ro1">
          <table:table-cell table:formula="of:=[.B712]&amp;[.C712]&amp;[.D712]" office:value-type="string" office:string-value="http://ontology.ontotext.com/taxonomy/notableWorkhttp://www.w3.org/2000/01/rdf-schema#labelnotable work" calcext:value-type="string">
            <text:p>http://ontology.ontotext.com/taxonomy/notableWorkhttp://www.w3.org/2000/01/rdf-schema#labelnotable work</text:p>
          </table:table-cell>
          <table:table-cell office:value-type="string" calcext:value-type="string">
            <text:p>http://ontology.ontotext.com/taxonomy/notable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table work</text:p>
          </table:table-cell>
          <table:table-cell/>
        </table:table-row>
        <table:table-row table:style-name="ro1">
          <table:table-cell table:formula="of:=[.B713]&amp;[.C713]&amp;[.D713]" office:value-type="string" office:string-value="http://ontology.ontotext.com/taxonomy/instrumenthttp://www.w3.org/2000/01/rdf-schema#labelinstrument" calcext:value-type="string">
            <text:p>http://ontology.ontotext.com/taxonomy/instrumenthttp://www.w3.org/2000/01/rdf-schema#labelinstrument</text:p>
          </table:table-cell>
          <table:table-cell office:value-type="string" calcext:value-type="string">
            <text:p>http://ontology.ontotext.com/taxonomy/instr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table:formula="of:=[.B714]&amp;[.C714]&amp;[.D714]" office:value-type="string" office:string-value="http://ontology.ontotext.com/taxonomy/memberOfPoliticalPartyhttp://www.w3.org/2000/01/rdf-schema#labelmember of political party" calcext:value-type="string">
            <text:p>http://ontology.ontotext.com/taxonomy/memberOfPoliticalPartyhttp://www.w3.org/2000/01/rdf-schema#labelmember of political party</text:p>
          </table:table-cell>
          <table:table-cell office:value-type="string" calcext:value-type="string">
            <text:p>http://ontology.ontotext.com/taxonomy/memberOfPoliticalPa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mber of political party</text:p>
          </table:table-cell>
          <table:table-cell/>
        </table:table-row>
        <table:table-row table:style-name="ro1">
          <table:table-cell table:formula="of:=[.B715]&amp;[.C715]&amp;[.D715]" office:value-type="string" office:string-value="http://ontology.ontotext.com/taxonomy/nobleFamilyhttp://www.w3.org/2000/01/rdf-schema#labelnoble family" calcext:value-type="string">
            <text:p>http://ontology.ontotext.com/taxonomy/nobleFamilyhttp://www.w3.org/2000/01/rdf-schema#labelnoble family</text:p>
          </table:table-cell>
          <table:table-cell office:value-type="string" calcext:value-type="string">
            <text:p>http://ontology.ontotext.com/taxonomy/nobleFamil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ble family</text:p>
          </table:table-cell>
          <table:table-cell/>
        </table:table-row>
        <table:table-row table:style-name="ro1">
          <table:table-cell table:formula="of:=[.B716]&amp;[.C716]&amp;[.D716]" office:value-type="string" office:string-value="http://ontology.ontotext.com/taxonomy/coatOfArmsImagehttp://www.w3.org/2000/01/rdf-schema#labelcoat of arms image" calcext:value-type="string">
            <text:p>http://ontology.ontotext.com/taxonomy/coatOfArmsImagehttp://www.w3.org/2000/01/rdf-schema#labelcoat of arms image</text:p>
          </table:table-cell>
          <table:table-cell office:value-type="string" calcext:value-type="string">
            <text:p>http://ontology.ontotext.com/taxonomy/coatOfArms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at of arms image</text:p>
          </table:table-cell>
          <table:table-cell/>
        </table:table-row>
        <table:table-row table:style-name="ro1">
          <table:table-cell table:formula="of:=[.B717]&amp;[.C717]&amp;[.D717]" office:value-type="string" office:string-value="http://ontology.ontotext.com/taxonomy/inceptionhttp://www.w3.org/2000/01/rdf-schema#labelinception" calcext:value-type="string">
            <text:p>http://ontology.ontotext.com/taxonomy/inceptionhttp://www.w3.org/2000/01/rdf-schema#labelinception</text:p>
          </table:table-cell>
          <table:table-cell office:value-type="string" calcext:value-type="string">
            <text:p>http://ontology.ontotext.com/taxonomy/incep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table:formula="of:=[.B718]&amp;[.C718]&amp;[.D718]" office:value-type="string" office:string-value="http://ontology.ontotext.com/taxonomy/logoImagehttp://www.w3.org/2000/01/rdf-schema#labellogo image" calcext:value-type="string">
            <text:p>http://ontology.ontotext.com/taxonomy/logoImagehttp://www.w3.org/2000/01/rdf-schema#labellogo image</text:p>
          </table:table-cell>
          <table:table-cell office:value-type="string" calcext:value-type="string">
            <text:p>http://ontology.ontotext.com/taxonomy/logo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go image</text:p>
          </table:table-cell>
          <table:table-cell/>
        </table:table-row>
        <table:table-row table:style-name="ro1">
          <table:table-cell table:formula="of:=[.B719]&amp;[.C719]&amp;[.D719]" office:value-type="string" office:string-value="http://ontology.ontotext.com/taxonomy/headquartersLocationhttp://www.w3.org/2000/01/rdf-schema#labelheadquarters location" calcext:value-type="string">
            <text:p>http://ontology.ontotext.com/taxonomy/headquartersLocationhttp://www.w3.org/2000/01/rdf-schema#labelheadquarters location</text:p>
          </table:table-cell>
          <table:table-cell office:value-type="string" calcext:value-type="string">
            <text:p>http://ontology.ontotext.com/taxonomy/headquartersLoc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quarters location</text:p>
          </table:table-cell>
          <table:table-cell/>
        </table:table-row>
        <table:table-row table:style-name="ro1">
          <table:table-cell table:formula="of:=[.B720]&amp;[.C720]&amp;[.D720]" office:value-type="string" office:string-value="http://ontology.ontotext.com/taxonomy/industryhttp://www.w3.org/2000/01/rdf-schema#labelindustry" calcext:value-type="string">
            <text:p>http://ontology.ontotext.com/taxonomy/industryhttp://www.w3.org/2000/01/rdf-schema#labelindustry</text:p>
          </table:table-cell>
          <table:table-cell office:value-type="string" calcext:value-type="string">
            <text:p>http://ontology.ontotext.com/taxonomy/indust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dustry</text:p>
          </table:table-cell>
          <table:table-cell/>
        </table:table-row>
        <table:table-row table:style-name="ro1">
          <table:table-cell table:formula="of:=[.B721]&amp;[.C721]&amp;[.D721]" office:value-type="string" office:string-value="http://ontology.ontotext.com/taxonomy/productionhttp://www.w3.org/2000/01/rdf-schema#labelproduction" calcext:value-type="string">
            <text:p>http://ontology.ontotext.com/taxonomy/productionhttp://www.w3.org/2000/01/rdf-schema#labelproduction</text:p>
          </table:table-cell>
          <table:table-cell office:value-type="string" calcext:value-type="string">
            <text:p>http://ontology.ontotext.com/taxonomy/produc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table:formula="of:=[.B722]&amp;[.C722]&amp;[.D722]" office:value-type="string" office:string-value="http://ontology.ontotext.com/taxonomy/founderhttp://www.w3.org/2000/01/rdf-schema#labelfounder" calcext:value-type="string">
            <text:p>http://ontology.ontotext.com/taxonomy/founderhttp://www.w3.org/2000/01/rdf-schema#labelfounder</text:p>
          </table:table-cell>
          <table:table-cell office:value-type="string" calcext:value-type="string">
            <text:p>http://ontology.ontotext.com/taxonomy/found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ounder</text:p>
          </table:table-cell>
          <table:table-cell/>
        </table:table-row>
        <table:table-row table:style-name="ro1">
          <table:table-cell table:formula="of:=[.B723]&amp;[.C723]&amp;[.D723]" office:value-type="string" office:string-value="http://ontology.ontotext.com/taxonomy/CEOhttp://www.w3.org/2000/01/rdf-schema#labelCEO" calcext:value-type="string">
            <text:p>http://ontology.ontotext.com/taxonomy/CEOhttp://www.w3.org/2000/01/rdf-schema#labelCEO</text:p>
          </table:table-cell>
          <table:table-cell office:value-type="string" calcext:value-type="string">
            <text:p>http://ontology.ontotext.com/taxonomy/C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EO</text:p>
          </table:table-cell>
          <table:table-cell/>
        </table:table-row>
        <table:table-row table:style-name="ro1">
          <table:table-cell table:formula="of:=[.B724]&amp;[.C724]&amp;[.D724]" office:value-type="string" office:string-value="http://ontology.ontotext.com/taxonomy/chairpersonhttp://www.w3.org/2000/01/rdf-schema#labelchairperson" calcext:value-type="string">
            <text:p>http://ontology.ontotext.com/taxonomy/chairpersonhttp://www.w3.org/2000/01/rdf-schema#labelchairperson</text:p>
          </table:table-cell>
          <table:table-cell office:value-type="string" calcext:value-type="string">
            <text:p>http://ontology.ontotext.com/taxonomy/chairpers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hairperson</text:p>
          </table:table-cell>
          <table:table-cell/>
        </table:table-row>
        <table:table-row table:style-name="ro1">
          <table:table-cell table:formula="of:=[.B725]&amp;[.C725]&amp;[.D725]" office:value-type="string" office:string-value="http://ontology.ontotext.com/taxonomy/websitehttp://www.w3.org/2000/01/rdf-schema#labelwebsite" calcext:value-type="string">
            <text:p>http://ontology.ontotext.com/taxonomy/websitehttp://www.w3.org/2000/01/rdf-schema#labelwebsite</text:p>
          </table:table-cell>
          <table:table-cell office:value-type="string" calcext:value-type="string">
            <text:p>http://ontology.ontotext.com/taxonomy/websi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website</text:p>
          </table:table-cell>
          <table:table-cell/>
        </table:table-row>
        <table:table-row table:style-name="ro1">
          <table:table-cell table:formula="of:=[.B726]&amp;[.C726]&amp;[.D726]" office:value-type="string" office:string-value="http://ontology.ontotext.com/taxonomy/affiliationhttp://www.w3.org/2000/01/rdf-schema#labelaffiliation" calcext:value-type="string">
            <text:p>http://ontology.ontotext.com/taxonomy/affiliationhttp://www.w3.org/2000/01/rdf-schema#labelaffiliation</text:p>
          </table:table-cell>
          <table:table-cell office:value-type="string" calcext:value-type="string">
            <text:p>http://ontology.ontotext.com/taxonomy/affili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ffiliation</text:p>
          </table:table-cell>
          <table:table-cell/>
        </table:table-row>
        <table:table-row table:style-name="ro1">
          <table:table-cell table:formula="of:=[.B727]&amp;[.C727]&amp;[.D727]" office:value-type="string" office:string-value="http://ontology.ontotext.com/taxonomy/subsidiarieshttp://www.w3.org/2000/01/rdf-schema#labelsubsidiaries" calcext:value-type="string">
            <text:p>http://ontology.ontotext.com/taxonomy/subsidiarieshttp://www.w3.org/2000/01/rdf-schema#labelsubsidiaries</text:p>
          </table:table-cell>
          <table:table-cell office:value-type="string" calcext:value-type="string">
            <text:p>http://ontology.ontotext.com/taxonomy/subsidiarie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ubsidiaries</text:p>
          </table:table-cell>
          <table:table-cell/>
        </table:table-row>
        <table:table-row table:style-name="ro1">
          <table:table-cell table:formula="of:=[.B728]&amp;[.C728]&amp;[.D728]" office:value-type="string" office:string-value="http://ontology.ontotext.com/taxonomy/parentCompanyhttp://www.w3.org/2000/01/rdf-schema#labelparent company" calcext:value-type="string">
            <text:p>http://ontology.ontotext.com/taxonomy/parentCompanyhttp://www.w3.org/2000/01/rdf-schema#labelparent company</text:p>
          </table:table-cell>
          <table:table-cell office:value-type="string" calcext:value-type="string">
            <text:p>http://ontology.ontotext.com/taxonomy/parentCompan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arent company</text:p>
          </table:table-cell>
          <table:table-cell/>
        </table:table-row>
        <table:table-row table:style-name="ro1">
          <table:table-cell table:formula="of:=[.B729]&amp;[.C729]&amp;[.D729]" office:value-type="string" office:string-value="http://ontology.ontotext.com/taxonomy/continenthttp://www.w3.org/2000/01/rdf-schema#labelcontinent" calcext:value-type="string">
            <text:p>http://ontology.ontotext.com/taxonomy/continenthttp://www.w3.org/2000/01/rdf-schema#labelcontinent</text:p>
          </table:table-cell>
          <table:table-cell office:value-type="string" calcext:value-type="string">
            <text:p>http://ontology.ontotext.com/taxonomy/contin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inent</text:p>
          </table:table-cell>
          <table:table-cell/>
        </table:table-row>
        <table:table-row table:style-name="ro1">
          <table:table-cell table:formula="of:=[.B730]&amp;[.C730]&amp;[.D730]" office:value-type="string" office:string-value="http://ontology.ontotext.com/taxonomy/countryhttp://www.w3.org/2000/01/rdf-schema#labelcountry" calcext:value-type="string">
            <text:p>http://ontology.ontotext.com/taxonomy/countryhttp://www.w3.org/2000/01/rdf-schema#labelcountry</text:p>
          </table:table-cell>
          <table:table-cell office:value-type="string" calcext:value-type="string">
            <text:p>http://ontology.ontotext.com/taxonomy/count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table:formula="of:=[.B731]&amp;[.C731]&amp;[.D731]" office:value-type="string" office:string-value="http://ontology.ontotext.com/taxonomy/populationhttp://www.w3.org/2000/01/rdf-schema#labelpopulation" calcext:value-type="string">
            <text:p>http://ontology.ontotext.com/taxonomy/populationhttp://www.w3.org/2000/01/rdf-schema#labelpopulation</text:p>
          </table:table-cell>
          <table:table-cell office:value-type="string" calcext:value-type="string">
            <text:p>http://ontology.ontotext.com/taxonomy/popul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pulation</text:p>
          </table:table-cell>
          <table:table-cell/>
        </table:table-row>
        <table:table-row table:style-name="ro1">
          <table:table-cell table:formula="of:=[.B732]&amp;[.C732]&amp;[.D732]" office:value-type="string" office:string-value="http://ontology.ontotext.com/taxonomy/capitalhttp://www.w3.org/2000/01/rdf-schema#labelcapital" calcext:value-type="string">
            <text:p>http://ontology.ontotext.com/taxonomy/capitalhttp://www.w3.org/2000/01/rdf-schema#labelcapital</text:p>
          </table:table-cell>
          <table:table-cell office:value-type="string" calcext:value-type="string">
            <text:p>http://ontology.ontotext.com/taxonomy/capit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pital</text:p>
          </table:table-cell>
          <table:table-cell/>
        </table:table-row>
        <table:table-row table:style-name="ro1">
          <table:table-cell table:formula="of:=[.B733]&amp;[.C733]&amp;[.D733]" office:value-type="string" office:string-value="http://ontology.ontotext.com/taxonomy/officialLanguagehttp://www.w3.org/2000/01/rdf-schema#labelofficial language" calcext:value-type="string">
            <text:p>http://ontology.ontotext.com/taxonomy/officialLanguagehttp://www.w3.org/2000/01/rdf-schema#labelofficial language</text:p>
          </table:table-cell>
          <table:table-cell office:value-type="string" calcext:value-type="string">
            <text:p>http://ontology.ontotext.com/taxonomy/officialLangu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fficial language</text:p>
          </table:table-cell>
          <table:table-cell/>
        </table:table-row>
        <table:table-row table:style-name="ro1">
          <table:table-cell table:formula="of:=[.B734]&amp;[.C734]&amp;[.D734]" office:value-type="string" office:string-value="http://ontology.ontotext.com/taxonomy/headOfStatehttp://www.w3.org/2000/01/rdf-schema#labelhead of state" calcext:value-type="string">
            <text:p>http://ontology.ontotext.com/taxonomy/headOfStatehttp://www.w3.org/2000/01/rdf-schema#labelhead of state</text:p>
          </table:table-cell>
          <table:table-cell office:value-type="string" calcext:value-type="string">
            <text:p>http://ontology.ontotext.com/taxonomy/headOfSt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ead of state</text:p>
          </table:table-cell>
          <table:table-cell/>
        </table:table-row>
        <table:table-row table:style-name="ro1">
          <table:table-cell table:formula="of:=[.B735]&amp;[.C735]&amp;[.D735]" office:value-type="string" office:string-value="http://ontology.ontotext.com/taxonomy/capitalOfhttp://www.w3.org/2000/01/rdf-schema#labelcapital of" calcext:value-type="string">
            <text:p>http://ontology.ontotext.com/taxonomy/capitalOfhttp://www.w3.org/2000/01/rdf-schema#labelcapital of</text:p>
          </table:table-cell>
          <table:table-cell office:value-type="string" calcext:value-type="string">
            <text:p>http://ontology.ontotext.com/taxonomy/capitalOf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pital of</text:p>
          </table:table-cell>
          <table:table-cell/>
        </table:table-row>
        <table:table-row table:style-name="ro1">
          <table:table-cell table:formula="of:=[.B736]&amp;[.C736]&amp;[.D736]" office:value-type="string" office:string-value="http://ontology.ontotext.com/taxonomy/latitudehttp://www.w3.org/2000/01/rdf-schema#labellatitude" calcext:value-type="string">
            <text:p>http://ontology.ontotext.com/taxonomy/latitudehttp://www.w3.org/2000/01/rdf-schema#labellatitude</text:p>
          </table:table-cell>
          <table:table-cell office:value-type="string" calcext:value-type="string">
            <text:p>http://ontology.ontotext.com/taxonomy/latitud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atitude</text:p>
          </table:table-cell>
          <table:table-cell/>
        </table:table-row>
        <table:table-row table:style-name="ro1">
          <table:table-cell table:formula="of:=[.B737]&amp;[.C737]&amp;[.D737]" office:value-type="string" office:string-value="http://ontology.ontotext.com/taxonomy/longitudehttp://www.w3.org/2000/01/rdf-schema#labellongitude" calcext:value-type="string">
            <text:p>http://ontology.ontotext.com/taxonomy/longitudehttp://www.w3.org/2000/01/rdf-schema#labellongitude</text:p>
          </table:table-cell>
          <table:table-cell office:value-type="string" calcext:value-type="string">
            <text:p>http://ontology.ontotext.com/taxonomy/longitud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ongitude</text:p>
          </table:table-cell>
          <table:table-cell/>
        </table:table-row>
        <table:table-row table:style-name="ro1">
          <table:table-cell table:formula="of:=[.B738]&amp;[.C738]&amp;[.D738]" office:value-type="string" office:string-value="http://ontology.ontotext.com/publishinghttp://www.w3.org/2000/01/rdf-schema#labelDynamic Semantic Publishing Ontology" calcext:value-type="string">
            <text:p>http://ontology.ontotext.com/publishinghttp://www.w3.org/2000/01/rdf-schema#labelDynamic Semantic Publishing Ontology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ynamic Semantic Publishing Ontology</text:p>
          </table:table-cell>
          <table:table-cell/>
        </table:table-row>
        <table:table-row table:style-name="ro1">
          <table:table-cell table:formula="of:=[.B739]&amp;[.C739]&amp;[.D739]" office:value-type="string" office:string-value="http://ontology.ontotext.com/publishing#Featurehttp://www.w3.org/2000/01/rdf-schema#labelFeature" calcext:value-type="string">
            <text:p>http://ontology.ontotext.com/publishing#Featurehttp://www.w3.org/2000/01/rdf-schema#labelFeature</text:p>
          </table:table-cell>
          <table:table-cell office:value-type="string" calcext:value-type="string">
            <text:p>http://ontology.ontotext.com/publishing#Fea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formula="of:=[.B740]&amp;[.C740]&amp;[.D740]" office:value-type="string" office:string-value="http://ontology.ontotext.com/publishing#DocumentTopichttp://www.w3.org/2000/01/rdf-schema#labelDocument Topic" calcext:value-type="string">
            <text:p>http://ontology.ontotext.com/publishing#DocumentTopichttp://www.w3.org/2000/01/rdf-schema#labelDocument Topic</text:p>
          </table:table-cell>
          <table:table-cell office:value-type="string" calcext:value-type="string">
            <text:p>http://ontology.ontotext.com/publishing#DocumentTopic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ocument Topic</text:p>
          </table:table-cell>
          <table:table-cell/>
        </table:table-row>
        <table:table-row table:style-name="ro1">
          <table:table-cell table:formula="of:=[.B741]&amp;[.C741]&amp;[.D741]" office:value-type="string" office:string-value="http://ontology.ontotext.com/publishing#Categoryhttp://www.w3.org/2000/01/rdf-schema#labelCategory" calcext:value-type="string">
            <text:p>http://ontology.ontotext.com/publishing#Categoryhttp://www.w3.org/2000/01/rdf-schema#labelCategory</text:p>
          </table:table-cell>
          <table:table-cell office:value-type="string" calcext:value-type="string">
            <text:p>http://ontology.ontotext.com/publishing#Catego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formula="of:=[.B742]&amp;[.C742]&amp;[.D742]" office:value-type="string" office:string-value="http://ontology.ontotext.com/publishing#Mentionhttp://www.w3.org/2000/01/rdf-schema#labelMention" calcext:value-type="string">
            <text:p>http://ontology.ontotext.com/publishing#Mentionhttp://www.w3.org/2000/01/rdf-schema#labelMention</text:p>
          </table:table-cell>
          <table:table-cell office:value-type="string" calcext:value-type="string">
            <text:p>http://ontology.ontotext.com/publishing#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</text:p>
          </table:table-cell>
          <table:table-cell/>
        </table:table-row>
        <table:table-row table:style-name="ro1">
          <table:table-cell table:formula="of:=[.B743]&amp;[.C743]&amp;[.D743]" office:value-type="string" office:string-value="http://ontology.ontotext.com/publishing#TextMentionhttp://www.w3.org/2000/01/rdf-schema#labelText Mention" calcext:value-type="string">
            <text:p>http://ontology.ontotext.com/publishing#TextMentionhttp://www.w3.org/2000/01/rdf-schema#labelText Mention</text:p>
          </table:table-cell>
          <table:table-cell office:value-type="string" calcext:value-type="string">
            <text:p>http://ontology.ontotext.com/publishing#Text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ext Mention</text:p>
          </table:table-cell>
          <table:table-cell/>
        </table:table-row>
        <table:table-row table:style-name="ro1">
          <table:table-cell table:formula="of:=[.B744]&amp;[.C744]&amp;[.D744]" office:value-type="string" office:string-value="http://ontology.ontotext.com/publishing#EntitySourcehttp://www.w3.org/2000/01/rdf-schema#labelEntity Source" calcext:value-type="string">
            <text:p>http://ontology.ontotext.com/publishing#EntitySourcehttp://www.w3.org/2000/01/rdf-schema#labelEntity Source</text:p>
          </table:table-cell>
          <table:table-cell office:value-type="string" calcext:value-type="string">
            <text:p>http://ontology.ontotext.com/publishing#Entity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tity Source</text:p>
          </table:table-cell>
          <table:table-cell/>
        </table:table-row>
        <table:table-row table:style-name="ro1">
          <table:table-cell table:formula="of:=[.B745]&amp;[.C745]&amp;[.D745]" office:value-type="string" office:string-value="http://ontology.ontotext.com/publishing#LinkedDatasetSourcehttp://www.w3.org/2000/01/rdf-schema#labelLinked Dataset Source" calcext:value-type="string">
            <text:p>http://ontology.ontotext.com/publishing#LinkedDatasetSourcehttp://www.w3.org/2000/01/rdf-schema#labelLinked Dataset Source</text:p>
          </table:table-cell>
          <table:table-cell office:value-type="string" calcext:value-type="string">
            <text:p>http://ontology.ontotext.com/publishing#LinkedDataset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Linked Dataset Source</text:p>
          </table:table-cell>
          <table:table-cell/>
        </table:table-row>
        <table:table-row table:style-name="ro1">
          <table:table-cell table:formula="of:=[.B746]&amp;[.C746]&amp;[.D746]" office:value-type="string" office:string-value="http://ontology.ontotext.com/publishing#NamedEntityRecognitionSourcehttp://www.w3.org/2000/01/rdf-schema#labelNamed Entity Recognition Source" calcext:value-type="string">
            <text:p>http://ontology.ontotext.com/publishing#NamedEntityRecognitionSourcehttp://www.w3.org/2000/01/rdf-schema#labelNamed Entity Recognition Source</text:p>
          </table:table-cell>
          <table:table-cell office:value-type="string" calcext:value-type="string">
            <text:p>http://ontology.ontotext.com/publishing#NamedEntityRecognition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amed Entity Recognition Source</text:p>
          </table:table-cell>
          <table:table-cell/>
        </table:table-row>
        <table:table-row table:style-name="ro1">
          <table:table-cell table:formula="of:=[.B747]&amp;[.C747]&amp;[.D747]" office:value-type="string" office:string-value="http://ontology.ontotext.com/publishing#Assethttp://www.w3.org/2000/01/rdf-schema#labelAsset" calcext:value-type="string">
            <text:p>http://ontology.ontotext.com/publishing#Assethttp://www.w3.org/2000/01/rdf-schema#labelAsset</text:p>
          </table:table-cell>
          <table:table-cell office:value-type="string" calcext:value-type="string">
            <text:p>http://ontology.ontotext.com/publishing#As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sset</text:p>
          </table:table-cell>
          <table:table-cell/>
        </table:table-row>
        <table:table-row table:style-name="ro1">
          <table:table-cell table:formula="of:=[.B748]&amp;[.C748]&amp;[.D748]" office:value-type="string" office:string-value="http://ontology.ontotext.com/publishing#Imagehttp://www.w3.org/2000/01/rdf-schema#labelImage" calcext:value-type="string">
            <text:p>http://ontology.ontotext.com/publishing#Imagehttp://www.w3.org/2000/01/rdf-schema#labelImage</text:p>
          </table:table-cell>
          <table:table-cell office:value-type="string" calcext:value-type="string">
            <text:p>http://ontology.ontotext.com/publishing#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table:formula="of:=[.B749]&amp;[.C749]&amp;[.D749]" office:value-type="string" office:string-value="http://ontology.ontotext.com/publishing#Videohttp://www.w3.org/2000/01/rdf-schema#labelVideo" calcext:value-type="string">
            <text:p>http://ontology.ontotext.com/publishing#Videohttp://www.w3.org/2000/01/rdf-schema#labelVideo</text:p>
          </table:table-cell>
          <table:table-cell office:value-type="string" calcext:value-type="string">
            <text:p>http://ontology.ontotext.com/publishing#Vid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table:formula="of:=[.B750]&amp;[.C750]&amp;[.D750]" office:value-type="string" office:string-value="http://ontology.ontotext.com/publishing#Documenthttp://www.w3.org/2000/01/rdf-schema#labelDocument" calcext:value-type="string">
            <text:p>http://ontology.ontotext.com/publishing#Documenthttp://www.w3.org/2000/01/rdf-schema#labelDocument</text:p>
          </table:table-cell>
          <table:table-cell office:value-type="string" calcext:value-type="string">
            <text:p>http://ontology.ontotext.com/publishing#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table:formula="of:=[.B751]&amp;[.C751]&amp;[.D751]" office:value-type="string" office:string-value="http://ontology.ontotext.com/publishing#PresentableDocumenthttp://www.w3.org/2000/01/rdf-schema#labelPresentable Asset" calcext:value-type="string">
            <text:p>http://ontology.ontotext.com/publishing#PresentableDocumenthttp://www.w3.org/2000/01/rdf-schema#labelPresentable Asset</text:p>
          </table:table-cell>
          <table:table-cell office:value-type="string" calcext:value-type="string">
            <text:p>http://ontology.ontotext.com/publishing#Presentable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esentable Asset</text:p>
          </table:table-cell>
          <table:table-cell/>
        </table:table-row>
        <table:table-row table:style-name="ro1">
          <table:table-cell table:formula="of:=[.B752]&amp;[.C752]&amp;[.D752]" office:value-type="string" office:string-value="http://ontology.ontotext.com/publishing#DocumentClusterhttp://www.w3.org/2000/01/rdf-schema#labelCluster of articles" calcext:value-type="string">
            <text:p>http://ontology.ontotext.com/publishing#DocumentClusterhttp://www.w3.org/2000/01/rdf-schema#labelCluster of articles</text:p>
          </table:table-cell>
          <table:table-cell office:value-type="string" calcext:value-type="string">
            <text:p>http://ontology.ontotext.com/publishing#DocumentClu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uster of articles</text:p>
          </table:table-cell>
          <table:table-cell/>
        </table:table-row>
        <table:table-row table:style-name="ro1">
          <table:table-cell table:formula="of:=[.B753]&amp;[.C753]&amp;[.D753]" office:value-type="string" office:string-value="http://ontology.ontotext.com/publishing#ProfileInformationhttp://www.w3.org/2000/01/rdf-schema#labelProfile Information" calcext:value-type="string">
            <text:p>http://ontology.ontotext.com/publishing#ProfileInformationhttp://www.w3.org/2000/01/rdf-schema#labelProfile Information</text:p>
          </table:table-cell>
          <table:table-cell office:value-type="string" calcext:value-type="string">
            <text:p>http://ontology.ontotext.com/publishing#ProfileInform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rofile Information</text:p>
          </table:table-cell>
          <table:table-cell/>
        </table:table-row>
        <table:table-row table:style-name="ro1">
          <table:table-cell table:formula="of:=[.B754]&amp;[.C754]&amp;[.D754]" office:value-type="string" office:string-value="http://ontology.ontotext.com/publishing#Channelhttp://www.w3.org/2000/01/rdf-schema#labelChannel" calcext:value-type="string">
            <text:p>http://ontology.ontotext.com/publishing#Channelhttp://www.w3.org/2000/01/rdf-schema#labelChannel</text:p>
          </table:table-cell>
          <table:table-cell office:value-type="string" calcext:value-type="string">
            <text:p>http://ontology.ontotext.com/publishing#Chann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table:formula="of:=[.B755]&amp;[.C755]&amp;[.D755]" office:value-type="string" office:string-value="http://ontology.ontotext.com/publishing#featureNamehttp://www.w3.org/2000/01/rdf-schema#labelFeature name" calcext:value-type="string">
            <text:p>http://ontology.ontotext.com/publishing#featureNamehttp://www.w3.org/2000/01/rdf-schema#labelFeature name</text:p>
          </table:table-cell>
          <table:table-cell office:value-type="string" calcext:value-type="string">
            <text:p>http://ontology.ontotext.com/publishing#featureNam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 name</text:p>
          </table:table-cell>
          <table:table-cell/>
        </table:table-row>
        <table:table-row table:style-name="ro1">
          <table:table-cell table:formula="of:=[.B756]&amp;[.C756]&amp;[.D756]" office:value-type="string" office:string-value="http://ontology.ontotext.com/publishing#featureValuehttp://www.w3.org/2000/01/rdf-schema#labelFeature value" calcext:value-type="string">
            <text:p>http://ontology.ontotext.com/publishing#featureValuehttp://www.w3.org/2000/01/rdf-schema#labelFeature value</text:p>
          </table:table-cell>
          <table:table-cell office:value-type="string" calcext:value-type="string">
            <text:p>http://ontology.ontotext.com/publishing#featureValu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Feature value</text:p>
          </table:table-cell>
          <table:table-cell/>
        </table:table-row>
        <table:table-row table:style-name="ro1">
          <table:table-cell table:formula="of:=[.B757]&amp;[.C757]&amp;[.D757]" office:value-type="string" office:string-value="http://ontology.ontotext.com/publishing#hasInstancehttp://www.w3.org/2000/01/rdf-schema#labelThe URI of the mentioned concept" calcext:value-type="string">
            <text:p>http://ontology.ontotext.com/publishing#hasInstancehttp://www.w3.org/2000/01/rdf-schema#labelThe URI of the mentioned concept</text:p>
          </table:table-cell>
          <table:table-cell office:value-type="string" calcext:value-type="string">
            <text:p>http://ontology.ontotext.com/publishing#hasInstan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e URI of the mentioned concept</text:p>
          </table:table-cell>
          <table:table-cell/>
        </table:table-row>
        <table:table-row table:style-name="ro1">
          <table:table-cell table:formula="of:=[.B758]&amp;[.C758]&amp;[.D758]" office:value-type="string" office:string-value="http://ontology.ontotext.com/publishing#hasClasshttp://www.w3.org/2000/01/rdf-schema#labelThe rdf type of the mentioned concept" calcext:value-type="string">
            <text:p>http://ontology.ontotext.com/publishing#hasClasshttp://www.w3.org/2000/01/rdf-schema#labelThe rdf type of the mentioned concept</text:p>
          </table:table-cell>
          <table:table-cell office:value-type="string" calcext:value-type="string">
            <text:p>http://ontology.ontotext.com/publishing#hasClass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he rdf type of the mentioned concept</text:p>
          </table:table-cell>
          <table:table-cell/>
        </table:table-row>
        <table:table-row table:style-name="ro1">
          <table:table-cell table:formula="of:=[.B759]&amp;[.C759]&amp;[.D759]" office:value-type="string" office:string-value="http://ontology.ontotext.com/publishing#annotationTypehttp://www.w3.org/2000/01/rdf-schema#labelAnnotation type" calcext:value-type="string">
            <text:p>http://ontology.ontotext.com/publishing#annotationTypehttp://www.w3.org/2000/01/rdf-schema#labelAnnotation type</text:p>
          </table:table-cell>
          <table:table-cell office:value-type="string" calcext:value-type="string">
            <text:p>http://ontology.ontotext.com/publishing#annotationTyp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notation type</text:p>
          </table:table-cell>
          <table:table-cell/>
        </table:table-row>
        <table:table-row table:style-name="ro1">
          <table:table-cell table:formula="of:=[.B760]&amp;[.C760]&amp;[.D760]" office:value-type="string" office:string-value="http://ontology.ontotext.com/publishing#annotationStringhttp://www.w3.org/2000/01/rdf-schema#labelAnnotation string" calcext:value-type="string">
            <text:p>http://ontology.ontotext.com/publishing#annotationStringhttp://www.w3.org/2000/01/rdf-schema#labelAnnotation string</text:p>
          </table:table-cell>
          <table:table-cell office:value-type="string" calcext:value-type="string">
            <text:p>http://ontology.ontotext.com/publishing#annotationStr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notation string</text:p>
          </table:table-cell>
          <table:table-cell/>
        </table:table-row>
        <table:table-row table:style-name="ro1">
          <table:table-cell table:formula="of:=[.B761]&amp;[.C761]&amp;[.D761]" office:value-type="string" office:string-value="http://ontology.ontotext.com/publishing#mentionScorehttp://www.w3.org/2000/01/rdf-schema#labelMention score" calcext:value-type="string">
            <text:p>http://ontology.ontotext.com/publishing#mentionScorehttp://www.w3.org/2000/01/rdf-schema#labelMention score</text:p>
          </table:table-cell>
          <table:table-cell office:value-type="string" calcext:value-type="string">
            <text:p>http://ontology.ontotext.com/publishing#mentionSco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score</text:p>
          </table:table-cell>
          <table:table-cell/>
        </table:table-row>
        <table:table-row table:style-name="ro1">
          <table:table-cell table:formula="of:=[.B762]&amp;[.C762]&amp;[.D762]" office:value-type="string" office:string-value="http://ontology.ontotext.com/publishing#startOffsethttp://www.w3.org/2000/01/rdf-schema#labelMention start offset" calcext:value-type="string">
            <text:p>http://ontology.ontotext.com/publishing#startOffsethttp://www.w3.org/2000/01/rdf-schema#labelMention start offset</text:p>
          </table:table-cell>
          <table:table-cell office:value-type="string" calcext:value-type="string">
            <text:p>http://ontology.ontotext.com/publishing#startOff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start offset</text:p>
          </table:table-cell>
          <table:table-cell/>
        </table:table-row>
        <table:table-row table:style-name="ro1">
          <table:table-cell table:formula="of:=[.B763]&amp;[.C763]&amp;[.D763]" office:value-type="string" office:string-value="http://ontology.ontotext.com/publishing#endOffsethttp://www.w3.org/2000/01/rdf-schema#labelMention end offset" calcext:value-type="string">
            <text:p>http://ontology.ontotext.com/publishing#endOffsethttp://www.w3.org/2000/01/rdf-schema#labelMention end offset</text:p>
          </table:table-cell>
          <table:table-cell office:value-type="string" calcext:value-type="string">
            <text:p>http://ontology.ontotext.com/publishing#endOffse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ntion end offset</text:p>
          </table:table-cell>
          <table:table-cell/>
        </table:table-row>
        <table:table-row table:style-name="ro1">
          <table:table-cell table:formula="of:=[.B764]&amp;[.C764]&amp;[.D764]" office:value-type="string" office:string-value="http://ontology.ontotext.com/publishing#titlehttp://www.w3.org/2000/01/rdf-schema#labelTitle" calcext:value-type="string">
            <text:p>http://ontology.ontotext.com/publishing#titlehttp://www.w3.org/2000/01/rdf-schema#labelTitle</text:p>
          </table:table-cell>
          <table:table-cell office:value-type="string" calcext:value-type="string">
            <text:p>http://ontology.ontotext.com/publishing#titl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table:formula="of:=[.B765]&amp;[.C765]&amp;[.D765]" office:value-type="string" office:string-value="http://ontology.ontotext.com/publishing#authorhttp://www.w3.org/2000/01/rdf-schema#labelAuthor" calcext:value-type="string">
            <text:p>http://ontology.ontotext.com/publishing#authorhttp://www.w3.org/2000/01/rdf-schema#labelAuthor</text:p>
          </table:table-cell>
          <table:table-cell office:value-type="string" calcext:value-type="string">
            <text:p>http://ontology.ontotext.com/publishing#autho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table:formula="of:=[.B766]&amp;[.C766]&amp;[.D766]" office:value-type="string" office:string-value="http://ontology.ontotext.com/publishing#sourcehttp://www.w3.org/2000/01/rdf-schema#labelSource" calcext:value-type="string">
            <text:p>http://ontology.ontotext.com/publishing#sourcehttp://www.w3.org/2000/01/rdf-schema#labelSource</text:p>
          </table:table-cell>
          <table:table-cell office:value-type="string" calcext:value-type="string">
            <text:p>http://ontology.ontotext.com/publishing#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formula="of:=[.B767]&amp;[.C767]&amp;[.D767]" office:value-type="string" office:string-value="http://ontology.ontotext.com/publishing#creationDatehttp://www.w3.org/2000/01/rdf-schema#labelCreation date" calcext:value-type="string">
            <text:p>http://ontology.ontotext.com/publishing#creationDatehttp://www.w3.org/2000/01/rdf-schema#labelCreation date</text:p>
          </table:table-cell>
          <table:table-cell office:value-type="string" calcext:value-type="string">
            <text:p>http://ontology.ontotext.com/publishing#creation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reation date</text:p>
          </table:table-cell>
          <table:table-cell/>
        </table:table-row>
        <table:table-row table:style-name="ro1">
          <table:table-cell table:formula="of:=[.B768]&amp;[.C768]&amp;[.D768]" office:value-type="string" office:string-value="http://ontology.ontotext.com/publishing#contenthttp://www.w3.org/2000/01/rdf-schema#labelContent" calcext:value-type="string">
            <text:p>http://ontology.ontotext.com/publishing#contenthttp://www.w3.org/2000/01/rdf-schema#labelContent</text:p>
          </table:table-cell>
          <table:table-cell office:value-type="string" calcext:value-type="string">
            <text:p>http://ontology.ontotext.com/publishing#cont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table:formula="of:=[.B769]&amp;[.C769]&amp;[.D769]" office:value-type="string" office:string-value="http://ontology.ontotext.com/publishing#customFeaturehttp://www.w3.org/2000/01/rdf-schema#labelCustom feature" calcext:value-type="string">
            <text:p>http://ontology.ontotext.com/publishing#customFeaturehttp://www.w3.org/2000/01/rdf-schema#labelCustom feature</text:p>
          </table:table-cell>
          <table:table-cell office:value-type="string" calcext:value-type="string">
            <text:p>http://ontology.ontotext.com/publishing#customFea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ustom feature</text:p>
          </table:table-cell>
          <table:table-cell/>
        </table:table-row>
        <table:table-row table:style-name="ro1">
          <table:table-cell table:formula="of:=[.B770]&amp;[.C770]&amp;[.D770]" office:value-type="string" office:string-value="http://ontology.ontotext.com/publishing#summaryhttp://www.w3.org/2000/01/rdf-schema#labelSummary" calcext:value-type="string">
            <text:p>http://ontology.ontotext.com/publishing#summaryhttp://www.w3.org/2000/01/rdf-schema#labelSummary</text:p>
          </table:table-cell>
          <table:table-cell office:value-type="string" calcext:value-type="string">
            <text:p>http://ontology.ontotext.com/publishing#summa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table:formula="of:=[.B771]&amp;[.C771]&amp;[.D771]" office:value-type="string" office:string-value="http://ontology.ontotext.com/publishing#containsMentionhttp://www.w3.org/2000/01/rdf-schema#labelContains mention" calcext:value-type="string">
            <text:p>http://ontology.ontotext.com/publishing#containsMentionhttp://www.w3.org/2000/01/rdf-schema#labelContains mention</text:p>
          </table:table-cell>
          <table:table-cell office:value-type="string" calcext:value-type="string">
            <text:p>http://ontology.ontotext.com/publishing#containsMen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ntains mention</text:p>
          </table:table-cell>
          <table:table-cell/>
        </table:table-row>
        <table:table-row table:style-name="ro1">
          <table:table-cell table:formula="of:=[.B772]&amp;[.C772]&amp;[.D772]" office:value-type="string" office:string-value="http://ontology.ontotext.com/publishing#originalUrlhttp://www.w3.org/2000/01/rdf-schema#labelOriginal URL" calcext:value-type="string">
            <text:p>http://ontology.ontotext.com/publishing#originalUrlhttp://www.w3.org/2000/01/rdf-schema#labelOriginal URL</text:p>
          </table:table-cell>
          <table:table-cell office:value-type="string" calcext:value-type="string">
            <text:p>http://ontology.ontotext.com/publishing#originalUr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Original URL</text:p>
          </table:table-cell>
          <table:table-cell/>
        </table:table-row>
        <table:table-row table:style-name="ro1">
          <table:table-cell table:formula="of:=[.B773]&amp;[.C773]&amp;[.D773]" office:value-type="string" office:string-value="http://ontology.ontotext.com/publishing#hasCategoryhttp://www.w3.org/2000/01/rdf-schema#labelDate of publishing" calcext:value-type="string">
            <text:p>http://ontology.ontotext.com/publishing#hasCategoryhttp://www.w3.org/2000/01/rdf-schema#labelDate of publishing</text:p>
          </table:table-cell>
          <table:table-cell office:value-type="string" calcext:value-type="string">
            <text:p>http://ontology.ontotext.com/publishing#hasCategor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Date of publishing</text:p>
          </table:table-cell>
          <table:table-cell/>
        </table:table-row>
        <table:table-row table:style-name="ro1">
          <table:table-cell table:formula="of:=[.B774]&amp;[.C774]&amp;[.D774]" office:value-type="string" office:string-value="http://ontology.ontotext.com/publishing#hasImagehttp://www.w3.org/2000/01/rdf-schema#labelImage" calcext:value-type="string">
            <text:p>http://ontology.ontotext.com/publishing#hasImagehttp://www.w3.org/2000/01/rdf-schema#labelImage</text:p>
          </table:table-cell>
          <table:table-cell office:value-type="string" calcext:value-type="string">
            <text:p>http://ontology.ontotext.com/publishing#hasImag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table:formula="of:=[.B775]&amp;[.C775]&amp;[.D775]" office:value-type="string" office:string-value="http://ontology.ontotext.com/publishing#hasVideohttp://www.w3.org/2000/01/rdf-schema#labelVideo" calcext:value-type="string">
            <text:p>http://ontology.ontotext.com/publishing#hasVideohttp://www.w3.org/2000/01/rdf-schema#labelVideo</text:p>
          </table:table-cell>
          <table:table-cell office:value-type="string" calcext:value-type="string">
            <text:p>http://ontology.ontotext.com/publishing#hasVideo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table:formula="of:=[.B776]&amp;[.C776]&amp;[.D776]" office:value-type="string" office:string-value="http://ontology.ontotext.com/publishing#hasDocumenthttp://www.w3.org/2000/01/rdf-schema#labelHas document" calcext:value-type="string">
            <text:p>http://ontology.ontotext.com/publishing#hasDocumenthttp://www.w3.org/2000/01/rdf-schema#labelHas document</text:p>
          </table:table-cell>
          <table:table-cell office:value-type="string" calcext:value-type="string">
            <text:p>http://ontology.ontotext.com/publishing#has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document</text:p>
          </table:table-cell>
          <table:table-cell/>
        </table:table-row>
        <table:table-row table:style-name="ro1">
          <table:table-cell table:formula="of:=[.B777]&amp;[.C777]&amp;[.D777]" office:value-type="string" office:string-value="http://ontology.ontotext.com/publishing#mostRepresentativeDocumenthttp://www.w3.org/2000/01/rdf-schema#labelMost representative document" calcext:value-type="string">
            <text:p>http://ontology.ontotext.com/publishing#mostRepresentativeDocumenthttp://www.w3.org/2000/01/rdf-schema#labelMost representative document</text:p>
          </table:table-cell>
          <table:table-cell office:value-type="string" calcext:value-type="string">
            <text:p>http://ontology.ontotext.com/publishing#mostRepresentativeDocume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st representative document</text:p>
          </table:table-cell>
          <table:table-cell/>
        </table:table-row>
        <table:table-row table:style-name="ro1">
          <table:table-cell table:formula="of:=[.B778]&amp;[.C778]&amp;[.D778]" office:value-type="string" office:string-value="http://ontology.ontotext.com/publishing#articlesCounthttp://www.w3.org/2000/01/rdf-schema#labelArticles count" calcext:value-type="string">
            <text:p>http://ontology.ontotext.com/publishing#articlesCounthttp://www.w3.org/2000/01/rdf-schema#labelArticles count</text:p>
          </table:table-cell>
          <table:table-cell office:value-type="string" calcext:value-type="string">
            <text:p>http://ontology.ontotext.com/publishing#articlesCou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rticles count</text:p>
          </table:table-cell>
          <table:table-cell/>
        </table:table-row>
        <table:table-row table:style-name="ro1">
          <table:table-cell table:formula="of:=[.B779]&amp;[.C779]&amp;[.D779]" office:value-type="string" office:string-value="http://ontology.ontotext.com/publishing#clusterStartDatehttp://www.w3.org/2000/01/rdf-schema#labelStart date of the cluster" calcext:value-type="string">
            <text:p>http://ontology.ontotext.com/publishing#clusterStartDatehttp://www.w3.org/2000/01/rdf-schema#labelStart date of the cluster</text:p>
          </table:table-cell>
          <table:table-cell office:value-type="string" calcext:value-type="string">
            <text:p>http://ontology.ontotext.com/publishing#clusterStart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tart date of the cluster</text:p>
          </table:table-cell>
          <table:table-cell/>
        </table:table-row>
        <table:table-row table:style-name="ro1">
          <table:table-cell table:formula="of:=[.B780]&amp;[.C780]&amp;[.D780]" office:value-type="string" office:string-value="http://ontology.ontotext.com/publishing#clusterEndDatehttp://www.w3.org/2000/01/rdf-schema#labelEnd date of the cluster" calcext:value-type="string">
            <text:p>http://ontology.ontotext.com/publishing#clusterEndDatehttp://www.w3.org/2000/01/rdf-schema#labelEnd date of the cluster</text:p>
          </table:table-cell>
          <table:table-cell office:value-type="string" calcext:value-type="string">
            <text:p>http://ontology.ontotext.com/publishing#clusterEndDa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nd date of the cluster</text:p>
          </table:table-cell>
          <table:table-cell/>
        </table:table-row>
        <table:table-row table:style-name="ro1">
          <table:table-cell table:formula="of:=[.B781]&amp;[.C781]&amp;[.D781]" office:value-type="string" office:string-value="http://ontology.ontotext.com/publishing#hasChannelhttp://www.w3.org/2000/01/rdf-schema#labelHas channel" calcext:value-type="string">
            <text:p>http://ontology.ontotext.com/publishing#hasChannelhttp://www.w3.org/2000/01/rdf-schema#labelHas channel</text:p>
          </table:table-cell>
          <table:table-cell office:value-type="string" calcext:value-type="string">
            <text:p>http://ontology.ontotext.com/publishing#hasChanne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channel</text:p>
          </table:table-cell>
          <table:table-cell/>
        </table:table-row>
        <table:table-row table:style-name="ro1">
          <table:table-cell table:formula="of:=[.B782]&amp;[.C782]&amp;[.D782]" office:value-type="string" office:string-value="http://ontology.ontotext.com/publishing#hasUserhttp://www.w3.org/2000/01/rdf-schema#labelHas user" calcext:value-type="string">
            <text:p>http://ontology.ontotext.com/publishing#hasUserhttp://www.w3.org/2000/01/rdf-schema#labelHas user</text:p>
          </table:table-cell>
          <table:table-cell office:value-type="string" calcext:value-type="string">
            <text:p>http://ontology.ontotext.com/publishing#hasUs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user</text:p>
          </table:table-cell>
          <table:table-cell/>
        </table:table-row>
        <table:table-row table:style-name="ro1">
          <table:table-cell table:formula="of:=[.B783]&amp;[.C783]&amp;[.D783]" office:value-type="string" office:string-value="http://ontology.ontotext.com/publishing#hasConstrainthttp://www.w3.org/2000/01/rdf-schema#labelHas constraint" calcext:value-type="string">
            <text:p>http://ontology.ontotext.com/publishing#hasConstrainthttp://www.w3.org/2000/01/rdf-schema#labelHas constraint</text:p>
          </table:table-cell>
          <table:table-cell office:value-type="string" calcext:value-type="string">
            <text:p>http://ontology.ontotext.com/publishing#hasConstrai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constraint</text:p>
          </table:table-cell>
          <table:table-cell/>
        </table:table-row>
        <table:table-row table:style-name="ro1">
          <table:table-cell table:formula="of:=[.B784]&amp;[.C784]&amp;[.D784]" office:value-type="string" office:string-value="http://ontology.ontotext.com/publishing#channelIndexhttp://www.w3.org/2000/01/rdf-schema#labelIndex" calcext:value-type="string">
            <text:p>http://ontology.ontotext.com/publishing#channelIndexhttp://www.w3.org/2000/01/rdf-schema#labelIndex</text:p>
          </table:table-cell>
          <table:table-cell office:value-type="string" calcext:value-type="string">
            <text:p>http://ontology.ontotext.com/publishing#channelIndex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formula="of:=[.B785]&amp;[.C785]&amp;[.D785]" office:value-type="string" office:string-value="http://ontology.ontotext.com/publishing#hasEntitySourcehttp://www.w3.org/2000/01/rdf-schema#labelHas entity source" calcext:value-type="string">
            <text:p>http://ontology.ontotext.com/publishing#hasEntitySourcehttp://www.w3.org/2000/01/rdf-schema#labelHas entity source</text:p>
          </table:table-cell>
          <table:table-cell office:value-type="string" calcext:value-type="string">
            <text:p>http://ontology.ontotext.com/publishing#hasEntitySour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Has entity source</text:p>
          </table:table-cell>
          <table:table-cell/>
        </table:table-row>
        <table:table-row table:style-name="ro1">
          <table:table-cell table:formula="of:=[.B786]&amp;[.C786]&amp;[.D786]" office:value-type="string" office:string-value="http://ontology.ontotext.com/taxonomy/Athletehttp://www.w3.org/2000/01/rdf-schema#labelAthlete" calcext:value-type="string">
            <text:p>http://ontology.ontotext.com/taxonomy/Athletehttp://www.w3.org/2000/01/rdf-schema#labelAthlete</text:p>
          </table:table-cell>
          <table:table-cell office:value-type="string" calcext:value-type="string">
            <text:p>http://ontology.ontotext.com/taxonomy/Athlet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thlete</text:p>
          </table:table-cell>
          <table:table-cell/>
        </table:table-row>
        <table:table-row table:style-name="ro1">
          <table:table-cell table:formula="of:=[.B787]&amp;[.C787]&amp;[.D787]" office:value-type="string" office:string-value="http://ontology.ontotext.com/taxonomy/Artisthttp://www.w3.org/2000/01/rdf-schema#labelArtist" calcext:value-type="string">
            <text:p>http://ontology.ontotext.com/taxonomy/Artisthttp://www.w3.org/2000/01/rdf-schema#labelArtist</text:p>
          </table:table-cell>
          <table:table-cell office:value-type="string" calcext:value-type="string">
            <text:p>http://ontology.ontotext.com/taxonomy/Art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rtist</text:p>
          </table:table-cell>
          <table:table-cell/>
        </table:table-row>
        <table:table-row table:style-name="ro1">
          <table:table-cell table:formula="of:=[.B788]&amp;[.C788]&amp;[.D788]" office:value-type="string" office:string-value="http://ontology.ontotext.com/taxonomy/Politicianhttp://www.w3.org/2000/01/rdf-schema#labelPolitician" calcext:value-type="string">
            <text:p>http://ontology.ontotext.com/taxonomy/Politicianhttp://www.w3.org/2000/01/rdf-schema#labelPolitician</text:p>
          </table:table-cell>
          <table:table-cell office:value-type="string" calcext:value-type="string">
            <text:p>http://ontology.ontotext.com/taxonomy/Politicia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litician</text:p>
          </table:table-cell>
          <table:table-cell/>
        </table:table-row>
        <table:table-row table:style-name="ro1">
          <table:table-cell table:formula="of:=[.B789]&amp;[.C789]&amp;[.D789]" office:value-type="string" office:string-value="http://ontology.ontotext.com/taxonomy/Monarchhttp://www.w3.org/2000/01/rdf-schema#labelMonarch" calcext:value-type="string">
            <text:p>http://ontology.ontotext.com/taxonomy/Monarchhttp://www.w3.org/2000/01/rdf-schema#labelMonarch</text:p>
          </table:table-cell>
          <table:table-cell office:value-type="string" calcext:value-type="string">
            <text:p>http://ontology.ontotext.com/taxonomy/Monarch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narch</text:p>
          </table:table-cell>
          <table:table-cell/>
        </table:table-row>
        <table:table-row table:style-name="ro1">
          <table:table-cell table:formula="of:=[.B790]&amp;[.C790]&amp;[.D790]" office:value-type="string" office:string-value="http://ontology.ontotext.com/taxonomy/Journalisthttp://www.w3.org/2000/01/rdf-schema#labelJournalist" calcext:value-type="string">
            <text:p>http://ontology.ontotext.com/taxonomy/Journalisthttp://www.w3.org/2000/01/rdf-schema#labelJournalist</text:p>
          </table:table-cell>
          <table:table-cell office:value-type="string" calcext:value-type="string">
            <text:p>http://ontology.ontotext.com/taxonomy/Journal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Journalist</text:p>
          </table:table-cell>
          <table:table-cell/>
        </table:table-row>
        <table:table-row table:style-name="ro1">
          <table:table-cell table:formula="of:=[.B791]&amp;[.C791]&amp;[.D791]" office:value-type="string" office:string-value="http://ontology.ontotext.com/taxonomy/Scientisthttp://www.w3.org/2000/01/rdf-schema#labelScientist" calcext:value-type="string">
            <text:p>http://ontology.ontotext.com/taxonomy/Scientisthttp://www.w3.org/2000/01/rdf-schema#labelScientist</text:p>
          </table:table-cell>
          <table:table-cell office:value-type="string" calcext:value-type="string">
            <text:p>http://ontology.ontotext.com/taxonomy/Scient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cientist</text:p>
          </table:table-cell>
          <table:table-cell/>
        </table:table-row>
        <table:table-row table:style-name="ro1">
          <table:table-cell table:formula="of:=[.B792]&amp;[.C792]&amp;[.D792]" office:value-type="string" office:string-value="http://ontology.ontotext.com/taxonomy/Clerichttp://www.w3.org/2000/01/rdf-schema#labelCleric" calcext:value-type="string">
            <text:p>http://ontology.ontotext.com/taxonomy/Clerichttp://www.w3.org/2000/01/rdf-schema#labelCleric</text:p>
          </table:table-cell>
          <table:table-cell office:value-type="string" calcext:value-type="string">
            <text:p>http://ontology.ontotext.com/taxonomy/Cleric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leric</text:p>
          </table:table-cell>
          <table:table-cell/>
        </table:table-row>
        <table:table-row table:style-name="ro1">
          <table:table-cell table:formula="of:=[.B793]&amp;[.C793]&amp;[.D793]" office:value-type="string" office:string-value="http://ontology.ontotext.com/taxonomy/Economisthttp://www.w3.org/2000/01/rdf-schema#labelEconomist" calcext:value-type="string">
            <text:p>http://ontology.ontotext.com/taxonomy/Economisthttp://www.w3.org/2000/01/rdf-schema#labelEconomist</text:p>
          </table:table-cell>
          <table:table-cell office:value-type="string" calcext:value-type="string">
            <text:p>http://ontology.ontotext.com/taxonomy/Economis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conomist</text:p>
          </table:table-cell>
          <table:table-cell/>
        </table:table-row>
        <table:table-row table:style-name="ro1">
          <table:table-cell table:formula="of:=[.B794]&amp;[.C794]&amp;[.D794]" office:value-type="string" office:string-value="http://ontology.ontotext.com/taxonomy/Companyhttp://www.w3.org/2000/01/rdf-schema#labelCompany" calcext:value-type="string">
            <text:p>http://ontology.ontotext.com/taxonomy/Companyhttp://www.w3.org/2000/01/rdf-schema#labelCompany</text:p>
          </table:table-cell>
          <table:table-cell office:value-type="string" calcext:value-type="string">
            <text:p>http://ontology.ontotext.com/taxonomy/Compan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table:formula="of:=[.B795]&amp;[.C795]&amp;[.D795]" office:value-type="string" office:string-value="http://ontology.ontotext.com/taxonomy/Bandhttp://www.w3.org/2000/01/rdf-schema#labelBand" calcext:value-type="string">
            <text:p>http://ontology.ontotext.com/taxonomy/Bandhttp://www.w3.org/2000/01/rdf-schema#labelBand</text:p>
          </table:table-cell>
          <table:table-cell office:value-type="string" calcext:value-type="string">
            <text:p>http://ontology.ontotext.com/taxonomy/Band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table:formula="of:=[.B796]&amp;[.C796]&amp;[.D796]" office:value-type="string" office:string-value="http://ontology.ontotext.com/taxonomy/EducationalInstitutionhttp://www.w3.org/2000/01/rdf-schema#labelEducational institution" calcext:value-type="string">
            <text:p>http://ontology.ontotext.com/taxonomy/EducationalInstitutionhttp://www.w3.org/2000/01/rdf-schema#labelEducational institution</text:p>
          </table:table-cell>
          <table:table-cell office:value-type="string" calcext:value-type="string">
            <text:p>http://ontology.ontotext.com/taxonomy/EducationalInstitu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Educational institution</text:p>
          </table:table-cell>
          <table:table-cell/>
        </table:table-row>
        <table:table-row table:style-name="ro1">
          <table:table-cell table:formula="of:=[.B797]&amp;[.C797]&amp;[.D797]" office:value-type="string" office:string-value="http://ontology.ontotext.com/taxonomy/SportsTeamhttp://www.w3.org/2000/01/rdf-schema#labelSports team" calcext:value-type="string">
            <text:p>http://ontology.ontotext.com/taxonomy/SportsTeamhttp://www.w3.org/2000/01/rdf-schema#labelSports team</text:p>
          </table:table-cell>
          <table:table-cell office:value-type="string" calcext:value-type="string">
            <text:p>http://ontology.ontotext.com/taxonomy/SportsTeam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s team</text:p>
          </table:table-cell>
          <table:table-cell/>
        </table:table-row>
        <table:table-row table:style-name="ro1">
          <table:table-cell table:formula="of:=[.B798]&amp;[.C798]&amp;[.D798]" office:value-type="string" office:string-value="http://ontology.ontotext.com/taxonomy/Broadcasterhttp://www.w3.org/2000/01/rdf-schema#labelBroadcaster" calcext:value-type="string">
            <text:p>http://ontology.ontotext.com/taxonomy/Broadcasterhttp://www.w3.org/2000/01/rdf-schema#labelBroadcaster</text:p>
          </table:table-cell>
          <table:table-cell office:value-type="string" calcext:value-type="string">
            <text:p>http://ontology.ontotext.com/taxonomy/Broadcas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roadcaster</text:p>
          </table:table-cell>
          <table:table-cell/>
        </table:table-row>
        <table:table-row table:style-name="ro1">
          <table:table-cell table:formula="of:=[.B799]&amp;[.C799]&amp;[.D799]" office:value-type="string" office:string-value="http://ontology.ontotext.com/taxonomy/MilitaryUnithttp://www.w3.org/2000/01/rdf-schema#labelMilitary unit" calcext:value-type="string">
            <text:p>http://ontology.ontotext.com/taxonomy/MilitaryUnithttp://www.w3.org/2000/01/rdf-schema#labelMilitary unit</text:p>
          </table:table-cell>
          <table:table-cell office:value-type="string" calcext:value-type="string">
            <text:p>http://ontology.ontotext.com/taxonomy/MilitaryUni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ilitary unit</text:p>
          </table:table-cell>
          <table:table-cell/>
        </table:table-row>
        <table:table-row table:style-name="ro1">
          <table:table-cell table:formula="of:=[.B800]&amp;[.C800]&amp;[.D800]" office:value-type="string" office:string-value="http://ontology.ontotext.com/taxonomy/PoliticalPartyhttp://www.w3.org/2000/01/rdf-schema#labelPolitical party" calcext:value-type="string">
            <text:p>http://ontology.ontotext.com/taxonomy/PoliticalPartyhttp://www.w3.org/2000/01/rdf-schema#labelPolitical party</text:p>
          </table:table-cell>
          <table:table-cell office:value-type="string" calcext:value-type="string">
            <text:p>http://ontology.ontotext.com/taxonomy/PoliticalPar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litical party</text:p>
          </table:table-cell>
          <table:table-cell/>
        </table:table-row>
        <table:table-row table:style-name="ro1">
          <table:table-cell table:formula="of:=[.B801]&amp;[.C801]&amp;[.D801]" office:value-type="string" office:string-value="http://ontology.ontotext.com/taxonomy/Non-ProfitOrganizationhttp://www.w3.org/2000/01/rdf-schema#labelNon-profit organization" calcext:value-type="string">
            <text:p>http://ontology.ontotext.com/taxonomy/Non-ProfitOrganizationhttp://www.w3.org/2000/01/rdf-schema#labelNon-profit organization</text:p>
          </table:table-cell>
          <table:table-cell office:value-type="string" calcext:value-type="string">
            <text:p>http://ontology.ontotext.com/taxonomy/Non-ProfitOrganiz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Non-profit organization</text:p>
          </table:table-cell>
          <table:table-cell/>
        </table:table-row>
        <table:table-row table:style-name="ro1">
          <table:table-cell table:formula="of:=[.B802]&amp;[.C802]&amp;[.D802]" office:value-type="string" office:string-value="http://ontology.ontotext.com/taxonomy/SportsLeaguehttp://www.w3.org/2000/01/rdf-schema#labelSports league" calcext:value-type="string">
            <text:p>http://ontology.ontotext.com/taxonomy/SportsLeaguehttp://www.w3.org/2000/01/rdf-schema#labelSports league</text:p>
          </table:table-cell>
          <table:table-cell office:value-type="string" calcext:value-type="string">
            <text:p>http://ontology.ontotext.com/taxonomy/SportsLeagu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s league</text:p>
          </table:table-cell>
          <table:table-cell/>
        </table:table-row>
        <table:table-row table:style-name="ro1">
          <table:table-cell table:formula="of:=[.B803]&amp;[.C803]&amp;[.D803]" office:value-type="string" office:string-value="http://ontology.ontotext.com/taxonomy/TradeUnionhttp://www.w3.org/2000/01/rdf-schema#labelTrade union" calcext:value-type="string">
            <text:p>http://ontology.ontotext.com/taxonomy/TradeUnionhttp://www.w3.org/2000/01/rdf-schema#labelTrade union</text:p>
          </table:table-cell>
          <table:table-cell office:value-type="string" calcext:value-type="string">
            <text:p>http://ontology.ontotext.com/taxonomy/TradeUn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Trade union</text:p>
          </table:table-cell>
          <table:table-cell/>
        </table:table-row>
        <table:table-row table:style-name="ro1">
          <table:table-cell table:formula="of:=[.B804]&amp;[.C804]&amp;[.D804]" office:value-type="string" office:string-value="http://ontology.ontotext.com/taxonomy/PopulatedPlacehttp://www.w3.org/2000/01/rdf-schema#labelPopulated place" calcext:value-type="string">
            <text:p>http://ontology.ontotext.com/taxonomy/PopulatedPlacehttp://www.w3.org/2000/01/rdf-schema#labelPopulated place</text:p>
          </table:table-cell>
          <table:table-cell office:value-type="string" calcext:value-type="string">
            <text:p>http://ontology.ontotext.com/taxonomy/PopulatedPlac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opulated place</text:p>
          </table:table-cell>
          <table:table-cell/>
        </table:table-row>
        <table:table-row table:style-name="ro1">
          <table:table-cell table:formula="of:=[.B805]&amp;[.C805]&amp;[.D805]" office:value-type="string" office:string-value="http://ontology.ontotext.com/taxonomy/Buildinghttp://www.w3.org/2000/01/rdf-schema#labelBuilding" calcext:value-type="string">
            <text:p>http://ontology.ontotext.com/taxonomy/Buildinghttp://www.w3.org/2000/01/rdf-schema#labelBuilding</text:p>
          </table:table-cell>
          <table:table-cell office:value-type="string" calcext:value-type="string">
            <text:p>http://ontology.ontotext.com/taxonomy/Building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uilding</text:p>
          </table:table-cell>
          <table:table-cell/>
        </table:table-row>
        <table:table-row table:style-name="ro1">
          <table:table-cell table:formula="of:=[.B806]&amp;[.C806]&amp;[.D806]" office:value-type="string" office:string-value="http://ontology.ontotext.com/taxonomy/BodyOfWaterhttp://www.w3.org/2000/01/rdf-schema#labelBody of water" calcext:value-type="string">
            <text:p>http://ontology.ontotext.com/taxonomy/BodyOfWaterhttp://www.w3.org/2000/01/rdf-schema#labelBody of water</text:p>
          </table:table-cell>
          <table:table-cell office:value-type="string" calcext:value-type="string">
            <text:p>http://ontology.ontotext.com/taxonomy/BodyOfWater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Body of water</text:p>
          </table:table-cell>
          <table:table-cell/>
        </table:table-row>
        <table:table-row table:style-name="ro1">
          <table:table-cell table:formula="of:=[.B807]&amp;[.C807]&amp;[.D807]" office:value-type="string" office:string-value="http://ontology.ontotext.com/taxonomy/SportFacilityhttp://www.w3.org/2000/01/rdf-schema#labelSport facility" calcext:value-type="string">
            <text:p>http://ontology.ontotext.com/taxonomy/SportFacilityhttp://www.w3.org/2000/01/rdf-schema#labelSport facility</text:p>
          </table:table-cell>
          <table:table-cell office:value-type="string" calcext:value-type="string">
            <text:p>http://ontology.ontotext.com/taxonomy/SportFacility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port facility</text:p>
          </table:table-cell>
          <table:table-cell/>
        </table:table-row>
        <table:table-row table:style-name="ro1">
          <table:table-cell table:formula="of:=[.B808]&amp;[.C808]&amp;[.D808]" office:value-type="string" office:string-value="http://ontology.ontotext.com/taxonomy/Infrastructurehttp://www.w3.org/2000/01/rdf-schema#labelInfrastructure" calcext:value-type="string">
            <text:p>http://ontology.ontotext.com/taxonomy/Infrastructurehttp://www.w3.org/2000/01/rdf-schema#labelInfrastructure</text:p>
          </table:table-cell>
          <table:table-cell office:value-type="string" calcext:value-type="string">
            <text:p>http://ontology.ontotext.com/taxonomy/Infrastructu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Infrastructure</text:p>
          </table:table-cell>
          <table:table-cell/>
        </table:table-row>
        <table:table-row table:style-name="ro1">
          <table:table-cell table:formula="of:=[.B809]&amp;[.C809]&amp;[.D809]" office:value-type="string" office:string-value="http://ontology.ontotext.com/taxonomy/Mountainhttp://www.w3.org/2000/01/rdf-schema#labelMountain" calcext:value-type="string">
            <text:p>http://ontology.ontotext.com/taxonomy/Mountainhttp://www.w3.org/2000/01/rdf-schema#labelMountain</text:p>
          </table:table-cell>
          <table:table-cell office:value-type="string" calcext:value-type="string">
            <text:p>http://ontology.ontotext.com/taxonomy/Mountai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table:formula="of:=[.B810]&amp;[.C810]&amp;[.D810]" office:value-type="string" office:string-value="http://ontology.ontotext.com/taxonomy/Workhttp://www.w3.org/2000/01/rdf-schema#labelWork" calcext:value-type="string">
            <text:p>http://ontology.ontotext.com/taxonomy/Workhttp://www.w3.org/2000/01/rdf-schema#labelWork</text:p>
          </table:table-cell>
          <table:table-cell office:value-type="string" calcext:value-type="string">
            <text:p>http://ontology.ontotext.com/taxonomy/Work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Work</text:p>
          </table:table-cell>
          <table:table-cell/>
        </table:table-row>
        <table:table-row table:style-name="ro1">
          <table:table-cell table:formula="of:=[.B811]&amp;[.C811]&amp;[.D811]" office:value-type="string" office:string-value="http://ontology.ontotext.com/taxonomy/MeanOfTransportationhttp://www.w3.org/2000/01/rdf-schema#labelMean of transportation" calcext:value-type="string">
            <text:p>http://ontology.ontotext.com/taxonomy/MeanOfTransportationhttp://www.w3.org/2000/01/rdf-schema#labelMean of transportation</text:p>
          </table:table-cell>
          <table:table-cell office:value-type="string" calcext:value-type="string">
            <text:p>http://ontology.ontotext.com/taxonomy/MeanOfTransportation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Mean of transportation</text:p>
          </table:table-cell>
          <table:table-cell/>
        </table:table-row>
        <table:table-row table:style-name="ro1">
          <table:table-cell table:formula="of:=[.B812]&amp;[.C812]&amp;[.D812]" office:value-type="string" office:string-value="http://ontology.ontotext.com/taxonomy/Softwarehttp://www.w3.org/2000/01/rdf-schema#labelSoftware" calcext:value-type="string">
            <text:p>http://ontology.ontotext.com/taxonomy/Softwarehttp://www.w3.org/2000/01/rdf-schema#labelSoftware</text:p>
          </table:table-cell>
          <table:table-cell office:value-type="string" calcext:value-type="string">
            <text:p>http://ontology.ontotext.com/taxonomy/Software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table:formula="of:=[.B813]&amp;[.C813]&amp;[.D813]" office:value-type="string" office:string-value="http://ontology.ontotext.com/taxonomy/Planthttp://www.w3.org/2000/01/rdf-schema#labelPlant" calcext:value-type="string">
            <text:p>http://ontology.ontotext.com/taxonomy/Planthttp://www.w3.org/2000/01/rdf-schema#labelPlant</text:p>
          </table:table-cell>
          <table:table-cell office:value-type="string" calcext:value-type="string">
            <text:p>http://ontology.ontotext.com/taxonomy/Plant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Plant</text:p>
          </table:table-cell>
          <table:table-cell/>
        </table:table-row>
        <table:table-row table:style-name="ro1">
          <table:table-cell table:formula="of:=[.B814]&amp;[.C814]&amp;[.D814]" office:value-type="string" office:string-value="http://ontology.ontotext.com/taxonomy/Animalhttp://www.w3.org/2000/01/rdf-schema#labelAnimal" calcext:value-type="string">
            <text:p>http://ontology.ontotext.com/taxonomy/Animalhttp://www.w3.org/2000/01/rdf-schema#labelAnimal</text:p>
          </table:table-cell>
          <table:table-cell office:value-type="string" calcext:value-type="string">
            <text:p>http://ontology.ontotext.com/taxonomy/Animal</text:p>
          </table:table-cell>
          <table:table-cell office:value-type="string" calcext:value-type="string">
            <text:p>http://www.w3.org/2000/01/rdf-schema#label</text:p>
          </table:table-cell>
          <table:table-cell office:value-type="string" calcext:value-type="string">
            <text:p>Animal</text:p>
          </table:table-cell>
          <table:table-cell/>
        </table:table-row>
        <table:table-row table:style-name="ro1">
          <table:table-cell table:formula="of:=[.B815]&amp;[.C815]&amp;[.D815]" office:value-type="string" office:string-value="http://ontology.ontotext.com/taxonomy/http://purl.org/dc/elements/1.1/titleOntotext Publishing Taxonomy" calcext:value-type="string">
            <text:p>http://ontology.ontotext.com/taxonomy/http://purl.org/dc/elements/1.1/titleOntotext Publishing Taxonom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Ontotext Publishing Taxonomy</text:p>
          </table:table-cell>
          <table:table-cell/>
        </table:table-row>
        <table:table-row table:style-name="ro1">
          <table:table-cell table:formula="of:=[.B816]&amp;[.C816]&amp;[.D816]" office:value-type="string" office:string-value="http://ontology.ontotext.com/publishinghttp://purl.org/dc/elements/1.1/titleDynamic Semantic Publishing" calcext:value-type="string">
            <text:p>http://ontology.ontotext.com/publishinghttp://purl.org/dc/elements/1.1/titleDynamic Semantic Publishing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title</text:p>
          </table:table-cell>
          <table:table-cell office:value-type="string" calcext:value-type="string">
            <text:p>Dynamic Semantic Publishing</text:p>
          </table:table-cell>
          <table:table-cell/>
        </table:table-row>
        <table:table-row table:style-name="ro1">
          <table:table-cell table:formula="of:=[.B817]&amp;[.C817]&amp;[.D817]" office:value-type="string" office:string-value="http://ontology.ontotext.com/taxonomy/http://purl.org/dc/elements/1.1/subjectOntotext Publishing Taxonomy" calcext:value-type="string">
            <text:p>http://ontology.ontotext.com/taxonomy/http://purl.org/dc/elements/1.1/subjectOntotext Publishing Taxonomy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Ontotext Publishing Taxonomy</text:p>
          </table:table-cell>
          <table:table-cell/>
        </table:table-row>
        <table:table-row table:style-name="ro1">
          <table:table-cell table:formula="of:=[.B818]&amp;[.C818]&amp;[.D818]" office:value-type="string" office:string-value="http://ontology.ontotext.com/publishinghttp://purl.org/dc/elements/1.1/subjectSemantic authoring and publishing" calcext:value-type="string">
            <text:p>http://ontology.ontotext.com/publishinghttp://purl.org/dc/elements/1.1/subjectSemantic authoring and publishing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subject</text:p>
          </table:table-cell>
          <table:table-cell office:value-type="string" calcext:value-type="string">
            <text:p>Semantic authoring and publishing</text:p>
          </table:table-cell>
          <table:table-cell/>
        </table:table-row>
        <table:table-row table:style-name="ro1">
          <table:table-cell table:formula="of:=[.B819]&amp;[.C819]&amp;[.D819]" office:value-type="string" office:string-value="http://ontology.ontotext.com/taxonomy/http://purl.org/dc/elements/1.1/creatorOntotext" calcext:value-type="string">
            <text:p>http://ontology.ontotext.com/taxonomy/http://purl.org/dc/elements/1.1/creatorOntotext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Ontotext</text:p>
          </table:table-cell>
          <table:table-cell/>
        </table:table-row>
        <table:table-row table:style-name="ro1">
          <table:table-cell table:formula="of:=[.B820]&amp;[.C820]&amp;[.D820]" office:value-type="string" office:string-value="http://ontology.ontotext.com/publishinghttp://purl.org/dc/elements/1.1/creatorOntotext (Anton Atanassov)" calcext:value-type="string">
            <text:p>http://ontology.ontotext.com/publishinghttp://purl.org/dc/elements/1.1/creatorOntotext (Anton Atanassov)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creator</text:p>
          </table:table-cell>
          <table:table-cell office:value-type="string" calcext:value-type="string">
            <text:p>Ontotext (Anton Atanassov)</text:p>
          </table:table-cell>
          <table:table-cell/>
        </table:table-row>
        <table:table-row table:style-name="ro1">
          <table:table-cell table:formula="of:=[.B821]&amp;[.C821]&amp;[.D821]" office:value-type="string" office:string-value="http://ontology.ontotext.com/taxonomy/http://purl.org/dc/elements/1.1/rights" calcext:value-type="string">
            <text:p>http://ontology.ontotext.com/taxonomy/http://purl.org/dc/elements/1.1/rights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purl.org/dc/elements/1.1/rights</text:p>
          </table:table-cell>
          <table:table-cell table:number-columns-repeated="2"/>
        </table:table-row>
        <table:table-row table:style-name="ro1">
          <table:table-cell table:formula="of:=[.B822]&amp;[.C822]&amp;[.D822]" office:value-type="string" office:string-value="http://ontology.ontotext.com/publishinghttp://purl.org/dc/elements/1.1/rights" calcext:value-type="string">
            <text:p>http://ontology.ontotext.com/publishinghttp://purl.org/dc/elements/1.1/rights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purl.org/dc/elements/1.1/rights</text:p>
          </table:table-cell>
          <table:table-cell table:number-columns-repeated="2"/>
        </table:table-row>
        <table:table-row table:style-name="ro1">
          <table:table-cell table:formula="of:=[.B823]&amp;[.C823]&amp;[.D823]" office:value-type="string" office:string-value="http://ontology.ontotext.com/taxonomy/http://www.w3.org/2002/07/owl#versionInfo2.0" calcext:value-type="string">
            <text:p>http://ontology.ontotext.com/taxonomy/http://www.w3.org/2002/07/owl#versionInfo2.0</text:p>
          </table:table-cell>
          <table:table-cell office:value-type="string" calcext:value-type="string">
            <text:p>http://ontology.ontotext.com/taxonomy/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2.0</text:p>
          </table:table-cell>
          <table:table-cell/>
        </table:table-row>
        <table:table-row table:style-name="ro1">
          <table:table-cell table:formula="of:=[.B824]&amp;[.C824]&amp;[.D824]" office:value-type="string" office:string-value="http://ontology.ontotext.com/publishinghttp://www.w3.org/2002/07/owl#versionInfo0.3" calcext:value-type="string">
            <text:p>http://ontology.ontotext.com/publishinghttp://www.w3.org/2002/07/owl#versionInfo0.3</text:p>
          </table:table-cell>
          <table:table-cell office:value-type="string" calcext:value-type="string">
            <text:p>http://ontology.ontotext.com/publishing</text:p>
          </table:table-cell>
          <table:table-cell office:value-type="string" calcext:value-type="string">
            <text:p>http://www.w3.org/2002/07/owl#versionInfo</text:p>
          </table:table-cell>
          <table:table-cell office:value-type="string" calcext:value-type="string">
            <text:p>0.3</text:p>
          </table:table-cell>
          <table:table-cell/>
        </table:table-row>
      </table:table>
      <table:table table:name="Queries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REFIX citing: &lt;http://ontology.ontotext.com/citing/&gt; </text:p>
          </table:table-cell>
          <table:table-cell/>
        </table:table-row>
        <table:table-row table:style-name="ro1">
          <table:table-cell office:value-type="string" calcext:value-type="string">
            <text:p>PREFIX rdf: &lt;http://www.w3.org/1999/02/22-rdf-syntax-ns#&g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* where {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s ?p ?o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} </text:p>
          </table:table-cell>
          <table:table-cell/>
        </table:table-row>
      </table:table>
      <table:named-expressions/>
      <table:database-ranges>
        <table:database-range table:name="__Anonymous_Sheet_DB__0" table:target-range-address="ontology_after_versioning.A1:ontology_after_versioning.E836" table:display-filter-buttons="true" table:contains-header="false">
          <table:filter>
            <table:filter-and>
              <table:filter-condition table:field-number="4" table:value="#NV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30T23:17:11.246055239</dc:date>
    <meta:editing-duration>PT7M44S</meta:editing-duration>
    <meta:editing-cycles>3</meta:editing-cycles>
    <meta:generator>LibreOffice/6.4.7.2$Linux_X86_64 LibreOffice_project/40$Build-2</meta:generator>
    <meta:document-statistic meta:table-count="3" meta:cell-count="7238" meta:object-count="0"/>
  </office:meta>
</office:document-meta>
</file>